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style:letter-kerning="true" style:font-name-asian="Lohit Devanagari" style:font-size-asian="12pt" style:language-asian="hi" style:country-asian="IN" style:font-name-complex="Liberation Serif1" style:font-size-complex="12pt" style:language-complex="en" style:country-complex="GB"/>
    </style:style>
    <style:style style:name="P2" style:family="paragraph" style:parent-style-name="Standard" style:master-page-name="Standard">
      <style:paragraph-properties style:page-number="auto"/>
      <style:text-properties fo:color="#000000" style:font-name="Liberation Serif" fo:font-size="12pt" style:letter-kerning="true" style:font-name-asian="Lohit Devanagari" style:font-size-asian="12pt" style:language-asian="hi" style:country-asian="IN" style:font-name-complex="Liberation Serif1" style:font-size-complex="12pt" style:language-complex="en" style:country-complex="GB"/>
    </style:style>
    <style:style style:name="T1" style:family="text">
      <style:text-properties fo:color="#000000" style:font-name="Liberation Serif" fo:font-size="12pt" style:letter-kerning="true" style:font-name-asian="Lohit Devanagari" style:font-size-asian="12pt" style:language-asian="hi" style:country-asian="IN" style:font-name-complex="Liberation Serif1" style:font-size-complex="12pt" style:language-complex="en" style:country-complex="GB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><text:span text:style-name="T1"><text:s/>vṛṣasārasaṃgrahaḥ </text:span></text:p>
      <text:p text:style-name="Standard"><text:span text:style-name="T1">*** 1 ***</text:span></text:p>
      <text:p text:style-name="Standard"><text:span text:style-name="T1"><text:s/>prathamo 'dhyāyaḥ </text:span></text:p>
      <text:p text:style-name="P1"/>
      <text:p text:style-name="Standard"><text:span text:style-name="T1">anādimadhyāntam anantapāraṃ <text:s text:c="7"/></text:span><text:span text:style-name="T1"><text:note text:id="ftn1" text:note-class="footnote"><text:note-citation>1</text:note-citation><text:note-body><text:p text:style-name="Footnote">) 1a <text:span text:style-name="T2">°ntam ananta°] </text:span><text:s text:c="2"/>CaCb&lt;corr&gt;pc&lt;/corr&gt;CcNaNbNcEd; °ntam anta° Cb&lt;corr&gt;ac&lt;/corr&gt; â€¢ <text:s text:c="16"/><text:span text:style-name="T2">°pāraṃ] </text:span><text:s text:c="2"/>CNcEd; °pāragaṃ NaNb</text:p></text:note-body></text:note></text:span></text:p>
      <text:p text:style-name="Standard"><text:span text:style-name="T1"><text:s text:c="2"/></text:span></text:p>
      <text:p text:style-name="Standard"><text:span text:style-name="T1">susūkṣmam avyaktajagatsusāram| <text:s text:c="7"/></text:span><text:span text:style-name="T1"><text:note text:id="ftn2" text:note-class="footnote"><text:note-citation>2</text:note-citation><text:note-body><text:p text:style-name="Footnote">) 1b <text:span text:style-name="T2">susūkṣmam] </text:span><text:s text:c="2"/>CaCbNaNbNcEd; śusukṣmam Cc â€¢ <text:s text:c="15"/><text:span text:style-name="T2">°jagatsusāraṃ] </text:span><text:s text:c="2"/>CaCbNaNcEd; °jagaśusāraṃ Cc, °jagatsurāsuraṃ Nb</text:p></text:note-body></text:note></text:span></text:p>
      <text:p text:style-name="Standard"><text:span text:style-name="T1">harīndrabrahmādibhir āsamagraṃ</text:span></text:p>
      <text:p text:style-name="Standard"><text:span text:style-name="T1"><text:s text:c="3"/></text:span></text:p>
      <text:p text:style-name="Standard"><text:span text:style-name="T1">praṇamya vakṣye vṛṣasārasaṃgraham||1-1||</text:span></text:p>
      <text:p text:style-name="Standard"><text:span text:style-name="T1"><text:s text:c="8"/></text:span><text:span text:style-name="T1"><text:note text:id="ftn3" text:note-class="footnote"><text:note-citation>3</text:note-citation><text:note-body><text:p text:style-name="Footnote">1ÅTestimonia for this chapter: ff.193v--195v, ff.201v--203v, ff.267r--270r, <text:s text:c="15"/>ff.1v--3v, ff.--, ff.209v--211v; <text:s text:c="15"/>= + + $</text:p></text:note-body></text:note></text:span></text:p>
      <text:p text:style-name="Standard"><text:span text:style-name="T1">śatasāhasrikaṃ granthaṃ sahasrādhyāyam uttamam| <text:s text:c="7"/></text:span><text:span text:style-name="T1"><text:note text:id="ftn4" text:note-class="footnote"><text:note-citation>4</text:note-citation><text:note-body><text:p text:style-name="Footnote">) 2b <text:span text:style-name="T2">sahasrādhyāyam u°] </text:span><text:s text:c="2"/>CaCbNaNbNc; sahaśradhyāyam u° Cc, <text:s text:c="55"/>sahasrādhyāyar u° Ed</text:p></text:note-body></text:note></text:span></text:p>
      <text:p text:style-name="Standard"><text:span text:style-name="T1">parva cāsya śataṃ pūrṇaṃ śrutvā bhāratasaṃhitām||1-2|| <text:s text:c="7"/></text:span><text:span text:style-name="T1"><text:note text:id="ftn5" text:note-class="footnote"><text:note-citation>5</text:note-citation><text:note-body><text:p text:style-name="Footnote">) 2c <text:span text:style-name="T2">parva cāsya] </text:span><text:s text:c="2"/>CaNaNbNc; parvañ cāsya Cb, <text:s text:c="47"/>parvvam asya Cc, pūrvam asya Ed â€¢ <text:s text:c="16"/><text:span text:style-name="T2">śataṃ pūrṇaṃ] </text:span><text:s text:c="2"/>CaCbNaNbNcEd; ta Cc</text:p></text:note-body></text:note></text:span><text:span text:style-name="T1"><text:s text:c="8"/></text:span><text:span text:style-name="T1"><text:note text:id="ftn6" text:note-class="footnote"><text:note-citation>6</text:note-citation><text:note-body><text:p text:style-name="Footnote">) 2d <text:span text:style-name="T2">śrutvā] </text:span><text:s text:c="2"/>CaCcNaNbNcEd; śraddhā Cb â€¢ <text:s text:c="16"/><text:span text:style-name="T2">bhāratasaṃhitām] </text:span><text:s text:c="2"/>CaCbNaNbNc; bhārasaṃhitā Cc, nārādasaṃhitām Ed</text:p></text:note-body></text:note></text:span><text:span text:style-name="T1"><text:s text:c="8"/></text:span><text:span text:style-name="T1"><text:note text:id="ftn7" text:note-class="footnote"><text:note-citation>7</text:note-citation><text:note-body><text:p text:style-name="Footnote">2c Å cf. MBh 1.2.70ab: $ etat parvaÅ›ataá¹ƒ pÅ«rá¹‡aá¹ƒ vyÄsenoktaá¹ƒ mahÄtmanÄ</text:p></text:note-body></text:note></text:span></text:p>
      <text:p text:style-name="Standard"><text:span text:style-name="T1">atṛptaḥ puna papraccha vaiśaṃpāyanam eva hi| <text:s text:c="7"/></text:span><text:span text:style-name="T1"><text:note text:id="ftn8" text:note-class="footnote"><text:note-citation>8</text:note-citation><text:note-body><text:p text:style-name="Footnote">) 3a <text:span text:style-name="T2">atṛptaḥ puna papraccha] </text:span><text:s text:c="2"/><text:span text:style-name="T3">eme. </text:span>&lt;/i&gt;; <text:s text:c="15"/>aâ‰€tṛâ‰€****praccha Ca, <text:s text:c="16"/>atṛptaḥ punaḥ papraccha CbNaNbNc, <text:s text:c="15"/>atṛptaḥ punar apracche Cc, <text:s text:c="15"/>atṛptā punaḥ papraccha Ed</text:p></text:note-body></text:note></text:span><text:span text:style-name="T1"><text:s text:c="9"/></text:span><text:span text:style-name="T1"><text:note text:id="ftn9" text:note-class="footnote"><text:note-citation>9</text:note-citation><text:note-body><text:p text:style-name="Footnote">) 3b <text:span text:style-name="T2">vaiśampāyana°] </text:span><text:s text:c="2"/>CaCbNaNbNcEd; vesampāyana° Cc</text:p></text:note-body></text:note></text:span></text:p>
      <text:p text:style-name="Standard"><text:span text:style-name="T1">janamejaya yat pūrvaṃ tac chṛṇu tvam atandritaḥ||1-3|| <text:s text:c="7"/></text:span><text:span text:style-name="T1"><text:note text:id="ftn10" text:note-class="footnote"><text:note-citation>10</text:note-citation><text:note-body><text:p text:style-name="Footnote">) 3c <text:span text:style-name="T2">janamejaya yat] </text:span><text:s text:c="2"/><text:span text:style-name="T3">eme. </text:span>&lt;/i&gt;; <text:s text:c="17"/>janamejayena yat Ca&lt;corr&gt;pc&lt;/corr&gt;CbNaNbNcEd, <text:s text:c="17"/>janamejaye yat Ca&lt;corr&gt;ac&lt;/corr&gt;, <text:s text:c="17"/>janmejayena yam Cc â€¢ <text:s text:c="16"/><text:span text:style-name="T2">pūrvaṃ] </text:span><text:s text:c="2"/>CNcEd; pūrva Na, pūrâ‰€vaâ‰€ Nb</text:p></text:note-body></text:note></text:span><text:span text:style-name="T1"><text:s text:c="10"/></text:span><text:span text:style-name="T1"><text:note text:id="ftn11" text:note-class="footnote"><text:note-citation>11</text:note-citation><text:note-body><text:p text:style-name="Footnote">) 3d <text:span text:style-name="T2">tac chṛṇu] </text:span><text:s text:c="2"/>CaCbNaNcEd; tac chṛṇa Cc, Ã—Ã—Ã— Nb â€¢ <text:s text:c="18"/><text:span text:style-name="T2">°tandritaḥ] </text:span><text:s text:c="2"/>Cc; °tandritam CaCbNcEd, °tandriâ‰€tamâ‰€ Na, Ã—Ã—Ã— Nb</text:p></text:note-body></text:note></text:span></text:p>
      <text:p text:style-name="Standard"><text:span text:style-name="T1">janamejaya uvāca| <text:s text:c="8"/></text:span><text:span text:style-name="T1"><text:note text:id="ftn12" text:note-class="footnote"><text:note-citation>12</text:note-citation><text:note-body><text:p text:style-name="Footnote">) 4 <text:span text:style-name="T2">janamejaya] </text:span><text:s text:c="2"/>CaCbNaNbNcEd; janmejaya Cc</text:p></text:note-body></text:note></text:span></text:p>
      <text:p text:style-name="Standard"><text:span text:style-name="T1">bhagavan sarvadharmajña sarvaśāstraviśārada| <text:s text:c="6"/></text:span><text:span text:style-name="T1"><text:note text:id="ftn13" text:note-class="footnote"><text:note-citation>13</text:note-citation><text:note-body><text:p text:style-name="Footnote">) 4a <text:span text:style-name="T2">bhagavan sa°] </text:span><text:s text:c="2"/>CaCbNaNbNcEd; bhacāvaṃ sa° Cc â€¢ <text:s text:c="15"/><text:span text:style-name="T2">°dharma°] </text:span><text:s text:c="2"/>CNbNcEd; <text:span text:style-name="T3">omitted in </text:span>Na</text:p></text:note-body></text:note></text:span><text:span text:style-name="T1"><text:s text:c="7"/></text:span><text:span text:style-name="T1"><text:note text:id="ftn14" text:note-class="footnote"><text:note-citation>14</text:note-citation><text:note-body><text:p text:style-name="Footnote">) 4b <text:span text:style-name="T2">°viśārada] </text:span><text:s text:c="2"/>CaNbNc; °visāradaḥ CbCcNaEd</text:p></text:note-body></text:note></text:span></text:p>
      <text:p text:style-name="Standard"><text:span text:style-name="T1">asti dharmaṃ paraṃ guhyaṃ saṃsārārṇavatāraṇam||1-4|| <text:s text:c="7"/></text:span><text:span text:style-name="T1"><text:note text:id="ftn15" text:note-class="footnote"><text:note-citation>15</text:note-citation><text:note-body><text:p text:style-name="Footnote">) 4b <text:span text:style-name="T2">dharmaṃ] </text:span><text:s text:c="2"/>CaNaNbNcEd; dharmaḥ Cb, dharma Cc â€¢ <text:s text:c="16"/><text:span text:style-name="T2">paraṃ guhyaṃ] </text:span><text:s text:c="2"/>CaNbEd; paro guhya Cb, paraṃ guhya CcNa, paraguhyaṃ Nc</text:p></text:note-body></text:note></text:span></text:p>
      <text:p text:style-name="Standard"><text:span text:style-name="T1">dvaipāyanamukhodgīrṇaṃ dharmaṃ yat tad dvijottama| <text:s text:c="7"/></text:span><text:span text:style-name="T1"><text:note text:id="ftn16" text:note-class="footnote"><text:note-citation>16</text:note-citation><text:note-body><text:p text:style-name="Footnote">) 5a <text:span text:style-name="T2">dvaipāyana°] </text:span><text:s text:c="2"/>CaCbNaNbNcEd; dvepāyana° Cc â€¢ <text:s text:c="16"/><text:span text:style-name="T2">°mukhodgīrṇaṃ] </text:span><text:s text:c="2"/>CaCbNaNbNc; °mukhodgīrṇa Cc, mukhād gīrṇaṃ Ed</text:p></text:note-body></text:note></text:span><text:span text:style-name="T1"><text:s text:c="9"/></text:span><text:span text:style-name="T1"><text:note text:id="ftn17" text:note-class="footnote"><text:note-citation>17</text:note-citation><text:note-body><text:p text:style-name="Footnote">) 5b <text:span text:style-name="T2">dharmaṃ yat tad dvi°] </text:span><text:s text:c="2"/>Cb; dharmaṃ vā yad dvi° CaNaNbNcEd, <text:s text:c="64"/>dharmavat ya dvi° Cc â€¢ <text:s text:c="18"/><text:span text:style-name="T2">°ttama] </text:span><text:s text:c="2"/>CaCbNaNbNcEd; °ttamaḥ Cc</text:p></text:note-body></text:note></text:span><text:span text:style-name="T1"><text:s text:c="2"/></text:span></text:p>
      <text:p text:style-name="Standard"><text:soft-page-break/><text:span text:style-name="T1">kathayasva hi me tṛptiṃ kuru yatnāt tapodhana ||1-5|| <text:s text:c="7"/></text:span><text:span text:style-name="T1"><text:note text:id="ftn18" text:note-class="footnote"><text:note-citation>18</text:note-citation><text:note-body><text:p text:style-name="Footnote">) 5d <text:span text:style-name="T2">yatnāt tapodhana] </text:span><text:s text:c="2"/>CbNaNbNcEd; yannāt ta**na Ca, <text:s text:c="55"/>yatnā tapodhanaḥ Cc</text:p></text:note-body></text:note></text:span></text:p>
      <text:p text:style-name="Standard"><text:span text:style-name="T1">vaiśampāyana uvāca| </text:span></text:p>
      <text:p text:style-name="Standard"><text:span text:style-name="T1">śṛṇu rājann avahito dharmākhyānam anuttamam| <text:s text:c="7"/></text:span><text:span text:style-name="T1"><text:note text:id="ftn19" text:note-class="footnote"><text:note-citation>19</text:note-citation><text:note-body><text:p text:style-name="Footnote">) 6b <text:span text:style-name="T2">°khyānam anuttamam] </text:span><text:s text:c="2"/>CaNaNbNcEd; °khyānam uttamam Cb, <text:s text:c="46"/>°khyānam utamam Cc</text:p></text:note-body></text:note></text:span></text:p>
      <text:p text:style-name="Standard"><text:span text:style-name="T1">vyāsānugrahasamprāptaṃ guhyadharmaṃ śṛṇotu me||1-6|| <text:s text:c="7"/></text:span><text:span text:style-name="T1"><text:note text:id="ftn20" text:note-class="footnote"><text:note-citation>20</text:note-citation><text:note-body><text:p text:style-name="Footnote">) 6c <text:span text:style-name="T2">°prāptaṃ] </text:span><text:s text:c="2"/>CaCbNaNbNcEd; °prāpta Cc</text:p></text:note-body></text:note></text:span><text:span text:style-name="T1"><text:s text:c="8"/></text:span><text:span text:style-name="T1"><text:note text:id="ftn21" text:note-class="footnote"><text:note-citation>21</text:note-citation><text:note-body><text:p text:style-name="Footnote">) 6d <text:span text:style-name="T2">°dharmaṃ] </text:span><text:s text:c="2"/>CaCbNaNbNcEd; °rmaṃ Cc â€¢ <text:s text:c="16"/><text:span text:style-name="T2">me] </text:span><text:s text:c="2"/>CaCcNaNbNcEd; mai Cb</text:p></text:note-body></text:note></text:span></text:p>
      <text:p text:style-name="Standard"><text:span text:style-name="T1">anarthayajñakartāraṃ tapovrataparāyaṇam| <text:s text:c="7"/></text:span><text:span text:style-name="T1"><text:note text:id="ftn22" text:note-class="footnote"><text:note-citation>22</text:note-citation><text:note-body><text:p text:style-name="Footnote">) 7a <text:span text:style-name="T2">°kartāraṃ] </text:span><text:s text:c="2"/>CNaNcEd; °karttantaṃ Nb</text:p></text:note-body></text:note></text:span><text:span text:style-name="T1"><text:s text:c="8"/></text:span><text:span text:style-name="T1"><text:note text:id="ftn23" text:note-class="footnote"><text:note-citation>23</text:note-citation><text:note-body><text:p text:style-name="Footnote">) 7b <text:span text:style-name="T2">°yaṇam] </text:span><text:s text:c="2"/>CaCbNbNcEd; °yana Cc, °yaṇaḥ Na</text:p></text:note-body></text:note></text:span></text:p>
      <text:p text:style-name="Standard"><text:span text:style-name="T1">śīlaśaucasamācāraṃ sarvabhūtadayāparam||1-7|| <text:s text:c="7"/></text:span><text:span text:style-name="T1"><text:note text:id="ftn24" text:note-class="footnote"><text:note-citation>24</text:note-citation><text:note-body><text:p text:style-name="Footnote">) 7d <text:span text:style-name="T2">°param] </text:span><text:s text:c="2"/>CaCbNaNcEd; °nvitam Cc, °â‰€paâ‰€raṃ Nb</text:p></text:note-body></text:note></text:span></text:p>
      <text:p text:style-name="Standard"><text:span text:style-name="T1">jijñāsanārthaṃ praśnaikaṃ viṣṇunā prabhaviṣṇunā| <text:s text:c="7"/></text:span><text:span text:style-name="T1"><text:note text:id="ftn25" text:note-class="footnote"><text:note-citation>25</text:note-citation><text:note-body><text:p text:style-name="Footnote">) 8a <text:span text:style-name="T2">°rthaṃ praśnaikaṃ] </text:span><text:s text:c="2"/>CbNaNbNc; °rthaṃ praśnekaṃ Ca, <text:s text:c="40"/>°rthapraśnekam CcEd</text:p></text:note-body></text:note></text:span><text:span text:style-name="T1"><text:s text:c="8"/></text:span><text:span text:style-name="T1"><text:note text:id="ftn26" text:note-class="footnote"><text:note-citation>26</text:note-citation><text:note-body><text:p text:style-name="Footnote">) 8b <text:span text:style-name="T2">prabha°] </text:span><text:s text:c="2"/>CaCbNaNbEd; prabhu° Cc, prābha° Nc</text:p></text:note-body></text:note></text:span></text:p>
      <text:p text:style-name="Standard"><text:span text:style-name="T1">dvijarūpadharo bhūtvā papraccha vinayānvitaḥ||1-8|| <text:s text:c="7"/></text:span><text:span text:style-name="T1"><text:note text:id="ftn27" text:note-class="footnote"><text:note-citation>27</text:note-citation><text:note-body><text:p text:style-name="Footnote">) 8c <text:span text:style-name="T2">°dharo] </text:span><text:s text:c="2"/>CbCcNaNcEd; °*ro Ca, °dharā Nb</text:p></text:note-body></text:note></text:span><text:span text:style-name="T1"><text:s text:c="8"/></text:span><text:span text:style-name="T1"><text:note text:id="ftn28" text:note-class="footnote"><text:note-citation>28</text:note-citation><text:note-body><text:p text:style-name="Footnote">) 8d <text:span text:style-name="T2">°nvitaḥ] </text:span><text:s text:c="2"/>CaCbNaNbNcEd; °nvitaṃ Cc</text:p></text:note-body></text:note></text:span></text:p>
      <text:p text:style-name="Standard"><text:span text:style-name="T1">[vigatarāga uvāca| ]</text:span></text:p>
      <text:p text:style-name="Standard"><text:span text:style-name="T1">brahmavidyā kathaṃ jñeyā rūpavarṇavivarjitā| <text:s text:c="7"/></text:span><text:span text:style-name="T1"><text:note text:id="ftn29" text:note-class="footnote"><text:note-citation>29</text:note-citation><text:note-body><text:p text:style-name="Footnote">) 9a <text:span text:style-name="T2">jñeyā] </text:span><text:s text:c="2"/>CaNaNbNc; jñeyaṃ CbCc, bhūyo Ed</text:p></text:note-body></text:note></text:span><text:span text:style-name="T1"><text:s text:c="8"/></text:span><text:span text:style-name="T1"><text:note text:id="ftn30" text:note-class="footnote"><text:note-citation>30</text:note-citation><text:note-body><text:p text:style-name="Footnote">) 9b <text:span text:style-name="T2">°varṇa°] </text:span><text:s text:c="2"/>CNaNbNc; °varṇā° Ed â€¢ <text:s text:c="16"/><text:span text:style-name="T2">°varjitā] </text:span><text:s text:c="3"/>CaCbNaNbEd; °varjitaṃ Cc, °varjitāḥ Nc</text:p></text:note-body></text:note></text:span></text:p>
      <text:p text:style-name="Standard"><text:span text:style-name="T1">svaravyañjananirmuktam akṣaraṃ kimu tat param||1-9|| <text:s text:c="7"/></text:span><text:span text:style-name="T1"><text:note text:id="ftn31" text:note-class="footnote"><text:note-citation>31</text:note-citation><text:note-body><text:p text:style-name="Footnote">) 9c <text:span text:style-name="T2">°vyañjana°] </text:span><text:s text:c="2"/>CNaNbNc; °vyajjana° Ed â€¢ <text:s text:c="16"/><text:span text:style-name="T2">°muktam akṣa°] </text:span><text:s text:c="2"/>CaCcNaNbNcEd; °mukta akṣa° Cb</text:p></text:note-body></text:note></text:span><text:span text:style-name="T1"><text:s text:c="8"/></text:span><text:span text:style-name="T1"><text:note text:id="ftn32" text:note-class="footnote"><text:note-citation>32</text:note-citation><text:note-body><text:p text:style-name="Footnote">) 9d <text:span text:style-name="T2">kimu tat param] </text:span><text:s text:c="2"/>CaNaNcEd; kim ataḥ param CbCc, kim atat paraṃ Nb</text:p></text:note-body></text:note></text:span></text:p>
      <text:p text:style-name="Standard"><text:span text:style-name="T1">anarthayajña uvāca| </text:span></text:p>
      <text:p text:style-name="Standard"><text:span text:style-name="T1">anuccāryam asandigdham avicchinnam anākulam| <text:s text:c="7"/></text:span><text:span text:style-name="T1"><text:note text:id="ftn33" text:note-class="footnote"><text:note-citation>33</text:note-citation><text:note-body><text:p text:style-name="Footnote">) 10a <text:span text:style-name="T2">°ccārya°] </text:span><text:s text:c="2"/>CaCbNaNbEd; °cārya° CcNc</text:p></text:note-body></text:note></text:span><text:span text:style-name="T1"><text:s text:c="8"/></text:span><text:span text:style-name="T1"><text:note text:id="ftn34" text:note-class="footnote"><text:note-citation>34</text:note-citation><text:note-body><text:p text:style-name="Footnote">) 10ab <text:span text:style-name="T2">°sandigdham avicchinnam anākulam] </text:span><text:s text:c="2"/>CaCbNaNcEd; <text:s text:c="31"/>°vicchinnanasandigdham anākula Cc, °sandigdham anacchinnam anākulam Nb</text:p></text:note-body></text:note></text:span></text:p>
      <text:p text:style-name="Standard"><text:span text:style-name="T1">nirmalaṃ sarvagaṃ sūkṣmam akṣaraṃ kimu tatparam||1-10|| <text:s text:c="7"/></text:span><text:span text:style-name="T1"><text:note text:id="ftn35" text:note-class="footnote"><text:note-citation>35</text:note-citation><text:note-body><text:p text:style-name="Footnote">) 10d <text:span text:style-name="T2">kimu tat param] </text:span><text:s text:c="2"/>CaNaNbNcEd; kim ataḥ param Cb, <text:s text:c="47"/>kim atatparaṃ Cc</text:p></text:note-body></text:note></text:span></text:p>
      <text:p text:style-name="Standard"><text:span text:style-name="T1">vigatarāga uvāca| </text:span></text:p>
      <text:p text:style-name="Standard"><text:span text:style-name="T1">dehī dehe kṣayaṃ yāte bhūjalāgniśivādibhiḥ| <text:s text:c="7"/></text:span><text:span text:style-name="T1"><text:note text:id="ftn36" text:note-class="footnote"><text:note-citation>36</text:note-citation><text:note-body><text:p text:style-name="Footnote">) 11a <text:span text:style-name="T2">dehe kṣa°] </text:span><text:s text:c="2"/>CaCcNc; dehāt kṣa° Cb, dehakṣa° NaNbEd</text:p></text:note-body></text:note></text:span><text:span text:style-name="T1"><text:s text:c="8"/></text:span><text:span text:style-name="T1"><text:note text:id="ftn37" text:note-class="footnote"><text:note-citation>37</text:note-citation><text:note-body><text:p text:style-name="Footnote">) 11b <text:span text:style-name="T2">°śivādibhiḥ] </text:span><text:s text:c="3"/>CaCbNaNbNcEd; °śivādibhi Cc</text:p></text:note-body></text:note></text:span><text:span text:style-name="T1"><text:s text:c="8"/></text:span><text:span text:style-name="T1"><text:note text:id="ftn38" text:note-class="footnote"><text:note-citation>38</text:note-citation><text:note-body><text:p text:style-name="Footnote">11b ÅCf.KÅ«rmapurÄá¹‡a 2.23.74: $ <text:s text:c="8"/>atha kaÅ›cit pramÄdena mriyate 'gniviá¹£Ädibhiá¸¥| <text:s text:c="8"/>tasyÄÅ›aucaá¹ƒ vidhÄtavyaá¹ƒ kÄryaá¹ƒ caivodakÄdikam||</text:p></text:note-body></text:note></text:span></text:p>
      <text:p text:style-name="Standard"><text:span text:style-name="T1">yamadūtaiḥ kathaṃ nīto nirālambo nirañjanaḥ||1-11|| <text:s text:c="7"/></text:span><text:span text:style-name="T1"><text:note text:id="ftn39" text:note-class="footnote"><text:note-citation>39</text:note-citation><text:note-body><text:p text:style-name="Footnote">) 11c <text:span text:style-name="T2">°dūtaiḥ] </text:span><text:s text:c="2"/>CaCbNaNbNcEd; °dūte Cc â€¢ <text:s text:c="16"/><text:span text:style-name="T2">nīto] </text:span><text:s text:c="2"/>CaCbNaNbNc; nītvā Cc, nītā Ed</text:p></text:note-body></text:note></text:span><text:span text:style-name="T1"><text:s text:c="8"/></text:span><text:span text:style-name="T1"><text:note text:id="ftn40" text:note-class="footnote"><text:note-citation>40</text:note-citation><text:note-body><text:p text:style-name="Footnote">) 11d <text:span text:style-name="T2">nirañjanaḥ] </text:span><text:s text:c="2"/>CaCbNaNbNcEd; nirañjana Cc</text:p></text:note-body></text:note></text:span></text:p>
      <text:p text:style-name="Standard"><text:soft-page-break/><text:span text:style-name="T1">kālapāśaiḥ kathaṃ baddho nirdehaś ca kathaṃ vrajet| <text:s text:c="7"/></text:span><text:span text:style-name="T1"><text:note text:id="ftn41" text:note-class="footnote"><text:note-citation>41</text:note-citation><text:note-body><text:p text:style-name="Footnote">) 12a <text:span text:style-name="T2">°pāśaiḥ] </text:span><text:s text:c="2"/>CaCbNaNbNcEd; °pāśe Cc â€¢ <text:s text:c="16"/><text:span text:style-name="T2">baddho] </text:span><text:s text:c="2"/>CaCcNaNbNcEd; baâ‰€ddhoâ‰€ Cb</text:p></text:note-body></text:note></text:span><text:span text:style-name="T1"><text:s text:c="8"/></text:span><text:span text:style-name="T1"><text:note text:id="ftn42" text:note-class="footnote"><text:note-citation>42</text:note-citation><text:note-body><text:p text:style-name="Footnote">) 12b <text:span text:style-name="T2">nirdehaś ca] </text:span><text:s text:c="2"/>CaCbNaNbNcEd; nirdahaḥ sa Cc â€¢ <text:s text:c="16"/><text:span text:style-name="T2">vrajet] </text:span><text:s text:c="2"/>CNaNcEd; bhavet Nb</text:p></text:note-body></text:note></text:span></text:p>
      <text:p text:style-name="Standard"><text:span text:style-name="T1">svargaṃ vā sa kathaṃ yāti nirdeho bahudharmakṛt| <text:s text:c="7"/></text:span><text:span text:style-name="T1"><text:note text:id="ftn43" text:note-class="footnote"><text:note-citation>43</text:note-citation><text:note-body><text:p text:style-name="Footnote">) 12a <text:span text:style-name="T2">svargaṃ] </text:span><text:s text:c="2"/>CaCbNaNbNcEd; svarga Cc â€¢ <text:s text:c="16"/><text:span text:style-name="T2">sa] </text:span><text:s text:c="2"/>CNaNcEd; saṃ Nb â€¢ <text:s text:c="16"/><text:span text:style-name="T2">yāti] </text:span><text:s text:c="2"/>NaNbNc; yānti CEd</text:p></text:note-body></text:note></text:span></text:p>
      <text:p text:style-name="Standard"><text:span text:style-name="T1">etan me saṃśayaṃ brūhi jñātum icchāmi tattvataḥ|| <text:s text:c="7"/></text:span><text:span text:style-name="T1"><text:note text:id="ftn44" text:note-class="footnote"><text:note-citation>44</text:note-citation><text:note-body><text:p text:style-name="Footnote">) 12c <text:span text:style-name="T2">saṃśayaṃ] </text:span><text:s text:c="2"/>CNcEd; saṃśaye Na, saṃśayo Nb</text:p></text:note-body></text:note></text:span><text:span text:style-name="T1"><text:s text:c="8"/></text:span><text:span text:style-name="T1"><text:note text:id="ftn45" text:note-class="footnote"><text:note-citation>45</text:note-citation><text:note-body><text:p text:style-name="Footnote">) 12d <text:span text:style-name="T2">°tum icchāmi] </text:span><text:s text:c="2"/>CaCcNaNbNcEd; °tum i Cb</text:p></text:note-body></text:note></text:span></text:p>
      <text:p text:style-name="Standard"><text:span text:style-name="T1">anarthayajña uvāca| <text:s text:c="8"/></text:span><text:span text:style-name="T1"><text:note text:id="ftn46" text:note-class="footnote"><text:note-citation>46</text:note-citation><text:note-body><text:p text:style-name="Footnote">) 13 <text:span text:style-name="T2">anarthayajña uvāca] </text:span><text:s text:c="2"/>CNa&lt;corr&gt;pc&lt;/corr&gt;NbNcEd; <text:span text:style-name="T3">omitted in </text:span>Na&lt;corr&gt;ac&lt;/corr&gt;</text:p></text:note-body></text:note></text:span></text:p>
      <text:p text:style-name="Standard"><text:span text:style-name="T1">atisaṃśayakaṣṭaṃ te pṛṣṭo 'haṃ dvijasattama| <text:s text:c="7"/></text:span><text:span text:style-name="T1"><text:note text:id="ftn47" text:note-class="footnote"><text:note-citation>47</text:note-citation><text:note-body><text:p text:style-name="Footnote">) 13a <text:span text:style-name="T2">atisaṃśayakaṣṭaṃ te] </text:span><text:s text:c="2"/>CbNaNbNc; <text:s text:c="15"/>atiśaṃsaâ‰€yaâ‰€kaṣṭan te Ca, atiśaṃsayakaṣṭam me CcEd</text:p></text:note-body></text:note></text:span><text:span text:style-name="T1"><text:s text:c="8"/></text:span><text:span text:style-name="T1"><text:note text:id="ftn48" text:note-class="footnote"><text:note-citation>48</text:note-citation><text:note-body><text:p text:style-name="Footnote">) 13b <text:span text:style-name="T2">dvijasattama] </text:span><text:s text:c="2"/>CaCbNaNbNcEd; ca dvijottamaḥ Cc</text:p></text:note-body></text:note></text:span></text:p>
      <text:p text:style-name="Standard"><text:span text:style-name="T1">durvijñeyaṃ manuṣyais tu devadānavapannagaiḥ||1-13|| <text:s text:c="7"/></text:span><text:span text:style-name="T1"><text:note text:id="ftn49" text:note-class="footnote"><text:note-citation>49</text:note-citation><text:note-body><text:p text:style-name="Footnote">) 13c <text:span text:style-name="T2">°jñeyaṃ] </text:span><text:s text:c="2"/>CaCbNaNc; °jñeya CcNbEd â€¢ <text:s text:c="16"/><text:span text:style-name="T2">manuṣyais tu] </text:span><text:s text:c="2"/>CaNaNbNcEd; manuṣaiś ca Cb, maṇukṣeâ‰€ptuâ‰€ Cc</text:p></text:note-body></text:note></text:span></text:p>
      <text:p text:style-name="Standard"><text:span text:style-name="T1">anarthayajña uvāca| <text:s text:c="8"/></text:span><text:span text:style-name="T1"><text:note text:id="ftn50" text:note-class="footnote"><text:note-citation>50</text:note-citation><text:note-body><text:p text:style-name="Footnote">) 14 <text:span text:style-name="T2">anarthayajña uvāca] </text:span><text:s text:c="2"/>CEd; <text:span text:style-name="T3">omitted in </text:span>NaNbNc</text:p></text:note-body></text:note></text:span></text:p>
      <text:p text:style-name="Standard"><text:span text:style-name="T1">karmahetuḥ śarīrasya utpattir nidhanaṃ ca yat| <text:s text:c="7"/></text:span><text:span text:style-name="T1"><text:note text:id="ftn51" text:note-class="footnote"><text:note-citation>51</text:note-citation><text:note-body><text:p text:style-name="Footnote">) 14a <text:span text:style-name="T2">°hetuḥ] </text:span><text:s text:c="2"/>Cb; °hetu CaNaNbNcEd, °heṃtu Cc â€¢ <text:s text:c="16"/><text:span text:style-name="T2">śarīrasya] </text:span><text:s text:c="2"/>CaCbNaNbNcEd; śarīrasyaṃ Cc</text:p></text:note-body></text:note></text:span><text:span text:style-name="T1"><text:s text:c="8"/></text:span><text:span text:style-name="T1"><text:note text:id="ftn52" text:note-class="footnote"><text:note-citation>52</text:note-citation><text:note-body><text:p text:style-name="Footnote">) 14b <text:span text:style-name="T2">utpattir ni°] </text:span><text:s text:c="2"/><text:span text:style-name="T3">corr. </text:span>&lt;/i&gt;; utpattini° CaCbNaNbNcEd, utpatini° Cc â€¢ <text:s text:c="16"/><text:span text:style-name="T2">yat] </text:span><text:s text:c="2"/>CNaNcEd; yaḥ Nb</text:p></text:note-body></text:note></text:span></text:p>
      <text:p text:style-name="Standard"><text:span text:style-name="T1">sukṛtaṃ duṣkṛtaṃ caiva pāśadvayam udāhṛtam||1-14|| <text:s text:c="7"/></text:span><text:span text:style-name="T1"><text:note text:id="ftn53" text:note-class="footnote"><text:note-citation>53</text:note-citation><text:note-body><text:p text:style-name="Footnote">) 14c <text:span text:style-name="T2">sukṛtaṃ] </text:span><text:s text:c="2"/>CaCbNaNbNcEd; sukṛtakṛtan Cc</text:p></text:note-body></text:note></text:span><text:span text:style-name="T1"><text:s text:c="8"/></text:span><text:span text:style-name="T1"><text:note text:id="ftn54" text:note-class="footnote"><text:note-citation>54</text:note-citation><text:note-body><text:p text:style-name="Footnote">) 14d <text:span text:style-name="T2">°hṛtam] </text:span><text:s text:c="2"/>CaCbNaNbNcEd; °hṛtaḥ Cc</text:p></text:note-body></text:note></text:span><text:span text:style-name="T1"><text:s/></text:span></text:p>
      <text:p text:style-name="Standard"><text:span text:style-name="T1">tenaiva saha saṃyāti narakaṃ svargam eva vā| <text:s text:c="7"/></text:span><text:span text:style-name="T1"><text:note text:id="ftn55" text:note-class="footnote"><text:note-citation>55</text:note-citation><text:note-body><text:p text:style-name="Footnote">) 15a <text:span text:style-name="T2">tenaiva] </text:span><text:s text:c="2"/>CaCbNaNbNcEd; teneva Cc â€¢ <text:s text:c="16"/><text:span text:style-name="T2">saṃyāti] </text:span><text:s text:c="2"/>CaCbNaNbNcEd; sā yānti Cc</text:p></text:note-body></text:note></text:span><text:span text:style-name="T1"><text:s text:c="8"/></text:span><text:span text:style-name="T1"><text:note text:id="ftn56" text:note-class="footnote"><text:note-citation>56</text:note-citation><text:note-body><text:p text:style-name="Footnote">) 15b <text:span text:style-name="T2">vā] </text:span><text:s text:c="2"/>CNbNcEd; ca Na</text:p></text:note-body></text:note></text:span></text:p>
      <text:p text:style-name="Standard"><text:span text:style-name="T1">sukhaduḥkhaṃ śarīreṇa bhoktavyaṃ karmasambhavam||1-15|| <text:s text:c="7"/></text:span><text:span text:style-name="T1"><text:note text:id="ftn57" text:note-class="footnote"><text:note-citation>57</text:note-citation><text:note-body><text:p text:style-name="Footnote">) 15c <text:span text:style-name="T2">°duḥkhaṃ] </text:span><text:s text:c="2"/>CaCbNaNc; °duḥkha CcNbEd</text:p></text:note-body></text:note></text:span><text:span text:style-name="T1"><text:s text:c="8"/></text:span><text:span text:style-name="T1"><text:note text:id="ftn58" text:note-class="footnote"><text:note-citation>58</text:note-citation><text:note-body><text:p text:style-name="Footnote">) 15d <text:span text:style-name="T2">°sambhavam] </text:span><text:s text:c="2"/>CaCbNaNbNc; °sambhavaḥ CcEd</text:p></text:note-body></text:note></text:span></text:p>
      <text:p text:style-name="Standard"><text:span text:style-name="T1">hetunānena viprendra dehaḥ sambhavate nṛṇām| <text:s text:c="7"/></text:span><text:span text:style-name="T1"><text:note text:id="ftn59" text:note-class="footnote"><text:note-citation>59</text:note-citation><text:note-body><text:p text:style-name="Footnote">) 16a <text:span text:style-name="T2">°ndra] </text:span><text:s text:c="2"/>CNaNcEd; °ndraḥ Nb</text:p></text:note-body></text:note></text:span><text:span text:style-name="T1"><text:s text:c="8"/></text:span><text:span text:style-name="T1"><text:note text:id="ftn60" text:note-class="footnote"><text:note-citation>60</text:note-citation><text:note-body><text:p text:style-name="Footnote">) 16b <text:span text:style-name="T2">dehaḥ] </text:span><text:s text:c="2"/>CaCbNaNcEd; dehe Cc, deha Nb â€¢ <text:s text:c="16"/><text:span text:style-name="T2">nṛṇām] </text:span><text:s text:c="2"/>CaNaNbNcEd; nṛṇā CbCc</text:p></text:note-body></text:note></text:span></text:p>
      <text:p text:style-name="Standard"><text:span text:style-name="T1">yaṃ kālapāśam ity āhuḥ śṛṇu vakṣyāmi suvrata||1-16|| <text:s text:c="7"/></text:span><text:span text:style-name="T1"><text:note text:id="ftn61" text:note-class="footnote"><text:note-citation>61</text:note-citation><text:note-body><text:p text:style-name="Footnote">) 16c <text:span text:style-name="T2">yaṃ kālapāśam ity āhuḥ] </text:span><text:s text:c="2"/><text:span text:style-name="T3">eme. </text:span>&lt;/i&gt;; yaṃ kālapāśam ity āha CaCbNa, <text:s text:c="16"/>kālapāseti satvāha Cc, yaṃ kālapāśam ity āhu NbNc, <text:s text:c="39"/>yaṃ kālapāśam ity āhu Ed</text:p></text:note-body></text:note></text:span><text:span text:style-name="T1"><text:s text:c="8"/></text:span><text:span text:style-name="T1"><text:note text:id="ftn62" text:note-class="footnote"><text:note-citation>62</text:note-citation><text:note-body><text:p text:style-name="Footnote">) 16d <text:span text:style-name="T2">°vrata] </text:span><text:s text:c="2"/>CaNaNbNcEd; °vrataḥ CbCc</text:p></text:note-body></text:note></text:span><text:span text:style-name="T1"><text:s/>kālaḥ </text:span></text:p>
      <text:p text:style-name="Standard"><text:span text:style-name="T1">na tvayā viditaṃ kiñcij jijñāsyasi kathaṃ dvija| <text:s text:c="7"/></text:span><text:span text:style-name="T1"><text:note text:id="ftn63" text:note-class="footnote"><text:note-citation>63</text:note-citation><text:note-body><text:p text:style-name="Footnote">) 17a <text:span text:style-name="T2">viditaṃ] </text:span><text:s text:c="2"/>CaCcNaNbNcEd; vidita Cb</text:p></text:note-body></text:note></text:span><text:span text:style-name="T1"><text:s text:c="8"/></text:span><text:span text:style-name="T1"><text:note text:id="ftn64" text:note-class="footnote"><text:note-citation>64</text:note-citation><text:note-body><text:p text:style-name="Footnote">) 17ab <text:span text:style-name="T2">kiñcij ji°] </text:span><text:s text:c="2"/>Cb; kiñcid vi° Ca&lt;corr&gt;pc&lt;/corr&gt;NaNbNcEd, kid vi° Ca&lt;corr&gt;ac&lt;/corr&gt;, <text:s text:c="56"/>kiñci ji° Cc</text:p></text:note-body></text:note></text:span><text:span text:style-name="T1"><text:s text:c="8"/></text:span><text:span text:style-name="T1"><text:note text:id="ftn65" text:note-class="footnote"><text:note-citation>65</text:note-citation><text:note-body><text:p text:style-name="Footnote">) 17b <text:span text:style-name="T2">kathaṃ dvija] </text:span><text:s text:c="2"/>CaCbNaNbNcEd; <text:s text:c="15"/>********* â‰€ma tvayā viditaṃ kiñcid vijñāsyasiâ‰€ (&lt;i&gt;cancelled&lt;/i&gt;)kathaṃ dvija Cc</text:p></text:note-body></text:note></text:span></text:p>
      <text:p text:style-name="Standard"><text:soft-page-break/><text:span text:style-name="T1">kālapāśaṃ ca viprendra sakalaṃ vettum arhasi||1-17|| <text:s text:c="7"/></text:span><text:span text:style-name="T1"><text:note text:id="ftn66" text:note-class="footnote"><text:note-citation>66</text:note-citation><text:note-body><text:p text:style-name="Footnote">) 17d <text:span text:style-name="T2">vettum arhasi] </text:span><text:s text:c="2"/>CNaNb; vettum ūhasi Nc, vaktum arhasi Ed</text:p></text:note-body></text:note></text:span></text:p>
      <text:p text:style-name="Standard"><text:span text:style-name="T1">kalākalitakālaṃ ca kālatattvakalāṃ śṛṇu| <text:s text:c="7"/></text:span><text:span text:style-name="T1"><text:note text:id="ftn67" text:note-class="footnote"><text:note-citation>67</text:note-citation><text:note-body><text:p text:style-name="Footnote">) 18a <text:span text:style-name="T2">kalā°] </text:span><text:s text:c="2"/>CaCbNa&lt;corr&gt;pc&lt;/corr&gt;NbNcEd; kālā° CcNa&lt;corr&gt;ac&lt;/corr&gt; â€¢ <text:s text:c="16"/><text:span text:style-name="T2">°kālaṃ] </text:span><text:s text:c="2"/>CNaNbNc; °kālaś Ed</text:p></text:note-body></text:note></text:span><text:span text:style-name="T1"><text:s text:c="8"/></text:span><text:span text:style-name="T1"><text:note text:id="ftn68" text:note-class="footnote"><text:note-citation>68</text:note-citation><text:note-body><text:p text:style-name="Footnote">) 18b <text:span text:style-name="T2">°kalāṃ] </text:span><text:s text:c="2"/>CaCcNbEd; °kalā CbNc, °vidhiṃ Na</text:p></text:note-body></text:note></text:span></text:p>
      <text:p text:style-name="Standard"><text:span text:style-name="T1">truṭidvayaṃ nimeṣas tu nimeṣadviguṇā kalā||1-18|| <text:s text:c="7"/></text:span><text:span text:style-name="T1"><text:note text:id="ftn69" text:note-class="footnote"><text:note-citation>69</text:note-citation><text:note-body><text:p text:style-name="Footnote">) 18c <text:span text:style-name="T2">truṭidvayaṃ] </text:span><text:s text:c="2"/>CaCcNcEd; tuṭidvaya CbNb, tuṭidvayaṃ Na â€¢ <text:s text:c="16"/><text:span text:style-name="T2">°meṣas tu] </text:span><text:s text:c="2"/>CbCcNbNcEd; °mevas tu Ca, °nimeṣadvi° Na</text:p></text:note-body></text:note></text:span></text:p>
      <text:p text:style-name="Standard"><text:span text:style-name="T1">kalādviguṇitā kāṣṭhā kāṣṭhā vai triṃśatiḥ kalā| <text:s text:c="7"/></text:span><text:span text:style-name="T1"><text:note text:id="ftn70" text:note-class="footnote"><text:note-citation>70</text:note-citation><text:note-body><text:p text:style-name="Footnote">) 19b <text:span text:style-name="T2">kāṣṭhā vai triṃśatiḥ] </text:span><text:s text:c="2"/>CaNaNbNcEd; vai triṃśatā Cb, kāṣṭhā vai triṃśati Cc</text:p></text:note-body></text:note></text:span></text:p>
      <text:p text:style-name="Standard"><text:span text:style-name="T1">triṃśatkalā muhūrtaś ca mānuṣena dvijottama||1-19|| <text:s text:c="7"/></text:span><text:span text:style-name="T1"><text:note text:id="ftn71" text:note-class="footnote"><text:note-citation>71</text:note-citation><text:note-body><text:p text:style-name="Footnote">) 19c <text:span text:style-name="T2">muhūrtaś ca] </text:span><text:s text:c="2"/>CaCcNaNbNc; muhūrtta Cb, muhūrtañ ca Ed</text:p></text:note-body></text:note></text:span><text:span text:style-name="T1"><text:s text:c="8"/></text:span><text:span text:style-name="T1"><text:note text:id="ftn72" text:note-class="footnote"><text:note-citation>72</text:note-citation><text:note-body><text:p text:style-name="Footnote">) 19d <text:span text:style-name="T2">mānuṣena] </text:span><text:s text:c="2"/>CaCbNaNbNcEd; mānuâ‰€ṣaś caâ‰€ Cc â€¢ <text:s text:c="16"/><text:span text:style-name="T2">°ttama] </text:span><text:s text:c="2"/>CNaNc&lt;corr&gt;pc&lt;/corr&gt;Ed; °tamaḥ Nb, °ttamaḥ Nc</text:p></text:note-body></text:note></text:span></text:p>
      <text:p text:style-name="Standard"><text:span text:style-name="T1">muhūrtatriṃśakenaiva ahorātraṃ vidur budhāḥ| <text:s text:c="7"/></text:span><text:span text:style-name="T1"><text:note text:id="ftn73" text:note-class="footnote"><text:note-citation>73</text:note-citation><text:note-body><text:p text:style-name="Footnote">) 20a <text:span text:style-name="T2">muhūrta°] </text:span><text:s text:c="2"/>CNaNbNc; muhūrtaṃ Ed</text:p></text:note-body></text:note></text:span></text:p>
      <text:p text:style-name="Standard"><text:span text:style-name="T1">ahorātraṃ punas triṃśan māsam āhur manīṣiṇaḥ||1-20||</text:span></text:p>
      <text:p text:style-name="Standard"><text:span text:style-name="T1">samā dvādaśa māsāś ca kālatattvavido janāḥ| <text:s text:c="7"/></text:span><text:span text:style-name="T1"><text:note text:id="ftn74" text:note-class="footnote"><text:note-citation>74</text:note-citation><text:note-body><text:p text:style-name="Footnote">) 21a <text:span text:style-name="T2">samā] </text:span><text:s text:c="2"/>CaCbNaNbNcEd; māsa Cc â€¢ <text:s text:c="16"/><text:span text:style-name="T2">°māsā°] </text:span><text:s text:c="2"/>CaCbNaNbNc; °māsa° CcEd</text:p></text:note-body></text:note></text:span><text:span text:style-name="T1"><text:s text:c="8"/></text:span><text:span text:style-name="T1"><text:note text:id="ftn75" text:note-class="footnote"><text:note-citation>75</text:note-citation><text:note-body><text:p text:style-name="Footnote">) 21b <text:span text:style-name="T2">kāla°] </text:span><text:s text:c="2"/>CNaNbEd; kalā° Nc</text:p></text:note-body></text:note></text:span></text:p>
      <text:p text:style-name="Standard"><text:span text:style-name="T1">śataṃ varṣasahasrāṇi trīṇi mānuṣasaṃkhyayā||1-21|| <text:s text:c="7"/></text:span><text:span text:style-name="T1"><text:note text:id="ftn76" text:note-class="footnote"><text:note-citation>76</text:note-citation><text:note-body><text:p text:style-name="Footnote">) 21c <text:span text:style-name="T2">śataṃ] </text:span><text:s text:c="2"/>CNaNbNc; śata° Ed</text:p></text:note-body></text:note></text:span><text:span text:style-name="T1"><text:s text:c="8"/></text:span><text:span text:style-name="T1"><text:note text:id="ftn77" text:note-class="footnote"><text:note-citation>77</text:note-citation><text:note-body><text:p text:style-name="Footnote">) 21b <text:span text:style-name="T2">mānuṣa°] </text:span><text:s text:c="2"/>CaNaNbNcEd; māṇuṣya° CbCc(&lt;i&gt;unmetrical&lt;/i&gt;)</text:p></text:note-body></text:note></text:span></text:p>
      <text:p text:style-name="Standard"><text:span text:style-name="T1">ṣaṣṭiṃ caiva sahasrāṇi kālaḥ kaliyugaḥ smṛtaḥ| <text:s text:c="7"/></text:span><text:span text:style-name="T1"><text:note text:id="ftn78" text:note-class="footnote"><text:note-citation>78</text:note-citation><text:note-body><text:p text:style-name="Footnote">) 22 <text:span text:style-name="T3">omitted in </text:span>Nb(&lt;i&gt;eyeskip from 21d to 24d&lt;/i&gt;)</text:p></text:note-body></text:note></text:span><text:span text:style-name="T1"><text:s text:c="8"/></text:span><text:span text:style-name="T1"><text:note text:id="ftn79" text:note-class="footnote"><text:note-citation>79</text:note-citation><text:note-body><text:p text:style-name="Footnote">) 22a <text:span text:style-name="T2">ṣaṣṭiṃ caiva] </text:span><text:s text:c="2"/>CaCbCcNc; ṣaṣṭiṃ varṣa° Na, <text:span text:style-name="T3">omitted in </text:span>Nb, ṣaṣṭiś caiva Ed</text:p></text:note-body></text:note></text:span><text:span text:style-name="T1"><text:s text:c="8"/></text:span><text:span text:style-name="T1"><text:note text:id="ftn80" text:note-class="footnote"><text:note-citation>80</text:note-citation><text:note-body><text:p text:style-name="Footnote">) 22b <text:span text:style-name="T2">°yugaḥ] </text:span><text:s text:c="2"/>CNaNc; <text:span text:style-name="T3">omitted in </text:span>Nb, °yuga Ed</text:p></text:note-body></text:note></text:span></text:p>
      <text:p text:style-name="Standard"><text:span text:style-name="T1">dviguṇaḥ kalisaṃkhyāto dvāparo yuga saṃjñitaḥ||1-22|| <text:s text:c="7"/></text:span><text:span text:style-name="T1"><text:note text:id="ftn81" text:note-class="footnote"><text:note-citation>81</text:note-citation><text:note-body><text:p text:style-name="Footnote">) 22c <text:span text:style-name="T2">dviguṇaḥ] </text:span><text:s text:c="2"/>CNaNc; <text:span text:style-name="T3">omitted in </text:span>Nb, dviguṇā Ed</text:p></text:note-body></text:note></text:span><text:span text:style-name="T1"><text:s text:c="8"/></text:span><text:span text:style-name="T1"><text:note text:id="ftn82" text:note-class="footnote"><text:note-citation>82</text:note-citation><text:note-body><text:p text:style-name="Footnote">) 22d <text:span text:style-name="T2">dvāparo] </text:span><text:s text:c="2"/>CNaNc; <text:span text:style-name="T3">omitted in </text:span>Nb, dvāpare Ed</text:p></text:note-body></text:note></text:span></text:p>
      <text:p text:style-name="Standard"><text:span text:style-name="T1">tretā tu triguṇā jñeyā catuḥ kṛtayugaḥ smṛtaḥ| <text:s text:c="7"/></text:span><text:span text:style-name="T1"><text:note text:id="ftn83" text:note-class="footnote"><text:note-citation>83</text:note-citation><text:note-body><text:p text:style-name="Footnote">) 23 <text:span text:style-name="T3">omitted in </text:span>Nb(&lt;i&gt;eyeskip from 21d to 24d&lt;/i&gt;)</text:p></text:note-body></text:note></text:span><text:span text:style-name="T1"><text:s text:c="8"/></text:span><text:span text:style-name="T1"><text:note text:id="ftn84" text:note-class="footnote"><text:note-citation>84</text:note-citation><text:note-body><text:p text:style-name="Footnote">) 23a <text:span text:style-name="T2">tretā] </text:span><text:s text:c="2"/>CaCbNaEd; tetrā Cc, <text:span text:style-name="T3">omitted in </text:span>Nb, tretrā Nc</text:p></text:note-body></text:note></text:span><text:span text:style-name="T1"><text:s text:c="8"/></text:span><text:span text:style-name="T1"><text:note text:id="ftn85" text:note-class="footnote"><text:note-citation>85</text:note-citation><text:note-body><text:p text:style-name="Footnote">) 23b <text:span text:style-name="T2">°yugaḥ] </text:span><text:s text:c="2"/>CNaNc; <text:span text:style-name="T3">omitted in </text:span>Nb, °yuga Ed</text:p></text:note-body></text:note></text:span></text:p>
      <text:p text:style-name="Standard"><text:span text:style-name="T1">eṣā caturyugā saṃkhyā kṛtvā vai hy ekasaptatiḥ||1-23|| <text:s text:c="7"/></text:span><text:span text:style-name="T1"><text:note text:id="ftn86" text:note-class="footnote"><text:note-citation>86</text:note-citation><text:note-body><text:p text:style-name="Footnote">) 23d <text:span text:style-name="T2">hy e°] </text:span><text:s text:c="2"/>CNaNbEd; he° Nc</text:p></text:note-body></text:note></text:span></text:p>
      <text:p text:style-name="Standard"><text:span text:style-name="T1">manvantarasya caikasya jñānam uktaṃ samāsataḥ| <text:s text:c="7"/></text:span><text:span text:style-name="T1"><text:note text:id="ftn87" text:note-class="footnote"><text:note-citation>87</text:note-citation><text:note-body><text:p text:style-name="Footnote">) 24 <text:span text:style-name="T3">omitted in </text:span>Nb(&lt;i&gt;eyeskip from 21d to 24d&lt;/i&gt;)</text:p></text:note-body></text:note></text:span><text:span text:style-name="T1"><text:s text:c="8"/></text:span><text:span text:style-name="T1"><text:note text:id="ftn88" text:note-class="footnote"><text:note-citation>88</text:note-citation><text:note-body><text:p text:style-name="Footnote">) 24a <text:span text:style-name="T2">caikasya] </text:span><text:s text:c="2"/>CNa&lt;corr&gt;pc&lt;/corr&gt;NcEd; <text:span text:style-name="T3">omitted in </text:span>Na&lt;corr&gt;ac&lt;/corr&gt;Nb</text:p></text:note-body></text:note></text:span><text:span text:style-name="T1"><text:s text:c="8"/></text:span><text:span text:style-name="T1"><text:note text:id="ftn89" text:note-class="footnote"><text:note-citation>89</text:note-citation><text:note-body><text:p text:style-name="Footnote">See 21.34ff.</text:p></text:note-body></text:note></text:span></text:p>
      <text:p text:style-name="Standard"><text:span text:style-name="T1">kalpo manvantarāṇāṃ tu caturdaśa tu saṃkhyayā||1-24|| <text:s text:c="7"/></text:span><text:span text:style-name="T1"><text:note text:id="ftn90" text:note-class="footnote"><text:note-citation>90</text:note-citation><text:note-body><text:p text:style-name="Footnote">) 24c <text:span text:style-name="T2">kalpo] </text:span><text:s text:c="2"/>Cb; kalpa CaCcNaNcEd, <text:span text:style-name="T3">omitted in </text:span>Nb</text:p></text:note-body></text:note></text:span><text:span text:style-name="T1"><text:s text:c="8"/></text:span><text:span text:style-name="T1"><text:note text:id="ftn91" text:note-class="footnote"><text:note-citation>91</text:note-citation><text:note-body><text:p text:style-name="Footnote">) 24d <text:span text:style-name="T2">°daśa] </text:span><text:s text:c="2"/>CaCcNaNcEd; °daśaṃ Cb, <text:span text:style-name="T3">omitted in </text:span>Nb</text:p></text:note-body></text:note></text:span></text:p>
      <text:p text:style-name="Standard"><text:span text:style-name="T1">daśa kalpasahasrāṇi brahmāhaḥ parikalpitam| <text:s text:c="7"/></text:span><text:span text:style-name="T1"><text:note text:id="ftn92" text:note-class="footnote"><text:note-citation>92</text:note-citation><text:note-body><text:p text:style-name="Footnote">) 25b <text:span text:style-name="T2">°āhaḥ] </text:span><text:s text:c="2"/>CbCcNaNbNcEd; °āha Ca â€¢ <text:s text:c="16"/><text:span text:style-name="T2">parikalpitam] </text:span><text:s text:c="2"/>CaNc; karikalpitam Cb, parikalpitaḥ CcNbEd, parikīrtitāḥ Na</text:p></text:note-body></text:note></text:span></text:p>
      <text:p text:style-name="Standard"><text:span text:style-name="T1">rātrir etāvatī proktā munibhis tattvadarśibhiḥ||1-25||</text:span></text:p>
      <text:p text:style-name="Standard"><text:span text:style-name="T1">rātryāgame pralīyante jagat sarvaṃ carācaram| <text:s text:c="7"/></text:span><text:span text:style-name="T1"><text:note text:id="ftn93" text:note-class="footnote"><text:note-citation>93</text:note-citation><text:note-body><text:p text:style-name="Footnote">) 26a <text:span text:style-name="T2">pralīyante] </text:span><text:s text:c="2"/>CaCcNaNbNcEd; pralīyate Cb</text:p></text:note-body></text:note></text:span></text:p>
      <text:p text:style-name="Standard"><text:span text:style-name="T1">ahāgame tathaiveha utpadyante carācaram||1-26|| <text:s text:c="7"/></text:span><text:span text:style-name="T1"><text:note text:id="ftn94" text:note-class="footnote"><text:note-citation>94</text:note-citation><text:note-body><text:p text:style-name="Footnote">) 26d <text:span text:style-name="T2">ahāgame] </text:span><text:s text:c="2"/>CNaNc; ahāgaÃ— Nb, ahnāgame Ed</text:p></text:note-body></text:note></text:span></text:p>
      <text:p text:style-name="Standard"><text:soft-page-break/><text:span text:style-name="T1">parārdhaparakalpāni atītāni dvijottama| <text:s text:c="7"/></text:span><text:span text:style-name="T1"><text:note text:id="ftn95" text:note-class="footnote"><text:note-citation>95</text:note-citation><text:note-body><text:p text:style-name="Footnote">) 27a <text:span text:style-name="T2">°rdha°] </text:span><text:s text:c="2"/>CNaNcEd; °rdhaṃ Nb</text:p></text:note-body></text:note></text:span></text:p>
      <text:p text:style-name="Standard"><text:span text:style-name="T1">anāgataṃ tathaivāhur bhṛgurādimaharṣayaḥ||1-27|| <text:s text:c="7"/></text:span><text:span text:style-name="T1"><text:note text:id="ftn96" text:note-class="footnote"><text:note-citation>96</text:note-citation><text:note-body><text:p text:style-name="Footnote">) 27cd <text:span text:style-name="T2">°vāhur bhṛ°] </text:span><text:s text:c="2"/>CaCbNaNcEd; °vāhu bhṛ° CcNb</text:p></text:note-body></text:note></text:span><text:span text:style-name="T1"><text:s text:c="8"/></text:span><text:span text:style-name="T1"><text:note text:id="ftn97" text:note-class="footnote"><text:note-citation>97</text:note-citation><text:note-body><text:p text:style-name="Footnote">) 27d <text:span text:style-name="T2">maharṣayaḥ] </text:span><text:s text:c="2"/>CNa&lt;corr&gt;pc&lt;/corr&gt;NbEd; mahayaḥ Na&lt;corr&gt;ac&lt;/corr&gt;, marhaṣayaḥ Nc</text:p></text:note-body></text:note></text:span></text:p>
      <text:p text:style-name="Standard"><text:span text:style-name="T1">yathārkagrahatārendu bhramato dṛśyate tv iha| <text:s text:c="7"/></text:span><text:span text:style-name="T1"><text:note text:id="ftn98" text:note-class="footnote"><text:note-citation>98</text:note-citation><text:note-body><text:p text:style-name="Footnote">) 28b <text:span text:style-name="T2">dṛśyate tv iha] </text:span><text:s text:c="2"/>CaNaNbNcEd; dṛśyandiha Cb, dṛsyate tv ihaḥ Cc</text:p></text:note-body></text:note></text:span></text:p>
      <text:p text:style-name="Standard"><text:span text:style-name="T1">kālacakraṃ bhramatvaiva viśramaṃ na ca vidmahe||1-28|| <text:s text:c="7"/></text:span><text:span text:style-name="T1"><text:note text:id="ftn99" text:note-class="footnote"><text:note-citation>99</text:note-citation><text:note-body><text:p text:style-name="Footnote">) 28c <text:span text:style-name="T2">°cakraṃ] </text:span><text:s text:c="2"/>CNaNcEd; °cakra Nb â€¢ <text:s text:c="16"/><text:span text:style-name="T2">°tvaiva] </text:span><text:s text:c="2"/>CaNaNcEd; °tveva CbNb, °tveha Cc</text:p></text:note-body></text:note></text:span><text:span text:style-name="T1"><text:s text:c="8"/></text:span><text:span text:style-name="T1"><text:note text:id="ftn100" text:note-class="footnote"><text:note-citation>100</text:note-citation><text:note-body><text:p text:style-name="Footnote">) 28d <text:span text:style-name="T2">°śramaṃ] </text:span><text:s text:c="2"/>CNa&lt;corr&gt;pc&lt;/corr&gt;NcEd; °śramo Na&lt;corr&gt;ac&lt;/corr&gt;, °śrāman Nb â€¢ <text:s text:c="16"/><text:span text:style-name="T2">vidmahe] </text:span><text:s text:c="2"/>CaCcNaNbNcEd; vigrahe Cb</text:p></text:note-body></text:note></text:span></text:p>
      <text:p text:style-name="Standard"><text:span text:style-name="T1">kālaḥ sṛjati bhūtāni kālaḥ saṃharate punaḥ| <text:s text:c="7"/></text:span><text:span text:style-name="T1"><text:note text:id="ftn101" text:note-class="footnote"><text:note-citation>101</text:note-citation><text:note-body><text:p text:style-name="Footnote">) 29b <text:span text:style-name="T2">kālaḥ] </text:span><text:s text:c="2"/>CNaNbNc; kāla Ed</text:p></text:note-body></text:note></text:span></text:p>
      <text:p text:style-name="Standard"><text:span text:style-name="T1">kālasya vaśagāḥ sarve na kālavaśakṛt kvacit||1-29|| <text:s text:c="7"/></text:span><text:span text:style-name="T1"><text:note text:id="ftn102" text:note-class="footnote"><text:note-citation>102</text:note-citation><text:note-body><text:p text:style-name="Footnote">) 29c <text:span text:style-name="T2">vaśagāḥ] </text:span><text:s text:c="2"/>CNaNbNc; vaśagā Ed</text:p></text:note-body></text:note></text:span><text:span text:style-name="T1"><text:s text:c="8"/></text:span><text:span text:style-name="T1"><text:note text:id="ftn103" text:note-class="footnote"><text:note-citation>103</text:note-citation><text:note-body><text:p text:style-name="Footnote">29 ÅKÅ«rmapurÄá¹‡a 1.11.32: $ <text:s text:c="16"/>kÄlaá¸¥ sá¹›jati bhÅ«tÄni kÄlaá¸¥ saá¹ƒharate prajÄá¸¥| <text:s text:c="15"/>sarve kÄlasya vaÅ›agÄ na kÄlaá¸¥ kasyacid vaÅ›e||</text:p></text:note-body></text:note></text:span></text:p>
      <text:p text:style-name="Standard"><text:span text:style-name="T1">caturdaśaparārddhāni devarājā dvijottama| <text:s text:c="7"/></text:span><text:span text:style-name="T1"><text:note text:id="ftn104" text:note-class="footnote"><text:note-citation>104</text:note-citation><text:note-body><text:p text:style-name="Footnote">) 30b <text:span text:style-name="T2">devarājā] </text:span><text:s text:c="2"/>CNaNbNc; devarāja Ed</text:p></text:note-body></text:note></text:span></text:p>
      <text:p text:style-name="Standard"><text:span text:style-name="T1">kālena samatītāni kālo hi duratikramaḥ||1-30|| <text:s text:c="7"/></text:span><text:span text:style-name="T1"><text:note text:id="ftn105" text:note-class="footnote"><text:note-citation>105</text:note-citation><text:note-body><text:p text:style-name="Footnote">30d Å = MBh 12.220.41d = Garuá¸apurÄá¹‡a 1.108.7 $ </text:p></text:note-body></text:note></text:span></text:p>
      <text:p text:style-name="Standard"><text:span text:style-name="T1">eṣa kālo mahāyogī brahmā viṣṇuḥ paraḥ śivaḥ| <text:s text:c="7"/></text:span><text:span text:style-name="T1"><text:note text:id="ftn106" text:note-class="footnote"><text:note-citation>106</text:note-citation><text:note-body><text:p text:style-name="Footnote">) 31a <text:span text:style-name="T2">kālo] </text:span><text:s text:c="2"/>CaCbNa; kāla CcNbNcEd</text:p></text:note-body></text:note></text:span><text:span text:style-name="T1"><text:s text:c="8"/></text:span><text:span text:style-name="T1"><text:note text:id="ftn107" text:note-class="footnote"><text:note-citation>107</text:note-citation><text:note-body><text:p text:style-name="Footnote">) 31b <text:span text:style-name="T2">brahmā viṣṇuḥ paraḥ] </text:span><text:s text:c="2"/>Cb; brahmaviṣṇuparaḥ CaNc, brahmā viṣṇu paraḥ CcNaNb, <text:s text:c="55"/>brahmaviṣṇupara Ed(&lt;i&gt;unmetrical&lt;/i&gt;)</text:p></text:note-body></text:note></text:span></text:p>
      <text:p text:style-name="Standard"><text:span text:style-name="T1">anādinidhano dhātā sa mahātmā namaskuru||1-31|| parārdhādi </text:span></text:p>
      <text:p text:style-name="Standard"><text:span text:style-name="T1">vigatarāga uvāca| </text:span></text:p>
      <text:p text:style-name="Standard"><text:span text:style-name="T1">śrutaṃ vai kālacakraṃ tu mukhapadmaviniḥsṛtam| <text:s text:c="7"/></text:span><text:span text:style-name="T1"><text:note text:id="ftn108" text:note-class="footnote"><text:note-citation>108</text:note-citation><text:note-body><text:p text:style-name="Footnote">) 32a <text:span text:style-name="T2">°cakraṃ tu] </text:span><text:s text:c="2"/>CaCbNaNbNcEd; °cakrasya Cc</text:p></text:note-body></text:note></text:span><text:span text:style-name="T1"><text:s text:c="8"/></text:span><text:span text:style-name="T1"><text:note text:id="ftn109" text:note-class="footnote"><text:note-citation>109</text:note-citation><text:note-body><text:p text:style-name="Footnote">) 32b <text:span text:style-name="T2">viniḥsṛtam] </text:span><text:s text:c="2"/><text:span text:style-name="T3">corr. </text:span>&lt;/i&gt;; vinisṛtam CNaNbNcEd(&lt;i&gt;unmetrical&lt;/i&gt;)</text:p></text:note-body></text:note></text:span></text:p>
      <text:p text:style-name="Standard"><text:span text:style-name="T1">parārdhaṃ ca paraṃ caiva śrotuṃ vaḥ pratidīpitam||1-32|| <text:s text:c="7"/></text:span><text:span text:style-name="T1"><text:note text:id="ftn110" text:note-class="footnote"><text:note-citation>110</text:note-citation><text:note-body><text:p text:style-name="Footnote">) 32c <text:span text:style-name="T2">parārdhaṃ] </text:span><text:s text:c="2"/>CbCcNaNbNcEd; â‰€paâ‰€rārddhaṃ Ca</text:p></text:note-body></text:note></text:span><text:span text:style-name="T1"><text:s text:c="8"/></text:span><text:span text:style-name="T1"><text:note text:id="ftn111" text:note-class="footnote"><text:note-citation>111</text:note-citation><text:note-body><text:p text:style-name="Footnote">) 32d <text:span text:style-name="T2">vaḥ] </text:span><text:s text:c="2"/>CNaNbNc; yaḥ Ed</text:p></text:note-body></text:note></text:span></text:p>
      <text:p text:style-name="Standard"><text:span text:style-name="T1">anarthayajña uvāca| <text:s text:c="8"/></text:span><text:span text:style-name="T1"><text:note text:id="ftn112" text:note-class="footnote"><text:note-citation>112</text:note-citation><text:note-body><text:p text:style-name="Footnote">) 33 <text:span text:style-name="T2">anarthayajña uvāca] </text:span><text:s text:c="2"/>CNa&lt;corr&gt;pc&lt;/corr&gt;NbNcEd; <text:span text:style-name="T3">omitted in </text:span>Na&lt;corr&gt;ac&lt;/corr&gt;</text:p></text:note-body></text:note></text:span></text:p>
      <text:p text:style-name="Standard"><text:span text:style-name="T1">ekaṃ daśaṃ śataṃ caiva sahasram ayutaṃ tathā| <text:s text:c="7"/></text:span><text:span text:style-name="T1"><text:note text:id="ftn113" text:note-class="footnote"><text:note-citation>113</text:note-citation><text:note-body><text:p text:style-name="Footnote">) 33b <text:span text:style-name="T2">°yutaṃ] </text:span><text:s text:c="2"/>CNaNcEd; °tan Nb</text:p></text:note-body></text:note></text:span></text:p>
      <text:p text:style-name="Standard"><text:span text:style-name="T1">prayutaṃ niyutaṃ koṭim arbudaṃ vṛndam eva ca||1-33|| <text:s text:c="7"/></text:span><text:span text:style-name="T1"><text:note text:id="ftn114" text:note-class="footnote"><text:note-citation>114</text:note-citation><text:note-body><text:p text:style-name="Footnote">) 33cd <text:span text:style-name="T2">koṭim a°] </text:span><text:s text:c="2"/>CNaNbEd; koṭir a° Nc</text:p></text:note-body></text:note></text:span><text:span text:style-name="T1"><text:s text:c="8"/></text:span><text:span text:style-name="T1"><text:note text:id="ftn115" text:note-class="footnote"><text:note-citation>115</text:note-citation><text:note-body><text:p text:style-name="Footnote">) 33d <text:span text:style-name="T2">°rbudaṃ] </text:span><text:s text:c="2"/>CNaNbEd; °budaṃ Nc</text:p></text:note-body></text:note></text:span></text:p>
      <text:p text:style-name="Standard"><text:span text:style-name="T1">kharvaṃ caiva nikharvaṃ ca śaṅkuḥ padmaṃ tathaiva ca| <text:s text:c="7"/></text:span><text:span text:style-name="T1"><text:note text:id="ftn116" text:note-class="footnote"><text:note-citation>116</text:note-citation><text:note-body><text:p text:style-name="Footnote">) 34a <text:span text:style-name="T2">ca] </text:span><text:s text:c="2"/>CNaNcEd; tu Nb</text:p></text:note-body></text:note></text:span><text:span text:style-name="T1"><text:s text:c="8"/></text:span><text:span text:style-name="T1"><text:note text:id="ftn117" text:note-class="footnote"><text:note-citation>117</text:note-citation><text:note-body><text:p text:style-name="Footnote">) 34b <text:span text:style-name="T2">śaṅkuḥ] </text:span><text:s text:c="2"/><text:span text:style-name="T3">corr. </text:span>&lt;/i&gt;; śaṅku CNaNbNc, śaṃkha Ed</text:p></text:note-body></text:note></text:span><text:span text:style-name="T1"><text:s text:c="8"/></text:span><text:span text:style-name="T1"><text:note text:id="ftn118" text:note-class="footnote"><text:note-citation>118</text:note-citation><text:note-body><text:p text:style-name="Footnote">34ab Å = BrahmÄá¹‡á¸apurÄá¹‡a 3.2.101 $ </text:p></text:note-body></text:note></text:span></text:p>
      <text:p text:style-name="Standard"><text:span text:style-name="T1">samudro madhyam antaṃ ca parārdhaṃ ca paraṃ tathā||1-34|| <text:s text:c="7"/></text:span><text:span text:style-name="T1"><text:note text:id="ftn119" text:note-class="footnote"><text:note-citation>119</text:note-citation><text:note-body><text:p text:style-name="Footnote">) 34c <text:span text:style-name="T2">madhyam antaṃ ca] </text:span><text:s text:c="2"/>CNa&lt;corr&gt;ac&lt;/corr&gt;; madhyamāntaṃ ca Na&lt;corr&gt;pc&lt;/corr&gt;, <text:s text:c="24"/>madhyaâ‰€mantañ caâ‰€ Nb, madhyam antaś ca Nc, <text:span text:style-name="T3">omitted in </text:span>Ed</text:p></text:note-body></text:note></text:span><text:span text:style-name="T1"><text:s text:c="8"/></text:span><text:span text:style-name="T1"><text:note text:id="ftn120" text:note-class="footnote"><text:note-citation>120</text:note-citation><text:note-body><text:p text:style-name="Footnote">) 34cd <text:span text:style-name="T3">omitted in </text:span>Ed</text:p></text:note-body></text:note></text:span></text:p>
      <text:p text:style-name="Standard"><text:span text:style-name="T1">sarve daśaguṇā jñeyāḥ parārdhaṃ yāvad eva hi| <text:s text:c="7"/></text:span><text:span text:style-name="T1"><text:note text:id="ftn121" text:note-class="footnote"><text:note-citation>121</text:note-citation><text:note-body><text:p text:style-name="Footnote">) 35b <text:span text:style-name="T2">parārdhaṃ] </text:span><text:s text:c="2"/>Nc; parārdha CbCcNaNb, <text:s text:c="40"/>parāâ‰€rdhaâ‰€ Ca, <text:span text:style-name="T3">omitted in </text:span>Ed</text:p></text:note-body></text:note></text:span></text:p>
      <text:p text:style-name="Standard"><text:soft-page-break/><text:span text:style-name="T1">parārdhadviguṇenaiva parasaṃkhyā vidhīyate||1-35|| <text:s text:c="7"/></text:span><text:span text:style-name="T1"><text:note text:id="ftn122" text:note-class="footnote"><text:note-citation>122</text:note-citation><text:note-body><text:p text:style-name="Footnote">) 35 <text:span text:style-name="T3">omitted in </text:span>Ed</text:p></text:note-body></text:note></text:span><text:span text:style-name="T1"><text:s text:c="8"/></text:span><text:span text:style-name="T1"><text:note text:id="ftn123" text:note-class="footnote"><text:note-citation>123</text:note-citation><text:note-body><text:p text:style-name="Footnote">) 35c <text:span text:style-name="T2">parārdha°] </text:span><text:s text:c="2"/>CNaNbEd; parārdhaṃ Nc</text:p></text:note-body></text:note></text:span></text:p>
      <text:p text:style-name="Standard"><text:span text:style-name="T1">parāt parataraṃ nāsti iti me niścitā matiḥ| <text:s text:c="7"/></text:span><text:span text:style-name="T1"><text:note text:id="ftn124" text:note-class="footnote"><text:note-citation>124</text:note-citation><text:note-body><text:p text:style-name="Footnote">) 36ab <text:span text:style-name="T2">parāt parataraṃ nāsti iti me niścitā matiḥ] </text:span><text:s text:c="2"/>CNbNc&lt;corr&gt;pc&lt;/corr&gt;; <text:s text:c="15"/>parāt parataraṃ nāsti iti me niścitā mati NaNc&lt;corr&gt;ac&lt;/corr&gt;, <text:s text:c="15"/>vṛndañ caiva mahāvṛnda dviparānantam eva ca| <text:s text:c="15"/>parāt parataraṃ nāsti iti me niścitā matiḥ|| Ed</text:p></text:note-body></text:note></text:span></text:p>
      <text:p text:style-name="Standard"><text:span text:style-name="T1">purāṇavedapaṭhitā mayākhyātā dvijottama||1-36|| <text:s text:c="7"/></text:span><text:span text:style-name="T1"><text:note text:id="ftn125" text:note-class="footnote"><text:note-citation>125</text:note-citation><text:note-body><text:p text:style-name="Footnote">) 36e <text:span text:style-name="T2">°veda°] </text:span><text:s text:c="2"/>CaEd; °vede CbCcNbNc(&lt;i&gt;unmetrical&lt;/i&gt;), °vedā Na</text:p></text:note-body></text:note></text:span><text:span text:style-name="T1"><text:s text:c="8"/></text:span><text:span text:style-name="T1"><text:note text:id="ftn126" text:note-class="footnote"><text:note-citation>126</text:note-citation><text:note-body><text:p text:style-name="Footnote">) 36f <text:span text:style-name="T2">°ākhyātā] </text:span><text:s text:c="2"/>CaCbNa; °ākhyātaṃ CcNbNcEd</text:p></text:note-body></text:note></text:span><text:span text:style-name="T1"><text:s/>brahmāṇḍam </text:span></text:p>
      <text:p text:style-name="Standard"><text:span text:style-name="T1">vigatarāga uvāca| </text:span></text:p>
      <text:p text:style-name="Standard"><text:span text:style-name="T1">brahmāṇḍaṃ kati vijñeyaṃ pramāṇaṃ jñāpitaṃ kvacit| <text:s text:c="7"/></text:span><text:span text:style-name="T1"><text:note text:id="ftn127" text:note-class="footnote"><text:note-citation>127</text:note-citation><text:note-body><text:p text:style-name="Footnote">) 37a <text:span text:style-name="T2">brahmāṇḍaṃ] </text:span><text:s text:c="2"/>CaCbNaNbNcEd; brahmāṇḍa Cc</text:p></text:note-body></text:note></text:span><text:span text:style-name="T1"><text:s text:c="8"/></text:span><text:span text:style-name="T1"><text:note text:id="ftn128" text:note-class="footnote"><text:note-citation>128</text:note-citation><text:note-body><text:p text:style-name="Footnote">) 37b <text:span text:style-name="T2">pramāṇaṃ jñāpitaṃ] </text:span><text:s text:c="2"/><text:span text:style-name="T3">conj. </text:span>&lt;/i&gt;; pramāṇañ cāpitaṃ CNaNbEd, <text:s text:c="63"/>pramāñ cāpitat Nc</text:p></text:note-body></text:note></text:span></text:p>
      <text:p text:style-name="Standard"><text:span text:style-name="T1">kati cāṅgulimūrdheṣu sūryas tapati vai mahīm||1-37|| <text:s text:c="7"/></text:span><text:span text:style-name="T1"><text:note text:id="ftn129" text:note-class="footnote"><text:note-citation>129</text:note-citation><text:note-body><text:p text:style-name="Footnote">) 37d <text:span text:style-name="T2">mahīm] </text:span><text:s text:c="2"/>CbCcNa; mahīâ‰€mâ‰€ Ca, mahī NbNcEd</text:p></text:note-body></text:note></text:span></text:p>
      <text:p text:style-name="Standard"><text:span text:style-name="T1">anarthayajña uvāca| </text:span></text:p>
      <text:p text:style-name="Standard"><text:span text:style-name="T1">brahmāṇḍānāṃ prasaṃkhyātuṃ mayā śakyaṃ kathaṃ dvija| <text:s text:c="7"/></text:span><text:span text:style-name="T1"><text:note text:id="ftn130" text:note-class="footnote"><text:note-citation>130</text:note-citation><text:note-body><text:p text:style-name="Footnote">) 38a <text:span text:style-name="T2">prasaṃkhyātuṃ] </text:span><text:s text:c="2"/>CNaNc; prasaṃsā tu Nb, ca saṃkhyātuṃ Ed</text:p></text:note-body></text:note></text:span><text:span text:style-name="T1"><text:s text:c="8"/></text:span><text:span text:style-name="T1"><text:note text:id="ftn131" text:note-class="footnote"><text:note-citation>131</text:note-citation><text:note-body><text:p text:style-name="Footnote">) 38b <text:span text:style-name="T2">śakyaṃ] </text:span><text:s text:c="2"/>NaNbEd; śakyā CNc</text:p></text:note-body></text:note></text:span></text:p>
      <text:p text:style-name="Standard"><text:span text:style-name="T1">devās te 'pi na jānanti mānuṣāṇāṃ ca kā kathā||1-38||</text:span></text:p>
      <text:p text:style-name="Standard"><text:span text:style-name="T1">paryāyeṇa tu vakṣyāmi yathāśakyaṃ dvijottama|</text:span></text:p>
      <text:p text:style-name="Standard"><text:span text:style-name="T1">brahmaṇā yat purākhyāto mātariśvā yathā tathā||1-39|| <text:s text:c="7"/></text:span><text:span text:style-name="T1"><text:note text:id="ftn132" text:note-class="footnote"><text:note-citation>132</text:note-citation><text:note-body><text:p text:style-name="Footnote">) 39c <text:span text:style-name="T2">purā°] </text:span><text:s text:c="2"/>CNaNbNc; mamā° Ed</text:p></text:note-body></text:note></text:span></text:p>
      <text:p text:style-name="Standard"><text:span text:style-name="T1">śivāṇḍābhyantareṇaiva sarveṣām iva bhūritāḥ| <text:s text:c="7"/></text:span><text:span text:style-name="T1"><text:note text:id="ftn133" text:note-class="footnote"><text:note-citation>133</text:note-citation><text:note-body><text:p text:style-name="Footnote">) 40b <text:span text:style-name="T2">iva bhūritāḥ] </text:span><text:s text:c="2"/>CaCbNc; eva bhūritāḥ Cc, iva bhūritā Na, eva bhūriṇām Nb, <text:s text:c="72"/>eva bhūr imāṃ Ed</text:p></text:note-body></text:note></text:span></text:p>
      <text:p text:style-name="Standard"><text:span text:style-name="T1">daśanāma diśāṣṭānāṃ brahmāṇḍe kīrtitaṃ śṛṇu||1-40|| <text:s text:c="7"/></text:span><text:span text:style-name="T1"><text:note text:id="ftn134" text:note-class="footnote"><text:note-citation>134</text:note-citation><text:note-body><text:p text:style-name="Footnote">) 40c <text:span text:style-name="T2">diśā°] </text:span><text:s text:c="2"/>CNaNcEd; śivā° Nb</text:p></text:note-body></text:note></text:span><text:span text:style-name="T1"><text:s text:c="8"/></text:span><text:span text:style-name="T1"><text:note text:id="ftn135" text:note-class="footnote"><text:note-citation>135</text:note-citation><text:note-body><text:p text:style-name="Footnote">) 40d <text:span text:style-name="T2">kīrtitaṃ śṛṇu] </text:span><text:s text:c="2"/>CaCcNaNbNcEd; ya ca kīrtitam Cb</text:p></text:note-body></text:note></text:span><text:span text:style-name="T1"><text:s/>daśa nāmāni digaṣṭakānām </text:span></text:p>
      <text:p text:style-name="Standard"><text:span text:style-name="T1">sahāsaha sahaḥ sahyo visahaḥ saṃhato - sabhā| <text:s text:c="7"/></text:span><text:span text:style-name="T1"><text:note text:id="ftn136" text:note-class="footnote"><text:note-citation>136</text:note-citation><text:note-body><text:p text:style-name="Footnote">) 41a <text:span text:style-name="T2">sahāsaha] </text:span><text:s text:c="2"/>CNaNbEd; sahāsahaḥ Nc â€¢ <text:s text:c="16"/><text:span text:style-name="T2">sahyo] </text:span><text:s text:c="2"/>CaCcNaNbNc; sahyo Cb, sajño Ed</text:p></text:note-body></text:note></text:span><text:span text:style-name="T1"><text:s text:c="8"/></text:span><text:span text:style-name="T1"><text:note text:id="ftn137" text:note-class="footnote"><text:note-citation>137</text:note-citation><text:note-body><text:p text:style-name="Footnote">) 41b <text:span text:style-name="T2">visahaḥ] </text:span><text:s text:c="2"/>CaCbNaNbNcEd; visaha Cc â€¢ <text:s text:c="16"/><text:span text:style-name="T2">sabhā] </text:span><text:s text:c="2"/>CaCcNaNbNc; sabhāḥ Cb, satā Ed</text:p></text:note-body></text:note></text:span></text:p>
      <text:p text:style-name="Standard"><text:span text:style-name="T1">prasaho 'prasahaḥ sānuḥ pūrvato daśa nāyakāḥ||1-41|| <text:s text:c="7"/></text:span><text:span text:style-name="T1"><text:note text:id="ftn138" text:note-class="footnote"><text:note-citation>138</text:note-citation><text:note-body><text:p text:style-name="Footnote">) 41c <text:span text:style-name="T2">prasaho] </text:span><text:s text:c="2"/>CNaNbNc; prasaheḥ Ed â€¢ <text:s text:c="16"/><text:span text:style-name="T2">'prasahaḥ] </text:span><text:s text:c="2"/>CaCbNaNbNc; 'prasaâ‰€vaḥâ‰€ Cc, saprahaḥ Ed â€¢ <text:s text:c="16"/><text:span text:style-name="T2">sānuḥ] </text:span><text:s text:c="2"/>CNaNb; sānu NcEd</text:p></text:note-body></text:note></text:span><text:span text:style-name="T1"><text:s text:c="8"/></text:span><text:span text:style-name="T1"><text:note text:id="ftn139" text:note-class="footnote"><text:note-citation>139</text:note-citation><text:note-body><text:p text:style-name="Footnote">) 41d <text:span text:style-name="T2">pūrvato] </text:span><text:s text:c="2"/>CNaNbNc; parvato Ed</text:p></text:note-body></text:note></text:span></text:p>
      <text:p text:style-name="Standard"><text:span text:style-name="T1">prabhāso bhāsano bhānuḥ pradyoto dyutimo dyutiḥ| <text:s text:c="7"/></text:span><text:span text:style-name="T1"><text:note text:id="ftn140" text:note-class="footnote"><text:note-citation>140</text:note-citation><text:note-body><text:p text:style-name="Footnote">) 42a <text:span text:style-name="T2">bhāsano] </text:span><text:s text:c="2"/>CaCbNaNbNc; bhāsaÃ— Cc, bhāsato Ed â€¢ <text:s text:c="16"/><text:span text:style-name="T2">bhānuḥ] </text:span><text:s text:c="2"/>CaCcNaNbNcEd; bhānu Cb</text:p></text:note-body></text:note></text:span><text:span text:style-name="T1"><text:s text:c="8"/></text:span><text:span text:style-name="T1"><text:note text:id="ftn141" text:note-class="footnote"><text:note-citation>141</text:note-citation><text:note-body><text:p text:style-name="Footnote">) 42b <text:span text:style-name="T2">dyutimo] </text:span><text:s text:c="2"/>CNaNb; dyutino NcEd</text:p></text:note-body></text:note></text:span></text:p>
      <text:p text:style-name="Standard"><text:span text:style-name="T1">dīptatejāś ca tejāś ca tejātejavaho daśa||1-42|| <text:s text:c="7"/></text:span><text:span text:style-name="T1"><text:note text:id="ftn142" text:note-class="footnote"><text:note-citation>142</text:note-citation><text:note-body><text:p text:style-name="Footnote">) 42c <text:span text:style-name="T2">dīptatejā°] </text:span><text:s text:c="2"/>CNaNb; dīptateja° Ed â€¢ <text:s text:c="16"/><text:span text:style-name="T2">tejāś ca] </text:span><text:s text:c="2"/>CaCbNaNbEd; tejaś ca Cc</text:p></text:note-body></text:note></text:span></text:p>
      <text:p text:style-name="Standard"><text:span text:style-name="T1">āgneye tv etad ākhyātaṃ yāmye śṛṇv atha bho dvija| <text:s text:c="7"/></text:span><text:span text:style-name="T1"><text:note text:id="ftn143" text:note-class="footnote"><text:note-citation>143</text:note-citation><text:note-body><text:p text:style-name="Footnote">) 43b <text:span text:style-name="T2">dvija] </text:span><text:s text:c="2"/>CNaEd; dvijaḥ Nb</text:p></text:note-body></text:note></text:span></text:p>
      <text:p text:style-name="Standard"><text:span text:style-name="T1">yamo 'tha yamunā yāmaḥ saṃyamo yamuno 'yamaḥ||1-43|| <text:s text:c="7"/></text:span><text:span text:style-name="T1"><text:note text:id="ftn144" text:note-class="footnote"><text:note-citation>144</text:note-citation><text:note-body><text:p text:style-name="Footnote">) 43d <text:span text:style-name="T2">yamuno] </text:span><text:s text:c="2"/>CaCbNb; <text:s text:c="23"/>yamano Cc, yumunā Na, yamunā° Ed</text:p></text:note-body></text:note></text:span></text:p>
      <text:p text:style-name="Standard"><text:soft-page-break/><text:span text:style-name="T1">saṃyamo yamano yāno yaniyugmā nayo nayaḥ| <text:s text:c="7"/></text:span><text:span text:style-name="T1"><text:note text:id="ftn145" text:note-class="footnote"><text:note-citation>145</text:note-citation><text:note-body><text:p text:style-name="Footnote">) 44a <text:span text:style-name="T2">saṃyamo] </text:span><text:s text:c="2"/>CNbEd; saṃyano Na â€¢ <text:s text:c="16"/><text:span text:style-name="T2">yamano] </text:span><text:s text:c="2"/>CaCcNaEd; yamuno CbNb</text:p></text:note-body></text:note></text:span><text:span text:style-name="T1"><text:s text:c="8"/></text:span><text:span text:style-name="T1"><text:note text:id="ftn146" text:note-class="footnote"><text:note-citation>146</text:note-citation><text:note-body><text:p text:style-name="Footnote">) 44b <text:span text:style-name="T2">nayo nayaḥ] </text:span><text:s text:c="2"/>Cb; nayo yanaḥ CaCcNa, <text:s text:c="30"/>yano yanaḥ Nb, nayonaya Ed </text:p></text:note-body></text:note></text:span></text:p>
      <text:p text:style-name="Standard"><text:span text:style-name="T1">nagajo naganānando nagaroraganandanaḥ||1-44|| <text:s text:c="7"/></text:span><text:span text:style-name="T1"><text:note text:id="ftn147" text:note-class="footnote"><text:note-citation>147</text:note-citation><text:note-body><text:p text:style-name="Footnote">) 44c <text:span text:style-name="T2">naganānando] </text:span><text:s text:c="2"/>CaCcNaNb; <text:s text:c="31"/>nagajānando Cb, nagano nado Ed</text:p></text:note-body></text:note></text:span><text:span text:style-name="T1"><text:s text:c="8"/></text:span><text:span text:style-name="T1"><text:note text:id="ftn148" text:note-class="footnote"><text:note-citation>148</text:note-citation><text:note-body><text:p text:style-name="Footnote">) 44d <text:span text:style-name="T2">nagaroraganandanaḥ] </text:span><text:s text:c="2"/>Ca; nagaroâ‰€naganandaâ‰€naḥ Cb, <text:s text:c="34"/>nagaâ‰€roâ‰€Ã—Ã—nandanaḥ Cc, <text:s text:c="32"/>nagarogaranandanaḥ Na, nagaronaganandanaḥ Nb, <text:s text:c="56"/>nagaronnaganandanaḥ Ed</text:p></text:note-body></text:note></text:span></text:p>
      <text:p text:style-name="Standard"><text:span text:style-name="T1">nagarbho gahano guhyo gūḍhajo daśa tatparaḥ| <text:s text:c="7"/></text:span><text:span text:style-name="T1"><text:note text:id="ftn149" text:note-class="footnote"><text:note-citation>149</text:note-citation><text:note-body><text:p text:style-name="Footnote">) 45a <text:span text:style-name="T2">nagarbho] </text:span><text:s text:c="2"/>CNaEd; nṛgabho Nb â€¢ <text:s text:c="17"/><text:span text:style-name="T2">guhyo] </text:span><text:s text:c="2"/>CNaNb; guhye Ed</text:p></text:note-body></text:note></text:span></text:p>
      <text:p text:style-name="Standard"><text:span text:style-name="T1">vāruṇena pravakṣyāmi śṛṇu vipra nibodha me||1-45|| <text:s text:c="7"/></text:span><text:span text:style-name="T1"><text:note text:id="ftn150" text:note-class="footnote"><text:note-citation>150</text:note-citation><text:note-body><text:p text:style-name="Footnote">) 45c <text:span text:style-name="T2">vāruṇena] </text:span><text:s text:c="2"/>CNaNb; vāruṇe ca Ed</text:p></text:note-body></text:note></text:span><text:span text:style-name="T1"><text:s text:c="8"/></text:span><text:span text:style-name="T1"><text:note text:id="ftn151" text:note-class="footnote"><text:note-citation>151</text:note-citation><text:note-body><text:p text:style-name="Footnote">) 45d <text:span text:style-name="T2">śṛṇu] </text:span><text:s text:c="2"/>Nb; śṛṅge CaCbNa, śṛâ‰€ṅgeâ‰€ Cc, <text:s text:c="64"/>mṛddhe Ed</text:p></text:note-body></text:note></text:span></text:p>
      <text:p text:style-name="Standard"><text:span text:style-name="T1">babhraṃ setur bhavodbhadraḥ prabhavodbhavabhājanaḥ| <text:s text:c="7"/></text:span><text:span text:style-name="T1"><text:note text:id="ftn152" text:note-class="footnote"><text:note-citation>152</text:note-citation><text:note-body><text:p text:style-name="Footnote">) 46a <text:span text:style-name="T2">babhraṃ setur bha°] </text:span><text:s text:c="2"/>CaCb; babhraṃ setu bha° Cc, <text:s text:c="21"/>babhraḥ setu bha° Na, babhraṃ sotur bha° Nb, <text:s text:c="39"/>babhrūn satur bha° Ed</text:p></text:note-body></text:note></text:span><text:span text:style-name="T1"><text:s text:c="8"/></text:span><text:span text:style-name="T1"><text:note text:id="ftn153" text:note-class="footnote"><text:note-citation>153</text:note-citation><text:note-body><text:p text:style-name="Footnote">) 46b <text:span text:style-name="T2">°bhājanaḥ] </text:span><text:s text:c="2"/>CNaNb; °bhājana Ed</text:p></text:note-body></text:note></text:span></text:p>
      <text:p text:style-name="Standard"><text:span text:style-name="T1">bharaṇo bhuvano bhartā daśaite varuṇālayāḥ||1-46|| <text:s text:c="7"/></text:span><text:span text:style-name="T1"><text:note text:id="ftn154" text:note-class="footnote"><text:note-citation>154</text:note-citation><text:note-body><text:p text:style-name="Footnote">) 46c <text:span text:style-name="T2">bharaṇo] </text:span><text:s text:c="2"/>Cb; bharaṇa CaNa, bharaṇāṃ CcEd, <text:s text:c="39"/>bharaṇā Nb</text:p></text:note-body></text:note></text:span><text:span text:style-name="T1"><text:s text:c="8"/></text:span><text:span text:style-name="T1"><text:note text:id="ftn155" text:note-class="footnote"><text:note-citation>155</text:note-citation><text:note-body><text:p text:style-name="Footnote">) 46d <text:span text:style-name="T2">°ālayāḥ] </text:span><text:s text:c="2"/>CNaNb; °ālayā Ed</text:p></text:note-body></text:note></text:span></text:p>
      <text:p text:style-name="Standard"><text:span text:style-name="T1">nṛgarbho 'suragarbhaś ca devagarbho mahīdharaḥ| <text:s text:c="7"/></text:span><text:span text:style-name="T1"><text:note text:id="ftn156" text:note-class="footnote"><text:note-citation>156</text:note-citation><text:note-body><text:p text:style-name="Footnote">) 47a <text:span text:style-name="T2">°garbhaś ca] </text:span><text:s text:c="2"/>CaCbNb; °garbhāś ca CcNaEd</text:p></text:note-body></text:note></text:span></text:p>
      <text:p text:style-name="Standard"><text:span text:style-name="T1">vṛṣabho vṛṣagarbhaś ca vṛṣāṅko vṛṣabhadhvajaḥ||1-47|| <text:s text:c="7"/></text:span><text:span text:style-name="T1"><text:note text:id="ftn157" text:note-class="footnote"><text:note-citation>157</text:note-citation><text:note-body><text:p text:style-name="Footnote">) 47c <text:span text:style-name="T2">°garbhaś ca] </text:span><text:s text:c="2"/>CNbEd; °garbhāś ca Na</text:p></text:note-body></text:note></text:span><text:span text:style-name="T1"><text:s text:c="8"/></text:span><text:span text:style-name="T1"><text:note text:id="ftn158" text:note-class="footnote"><text:note-citation>158</text:note-citation><text:note-body><text:p text:style-name="Footnote">) 47d <text:span text:style-name="T2">vṛṣabha°] </text:span><text:s text:c="2"/>CaCbNaNbEd; vṛṣa*° Cc</text:p></text:note-body></text:note></text:span></text:p>
      <text:p text:style-name="Standard"><text:span text:style-name="T1">jñātavyaś ca tathā samyag vṛṣajo vṛṣanandanaḥ| <text:s text:c="7"/></text:span><text:span text:style-name="T1"><text:note text:id="ftn159" text:note-class="footnote"><text:note-citation>159</text:note-citation><text:note-body><text:p text:style-name="Footnote">) 48a <text:span text:style-name="T2">jñātavyaś] </text:span><text:s text:c="2"/>CNaNb; jñānavāñ Ed</text:p></text:note-body></text:note></text:span><text:span text:style-name="T1"><text:s text:c="8"/></text:span><text:span text:style-name="T1"><text:note text:id="ftn160" text:note-class="footnote"><text:note-citation>160</text:note-citation><text:note-body><text:p text:style-name="Footnote">) <text:span text:style-name="T2">samyag vṛṣajo] <text:s text:c="2"/>CNb; <text:s text:c="23"/>samyag Na, satyavṛṣajo Ed</text:span></text:p></text:note-body></text:note></text:span></text:p>
      <text:p text:style-name="Standard"><text:span text:style-name="T1">nāyakā daśa vāyavye kīrtitā ye mayā dvija||1-48|| <text:s text:c="7"/></text:span><text:span text:style-name="T1"><text:note text:id="ftn161" text:note-class="footnote"><text:note-citation>161</text:note-citation><text:note-body><text:p text:style-name="Footnote">) 48d <text:span text:style-name="T2">dvija] </text:span><text:s text:c="2"/>CaCbNaEd; dvijaḥ CcNb</text:p></text:note-body></text:note></text:span></text:p>
      <text:p text:style-name="Standard"><text:span text:style-name="T1">sulabhaḥ sumanaḥ saumyaḥ suprajaḥ sutanuḥ śivaḥ| <text:s text:c="7"/></text:span><text:span text:style-name="T1"><text:note text:id="ftn162" text:note-class="footnote"><text:note-citation>162</text:note-citation><text:note-body><text:p text:style-name="Footnote">) 49a <text:span text:style-name="T2">sulabhaḥ] </text:span><text:s text:c="2"/>CNa; surabhaḥ Ed</text:p></text:note-body></text:note></text:span></text:p>
      <text:p text:style-name="Standard"><text:span text:style-name="T1">sata satya layaḥ śambhur daśanāyakam uttare||1-49|| <text:s text:c="7"/></text:span><text:span text:style-name="T1"><text:note text:id="ftn163" text:note-class="footnote"><text:note-citation>163</text:note-citation><text:note-body><text:p text:style-name="Footnote">) 49c <text:span text:style-name="T2">sata satya] </text:span><text:s text:c="2"/>C; satyasatya Na, sata satyā° Ed</text:p></text:note-body></text:note></text:span><text:span text:style-name="T1"><text:s text:c="8"/></text:span><text:span text:style-name="T1"><text:note text:id="ftn164" text:note-class="footnote"><text:note-citation>164</text:note-citation><text:note-body><text:p text:style-name="Footnote">) 49cd <text:span text:style-name="T2">śambhur da°] </text:span><text:s text:c="2"/>CaCbEd; śambhu da° CcNa</text:p></text:note-body></text:note></text:span><text:span text:style-name="T1"><text:s text:c="8"/></text:span><text:span text:style-name="T1"><text:note text:id="ftn165" text:note-class="footnote"><text:note-citation>165</text:note-citation><text:note-body><text:p text:style-name="Footnote">) 49d <text:span text:style-name="T2">°nāyakam u°] </text:span><text:s text:c="2"/>CNa; °nāyaka u° Ed</text:p></text:note-body></text:note></text:span></text:p>
      <text:p text:style-name="Standard"><text:span text:style-name="T1">indu bindu bhuvo vajra varado varavarṣaṇaḥ| <text:s text:c="7"/></text:span><text:span text:style-name="T1"><text:note text:id="ftn166" text:note-class="footnote"><text:note-citation>166</text:note-citation><text:note-body><text:p text:style-name="Footnote">) 50b <text:span text:style-name="T2">°varṣaṇaḥ] </text:span><text:s text:c="2"/>CNa; °daryya ca Ed</text:p></text:note-body></text:note></text:span></text:p>
      <text:p text:style-name="Standard"><text:span text:style-name="T1">ilano valino brahmā daśeśāneṣu nāyakāḥ||1-50|| <text:s text:c="7"/></text:span><text:span text:style-name="T1"><text:note text:id="ftn167" text:note-class="footnote"><text:note-citation>167</text:note-citation><text:note-body><text:p text:style-name="Footnote">) 50d <text:span text:style-name="T2">daśe°] </text:span><text:s text:c="2"/>CaNaEd; daśai° CbCc</text:p></text:note-body></text:note></text:span></text:p>
      <text:p text:style-name="Standard"><text:span text:style-name="T1">aparo vimalo moho nirmalo manamohanaḥ| <text:s text:c="7"/></text:span><text:span text:style-name="T1"><text:note text:id="ftn168" text:note-class="footnote"><text:note-citation>168</text:note-citation><text:note-body><text:p text:style-name="Footnote">) 51b <text:span text:style-name="T2">nirmalo ma°] </text:span><text:s text:c="2"/><text:span text:style-name="T3">eme. </text:span>&lt;/i&gt;; nimalo ma° Ca, nirmalonma° Cb, <text:s text:c="47"/>nirmalotma° CcEd, nimalorma° Na</text:p></text:note-body></text:note></text:span></text:p>
      <text:p text:style-name="Standard"><text:span text:style-name="T1">akṣayaś cāvyayo viṣṇur varado madhyame daśa||1-51|| <text:s text:c="7"/></text:span><text:span text:style-name="T1"><text:note text:id="ftn169" text:note-class="footnote"><text:note-citation>169</text:note-citation><text:note-body><text:p text:style-name="Footnote">) 51c <text:span text:style-name="T2">akṣayaś cā°] </text:span><text:s text:c="2"/>CaCbNa; akṣayāś cā° Cc, akṣayañ cā° Ed</text:p></text:note-body></text:note></text:span><text:span text:style-name="T1"><text:s text:c="8"/></text:span><text:span text:style-name="T1"><text:note text:id="ftn170" text:note-class="footnote"><text:note-citation>170</text:note-citation><text:note-body><text:p text:style-name="Footnote">) 51cd <text:span text:style-name="T2">viṣṇur va°] </text:span><text:s text:c="2"/>CaCbEd; viṣṇu va° CcNa</text:p></text:note-body></text:note></text:span><text:span text:style-name="T1"><text:s text:c="8"/></text:span><text:span text:style-name="T1"><text:note text:id="ftn171" text:note-class="footnote"><text:note-citation>171</text:note-citation><text:note-body><text:p text:style-name="Footnote">) 51d <text:span text:style-name="T2">madhyame] </text:span><text:s text:c="2"/>CaCbEd; madhyamo CcNa â€¢ <text:s text:c="16"/><text:span text:style-name="T2">daśa] </text:span><text:s text:c="2"/>CNa; daśaḥ Ed</text:p></text:note-body></text:note></text:span></text:p>
      <text:p text:style-name="Standard"><text:span text:style-name="T1">sarveṣāṃ daśam īśānāṃ parivāraśataṃ śataṃ| <text:s text:c="7"/></text:span><text:span text:style-name="T1"><text:note text:id="ftn172" text:note-class="footnote"><text:note-citation>172</text:note-citation><text:note-body><text:p text:style-name="Footnote">) 52a <text:span text:style-name="T2">daśam īśānāṃ] </text:span><text:s text:c="2"/>CNa; daśarīśānāṃ Ed</text:p></text:note-body></text:note></text:span><text:span text:style-name="T1"><text:s text:c="8"/></text:span><text:span text:style-name="T1"><text:note text:id="ftn173" text:note-class="footnote"><text:note-citation>173</text:note-citation><text:note-body><text:p text:style-name="Footnote">) 52b <text:span text:style-name="T2">parivāra°] </text:span><text:s text:c="2"/>CaCcEd; pari° Cb, parivāraṃ Na</text:p></text:note-body></text:note></text:span></text:p>
      <text:p text:style-name="Standard"><text:soft-page-break/><text:span text:style-name="T1">śatānāṃ pṛthag ekaikaṃ sahasraiḥ parivāritam||1-52|| <text:s text:c="7"/></text:span><text:span text:style-name="T1"><text:note text:id="ftn174" text:note-class="footnote"><text:note-citation>174</text:note-citation><text:note-body><text:p text:style-name="Footnote">) 52d <text:span text:style-name="T2">°vāritam] </text:span><text:s text:c="2"/>CaCbCc&lt;corr&gt;pc&lt;/corr&gt;Na; °vāritā Cc&lt;corr&gt;ac&lt;/corr&gt;, °vāritāḥ Ed</text:p></text:note-body></text:note></text:span></text:p>
      <text:p text:style-name="Standard"><text:span text:style-name="T1">sahasreṣu ca ekaikam ayutaiḥ parivāritam| <text:s text:c="7"/></text:span><text:span text:style-name="T1"><text:note text:id="ftn175" text:note-class="footnote"><text:note-citation>175</text:note-citation><text:note-body><text:p text:style-name="Footnote">) 53ab <text:span text:style-name="T2">ekaikam a°] </text:span><text:s text:c="2"/>CaCbEd; ekaikaṃ ma° CcNa</text:p></text:note-body></text:note></text:span><text:span text:style-name="T1"><text:s text:c="8"/></text:span><text:span text:style-name="T1"><text:note text:id="ftn176" text:note-class="footnote"><text:note-citation>176</text:note-citation><text:note-body><text:p text:style-name="Footnote">) 53b <text:span text:style-name="T2">parivāritam] </text:span><text:s text:c="2"/>CNa; parivāritamāḥ Ed</text:p></text:note-body></text:note></text:span></text:p>
      <text:p text:style-name="Standard"><text:span text:style-name="T1">ayutaiḥ prayutair vṛndaiḥ prayutair niyutair vṛtaḥ||1-53|| <text:s text:c="7"/></text:span><text:span text:style-name="T1"><text:note text:id="ftn177" text:note-class="footnote"><text:note-citation>177</text:note-citation><text:note-body><text:p text:style-name="Footnote">) 53c <text:span text:style-name="T2">ayutaiḥ] </text:span><text:s text:c="2"/>CNa; ayutaṃ Ed</text:p></text:note-body></text:note></text:span><text:span text:style-name="T1"><text:s text:c="8"/></text:span><text:span text:style-name="T1"><text:note text:id="ftn178" text:note-class="footnote"><text:note-citation>178</text:note-citation><text:note-body><text:p text:style-name="Footnote">) 53d <text:span text:style-name="T2">prayutair ni°] </text:span><text:s text:c="2"/>CaCbNa; prayuter ni° Cc, prayutaṃ ni° Ed</text:p></text:note-body></text:note></text:span></text:p>
      <text:p text:style-name="Standard"><text:span text:style-name="T1">ekaikasya parīvāro niyutaḥ pṛthag eva ca| <text:s text:c="7"/></text:span><text:span text:style-name="T1"><text:note text:id="ftn179" text:note-class="footnote"><text:note-citation>179</text:note-citation><text:note-body><text:p text:style-name="Footnote">) 54a <text:span text:style-name="T2">parīvāro] </text:span><text:s text:c="2"/>CNa; parivāro Ed</text:p></text:note-body></text:note></text:span><text:span text:style-name="T1"><text:s text:c="8"/></text:span><text:span text:style-name="T1"><text:note text:id="ftn180" text:note-class="footnote"><text:note-citation>180</text:note-citation><text:note-body><text:p text:style-name="Footnote">) 54b <text:span text:style-name="T2">niyutaḥ] </text:span><text:s text:c="2"/>CaCbNaEd; niyuta Cc</text:p></text:note-body></text:note></text:span></text:p>
      <text:p text:style-name="Standard"><text:span text:style-name="T1">koṭibhir daśakoṭyena ekaikaḥ parivāritaḥ||1-54|| <text:s text:c="7"/></text:span><text:span text:style-name="T1"><text:note text:id="ftn181" text:note-class="footnote"><text:note-citation>181</text:note-citation><text:note-body><text:p text:style-name="Footnote">) 54c <text:span text:style-name="T2">koṭibhir da°] </text:span><text:s text:c="2"/>CaCcNaEd; koṭibhi Cb â€¢ <text:s text:c="16"/><text:span text:style-name="T2">°koṭyena] </text:span><text:s text:c="2"/>CEd; °koṭyona Na</text:p></text:note-body></text:note></text:span><text:span text:style-name="T1"><text:s text:c="8"/></text:span><text:span text:style-name="T1"><text:note text:id="ftn182" text:note-class="footnote"><text:note-citation>182</text:note-citation><text:note-body><text:p text:style-name="Footnote">) 54d <text:span text:style-name="T2">ekaikaḥ] </text:span><text:s text:c="2"/>CaCbNaEd; ekaika Cc â€¢ <text:s text:c="16"/><text:span text:style-name="T2">parivāritaḥ] </text:span><text:s text:c="2"/>CbCcNaEd; parivāriâ‰€taḥâ‰€ Ca</text:p></text:note-body></text:note></text:span></text:p>
      <text:p text:style-name="Standard"><text:span text:style-name="T1">daśakoṭiṣu ekaikaṃ vṛndavṛndabhṛtair vṛtam| <text:s text:c="7"/></text:span><text:span text:style-name="T1"><text:note text:id="ftn183" text:note-class="footnote"><text:note-citation>183</text:note-citation><text:note-body><text:p text:style-name="Footnote">) 55a <text:span text:style-name="T2">°koṭiṣu] </text:span><text:s text:c="2"/>CbCcEd; °koṭīṣu CaNa</text:p></text:note-body></text:note></text:span><text:span text:style-name="T1"><text:s text:c="8"/></text:span><text:span text:style-name="T1"><text:note text:id="ftn184" text:note-class="footnote"><text:note-citation>184</text:note-citation><text:note-body><text:p text:style-name="Footnote">) 55b <text:span text:style-name="T2">°vṛndabhṛtair vṛtam] </text:span><text:s text:c="2"/>C; °vṛndavṛtair vṛtaṃ Na, °vṛndaṃ vṛtair vṛtaḥ Ed</text:p></text:note-body></text:note></text:span></text:p>
      <text:p text:style-name="Standard"><text:span text:style-name="T1">vṛndavargeṣu ekaikaṃ kharvabhiḥ parivāritam||1-55|| <text:s text:c="7"/></text:span><text:span text:style-name="T1"><text:note text:id="ftn185" text:note-class="footnote"><text:note-citation>185</text:note-citation><text:note-body><text:p text:style-name="Footnote">) 55d <text:span text:style-name="T2">°vāritam] </text:span><text:s text:c="2"/>CNa; °vāritaḥ Ed</text:p></text:note-body></text:note></text:span></text:p>
      <text:p text:style-name="Standard"><text:span text:style-name="T1">kharvavargeṣu ekaikaṃ daśakharvagaṇair vṛtam| <text:s text:c="7"/></text:span><text:span text:style-name="T1"><text:note text:id="ftn186" text:note-class="footnote"><text:note-citation>186</text:note-citation><text:note-body><text:p text:style-name="Footnote">) 56b <text:span text:style-name="T2">°gaṇair vṛtam] </text:span><text:s text:c="2"/>CaCcNa; °gaṇai vṛtam Cb, °gaṇair vṛtaḥ Ed</text:p></text:note-body></text:note></text:span></text:p>
      <text:p text:style-name="Standard"><text:span text:style-name="T1">daśakharveṣu ekaikaṃ śaṅkubhiḥ parivāritam||1-56|| <text:s text:c="7"/></text:span><text:span text:style-name="T1"><text:note text:id="ftn187" text:note-class="footnote"><text:note-citation>187</text:note-citation><text:note-body><text:p text:style-name="Footnote">) 56d <text:span text:style-name="T2">°vāritam] </text:span><text:s text:c="2"/>CNa; °vāritaḥ Ed</text:p></text:note-body></text:note></text:span></text:p>
      <text:p text:style-name="Standard"><text:span text:style-name="T1">śaṅkubhiḥ pṛthag ekaikaṃ padmena parivāritam| <text:s text:c="7"/></text:span><text:span text:style-name="T1"><text:note text:id="ftn188" text:note-class="footnote"><text:note-citation>188</text:note-citation><text:note-body><text:p text:style-name="Footnote">) 57a <text:span text:style-name="T2">pṛthag ekaikaṃ] </text:span><text:s text:c="2"/><text:span text:style-name="T3">eme. </text:span>&lt;/i&gt;; pṛthag enaiva CaCcNaEd, pṛthag ainaiva Cb</text:p></text:note-body></text:note></text:span><text:span text:style-name="T1"><text:s text:c="8"/></text:span><text:span text:style-name="T1"><text:note text:id="ftn189" text:note-class="footnote"><text:note-citation>189</text:note-citation><text:note-body><text:p text:style-name="Footnote">) 57b <text:span text:style-name="T2">°vāritam] </text:span><text:s text:c="2"/>Na&lt;corr&gt;pc&lt;/corr&gt;; °vāritaḥ CEd, °taṃ Na&lt;corr&gt;ac&lt;/corr&gt;</text:p></text:note-body></text:note></text:span></text:p>
      <text:p text:style-name="Standard"><text:span text:style-name="T1">padmavargeṣu ekaikaṃ samudraiḥ parivāritam||1-57|| <text:s text:c="7"/></text:span><text:span text:style-name="T1"><text:note text:id="ftn190" text:note-class="footnote"><text:note-citation>190</text:note-citation><text:note-body><text:p text:style-name="Footnote">) 57d <text:span text:style-name="T2">samudraiḥ] </text:span><text:s text:c="2"/>CcNaEd; samudaiḥ Ca, damuâ‰€daiḥâ‰€ Cb â€¢ <text:s text:c="16"/><text:span text:style-name="T2">°vāritam] </text:span><text:s text:c="2"/>CNa; °vāritaḥ Ed</text:p></text:note-body></text:note></text:span></text:p>
      <text:p text:style-name="Standard"><text:span text:style-name="T1">samudreṣu tathaikaikaṃ madhyasaṃkhyais tu tair vṛtam| <text:s text:c="7"/></text:span><text:span text:style-name="T1"><text:note text:id="ftn191" text:note-class="footnote"><text:note-citation>191</text:note-citation><text:note-body><text:p text:style-name="Footnote">) 58a <text:span text:style-name="T2">tathai°] </text:span><text:s text:c="2"/>CaCbNaEd; tathe° Cc</text:p></text:note-body></text:note></text:span><text:span text:style-name="T1"><text:s text:c="8"/></text:span><text:span text:style-name="T1"><text:note text:id="ftn192" text:note-class="footnote"><text:note-citation>192</text:note-citation><text:note-body><text:p text:style-name="Footnote">) 58b <text:span text:style-name="T2">madhyasaṃkhyais tu tair vṛtam] </text:span><text:s text:c="2"/>CNa; <text:s text:c="23"/>madhye śaṅkhyāyutair vṛtaḥ Ed</text:p></text:note-body></text:note></text:span></text:p>
      <text:p text:style-name="Standard"><text:span text:style-name="T1">madhyasaṃkhyeṣu ekaikam anantaiḥ parivāritam||1-58|| <text:s text:c="7"/></text:span><text:span text:style-name="T1"><text:note text:id="ftn193" text:note-class="footnote"><text:note-citation>193</text:note-citation><text:note-body><text:p text:style-name="Footnote">) 58c <text:span text:style-name="T2">madhyasaṃkhyeṣu] </text:span><text:s text:c="2"/>CNa; madhye śaṃkheṣu Ed</text:p></text:note-body></text:note></text:span><text:span text:style-name="T1"><text:s text:c="8"/></text:span><text:span text:style-name="T1"><text:note text:id="ftn194" text:note-class="footnote"><text:note-citation>194</text:note-citation><text:note-body><text:p text:style-name="Footnote">) 58d <text:span text:style-name="T2">°vāritam] </text:span><text:s text:c="2"/>CNa; °vāritaḥ Ed</text:p></text:note-body></text:note></text:span></text:p>
      <text:p text:style-name="Standard"><text:span text:style-name="T1">ananteṣu ca ekaikaṃ parārdhaparivāritam| <text:s text:c="7"/></text:span><text:span text:style-name="T1"><text:note text:id="ftn195" text:note-class="footnote"><text:note-citation>195</text:note-citation><text:note-body><text:p text:style-name="Footnote">) 59b <text:span text:style-name="T2">parārdhaparivāritam] </text:span><text:s text:c="2"/>CaCbNa; parārdhaÃ—Ã—Ã—ritam Cc, <text:s text:c="59"/>parārdhaiḥ parivāritaḥ Ed</text:p></text:note-body></text:note></text:span></text:p>
      <text:p text:style-name="Standard"><text:span text:style-name="T1">parārdheṣu ca ekaikaṃ pareṇa parivāritam| <text:s text:c="7"/></text:span><text:span text:style-name="T1"><text:note text:id="ftn196" text:note-class="footnote"><text:note-citation>196</text:note-citation><text:note-body><text:p text:style-name="Footnote">) 59d <text:span text:style-name="T2">°vāritam] </text:span><text:s text:c="2"/>CNa; °vāritaḥ Ed</text:p></text:note-body></text:note></text:span></text:p>
      <text:p text:style-name="Standard"><text:span text:style-name="T1">eṣa vai kathito vipra śakyaṃ sāṃkhyam udīritam|| <text:s text:c="7"/></text:span><text:span text:style-name="T1"><text:note text:id="ftn197" text:note-class="footnote"><text:note-citation>197</text:note-citation><text:note-body><text:p text:style-name="Footnote">) 59e <text:span text:style-name="T2">kathito] </text:span><text:s text:c="2"/>CNa; kathitā Ed</text:p></text:note-body></text:note></text:span><text:span text:style-name="T1"><text:s text:c="8"/></text:span><text:span text:style-name="T1"><text:note text:id="ftn198" text:note-class="footnote"><text:note-citation>198</text:note-citation><text:note-body><text:p text:style-name="Footnote">) 59f <text:span text:style-name="T2">śakyaṃ] </text:span><text:s text:c="2"/>CaCbNaEd; śakya Cc â€¢ <text:s text:c="16"/><text:span text:style-name="T2">sāṃkhyam u°] </text:span><text:s text:c="2"/>CaCc; sākhyam u° Cb, syakhyam u° Na, saṃkhyām u° Ed</text:p></text:note-body></text:note></text:span><text:span text:style-name="T1"><text:s/>pramāṇam </text:span></text:p>
      <text:p text:style-name="Standard"><text:span text:style-name="T1">pramāṇaṃ śṛṇu me vipra saṃkṣepād bruvato mama| <text:s text:c="7"/></text:span><text:span text:style-name="T1"><text:note text:id="ftn199" text:note-class="footnote"><text:note-citation>199</text:note-citation><text:note-body><text:p text:style-name="Footnote">) 60a <text:span text:style-name="T2">pramāṇaṃ] </text:span><text:s text:c="2"/>CcNaEd; praṇāmaṃ CaCb</text:p></text:note-body></text:note></text:span><text:span text:style-name="T1"><text:s text:c="8"/></text:span><text:span text:style-name="T1"><text:note text:id="ftn200" text:note-class="footnote"><text:note-citation>200</text:note-citation><text:note-body><text:p text:style-name="Footnote">) 60b <text:span text:style-name="T2">°ād bruvato] </text:span><text:s text:c="2"/>CaCcNaEd; °ād vadato Cb</text:p></text:note-body></text:note></text:span></text:p>
      <text:p text:style-name="Standard"><text:span text:style-name="T1">candrodaye pūrṇamāsyāṃ vapur aṇḍasya tādṛśam||1-60||</text:span></text:p>
      <text:p text:style-name="Standard"><text:span text:style-name="T1">koṭikoṭisahasraṃ tu yojanānāṃ samantataḥ|</text:span></text:p>
      <text:p text:style-name="Standard"><text:soft-page-break/><text:span text:style-name="T1">aṇḍānāṃ ca parīmāṇaṃ brahmaṇā parikīrtitam||1-61|| <text:s text:c="7"/></text:span><text:span text:style-name="T1"><text:note text:id="ftn201" text:note-class="footnote"><text:note-citation>201</text:note-citation><text:note-body><text:p text:style-name="Footnote">) 61a <text:span text:style-name="T2">parī°] </text:span><text:s text:c="2"/>CaCcNaEd; pari° Cb(&lt;i&gt;unmetrical&lt;/i&gt;)</text:p></text:note-body></text:note></text:span><text:span text:style-name="T1"><text:s text:c="8"/></text:span><text:span text:style-name="T1"><text:note text:id="ftn202" text:note-class="footnote"><text:note-citation>202</text:note-citation><text:note-body><text:p text:style-name="Footnote">) 61b <text:span text:style-name="T2">brahmaṇā] </text:span><text:s text:c="2"/>CaCbNaEd; Ã—Ã—Ã— Cc â€¢ <text:s text:c="16"/><text:span text:style-name="T2">°kīrtitam] </text:span><text:s text:c="2"/>CaCbEd; °kīrtiâ‰€tāḥâ‰€ Cc, °kīrtitaḥ Na</text:p></text:note-body></text:note></text:span></text:p>
      <text:p text:style-name="Standard"><text:span text:style-name="T1">saptakoṭisahasrāṇi saptakoṭiśatāni ca|</text:span></text:p>
      <text:p text:style-name="Standard"><text:span text:style-name="T1">viṃśakoṭiṣu gulmeṣu ūrdhvatas tapate raviḥ||1-62|| <text:s text:c="7"/></text:span><text:span text:style-name="T1"><text:note text:id="ftn203" text:note-class="footnote"><text:note-citation>203</text:note-citation><text:note-body><text:p text:style-name="Footnote">) 62d <text:span text:style-name="T2">raviḥ] </text:span><text:s text:c="2"/>CNa; ravi Ed</text:p></text:note-body></text:note></text:span></text:p>
      <text:p text:style-name="Standard"><text:span text:style-name="T1">pramāṇaṃ nāma saṃkhyā ca kīrtitāni samāsataḥ| <text:s text:c="7"/></text:span><text:span text:style-name="T1"><text:note text:id="ftn204" text:note-class="footnote"><text:note-citation>204</text:note-citation><text:note-body><text:p text:style-name="Footnote">) 63a <text:span text:style-name="T2">pramāṇaṃ] </text:span><text:s text:c="2"/>CaCcNaEd; praṇāmaṃ Cb</text:p></text:note-body></text:note></text:span></text:p>
      <text:p text:style-name="Standard"><text:span text:style-name="T1">brahmāṇḍaṃ cāprameyāṇāṃ lakṣaṇaṃ parikīrtitam||1-63|| <text:s text:c="7"/></text:span><text:span text:style-name="T1"><text:note text:id="ftn205" text:note-class="footnote"><text:note-citation>205</text:note-citation><text:note-body><text:p text:style-name="Footnote">) 63c <text:span text:style-name="T2">brahmāṇḍaṃ cā] </text:span><text:s text:c="2"/>Na; brahmāṇḍaś ca CaCb, â‰€brahmāṇḍāś cāâ‰€° Cc <text:s text:c="16"/><text:span text:style-name="T2">°meyāṇāṃ] </text:span><text:s text:c="2"/>CaNaEd; °meyāṇā CbCc</text:p></text:note-body></text:note></text:span><text:span text:style-name="T1"><text:s text:c="8"/></text:span><text:span text:style-name="T1"><text:note text:id="ftn206" text:note-class="footnote"><text:note-citation>206</text:note-citation><text:note-body><text:p text:style-name="Footnote">) 63d <text:span text:style-name="T2">°kīrtitam] </text:span><text:s text:c="2"/>CaCbNaEd; °kīrtitāḥ Cc</text:p></text:note-body></text:note></text:span><text:span text:style-name="T1"><text:s/>vedavyāsāḥ </text:span></text:p>
      <text:p text:style-name="Standard"><text:span text:style-name="T1">purāṇāśīsahasrāṇi śatāni dvijasattama| <text:s text:c="7"/></text:span><text:span text:style-name="T1"><text:note text:id="ftn207" text:note-class="footnote"><text:note-citation>207</text:note-citation><text:note-body><text:p text:style-name="Footnote">) 64b <text:span text:style-name="T2">°sattama] </text:span><text:s text:c="2"/>CaCbNaEd; Ã—Ã—maḥ <text:s/>Cc</text:p></text:note-body></text:note></text:span><text:span text:style-name="T1"><text:s text:c="8"/></text:span><text:span text:style-name="T1"><text:note text:id="ftn208" text:note-class="footnote"><text:note-citation>208</text:note-citation><text:note-body><text:p text:style-name="Footnote">Compare this list to Viá¹£á¹‡upurÄá¹‡a: 3.3.11--19: <text:s text:c="15"/>dvÄpare prathame vyastaá¸¥svayaá¹ƒ vedaá¸¥ svayaá¹ƒbhuvÄ| <text:s text:c="15"/>dvitÄ«ye dvÄpare caiva vedavyÄsaá¸¥ prajÄpati|| <text:s text:c="15"/>tá¹›tÄ«ye coÅ›anÄ vyÄsaÅ› caturthe ca bá¹›haspatiá¸¥| <text:s text:c="15"/>savitÄ paÃ±came vyÄsaá¸¥ á¹£aá¹£á¹­he má¹›tyuá¸¥ smá¹›taá¸¥ prabhuá¸¥|| <text:s text:c="15"/>saptame ca tathaivendro vasiá¹£á¹­haÅ› cÄá¹£á¹­ame smá¹›taá¸¥| <text:s text:c="15"/>sÄrasvataÅ› ca navame tridhÄmÄ daÅ›ame smá¹›taá¸¥|| <text:s text:c="15"/>ekÄdaÅ›e tu triÅ›ikho bharadvÄjas tataá¸¥ paraá¸¥| <text:s text:c="15"/>trayodaÅ›e cÄntariká¹£o vará¹‡Ä« cÄpi caturdaÅ›e|| <text:s text:c="15"/>trayyÄruá¹‡aá¸¥ paÃ±cadaÅ›e á¹£oá¸aÅ›e tu dhanaÃ±jayaá¸¥| <text:s text:c="15"/>kratuÃ±jayaá¸¥ saptadaÅ›e tadÅ«rdhvaá¹ƒ ca jayaá¸¥ smá¹›taá¸¥|| <text:s text:c="15"/>tato vyÄso bharadvÄjo bharadvÄjÄc ca gautamaá¸¥| <text:s text:c="15"/>gautamÄd uttaro vyÄso haryÄtmÄ yo 'bhidhÄ«yate|| <text:s text:c="15"/>atha haryÄtmanonte ca smá¹›to vÄjaÅ›ravÄmuniá¸¥| <text:s text:c="15"/>somaÅ›uá¹£kÄyaá¹‡as tasmÄt tá¹›á¹‡abindur iti smá¹›taá¸¥|| <text:s text:c="15"/>á¹›ká¹£obhÅ«dbhÄrgavas tasmÄd vÄlmÄ«kir yo 'bhidhÄ«yate| <text:s text:c="15"/>tasmÄd asmatpitÄ Å›aktir vyÄsas tasmÄd ahaá¹ƒ mune|| <text:s text:c="15"/>jÄtukará¹‡o 'bhavan mattaá¸¥ ká¹›á¹£á¹‡advaipÄyanas tataá¸¥| <text:s text:c="15"/>aá¹£á¹­aviá¹ƒÅ›atir ity ete vedavyÄsÄá¸¥ purÄtanÄá¸¥|| </text:p></text:note-body></text:note></text:span></text:p>
      <text:p text:style-name="Standard"><text:span text:style-name="T1">brahmaṇā kathitaṃ pūrṇaṃ mātariśvā yathātatham||1-64|| <text:s text:c="7"/></text:span><text:span text:style-name="T1"><text:note text:id="ftn209" text:note-class="footnote"><text:note-citation>209</text:note-citation><text:note-body><text:p text:style-name="Footnote">) 64c <text:span text:style-name="T2">pūrṇaṃ] </text:span><text:s text:c="2"/>CaCcNaEd; pūrve Cb</text:p></text:note-body></text:note></text:span><text:span text:style-name="T1"><text:s text:c="8"/></text:span><text:span text:style-name="T1"><text:note text:id="ftn210" text:note-class="footnote"><text:note-citation>210</text:note-citation><text:note-body><text:p text:style-name="Footnote">) 64d <text:span text:style-name="T2">°tatham] </text:span><text:s text:c="2"/>CaCbNaEd; °tathā Cc</text:p></text:note-body></text:note></text:span></text:p>
      <text:p text:style-name="Standard"><text:span text:style-name="T1">vāyunā pāda saṃkṣipya prāptaṃ cośanasaṃ purā| <text:s text:c="7"/></text:span><text:span text:style-name="T1"><text:note text:id="ftn211" text:note-class="footnote"><text:note-citation>211</text:note-citation><text:note-body><text:p text:style-name="Footnote">) 65b <text:span text:style-name="T2">prāptaṃ cośanasaṃ] </text:span><text:s text:c="2"/>CbNa; prāptaṃ causanasaṃ Ca, prāpta*ausanasaṃ Cc, <text:s text:c="58"/>prāptaś cośanasaṃ Ed</text:p></text:note-body></text:note></text:span></text:p>
      <text:p text:style-name="Standard"><text:span text:style-name="T1">tenāpi pāda saṃkṣipya prāptavāṃś ca bṛhaspatiḥ||1-65||</text:span></text:p>
      <text:p text:style-name="Standard"><text:span text:style-name="T1">bṛhaspatis tu provāca sūryaṃ triṃśatsahasrikam| <text:s text:c="7"/></text:span><text:span text:style-name="T1"><text:note text:id="ftn212" text:note-class="footnote"><text:note-citation>212</text:note-citation><text:note-body><text:p text:style-name="Footnote">) 66b <text:span text:style-name="T2">sūryaṃ] </text:span><text:s text:c="2"/>CcEd; sūryas CaNa, sūrya Cb â€¢ <text:s text:c="16"/><text:span text:style-name="T2">triṃśatsa°] </text:span><text:s text:c="2"/>CaCbNaEd; triṃśasa° Cc</text:p></text:note-body></text:note></text:span></text:p>
      <text:p text:style-name="Standard"><text:span text:style-name="T1">pañcaviṃśatsahasrāṇi mṛtyuṃ prāha divākaraḥ||1-66|| <text:s text:c="7"/></text:span><text:span text:style-name="T1"><text:note text:id="ftn213" text:note-class="footnote"><text:note-citation>213</text:note-citation><text:note-body><text:p text:style-name="Footnote">) 66c <text:span text:style-name="T2">°viṃśatsahasrāṇi] </text:span><text:s text:c="2"/><text:span text:style-name="T3">corr. </text:span>&lt;/i&gt;; °viṃśahasrāṇi Ca, <text:s text:c="51"/>°viṃśasahasrāṇi CbCcNa, °viśatsahasrāṇi Ed</text:p></text:note-body></text:note></text:span></text:p>
      <text:p text:style-name="Standard"><text:span text:style-name="T1">ekaviṃśatsahasrāṇi mṛtyunendrāya kīrtitam| <text:s text:c="8"/></text:span><text:span text:style-name="T1"><text:note text:id="ftn214" text:note-class="footnote"><text:note-citation>214</text:note-citation><text:note-body><text:p text:style-name="Footnote">) 67a <text:span text:style-name="T2">°viṃśat°] </text:span><text:s text:c="2"/>Ed; °viṃśa° CNa</text:p></text:note-body></text:note></text:span><text:span text:style-name="T1"><text:s text:c="8"/></text:span><text:span text:style-name="T1"><text:note text:id="ftn215" text:note-class="footnote"><text:note-citation>215</text:note-citation><text:note-body><text:p text:style-name="Footnote">) 67b <text:span text:style-name="T2">kīrtitam] </text:span><text:s text:c="2"/>Ed; kīrtitaḥ CaCbNa, kīrtitāḥ Cc</text:p></text:note-body></text:note></text:span></text:p>
      <text:p text:style-name="Standard"><text:span text:style-name="T1">indreṇāha vasiṣṭhāya viṃśatślokasahasrikam||1-67|| <text:s text:c="7"/></text:span><text:span text:style-name="T1"><text:note text:id="ftn216" text:note-class="footnote"><text:note-citation>216</text:note-citation><text:note-body><text:p text:style-name="Footnote">) 67c <text:span text:style-name="T2">vasiṣṭhāya] </text:span><text:s text:c="2"/>CaCcNaEd; viśiṣṭhāya Cb</text:p></text:note-body></text:note></text:span><text:span text:style-name="T1"><text:s text:c="8"/></text:span><text:span text:style-name="T1"><text:note text:id="ftn217" text:note-class="footnote"><text:note-citation>217</text:note-citation><text:note-body><text:p text:style-name="Footnote">) 67d <text:span text:style-name="T2">viṃśatślo°] </text:span><text:s text:c="2"/><text:span text:style-name="T3">corr. </text:span>&lt;/i&gt;; viṃśaślo° CaCcNaEd, viśaślo° Cb</text:p></text:note-body></text:note></text:span></text:p>
      <text:p text:style-name="Standard"><text:span text:style-name="T1">aṣṭādaśasahasrāṇi tena sārasvatāya tu|</text:span></text:p>
      <text:p text:style-name="Standard"><text:span text:style-name="T1">sārasvatas tridhāmāya sahasradaśa sapta ca||1-68|| <text:s text:c="7"/></text:span><text:span text:style-name="T1"><text:note text:id="ftn218" text:note-class="footnote"><text:note-citation>218</text:note-citation><text:note-body><text:p text:style-name="Footnote">) 68c <text:span text:style-name="T2">sārasvatas tri°] </text:span><text:s text:c="2"/><text:span text:style-name="T3">eme. </text:span>&lt;/i&gt;; sārasvatā tri° CaCcNaEd, sārasvatās tri° Cb â€¢ <text:s text:c="16"/><text:span text:style-name="T2">°dhāmāya] </text:span><text:s text:c="2"/>CNa&lt;corr&gt;pc&lt;/corr&gt;Ed; <text:span text:style-name="T3">omitted in </text:span>Na&lt;corr&gt;ac&lt;/corr&gt;</text:p></text:note-body></text:note></text:span></text:p>
      <text:p text:style-name="Standard"><text:soft-page-break/><text:span text:style-name="T1">ṣoḍaśānāṃ sahasrāṇi bharadvājāya vai tataḥ| <text:s text:c="7"/></text:span><text:span text:style-name="T1"><text:note text:id="ftn219" text:note-class="footnote"><text:note-citation>219</text:note-citation><text:note-body><text:p text:style-name="Footnote">) 69b <text:span text:style-name="T2">bhara°] </text:span><text:s text:c="2"/>CaCbNaEd; bhāra° Cc</text:p></text:note-body></text:note></text:span></text:p>
      <text:p text:style-name="Standard"><text:span text:style-name="T1">daśa pañcasahasrāṇi trivṛṣāya abhāṣata||1-69|| <text:s text:c="7"/></text:span><text:span text:style-name="T1"><text:note text:id="ftn220" text:note-class="footnote"><text:note-citation>220</text:note-citation><text:note-body><text:p text:style-name="Footnote">) 69d <text:span text:style-name="T2">abhāṣata] </text:span><text:s text:c="2"/>CaCbNa; aâ‰€bhāṣataâ‰€ Cc, abhāṣataḥ Ed</text:p></text:note-body></text:note></text:span></text:p>
      <text:p text:style-name="Standard"><text:span text:style-name="T1">caturdaśasahasrāṇi antarīkṣāya vai tataḥ|</text:span></text:p>
      <text:p text:style-name="Standard"><text:span text:style-name="T1">trayyāruṇiṃ sahasrāṇi trayodaśa abhāṣata||1-70|| <text:s text:c="7"/></text:span><text:span text:style-name="T1"><text:note text:id="ftn221" text:note-class="footnote"><text:note-citation>221</text:note-citation><text:note-body><text:p text:style-name="Footnote">) 70c <text:span text:style-name="T2">trayyāruṇiṃ] </text:span><text:s text:c="2"/><text:span text:style-name="T3">corr. </text:span>&lt;/i&gt;; tryaiyāruṇi CaCbNa, traiyāruṇi CcEd</text:p></text:note-body></text:note></text:span><text:span text:style-name="T1"><text:s text:c="8"/></text:span><text:span text:style-name="T1"><text:note text:id="ftn222" text:note-class="footnote"><text:note-citation>222</text:note-citation><text:note-body><text:p text:style-name="Footnote">) 70d <text:span text:style-name="T2">abhāṣata] </text:span><text:s text:c="2"/>CaCc; abhāṣataḥ Cb, svabhāvata Na, hy abhāṣata Ed</text:p></text:note-body></text:note></text:span></text:p>
      <text:p text:style-name="Standard"><text:span text:style-name="T1">trayyāruṇis tu viprendro dhanaṃjayam abhāṣata| <text:s text:c="7"/></text:span><text:span text:style-name="T1"><text:note text:id="ftn223" text:note-class="footnote"><text:note-citation>223</text:note-citation><text:note-body><text:p text:style-name="Footnote">) 71a <text:span text:style-name="T2">trayyāruṇi°] </text:span><text:s text:c="2"/><text:span text:style-name="T3">corr. </text:span>&lt;/i&gt;; tryaiyāruṇi° C, traiyāruṇi° NaEd â€¢ <text:s text:c="16"/><text:span text:style-name="T2">viprendro] </text:span><text:s text:c="2"/>CaCbNaEd; viprenda Cc</text:p></text:note-body></text:note></text:span><text:span text:style-name="T1"><text:s text:c="8"/></text:span><text:span text:style-name="T1"><text:note text:id="ftn224" text:note-class="footnote"><text:note-citation>224</text:note-citation><text:note-body><text:p text:style-name="Footnote">) 71b <text:span text:style-name="T2">dhanaṃjaya°] </text:span><text:s text:c="2"/>CNa&lt;corr&gt;pc&lt;/corr&gt;Ed; dhana° Na&lt;corr&gt;ac&lt;/corr&gt; â€¢ <text:s text:c="16"/><text:span text:style-name="T2">°bhāṣata] </text:span><text:s text:c="2"/>CaCcNa; °bhāṣataḥ CbEd</text:p></text:note-body></text:note></text:span></text:p>
      <text:p text:style-name="Standard"><text:span text:style-name="T1">dvādaśāni sahasrāṇi saṃkṣipya punar abravīt||1-71||</text:span></text:p>
      <text:p text:style-name="Standard"><text:span text:style-name="T1">kṛtaṃjayāya samprāpto dhanaṃjayamahāmuniḥ|</text:span></text:p>
      <text:p text:style-name="Standard"><text:span text:style-name="T1">kṛtaṃjayād dvijaśreṣṭha ṛṇaṃjayamahātmane||1-72|| <text:s text:c="7"/></text:span><text:span text:style-name="T1"><text:note text:id="ftn225" text:note-class="footnote"><text:note-citation>225</text:note-citation><text:note-body><text:p text:style-name="Footnote">) 72c <text:span text:style-name="T2">°jayād dvi°] </text:span><text:s text:c="2"/>CaNaEd; °jayā dvi° CbCc â€¢ <text:s text:c="16"/><text:span text:style-name="T2">°śreṣṭha] </text:span><text:s text:c="2"/>CNa; °śreṣṭho Ed</text:p></text:note-body></text:note></text:span><text:span text:style-name="T1"><text:s text:c="8"/></text:span><text:span text:style-name="T1"><text:note text:id="ftn226" text:note-class="footnote"><text:note-citation>226</text:note-citation><text:note-body><text:p text:style-name="Footnote">) 72d <text:span text:style-name="T2">ṛṇaṃjaya°] </text:span><text:s text:c="2"/>CaCcNaEd; ṛṇaṃjāya° Cb</text:p></text:note-body></text:note></text:span></text:p>
      <text:p text:style-name="Standard"><text:span text:style-name="T1">ṛṇañjayāt punaḥ prāpto gautamāya maharṣiṇe| <text:s text:c="7"/></text:span><text:span text:style-name="T1"><text:note text:id="ftn227" text:note-class="footnote"><text:note-citation>227</text:note-citation><text:note-body><text:p text:style-name="Footnote">) 73a <text:span text:style-name="T2">prāpto] </text:span><text:s text:c="2"/>CNa; prāptau Ed</text:p></text:note-body></text:note></text:span></text:p>
      <text:p text:style-name="Standard"><text:span text:style-name="T1">gautamāc ca bharadvājas tasmād dharmadvatāya tu||1-73|| <text:s text:c="7"/></text:span><text:span text:style-name="T1"><text:note text:id="ftn228" text:note-class="footnote"><text:note-citation>228</text:note-citation><text:note-body><text:p text:style-name="Footnote">) 73c <text:span text:style-name="T2">bharadvāja°] </text:span><text:s text:c="2"/>CaCcNaEd; bharadvāra° Cb</text:p></text:note-body></text:note></text:span><text:span text:style-name="T1"><text:s text:c="8"/></text:span><text:span text:style-name="T1"><text:note text:id="ftn229" text:note-class="footnote"><text:note-citation>229</text:note-citation><text:note-body><text:p text:style-name="Footnote">) 73d <text:span text:style-name="T2">dharmadvatāya] </text:span><text:s text:c="2"/>CNa; damyāddamāya Ed</text:p></text:note-body></text:note></text:span></text:p>
      <text:p text:style-name="Standard"><text:span text:style-name="T1">rājaśravās tataḥ prāptaḥ somaśuṣmāya vai tataḥ| <text:s text:c="7"/></text:span><text:span text:style-name="T1"><text:note text:id="ftn230" text:note-class="footnote"><text:note-citation>230</text:note-citation><text:note-body><text:p text:style-name="Footnote">) 74a <text:span text:style-name="T2">rājaśravās] </text:span><text:s text:c="2"/><text:span text:style-name="T3">eme. </text:span>&lt;/i&gt;; rājaśrava CNaEd</text:p></text:note-body></text:note></text:span></text:p>
      <text:p text:style-name="Standard"><text:span text:style-name="T1">somaśuṣmāt tataḥ prāptas tṛṇabindus tu bho dvija||1-74|| <text:s text:c="7"/></text:span><text:span text:style-name="T1"><text:note text:id="ftn231" text:note-class="footnote"><text:note-citation>231</text:note-citation><text:note-body><text:p text:style-name="Footnote">) 74c <text:span text:style-name="T2">°śuṣmāt ta°] </text:span><text:s text:c="2"/>CEd; °śuṣmā ta° Na</text:p></text:note-body></text:note></text:span><text:span text:style-name="T1"><text:s text:c="8"/></text:span><text:span text:style-name="T1"><text:note text:id="ftn232" text:note-class="footnote"><text:note-citation>232</text:note-citation><text:note-body><text:p text:style-name="Footnote">) 74cd <text:span text:style-name="T2">prāptas tṛ°] </text:span><text:s text:c="2"/>CaCbNaEd; prāâ‰€pta tṛâ‰€° Cc</text:p></text:note-body></text:note></text:span><text:span text:style-name="T1"><text:s text:c="8"/></text:span><text:span text:style-name="T1"><text:note text:id="ftn233" text:note-class="footnote"><text:note-citation>233</text:note-citation><text:note-body><text:p text:style-name="Footnote">) 74d <text:span text:style-name="T2">bho] </text:span><text:s text:c="2"/>CaCcNaEd; <text:span text:style-name="T3">omitted in </text:span>Cb</text:p></text:note-body></text:note></text:span></text:p>
      <text:p text:style-name="Standard"><text:span text:style-name="T1">tṛṇabindus tu vṛkṣāya vṛkṣaḥ śaktim abhāṣata| <text:s text:c="7"/></text:span><text:span text:style-name="T1"><text:note text:id="ftn234" text:note-class="footnote"><text:note-citation>234</text:note-citation><text:note-body><text:p text:style-name="Footnote">) 75b <text:span text:style-name="T2">abhāṣata] </text:span><text:s text:c="2"/>CaCbNa; abhāṣataḥ CcEd</text:p></text:note-body></text:note></text:span></text:p>
      <text:p text:style-name="Standard"><text:span text:style-name="T1">śaktiḥ parāśaraṃ prāha jātūkarṇāya vai tataḥ||1-75|| <text:s text:c="7"/></text:span><text:span text:style-name="T1"><text:note text:id="ftn235" text:note-class="footnote"><text:note-citation>235</text:note-citation><text:note-body><text:p text:style-name="Footnote">) 75d <text:span text:style-name="T2">jātū°] </text:span><text:s text:c="2"/><text:span text:style-name="T3">corr. </text:span>&lt;/i&gt;; jatu° CaCcNaEd, tu° Cb</text:p></text:note-body></text:note></text:span></text:p>
      <text:p text:style-name="Standard"><text:span text:style-name="T1">dvaipāyanaṃ tu provāca jātūkarṇo maharṣiṇam| <text:s text:c="7"/></text:span><text:span text:style-name="T1"><text:note text:id="ftn236" text:note-class="footnote"><text:note-citation>236</text:note-citation><text:note-body><text:p text:style-name="Footnote">) 76a <text:span text:style-name="T2">dvaipāyanaṃ tu] </text:span><text:s text:c="2"/><text:span text:style-name="T3">eme. </text:span>&lt;/i&gt;; dvaipāyanas tu CNa, dvaipāyanāya Ed</text:p></text:note-body></text:note></text:span><text:span text:style-name="T1"><text:s text:c="8"/></text:span><text:span text:style-name="T1"><text:note text:id="ftn237" text:note-class="footnote"><text:note-citation>237</text:note-citation><text:note-body><text:p text:style-name="Footnote">) 76b <text:span text:style-name="T2">jātūkarṇo maharṣiṇam] </text:span><text:s text:c="2"/><text:span text:style-name="T3">eme. </text:span>&lt;/i&gt;; <text:s text:c="24"/>jatukarṇo maharṣiṇam CaCbNa&lt;corr&gt;pc&lt;/corr&gt;, jatukarṇā maharṣiṇaḥ Cc, <text:s text:c="24"/>jakarṇo maharṣiṇaṃ Na&lt;corr&gt;ac&lt;/corr&gt;, jatukarṇamaharṣiṇā Ed</text:p></text:note-body></text:note></text:span></text:p>
      <text:p text:style-name="Standard"><text:span text:style-name="T1">romaharṣāya samprāpto dvaipāyanamahāmuniḥ||1-76|| <text:s text:c="7"/></text:span><text:span text:style-name="T1"><text:note text:id="ftn238" text:note-class="footnote"><text:note-citation>238</text:note-citation><text:note-body><text:p text:style-name="Footnote">) 76d <text:span text:style-name="T2">°muniḥ] </text:span><text:s text:c="2"/>CNa; °muni Ed</text:p></text:note-body></text:note></text:span></text:p>
      <text:p text:style-name="Standard"><text:span text:style-name="T1">romaharṣāya provāca putrāyāmitabuddhaye| <text:s text:c="7"/></text:span><text:span text:style-name="T1"><text:note text:id="ftn239" text:note-class="footnote"><text:note-citation>239</text:note-citation><text:note-body><text:p text:style-name="Footnote">) 77a <text:span text:style-name="T2">°harṣāya] </text:span><text:s text:c="2"/>CNa; °harṣaṇāya Ed</text:p></text:note-body></text:note></text:span></text:p>
      <text:p text:style-name="Standard"><text:span text:style-name="T1">daśadve ca sahasrāṇi purāṇaṃ samprakāśitam| <text:s text:c="7"/></text:span><text:span text:style-name="T1"><text:note text:id="ftn240" text:note-class="footnote"><text:note-citation>240</text:note-citation><text:note-body><text:p text:style-name="Footnote">) 77b <text:span text:style-name="T2">purāṇaṃ samprakāśitam] </text:span><text:s text:c="2"/>CaCbNaEd; purāṇa samprakāśitāṃ Cc</text:p></text:note-body></text:note></text:span></text:p>
      <text:p text:style-name="Standard"><text:span text:style-name="T1">mānuṣāṇāṃ hitārthāya kiṃ bhūyaḥ śrotum icchasi|| <text:s text:c="7"/></text:span><text:span text:style-name="T1"><text:note text:id="ftn241" text:note-class="footnote"><text:note-citation>241</text:note-citation><text:note-body><text:p text:style-name="Footnote">) 77e <text:span text:style-name="T2">mānuṣāṇāṃ] </text:span><text:s text:c="2"/>CaCcNaEd; manuṣāṇāṃ Cb</text:p></text:note-body></text:note></text:span><text:span text:style-name="T1"><text:s text:c="8"/></text:span><text:span text:style-name="T1"><text:note text:id="ftn242" text:note-class="footnote"><text:note-citation>242</text:note-citation><text:note-body><text:p text:style-name="Footnote">) 77f <text:span text:style-name="T2">bhūyaḥ] </text:span><text:s text:c="2"/>CNa; bhūya Ed â€¢ <text:s text:c="16"/><text:span text:style-name="T2">°cchasi] </text:span><text:s text:c="2"/>CaCbNaEd; °cchasīti Cc</text:p></text:note-body></text:note></text:span><text:span text:style-name="T1">&lt;TEXT&gt; </text:span></text:p>
      <text:p text:style-name="Standard"><text:span text:style-name="T1">||iti vṛṣasārasaṃgrahe brahmāṇḍasaṃkhyā nāmādhyāyaḥ prathamaḥ||</text:span></text:p>
      <text:p text:style-name="Standard"><text:span text:style-name="T1"><text:s text:c="8"/></text:span><text:span text:style-name="T1"><text:note text:id="ftn243" text:note-class="footnote"><text:note-citation>243</text:note-citation><text:note-body><text:p text:style-name="Footnote">) <text:s/>&lt;SKT&gt; Colophon: &lt;/SKT&gt; <text:span text:style-name="T2">nāmādhyāyaḥ prathamaḥ] </text:span><text:s text:c="2"/>CNa; <text:s text:c="32"/>nāma prathamo 'dhyāya Ed</text:p></text:note-body></text:note></text:span></text:p>
      <text:p text:style-name="Standard"><text:span text:style-name="T1">*** 2 ***</text:span></text:p>
      <text:p text:style-name="Standard"><text:soft-page-break/><text:span text:style-name="T1"><text:s/>dvitīyo 'dhyāyaḥ </text:span></text:p>
      <text:p text:style-name="Standard"><text:span text:style-name="T1">vigatarāga uvāca| </text:span></text:p>
      <text:p text:style-name="Standard"><text:span text:style-name="T1">śrutaṃ mayā janāgreṇa brahmāṇḍasya tu nirṇayam|</text:span></text:p>
      <text:p text:style-name="Standard"><text:span text:style-name="T1">pramāṇaṃ varṇarūpaṃ ca saṃkhyā tasya samāsataḥ||2-1||</text:span></text:p>
      <text:p text:style-name="Standard"><text:span text:style-name="T1">śivāṇḍeti tvayā prokto brahmāṇḍālayakīrtitaḥ| <text:s text:c="7"/></text:span><text:span text:style-name="T1"><text:note text:id="ftn244" text:note-class="footnote"><text:note-citation>244</text:note-citation><text:note-body><text:p text:style-name="Footnote">) 2b <text:span text:style-name="T2">brahmāṇḍā°] </text:span><text:s text:c="2"/>Ca; brahmāṇḍa Ed</text:p></text:note-body></text:note></text:span></text:p>
      <text:p text:style-name="Standard"><text:span text:style-name="T1">kīdṛśaṃ lakṣaṇaṃ jñeyaṃ pramāṇaṃ tasya vā kati||2-2||</text:span></text:p>
      <text:p text:style-name="Standard"><text:span text:style-name="T1">kasya vā layanaṃ jñeyaṃ pramāṇaṃ vātra vāsinaḥ| <text:s text:c="7"/></text:span><text:span text:style-name="T1"><text:note text:id="ftn245" text:note-class="footnote"><text:note-citation>245</text:note-citation><text:note-body><text:p text:style-name="Footnote">) 3a <text:span text:style-name="T2">layanaṃ] </text:span><text:s text:c="2"/>Ca; lakṣaṇaṃ Ed</text:p></text:note-body></text:note></text:span></text:p>
      <text:p text:style-name="Standard"><text:span text:style-name="T1">kā vā tatra prajā jñeyā ko vā tatra prajāpatiḥ||2-3|| <text:s text:c="7"/></text:span><text:span text:style-name="T1"><text:note text:id="ftn246" text:note-class="footnote"><text:note-citation>246</text:note-citation><text:note-body><text:p text:style-name="Footnote">) 3c <text:span text:style-name="T2">kā] </text:span><text:s text:c="2"/><text:span text:style-name="T3">eme. </text:span>&lt;/i&gt;; ko Ca, kiṃ Ed â€¢ <text:s text:c="16"/><text:span text:style-name="T2">prajā jñeyā] </text:span><text:s text:c="2"/>Ed; prajā*yā Ca</text:p></text:note-body></text:note></text:span><text:span text:style-name="T1"><text:s/>śivāṇḍasaṃkhyā </text:span></text:p>
      <text:p text:style-name="Standard"><text:span text:style-name="T1">anarthayajña uvāca| </text:span></text:p>
      <text:p text:style-name="Standard"><text:span text:style-name="T1">śivāṇḍalakṣaṇaṃ vipra na tvaṃ praṣṭum ihārhasi| <text:s text:c="7"/></text:span><text:span text:style-name="T1"><text:note text:id="ftn247" text:note-class="footnote"><text:note-citation>247</text:note-citation><text:note-body><text:p text:style-name="Footnote">) 4b <text:span text:style-name="T2">na tvaṃ] </text:span><text:s text:c="2"/>Ca; tatvaṃ Ed</text:p></text:note-body></text:note></text:span></text:p>
      <text:p text:style-name="Standard"><text:span text:style-name="T1">devatair api kā śaktir jñātuṃ draṣṭuṃ ca tattvataḥ||2-4|| <text:s text:c="7"/></text:span><text:span text:style-name="T1"><text:note text:id="ftn248" text:note-class="footnote"><text:note-citation>248</text:note-citation><text:note-body><text:p text:style-name="Footnote">) 4c <text:span text:style-name="T2">śaktir] </text:span><text:s text:c="2"/>Ca; śakti Ed</text:p></text:note-body></text:note></text:span></text:p>
      <text:p text:style-name="Standard"><text:span text:style-name="T1">agamyagamanaṃ guhyaṃ guhyād api samṛddhidam| <text:s text:c="7"/></text:span><text:span text:style-name="T1"><text:note text:id="ftn249" text:note-class="footnote"><text:note-citation>249</text:note-citation><text:note-body><text:p text:style-name="Footnote">) 5d <text:span text:style-name="T2">samṛddhidam] </text:span><text:s text:c="2"/>Ed; samuddhitam Ca</text:p></text:note-body></text:note></text:span></text:p>
      <text:p text:style-name="Standard"><text:span text:style-name="T1">na prabhur netaras tatra na daṇḍo na ca daṇḍakaḥ||2-5|| <text:s text:c="7"/></text:span><text:span text:style-name="T1"><text:note text:id="ftn250" text:note-class="footnote"><text:note-citation>250</text:note-citation><text:note-body><text:p text:style-name="Footnote">) 5d <text:span text:style-name="T2">daṇḍo] </text:span><text:s text:c="2"/>Ca; daṇḍyā Ed</text:p></text:note-body></text:note></text:span></text:p>
      <text:p text:style-name="Standard"><text:span text:style-name="T1">! na satyo nānṛtas tatra śuśīlo no duḥśīlavān| <text:s text:c="7"/></text:span><text:span text:style-name="T1"><text:note text:id="ftn251" text:note-class="footnote"><text:note-citation>251</text:note-citation><text:note-body><text:p text:style-name="Footnote">) 6a <text:span text:style-name="T2">satyo] </text:span><text:s text:c="2"/>Ca; satyau Ed â€¢ <text:s text:c="15"/><text:span text:style-name="T2">tatra] </text:span><text:s text:c="2"/>Ca; tatrā Ed</text:p></text:note-body></text:note></text:span><text:span text:style-name="T1"><text:s text:c="8"/></text:span><text:span text:style-name="T1"><text:note text:id="ftn252" text:note-class="footnote"><text:note-citation>252</text:note-citation><text:note-body><text:p text:style-name="Footnote">) 6b <text:span text:style-name="T2">no] </text:span><text:s text:c="2"/>Ed; * Ca</text:p></text:note-body></text:note></text:span></text:p>
      <text:p text:style-name="Standard"><text:span text:style-name="T1">nānṛjur na ca dambhitvaṃ na tṛṣṇā na ca īrṣyatā||2-6|| <text:s text:c="7"/></text:span><text:span text:style-name="T1"><text:note text:id="ftn253" text:note-class="footnote"><text:note-citation>253</text:note-citation><text:note-body><text:p text:style-name="Footnote">) 6c <text:span text:style-name="T2">nānṛjur] </text:span><text:s text:c="2"/><text:span text:style-name="T3">eme. </text:span>&lt;/i&gt;; nāṛjur CaEd</text:p></text:note-body></text:note></text:span><text:span text:style-name="T1"><text:s text:c="8"/></text:span><text:span text:style-name="T1"><text:note text:id="ftn254" text:note-class="footnote"><text:note-citation>254</text:note-citation><text:note-body><text:p text:style-name="Footnote">) 6d <text:span text:style-name="T2">īrṣyatā] </text:span><text:s text:c="2"/>Ca; irṣyatā Ed</text:p></text:note-body></text:note></text:span></text:p>
      <text:p text:style-name="Standard"><text:span text:style-name="T1">na krodho na ca lobho 'sti na māno 'sti na sūcakaḥ| <text:s text:c="7"/></text:span><text:span text:style-name="T1"><text:note text:id="ftn255" text:note-class="footnote"><text:note-citation>255</text:note-citation><text:note-body><text:p text:style-name="Footnote">) 7b <text:span text:style-name="T2">sūcakaḥ] </text:span><text:s text:c="2"/>Cb; sūyakaḥ CaNa, sūyaka Cc, steyakaḥ Ed(&lt;i&gt;unmetrical&lt;/i&gt;)</text:p></text:note-body></text:note></text:span></text:p>
      <text:p text:style-name="Standard"><text:span text:style-name="T1">īrṣyā dveṣo na tatrāsti na śaṭho na ca matsaraḥ||2-7|| <text:s text:c="7"/></text:span><text:span text:style-name="T1"><text:note text:id="ftn256" text:note-class="footnote"><text:note-citation>256</text:note-citation><text:note-body><text:p text:style-name="Footnote">) 7d <text:span text:style-name="T2">śaṭho] </text:span><text:s text:c="2"/>Ca; śaṭhe Ed â€¢ <text:s text:c="8"/><text:span text:style-name="T2">matsaraḥ] </text:span><text:s text:c="2"/>Ca; matsarāḥ Ed</text:p></text:note-body></text:note></text:span></text:p>
      <text:p text:style-name="Standard"><text:span text:style-name="T1">na vyādhir na jarās tatra na śoko 'sti na viklavaḥ| <text:s text:c="7"/></text:span><text:span text:style-name="T1"><text:note text:id="ftn257" text:note-class="footnote"><text:note-citation>257</text:note-citation><text:note-body><text:p text:style-name="Footnote">) 8b <text:span text:style-name="T2">viklavaḥ] </text:span><text:s text:c="2"/>Ca; viklava Ed</text:p></text:note-body></text:note></text:span></text:p>
      <text:p text:style-name="Standard"><text:span text:style-name="T1">nādhamaḥ puruṣas tatra nottamo na ca madhyamaḥ||2-8||</text:span></text:p>
      <text:p text:style-name="Standard"><text:span text:style-name="T1">notkṛṣṭo mānavas tasmin striyaś caiva śivālaye| <text:s text:c="7"/></text:span><text:span text:style-name="T1"><text:note text:id="ftn258" text:note-class="footnote"><text:note-citation>258</text:note-citation><text:note-body><text:p text:style-name="Footnote">) 9a <text:span text:style-name="T2">mānavas] </text:span><text:s text:c="2"/>Ed; mānavas Ca</text:p></text:note-body></text:note></text:span></text:p>
      <text:p text:style-name="Standard"><text:span text:style-name="T1">na nindā na praśaṃsāsti matsarī piśuno na ca||2-9|| <text:s text:c="7"/></text:span><text:span text:style-name="T1"><text:note text:id="ftn259" text:note-class="footnote"><text:note-citation>259</text:note-citation><text:note-body><text:p text:style-name="Footnote">) 9c <text:span text:style-name="T2">praśaṃsāsti] </text:span><text:s text:c="2"/>Ca; praśaṃsāś ca Ed</text:p></text:note-body></text:note></text:span></text:p>
      <text:p text:style-name="Standard"><text:span text:style-name="T1">garvadarpaṃ na tatrāsti krūramāyādikaṃ tathā|</text:span></text:p>
      <text:p text:style-name="Standard"><text:span text:style-name="T1">yācamāno na tatrāsti dātā caiva na vidyate||2-10||</text:span></text:p>
      <text:p text:style-name="Standard"><text:span text:style-name="T1">anarthī vraja tatrasthaḥ kalpavṛkṣasamāśritaḥ|</text:span></text:p>
      <text:p text:style-name="Standard"><text:span text:style-name="T1">na karmaṇā priyas tatra na kaliḥ kalaho na ca||2-11|| <text:s text:c="7"/></text:span><text:span text:style-name="T1"><text:note text:id="ftn260" text:note-class="footnote"><text:note-citation>260</text:note-citation><text:note-body><text:p text:style-name="Footnote">) 11c <text:span text:style-name="T2">karma nā°] </text:span><text:s text:c="2"/><text:span text:style-name="T3">eme. </text:span>&lt;/i&gt;; karma na Ca, karmaṇā Ed</text:p></text:note-body></text:note></text:span><text:span text:style-name="T1"><text:s text:c="8"/></text:span><text:span text:style-name="T1"><text:note text:id="ftn261" text:note-class="footnote"><text:note-citation>261</text:note-citation><text:note-body><text:p text:style-name="Footnote">) 11d <text:span text:style-name="T2">kaliḥ] </text:span><text:s text:c="2"/>Ca; kali Ed</text:p></text:note-body></text:note></text:span></text:p>
      <text:p text:style-name="Standard"><text:span text:style-name="T1">dvāparo na ca na tretā kṛtaś cāpi na vidyate| <text:s text:c="7"/></text:span><text:span text:style-name="T1"><text:note text:id="ftn262" text:note-class="footnote"><text:note-citation>262</text:note-citation><text:note-body><text:p text:style-name="Footnote">) 12a <text:span text:style-name="T2">tretā] </text:span><text:s text:c="2"/>Ed; tretrā Ca</text:p></text:note-body></text:note></text:span></text:p>
      <text:p text:style-name="Standard"><text:span text:style-name="T1">manvantaraṃ na tatrāsti kalpaś caiva na vidyate||2-12||</text:span></text:p>
      <text:p text:style-name="Standard"><text:span text:style-name="T1">ābhūtasamplavaṃ nāsti brahmarātriṃdivaṃ tathā| <text:s text:c="7"/></text:span><text:span text:style-name="T1"><text:note text:id="ftn263" text:note-class="footnote"><text:note-citation>263</text:note-citation><text:note-body><text:p text:style-name="Footnote">) 13a <text:span text:style-name="T2">ābhūta°] </text:span><text:s text:c="2"/>Ed; āhūta° Ca</text:p></text:note-body></text:note></text:span><text:span text:style-name="T1"><text:s text:c="8"/></text:span><text:span text:style-name="T1"><text:note text:id="ftn264" text:note-class="footnote"><text:note-citation>264</text:note-citation><text:note-body><text:p text:style-name="Footnote">) 13b <text:span text:style-name="T2">brahmarātriṃdivaṃ] </text:span><text:s text:c="2"/><text:span text:style-name="T3">corr. </text:span>&lt;/i&gt;; brahmarātridivan Ca, <text:s text:c="31"/>brahmarātridivas Ed</text:p></text:note-body></text:note></text:span></text:p>
      <text:p text:style-name="Standard"><text:soft-page-break/><text:span text:style-name="T1">na janmamaraṇaṃ tatra āpadaṃ nāpnuyāt kvacit||2-13|| <text:s text:c="7"/></text:span><text:span text:style-name="T1"><text:note text:id="ftn265" text:note-class="footnote"><text:note-citation>265</text:note-citation><text:note-body><text:p text:style-name="Footnote">) 13c <text:span text:style-name="T2">janmamaraṇaṃ] </text:span><text:s text:c="2"/>Ed; janmaraṇaṃ Ca</text:p></text:note-body></text:note></text:span><text:span text:style-name="T1"><text:s text:c="8"/></text:span><text:span text:style-name="T1"><text:note text:id="ftn266" text:note-class="footnote"><text:note-citation>266</text:note-citation><text:note-body><text:p text:style-name="Footnote">) 13d <text:span text:style-name="T2">āpadaṃ] </text:span><text:s text:c="2"/>Ca; apadaṃ Ed</text:p></text:note-body></text:note></text:span></text:p>
      <text:p text:style-name="Standard"><text:span text:style-name="T1">na ca sāyāśavaddho 'sti rāgamoho na vidyate| <text:s text:c="7"/></text:span><text:span text:style-name="T1"><text:note text:id="ftn267" text:note-class="footnote"><text:note-citation>267</text:note-citation><text:note-body><text:p text:style-name="Footnote">) 14a <text:span text:style-name="T2">°vaddho] </text:span><text:s text:c="2"/>Ca; °vṛddho Ed</text:p></text:note-body></text:note></text:span><text:span text:style-name="T1"><text:s text:c="8"/></text:span><text:span text:style-name="T1"><text:note text:id="ftn268" text:note-class="footnote"><text:note-citation>268</text:note-citation><text:note-body><text:p text:style-name="Footnote">) 14b <text:span text:style-name="T2">°moho] </text:span><text:s text:c="2"/>Ca; °mohaṃ Ed</text:p></text:note-body></text:note></text:span></text:p>
      <text:p text:style-name="Standard"><text:span text:style-name="T1">na devā nāsurās tatra na yakṣoragarākṣasāḥ||2-14||</text:span></text:p>
      <text:p text:style-name="Standard"><text:span text:style-name="T1">na bhūtā na piśācāś ca gandharvo ṛṣayas tathā|</text:span></text:p>
      <text:p text:style-name="Standard"><text:span text:style-name="T1">tārā grahaṃ na tatrāsti nāgakiṃnaragāruḍam||2-15||</text:span></text:p>
      <text:p text:style-name="Standard"><text:span text:style-name="T1">na japo nāhnikas tatra nāgnihotrī na yajñakṛt| <text:s text:c="7"/></text:span><text:span text:style-name="T1"><text:note text:id="ftn269" text:note-class="footnote"><text:note-citation>269</text:note-citation><text:note-body><text:p text:style-name="Footnote">) 16a <text:span text:style-name="T2">japo] </text:span><text:s text:c="2"/>Ed; jayo Ca</text:p></text:note-body></text:note></text:span></text:p>
      <text:p text:style-name="Standard"><text:span text:style-name="T1">na vrataṃ na tapaś caiva na tīrthaṃ narakaṃ tathā||2-16|| <text:s text:c="7"/></text:span><text:span text:style-name="T1"><text:note text:id="ftn270" text:note-class="footnote"><text:note-citation>270</text:note-citation><text:note-body><text:p text:style-name="Footnote">) 16d <text:span text:style-name="T2">tīrthaṃ] </text:span><text:s text:c="2"/>Ed; tiryan Ca</text:p></text:note-body></text:note></text:span></text:p>
      <text:p text:style-name="Standard"><text:span text:style-name="T1">tasyeśānasya devasya aiśvaryaguṇavistaram|</text:span></text:p>
      <text:p text:style-name="Standard"><text:span text:style-name="T1">api varṣaśatenāpi śakyaṃ vaktuṃ na kenacit||2-17||</text:span></text:p>
      <text:p text:style-name="Standard"><text:span text:style-name="T1">hareccha prabhavāḥ sarve paryāyeṇa bravīmi te| <text:s text:c="7"/></text:span><text:span text:style-name="T1"><text:note text:id="ftn271" text:note-class="footnote"><text:note-citation>271</text:note-citation><text:note-body><text:p text:style-name="Footnote">) 18a <text:span text:style-name="T2">hareccha prabhavāḥ] </text:span><text:s text:c="2"/>Ca; harecchāprabhavā Ed</text:p></text:note-body></text:note></text:span></text:p>
      <text:p text:style-name="Standard"><text:span text:style-name="T1">devamānuṣavarjyāni vṛkṣagulmalatādayaḥ||2-18|| <text:s text:c="7"/></text:span><text:span text:style-name="T1"><text:note text:id="ftn272" text:note-class="footnote"><text:note-citation>272</text:note-citation><text:note-body><text:p text:style-name="Footnote">) 18c <text:span text:style-name="T2">varjyāni] </text:span><text:s text:c="2"/>Ca; vajjñāni Ed</text:p></text:note-body></text:note></text:span></text:p>
      <text:p text:style-name="Standard"><text:span text:style-name="T1">parārdhadviguṇotsedhā vistaraṃ ca tathāvidhā| <text:s text:c="7"/></text:span><text:span text:style-name="T1"><text:note text:id="ftn273" text:note-class="footnote"><text:note-citation>273</text:note-citation><text:note-body><text:p text:style-name="Footnote">) 19a <text:span text:style-name="T2">°guṇotsedhā] </text:span><text:s text:c="2"/><text:span text:style-name="T3">conj. </text:span>&lt;/i&gt;; °guṇocchedhā Ca, <text:s text:c="39"/>°guṇācchredhā Ed</text:p></text:note-body></text:note></text:span></text:p>
      <text:p text:style-name="Standard"><text:span text:style-name="T1">anekākārapuṣpāṇi phalāni ca manoharam||2-19||</text:span></text:p>
      <text:p text:style-name="Standard"><text:span text:style-name="T1">anye kāñcanavṛkṣāṇi maṇivṛkṣyāṇy athāpare| <text:s text:c="7"/></text:span><text:span text:style-name="T1"><text:note text:id="ftn274" text:note-class="footnote"><text:note-citation>274</text:note-citation><text:note-body><text:p text:style-name="Footnote">) 20a <text:span text:style-name="T2">anye] </text:span><text:s text:c="2"/>Ca; bahu° Ed</text:p></text:note-body></text:note></text:span></text:p>
      <text:p text:style-name="Standard"><text:span text:style-name="T1">pravālamaṇighaṇṭāś ca padmarāgaruhāni ca||2-20|| <text:s text:c="7"/></text:span><text:span text:style-name="T1"><text:note text:id="ftn275" text:note-class="footnote"><text:note-citation>275</text:note-citation><text:note-body><text:p text:style-name="Footnote">) 20d <text:span text:style-name="T2">°ruhāni] </text:span><text:s text:c="2"/>Ca; °sahāni Ed</text:p></text:note-body></text:note></text:span></text:p>
      <text:p text:style-name="Standard"><text:span text:style-name="T1">svādumūlaphalāskandalatāviṭapapādapāḥ| <text:s text:c="7"/></text:span><text:span text:style-name="T1"><text:note text:id="ftn276" text:note-class="footnote"><text:note-citation>276</text:note-citation><text:note-body><text:p text:style-name="Footnote">) 21a <text:span text:style-name="T2">svādu°] </text:span><text:s text:c="2"/>Ed; svādhu° Ca</text:p></text:note-body></text:note></text:span></text:p>
      <text:p text:style-name="Standard"><text:span text:style-name="T1">kāmarūpāś ca te sarve kāmadāḥ kāmabhāṣiṇaḥ||2-21||</text:span></text:p>
      <text:p text:style-name="Standard"><text:span text:style-name="T1">tatra vipra prajāḥ sarve anantaguṇasāgarāḥ|</text:span></text:p>
      <text:p text:style-name="Standard"><text:span text:style-name="T1">tulyarūpabalāḥ sarve sūryāyutasamaprabhāḥ||2-22|| <text:s text:c="7"/></text:span><text:span text:style-name="T1"><text:note text:id="ftn277" text:note-class="footnote"><text:note-citation>277</text:note-citation><text:note-body><text:p text:style-name="Footnote">) 22c <text:span text:style-name="T2">°bālāḥ] </text:span><text:s text:c="2"/>Ca; °varāḥ Ed</text:p></text:note-body></text:note></text:span></text:p>
      <text:p text:style-name="Standard"><text:span text:style-name="T1">parārdhadvayavistāraṃ parārdhadvayam āyatam|</text:span></text:p>
      <text:p text:style-name="Standard"><text:span text:style-name="T1">parārdhadvaya vikṣepā yojanānāṃ dvijottama||2-23|| <text:s text:c="7"/></text:span><text:span text:style-name="T1"><text:note text:id="ftn278" text:note-class="footnote"><text:note-citation>278</text:note-citation><text:note-body><text:p text:style-name="Footnote">) 23c <text:span text:style-name="T2">vikṣepā] </text:span><text:s text:c="2"/>Ca; vijñeyā Ed</text:p></text:note-body></text:note></text:span></text:p>
      <text:p text:style-name="Standard"><text:span text:style-name="T1">aiśvaryatvaṃ na saṃkhyāsti balaśaktiś ca bho dvija| <text:s text:c="7"/></text:span><text:span text:style-name="T1"><text:note text:id="ftn279" text:note-class="footnote"><text:note-citation>279</text:note-citation><text:note-body><text:p text:style-name="Footnote">) 24b <text:span text:style-name="T2">bala°] </text:span><text:s text:c="2"/>Ca; tava Ed</text:p></text:note-body></text:note></text:span></text:p>
      <text:p text:style-name="Standard"><text:span text:style-name="T1">adhordhvo na ca saṃkhyāsti na tiryak ceti kaścana||2-24|| <text:s text:c="7"/></text:span><text:span text:style-name="T1"><text:note text:id="ftn280" text:note-class="footnote"><text:note-citation>280</text:note-citation><text:note-body><text:p text:style-name="Footnote">) 24d <text:span text:style-name="T2">tiryak] </text:span><text:s text:c="2"/><text:span text:style-name="T3">corr. </text:span>&lt;/i&gt;; tiryañ CaEd</text:p></text:note-body></text:note></text:span></text:p>
      <text:p text:style-name="Standard"><text:span text:style-name="T1">śivāṇḍasya ca vistāram āyāmaṃ ca na vedmy aham|</text:span></text:p>
      <text:p text:style-name="Standard"><text:span text:style-name="T1">! bhogam akṣayas tatraiva janmamṛtyur na vidyate||2-25|| <text:s text:c="7"/></text:span><text:span text:style-name="T1"><text:note text:id="ftn281" text:note-class="footnote"><text:note-citation>281</text:note-citation><text:note-body><text:p text:style-name="Footnote">) 25c <text:span text:style-name="T2">bhogam akṣayas] </text:span><text:s text:c="2"/>Ca; bhogamayās tu Ed</text:p></text:note-body></text:note></text:span></text:p>
      <text:p text:style-name="Standard"><text:span text:style-name="T1">śivāṇḍamadhyam āśritya gokṣīrasadṛśaprabhāḥ| <text:s text:c="7"/></text:span><text:span text:style-name="T1"><text:note text:id="ftn282" text:note-class="footnote"><text:note-citation>282</text:note-citation><text:note-body><text:p text:style-name="Footnote">) 26b <text:span text:style-name="T2">prabhāḥ] </text:span><text:s text:c="2"/>Ca; prabhā Ed</text:p></text:note-body></text:note></text:span></text:p>
      <text:p text:style-name="Standard"><text:span text:style-name="T1">parārdhaparakoṭīnām īśānānāṃ smṛtālayaḥ||2-26|| <text:s text:c="7"/></text:span><text:span text:style-name="T1"><text:note text:id="ftn283" text:note-class="footnote"><text:note-citation>283</text:note-citation><text:note-body><text:p text:style-name="Footnote">) 26d <text:span text:style-name="T2">īśānānāṃ] </text:span><text:s text:c="2"/>Ed; īśānānā Ca â€¢ <text:s text:c="16"/><text:span text:style-name="T2">smṛtālayaḥ] </text:span><text:s text:c="2"/>Ca; smṛtālayā Ed</text:p></text:note-body></text:note></text:span></text:p>
      <text:p text:style-name="Standard"><text:span text:style-name="T1">bālasūryaprabhā sarve jñeyās tatpuruṣālaye| <text:s text:c="7"/></text:span><text:span text:style-name="T1"><text:note text:id="ftn284" text:note-class="footnote"><text:note-citation>284</text:note-citation><text:note-body><text:p text:style-name="Footnote">) 27b <text:span text:style-name="T2">jñeyās] </text:span><text:s text:c="2"/>Ca; jñeyā Ed â€¢ <text:s text:c="16"/><text:span text:style-name="T2">ālaye] </text:span><text:s text:c="2"/>Ca; ālayaṃ Ed</text:p></text:note-body></text:note></text:span></text:p>
      <text:p text:style-name="Standard"><text:span text:style-name="T1">parārdhaparakoṭīnāṃ pūrvasyāṃ diśam āśritāḥ||2-27||</text:span></text:p>
      <text:p text:style-name="Standard"><text:soft-page-break/><text:span text:style-name="T1">bhinnāñjanaprabhāḥ sarve dakṣiṇāṃ diśam āśritāḥ| <text:s text:c="7"/></text:span><text:span text:style-name="T1"><text:note text:id="ftn285" text:note-class="footnote"><text:note-citation>285</text:note-citation><text:note-body><text:p text:style-name="Footnote">) 28ab <text:span text:style-name="T3">omitted in </text:span>Ca&lt;corr&gt;ac&lt;/corr&gt; </text:p></text:note-body></text:note></text:span><text:span text:style-name="T1"><text:s text:c="8"/></text:span><text:span text:style-name="T1"><text:note text:id="ftn286" text:note-class="footnote"><text:note-citation>286</text:note-citation><text:note-body><text:p text:style-name="Footnote">) 28a <text:span text:style-name="T2">°prabhās] </text:span><text:s text:c="2"/>Ca; °prabhā Ed</text:p></text:note-body></text:note></text:span><text:span text:style-name="T1"><text:s text:c="8"/></text:span><text:span text:style-name="T1"><text:note text:id="ftn287" text:note-class="footnote"><text:note-citation>287</text:note-citation><text:note-body><text:p text:style-name="Footnote">) 28b <text:span text:style-name="T2">dakṣiṇāṃ] </text:span><text:s text:c="2"/>Ca; dakṣiṇa° Ed â€¢ <text:s text:c="16"/><text:span text:style-name="T2">diśam] </text:span><text:s text:c="2"/>Ca; diśim Ed</text:p></text:note-body></text:note></text:span></text:p>
      <text:p text:style-name="Standard"><text:span text:style-name="T1">parārdhaparakoṭīnām aghorālayam āśritāḥ||2-28|| <text:s text:c="7"/></text:span><text:span text:style-name="T1"><text:note text:id="ftn288" text:note-class="footnote"><text:note-citation>288</text:note-citation><text:note-body><text:p text:style-name="Footnote">) 28d <text:span text:style-name="T2">aghorā°] </text:span><text:s text:c="2"/>Ca; adhorā° Ed â€¢ <text:s text:c="16"/><text:span text:style-name="T2">āśritāḥ] </text:span><text:s text:c="2"/>Ca; āśritā Ed</text:p></text:note-body></text:note></text:span></text:p>
      <text:p text:style-name="Standard"><text:span text:style-name="T1">kundenduhimaśailābhāḥ paścimāṃ diśam āśritāḥ| <text:s text:c="7"/></text:span><text:span text:style-name="T1"><text:note text:id="ftn289" text:note-class="footnote"><text:note-citation>289</text:note-citation><text:note-body><text:p text:style-name="Footnote">) 29b <text:span text:style-name="T2">āśritāḥ] </text:span><text:s text:c="2"/>Ca; āśritā Ed</text:p></text:note-body></text:note></text:span></text:p>
      <text:p text:style-name="Standard"><text:span text:style-name="T1">parārdhaparakoṭīnāṃ sadyam iṣṭālayaḥ smṛtaḥ||2-29||</text:span></text:p>
      <text:p text:style-name="Standard"><text:span text:style-name="T1">kuṅkumodakasaṃkāśā uttarāṃ diśam āśritāḥ| <text:s text:c="7"/></text:span><text:span text:style-name="T1"><text:note text:id="ftn290" text:note-class="footnote"><text:note-citation>290</text:note-citation><text:note-body><text:p text:style-name="Footnote">) 30b <text:span text:style-name="T2">diśam] </text:span><text:s text:c="2"/>Ed; diśim Ca</text:p></text:note-body></text:note></text:span></text:p>
      <text:p text:style-name="Standard"><text:span text:style-name="T1">parārdhaparakotīnāṃ vāmadevālayaḥ smṛtaḥ||2-30||</text:span></text:p>
      <text:p text:style-name="Standard"><text:span text:style-name="T1">īśānasya kalāḥ pañca vaktrasyāpi catuṣkalāḥ| <text:s text:c="7"/></text:span><text:span text:style-name="T1"><text:note text:id="ftn291" text:note-class="footnote"><text:note-citation>291</text:note-citation><text:note-body><text:p text:style-name="Footnote">) 31a <text:span text:style-name="T2">kalāḥ] </text:span><text:s text:c="2"/>Ca; kalā Ed</text:p></text:note-body></text:note></text:span><text:span text:style-name="T1"><text:s text:c="8"/></text:span><text:span text:style-name="T1"><text:note text:id="ftn292" text:note-class="footnote"><text:note-citation>292</text:note-citation><text:note-body><text:p text:style-name="Footnote">) 31b <text:span text:style-name="T2">catuṣkalāḥ] </text:span><text:s text:c="2"/>Ca; catuṣtake Ed</text:p></text:note-body></text:note></text:span></text:p>
      <text:p text:style-name="Standard"><text:span text:style-name="T1">aghorasya kalā aṣṭau vāmadevās trayodaśa||2-31||</text:span></text:p>
      <text:p text:style-name="Standard"><text:span text:style-name="T1">sadyaś cāṣṭau kalā jñeyāḥ saṃsārārṇavatārakāḥ| <text:s text:c="7"/></text:span><text:span text:style-name="T1"><text:note text:id="ftn293" text:note-class="footnote"><text:note-citation>293</text:note-citation><text:note-body><text:p text:style-name="Footnote">) 32a <text:span text:style-name="T2">jñeyāḥ] </text:span><text:s text:c="2"/>Ca; jñeyā Ed</text:p></text:note-body></text:note></text:span></text:p>
      <text:p text:style-name="Standard"><text:span text:style-name="T1">aṣṭatriṃśat kalā hy etāḥ kīrtitā dvijasattamaḥ||2-32|| <text:s text:c="7"/></text:span><text:span text:style-name="T1"><text:note text:id="ftn294" text:note-class="footnote"><text:note-citation>294</text:note-citation><text:note-body><text:p text:style-name="Footnote">) 32c <text:span text:style-name="T2">°triṃśat] </text:span><text:s text:c="2"/>Ca; °triṃśa° Ed</text:p></text:note-body></text:note></text:span><text:span text:style-name="T1"><text:s text:c="8"/></text:span><text:span text:style-name="T1"><text:note text:id="ftn295" text:note-class="footnote"><text:note-citation>295</text:note-citation><text:note-body><text:p text:style-name="Footnote">) 32d <text:span text:style-name="T2">hy etāḥ] </text:span><text:s text:c="2"/>Ca; jñeyāḥ Ed</text:p></text:note-body></text:note></text:span></text:p>
      <text:p text:style-name="Standard"><text:span text:style-name="T1">saṃkhyāvarṇo diśaś caiva ekaikasya pṛthak pṛthak| <text:s text:c="7"/></text:span><text:span text:style-name="T1"><text:note text:id="ftn296" text:note-class="footnote"><text:note-citation>296</text:note-citation><text:note-body><text:p text:style-name="Footnote">) 33a <text:span text:style-name="T2">saṃkhyāvarṇo] </text:span><text:s text:c="2"/>Ca; saṃdhyāvarṇā Ed</text:p></text:note-body></text:note></text:span></text:p>
      <text:p text:style-name="Standard"><text:span text:style-name="T1">pūrvoktena vidhānena bodhavyā tattvacintakaiḥ||2-33||</text:span></text:p>
      <text:p text:style-name="Standard"><text:span text:style-name="T1">śivāṇḍagamanākṛṣṭyā śivayogaṃ sadābhyaset|</text:span></text:p>
      <text:p text:style-name="Standard"><text:span text:style-name="T1">śivayogaṃ vinā vipra tatra gantuṃ na śakyate||2-34|| <text:s text:c="7"/></text:span><text:span text:style-name="T1"><text:note text:id="ftn297" text:note-class="footnote"><text:note-citation>297</text:note-citation><text:note-body><text:p text:style-name="Footnote">) 34c <text:span text:style-name="T2">°yogaṃ] </text:span><text:s text:c="2"/>Ca; °yoga Ed</text:p></text:note-body></text:note></text:span></text:p>
      <text:p text:style-name="Standard"><text:span text:style-name="T1">aśvamedhādiyajñānāṃ koṭyāyutaśatāni ca|</text:span></text:p>
      <text:p text:style-name="Standard"><text:span text:style-name="T1">kṛcchrāditapa sarvāṇi kṛtvā kalpaśatāni ca||2-35|| <text:s text:c="7"/></text:span><text:span text:style-name="T1"><text:note text:id="ftn298" text:note-class="footnote"><text:note-citation>298</text:note-citation><text:note-body><text:p text:style-name="Footnote">) 35c <text:span text:style-name="T2">°tapa] </text:span><text:s text:c="2"/>Ed; °tapaḥ Ca</text:p></text:note-body></text:note></text:span></text:p>
      <text:p text:style-name="Standard"><text:span text:style-name="T1">tatra gantuṃ na śakyeta devair api tapodhana| <text:s text:c="7"/></text:span><text:span text:style-name="T1"><text:note text:id="ftn299" text:note-class="footnote"><text:note-citation>299</text:note-citation><text:note-body><text:p text:style-name="Footnote">) 36a <text:span text:style-name="T2">śakyeta] </text:span><text:s text:c="2"/>Ca; śakyete Ed</text:p></text:note-body></text:note></text:span></text:p>
      <text:p text:style-name="Standard"><text:span text:style-name="T1">gaṅgādisarvatīrtheṣu snātvā taptvā ca vai punaḥ||2-36||</text:span></text:p>
      <text:p text:style-name="Standard"><text:span text:style-name="T1">tatra gantuṃ na śakyeta ṛṣibhir vā mahātmabhiḥ| <text:s text:c="7"/></text:span><text:span text:style-name="T1"><text:note text:id="ftn300" text:note-class="footnote"><text:note-citation>300</text:note-citation><text:note-body><text:p text:style-name="Footnote">) 37a <text:span text:style-name="T2">śakyeta] </text:span><text:s text:c="2"/>Ca; śakyante Ed</text:p></text:note-body></text:note></text:span></text:p>
      <text:p text:style-name="Standard"><text:span text:style-name="T1">saptadvīpasamudrāṇi ratnapūrṇāni bho dvija||2-37||</text:span></text:p>
      <text:p text:style-name="Standard"><text:span text:style-name="T1">dattvā vā vedaviduṣe śraddhābhaktisamanvitaḥ|</text:span></text:p>
      <text:p text:style-name="Standard"><text:span text:style-name="T1">tatra gantuṃ na śakyeta vinā dhyānena niścayaḥ||2-38|| <text:s text:c="7"/></text:span><text:span text:style-name="T1"><text:note text:id="ftn301" text:note-class="footnote"><text:note-citation>301</text:note-citation><text:note-body><text:p text:style-name="Footnote">) 38c <text:span text:style-name="T2">śakyeta] </text:span><text:s text:c="2"/>Ca; śakyante Ed</text:p></text:note-body></text:note></text:span></text:p>
      <text:p text:style-name="Standard"><text:span text:style-name="T1">svadehātmā samuddhṛtya dattvārthibhyaś ca niścayāt| <text:s text:c="7"/></text:span><text:span text:style-name="T1"><text:note text:id="ftn302" text:note-class="footnote"><text:note-citation>302</text:note-citation><text:note-body><text:p text:style-name="Footnote">) 39a <text:span text:style-name="T2">svadehātmā ] </text:span><text:s text:c="2"/>Ed; svadehātmāṃ Ca</text:p></text:note-body></text:note></text:span></text:p>
      <text:p text:style-name="Standard"><text:span text:style-name="T1">svadāraputrasarvasvaṃ śiro'rthibhyaś ca yo dadet||2-39||</text:span></text:p>
      <text:p text:style-name="Standard"><text:span text:style-name="T1">na tatra gantuṃ śakyeta anyair vāpi suduṣkaraiḥ|</text:span></text:p>
      <text:p text:style-name="Standard"><text:span text:style-name="T1">yajñatīrthatapodānavedādhyayanapāragāḥ||2-40|| <text:s text:c="7"/></text:span><text:span text:style-name="T1"><text:note text:id="ftn303" text:note-class="footnote"><text:note-citation>303</text:note-citation><text:note-body><text:p text:style-name="Footnote">) 40d <text:span text:style-name="T2">°pāragāḥ] </text:span><text:s text:c="2"/>Ca; °pāragaḥ Ed</text:p></text:note-body></text:note></text:span></text:p>
      <text:p text:style-name="Standard"><text:span text:style-name="T1">brahmāṇḍāntasya bhogāṃs tu bhuṅkte kālavaśānugaḥ| <text:s text:c="7"/></text:span><text:span text:style-name="T1"><text:note text:id="ftn304" text:note-class="footnote"><text:note-citation>304</text:note-citation><text:note-body><text:p text:style-name="Footnote">) 41a <text:span text:style-name="T2">brahmāṇḍāntasya bhogāṃs tu] </text:span><text:s text:c="2"/>Ca; <text:s text:c="24"/>brahmāṇḍāt tasya bhogās tu Ed</text:p></text:note-body></text:note></text:span><text:span text:style-name="T1"><text:s text:c="8"/></text:span><text:span text:style-name="T1"><text:note text:id="ftn305" text:note-class="footnote"><text:note-citation>305</text:note-citation><text:note-body><text:p text:style-name="Footnote">) 41b <text:span text:style-name="T2">bhuṅkte] </text:span><text:s text:c="2"/>Ca; bhuktvā Ed</text:p></text:note-body></text:note></text:span></text:p>
      <text:p text:style-name="Standard"><text:span text:style-name="T1">kālena samapreṣyeṇa dharmo yāti parikṣayaḥ||2-41||</text:span></text:p>
      <text:p text:style-name="Standard"><text:span text:style-name="T1">alātacakravat sarvaṃ kālo yānti paribhraman|</text:span></text:p>
      <text:p text:style-name="Standard"><text:span text:style-name="T1">traikālyakalanāt kālas tena kālaḥ prakīrtitaḥ||2-42||&lt;TEXT&gt; </text:span></text:p>
      <text:p text:style-name="Standard"><text:span text:style-name="T1">||iti vṛṣasārasaṃgrahe śivāṇḍasaṃkhyā nāmādhyāyo dvitīyaḥ||</text:span></text:p>
      <text:p text:style-name="Standard"><text:soft-page-break/><text:span text:style-name="T1"><text:s text:c="8"/></text:span><text:span text:style-name="T1"><text:note text:id="ftn306" text:note-class="footnote"><text:note-citation>306</text:note-citation><text:note-body><text:p text:style-name="Footnote">) <text:s/>&lt;SKT&gt;Colophon:&lt;/SKT&gt; <text:span text:style-name="T2">nāmādhyāyo dvitīyaḥ] </text:span><text:s text:c="2"/>Ca; <text:s text:c="31"/>nāma dvitīyo 'dhyāyaḥ Ed</text:p></text:note-body></text:note></text:span></text:p>
      <text:p text:style-name="Standard"><text:span text:style-name="T1">*** 3 ***</text:span></text:p>
      <text:p text:style-name="Standard"><text:span text:style-name="T1"><text:s/>tṛtīyo 'dhyāyaḥ </text:span></text:p>
      <text:p text:style-name="Standard"><text:span text:style-name="T1">vigatarāga uvāca| </text:span></text:p>
      <text:p text:style-name="Standard"><text:span text:style-name="T1">kimarthaṃ dharmam ity āhuḥ katimūrtiś ca kīrtyate| <text:s text:c="7"/></text:span><text:span text:style-name="T1"><text:note text:id="ftn307" text:note-class="footnote"><text:note-citation>307</text:note-citation><text:note-body><text:p text:style-name="Footnote">) 1a <text:span text:style-name="T2">āhuḥ] </text:span><text:s text:c="2"/>Ca; āhu Ed</text:p></text:note-body></text:note></text:span></text:p>
      <text:p text:style-name="Standard"><text:span text:style-name="T1">katipādo vṛṣo jñeyo gatis tasya kati smṛtā||3-1|| <text:s text:c="7"/></text:span><text:span text:style-name="T1"><text:note text:id="ftn308" text:note-class="footnote"><text:note-citation>308</text:note-citation><text:note-body><text:p text:style-name="Footnote">) 1c <text:span text:style-name="T2">°pādo] </text:span><text:s text:c="2"/><text:span text:style-name="T3">eme. </text:span>&lt;/i&gt;; °pāda CaEd</text:p></text:note-body></text:note></text:span><text:span text:style-name="T1"><text:s text:c="8"/></text:span><text:span text:style-name="T1"><text:note text:id="ftn309" text:note-class="footnote"><text:note-citation>309</text:note-citation><text:note-body><text:p text:style-name="Footnote">) 1d <text:span text:style-name="T2">smṛtā] </text:span><text:s text:c="2"/><text:span text:style-name="T3">eme. </text:span>&lt;/i&gt;; smṛtāḥ Ca, smṛtaḥ Ed</text:p></text:note-body></text:note></text:span></text:p>
      <text:p text:style-name="Standard"><text:span text:style-name="T1">kautūhalaṃ mamotpannaṃ saṃśayaṃ chindhi tattvataḥ| <text:s text:c="7"/></text:span><text:span text:style-name="T1"><text:note text:id="ftn310" text:note-class="footnote"><text:note-citation>310</text:note-citation><text:note-body><text:p text:style-name="Footnote">) 2a <text:span text:style-name="T2">kautūhalaṃ] </text:span><text:s text:c="2"/>Ca; kautuhala Ed</text:p></text:note-body></text:note></text:span><text:span text:style-name="T1"><text:s text:c="8"/></text:span><text:span text:style-name="T1"><text:note text:id="ftn311" text:note-class="footnote"><text:note-citation>311</text:note-citation><text:note-body><text:p text:style-name="Footnote">) 2b <text:span text:style-name="T2">saṃśayaṃ] </text:span><text:s text:c="2"/>Ed; saśayaṃ Ca</text:p></text:note-body></text:note></text:span></text:p>
      <text:p text:style-name="Standard"><text:span text:style-name="T1">kasya putro muniśreṣṭha prajās tasya kati smṛtāḥ||3-2||</text:span></text:p>
      <text:p text:style-name="Standard"><text:span text:style-name="T1">anarthyajña uvāca| </text:span></text:p>
      <text:p text:style-name="Standard"><text:span text:style-name="T1">dhṛtir ity eṣa dhātur vai paryāyaḥ parikīrtitaḥ|</text:span></text:p>
      <text:p text:style-name="Standard"><text:span text:style-name="T1">ādhāraṇān mahattvāc ca dharma ity abhidhīyate||3-3|| <text:s text:c="8"/></text:span><text:span text:style-name="T1"><text:note text:id="ftn312" text:note-class="footnote"><text:note-citation>312</text:note-citation><text:note-body><text:p text:style-name="Footnote">) 3c <text:span text:style-name="T2">ādhāraṇān] </text:span><text:s text:c="2"/>Ca; ādhāreṇa Ed</text:p></text:note-body></text:note></text:span></text:p>
      <text:p text:style-name="Standard"><text:span text:style-name="T1">śrutismṛtidvayor mūrtiś catuṣpādavṛṣaḥ sthitaḥ| <text:s text:c="7"/></text:span><text:span text:style-name="T1"><text:note text:id="ftn313" text:note-class="footnote"><text:note-citation>313</text:note-citation><text:note-body><text:p text:style-name="Footnote">) 4a <text:span text:style-name="T2">°smṛtidvayor] </text:span><text:s text:c="2"/>Ca; °smṛtir dvayo Ed</text:p></text:note-body></text:note></text:span></text:p>
      <text:p text:style-name="Standard"><text:span text:style-name="T1">caturāśrama yo dharmaḥ kīrtitāni manīṣibhiḥ||3-4||</text:span></text:p>
      <text:p text:style-name="Standard"><text:span text:style-name="T1">gatiś ca pañca vijñeyā śṛṇu dharmasya bho dvija| <text:s text:c="7"/></text:span><text:span text:style-name="T1"><text:note text:id="ftn314" text:note-class="footnote"><text:note-citation>314</text:note-citation><text:note-body><text:p text:style-name="Footnote">) 5a <text:span text:style-name="T2">vijñeyā] </text:span><text:s text:c="2"/><text:span text:style-name="T3">eme. </text:span>&lt;/i&gt;; vijñeyaḥ CaEd</text:p></text:note-body></text:note></text:span></text:p>
      <text:p text:style-name="Standard"><text:span text:style-name="T1">devamānuṣatiryañ ca narakasthāvarādayaḥ||3-5||</text:span></text:p>
      <text:p text:style-name="Standard"><text:span text:style-name="T1">brahmaṇo hṛdayaṃ bhittvā jāto dharmaḥ sanātanaḥ| <text:s text:c="7"/></text:span><text:span text:style-name="T1"><text:note text:id="ftn315" text:note-class="footnote"><text:note-citation>315</text:note-citation><text:note-body><text:p text:style-name="Footnote">) 6a <text:span text:style-name="T2">brahmaṇo] </text:span><text:s text:c="2"/>Ca; brāhmaṇo Ed</text:p></text:note-body></text:note></text:span></text:p>
      <text:p text:style-name="Standard"><text:span text:style-name="T1">tasya patnī mahābhāgā trayodaśasumadhyamā||3-6|| <text:s text:c="7"/></text:span><text:span text:style-name="T1"><text:note text:id="ftn316" text:note-class="footnote"><text:note-citation>316</text:note-citation><text:note-body><text:p text:style-name="Footnote">) 6d <text:span text:style-name="T2">°madhyamā] </text:span><text:s text:c="2"/><text:span text:style-name="T3">eme. </text:span>&lt;/i&gt;; °madhyamāḥ CaEd</text:p></text:note-body></text:note></text:span></text:p>
      <text:p text:style-name="Standard"><text:span text:style-name="T1">dakṣakanyā viśālākṣī śraddhāḍhyā sumanoharā| <text:s text:c="7"/></text:span><text:span text:style-name="T1"><text:note text:id="ftn317" text:note-class="footnote"><text:note-citation>317</text:note-citation><text:note-body><text:p text:style-name="Footnote">) 7a <text:span text:style-name="T2">°ākṣī] </text:span><text:s text:c="2"/>Ca; °ākṣi Ed</text:p></text:note-body></text:note></text:span><text:span text:style-name="T1"><text:s text:c="8"/></text:span><text:span text:style-name="T1"><text:note text:id="ftn318" text:note-class="footnote"><text:note-citation>318</text:note-citation><text:note-body><text:p text:style-name="Footnote">) 7b <text:span text:style-name="T2">°āḍhyā] </text:span><text:s text:c="2"/>Ca; °ādyā Ed â€¢ <text:s text:c="16"/><text:span text:style-name="T2">°harā] </text:span><text:s text:c="2"/>Ca; °harāḥ Ed</text:p></text:note-body></text:note></text:span></text:p>
      <text:p text:style-name="Standard"><text:span text:style-name="T1">tasya putrāś ca pautrāś ca anekāś ca babhūva ha| <text:s text:c="7"/></text:span><text:span text:style-name="T1"><text:note text:id="ftn319" text:note-class="footnote"><text:note-citation>319</text:note-citation><text:note-body><text:p text:style-name="Footnote">) 7cd <text:span text:style-name="T2">tasya putrāś ca pautrāś ca anekāś ca babhūva ha] </text:span><text:s text:c="2"/>Ca; <text:s text:c="17"/>tasya putrā anekāś ca tathā pautrā babhūvahaḥ Ed</text:p></text:note-body></text:note></text:span></text:p>
      <text:p text:style-name="Standard"><text:span text:style-name="T1">eṣa dharmanisargo 'yaṃ kiṃ bhūyaḥ śrotum icchasi||</text:span></text:p>
      <text:p text:style-name="Standard"><text:span text:style-name="T1">vigatarāga uvāca| <text:s text:c="8"/></text:span><text:span text:style-name="T1"><text:note text:id="ftn320" text:note-class="footnote"><text:note-citation>320</text:note-citation><text:note-body><text:p text:style-name="Footnote">) 8 <text:span text:style-name="T2">uvāca] </text:span><text:s text:c="2"/>Ed; u Ca</text:p></text:note-body></text:note></text:span></text:p>
      <text:p text:style-name="Standard"><text:span text:style-name="T1">dharmapatnī viśeṣeṇa putras tebhyaḥ pṛthak pṛthak|</text:span></text:p>
      <text:p text:style-name="Standard"><text:span text:style-name="T1">śrotum icchāmi tattvena kathayasva tapodhana||3-8||</text:span></text:p>
      <text:p text:style-name="Standard"><text:span text:style-name="T1">anarthayajña uvāca| </text:span></text:p>
      <text:p text:style-name="Standard"><text:span text:style-name="T1">śraddhā lakṣmīr dhṛtis tuṣṭiḥ puṣṭir medhā kriyā lajjā| <text:s text:c="7"/></text:span><text:span text:style-name="T1"><text:note text:id="ftn321" text:note-class="footnote"><text:note-citation>321</text:note-citation><text:note-body><text:p text:style-name="Footnote">) 9a <text:span text:style-name="T2">lakṣmīr] </text:span><text:s text:c="2"/>Ca; lakṣmī Ed â€¢ <text:s text:c="16"/><text:span text:style-name="T2">tuṣṭiḥ] </text:span><text:s text:c="2"/>Ca; tuṣṭī Ed</text:p></text:note-body></text:note></text:span><text:span text:style-name="T1"><text:s text:c="8"/></text:span><text:span text:style-name="T1"><text:note text:id="ftn322" text:note-class="footnote"><text:note-citation>322</text:note-citation><text:note-body><text:p text:style-name="Footnote">) 9b <text:span text:style-name="T2">puṣṭir] </text:span><text:s text:c="2"/>Ca; puṣṭi Ed</text:p></text:note-body></text:note></text:span></text:p>
      <text:p text:style-name="Standard"><text:span text:style-name="T1">buddhiḥ śāntir vapuḥ kīrtiḥ siddhiś cābhūtisambhavā||3-9|| <text:s text:c="7"/></text:span><text:span text:style-name="T1"><text:note text:id="ftn323" text:note-class="footnote"><text:note-citation>323</text:note-citation><text:note-body><text:p text:style-name="Footnote">) 9c <text:span text:style-name="T2">buddhiḥ] </text:span><text:s text:c="2"/>Ed; buddhi Ca</text:p></text:note-body></text:note></text:span><text:span text:style-name="T1"><text:s text:c="8"/></text:span><text:span text:style-name="T1"><text:note text:id="ftn324" text:note-class="footnote"><text:note-citation>324</text:note-citation><text:note-body><text:p text:style-name="Footnote">) 9d <text:span text:style-name="T2">cābhūti°] </text:span><text:s text:c="2"/>Ca; ca bhūti° Ed</text:p></text:note-body></text:note></text:span></text:p>
      <text:p text:style-name="Standard"><text:span text:style-name="T1">śraddhā kāma suto jāto darpo lakṣmīsutaḥ smṛtaḥ| <text:s text:c="7"/></text:span><text:span text:style-name="T1"><text:note text:id="ftn325" text:note-class="footnote"><text:note-citation>325</text:note-citation><text:note-body><text:p text:style-name="Footnote">) 10a <text:span text:style-name="T2">kāma°] </text:span><text:s text:c="2"/>Ca; dharma° Ed</text:p></text:note-body></text:note></text:span></text:p>
      <text:p text:style-name="Standard"><text:span text:style-name="T1">dhṛtyās tu niyamaḥ putraḥ saṃtoṣas tuṣṭijaḥ smṛtaḥ||3-10||</text:span></text:p>
      <text:p text:style-name="Standard"><text:soft-page-break/><text:span text:style-name="T1">puṣṭyā lābhasuto jāto medhāputra śrutas tathā| <text:s text:c="7"/></text:span><text:span text:style-name="T1"><text:note text:id="ftn326" text:note-class="footnote"><text:note-citation>326</text:note-citation><text:note-body><text:p text:style-name="Footnote">) 11a <text:span text:style-name="T2">lābha°] </text:span><text:s text:c="2"/>Ed; lābhas Ca</text:p></text:note-body></text:note></text:span><text:span text:style-name="T1"><text:s text:c="8"/></text:span><text:span text:style-name="T1"><text:note text:id="ftn327" text:note-class="footnote"><text:note-citation>327</text:note-citation><text:note-body><text:p text:style-name="Footnote">) 11b <text:span text:style-name="T2">°putraḥ] </text:span><text:s text:c="2"/><text:span text:style-name="T3">eme. </text:span>&lt;/i&gt;; °putra <text:s/>CaEd</text:p></text:note-body></text:note></text:span></text:p>
      <text:p text:style-name="Standard"><text:span text:style-name="T1">kriyāyās tv abhayaḥ putro daṇḍasamaya eva tu||3-11|| <text:s text:c="7"/></text:span><text:span text:style-name="T1"><text:note text:id="ftn328" text:note-class="footnote"><text:note-citation>328</text:note-citation><text:note-body><text:p text:style-name="Footnote">) 11c <text:span text:style-name="T2">tv abhayaḥ putro] </text:span><text:s text:c="2"/>Ca; tūbhayaḥ putrau Ed</text:p></text:note-body></text:note></text:span></text:p>
      <text:p text:style-name="Standard"><text:span text:style-name="T1">lajjāyā vinayaḥ putro buddhyā bodhaḥ sutaḥ smṛtaḥ| <text:s text:c="7"/></text:span><text:span text:style-name="T1"><text:note text:id="ftn329" text:note-class="footnote"><text:note-citation>329</text:note-citation><text:note-body><text:p text:style-name="Footnote">) 12a <text:span text:style-name="T2">lajjāyā vinayaḥ] </text:span><text:s text:c="2"/>Ca; lajjāyāḥ vinaya° Ed</text:p></text:note-body></text:note></text:span><text:span text:style-name="T1"><text:s text:c="8"/></text:span><text:span text:style-name="T1"><text:note text:id="ftn330" text:note-class="footnote"><text:note-citation>330</text:note-citation><text:note-body><text:p text:style-name="Footnote">) 12b <text:span text:style-name="T2">smṛtaḥ] </text:span><text:s text:c="2"/>Ed; ** Ca</text:p></text:note-body></text:note></text:span></text:p>
      <text:p text:style-name="Standard"><text:span text:style-name="T1">lajjāyāḥ sudhiyaḥ putraḥ apramādaś ca tāv ubhau||3-12|| <text:s text:c="7"/></text:span><text:span text:style-name="T1"><text:note text:id="ftn331" text:note-class="footnote"><text:note-citation>331</text:note-citation><text:note-body><text:p text:style-name="Footnote">) 12c <text:span text:style-name="T2">sudhiyaḥ] </text:span><text:s text:c="2"/>Ed; sudhiya Ca â€¢ <text:s text:c="16"/><text:span text:style-name="T2">putra] </text:span><text:s text:c="2"/>Ca; putraḥ Ed</text:p></text:note-body></text:note></text:span></text:p>
      <text:p text:style-name="Standard"><text:span text:style-name="T1">kṣemaḥ śāntisuto vindyād vyavasāyo vapoḥ sutaḥ|</text:span></text:p>
      <text:p text:style-name="Standard"><text:span text:style-name="T1">yaśaḥ kīrti suto jñeyaḥ sukhaṃ siddhir vyajāyata| <text:s text:c="7"/></text:span><text:span text:style-name="T1"><text:note text:id="ftn332" text:note-class="footnote"><text:note-citation>332</text:note-citation><text:note-body><text:p text:style-name="Footnote">) 13b <text:span text:style-name="T2">vyajāyata] </text:span><text:s text:c="2"/>Ca; vyajāyate Ed</text:p></text:note-body></text:note></text:span></text:p>
      <text:p text:style-name="Standard"><text:span text:style-name="T1">svāyambhuve 'ntar evāsi kīrtitā dharmasūnavaḥ|| <text:s text:c="7"/></text:span><text:span text:style-name="T1"><text:note text:id="ftn333" text:note-class="footnote"><text:note-citation>333</text:note-citation><text:note-body><text:p text:style-name="Footnote">) 13c <text:span text:style-name="T2">svāyambhuve] </text:span><text:s text:c="2"/>Ca; svayambhuve Ed â€¢ <text:s text:c="16"/><text:span text:style-name="T2">'ntar evāsi] </text:span><text:s text:c="2"/>Ed; 'ntar etvāsi Ca</text:p></text:note-body></text:note></text:span></text:p>
      <text:p text:style-name="Standard"><text:span text:style-name="T1">vigatarāga uvāca| </text:span></text:p>
      <text:p text:style-name="Standard"><text:span text:style-name="T1">mūrtidvayaṃ kathaṃ dharmaṃ kathayasva tapodhana| <text:s text:c="7"/></text:span><text:span text:style-name="T1"><text:note text:id="ftn334" text:note-class="footnote"><text:note-citation>334</text:note-citation><text:note-body><text:p text:style-name="Footnote">) 14a <text:span text:style-name="T2">dharmaṃ] </text:span><text:s text:c="2"/>Ca; dharmaḥ Ed</text:p></text:note-body></text:note></text:span></text:p>
      <text:p text:style-name="Standard"><text:span text:style-name="T1">kautūhalam atīvam me kīrtaya jñānasaṃśayam||3-14||</text:span></text:p>
      <text:p text:style-name="Standard"><text:span text:style-name="T1">anarthayajña uvāca| </text:span></text:p>
      <text:p text:style-name="Standard"><text:span text:style-name="T1">śrutismṛtidvayor mūrtir dharmasya parikīrtitā| <text:s text:c="7"/></text:span><text:span text:style-name="T1"><text:note text:id="ftn335" text:note-class="footnote"><text:note-citation>335</text:note-citation><text:note-body><text:p text:style-name="Footnote">) 15a <text:span text:style-name="T2">śruti°] </text:span><text:s text:c="2"/>Ca; śrutiḥ Ed â€¢ <text:s text:c="16"/><text:span text:style-name="T2">mūrtir] </text:span><text:s text:c="2"/>Ca; mūrti Ed</text:p></text:note-body></text:note></text:span></text:p>
      <text:p text:style-name="Standard"><text:span text:style-name="T1">dānāgnihotrasambandha ijyā śrautasya lakṣaṇam| <text:s text:c="7"/></text:span><text:span text:style-name="T1"><text:note text:id="ftn336" text:note-class="footnote"><text:note-citation>336</text:note-citation><text:note-body><text:p text:style-name="Footnote">) 15c <text:span text:style-name="T2">dānā°] </text:span><text:s text:c="2"/><text:span text:style-name="T3">eme. </text:span>&lt;/i&gt;; dārā° CaEd â€¢ <text:s text:c="17"/><text:span text:style-name="T2">°bandha] </text:span><text:s text:c="2"/>Ed; °baddha Ca</text:p></text:note-body></text:note></text:span><text:span text:style-name="T1"><text:s text:c="8"/></text:span><text:span text:style-name="T1"><text:note text:id="ftn337" text:note-class="footnote"><text:note-citation>337</text:note-citation><text:note-body><text:p text:style-name="Footnote">) 15d <text:span text:style-name="T2">śrautasya] </text:span><text:s text:c="2"/><text:span text:style-name="T3">eme. </text:span>&lt;/i&gt;; śrotasya Ca, śrutasya Ed</text:p></text:note-body></text:note></text:span><text:span text:style-name="T1"><text:s text:c="8"/></text:span><text:span text:style-name="T1"><text:note text:id="ftn338" text:note-class="footnote"><text:note-citation>338</text:note-citation><text:note-body><text:p text:style-name="Footnote">15cd Å MatsyapurÄá¹‡a 145.30: $ dÄrÄgnihotrasambandham ijyÄ Å›rautasya laká¹£aá¹‡am <text:s text:c="15"/>Å cf.Indeces 1.36.10: $dÄnÄgnihotram ijyÄ ca Å›rautasyaitad dhi laká¹£aá¹‡am</text:p></text:note-body></text:note></text:span></text:p>
      <text:p text:style-name="Standard"><text:span text:style-name="T1">smārto varṇāśramācāro yamaiś ca niyamair yutaḥ|| <text:s text:c="7"/></text:span><text:span text:style-name="T1"><text:note text:id="ftn339" text:note-class="footnote"><text:note-citation>339</text:note-citation><text:note-body><text:p text:style-name="Footnote">) 15a <text:span text:style-name="T2">smārto] </text:span><text:s text:c="2"/><text:span text:style-name="T3">eme. </text:span>&lt;/i&gt;; smārta CaEd</text:p></text:note-body></text:note></text:span><text:span text:style-name="T1"><text:s text:c="8"/></text:span><text:span text:style-name="T1"><text:note text:id="ftn340" text:note-class="footnote"><text:note-citation>340</text:note-citation><text:note-body><text:p text:style-name="Footnote">15ab Å = MatsyapurÄá¹‡a 145.31; <text:s text:c="16"/>cf.Indeces 1.36.11: <text:s text:c="15"/>$ smÄrto vará¹‡ÄÅ›ramÄcÄro yamaiÅ› ca niyamair yutaá¸¥</text:p></text:note-body></text:note></text:span><text:span text:style-name="T1"><text:s/>yamaniyamabhedaḥ </text:span></text:p>
      <text:p text:style-name="Standard"><text:span text:style-name="T1">yamaś ca niyamaś caiva dvayor bhedam ataḥ śṛṇu||</text:span></text:p>
      <text:p text:style-name="Standard"><text:span text:style-name="T1">ahiṃsā satyam asteyam anṛśaṃsyo damo ghṛṇā|</text:span></text:p>
      <text:p text:style-name="Standard"><text:span text:style-name="T1">dhanyāpramādo mādhuryam ārjavaṃ ca yamā daśa|| <text:s text:c="7"/></text:span><text:span text:style-name="T1"><text:note text:id="ftn341" text:note-class="footnote"><text:note-citation>341</text:note-citation><text:note-body><text:p text:style-name="Footnote">) 16c <text:span text:style-name="T2">dhanyā°] </text:span><text:s text:c="2"/>Ed; dhanyaḥ Ca â€¢ <text:s text:c="16"/><text:span text:style-name="T2">mādhuryam] </text:span><text:s text:c="2"/>Ed; mādhūryam Ca</text:p></text:note-body></text:note></text:span><text:span text:style-name="T1"><text:s text:c="8"/></text:span><text:span text:style-name="T1"><text:note text:id="ftn342" text:note-class="footnote"><text:note-citation>342</text:note-citation><text:note-body><text:p text:style-name="Footnote">) 16d <text:span text:style-name="T2">ārjavaṃ] </text:span><text:s text:c="2"/>Ca; ārjavaś Ed</text:p></text:note-body></text:note></text:span></text:p>
      <text:p text:style-name="Standard"><text:span text:style-name="T1">ekaikasya punar pañcabhedam āhur manīṣiṇaḥ| ahiṃsādi </text:span></text:p>
      <text:p text:style-name="Standard"><text:span text:style-name="T1">ahiṃsādi pravakṣyāmi śṛṇuṣvāvahito dvija||3-17||</text:span></text:p>
      <text:p text:style-name="Standard"><text:span text:style-name="T1">trāsanaṃ tāḍanaṃ bandho māraṇaṃ vṛttināśanam| <text:s text:c="7"/></text:span><text:span text:style-name="T1"><text:note text:id="ftn343" text:note-class="footnote"><text:note-citation>343</text:note-citation><text:note-body><text:p text:style-name="Footnote">) 18a <text:span text:style-name="T2">bandho] </text:span><text:s text:c="2"/>Ca; bandha Ed</text:p></text:note-body></text:note></text:span></text:p>
      <text:p text:style-name="Standard"><text:span text:style-name="T1">hiṃsāṃ pañcavidhāṃ prāhur munayas tattvadarśinaḥ||3-18|| <text:s text:c="7"/></text:span><text:span text:style-name="T1"><text:note text:id="ftn344" text:note-class="footnote"><text:note-citation>344</text:note-citation><text:note-body><text:p text:style-name="Footnote">) 18c <text:span text:style-name="T2">hiṃsāṃ] </text:span><text:s text:c="2"/>Ca; hiṃsā Ed â€¢ <text:s text:c="16"/><text:span text:style-name="T2">°vidhāṃ] </text:span><text:s text:c="2"/><text:span text:style-name="T3">eme. </text:span>&lt;/i&gt;; °vidham Ca, °vidha Ed </text:p></text:note-body></text:note></text:span></text:p>
      <text:p text:style-name="Standard"><text:span text:style-name="T1">kāṣṭhaloṣṭakaśādyais tu tāḍayantīha nirdayāḥ| <text:s text:c="7"/></text:span><text:span text:style-name="T1"><text:note text:id="ftn345" text:note-class="footnote"><text:note-citation>345</text:note-citation><text:note-body><text:p text:style-name="Footnote">) 19d <text:span text:style-name="T2">nirdayāḥ] </text:span><text:s text:c="2"/>Ca; nirdayā Ed</text:p></text:note-body></text:note></text:span></text:p>
      <text:p text:style-name="Standard"><text:span text:style-name="T1">tatpraharāvibhinnāṅgo mṛtavadhyam avāpnuyāt||3-19|| <text:s text:c="7"/></text:span><text:span text:style-name="T1"><text:note text:id="ftn346" text:note-class="footnote"><text:note-citation>346</text:note-citation><text:note-body><text:p text:style-name="Footnote">) 19c <text:span text:style-name="T2">°prahāra°] </text:span><text:s text:c="2"/>Ca; °prahārā° Ed â€¢ <text:s text:c="16"/><text:span text:style-name="T2">°bhinnāṅgo] </text:span><text:s text:c="2"/>Ca; °bhinnāṅgā Ed</text:p></text:note-body></text:note></text:span></text:p>
      <text:p text:style-name="Standard"><text:span text:style-name="T1">baddhvā pādau bhujoraś ca śirorukkaṇṭhapāśitāḥ| <text:s text:c="7"/></text:span><text:span text:style-name="T1"><text:note text:id="ftn347" text:note-class="footnote"><text:note-citation>347</text:note-citation><text:note-body><text:p text:style-name="Footnote">) 20a <text:span text:style-name="T2">bhujoraś] </text:span><text:s text:c="2"/>Ca; bhujauraś Ed</text:p></text:note-body></text:note></text:span><text:span text:style-name="T1"><text:s text:c="8"/></text:span><text:span text:style-name="T1"><text:note text:id="ftn348" text:note-class="footnote"><text:note-citation>348</text:note-citation><text:note-body><text:p text:style-name="Footnote">) 20b <text:span text:style-name="T2">śiroruk°] </text:span><text:s text:c="2"/><text:span text:style-name="T3">corr. </text:span>&lt;/i&gt;; śiroru° Ca; śiroruḥ Ed</text:p></text:note-body></text:note></text:span></text:p>
      <text:p text:style-name="Standard"><text:span text:style-name="T1">anāhatā mriyanty evaṃ vadhabandhanajāḥ smṛtāḥ||3-20|| <text:s text:c="7"/></text:span><text:span text:style-name="T1"><text:note text:id="ftn349" text:note-class="footnote"><text:note-citation>349</text:note-citation><text:note-body><text:p text:style-name="Footnote">) 20d <text:span text:style-name="T2">°jāḥ smṛtāḥ] </text:span><text:s text:c="2"/>Ca; °ja smṛtaḥ Ed</text:p></text:note-body></text:note></text:span></text:p>
      <text:p text:style-name="Standard"><text:soft-page-break/><text:span text:style-name="T1">śatrucaurabhayair ghoraiḥ siṃhavyāghragajoragaiḥ|</text:span></text:p>
      <text:p text:style-name="Standard"><text:span text:style-name="T1">trāsanād vadham āpnoti anyair vāpi suduḥsahaiḥ||3-21||</text:span></text:p>
      <text:p text:style-name="Standard"><text:span text:style-name="T1">yasya yasya hared vittaṃ tasya tasya vadhaḥ smṛtaḥ| <text:s text:c="7"/></text:span><text:span text:style-name="T1"><text:note text:id="ftn350" text:note-class="footnote"><text:note-citation>350</text:note-citation><text:note-body><text:p text:style-name="Footnote">) 22b <text:span text:style-name="T2">vadhaḥ] </text:span><text:s text:c="2"/>Ca; vadha Ed</text:p></text:note-body></text:note></text:span></text:p>
      <text:p text:style-name="Standard"><text:span text:style-name="T1">vṛttijīvābhibhūtānāṃ tadvārān nihataḥ smṛtaḥ||3-22|| <text:s text:c="7"/></text:span><text:span text:style-name="T1"><text:note text:id="ftn351" text:note-class="footnote"><text:note-citation>351</text:note-citation><text:note-body><text:p text:style-name="Footnote">) 22d <text:span text:style-name="T2">tadvārān] </text:span><text:s text:c="2"/>Ca; taddvārān Ed</text:p></text:note-body></text:note></text:span></text:p>
      <text:p text:style-name="Standard"><text:span text:style-name="T1">! viṣavahniśaraśastrair māyāyogabalena vā| <text:s text:c="7"/></text:span><text:span text:style-name="T1"><text:note text:id="ftn352" text:note-class="footnote"><text:note-citation>352</text:note-citation><text:note-body><text:p text:style-name="Footnote">) 23b <text:span text:style-name="T2">māyā°] </text:span><text:s text:c="2"/>Ca; mayā Ed</text:p></text:note-body></text:note></text:span></text:p>
      <text:p text:style-name="Standard"><text:span text:style-name="T1">hiṃsakety āhu viprendra munayas tattvadarśinaḥ||3-23|| <text:s text:c="7"/></text:span><text:span text:style-name="T1"><text:note text:id="ftn353" text:note-class="footnote"><text:note-citation>353</text:note-citation><text:note-body><text:p text:style-name="Footnote">) 23c <text:span text:style-name="T2">hiṃsakety āhu] </text:span><text:s text:c="2"/>Ed; hiṃsakāny āhur Ca (&lt;i&gt;unmetrical&lt;/i&gt;)</text:p></text:note-body></text:note></text:span></text:p>
      <text:p text:style-name="Standard"><text:span text:style-name="T1">ahiṃsā paramaṃ dharmaṃ yas tyajet sa durātmavān| <text:s text:c="7"/></text:span><text:span text:style-name="T1"><text:note text:id="ftn354" text:note-class="footnote"><text:note-citation>354</text:note-citation><text:note-body><text:p text:style-name="Footnote">) 24b <text:span text:style-name="T2">tyajet sa durātmavān] </text:span><text:s text:c="2"/>Ed; <text:s text:c="23"/>tyajec cha durātma* Ca</text:p></text:note-body></text:note></text:span></text:p>
      <text:p text:style-name="Standard"><text:span text:style-name="T1">kleśāyāsavinirmuktaṃ sarvadharmaphalapradam||3-24||</text:span></text:p>
      <text:p text:style-name="Standard"><text:span text:style-name="T1">nātaḥ parataro mūrkho nātaḥ parataraṃ tamaḥ| <text:s text:c="7"/></text:span><text:span text:style-name="T1"><text:note text:id="ftn355" text:note-class="footnote"><text:note-citation>355</text:note-citation><text:note-body><text:p text:style-name="Footnote">) 25b <text:span text:style-name="T2">°taraṃ] </text:span><text:s text:c="2"/>Ca; °tan Ed</text:p></text:note-body></text:note></text:span></text:p>
      <text:p text:style-name="Standard"><text:span text:style-name="T1">nātaḥ parataraṃ duḥkhaṃ nātaḥ parataro 'yaśaḥ||3-25||</text:span></text:p>
      <text:p text:style-name="Standard"><text:span text:style-name="T1">nātaḥ parataraṃ pāpaṃ nātaḥ parataraṃ viṣam|</text:span></text:p>
      <text:p text:style-name="Standard"><text:span text:style-name="T1">nātaḥ paratarā vidyā nātaḥ paraṃ tapodhanam||3-26|| <text:s text:c="7"/></text:span><text:span text:style-name="T1"><text:note text:id="ftn356" text:note-class="footnote"><text:note-citation>356</text:note-citation><text:note-body><text:p text:style-name="Footnote">) 26d <text:span text:style-name="T2">paraṃ tapodhanam] </text:span><text:s text:c="2"/><text:span text:style-name="T3">conj. </text:span>&lt;/i&gt;; paraṃ tapodhana Ca; <text:s text:c="15"/>para tapodyamāḥ Ed</text:p></text:note-body></text:note></text:span></text:p>
      <text:p text:style-name="Standard"><text:span text:style-name="T1">yo hinasti na bhūtāni udbhijādi caturvidham| <text:s text:c="7"/></text:span><text:span text:style-name="T1"><text:note text:id="ftn357" text:note-class="footnote"><text:note-citation>357</text:note-citation><text:note-body><text:p text:style-name="Footnote">) 27a <text:span text:style-name="T2">yo hinasti] </text:span><text:s text:c="2"/>Ca; yo hi nāsti Ed</text:p></text:note-body></text:note></text:span></text:p>
      <text:p text:style-name="Standard"><text:span text:style-name="T1">sa bhavet puruṣaśreṣṭhaḥ sarvabhūtadayānvitaḥ||3-27|| <text:s text:c="7"/></text:span><text:span text:style-name="T1"><text:note text:id="ftn358" text:note-class="footnote"><text:note-citation>358</text:note-citation><text:note-body><text:p text:style-name="Footnote">) 27c <text:span text:style-name="T2">puruṣa°] </text:span><text:s text:c="2"/>Ed; puruṣaḥ Ca</text:p></text:note-body></text:note></text:span></text:p>
      <text:p text:style-name="Standard"><text:span text:style-name="T1">sarvabhūtadayāṃ nityaṃ yaḥ karoti sa paṇḍitaḥ|</text:span></text:p>
      <text:p text:style-name="Standard"><text:span text:style-name="T1">sa yajvā sa tapasvī ca sa dātā sa dṛḍhavrataḥ||3-28||</text:span></text:p>
      <text:p text:style-name="Standard"><text:span text:style-name="T1">ahiṃsā paramaṃ tīrtham ahiṃsā paramaṃ tapaḥ|</text:span></text:p>
      <text:p text:style-name="Standard"><text:span text:style-name="T1">ahiṃsā paramaṃ dānaṃ ahiṃsā paramaṃ sukham||3-29|| <text:s text:c="7"/></text:span><text:span text:style-name="T1"><text:note text:id="ftn359" text:note-class="footnote"><text:note-citation>359</text:note-citation><text:note-body><text:p text:style-name="Footnote">29 Å This and the following verses are similar to MBh 13.117.37--38 $ </text:p></text:note-body></text:note></text:span></text:p>
      <text:p text:style-name="Standard"><text:span text:style-name="T1">ahiṃsā paramo yajña ahiṃsā paramaṃ vratam| <text:s text:c="7"/></text:span><text:span text:style-name="T1"><text:note text:id="ftn360" text:note-class="footnote"><text:note-citation>360</text:note-citation><text:note-body><text:p text:style-name="Footnote">) 30a <text:span text:style-name="T2">yajña] </text:span><text:s text:c="2"/><text:span text:style-name="T3">corr. </text:span>&lt;/i&gt;; yajñar Ca, yajñaḥ Ed</text:p></text:note-body></text:note></text:span></text:p>
      <text:p text:style-name="Standard"><text:span text:style-name="T1">ahiṃsā paramo jñānam ahiṃsā paramā kriyā||3-30||</text:span></text:p>
      <text:p text:style-name="Standard"><text:span text:style-name="T1">ahiṃsā paramaṃ śaucam ahiṃsā paramo damaḥ| <text:s text:c="7"/></text:span><text:span text:style-name="T1"><text:note text:id="ftn361" text:note-class="footnote"><text:note-citation>361</text:note-citation><text:note-body><text:p text:style-name="Footnote">) 31ab <text:span text:style-name="T3">omitted in </text:span>Ed</text:p></text:note-body></text:note></text:span></text:p>
      <text:p text:style-name="Standard"><text:span text:style-name="T1">ahiṃsā paramo lābha ahiṃsā paramaṃ yaśaḥ||3-31||</text:span></text:p>
      <text:p text:style-name="Standard"><text:span text:style-name="T1">ahiṃsā paramā kīrti ahiṃsā paramo damaḥ| <text:s text:c="7"/></text:span><text:span text:style-name="T1"><text:note text:id="ftn362" text:note-class="footnote"><text:note-citation>362</text:note-citation><text:note-body><text:p text:style-name="Footnote">) 32ab <text:span text:style-name="T3">omitted in </text:span>Ca</text:p></text:note-body></text:note></text:span></text:p>
      <text:p text:style-name="Standard"><text:span text:style-name="T1">ahiṃsā paramo dharma ahiṃsā paramo gatiḥ||3-32||</text:span></text:p>
      <text:p text:style-name="Standard"><text:span text:style-name="T1">ahiṃsā paramaṃ brahma ahiṃsā paramaḥ śivaḥ| </text:span></text:p>
      <text:p text:style-name="Standard"><text:span text:style-name="T1">māṃsāśanān nivarteta manasāpi na kāṅkṣayet||3-33||</text:span></text:p>
      <text:p text:style-name="Standard"><text:span text:style-name="T1">sa mahatphalam āpnoti yas tu māṃsaṃ vivarjayet| <text:s text:c="7"/></text:span><text:span text:style-name="T1"><text:note text:id="ftn363" text:note-class="footnote"><text:note-citation>363</text:note-citation><text:note-body><text:p text:style-name="Footnote">) 34b <text:span text:style-name="T2">māṃsaṃ] </text:span><text:s text:c="2"/>Ca; māṃsa Ed</text:p></text:note-body></text:note></text:span></text:p>
      <text:p text:style-name="Standard"><text:span text:style-name="T1">svamāṃsaṃ paramāṃsena yo vardhayitum icchati||3-34|| <text:s text:c="7"/></text:span><text:span text:style-name="T1"><text:note text:id="ftn364" text:note-class="footnote"><text:note-citation>364</text:note-citation><text:note-body><text:p text:style-name="Footnote">34cd Å = MBh 13.116.14ab and 13.116.34ab $</text:p></text:note-body></text:note></text:span></text:p>
      <text:p text:style-name="Standard"><text:span text:style-name="T1">anabhyarcya pitṝn devān na tato 'nyo 'sti pāpakṛt| <text:s text:c="7"/></text:span><text:span text:style-name="T1"><text:note text:id="ftn365" text:note-class="footnote"><text:note-citation>365</text:note-citation><text:note-body><text:p text:style-name="Footnote">) 35b <text:span text:style-name="T2">tato 'nyo] </text:span><text:s text:c="2"/>Ca; tad anyo Ed</text:p></text:note-body></text:note></text:span></text:p>
      <text:p text:style-name="Standard"><text:span text:style-name="T1">madhuparke ca yajñe ca pitṛdaivatakarmaṇi||3-35||</text:span></text:p>
      <text:p text:style-name="Standard"><text:span text:style-name="T1">atraiva paśavo hiṃsyā nānyatra manur abravīt|</text:span></text:p>
      <text:p text:style-name="Standard"><text:span text:style-name="T1">kṛtvā svayaṃ vāpy utpādyāparopahitam eva ca||3-36|| <text:s text:c="7"/></text:span><text:span text:style-name="T1"><text:note text:id="ftn366" text:note-class="footnote"><text:note-citation>366</text:note-citation><text:note-body><text:p text:style-name="Footnote">) 36c <text:span text:style-name="T2">kṛtvā] </text:span><text:s text:c="2"/>Ed; krītvā Ca</text:p></text:note-body></text:note></text:span><text:span text:style-name="T1"><text:s text:c="8"/></text:span><text:span text:style-name="T1"><text:note text:id="ftn367" text:note-class="footnote"><text:note-citation>367</text:note-citation><text:note-body><text:p text:style-name="Footnote">) 36d <text:span text:style-name="T2">utpādyā°] </text:span><text:s text:c="2"/>Ed; utpādya Ca â€¢ <text:s text:c="16"/><text:span text:style-name="T2">ca] </text:span><text:s text:c="2"/>Ed; vā Ca</text:p></text:note-body></text:note></text:span></text:p>
      <text:p text:style-name="Standard"><text:span text:style-name="T1">devān pitṝṃś cārcayitvā khādan māṃsaṃ na doṣabhāk| <text:s text:c="7"/></text:span><text:span text:style-name="T1"><text:note text:id="ftn368" text:note-class="footnote"><text:note-citation>368</text:note-citation><text:note-body><text:p text:style-name="Footnote">) 37a <text:span text:style-name="T2">pitṝṃś cārcayitvā] </text:span><text:s text:c="2"/>Ca; pitṛś cārpayitvā Ed</text:p></text:note-body></text:note></text:span></text:p>
      <text:p text:style-name="Standard"><text:soft-page-break/><text:span text:style-name="T1">vedayajñatapastīrthadānaśīlakriyāvrataiḥ||3-37||</text:span></text:p>
      <text:p text:style-name="Standard"><text:span text:style-name="T1">māṃsāharanivṛttānāṃ ṣoḍaśāṃśaṃ na pūryate| <text:s text:c="7"/></text:span><text:span text:style-name="T1"><text:note text:id="ftn369" text:note-class="footnote"><text:note-citation>369</text:note-citation><text:note-body><text:p text:style-name="Footnote">) 38a <text:span text:style-name="T2">°vṛttānāṃ] </text:span><text:s text:c="2"/>Ca; °vṛttīnāṃ Ed</text:p></text:note-body></text:note></text:span></text:p>
      <text:p text:style-name="Standard"><text:span text:style-name="T1">mṛgāḥ parṇatṛṇāhārād ajameṣagavādibhiḥ||3-38|| <text:s text:c="7"/></text:span><text:span text:style-name="T1"><text:note text:id="ftn370" text:note-class="footnote"><text:note-citation>370</text:note-citation><text:note-body><text:p text:style-name="Footnote">) 38c <text:span text:style-name="T2">parṇa°] </text:span><text:s text:c="2"/>Ca; parṇā° Ed</text:p></text:note-body></text:note></text:span></text:p>
      <text:p text:style-name="Standard"><text:span text:style-name="T1">sukhino balavantaś ca vicaranti mahītale|</text:span></text:p>
      <text:p text:style-name="Standard"><text:span text:style-name="T1">vānarāḥ phalam āhārād rākṣasā rudhirapriyāḥ||3-39||</text:span></text:p>
      <text:p text:style-name="Standard"><text:span text:style-name="T1">nihatā rākṣasāḥ sarve vānaraiḥ phalabhogibhiḥ|</text:span></text:p>
      <text:p text:style-name="Standard"><text:span text:style-name="T1">tasmān māṃsaṃ na hīheta balakāmena bho dvija||3-40||</text:span></text:p>
      <text:p text:style-name="Standard"><text:span text:style-name="T1">balena ca guṇākāśāt paratobhayabhīruṇā| <text:s text:c="7"/></text:span><text:span text:style-name="T1"><text:note text:id="ftn371" text:note-class="footnote"><text:note-citation>371</text:note-citation><text:note-body><text:p text:style-name="Footnote">) 41a <text:span text:style-name="T2">guṇākāśāt] </text:span><text:s text:c="2"/>Ca; guṇā kuryāt Ed</text:p></text:note-body></text:note></text:span></text:p>
      <text:p text:style-name="Standard"><text:span text:style-name="T1">ahiṃsakasamo nāsti dānayajñasamīhayā| <text:s text:c="7"/></text:span><text:span text:style-name="T1"><text:note text:id="ftn372" text:note-class="footnote"><text:note-citation>372</text:note-citation><text:note-body><text:p text:style-name="Footnote">) 41d <text:span text:style-name="T2">°yajñasamīhayā] </text:span><text:s text:c="2"/>Ca; °dharmasamīhaya Ed</text:p></text:note-body></text:note></text:span></text:p>
      <text:p text:style-name="Standard"><text:span text:style-name="T1">iha loke yaśaḥ kīrtiḥ paratra ca parāṃ gatiḥ||</text:span></text:p>
      <text:p text:style-name="P1"/>
      <text:p text:style-name="Standard"><text:span text:style-name="T1">trailokyaṃ maṇiratnapūrṇam akhilaṃ dattvottame brāhmaṇe <text:s text:c="7"/></text:span><text:span text:style-name="T1"><text:note text:id="ftn373" text:note-class="footnote"><text:note-citation>373</text:note-citation><text:note-body><text:p text:style-name="Footnote">) 42a <text:span text:style-name="T2">akhilaṃ dattvottame brāhmaṇe] </text:span><text:s text:c="2"/>Ed; <text:s text:c="15"/>akhilaṃ******* Ca</text:p></text:note-body></text:note></text:span></text:p>
      <text:p text:style-name="Standard"><text:span text:style-name="T1"><text:s text:c="2"/></text:span></text:p>
      <text:p text:style-name="Standard"><text:span text:style-name="T1">koṭīyajñasahasrapadmam ayutaṃ dattvā mahīṃ dakṣiṇām| <text:s text:c="7"/></text:span><text:span text:style-name="T1"><text:note text:id="ftn374" text:note-class="footnote"><text:note-citation>374</text:note-citation><text:note-body><text:p text:style-name="Footnote">) 42b <text:span text:style-name="T2">koṭīyajñasahasrapadmam] </text:span><text:s text:c="2"/>Ed; ********* Ca</text:p></text:note-body></text:note></text:span></text:p>
      <text:p text:style-name="Standard"><text:span text:style-name="T1">tīrthānāṃ ca sahasrakoṭiniyutaṃ snātvā sakṛn mānavaḥ <text:s text:c="7"/></text:span><text:span text:style-name="T1"><text:note text:id="ftn375" text:note-class="footnote"><text:note-citation>375</text:note-citation><text:note-body><text:p text:style-name="Footnote">) 42c <text:span text:style-name="T2">°koṭi°] </text:span><text:s text:c="2"/>Ca; °koṭī° Ed(&lt;i&gt;unmetrical&lt;/i&gt;)</text:p></text:note-body></text:note></text:span></text:p>
      <text:p text:style-name="Standard"><text:span text:style-name="T1"><text:s text:c="3"/></text:span></text:p>
      <text:p text:style-name="Standard"><text:span text:style-name="T1">! etatpuṇyaphalam ahiṃsakajanaḥ prāpnoti niḥsaṃśayam||3-42||</text:span></text:p>
      <text:p text:style-name="Standard"><text:span text:style-name="T1"><text:s text:c="8"/></text:span><text:span text:style-name="T1"><text:note text:id="ftn376" text:note-class="footnote"><text:note-citation>376</text:note-citation><text:note-body><text:p text:style-name="Footnote">) 42d <text:span text:style-name="T2">niḥśaṃśayam] </text:span><text:s text:c="2"/>Ed; **** Ca</text:p></text:note-body></text:note></text:span><text:span text:style-name="T1">&lt;TEXT&gt; </text:span></text:p>
      <text:p text:style-name="Standard"><text:span text:style-name="T1">||iti vṛṣasārasaṃgrahe ahiṃsāpraśaṃsā nāmādhyāyas tṛtīyaḥ||</text:span></text:p>
      <text:p text:style-name="Standard"><text:span text:style-name="T1"><text:s text:c="8"/></text:span><text:span text:style-name="T1"><text:note text:id="ftn377" text:note-class="footnote"><text:note-citation>377</text:note-citation><text:note-body><text:p text:style-name="Footnote">) <text:s/>&lt;SKT&gt;Colophon:&lt;/SKT&gt; <text:span text:style-name="T2">nāmādhyāyas tṛtīyaḥ] </text:span><text:s text:c="2"/>Ca; <text:s text:c="15"/>nāmas tṛtīyo 'dhyāyaḥ Ed</text:p></text:note-body></text:note></text:span></text:p>
      <text:p text:style-name="Standard"><text:span text:style-name="T1">*** 4 ***</text:span></text:p>
      <text:p text:style-name="Standard"><text:span text:style-name="T1"><text:s/>4 yamavibhāgaḥ </text:span></text:p>
      <text:p text:style-name="Standard"><text:span text:style-name="T1">anarthayajña uvāca| </text:span></text:p>
      <text:p text:style-name="Standard"><text:span text:style-name="T1">sadbhāvaḥ satyam ity āhur dṛṣṭapratyakṣam eva vā| <text:s text:c="7"/></text:span><text:span text:style-name="T1"><text:note text:id="ftn378" text:note-class="footnote"><text:note-citation>378</text:note-citation><text:note-body><text:p text:style-name="Footnote">) 1a <text:span text:style-name="T2">sadbhāvaḥ] </text:span><text:s text:c="2"/>Ca; sadbhāva° Ed â€¢ <text:s text:c="16"/><text:span text:style-name="T2">satyam ity āhur] </text:span><text:s text:c="2"/>Ed; satyam ity āhu Ca</text:p></text:note-body></text:note></text:span><text:span text:style-name="T1"><text:s text:c="8"/></text:span><text:span text:style-name="T1"><text:note text:id="ftn379" text:note-class="footnote"><text:note-citation>379</text:note-citation><text:note-body><text:p text:style-name="Footnote">) 1b <text:span text:style-name="T2">°pratyakṣam] </text:span><text:s text:c="2"/>Ed; °pratyayam Ca</text:p></text:note-body></text:note></text:span></text:p>
      <text:p text:style-name="Standard"><text:span text:style-name="T1">yathābhūtārthakathanaṃ tat satyakathanaṃ smṛtam||4-1||</text:span></text:p>
      <text:p text:style-name="Standard"><text:span text:style-name="T1">ākroṣatāḍanādīni yaḥ saheta suduḥsaham|</text:span></text:p>
      <text:p text:style-name="Standard"><text:span text:style-name="T1">kṣamate yo jitātmā tu sa ca satyam udāhṛtam||4-2|| <text:s text:c="7"/></text:span><text:span text:style-name="T1"><text:note text:id="ftn380" text:note-class="footnote"><text:note-citation>380</text:note-citation><text:note-body><text:p text:style-name="Footnote">) 2d <text:span text:style-name="T2">satyam udāhṛtam] </text:span><text:s text:c="2"/>Ed; <text:s text:c="32"/>satyam udāhṛtam Ca</text:p></text:note-body></text:note></text:span></text:p>
      <text:p text:style-name="Standard"><text:span text:style-name="T1">vadhārtham udyataḥ śastraṃ yadi pṛccheta karhicit| <text:s text:c="7"/></text:span><text:span text:style-name="T1"><text:note text:id="ftn381" text:note-class="footnote"><text:note-citation>381</text:note-citation><text:note-body><text:p text:style-name="Footnote">) 3a <text:span text:style-name="T2">śastraṃ] </text:span><text:s text:c="2"/>Ca; satya Ed</text:p></text:note-body></text:note></text:span></text:p>
      <text:p text:style-name="Standard"><text:span text:style-name="T1">na tatra satyaṃ vaktavyam anṛtaṃ satyam ucyate||4-3|| <text:s text:c="7"/></text:span><text:span text:style-name="T1"><text:note text:id="ftn382" text:note-class="footnote"><text:note-citation>382</text:note-citation><text:note-body><text:p text:style-name="Footnote">) 3c <text:span text:style-name="T2">satyaṃ] </text:span><text:s text:c="2"/>Ca; satya Ed â€¢ <text:s text:c="16"/><text:span text:style-name="T2">vaktavyam] </text:span><text:s text:c="2"/>Ed; vaktayā Ca</text:p></text:note-body></text:note></text:span></text:p>
      <text:p text:style-name="Standard"><text:span text:style-name="T1">vadhārhaḥ puruṣaḥ kaścid vrajet pathibhayāturaḥ|</text:span></text:p>
      <text:p text:style-name="Standard"><text:span text:style-name="T1">pṛcchato 'pi na vaktavyaṃ satyaṃ tad vāpi ucyate||4-4|| <text:s text:c="7"/></text:span><text:span text:style-name="T1"><text:note text:id="ftn383" text:note-class="footnote"><text:note-citation>383</text:note-citation><text:note-body><text:p text:style-name="Footnote">) 4c <text:span text:style-name="T2">pṛcchato] </text:span><text:s text:c="2"/>Ca; pṛcchate Ed</text:p></text:note-body></text:note></text:span></text:p>
      <text:p text:style-name="P1"/>
      <text:p text:style-name="Standard"><text:span text:style-name="T1">! na narmayuktam anṛtaṃ hinasti</text:span><text:span text:style-name="T1"><text:note text:id="ftn384" text:note-class="footnote"><text:note-citation>384</text:note-citation><text:note-body><text:p text:style-name="Footnote">) 5a <text:span text:style-name="T2">hinasti] </text:span><text:s text:c="2"/>Ca; hi nāsti Ed</text:p></text:note-body></text:note></text:span></text:p>
      <text:p text:style-name="Standard"><text:span text:style-name="T1"><text:s text:c="2"/></text:span></text:p>
      <text:p text:style-name="Standard"><text:span text:style-name="T1">na strīṣu rājan na vivāhakāle|</text:span></text:p>
      <text:p text:style-name="Standard"><text:span text:style-name="T1">prāṇātyaye sarvadhanāpahāre</text:span></text:p>
      <text:p text:style-name="Standard"><text:soft-page-break/><text:span text:style-name="T1"><text:s text:c="3"/></text:span></text:p>
      <text:p text:style-name="Standard"><text:span text:style-name="T1">pañcānṛtaṃ satyam udāharanti||4-5||</text:span></text:p>
      <text:p text:style-name="Standard"><text:note text:id="ftn385" text:note-class="footnote"><text:note-citation>385</text:note-citation><text:note-body><text:p text:style-name="Footnote">5Åcf.1.77.16: $ na narmayuktaá¹ƒ vacanaá¹ƒ hinasti na strÄ«á¹£u rÄjan na vivÄhakÄle| <text:s text:c="7"/>prÄá¹‡Ätyaye sarvadhanÄpahÄre paÃ±cÄná¹›tÄny Ähur apÄtakÄni||; <text:s text:c="7"/>Å12.159.28: $ na narmayuktaá¹ƒ vacanaá¹ƒ hinasti na strÄ«á¹£u rÄjan na vivÄhakÄle| <text:s text:c="7"/>na gurvarthe nÄtmano jÄ«vitÄrthe paÃ±cÄná¹›tÄny Ähur apÄtakÄni||; <text:s text:c="4"/>Å31.16: $ na narmayuktaá¹ƒ vacanaá¹ƒ hinasti na strÄ«á¹£u rÄjan na vivÄhakÄle| <text:s text:c="12"/>prÄá¹‡Ätyaye sarvadhanÄpahÄre paÃ±cÄná¹›tÄny Ähur apÄtakÄni||;ÅKauá¹‡á¸inya's commentary ad 1.9: $ <text:s text:c="7"/>gobrÄhmaá¹‡Ärthe 'vacanaá¹ƒ himasti na strÄ«á¹£u rÄjan na vivÄhakÄle| <text:s text:c="7"/>prÄá¹‡Ätyaye sarvadhanÄpahÄre paÃ±cÄná¹›tÄni Ähur apÄtakÄni||;ÅAbhidharmakoÅ›abhÄá¹£ya <text:s/>24114--24117 $: <text:s text:c="7"/>na narmayuktam aná¹›taá¹ƒ hi nÄsti na strÄ«á¹£u rÄjan na vivÄhakÄle| <text:s text:c="7"/>prÄá¹‡Ätyaye sarvadhanÄpahÄre paÃ±cÄná¹›tÄÃ± ? Ähur apÄtakÄni|| </text:p></text:note-body></text:note></text:p>
      <text:p text:style-name="Standard"><text:span text:style-name="T1">devamānuṣatiryeṣu satyadharmaparāyaṇaḥ| <text:s text:c="7"/></text:span><text:span text:style-name="T1"><text:note text:id="ftn386" text:note-class="footnote"><text:note-citation>386</text:note-citation><text:note-body><text:p text:style-name="Footnote">) 6b <text:span text:style-name="T2">satyadharmaparāyaṇaḥ] </text:span><text:s text:c="2"/>Ed; <text:s text:c="24"/>satyaṃ dharmaḥ payataḥ Ca</text:p></text:note-body></text:note></text:span></text:p>
      <text:p text:style-name="Standard"><text:span text:style-name="T1">satyaṃ śreṣṭhaṃ variṣṭhaṃ ca satyaṃ dharmaḥ sanātanaḥ||4-6|| <text:s text:c="7"/></text:span><text:span text:style-name="T1"><text:note text:id="ftn387" text:note-class="footnote"><text:note-citation>387</text:note-citation><text:note-body><text:p text:style-name="Footnote">) 6c <text:span text:style-name="T2">śreṣṭhaṃ] </text:span><text:s text:c="2"/>Ca; śreṣṭha Ed</text:p></text:note-body></text:note></text:span><text:span text:style-name="T1"><text:s text:c="8"/></text:span><text:span text:style-name="T1"><text:note text:id="ftn388" text:note-class="footnote"><text:note-citation>388</text:note-citation><text:note-body><text:p text:style-name="Footnote">) 6d <text:span text:style-name="T2">dharmaḥ] </text:span><text:s text:c="2"/>Ca; dharma Ed</text:p></text:note-body></text:note></text:span></text:p>
      <text:p text:style-name="Standard"><text:span text:style-name="T1">satyaṃ sāgaram avyaktaṃ satyam akṣayabhogadam| <text:s text:c="7"/></text:span><text:span text:style-name="T1"><text:note text:id="ftn389" text:note-class="footnote"><text:note-citation>389</text:note-citation><text:note-body><text:p text:style-name="Footnote">) 7b <text:span text:style-name="T2">akṣayabhogadam] </text:span><text:s text:c="2"/>Ca; akṣayate naraṃ Ed</text:p></text:note-body></text:note></text:span></text:p>
      <text:p text:style-name="Standard"><text:span text:style-name="T1">satyaṃ potaḥ paratrārthaṃ satyaṃ yaj jñānavistaram||4-7|| <text:s text:c="7"/></text:span><text:span text:style-name="T1"><text:note text:id="ftn390" text:note-class="footnote"><text:note-citation>390</text:note-citation><text:note-body><text:p text:style-name="Footnote">) 7c <text:span text:style-name="T2">potaḥ] </text:span><text:s text:c="2"/>Ca; proktaḥ Ed</text:p></text:note-body></text:note></text:span></text:p>
      <text:p text:style-name="Standard"><text:span text:style-name="T1">satyam iṣṭagatiḥ proktaṃ satyaṃ yajñam anuttamam|</text:span></text:p>
      <text:p text:style-name="Standard"><text:span text:style-name="T1">satyaṃ tīrthāt paraṃ tīrthaṃ satyaṃ dānam anantakam||4-8|| <text:s text:c="7"/></text:span><text:span text:style-name="T1"><text:note text:id="ftn391" text:note-class="footnote"><text:note-citation>391</text:note-citation><text:note-body><text:p text:style-name="Footnote">) 8c <text:span text:style-name="T2">tīrthāt] </text:span><text:s text:c="2"/>Ed; tīrthaṃ Ca</text:p></text:note-body></text:note></text:span></text:p>
      <text:p text:style-name="Standard"><text:span text:style-name="T1">satyaṃ śīlaṃ tapo jñānaṃ satyaṃ śaucaṃ damaḥ śamaḥ|</text:span></text:p>
      <text:p text:style-name="Standard"><text:span text:style-name="T1">satyaṃ sopānam ūrdhvasya satyaṃ kīrtir yaśaḥ sukham||4-9|| <text:s text:c="7"/></text:span><text:span text:style-name="T1"><text:note text:id="ftn392" text:note-class="footnote"><text:note-citation>392</text:note-citation><text:note-body><text:p text:style-name="Footnote">) 9d <text:span text:style-name="T2">sukham] </text:span><text:s text:c="2"/>Ca; sukhaḥ Ed</text:p></text:note-body></text:note></text:span></text:p>
      <text:p text:style-name="Standard"><text:span text:style-name="T1">aśvamedhasahasraṃ ca satyaṃ ca tulayā dhṛtam| <text:s text:c="7"/></text:span><text:span text:style-name="T1"><text:note text:id="ftn393" text:note-class="footnote"><text:note-citation>393</text:note-citation><text:note-body><text:p text:style-name="Footnote">10 Å MÄrkaá¹‡á¸eyapurÄá¹‡a 8.42: $ <text:s text:c="15"/>aÅ›vamedhasahasraá¹ƒ ca satyaá¹ƒ ca tulayÄ dhá¹›tam| <text:s text:c="15"/>aÅ›vamedhasahasrÄd dhi satyam eva viÅ›iá¹£yate||</text:p></text:note-body></text:note></text:span></text:p>
      <text:p text:style-name="Standard"><text:span text:style-name="T1">aśvamedhasahasrād dhi satyam eva viśiṣyate||4-10|| <text:s text:c="7"/></text:span><text:span text:style-name="T1"><text:note text:id="ftn394" text:note-class="footnote"><text:note-citation>394</text:note-citation><text:note-body><text:p text:style-name="Footnote">) 10d <text:span text:style-name="T2">eva] </text:span><text:s text:c="2"/>Ca; evaṃ Ed</text:p></text:note-body></text:note></text:span><text:span text:style-name="T1"><text:s text:c="8"/></text:span><text:span text:style-name="T1"><text:note text:id="ftn395" text:note-class="footnote"><text:note-citation>395</text:note-citation><text:note-body><text:p text:style-name="Footnote">10cd Å = MBh 1.69.22cd and 13.74.29cd $</text:p></text:note-body></text:note></text:span></text:p>
      <text:p text:style-name="Standard"><text:span text:style-name="T1">satyena tapate sūryaḥ satyena pṛthivī sthitā| <text:s text:c="7"/></text:span><text:span text:style-name="T1"><text:note text:id="ftn396" text:note-class="footnote"><text:note-citation>396</text:note-citation><text:note-body><text:p text:style-name="Footnote">) 11ab <text:span text:style-name="T2">sūryaḥ satyena pṛthivī sthitā] </text:span><text:s text:c="2"/><text:span text:style-name="T3">corr. </text:span>&lt;/i&gt;; <text:s text:c="15"/>sūryaḥ satyena pṛthi sthitāḥ Ca; <text:s text:c="15"/>sūryaḥ satyena pṛthivī sthitāḥ Ed</text:p></text:note-body></text:note></text:span></text:p>
      <text:p text:style-name="Standard"><text:span text:style-name="T1">satyena vāyavo vānti satyāt toyaṃ ca śītalam||4-11|| <text:s text:c="7"/></text:span><text:span text:style-name="T1"><text:note text:id="ftn397" text:note-class="footnote"><text:note-citation>397</text:note-citation><text:note-body><text:p text:style-name="Footnote">) 11d <text:span text:style-name="T2">satyāt] </text:span><text:s text:c="2"/>Ed; satyo Ca</text:p></text:note-body></text:note></text:span></text:p>
      <text:p text:style-name="Standard"><text:span text:style-name="T1">tiṣṭhanti sāgarāḥ satye satyena ca priyavrataḥ| <text:s text:c="7"/></text:span><text:span text:style-name="T1"><text:note text:id="ftn398" text:note-class="footnote"><text:note-citation>398</text:note-citation><text:note-body><text:p text:style-name="Footnote">) 12b <text:span text:style-name="T2">satyena ca] </text:span><text:s text:c="2"/>Ed; samayena Ca</text:p></text:note-body></text:note></text:span></text:p>
      <text:p text:style-name="Standard"><text:span text:style-name="T1">satye tiṣṭhati govindo balibandhanakāraṇāt||4-12||</text:span></text:p>
      <text:p text:style-name="Standard"><text:span text:style-name="T1">agnir dahati satyena satyena śaśibhāṣkaraḥ| <text:s text:c="7"/></text:span><text:span text:style-name="T1"><text:note text:id="ftn399" text:note-class="footnote"><text:note-citation>399</text:note-citation><text:note-body><text:p text:style-name="Footnote">) 13b <text:span text:style-name="T2">śaśibhāṣkaraḥ] </text:span><text:s text:c="2"/>Ed; saśibhācaraḥ Ca</text:p></text:note-body></text:note></text:span></text:p>
      <text:p text:style-name="Standard"><text:span text:style-name="T1">satyena vindhyās tiṣṭhante vardhamāno na vardhate||4-13|| <text:s text:c="7"/></text:span><text:span text:style-name="T1"><text:note text:id="ftn400" text:note-class="footnote"><text:note-citation>400</text:note-citation><text:note-body><text:p text:style-name="Footnote">) 13c <text:span text:style-name="T2">vindhyās tiṣṭhante] </text:span><text:s text:c="2"/>Ca; tiṣṭhate vindhyo Ed</text:p></text:note-body></text:note></text:span></text:p>
      <text:p text:style-name="Standard"><text:span text:style-name="T1">lokālokaḥ sthitaḥ satyaṃ meruḥ satye pratiṣṭhitaḥ| <text:s text:c="7"/></text:span><text:span text:style-name="T1"><text:note text:id="ftn401" text:note-class="footnote"><text:note-citation>401</text:note-citation><text:note-body><text:p text:style-name="Footnote">) 14a <text:span text:style-name="T2">°lokaḥ] </text:span><text:s text:c="2"/>Ed; °loka Ca</text:p></text:note-body></text:note></text:span><text:span text:style-name="T1"><text:s text:c="8"/></text:span><text:span text:style-name="T1"><text:note text:id="ftn402" text:note-class="footnote"><text:note-citation>402</text:note-citation><text:note-body><text:p text:style-name="Footnote">) 14b <text:span text:style-name="T2">meruḥ] </text:span><text:s text:c="2"/>Ca; meru Ed</text:p></text:note-body></text:note></text:span></text:p>
      <text:p text:style-name="Standard"><text:span text:style-name="T1">vedās tiṣṭhanti satyeṣu dharmaḥ satye pratiṣṭhati||4-14|| <text:s text:c="7"/></text:span><text:span text:style-name="T1"><text:note text:id="ftn403" text:note-class="footnote"><text:note-citation>403</text:note-citation><text:note-body><text:p text:style-name="Footnote">) 14c <text:span text:style-name="T2">vedās] </text:span><text:s text:c="2"/>Ca; vedā Ed</text:p></text:note-body></text:note></text:span></text:p>
      <text:p text:style-name="Standard"><text:soft-page-break/><text:span text:style-name="T1">satyaṃ gauḥ kṣarate kṣīraṃ satyaṃ kṣīraṃ ghṛtaṃ sthitam| <text:s text:c="7"/></text:span><text:span text:style-name="T1"><text:note text:id="ftn404" text:note-class="footnote"><text:note-citation>404</text:note-citation><text:note-body><text:p text:style-name="Footnote">) 15b <text:span text:style-name="T2">kṣīre ghṛtaṃ sthitam] </text:span><text:s text:c="2"/>Ca; kṣīraṃ sthitaṃ ghṛtam Ed</text:p></text:note-body></text:note></text:span></text:p>
      <text:p text:style-name="Standard"><text:span text:style-name="T1">satye jīvaḥ sthito dehe satyaṃ jīvaḥ sanātanaḥ||4-15|| <text:s text:c="7"/></text:span><text:span text:style-name="T1"><text:note text:id="ftn405" text:note-class="footnote"><text:note-citation>405</text:note-citation><text:note-body><text:p text:style-name="Footnote">) 15c <text:span text:style-name="T2">satye jīvaḥ] </text:span><text:s text:c="2"/>Ca; satyaṃ jīva Ed</text:p></text:note-body></text:note></text:span></text:p>
      <text:p text:style-name="Standard"><text:span text:style-name="T1">satyam ekena samprāpto dharmaḥ sādhananiścayaḥ| <text:s text:c="7"/></text:span><text:span text:style-name="T1"><text:note text:id="ftn406" text:note-class="footnote"><text:note-citation>406</text:note-citation><text:note-body><text:p text:style-name="Footnote">) 16b <text:span text:style-name="T2">dharmaḥ] </text:span><text:s text:c="2"/>Ca; dharma Ed â€¢ <text:s text:c="16"/><text:span text:style-name="T2">°niścayaḥ] </text:span><text:s text:c="2"/>Ed; °niścaḥ Ca</text:p></text:note-body></text:note></text:span></text:p>
      <text:p text:style-name="Standard"><text:span text:style-name="T1">rāmarāghavavīryeṇa satyam ekaṃ surakṣitam||4-16||</text:span></text:p>
      <text:p text:style-name="Standard"><text:span text:style-name="T1">etat satyavidhānasya kīrtitaṃ tava suvrata| <text:s text:c="7"/></text:span><text:span text:style-name="T1"><text:note text:id="ftn407" text:note-class="footnote"><text:note-citation>407</text:note-citation><text:note-body><text:p text:style-name="Footnote">) 17b <text:span text:style-name="T2">suvrata] </text:span><text:s text:c="2"/>Ca; suvrataṃ Ed</text:p></text:note-body></text:note></text:span></text:p>
      <text:p text:style-name="Standard"><text:span text:style-name="T1">sarvalokahitārthāya kim anyac chrotum icchasi||4-17||</text:span></text:p>
      <text:p text:style-name="Standard"><text:span text:style-name="T1">vigatarāga uvāca| </text:span></text:p>
      <text:p text:style-name="Standard"><text:span text:style-name="T1">na hi tṛptiṃ vijānāmi dharmaṃ śrutvā tathāpy aham| <text:s text:c="7"/></text:span><text:span text:style-name="T1"><text:note text:id="ftn408" text:note-class="footnote"><text:note-citation>408</text:note-citation><text:note-body><text:p text:style-name="Footnote">) 18b <text:span text:style-name="T2">dharmaṃ śrutvā tathāpy aham] </text:span><text:s text:c="2"/>Ed; <text:s text:c="24"/>śru dharman tavāmy aham Ca</text:p></text:note-body></text:note></text:span></text:p>
      <text:p text:style-name="Standard"><text:span text:style-name="T1">upariṣṭād ato bhūyaḥ kathayasva tapodhana||4-18|| <text:s text:c="7"/></text:span><text:span text:style-name="T1"><text:note text:id="ftn409" text:note-class="footnote"><text:note-citation>409</text:note-citation><text:note-body><text:p text:style-name="Footnote">) 18d <text:span text:style-name="T2">°dhana] </text:span><text:s text:c="2"/>Ed; °dhūna Ca</text:p></text:note-body></text:note></text:span></text:p>
      <text:p text:style-name="Standard"><text:span text:style-name="T1">anarthayajña uvāca| </text:span></text:p>
      <text:p text:style-name="Standard"><text:span text:style-name="T1">steyaṃ śṛṇv atha viprendra pañcadhā parikīrtitam|</text:span></text:p>
      <text:p text:style-name="Standard"><text:span text:style-name="T1">adattādānam ādau tu utkocaṃ ca tataḥ param||4-19|| <text:s text:c="7"/></text:span><text:span text:style-name="T1"><text:note text:id="ftn410" text:note-class="footnote"><text:note-citation>410</text:note-citation><text:note-body><text:p text:style-name="Footnote">) 19d <text:span text:style-name="T2">ca tataḥ] </text:span><text:s text:c="2"/>Ca; cānṛtaḥ Ed</text:p></text:note-body></text:note></text:span></text:p>
      <text:p text:style-name="Standard"><text:span text:style-name="T1">prasthavyājas tulāvyājaḥ prasahyastena pañcamam| <text:s text:c="7"/></text:span><text:span text:style-name="T1"><text:note text:id="ftn411" text:note-class="footnote"><text:note-citation>411</text:note-citation><text:note-body><text:p text:style-name="Footnote">) 20a <text:span text:style-name="T2">tulāvyājaḥ] </text:span><text:s text:c="2"/>Ed; tulāvyāja Ca</text:p></text:note-body></text:note></text:span><text:span text:style-name="T1"><text:s text:c="8"/></text:span><text:span text:style-name="T1"><text:note text:id="ftn412" text:note-class="footnote"><text:note-citation>412</text:note-citation><text:note-body><text:p text:style-name="Footnote">) 20b <text:span text:style-name="T2">°stena] </text:span><text:s text:c="2"/>Ca; °steya Ed â€¢ <text:s text:c="16"/><text:span text:style-name="T2">pañcamam] </text:span><text:s text:c="2"/>Ca; pañcamaḥ Ed</text:p></text:note-body></text:note></text:span></text:p>
      <text:p text:style-name="Standard"><text:span text:style-name="T1">dhṛtaduṣṭaprabhāvena paradravyāpakarṣaṇam||4-20|| <text:s text:c="7"/></text:span><text:span text:style-name="T1"><text:note text:id="ftn413" text:note-class="footnote"><text:note-citation>413</text:note-citation><text:note-body><text:p text:style-name="Footnote">) 20c <text:span text:style-name="T2">dhṛta°] </text:span><text:s text:c="2"/>Ca; dhṛṣṭa° Ed</text:p></text:note-body></text:note></text:span></text:p>
      <text:p text:style-name="Standard"><text:span text:style-name="T1">vāryamāṇo 'pi durbuddhir adattādānam ucyate|</text:span></text:p>
      <text:p text:style-name="Standard"><text:span text:style-name="T1">utkocaṃ śṛṇu viprendra dharmasaṃkarakārakam||4-21|| <text:s text:c="7"/></text:span><text:span text:style-name="T1"><text:note text:id="ftn414" text:note-class="footnote"><text:note-citation>414</text:note-citation><text:note-body><text:p text:style-name="Footnote">) 21c <text:span text:style-name="T2">utkocaṃ] </text:span><text:s text:c="2"/>Ed; utkoca Ca</text:p></text:note-body></text:note></text:span><text:span text:style-name="T1"><text:s text:c="8"/></text:span><text:span text:style-name="T1"><text:note text:id="ftn415" text:note-class="footnote"><text:note-citation>415</text:note-citation><text:note-body><text:p text:style-name="Footnote">) 21d <text:span text:style-name="T2">°saṃkara°] </text:span><text:s text:c="2"/><text:span text:style-name="T3">eme. </text:span>&lt;/i&gt;; °śaṅkara° Ca, °saṃhāra° Ed </text:p></text:note-body></text:note></text:span></text:p>
      <text:p text:style-name="Standard"><text:span text:style-name="T1">mūlakāryavināśārtham utkocaḥ parigṛhyate| <text:s text:c="7"/></text:span><text:span text:style-name="T1"><text:note text:id="ftn416" text:note-class="footnote"><text:note-citation>416</text:note-citation><text:note-body><text:p text:style-name="Footnote">) 22b <text:span text:style-name="T2">utkocaḥ] </text:span><text:s text:c="2"/>Ca; utkoca Ed</text:p></text:note-body></text:note></text:span></text:p>
      <text:p text:style-name="Standard"><text:span text:style-name="T1">tena cāsau vijānīyād dravyalobhabalāt kṛtam||4-22||</text:span></text:p>
      <text:p text:style-name="Standard"><text:span text:style-name="T1">prasthavyāja upāyena kuṭumbaṃ trātum icchati|</text:span></text:p>
      <text:p text:style-name="Standard"><text:span text:style-name="T1">taṃ ca stenam vijānīyāt paradravyāpahārakam||4-23|| <text:s text:c="7"/></text:span><text:span text:style-name="T1"><text:note text:id="ftn417" text:note-class="footnote"><text:note-citation>417</text:note-citation><text:note-body><text:p text:style-name="Footnote">) 23c <text:span text:style-name="T2">taṃ ca stenam] </text:span><text:s text:c="2"/>Ca; so 'pi tena Ed</text:p></text:note-body></text:note></text:span></text:p>
      <text:p text:style-name="Standard"><text:span text:style-name="T1">tulāvyāja upāyena parasvārthaṃ hared yadi| <text:s text:c="7"/></text:span><text:span text:style-name="T1"><text:note text:id="ftn418" text:note-class="footnote"><text:note-citation>418</text:note-citation><text:note-body><text:p text:style-name="Footnote">) 24b <text:span text:style-name="T2">parasvārthaṃ] </text:span><text:s text:c="2"/>Ca; parasyārthaṃ Ed</text:p></text:note-body></text:note></text:span></text:p>
      <text:p text:style-name="Standard"><text:span text:style-name="T1">cauralakṣaṇakāś cānye kūṭakāryaṭikā narāḥ||4-24|| <text:s text:c="7"/></text:span><text:span text:style-name="T1"><text:note text:id="ftn419" text:note-class="footnote"><text:note-citation>419</text:note-citation><text:note-body><text:p text:style-name="Footnote">) 24d <text:span text:style-name="T2">kūṭakāryaṭikā] </text:span><text:s text:c="2"/>Ed; kuṭakāyaṭikā Ca</text:p></text:note-body></text:note></text:span></text:p>
      <text:p text:style-name="Standard"><text:span text:style-name="T1">durbalārjavabāleṣu cchadmanā vā balena vā| <text:s text:c="7"/></text:span><text:span text:style-name="T1"><text:note text:id="ftn420" text:note-class="footnote"><text:note-citation>420</text:note-citation><text:note-body><text:p text:style-name="Footnote">) 25b <text:span text:style-name="T2">cchadmanā] </text:span><text:s text:c="2"/>Ed; cchanmanā Ca</text:p></text:note-body></text:note></text:span></text:p>
      <text:p text:style-name="Standard"><text:span text:style-name="T1">apahṛtya dhanaṃ mūḍhaḥ sa coraś cora ucyate||4-25||</text:span></text:p>
      <text:p text:style-name="Standard"><text:span text:style-name="T1">nāsti stenasamaṃ pāpaṃ nāsty adharmaś ca tatsamaḥ| <text:s text:c="7"/></text:span><text:span text:style-name="T1"><text:note text:id="ftn421" text:note-class="footnote"><text:note-citation>421</text:note-citation><text:note-body><text:p text:style-name="Footnote">) 26 <text:span text:style-name="T3">omitted in </text:span>Ed</text:p></text:note-body></text:note></text:span><text:span text:style-name="T1"><text:s text:c="8"/></text:span><text:span text:style-name="T1"><text:note text:id="ftn422" text:note-class="footnote"><text:note-citation>422</text:note-citation><text:note-body><text:p text:style-name="Footnote">) 26a <text:span text:style-name="T2">stenasamo] </text:span><text:s text:c="2"/><text:span text:style-name="T3">eme. </text:span>&lt;/i&gt;; tena samam Ca</text:p></text:note-body></text:note></text:span></text:p>
      <text:p text:style-name="Standard"><text:span text:style-name="T1">nāsti stenasamo 'kīrtir nāsti stenasamo 'nayaḥ||4-26||</text:span></text:p>
      <text:p text:style-name="Standard"><text:span text:style-name="T1">nāsti stenasamo 'vidyā nāsti steyasamaḥ khalaḥ| <text:s text:c="7"/></text:span><text:span text:style-name="T1"><text:note text:id="ftn423" text:note-class="footnote"><text:note-citation>423</text:note-citation><text:note-body><text:p text:style-name="Footnote">) 27a <text:span text:style-name="T2">stena°] </text:span><text:s text:c="2"/>Ca; steya° Ed</text:p></text:note-body></text:note></text:span><text:span text:style-name="T1"><text:s text:c="8"/></text:span><text:span text:style-name="T1"><text:note text:id="ftn424" text:note-class="footnote"><text:note-citation>424</text:note-citation><text:note-body><text:p text:style-name="Footnote">) 27b <text:span text:style-name="T2">stena°] </text:span><text:s text:c="2"/>Ca; tena Ed</text:p></text:note-body></text:note></text:span></text:p>
      <text:p text:style-name="Standard"><text:span text:style-name="T1">nāsti stenasama ajño nāsti stenasamo 'lasaḥ||4-27|| <text:s text:c="7"/></text:span><text:span text:style-name="T1"><text:note text:id="ftn425" text:note-class="footnote"><text:note-citation>425</text:note-citation><text:note-body><text:p text:style-name="Footnote">) 27c <text:span text:style-name="T2">stena°] </text:span><text:s text:c="2"/>Ca; steya° Ed â€¢ <text:s text:c="16"/><text:span text:style-name="T2">ajño] </text:span><text:s text:c="2"/><text:span text:style-name="T3">eme. </text:span>&lt;/i&gt;; ajña* Ca, ajñaḥ Ed</text:p></text:note-body></text:note></text:span><text:span text:style-name="T1"><text:s text:c="8"/></text:span><text:span text:style-name="T1"><text:note text:id="ftn426" text:note-class="footnote"><text:note-citation>426</text:note-citation><text:note-body><text:p text:style-name="Footnote">) 27d <text:span text:style-name="T2">stena°] </text:span><text:s text:c="2"/>Ca; tena Ed </text:p></text:note-body></text:note></text:span></text:p>
      <text:p text:style-name="Standard"><text:soft-page-break/><text:span text:style-name="T1">nāsti stenasamo dveṣyo nāsti steyasamo 'priyaḥ| <text:s text:c="7"/></text:span><text:span text:style-name="T1"><text:note text:id="ftn427" text:note-class="footnote"><text:note-citation>427</text:note-citation><text:note-body><text:p text:style-name="Footnote">) 28a <text:span text:style-name="T2">stena°] </text:span><text:s text:c="2"/>Ca; tena Ed </text:p></text:note-body></text:note></text:span></text:p>
      <text:p text:style-name="Standard"><text:span text:style-name="T1">nāsti stenasamaṃ duḥkhaṃ nāsti stenasamo 'yaśaḥ||4-28|| <text:s text:c="7"/></text:span><text:span text:style-name="T1"><text:note text:id="ftn428" text:note-class="footnote"><text:note-citation>428</text:note-citation><text:note-body><text:p text:style-name="Footnote">) 28c <text:span text:style-name="T2">stena°] </text:span><text:s text:c="2"/>Ca; tena Ed </text:p></text:note-body></text:note></text:span><text:span text:style-name="T1"><text:s text:c="8"/></text:span><text:span text:style-name="T1"><text:note text:id="ftn429" text:note-class="footnote"><text:note-citation>429</text:note-citation><text:note-body><text:p text:style-name="Footnote">) 28d <text:span text:style-name="T2">stena°] </text:span><text:s text:c="2"/>Ca; tena Ed </text:p></text:note-body></text:note></text:span></text:p>
      <text:p text:style-name="P1"/>
      <text:p text:style-name="Standard"><text:span text:style-name="T1">pracchanno hriyate ca vittam athavā pratyakṣyam anyo haret <text:s text:c="7"/></text:span><text:span text:style-name="T1"><text:note text:id="ftn430" text:note-class="footnote"><text:note-citation>430</text:note-citation><text:note-body><text:p text:style-name="Footnote">) 29a <text:span text:style-name="T2">ca] </text:span><text:s text:c="2"/>Ed; <text:span text:style-name="T3">omitted in </text:span>Ca â€¢ <text:s text:c="16"/><text:span text:style-name="T2">athavā ] </text:span><text:s text:c="2"/>Ed; <text:span text:style-name="T3">omitted in </text:span>Ca â€¢ <text:s text:c="16"/><text:span text:style-name="T2">anyo] </text:span><text:s text:c="2"/>Ca; anye Ed</text:p></text:note-body></text:note></text:span></text:p>
      <text:p text:style-name="Standard"><text:span text:style-name="T1"><text:s text:c="2"/></text:span></text:p>
      <text:p text:style-name="Standard"><text:span text:style-name="T1">nikṣepād dhanahāriṇo 'nyavidhayo vyājena cānyo haret| <text:s text:c="7"/></text:span><text:span text:style-name="T1"><text:note text:id="ftn431" text:note-class="footnote"><text:note-citation>431</text:note-citation><text:note-body><text:p text:style-name="Footnote">) 29b <text:span text:style-name="T2">nikṣepād dhana] </text:span><text:s text:c="2"/>Ca; nikṣepātraya° Ed â€¢ <text:s text:c="15"/><text:span text:style-name="T2">'nyavidhayo] </text:span><text:s text:c="2"/>Ed; 'nyamadhamo Ca â€¢ <text:s text:c="15"/><text:span text:style-name="T2">cānyo] </text:span><text:s text:c="2"/>Ca; cānyā Ed</text:p></text:note-body></text:note></text:span></text:p>
      <text:p text:style-name="Standard"><text:span text:style-name="T1">anyo lekhyavikalpanāhṛtadhanā anyo hṛtād vai hṛtā <text:s text:c="7"/></text:span><text:span text:style-name="T1"><text:note text:id="ftn432" text:note-class="footnote"><text:note-citation>432</text:note-citation><text:note-body><text:p text:style-name="Footnote">) 29c <text:span text:style-name="T2">anyo lekhya] </text:span><text:s text:c="2"/>Ca; anyollekhya Ed</text:p></text:note-body></text:note></text:span></text:p>
      <text:p text:style-name="Standard"><text:span text:style-name="T1"><text:s text:c="3"/></text:span></text:p>
      <text:p text:style-name="Standard"><text:span text:style-name="T1">! anyaḥ krītadhano paro dhayahṛta ete jaghanyāḥ smṛtāḥ||4-29||</text:span></text:p>
      <text:p text:style-name="Standard"><text:span text:style-name="T1"><text:s text:c="8"/></text:span><text:span text:style-name="T1"><text:note text:id="ftn433" text:note-class="footnote"><text:note-citation>433</text:note-citation><text:note-body><text:p text:style-name="Footnote">) 29d <text:span text:style-name="T2">anyaḥ krītadhano] </text:span><text:s text:c="2"/>Ca; anāśrītadhanaṃ Ed â€¢ <text:s text:c="16"/><text:span text:style-name="T2">paro dhayahṛta] </text:span><text:s text:c="2"/>Ca; madā hy apahṛtaṃ Ed â€¢ <text:s text:c="16"/><text:span text:style-name="T2">jaghanyāḥ] </text:span><text:s text:c="2"/>Ca; jaghanyaḥ Ed</text:p></text:note-body></text:note></text:span></text:p>
      <text:p text:style-name="P1"/>
      <text:p text:style-name="Standard"><text:span text:style-name="T1">stenaṃ tulya na mūḍham asti puruṣo dharmārthahīno 'dhamaḥ <text:s text:c="7"/></text:span><text:span text:style-name="T1"><text:note text:id="ftn434" text:note-class="footnote"><text:note-citation>434</text:note-citation><text:note-body><text:p text:style-name="Footnote">) 30a <text:span text:style-name="T2">stenam] </text:span><text:s text:c="2"/>Ca; stenas Ed</text:p></text:note-body></text:note></text:span></text:p>
      <text:p text:style-name="Standard"><text:span text:style-name="T1"><text:s text:c="2"/></text:span></text:p>
      <text:p text:style-name="Standard"><text:span text:style-name="T1">yāvaj jīvati śaṅkayā narapateḥ saṃtrasyamāno śaṭhaḥ| <text:s text:c="7"/></text:span><text:span text:style-name="T1"><text:note text:id="ftn435" text:note-class="footnote"><text:note-citation>435</text:note-citation><text:note-body><text:p text:style-name="Footnote">) 30b <text:span text:style-name="T2">yāvaj jīvati] </text:span><text:s text:c="2"/>Ca; yāvat taj jīvati Ed â€¢ <text:s text:c="16"/><text:span text:style-name="T2">°pateḥ] </text:span><text:s text:c="2"/><text:span text:style-name="T3">conj. </text:span>&lt;/i&gt;; °patis CaEd â€¢ <text:s text:c="16"/><text:span text:style-name="T2">saṃtrasyamāno] </text:span><text:s text:c="2"/>Ca; saṃtrāsyamāno Ed â€¢ <text:s text:c="16"/><text:span text:style-name="T2">śaṭhaḥ] </text:span><text:s text:c="2"/>Ed; raṭan Ca</text:p></text:note-body></text:note></text:span></text:p>
      <text:p text:style-name="Standard"><text:span text:style-name="T1">prāptaḥ śāsanatīvrasadyaviṣamaḥ prāpnoti karmeritaḥ <text:s text:c="7"/></text:span><text:span text:style-name="T1"><text:note text:id="ftn436" text:note-class="footnote"><text:note-citation>436</text:note-citation><text:note-body><text:p text:style-name="Footnote">) 30c <text:span text:style-name="T2">°sahya°] </text:span><text:s text:c="2"/>Ca; °sadya° Ed â€¢ <text:s text:c="16"/><text:span text:style-name="T2">karmeritaḥ] </text:span><text:s text:c="2"/>Ed; karmerita Ca</text:p></text:note-body></text:note></text:span></text:p>
      <text:p text:style-name="Standard"><text:span text:style-name="T1"><text:s text:c="3"/></text:span></text:p>
      <text:p text:style-name="Standard"><text:span text:style-name="T1">! kālena mriyate sa yāti nirayam ākrandamāno bhṛśam||4-30||</text:span></text:p>
      <text:p text:style-name="Standard"><text:span text:style-name="T1"><text:s text:c="8"/></text:span><text:span text:style-name="T1"><text:note text:id="ftn437" text:note-class="footnote"><text:note-citation>437</text:note-citation><text:note-body><text:p text:style-name="Footnote">) 30d <text:span text:style-name="T2">nirayam ākrandamāno] </text:span><text:s text:c="2"/>Ca; niyamam ākrandramāno Ed</text:p></text:note-body></text:note></text:span></text:p>
      <text:p text:style-name="P1"/>
      <text:p text:style-name="Standard"><text:span text:style-name="T1">nītvā durgatikoṭikalpanirayān tiryaktvam āyānti te <text:s text:c="7"/></text:span><text:span text:style-name="T1"><text:note text:id="ftn438" text:note-class="footnote"><text:note-citation>438</text:note-citation><text:note-body><text:p text:style-name="Footnote">) 31a <text:span text:style-name="T2">tiryaktvam] </text:span><text:s text:c="2"/><text:span text:style-name="T3">eme. </text:span>&lt;/i&gt;; tiryatvam Ca tiryaktvā Ed</text:p></text:note-body></text:note></text:span></text:p>
      <text:p text:style-name="Standard"><text:span text:style-name="T1"><text:s text:c="2"/></text:span></text:p>
      <text:p text:style-name="Standard"><text:span text:style-name="T1">tiryaktve ca tathaikam ekaśatikaṃ prabhramya varṣāmbudaḥ| <text:s text:c="7"/></text:span><text:span text:style-name="T1"><text:note text:id="ftn439" text:note-class="footnote"><text:note-citation>439</text:note-citation><text:note-body><text:p text:style-name="Footnote">) 31b <text:span text:style-name="T2">tiryaktve] </text:span><text:s text:c="2"/><text:span text:style-name="T3">corr. </text:span>&lt;/i&gt;; tiryaktvaṃ Ed, tiryatve Ca â€¢ <text:s text:c="15"/><text:span text:style-name="T2">°śatikaṃ] </text:span><text:s text:c="2"/>Ca; °sakikaṃ Ed â€¢ <text:s text:c="15"/><text:span text:style-name="T2">varṣāmbudaḥ] </text:span><text:s text:c="2"/>Ed; varṣāmbudam Ca</text:p></text:note-body></text:note></text:span></text:p>
      <text:p text:style-name="Standard"><text:span text:style-name="T1">mānuṣyaṃ tad avāpnuvanti vipulaṃ dāridryarogākulam <text:s text:c="7"/></text:span><text:span text:style-name="T1"><text:note text:id="ftn440" text:note-class="footnote"><text:note-citation>440</text:note-citation><text:note-body><text:p text:style-name="Footnote">) 31 <text:span text:style-name="T2">vipulaṃ] </text:span><text:s text:c="2"/>Ed; vipule Ca â€¢ <text:s text:c="15"/><text:span text:style-name="T2">dāridrya°] </text:span><text:s text:c="2"/>Ca; dāridhra° Ed</text:p></text:note-body></text:note></text:span></text:p>
      <text:p text:style-name="Standard"><text:span text:style-name="T1"><text:s text:c="3"/></text:span></text:p>
      <text:p text:style-name="Standard"><text:span text:style-name="T1">tasmād durgatihetukarma sakalaṃ tyaktvā śivaṃ cāśrayet||4-31||</text:span></text:p>
      <text:p text:style-name="P1"/>
      <text:p text:style-name="Standard"><text:span text:style-name="T1">aṣṭamūrtiśivadveṣṭā pitur mātuś ca yo dviṣet|</text:span></text:p>
      <text:p text:style-name="Standard"><text:span text:style-name="T1">gavāṃ vā atither dveṣṭā nṛśaṃsāḥ pañca eva te||4-32|| <text:s text:c="7"/></text:span><text:span text:style-name="T1"><text:note text:id="ftn441" text:note-class="footnote"><text:note-citation>441</text:note-citation><text:note-body><text:p text:style-name="Footnote">) 32d <text:span text:style-name="T2">nṛśaṃsāḥ] </text:span><text:s text:c="2"/>Ca; nṛśaṃsā Ed</text:p></text:note-body></text:note></text:span></text:p>
      <text:p text:style-name="Standard"><text:span text:style-name="T1">aṣṭamūrtiḥ śivaḥ sākṣāt pañcavyomasamanvitaḥ| <text:s text:c="7"/></text:span><text:span text:style-name="T1"><text:note text:id="ftn442" text:note-class="footnote"><text:note-citation>442</text:note-citation><text:note-body><text:p text:style-name="Footnote">) 33a <text:span text:style-name="T2">°mūrtiḥ] </text:span><text:s text:c="2"/>Ca; °mūrti° Ed</text:p></text:note-body></text:note></text:span></text:p>
      <text:p text:style-name="Standard"><text:span text:style-name="T1">sūryaḥ somaś ca dīkṣaś ca dūṣakaḥ sa nṛśaṃsakaḥ||4-33|| <text:s text:c="7"/></text:span><text:span text:style-name="T1"><text:note text:id="ftn443" text:note-class="footnote"><text:note-citation>443</text:note-citation><text:note-body><text:p text:style-name="Footnote">) 33c <text:span text:style-name="T2">sūryaḥ] </text:span><text:s text:c="2"/>Ca; sūrya° Ed â€¢ <text:s text:c="16"/><text:span text:style-name="T2">dīkṣaś] </text:span><text:s text:c="2"/>Ca; dīkṣuś Ed</text:p></text:note-body></text:note></text:span></text:p>
      <text:p text:style-name="Standard"><text:soft-page-break/><text:span text:style-name="T1">pitākāśasamo jñeyo janmotpattikaraḥ pitā|</text:span></text:p>
      <text:p text:style-name="Standard"><text:span text:style-name="T1">pitṛdaivatam ādityam ānṛśaṃsa tato 'nvitaḥ||4-34|| <text:s text:c="7"/></text:span><text:span text:style-name="T1"><text:note text:id="ftn444" text:note-class="footnote"><text:note-citation>444</text:note-citation><text:note-body><text:p text:style-name="Footnote">) 34c <text:span text:style-name="T2">ādityam] </text:span><text:s text:c="2"/>Ed; ādiścam Ca</text:p></text:note-body></text:note></text:span><text:span text:style-name="T1"><text:s text:c="8"/></text:span><text:span text:style-name="T1"><text:note text:id="ftn445" text:note-class="footnote"><text:note-citation>445</text:note-citation><text:note-body><text:p text:style-name="Footnote">) 34d <text:span text:style-name="T2">ānṛśaṃsa tato 'nvitaḥ] </text:span><text:s text:c="2"/>Ed; ānṛśaṃśatamanvitaḥ Ca</text:p></text:note-body></text:note></text:span></text:p>
      <text:p text:style-name="Standard"><text:span text:style-name="T1">pṛthvyāṃ gurutarī mātā ko na vandeta mātaram| <text:s text:c="7"/></text:span><text:span text:style-name="T1"><text:note text:id="ftn446" text:note-class="footnote"><text:note-citation>446</text:note-citation><text:note-body><text:p text:style-name="Footnote">) 35a <text:span text:style-name="T2">pṛthvyāṃ] </text:span><text:s text:c="2"/>Ed; pṛthvyā Ca</text:p></text:note-body></text:note></text:span></text:p>
      <text:p text:style-name="Standard"><text:span text:style-name="T1">yajñadānatapo vedās tena sarvakṛtaṃ bhavet||4-35||</text:span></text:p>
      <text:p text:style-name="Standard"><text:span text:style-name="T1">gāvaḥ pavitraṃ maṅgalyaṃ devatānāṃ ca devatāḥ| <text:s text:c="7"/></text:span><text:span text:style-name="T1"><text:note text:id="ftn447" text:note-class="footnote"><text:note-citation>447</text:note-citation><text:note-body><text:p text:style-name="Footnote">) 36a <text:span text:style-name="T2">maṅgalyaṃ] </text:span><text:s text:c="2"/>Ca; māṅgalyaṃ Ed â€¢ <text:s text:c="16"/><text:span text:style-name="T2">devatāḥ] </text:span><text:s text:c="2"/>Ca; devatā Ed</text:p></text:note-body></text:note></text:span></text:p>
      <text:p text:style-name="Standard"><text:span text:style-name="T1">sarvadevamayā gāvas tasmād eva na hiṃsayet||4-36|| <text:s text:c="7"/></text:span><text:span text:style-name="T1"><text:note text:id="ftn448" text:note-class="footnote"><text:note-citation>448</text:note-citation><text:note-body><text:p text:style-name="Footnote">) 36d <text:span text:style-name="T2">eva] </text:span><text:s text:c="2"/>Ca; gāvaṃ Ed</text:p></text:note-body></text:note></text:span></text:p>
      <text:p text:style-name="Standard"><text:span text:style-name="T1">jātamātrasya lokasya gāvas trātā na saṃśayaḥ|</text:span></text:p>
      <text:p text:style-name="Standard"><text:span text:style-name="T1">! ghṛtaṃ kṣīraṃ dadhi mūtraṃ śakṛt karṣaṇam eva ca||4-37||</text:span></text:p>
      <text:p text:style-name="P1"/>
      <text:p text:style-name="Standard"><text:span text:style-name="T1">pañcāmṛtaṃ pañcapavitrapūtam <text:s text:c="7"/></text:span><text:span text:style-name="T1"><text:note text:id="ftn449" text:note-class="footnote"><text:note-citation>449</text:note-citation><text:note-body><text:p text:style-name="Footnote">) 38a <text:span text:style-name="T2">°pūtam] </text:span><text:s text:c="2"/>Ed; °pūtana Ca</text:p></text:note-body></text:note></text:span></text:p>
      <text:p text:style-name="Standard"><text:span text:style-name="T1"><text:s text:c="2"/></text:span></text:p>
      <text:p text:style-name="Standard"><text:span text:style-name="T1">ye pañcagavyaṃ puruṣāḥ pibanti| <text:s text:c="7"/></text:span><text:span text:style-name="T1"><text:note text:id="ftn450" text:note-class="footnote"><text:note-citation>450</text:note-citation><text:note-body><text:p text:style-name="Footnote">) 38b <text:span text:style-name="T2">puruṣāḥ] </text:span><text:s text:c="2"/>Ca; puruṣaḥ Ed</text:p></text:note-body></text:note></text:span></text:p>
      <text:p text:style-name="Standard"><text:span text:style-name="T1">te vājimedhasya phalaṃ labhanti</text:span></text:p>
      <text:p text:style-name="Standard"><text:span text:style-name="T1"><text:s text:c="3"/></text:span></text:p>
      <text:p text:style-name="Standard"><text:span text:style-name="T1">tad akṣayaṃ svargam avāpnuvanti||4-38||</text:span></text:p>
      <text:p text:style-name="P1"/>
      <text:p text:style-name="P1"/>
      <text:p text:style-name="Standard"><text:span text:style-name="T1">na gāvatulyaṃ dhanam asti kiṃcid <text:s text:c="7"/></text:span><text:span text:style-name="T1"><text:note text:id="ftn451" text:note-class="footnote"><text:note-citation>451</text:note-citation><text:note-body><text:p text:style-name="Footnote">) 39a <text:span text:style-name="T2">gāva°] </text:span><text:s text:c="2"/>Ed; gobhis Ca(&lt;i&gt;unmetrical&lt;/i&gt;)</text:p></text:note-body></text:note></text:span></text:p>
      <text:p text:style-name="Standard"><text:span text:style-name="T1"><text:s text:c="2"/></text:span></text:p>
      <text:p text:style-name="Standard"><text:span text:style-name="T1">duhyanti vāhyanti bahiścaranti|</text:span></text:p>
      <text:p text:style-name="Standard"><text:span text:style-name="T1">tṛṇāni bhuktvā amṛtaṃ sravanti</text:span></text:p>
      <text:p text:style-name="Standard"><text:span text:style-name="T1"><text:s text:c="3"/></text:span></text:p>
      <text:p text:style-name="Standard"><text:span text:style-name="T1">vipreṣu dattāḥ kulam uddharanti||4-39||</text:span></text:p>
      <text:p text:style-name="Standard"><text:span text:style-name="T1"><text:s text:c="8"/></text:span><text:span text:style-name="T1"><text:note text:id="ftn452" text:note-class="footnote"><text:note-citation>452</text:note-citation><text:note-body><text:p text:style-name="Footnote">) 39d <text:span text:style-name="T2">dattāḥ] </text:span><text:s text:c="2"/>Ca; dattā Ed</text:p></text:note-body></text:note></text:span></text:p>
      <text:p text:style-name="P1"/>
      <text:p text:style-name="Standard"><text:span text:style-name="T1">gavāhnikaṃ yaḥ prakaroti nityam <text:s text:c="7"/></text:span><text:span text:style-name="T1"><text:note text:id="ftn453" text:note-class="footnote"><text:note-citation>453</text:note-citation><text:note-body><text:p text:style-name="Footnote">) 40a <text:span text:style-name="T2">gavāhnikaṃ] </text:span><text:s text:c="2"/>Ed; gavāṃhnikaṃ Ca â€¢ <text:s text:c="16"/><text:span text:style-name="T2">prakaroti] </text:span><text:s text:c="2"/>Ed; ca karoti Ca</text:p></text:note-body></text:note></text:span></text:p>
      <text:p text:style-name="Standard"><text:span text:style-name="T1"><text:s text:c="2"/></text:span></text:p>
      <text:p text:style-name="Standard"><text:span text:style-name="T1">śuśrūṣaṇaṃ yaḥ kurute gavānām| <text:s text:c="7"/></text:span><text:span text:style-name="T1"><text:note text:id="ftn454" text:note-class="footnote"><text:note-citation>454</text:note-citation><text:note-body><text:p text:style-name="Footnote">) 40b <text:span text:style-name="T2">gavānām] </text:span><text:s text:c="2"/>Ed; gavān tu Ca</text:p></text:note-body></text:note></text:span></text:p>
      <text:p text:style-name="Standard"><text:span text:style-name="T1">! aśeṣayajñatapadānapuṇyam <text:s text:c="7"/></text:span><text:span text:style-name="T1"><text:note text:id="ftn455" text:note-class="footnote"><text:note-citation>455</text:note-citation><text:note-body><text:p text:style-name="Footnote">) 40c <text:span text:style-name="T2">°tapa°] </text:span><text:s text:c="2"/>Ca; °japa° Ed</text:p></text:note-body></text:note></text:span></text:p>
      <text:p text:style-name="Standard"><text:span text:style-name="T1"><text:s text:c="3"/></text:span></text:p>
      <text:p text:style-name="Standard"><text:span text:style-name="T1">bhavaty asau dharmam aśeṣakartā||4-40||</text:span></text:p>
      <text:p text:style-name="Standard"><text:span text:style-name="T1"><text:s text:c="8"/></text:span><text:span text:style-name="T1"><text:note text:id="ftn456" text:note-class="footnote"><text:note-citation>456</text:note-citation><text:note-body><text:p text:style-name="Footnote">) 40d <text:span text:style-name="T2">bhavaty asau dharmam aśeṣakartā] </text:span><text:s text:c="2"/>Ed; <text:s text:c="16"/>bhaty asau bhamanṛśaṃsakartā Ca</text:p></text:note-body></text:note></text:span></text:p>
      <text:p text:style-name="Standard"><text:span text:style-name="T1">atithiṃ yo 'nugaccheta atithiṃ yo 'numanyate|</text:span></text:p>
      <text:p text:style-name="Standard"><text:span text:style-name="T1">atithiṃ yo 'nupūjyeta atithiṃ yaḥ praśaṃsate||4-41||</text:span></text:p>
      <text:p text:style-name="Standard"><text:span text:style-name="T1">atithiṃ yo na pīḍyeta atithiṃ yo na duṣyati|</text:span></text:p>
      <text:p text:style-name="Standard"><text:span text:style-name="T1">atithipriyakartā yaḥ atitheḥ paricārakaḥ||4-42|| <text:s text:c="7"/></text:span><text:span text:style-name="T1"><text:note text:id="ftn457" text:note-class="footnote"><text:note-citation>457</text:note-citation><text:note-body><text:p text:style-name="Footnote">) 42c <text:span text:style-name="T2">atithi°] </text:span><text:s text:c="2"/>Ca; atithiṃ Ed â€¢ <text:s text:c="16"/><text:span text:style-name="T2">yaḥ] </text:span><text:s text:c="2"/>Ed; yar Ca</text:p></text:note-body></text:note></text:span></text:p>
      <text:p text:style-name="Standard"><text:span text:style-name="T1">atithikṛtasaṃtoṣas tasya puṇyam anantakam| <text:s text:c="7"/></text:span><text:span text:style-name="T1"><text:note text:id="ftn458" text:note-class="footnote"><text:note-citation>458</text:note-citation><text:note-body><text:p text:style-name="Footnote">) 43a <text:span text:style-name="T2">atithi°] </text:span><text:s text:c="2"/>Ca; atithiṃ Ed</text:p></text:note-body></text:note></text:span></text:p>
      <text:p text:style-name="Standard"><text:soft-page-break/><text:span text:style-name="T1">āsanenārghyapādyena pādaśaucajalena ca||4-43|| <text:s text:c="7"/></text:span><text:span text:style-name="T1"><text:note text:id="ftn459" text:note-class="footnote"><text:note-citation>459</text:note-citation><text:note-body><text:p text:style-name="Footnote">) 43c <text:span text:style-name="T2">°ārghya°] </text:span><text:s text:c="2"/>Ca; °ārdhya° Ed</text:p></text:note-body></text:note></text:span></text:p>
      <text:p text:style-name="Standard"><text:span text:style-name="T1">annavastrapradānair vā sarvaṃ vāpi pradāpayet|</text:span></text:p>
      <text:p text:style-name="Standard"><text:span text:style-name="T1">putradārātmako vāpi yo 'tithim anupūjayet||4-44|| <text:s text:c="7"/></text:span><text:span text:style-name="T1"><text:note text:id="ftn460" text:note-class="footnote"><text:note-citation>460</text:note-citation><text:note-body><text:p text:style-name="Footnote">) 44c <text:span text:style-name="T2">°dārātmako] </text:span><text:s text:c="2"/>Ed; °dārātmano Ca</text:p></text:note-body></text:note></text:span></text:p>
      <text:p text:style-name="Standard"><text:span text:style-name="T1">śraddhāyā cāvikalpena aklībamānasena ca| <text:s text:c="7"/></text:span><text:span text:style-name="T1"><text:note text:id="ftn461" text:note-class="footnote"><text:note-citation>461</text:note-citation><text:note-body><text:p text:style-name="Footnote">) 45a <text:span text:style-name="T2">cāvikalpena] </text:span><text:s text:c="2"/>Ed; cāpi kalpena Ca</text:p></text:note-body></text:note></text:span></text:p>
      <text:p text:style-name="Standard"><text:span text:style-name="T1">na pṛcched gotravaraṇaṃ svādhyāyaṃ deśam eva vā||4-45|| <text:s text:c="7"/></text:span><text:span text:style-name="T1"><text:note text:id="ftn462" text:note-class="footnote"><text:note-citation>462</text:note-citation><text:note-body><text:p text:style-name="Footnote">) 45c <text:span text:style-name="T2">°caraṇaṃ] </text:span><text:s text:c="2"/>Ca; °pravaraṃ Ed</text:p></text:note-body></text:note></text:span><text:span text:style-name="T1"><text:s text:c="8"/></text:span><text:span text:style-name="T1"><text:note text:id="ftn463" text:note-class="footnote"><text:note-citation>463</text:note-citation><text:note-body><text:p text:style-name="Footnote">) 45d <text:span text:style-name="T2">deśam eva vā] </text:span><text:s text:c="2"/><text:span text:style-name="T3">eme. </text:span>&lt;/i&gt;; deśajanmanā Ca, deśajanmanī Ed</text:p></text:note-body></text:note></text:span><text:span text:style-name="T1"><text:s text:c="8"/></text:span><text:span text:style-name="T1"><text:note text:id="ftn464" text:note-class="footnote"><text:note-citation>464</text:note-citation><text:note-body><text:p text:style-name="Footnote">45 Åcf.13.62.18ab: <text:s text:c="15"/>$ na pá¹›cched gotracaraá¹‡aá¹ƒ svÄdhyÄyaá¹ƒ deÅ›am eva vÄ</text:p></text:note-body></text:note></text:span></text:p>
      <text:p text:style-name="Standard"><text:span text:style-name="T1">cintayen manasā bhaktyā dharmaḥ svayam ihāgataḥ|</text:span></text:p>
      <text:p text:style-name="Standard"><text:span text:style-name="T1">aśvamedhasahasrāṇi rājasūyaśatāni ca||4-46||</text:span></text:p>
      <text:p text:style-name="Standard"><text:span text:style-name="T1">puṇḍarīkasahasraṃ ca sarvatīrthatapaḥphalam|</text:span></text:p>
      <text:p text:style-name="Standard"><text:span text:style-name="T1">atithir yasya tuṣyeta nṛśaṃsam atam utsṛjet||4-47|| <text:s text:c="7"/></text:span><text:span text:style-name="T1"><text:note text:id="ftn465" text:note-class="footnote"><text:note-citation>465</text:note-citation><text:note-body><text:p text:style-name="Footnote">) 47d <text:span text:style-name="T2">nṛśaṃsam atam utsṛjet] </text:span><text:s text:c="2"/>Ca; <text:s text:c="15"/>na saṃśaya samaśnute Ed</text:p></text:note-body></text:note></text:span></text:p>
      <text:p text:style-name="Standard"><text:span text:style-name="T1">sa tasya sakalaṃ puṇyaṃ prāpnuyān nātra saṃśayaḥ|</text:span></text:p>
      <text:p text:style-name="Standard"><text:span text:style-name="T1">na gatim atithijñasya gatim āpnoti karhicit||4-48|| <text:s text:c="7"/></text:span><text:span text:style-name="T1"><text:note text:id="ftn466" text:note-class="footnote"><text:note-citation>466</text:note-citation><text:note-body><text:p text:style-name="Footnote">) 48c <text:span text:style-name="T2">na gatim] </text:span><text:s text:c="2"/>Ca; na tithim Ed</text:p></text:note-body></text:note></text:span></text:p>
      <text:p text:style-name="Standard"><text:span text:style-name="T1">tasmād atithim āyāntam abhigacchet kṛtāñjaliḥ|</text:span></text:p>
      <text:p text:style-name="Standard"><text:span text:style-name="T1">śaṅkuprasthena caikena yajña āsīn mahadbhutaḥ||4-49|| <text:s text:c="7"/></text:span><text:span text:style-name="T1"><text:note text:id="ftn467" text:note-class="footnote"><text:note-citation>467</text:note-citation><text:note-body><text:p text:style-name="Footnote">) 49c <text:span text:style-name="T2">śaṅku°] </text:span><text:s text:c="2"/>Ca; śakti° Ed</text:p></text:note-body></text:note></text:span><text:span text:style-name="T1"><text:s text:c="8"/></text:span><text:span text:style-name="T1"><text:note text:id="ftn468" text:note-class="footnote"><text:note-citation>468</text:note-citation><text:note-body><text:p text:style-name="Footnote">) 49d <text:span text:style-name="T2">°bhutaḥ] </text:span><text:s text:c="2"/>Ca; °bhutam Ed</text:p></text:note-body></text:note></text:span></text:p>
      <text:p text:style-name="Standard"><text:span text:style-name="T1">atithiprāptadānena svaśarīraṃ divaṃgatam| <text:s text:c="7"/></text:span><text:span text:style-name="T1"><text:note text:id="ftn469" text:note-class="footnote"><text:note-citation>469</text:note-citation><text:note-body><text:p text:style-name="Footnote">) 50b <text:span text:style-name="T2">sva°] </text:span><text:s text:c="2"/>Ca; sa° Ed</text:p></text:note-body></text:note></text:span></text:p>
      <text:p text:style-name="Standard"><text:span text:style-name="T1">nakulena purādhītaṃ vistareṇa dvijottama||4-50|| <text:s text:c="7"/></text:span><text:span text:style-name="T1"><text:note text:id="ftn470" text:note-class="footnote"><text:note-citation>470</text:note-citation><text:note-body><text:p text:style-name="Footnote">) 50d <text:span text:style-name="T2">dvijottama] </text:span><text:s text:c="2"/>Ca; dvijottamaḥ Ed</text:p></text:note-body></text:note></text:span></text:p>
      <text:p text:style-name="Standard"><text:span text:style-name="T1">viditaṃ ca tvayā pūrvaṃ prasthavārtā ca kīrtitāḥ|</text:span></text:p>
      <text:p text:style-name="Standard"><text:span text:style-name="T1">dama eva manuṣyāṇāṃ dharmasārasamuccayaḥ||4-51|| <text:s text:c="7"/></text:span><text:span text:style-name="T1"><text:note text:id="ftn471" text:note-class="footnote"><text:note-citation>471</text:note-citation><text:note-body><text:p text:style-name="Footnote">) 51d <text:span text:style-name="T2">dharmasāra°] </text:span><text:s text:c="2"/><text:span text:style-name="T3">eme. </text:span>&lt;/i&gt;; dharmabhāra° Ca; dharmabhāra° Ed</text:p></text:note-body></text:note></text:span></text:p>
      <text:p text:style-name="Standard"><text:span text:style-name="T1">damo dharmo damaḥ svargaḥ damaḥ kīrtir damaḥ sukham|</text:span></text:p>
      <text:p text:style-name="Standard"><text:span text:style-name="T1">damo yajño damas tīrthaṃ damaḥ puṇyaṃ damaḥ tapaḥ||4-52||</text:span></text:p>
      <text:p text:style-name="Standard"><text:span text:style-name="T1">damahīnam adharmaś ca damaḥ kāmakulapradaḥ| <text:s text:c="7"/></text:span><text:span text:style-name="T1"><text:note text:id="ftn472" text:note-class="footnote"><text:note-citation>472</text:note-citation><text:note-body><text:p text:style-name="Footnote">) 53b <text:span text:style-name="T2">damaḥ] </text:span><text:s text:c="2"/>Ca; damaṃ Ed</text:p></text:note-body></text:note></text:span></text:p>
      <text:p text:style-name="Standard"><text:span text:style-name="T1">nirdamaḥ karimīnaś ca pataṅgabhramaramṛgāḥ||4-53||</text:span></text:p>
      <text:p text:style-name="Standard"><text:span text:style-name="T1">tvagjihvā ca tathā ghrāṇā cakṣuḥ śravaṇam indriyāḥ| <text:s text:c="7"/></text:span><text:span text:style-name="T1"><text:note text:id="ftn473" text:note-class="footnote"><text:note-citation>473</text:note-citation><text:note-body><text:p text:style-name="Footnote">) 54b <text:span text:style-name="T2">indriyāḥ] </text:span><text:s text:c="2"/>Ca; indriyaḥ Ed</text:p></text:note-body></text:note></text:span></text:p>
      <text:p text:style-name="Standard"><text:span text:style-name="T1">durjayendriyam ekaikaṃ sarve prāṇaharā smṛtāḥ||4-54||</text:span></text:p>
      <text:p text:style-name="Standard"><text:span text:style-name="T1">damaṃ yo jayate samyak nirdamo nidhanaṃ vrajet|</text:span></text:p>
      <text:p text:style-name="Standard"><text:span text:style-name="T1">mṛge śrotravaśān mṛtyuḥ pataṅgāś cakṣuṣor mṛtāḥ||4-55|| <text:s text:c="7"/></text:span><text:span text:style-name="T1"><text:note text:id="ftn474" text:note-class="footnote"><text:note-citation>474</text:note-citation><text:note-body><text:p text:style-name="Footnote">) 55c <text:span text:style-name="T2">mṛge] </text:span><text:s text:c="2"/>Ca; mṛgo Ed</text:p></text:note-body></text:note></text:span><text:span text:style-name="T1"><text:s text:c="8"/></text:span><text:span text:style-name="T1"><text:note text:id="ftn475" text:note-class="footnote"><text:note-citation>475</text:note-citation><text:note-body><text:p text:style-name="Footnote">) 55d <text:span text:style-name="T2">pataṅgāś] </text:span><text:s text:c="2"/>Ca; pataṅgā Ed</text:p></text:note-body></text:note></text:span></text:p>
      <text:p text:style-name="Standard"><text:span text:style-name="T1">ghrāṇayā bhramaro naṣṭo naṣṭo mīnaś ca jihvayā|</text:span></text:p>
      <text:p text:style-name="Standard"><text:span text:style-name="T1">sparśena ca karī naṣṭo bandhanāvāsaduḥsahaḥ||4-56||</text:span></text:p>
      <text:p text:style-name="Standard"><text:span text:style-name="T1">kiṃ punaḥ pañcabhuktānāṃ mṛtyus tebhyaḥ kim adbhutam| <text:s text:c="7"/></text:span><text:span text:style-name="T1"><text:note text:id="ftn476" text:note-class="footnote"><text:note-citation>476</text:note-citation><text:note-body><text:p text:style-name="Footnote">) 57a <text:span text:style-name="T2">punaḥ] </text:span><text:s text:c="2"/>Ca&lt;corr&gt;pc&lt;/corr&gt;Ed; puna Ca&lt;corr&gt;ac&lt;/corr&gt;</text:p></text:note-body></text:note></text:span><text:span text:style-name="T1"><text:s text:c="8"/></text:span><text:span text:style-name="T1"><text:note text:id="ftn477" text:note-class="footnote"><text:note-citation>477</text:note-citation><text:note-body><text:p text:style-name="Footnote">) 57b <text:span text:style-name="T2">tebhyaḥ] </text:span><text:s text:c="2"/>Ca; tebhya Ed</text:p></text:note-body></text:note></text:span></text:p>
      <text:p text:style-name="Standard"><text:span text:style-name="T1">purūravātilobhena atikāmena puṇḍakaḥ||4-57|| <text:s text:c="7"/></text:span><text:span text:style-name="T1"><text:note text:id="ftn478" text:note-class="footnote"><text:note-citation>478</text:note-citation><text:note-body><text:p text:style-name="Footnote">) 57c <text:span text:style-name="T2">purūravā°] </text:span><text:s text:c="2"/><text:span text:style-name="T3">corr. </text:span>&lt;/i&gt;; purūravo Ca; pururavā° Ed â€¢ <text:s text:c="16"/><text:span text:style-name="T2">°tilobhena atikāmena] </text:span><text:s text:c="2"/>Ca; °tikāmena atilobhena Ed</text:p></text:note-body></text:note></text:span></text:p>
      <text:p text:style-name="Standard"><text:span text:style-name="T1">sagaraś cātidarpeṇa atimānena rāvaṇaḥ|</text:span></text:p>
      <text:p text:style-name="Standard"><text:soft-page-break/><text:span text:style-name="T1">atikrodhena saudāsa atipāpena yādavāḥ||4-58|| <text:s text:c="7"/></text:span><text:span text:style-name="T1"><text:note text:id="ftn479" text:note-class="footnote"><text:note-citation>479</text:note-citation><text:note-body><text:p text:style-name="Footnote">) 58d <text:span text:style-name="T2">atipāpena] </text:span><text:s text:c="2"/>Ed; atiyānena Ca</text:p></text:note-body></text:note></text:span></text:p>
      <text:p text:style-name="Standard"><text:span text:style-name="T1">atitṛṣṇā ca mānāc ca nahuṣo dvijavajñayā| <text:s text:c="7"/></text:span><text:span text:style-name="T1"><text:note text:id="ftn480" text:note-class="footnote"><text:note-citation>480</text:note-citation><text:note-body><text:p text:style-name="Footnote">) 59a <text:span text:style-name="T2">atitṛṣṇā ca mānāc ca] </text:span><text:s text:c="2"/><text:span text:style-name="T3">conj. </text:span>&lt;/i&gt;; <text:s text:c="15"/>atitṛṣṇā ca māndāto Ca, <text:s text:c="15"/>atitṛṣṇā ca mānāc ca ca Ed</text:p></text:note-body></text:note></text:span></text:p>
      <text:p text:style-name="Standard"><text:span text:style-name="T1">atidānād balir naṣṭa atiśauryeṇa arjunaḥ||4-59||</text:span></text:p>
      <text:p text:style-name="Standard"><text:span text:style-name="T1">atidyūtān nalo rājā nṛgo goharaṇena tu| <text:s text:c="7"/></text:span><text:span text:style-name="T1"><text:note text:id="ftn481" text:note-class="footnote"><text:note-citation>481</text:note-citation><text:note-body><text:p text:style-name="Footnote">) 60a <text:span text:style-name="T2">atidyūtān] </text:span><text:s text:c="2"/>Ca; atikhyātān Ed</text:p></text:note-body></text:note></text:span><text:span text:style-name="T1"><text:s text:c="8"/></text:span><text:span text:style-name="T1"><text:note text:id="ftn482" text:note-class="footnote"><text:note-citation>482</text:note-citation><text:note-body><text:p text:style-name="Footnote">) 60b <text:span text:style-name="T2">nṛgo] </text:span><text:s text:c="2"/>Ed; nṛgaṅ Ca</text:p></text:note-body></text:note></text:span></text:p>
      <text:p text:style-name="Standard"><text:span text:style-name="T1">tasmād damaṃ sadā rakṣet ati sarvatra varjayet||4-60|| <text:s text:c="7"/></text:span><text:span text:style-name="T1"><text:note text:id="ftn483" text:note-class="footnote"><text:note-citation>483</text:note-citation><text:note-body><text:p text:style-name="Footnote">) 60cd <text:span text:style-name="T3">omitted in </text:span>Ca</text:p></text:note-body></text:note></text:span><text:span text:style-name="T1"><text:s text:c="8"/></text:span><text:span text:style-name="T1"><text:note text:id="ftn484" text:note-class="footnote"><text:note-citation>484</text:note-citation><text:note-body><text:p text:style-name="Footnote">) 60c <text:span text:style-name="T2">damaṃ sadā rakṣet] </text:span><text:s text:c="2"/><text:span text:style-name="T3">corr. </text:span>&lt;/i&gt;; dama sadā sa rakṣet Ed</text:p></text:note-body></text:note></text:span></text:p>
      <text:p text:style-name="P1"/>
      <text:p text:style-name="Standard"><text:span text:style-name="T1">damena hīnaḥ puruṣo dvijendra <text:s text:c="7"/></text:span><text:span text:style-name="T1"><text:note text:id="ftn485" text:note-class="footnote"><text:note-citation>485</text:note-citation><text:note-body><text:p text:style-name="Footnote">) 61a <text:span text:style-name="T2">hīnaḥ puruṣo dvijendra] </text:span><text:s text:c="2"/>Ca; <text:s text:c="15"/>hīnaṃ puruṣaṃ dvijendraḥ Ed</text:p></text:note-body></text:note></text:span></text:p>
      <text:p text:style-name="Standard"><text:span text:style-name="T1"><text:s text:c="2"/></text:span></text:p>
      <text:p text:style-name="Standard"><text:span text:style-name="T1">svargaṃ ca mokṣaṃ ca sukhaṃ ca nāsti|</text:span></text:p>
      <text:p text:style-name="Standard"><text:span text:style-name="T1">! vijñānadharmakulakīrtināśo <text:s text:c="7"/></text:span><text:span text:style-name="T1"><text:note text:id="ftn486" text:note-class="footnote"><text:note-citation>486</text:note-citation><text:note-body><text:p text:style-name="Footnote">) 61c <text:span text:style-name="T2">°nāśo] </text:span><text:s text:c="2"/>Ed; °nāma Ca</text:p></text:note-body></text:note></text:span></text:p>
      <text:p text:style-name="Standard"><text:span text:style-name="T1"><text:s text:c="3"/></text:span></text:p>
      <text:p text:style-name="Standard"><text:span text:style-name="T1">! bhavanti viprā damayā vihīnāḥ||4-61||</text:span></text:p>
      <text:p text:style-name="Standard"><text:span text:style-name="T1"><text:s text:c="8"/></text:span><text:span text:style-name="T1"><text:note text:id="ftn487" text:note-class="footnote"><text:note-citation>487</text:note-citation><text:note-body><text:p text:style-name="Footnote">) 61d <text:span text:style-name="T2">viprā] </text:span><text:s text:c="2"/><text:span text:style-name="T3">conj. </text:span>&lt;/i&gt;; vipra CaEd</text:p></text:note-body></text:note></text:span></text:p>
      <text:p text:style-name="Standard"><text:span text:style-name="T1">nirghṛṇo na paratrāsti nirghṛṇo na ihāsti vai| <text:s text:c="7"/></text:span><text:span text:style-name="T1"><text:note text:id="ftn488" text:note-class="footnote"><text:note-citation>488</text:note-citation><text:note-body><text:p text:style-name="Footnote">) 62a <text:span text:style-name="T2">nirghṛṇo] </text:span><text:s text:c="2"/>Ca; nirghṛṇe Ed</text:p></text:note-body></text:note></text:span><text:span text:style-name="T1"><text:s text:c="8"/></text:span><text:span text:style-name="T1"><text:note text:id="ftn489" text:note-class="footnote"><text:note-citation>489</text:note-citation><text:note-body><text:p text:style-name="Footnote">) 62b <text:span text:style-name="T2">nirghṛṇo] </text:span><text:s text:c="2"/>Ca; nirghṛṇe Ed</text:p></text:note-body></text:note></text:span></text:p>
      <text:p text:style-name="Standard"><text:span text:style-name="T1">nirghṛṇe na ca dharmo 'sti nirghṛṇe na tapo 'sti vai||4-62||</text:span></text:p>
      <text:p text:style-name="Standard"><text:span text:style-name="T1">parastrīṣu parārtheṣu parajīvopakarṣaṇe|</text:span></text:p>
      <text:p text:style-name="Standard"><text:span text:style-name="T1">paranindāparānneṣu ghṛṇāṃ pañcasu kārayet||4-63|| <text:s text:c="7"/></text:span><text:span text:style-name="T1"><text:note text:id="ftn490" text:note-class="footnote"><text:note-citation>490</text:note-citation><text:note-body><text:p text:style-name="Footnote">) 63c <text:span text:style-name="T2">paranindā°] </text:span><text:s text:c="2"/>Ed; paranindā° Ca</text:p></text:note-body></text:note></text:span><text:span text:style-name="T1"><text:s text:c="8"/></text:span><text:span text:style-name="T1"><text:note text:id="ftn491" text:note-class="footnote"><text:note-citation>491</text:note-citation><text:note-body><text:p text:style-name="Footnote">) 63d <text:span text:style-name="T2">ghṛṇāṃ] </text:span><text:s text:c="2"/>Ca; ghṛṇā Ed</text:p></text:note-body></text:note></text:span></text:p>
      <text:p text:style-name="Standard"><text:span text:style-name="T1">parastrī śṛṇu viprendra ghṛṇīkāryā sadā budhaiḥ|</text:span></text:p>
      <text:p text:style-name="Standard"><text:span text:style-name="T1">rājñī viprī parivrājā svayoniparayoniṣu||4-64|| <text:s text:c="7"/></text:span><text:span text:style-name="T1"><text:note text:id="ftn492" text:note-class="footnote"><text:note-citation>492</text:note-citation><text:note-body><text:p text:style-name="Footnote">) 64c <text:span text:style-name="T2">°vrājā] </text:span><text:s text:c="2"/>Ca; °vrājyā Ed</text:p></text:note-body></text:note></text:span></text:p>
      <text:p text:style-name="Standard"><text:span text:style-name="T1">parārthe śṛṇu bhūyo 'nya anyāyārtham upārjanam|</text:span></text:p>
      <text:p text:style-name="Standard"><text:span text:style-name="T1">āḍhaprasthatulāvyājaiḥ parārthaṃ yo 'pakarṣati||4-65||</text:span></text:p>
      <text:p text:style-name="Standard"><text:span text:style-name="T1">jīvāpakarṣaṇe vipra ghṛṇīkurvīta paṇḍitaḥ|| <text:s text:c="7"/></text:span><text:span text:style-name="T1"><text:note text:id="ftn493" text:note-class="footnote"><text:note-citation>493</text:note-citation><text:note-body><text:p text:style-name="Footnote">) 66d <text:span text:style-name="T2">ghṛṇī°] </text:span><text:s text:c="2"/>Ca; ghṛṇāṃ Ed</text:p></text:note-body></text:note></text:span></text:p>
      <text:p text:style-name="Standard"><text:span text:style-name="T1">vanajā vanajā jīvā vihagācaraṇācarāḥ| <text:s text:c="7"/></text:span><text:span text:style-name="T1"><text:note text:id="ftn494" text:note-class="footnote"><text:note-citation>494</text:note-citation><text:note-body><text:p text:style-name="Footnote">) 66b <text:span text:style-name="T2">vihagācaraṇācarāḥ] </text:span><text:s text:c="2"/><text:span text:style-name="T3">conj. </text:span>&lt;/i&gt;; vilagācaraṇācarāḥ Ca; <text:s text:c="31"/>vilagocaragocaraḥ Ed</text:p></text:note-body></text:note></text:span></text:p>
      <text:p text:style-name="Standard"><text:span text:style-name="T1">paranindā ca kā vipra śṛṇu vakṣye samāsataḥ|| <text:s text:c="7"/></text:span><text:span text:style-name="T1"><text:note text:id="ftn495" text:note-class="footnote"><text:note-citation>495</text:note-citation><text:note-body><text:p text:style-name="Footnote">) 66b <text:span text:style-name="T2">vakṣye] </text:span><text:s text:c="2"/>Ca; vakṣyā Ed</text:p></text:note-body></text:note></text:span></text:p>
      <text:p text:style-name="Standard"><text:span text:style-name="T1">devānāṃ brāhmaṇānāṃ ca gurumātātithidviṣaḥ|</text:span></text:p>
      <text:p text:style-name="Standard"><text:span text:style-name="T1">parānneṣu ghṛṇā kāryā abhojyeṣu ca bhojanam|</text:span></text:p>
      <text:p text:style-name="Standard"><text:span text:style-name="T1">sūtake mṛtake śauṇḍe varṇabhraṣṭakule naṭe|| <text:s text:c="7"/></text:span><text:span text:style-name="T1"><text:note text:id="ftn496" text:note-class="footnote"><text:note-citation>496</text:note-citation><text:note-body><text:p text:style-name="Footnote">) 67e <text:span text:style-name="T2">śauṇḍe] </text:span><text:s text:c="2"/><text:span text:style-name="T3">conj. </text:span>&lt;/i&gt;; sauṇḍye Ca; sauṇḍo Ed</text:p></text:note-body></text:note></text:span></text:p>
      <text:p text:style-name="P1"/>
      <text:p text:style-name="Standard"><text:span text:style-name="T1">ete pañcaghṛṇāsu saktapuruṣaḥ svargārthamokṣārthinām</text:span></text:p>
      <text:p text:style-name="Standard"><text:span text:style-name="T1"><text:s text:c="2"/></text:span></text:p>
      <text:p text:style-name="Standard"><text:span text:style-name="T1">loke 'nindanam āpnuvanti satataṃ kīrtir yaśo'laṃkṛtam| <text:s text:c="7"/></text:span><text:span text:style-name="T1"><text:note text:id="ftn497" text:note-class="footnote"><text:note-citation>497</text:note-citation><text:note-body><text:p text:style-name="Footnote">) 68b <text:span text:style-name="T2">'nindanam āpnuvanti] </text:span><text:s text:c="2"/>Ca; nandanavāyuvānti Ed</text:p></text:note-body></text:note></text:span></text:p>
      <text:p text:style-name="Standard"><text:soft-page-break/><text:span text:style-name="T1">prajñābodhaśrutismṛtiṃ ca labhate mānaṃ ca nityaṃ labhet</text:span></text:p>
      <text:p text:style-name="Standard"><text:span text:style-name="T1"><text:s text:c="3"/></text:span></text:p>
      <text:p text:style-name="Standard"><text:span text:style-name="T1">dākṣiṇyaṃ sa bhavet sa mānuṣaparaṃ prāpnoti niḥsaṃśayaḥ||4-68||</text:span></text:p>
      <text:p text:style-name="Standard"><text:span text:style-name="T1"><text:s text:c="8"/></text:span><text:span text:style-name="T1"><text:note text:id="ftn498" text:note-class="footnote"><text:note-citation>498</text:note-citation><text:note-body><text:p text:style-name="Footnote">) 68d <text:span text:style-name="T2">mānuṣa°] </text:span><text:s text:c="2"/>Ed; māyuṣa° Ca</text:p></text:note-body></text:note></text:span><text:span text:style-name="T1"><text:s/>pañcadhanyavidhiḥ </text:span></text:p>
      <text:p text:style-name="Standard"><text:span text:style-name="T1">caturmaunaś catuḥśatruś catur āyatanaṃ tathā| <text:s text:c="7"/></text:span><text:span text:style-name="T1"><text:note text:id="ftn499" text:note-class="footnote"><text:note-citation>499</text:note-citation><text:note-body><text:p text:style-name="Footnote">) 69a <text:span text:style-name="T2">śatruḥ] </text:span><text:s text:c="2"/>Ca; śatru Ed</text:p></text:note-body></text:note></text:span></text:p>
      <text:p text:style-name="Standard"><text:span text:style-name="T1">catur dhyānaṃ catuṣpādaṃ pañcadhanyavidhocyate||4-69|| <text:s text:c="7"/></text:span><text:span text:style-name="T1"><text:note text:id="ftn500" text:note-class="footnote"><text:note-citation>500</text:note-citation><text:note-body><text:p text:style-name="Footnote">) 69d <text:span text:style-name="T2">pañcadhanya°] </text:span><text:s text:c="2"/>Ca; dhanyapañca° Ed</text:p></text:note-body></text:note></text:span></text:p>
      <text:p text:style-name="Standard"><text:span text:style-name="T1">caturmaunasya vakṣyāmi śṛṇuṣvāvahito bhava|</text:span></text:p>
      <text:p text:style-name="Standard"><text:span text:style-name="T1">pāruṣyapiśunāmithyāsambhinnāni ca varjayet||4-70|| <text:s text:c="7"/></text:span><text:span text:style-name="T1"><text:note text:id="ftn501" text:note-class="footnote"><text:note-citation>501</text:note-citation><text:note-body><text:p text:style-name="Footnote">) 70c <text:span text:style-name="T2">°piśunā°] </text:span><text:s text:c="2"/>Ca; °piṇḍānā° Ed</text:p></text:note-body></text:note></text:span></text:p>
      <text:p text:style-name="Standard"><text:span text:style-name="T1">kāmaḥ krodhaś ca lobhaś ca mohaś caiva caturvidhaḥ| </text:span></text:p>
      <text:p text:style-name="Standard"><text:span text:style-name="T1">catuḥśatrur nihantavyaḥ sarvathā vītakalmaṣaḥ||4-71|| <text:s text:c="7"/></text:span><text:span text:style-name="T1"><text:note text:id="ftn502" text:note-class="footnote"><text:note-citation>502</text:note-citation><text:note-body><text:p text:style-name="Footnote">) 71d <text:span text:style-name="T2">sarvathā] </text:span><text:s text:c="2"/>Ed; sorithā Ca</text:p></text:note-body></text:note></text:span></text:p>
      <text:p text:style-name="Standard"><text:span text:style-name="T1">caturāyatanaṃ vipra kathayiṣyāmi tac chṛṇu|</text:span></text:p>
      <text:p text:style-name="Standard"><text:span text:style-name="T1">karuṇāmuditopekṣāmaitrī cāyātanaṃ smṛtam||4-72|| <text:s text:c="7"/></text:span><text:span text:style-name="T1"><text:note text:id="ftn503" text:note-class="footnote"><text:note-citation>503</text:note-citation><text:note-body><text:p text:style-name="Footnote">) 72c <text:span text:style-name="T2">mudito°] </text:span><text:s text:c="2"/>Ca; muditau° Ed</text:p></text:note-body></text:note></text:span><text:span text:style-name="T1"><text:s text:c="8"/></text:span><text:span text:style-name="T1"><text:note text:id="ftn504" text:note-class="footnote"><text:note-citation>504</text:note-citation><text:note-body><text:p text:style-name="Footnote">) 72d <text:span text:style-name="T2">cāyātanaṃ] </text:span><text:s text:c="2"/>Ed; cāyātana Ca</text:p></text:note-body></text:note></text:span></text:p>
      <text:p text:style-name="Standard"><text:span text:style-name="T1">catur dhyānādhunā vakṣye saṃsārārṇavatāraṇam|</text:span></text:p>
      <text:p text:style-name="Standard"><text:span text:style-name="T1">ātmavidyābhavaṃ sūkṣmaṃ dhyānam uktaṃ caturvidham||4-73|| <text:s text:c="7"/></text:span><text:span text:style-name="T1"><text:note text:id="ftn505" text:note-class="footnote"><text:note-citation>505</text:note-citation><text:note-body><text:p text:style-name="Footnote">) 73c <text:span text:style-name="T2">°bhavaṃ] </text:span><text:s text:c="2"/>Ed; °bhava Ca</text:p></text:note-body></text:note></text:span><text:span text:style-name="T1"><text:s text:c="8"/></text:span><text:span text:style-name="T1"><text:note text:id="ftn506" text:note-class="footnote"><text:note-citation>506</text:note-citation><text:note-body><text:p text:style-name="Footnote">) 73d <text:span text:style-name="T2">dhyānam uktaṃ] </text:span><text:s text:c="2"/><text:span text:style-name="T3">corr. </text:span>&lt;/i&gt;; <text:s text:c="23"/>dhyānam uktaś Ca; dhyānayajñaś Ed</text:p></text:note-body></text:note></text:span></text:p>
      <text:p text:style-name="Standard"><text:span text:style-name="T1">ātmatattvaḥ smṛto dharmo vidyāpañcasu pañcadhā| <text:s text:c="7"/></text:span><text:span text:style-name="T1"><text:note text:id="ftn507" text:note-class="footnote"><text:note-citation>507</text:note-citation><text:note-body><text:p text:style-name="Footnote">) 74a <text:span text:style-name="T2">smṛto] </text:span><text:s text:c="2"/>Ca; smṛtā Ed â€¢ <text:s text:c="15"/><text:span text:style-name="T2">dharmo] </text:span><text:s text:c="2"/>Ca; dhanyā Ed</text:p></text:note-body></text:note></text:span></text:p>
      <text:p text:style-name="Standard"><text:span text:style-name="T1">ṣaṭtriṃśākṣaram ityāhuḥ sūkṣmatattvam alakṣaṇam||4-74|| <text:s text:c="7"/></text:span><text:span text:style-name="T1"><text:note text:id="ftn508" text:note-class="footnote"><text:note-citation>508</text:note-citation><text:note-body><text:p text:style-name="Footnote">) 74cd <text:span text:style-name="T2">āhuḥ sū°] </text:span><text:s text:c="2"/>Ed; ā** Ca</text:p></text:note-body></text:note></text:span></text:p>
      <text:p text:style-name="Standard"><text:span text:style-name="T1">catuṣpādaḥ smṛto dharmaś caturāśramam āśritaḥ|</text:span></text:p>
      <text:p text:style-name="Standard"><text:span text:style-name="T1">gṛhastho brahmacārī ca vānaprastho 'tha bhaikṣukaḥ||4-75|| <text:s text:c="7"/></text:span><text:span text:style-name="T1"><text:note text:id="ftn509" text:note-class="footnote"><text:note-citation>509</text:note-citation><text:note-body><text:p text:style-name="Footnote">) 75d <text:span text:style-name="T2">bhaikṣukaḥ] </text:span><text:s text:c="2"/>Ca; bhakṣakaḥ Ed</text:p></text:note-body></text:note></text:span><text:span text:style-name="T1"><text:s text:c="8"/></text:span><text:span text:style-name="T1"><text:note text:id="ftn510" text:note-class="footnote"><text:note-citation>510</text:note-citation><text:note-body><text:p text:style-name="Footnote">75cd Å = MBh 12.234.13ab MBh 14.4513ab etc. $ </text:p></text:note-body></text:note></text:span></text:p>
      <text:p text:style-name="Standard"><text:span text:style-name="T1">dhanyās te yair idaṃ vetti nikhilena dvijottama|</text:span></text:p>
      <text:p text:style-name="Standard"><text:span text:style-name="T1">pāvanaṃ sarvapāpānāṃ puṇyānāṃ ca pravardhanam||4-76|| <text:s text:c="7"/></text:span><text:span text:style-name="T1"><text:note text:id="ftn511" text:note-class="footnote"><text:note-citation>511</text:note-citation><text:note-body><text:p text:style-name="Footnote">) 76d <text:span text:style-name="T2">pravardhanam] </text:span><text:s text:c="2"/>Ca; pravardhanaḥ Ed</text:p></text:note-body></text:note></text:span></text:p>
      <text:p text:style-name="Standard"><text:span text:style-name="T1">āyuḥ kīrtir yaśaḥ saukhyaṃ dharmād eva pravardhate|</text:span></text:p>
      <text:p text:style-name="Standard"><text:span text:style-name="T1">śāntiḥ puṣṭiḥ smṛtir medhā jāyate dhanyamānavaḥ||4-77|| <text:s text:c="8"/></text:span><text:span text:style-name="T1"><text:note text:id="ftn512" text:note-class="footnote"><text:note-citation>512</text:note-citation><text:note-body><text:p text:style-name="Footnote">) 77c <text:span text:style-name="T2">puṣṭiḥ] </text:span><text:s text:c="2"/>Ed; *ṣṭiḥ Ca</text:p></text:note-body></text:note></text:span></text:p>
      <text:p text:style-name="Standard"><text:span text:style-name="T1">pramādasthāna pañcaivaṃ kīrtayiṣyāmi tac chṛṇu| <text:s text:c="7"/></text:span><text:span text:style-name="T1"><text:note text:id="ftn513" text:note-class="footnote"><text:note-citation>513</text:note-citation><text:note-body><text:p text:style-name="Footnote">) 78a <text:span text:style-name="T2">°sthāna] </text:span><text:s text:c="2"/>Ca; °sthānaṃ Ed</text:p></text:note-body></text:note></text:span></text:p>
      <text:p text:style-name="Standard"><text:span text:style-name="T1">brahmahatyā surāpānaṃ steyo gurvaṅganāgamam||4-78|| <text:s text:c="7"/></text:span><text:span text:style-name="T1"><text:note text:id="ftn514" text:note-class="footnote"><text:note-citation>514</text:note-citation><text:note-body><text:p text:style-name="Footnote">78cd Åcf.Indeces 12.30:$ <text:s text:c="19"/>brahmahatyÄá¹ƒ surÄpÄnaá¹ƒ steyaá¹ƒ gurvaá¹…ganÄgamam| <text:s text:c="19"/>mahÄnti pÄtakÄny Ähuá¸¥ saá¹ƒyogaá¹ƒ caiva taiá¸¥ saha|| <text:s text:c="19"/>Å cf.also Manu 11.54: $ <text:s text:c="19"/>brahmahatyÄ surÄpÄnaá¹ƒ steyaá¹ƒ gurvaá¹…ganÄgamaá¸¥| <text:s text:c="19"/>mahÄnti pÄtakÄny Ähuá¸¥ saá¹ƒsargaÅ› cÄpi taiá¸¥ saha||</text:p></text:note-body></text:note></text:span></text:p>
      <text:p text:style-name="Standard"><text:span text:style-name="T1">mahāpātakam ity āhus tatsaṃyogī ca pañcamaḥ|</text:span></text:p>
      <text:p text:style-name="Standard"><text:span text:style-name="T1">anṛtaṃ ca samutkarṣaṃ rājagāmī ca paiśunaḥ||4-79|| <text:s text:c="7"/></text:span><text:span text:style-name="T1"><text:note text:id="ftn515" text:note-class="footnote"><text:note-citation>515</text:note-citation><text:note-body><text:p text:style-name="Footnote">) 79c <text:span text:style-name="T2">samutkarṣaṃ] </text:span><text:s text:c="2"/>Ca; samutkarṣa Ed</text:p></text:note-body></text:note></text:span><text:span text:style-name="T1"><text:s text:c="8"/></text:span><text:span text:style-name="T1"><text:note text:id="ftn516" text:note-class="footnote"><text:note-citation>516</text:note-citation><text:note-body><text:p text:style-name="Footnote">) 79d <text:span text:style-name="T2">rāja°] </text:span><text:s text:c="2"/>Ca; rājñī° Ed</text:p></text:note-body></text:note></text:span></text:p>
      <text:p text:style-name="Standard"><text:span text:style-name="T1">guroś cālīka nirbaddhas samāni brahmahatyayā| <text:s text:c="7"/></text:span><text:span text:style-name="T1"><text:note text:id="ftn517" text:note-class="footnote"><text:note-citation>517</text:note-citation><text:note-body><text:p text:style-name="Footnote">) 80a <text:span text:style-name="T2">nirbaddhas] </text:span><text:s text:c="2"/>Ca; nibaddhas Ca</text:p></text:note-body></text:note></text:span><text:span text:style-name="T1"><text:s text:c="8"/></text:span><text:span text:style-name="T1"><text:note text:id="ftn518" text:note-class="footnote"><text:note-citation>518</text:note-citation><text:note-body><text:p text:style-name="Footnote">) 80b <text:span text:style-name="T2">brahmahatyayā] </text:span><text:s text:c="2"/>Ed; bra***yā Ca</text:p></text:note-body></text:note></text:span><text:span text:style-name="T1"><text:s text:c="8"/></text:span><text:span text:style-name="T1"><text:note text:id="ftn519" text:note-class="footnote"><text:note-citation>519</text:note-citation><text:note-body><text:p text:style-name="Footnote">80ab Å MBh 5.40.3cd: $ guroÅ› cÄlÄ«kanirbandhaá¸¥ samÄni brahmahatyayÄ</text:p></text:note-body></text:note></text:span></text:p>
      <text:p text:style-name="Standard"><text:soft-page-break/><text:span text:style-name="T1">brahmo ṛgvedanindā ca kūṭasākṣī sakṛd budhaḥ||4-80|| <text:s text:c="7"/></text:span><text:span text:style-name="T1"><text:note text:id="ftn520" text:note-class="footnote"><text:note-citation>520</text:note-citation><text:note-body><text:p text:style-name="Footnote">) 80c <text:span text:style-name="T2">brahmo] </text:span><text:s text:c="2"/>Ca; brahma Ed</text:p></text:note-body></text:note></text:span><text:span text:style-name="T1"><text:s text:c="8"/></text:span><text:span text:style-name="T1"><text:note text:id="ftn521" text:note-class="footnote"><text:note-citation>521</text:note-citation><text:note-body><text:p text:style-name="Footnote">) 80d <text:span text:style-name="T2">sakṛd budhaḥ] </text:span><text:s text:c="2"/>Ed; suhṛd badhaḥ Ca</text:p></text:note-body></text:note></text:span></text:p>
      <text:p text:style-name="Standard"><text:span text:style-name="T1">garhitānnaś ca yo vipraḥ surāpānasamāniṣaṭ| <text:s text:c="7"/></text:span><text:span text:style-name="T1"><text:note text:id="ftn522" text:note-class="footnote"><text:note-citation>522</text:note-citation><text:note-body><text:p text:style-name="Footnote">) 81a <text:span text:style-name="T2">°ānnaś ca yo vipraḥ] </text:span><text:s text:c="2"/>Ed; °ānnañ ca yojagvis Ca</text:p></text:note-body></text:note></text:span></text:p>
      <text:p text:style-name="Standard"><text:span text:style-name="T1">retotsekaḥ svayonyāsu kumārīṣv antyajāsu ca||4-81||</text:span></text:p>
      <text:p text:style-name="Standard"><text:span text:style-name="T1">sakhyaputrasya ca strīṣu gurutalpasamaḥ smṛtaḥ| <text:s text:c="7"/></text:span><text:span text:style-name="T1"><text:note text:id="ftn523" text:note-class="footnote"><text:note-citation>523</text:note-citation><text:note-body><text:p text:style-name="Footnote">) 82a <text:span text:style-name="T2">°putrasya ca strīṣu] </text:span><text:s text:c="2"/>Ca; °putrīṣu cāstrīṣu Ed</text:p></text:note-body></text:note></text:span><text:span text:style-name="T1"><text:s text:c="8"/></text:span><text:span text:style-name="T1"><text:note text:id="ftn524" text:note-class="footnote"><text:note-citation>524</text:note-citation><text:note-body><text:p text:style-name="Footnote">) 82b <text:span text:style-name="T2">°samaḥ] </text:span><text:s text:c="2"/>Ca; °sama Ed</text:p></text:note-body></text:note></text:span></text:p>
      <text:p text:style-name="Standard"><text:span text:style-name="T1">nikṣepasyāpaharaṇaṃ narāśvarajatasya ca||4-82||</text:span></text:p>
      <text:p text:style-name="Standard"><text:span text:style-name="T1">bhūmivajramaṇīnāṃ ca hṛtasteyasamaḥ smṛtaḥ| <text:s text:c="7"/></text:span><text:span text:style-name="T1"><text:note text:id="ftn525" text:note-class="footnote"><text:note-citation>525</text:note-citation><text:note-body><text:p text:style-name="Footnote">) 83b <text:span text:style-name="T2">hṛtasteya°] </text:span><text:s text:c="2"/>Ed; rūgya*ya° Ca â€¢ <text:s text:c="16"/><text:span text:style-name="T2">°samaḥ] </text:span><text:s text:c="2"/>Ca; °sama Ed</text:p></text:note-body></text:note></text:span></text:p>
      <text:p text:style-name="Standard"><text:span text:style-name="T1">catvāra ete saṃbhūya yat pāpaṃ kurute naraḥ||4-83|| <text:s text:c="7"/></text:span><text:span text:style-name="T1"><text:note text:id="ftn526" text:note-class="footnote"><text:note-citation>526</text:note-citation><text:note-body><text:p text:style-name="Footnote">) 83c <text:span text:style-name="T2">ete] </text:span><text:s text:c="2"/>Ca; eva Ed</text:p></text:note-body></text:note></text:span></text:p>
      <text:p text:style-name="Standard"><text:span text:style-name="T1">mahāpātakapañcaitan tena sarvaṃ prakāśitam|</text:span></text:p>
      <text:p text:style-name="Standard"><text:span text:style-name="T1">pañcapramādam etāni varjanīyaṃ dvijottama||4-84|| <text:s text:c="7"/></text:span><text:span text:style-name="T1"><text:note text:id="ftn527" text:note-class="footnote"><text:note-citation>527</text:note-citation><text:note-body><text:p text:style-name="Footnote">) 84c <text:span text:style-name="T2">°mādam] </text:span><text:s text:c="2"/>Ca; °māda Ed</text:p></text:note-body></text:note></text:span></text:p>
      <text:p text:style-name="Standard"><text:span text:style-name="T1">kāyavāṅmanasā pūryaś cakṣurbuddhiś ca pañcamaḥ| <text:s text:c="7"/></text:span><text:span text:style-name="T1"><text:note text:id="ftn528" text:note-class="footnote"><text:note-citation>528</text:note-citation><text:note-body><text:p text:style-name="Footnote">) 85a <text:span text:style-name="T2">pūryaś] </text:span><text:s text:c="2"/>Ca; bhūyaś Ed</text:p></text:note-body></text:note></text:span></text:p>
      <text:p text:style-name="Standard"><text:span text:style-name="T1">saumyadṛṣṭipradānaṃ ca krūrabuddhiṃ ca varjayet||4-85|| <text:s text:c="7"/></text:span><text:span text:style-name="T1"><text:note text:id="ftn529" text:note-class="footnote"><text:note-citation>529</text:note-citation><text:note-body><text:p text:style-name="Footnote">) 85c <text:span text:style-name="T2">°dānaṃ] </text:span><text:s text:c="2"/>Ca; °dānaś Ed</text:p></text:note-body></text:note></text:span><text:span text:style-name="T1"><text:s text:c="8"/></text:span><text:span text:style-name="T1"><text:note text:id="ftn530" text:note-class="footnote"><text:note-citation>530</text:note-citation><text:note-body><text:p text:style-name="Footnote">) 85d <text:span text:style-name="T2">°buddhiṃ] </text:span><text:s text:c="2"/>Ca; °dṛṣṭiṃ Ed</text:p></text:note-body></text:note></text:span></text:p>
      <text:p text:style-name="Standard"><text:span text:style-name="T1">prasannamanasā dhyāyet priyavākyam udīrayet|</text:span></text:p>
      <text:p text:style-name="Standard"><text:span text:style-name="T1">yathā śaktipradānaṃ ca svāśramābhyāgato guruḥ||4-86|| <text:s text:c="7"/></text:span><text:span text:style-name="T1"><text:note text:id="ftn531" text:note-class="footnote"><text:note-citation>531</text:note-citation><text:note-body><text:p text:style-name="Footnote">) 86c <text:span text:style-name="T2">yathā] </text:span><text:s text:c="2"/>Ca; yasya Ed â€¢ <text:s text:c="16"/><text:span text:style-name="T2">°dānaṃ] </text:span><text:s text:c="2"/>Ca; °dātaś Ed</text:p></text:note-body></text:note></text:span></text:p>
      <text:p text:style-name="Standard"><text:span text:style-name="T1">indhanodakadānaṃ ca jātavedam athāpi vā|</text:span></text:p>
      <text:p text:style-name="Standard"><text:span text:style-name="T1">sulabhāni na dattāni indhanāgnyudakāni ca||4-87|| <text:s text:c="7"/></text:span><text:span text:style-name="T1"><text:note text:id="ftn532" text:note-class="footnote"><text:note-citation>532</text:note-citation><text:note-body><text:p text:style-name="Footnote">) 87c <text:span text:style-name="T2">sulabhāni na] </text:span><text:s text:c="2"/>Ca; surabhāni ca Ed</text:p></text:note-body></text:note></text:span></text:p>
      <text:p text:style-name="Standard"><text:span text:style-name="T1">kṣutaṃ jīveti vā noktaṃ tasya kiṃ parataḥ phalam| <text:s text:c="7"/></text:span><text:span text:style-name="T1"><text:note text:id="ftn533" text:note-class="footnote"><text:note-citation>533</text:note-citation><text:note-body><text:p text:style-name="Footnote">) 88a <text:span text:style-name="T2">kṣutaṃ] </text:span><text:s text:c="2"/>Ca; śataṃ Ed</text:p></text:note-body></text:note></text:span></text:p>
      <text:p text:style-name="Standard"><text:span text:style-name="T1">pañcārjavā praśaṃsanti munayas tattvadarśinaḥ||4-88|| <text:s text:c="7"/></text:span><text:span text:style-name="T1"><text:note text:id="ftn534" text:note-class="footnote"><text:note-citation>534</text:note-citation><text:note-body><text:p text:style-name="Footnote">) 88c <text:span text:style-name="T2">pañcārjavāḥ] </text:span><text:s text:c="2"/>Ca; pañcārjavā Ed â€¢ <text:s text:c="8"/><text:span text:style-name="T2">praśaṃsanti ] </text:span><text:s text:c="2"/>Ca; praśasanti Ed</text:p></text:note-body></text:note></text:span></text:p>
      <text:p text:style-name="Standard"><text:span text:style-name="T1">karmavṛttyābhivṛddhiṃ ca pāratoṣikam eva ca| <text:s text:c="7"/></text:span><text:span text:style-name="T1"><text:note text:id="ftn535" text:note-class="footnote"><text:note-citation>535</text:note-citation><text:note-body><text:p text:style-name="Footnote">) 89a <text:span text:style-name="T2">karma°] </text:span><text:s text:c="2"/>Ed; *rmma° Ed â€¢ <text:s text:c="16"/><text:span text:style-name="T2">°vṛddhiṃ] </text:span><text:s text:c="2"/>Ca; °vṛttiś Ed</text:p></text:note-body></text:note></text:span></text:p>
      <text:p text:style-name="Standard"><text:span text:style-name="T1">strīdhanotkocavittaṃ ca ārjavo nābhinandati||4-89|| <text:s text:c="7"/></text:span><text:span text:style-name="T1"><text:note text:id="ftn536" text:note-class="footnote"><text:note-citation>536</text:note-citation><text:note-body><text:p text:style-name="Footnote">) 89c <text:span text:style-name="T2">strīdhanotkoca°] </text:span><text:s text:c="2"/>Ca; strīdhanaṅgo ca Ed</text:p></text:note-body></text:note></text:span><text:span text:style-name="T1"><text:s text:c="8"/></text:span><text:span text:style-name="T1"><text:note text:id="ftn537" text:note-class="footnote"><text:note-citation>537</text:note-citation><text:note-body><text:p text:style-name="Footnote">) 89d <text:span text:style-name="T2">ārjavo] </text:span><text:s text:c="2"/>Ca; ārjave Ed</text:p></text:note-body></text:note></text:span></text:p>
      <text:p text:style-name="Standard"><text:span text:style-name="T1">ārjavo na vṛthā yajña ārjavo na vṛthā tapaḥ| <text:s text:c="7"/></text:span><text:span text:style-name="T1"><text:note text:id="ftn538" text:note-class="footnote"><text:note-citation>538</text:note-citation><text:note-body><text:p text:style-name="Footnote">) 90ab <text:span text:style-name="T2">yajña ārjavo] </text:span><text:s text:c="2"/>Ca; yajñaś cārjavo Ed</text:p></text:note-body></text:note></text:span></text:p>
      <text:p text:style-name="Standard"><text:span text:style-name="T1">ārjavo na vṛthā dānam ārjavo na vṛthāgnayaḥ||4-90|| <text:s text:c="7"/></text:span><text:span text:style-name="T1"><text:note text:id="ftn539" text:note-class="footnote"><text:note-citation>539</text:note-citation><text:note-body><text:p text:style-name="Footnote">) 90cd <text:span text:style-name="T3">omitted in </text:span>Ed</text:p></text:note-body></text:note></text:span></text:p>
      <text:p text:style-name="Standard"><text:span text:style-name="T1">ārjavasyendriyagrāmaḥ suprasanno 'pi tiṣṭhati| <text:s text:c="7"/></text:span><text:span text:style-name="T1"><text:note text:id="ftn540" text:note-class="footnote"><text:note-citation>540</text:note-citation><text:note-body><text:p text:style-name="Footnote">) 91ab <text:span text:style-name="T3">omitted in </text:span>Ed</text:p></text:note-body></text:note></text:span></text:p>
      <text:p text:style-name="Standard"><text:span text:style-name="T1">ārjavasya sadā devāḥ kāye tasya ramanti te||4-91|| <text:s text:c="7"/></text:span><text:span text:style-name="T1"><text:note text:id="ftn541" text:note-class="footnote"><text:note-citation>541</text:note-citation><text:note-body><text:p text:style-name="Footnote">) 91d <text:span text:style-name="T2">tasya ramanti] </text:span><text:s text:c="2"/>Ed; ***nti Ca</text:p></text:note-body></text:note></text:span></text:p>
      <text:p text:style-name="P1"/>
      <text:p text:style-name="Standard"><text:span text:style-name="T1">iti yamapravibhāgaḥ kīrtito 'yaṃ dvijendra <text:s text:c="7"/></text:span><text:span text:style-name="T1"><text:note text:id="ftn542" text:note-class="footnote"><text:note-citation>542</text:note-citation><text:note-body><text:p text:style-name="Footnote">) 92a <text:span text:style-name="T2">yamapravibhāgaḥ] </text:span><text:s text:c="2"/>Ca; niyamaparibhāgaḥ Ed â€¢ <text:s text:c="16"/><text:span text:style-name="T2">dvijendra] </text:span><text:s text:c="2"/>Ca; narendra Ed</text:p></text:note-body></text:note></text:span></text:p>
      <text:p text:style-name="Standard"><text:span text:style-name="T1"><text:s text:c="2"/></text:span></text:p>
      <text:p text:style-name="Standard"><text:span text:style-name="T1">iha parata sukhārthaṃ kārayet tanmanuṣyaḥ|</text:span></text:p>
      <text:p text:style-name="Standard"><text:soft-page-break/><text:span text:style-name="T1">duritamalaprahārī śaṅkarasyājñayāste <text:s text:c="7"/></text:span><text:span text:style-name="T1"><text:note text:id="ftn543" text:note-class="footnote"><text:note-citation>543</text:note-citation><text:note-body><text:p text:style-name="Footnote">) 92c <text:span text:style-name="T2">°prahārī] </text:span><text:s text:c="2"/><text:span text:style-name="T3">conj. </text:span>&lt;/i&gt;; °pahārī CaEd â€¢ <text:s text:c="16"/><text:span text:style-name="T2">durita°] </text:span><text:s text:c="2"/>Ca; irita° Ed</text:p></text:note-body></text:note></text:span></text:p>
      <text:p text:style-name="Standard"><text:span text:style-name="T1"><text:s text:c="3"/></text:span></text:p>
      <text:p text:style-name="Standard"><text:span text:style-name="T1">bhavati pṛthivibhartā hy ekachatrapravṛttā||4-92||</text:span></text:p>
      <text:p text:style-name="Standard"><text:span text:style-name="T1"><text:s text:c="8"/></text:span><text:span text:style-name="T1"><text:note text:id="ftn544" text:note-class="footnote"><text:note-citation>544</text:note-citation><text:note-body><text:p text:style-name="Footnote">) 92d <text:span text:style-name="T2">°vṛttā] </text:span><text:s text:c="2"/>Ca; °vṛttāḥ Ed</text:p></text:note-body></text:note></text:span><text:span text:style-name="T1">&lt;TEXT&gt; </text:span></text:p>
      <text:p text:style-name="Standard"><text:span text:style-name="T1">||iti vṛsasārasaṃgrahe yamavibhāgo nāmādhyāyaś caturthaḥ||</text:span></text:p>
      <text:p text:style-name="Standard"><text:span text:style-name="T1"><text:s text:c="8"/></text:span><text:span text:style-name="T1"><text:note text:id="ftn545" text:note-class="footnote"><text:note-citation>545</text:note-citation><text:note-body><text:p text:style-name="Footnote">) <text:s/>&lt;SKT&gt;Colophon: &lt;/SKT&gt; <text:span text:style-name="T2">nāmādhyāyaś caturthaḥ] </text:span><text:s text:c="2"/>Ca; <text:s text:c="32"/>nāmaś caturtho 'dhyāyaḥ Ed</text:p></text:note-body></text:note></text:span></text:p>
      <text:p text:style-name="Standard"><text:span text:style-name="T1">*** 5 ***</text:span></text:p>
      <text:p text:style-name="Standard"><text:span text:style-name="T1"><text:s/>pañcamo 'dhyāyaḥ <text:s/>śaucācāravidhiḥ </text:span></text:p>
      <text:p text:style-name="Standard"><text:span text:style-name="T1">vigatarāga uvāca| <text:s text:c="8"/></text:span><text:span text:style-name="T1"><text:note text:id="ftn546" text:note-class="footnote"><text:note-citation>546</text:note-citation><text:note-body><text:p text:style-name="Footnote">) 1 <text:span text:style-name="T2">vigatarāga uvāca] </text:span><text:s text:c="2"/>CbCcEd; vigatarāga uvāca Ca</text:p></text:note-body></text:note></text:span></text:p>
      <text:p text:style-name="P1"/>
      <text:p text:style-name="Standard"><text:span text:style-name="T1">kathaya niyamatattvaṃ sāmprataṃ tvaṃ viśeṣāt <text:s text:c="7"/></text:span><text:span text:style-name="T1"><text:note text:id="ftn547" text:note-class="footnote"><text:note-citation>547</text:note-citation><text:note-body><text:p text:style-name="Footnote">) 1a <text:span text:style-name="T2">kathaya ni°] </text:span><text:s text:c="2"/>CNa; kathayati Ed â€¢ <text:s text:c="16"/><text:span text:style-name="T2">°tattvaṃ] </text:span><text:s text:c="2"/>CaCcNaEd; taṃ Cb â€¢ <text:s text:c="16"/><text:span text:style-name="T2">sāmprataṃ tvaṃ viśeṣāt] </text:span><text:s text:c="2"/>CaNaEd; <text:s text:c="22"/>tvāṃ vaśeṣāt Cb, sāṃprata tvaṃ viseṣāt Cc</text:p></text:note-body></text:note></text:span></text:p>
      <text:p text:style-name="Standard"><text:span text:style-name="T1"><text:s text:c="2"/></text:span></text:p>
      <text:p text:style-name="Standard"><text:span text:style-name="T1">amṛtavadanatulyaṃ śrotukāmo gato 'smi| <text:s text:c="7"/></text:span><text:span text:style-name="T1"><text:note text:id="ftn548" text:note-class="footnote"><text:note-citation>548</text:note-citation><text:note-body><text:p text:style-name="Footnote">) 1b <text:span text:style-name="T2">°tulyaṃ śro°] </text:span><text:s text:c="2"/>CaCcNa&lt;corr&gt;pc&lt;/corr&gt;Ed; °tulyāṃ śro° Cb, <text:s text:c="48"/>°tulyaṃ śro tulyaṃ sro° Na&lt;corr&gt;ac&lt;/corr&gt; â€¢ <text:s text:c="16"/><text:span text:style-name="T2">°kāmo] </text:span><text:s text:c="2"/>CNa; °kāmā Ed</text:p></text:note-body></text:note></text:span></text:p>
      <text:p text:style-name="Standard"><text:span text:style-name="T1">prakṛtidahanadagdhaṃ jñānatoyair niṣiktam <text:s text:c="7"/></text:span><text:span text:style-name="T1"><text:note text:id="ftn549" text:note-class="footnote"><text:note-citation>549</text:note-citation><text:note-body><text:p text:style-name="Footnote">) 1c <text:span text:style-name="T2">°dahana°] </text:span><text:s text:c="2"/>CNa; °vadana° Ed â€¢ <text:s text:c="16"/><text:span text:style-name="T2">niṣiktam] </text:span><text:s text:c="2"/>CaCcNaEd; vimuktam Cb</text:p></text:note-body></text:note></text:span></text:p>
      <text:p text:style-name="Standard"><text:span text:style-name="T1"><text:s text:c="3"/></text:span></text:p>
      <text:p text:style-name="Standard"><text:span text:style-name="T1">aparavadamatajñā nāsti dharmeṣu tṛptiḥ||5-1||</text:span></text:p>
      <text:p text:style-name="Standard"><text:span text:style-name="T1"><text:s text:c="8"/></text:span><text:span text:style-name="T1"><text:note text:id="ftn550" text:note-class="footnote"><text:note-citation>550</text:note-citation><text:note-body><text:p text:style-name="Footnote">) 1d <text:span text:style-name="T2">apara°] </text:span><text:s text:c="2"/>CEd; aparaṃ Na â€¢ <text:s text:c="16"/><text:span text:style-name="T2">°vadama°] </text:span><text:s text:c="2"/>Ca&lt;corr&gt;pc&lt;/corr&gt;CbCcNa; <text:s text:c="32"/>°vada° Ca&lt;corr&gt;ac&lt;/corr&gt;, <text:s text:c="32"/>°vadana° Ed â€¢ <text:s text:c="16"/><text:span text:style-name="T2">°tajñā nāsti] </text:span><text:s text:c="2"/>CaCbNa; °tajñānnāsti Cc, °tajjñān nāsti Ed</text:p></text:note-body></text:note></text:span></text:p>
      <text:p text:style-name="Standard"><text:span text:style-name="T1">anarthayajña uvāca| </text:span></text:p>
      <text:p text:style-name="P1"/>
      <text:p text:style-name="Standard"><text:span text:style-name="T1">śravaṇasukham ato 'nyat kīrtayiṣye dvijendra <text:s text:c="7"/></text:span><text:span text:style-name="T1"><text:note text:id="ftn551" text:note-class="footnote"><text:note-citation>551</text:note-citation><text:note-body><text:p text:style-name="Footnote">) 2a <text:span text:style-name="T2">°sukha°] </text:span><text:s text:c="2"/>CNa&lt;corr&gt;pc&lt;/corr&gt;Ed; °mukha° Na&lt;corr&gt;ac&lt;/corr&gt; â€¢ <text:s text:c="17"/><text:span text:style-name="T2">°mato] </text:span><text:s text:c="2"/>CNa; °mano Ed â€¢ <text:s text:c="16"/><text:span text:style-name="T2">kīrta°] </text:span><text:s text:c="2"/>CEd; kīrti° Na</text:p></text:note-body></text:note></text:span></text:p>
      <text:p text:style-name="Standard"><text:span text:style-name="T1"><text:s text:c="2"/></text:span></text:p>
      <text:p text:style-name="Standard"><text:span text:style-name="T1">niyamakalaviśeṣaḥ pañca pañca prakāraḥ| <text:s text:c="7"/></text:span><text:span text:style-name="T1"><text:note text:id="ftn552" text:note-class="footnote"><text:note-citation>552</text:note-citation><text:note-body><text:p text:style-name="Footnote">) 2b <text:span text:style-name="T2">°viśeṣaḥ] </text:span><text:s text:c="2"/>CcNaEd; viśe* Ca, °viśeṣa Cb</text:p></text:note-body></text:note></text:span></text:p>
      <text:p text:style-name="Standard"><text:span text:style-name="T1">hariharamunibhīṣṭaṃ dharmasāraṃ dvijendra</text:span></text:p>
      <text:p text:style-name="Standard"><text:span text:style-name="T1"><text:s text:c="3"/></text:span></text:p>
      <text:p text:style-name="Standard"><text:span text:style-name="T1">kalikaluṣavināśaṃ prāyamokṣaprasiddham||5-2||</text:span></text:p>
      <text:p text:style-name="Standard"><text:span text:style-name="T1"><text:s text:c="8"/></text:span><text:span text:style-name="T1"><text:note text:id="ftn553" text:note-class="footnote"><text:note-citation>553</text:note-citation><text:note-body><text:p text:style-name="Footnote">) 2d <text:span text:style-name="T2">°vināśaṃ] </text:span><text:s text:c="2"/>CaCbNa; °vināśa° CcEd</text:p></text:note-body></text:note></text:span></text:p>
      <text:p text:style-name="Standard"><text:span text:style-name="T1">śaucam ijyā tapo dānaṃ svādhyāyopasthanigrahaḥ| <text:s text:c="7"/></text:span><text:span text:style-name="T1"><text:note text:id="ftn554" text:note-class="footnote"><text:note-citation>554</text:note-citation><text:note-body><text:p text:style-name="Footnote">) 3a <text:span text:style-name="T2">ijyā] </text:span><text:s text:c="2"/>CaCbNaEd; ījyā Cc</text:p></text:note-body></text:note></text:span></text:p>
      <text:p text:style-name="Standard"><text:span text:style-name="T1">vratopavāsamaunaṃ ca snānaṃ ca niyamā daśa||5-3|| <text:s text:c="7"/></text:span><text:span text:style-name="T1"><text:note text:id="ftn555" text:note-class="footnote"><text:note-citation>555</text:note-citation><text:note-body><text:p text:style-name="Footnote">3 = Å (Liá¹…gapurÄá¹‡a) 1.8.29-30<text:span text:style-name="T2">$ </text:span></text:p></text:note-body></text:note></text:span></text:p>
      <text:p text:style-name="Standard"><text:span text:style-name="T1">tatra śaucādinirdeśaṃ vakṣyāmīha dvijottama| <text:s text:c="7"/></text:span><text:span text:style-name="T1"><text:note text:id="ftn556" text:note-class="footnote"><text:note-citation>556</text:note-citation><text:note-body><text:p text:style-name="Footnote">) 4a <text:span text:style-name="T2">°nirdeśaṃ] </text:span><text:s text:c="2"/>CEd; °niyamaṃ Na</text:p></text:note-body></text:note></text:span></text:p>
      <text:p text:style-name="Standard"><text:span text:style-name="T1">śārīraśaucam āhāro mātrābhāvaś ca pañcamaḥ||5-4|| <text:s text:c="7"/></text:span><text:span text:style-name="T1"><text:note text:id="ftn557" text:note-class="footnote"><text:note-citation>557</text:note-citation><text:note-body><text:p text:style-name="Footnote">) 4c <text:span text:style-name="T2">°śaucam āhāro] </text:span><text:s text:c="2"/>CbCcNaEd; °śauca*hāro Ca</text:p></text:note-body></text:note></text:span><text:span text:style-name="T1"><text:s text:c="8"/></text:span><text:span text:style-name="T1"><text:note text:id="ftn558" text:note-class="footnote"><text:note-citation>558</text:note-citation><text:note-body><text:p text:style-name="Footnote">) 4d <text:span text:style-name="T2">°bhāvaś] </text:span><text:s text:c="2"/>CbCcNaEd; °bhāvaṃ Ca</text:p></text:note-body></text:note></text:span><text:span text:style-name="T1"><text:s/>śarīraśaucam </text:span></text:p>
      <text:p text:style-name="Standard"><text:soft-page-break/><text:span text:style-name="T1">tāḍayen na ca bandheta na ca prāṇair viyojayet|</text:span></text:p>
      <text:p text:style-name="Standard"><text:span text:style-name="T1">parastrīparadravyeṣu śaucaṃ kāyikam ucyate||5-5||</text:span></text:p>
      <text:p text:style-name="Standard"><text:span text:style-name="T1">śrotaśaucaṃ dvijaśreṣṭha gudopasthamukhādayaḥ| <text:s text:c="7"/></text:span><text:span text:style-name="T1"><text:note text:id="ftn559" text:note-class="footnote"><text:note-citation>559</text:note-citation><text:note-body><text:p text:style-name="Footnote">) 6b <text:span text:style-name="T2">gudo°] </text:span><text:s text:c="2"/>CNa; gudā° Ed</text:p></text:note-body></text:note></text:span></text:p>
      <text:p text:style-name="Standard"><text:span text:style-name="T1">mukhasyācamanaṃ śaucam āhāravacaneṣu ca||5-6|| <text:s text:c="7"/></text:span><text:span text:style-name="T1"><text:note text:id="ftn560" text:note-class="footnote"><text:note-citation>560</text:note-citation><text:note-body><text:p text:style-name="Footnote">) 6c <text:span text:style-name="T2">mukhasyā°] </text:span><text:s text:c="2"/>CaCcNaEd; mukhasthā° Cb â€¢ <text:s text:c="16"/><text:span text:style-name="T2">śaucam] </text:span><text:s text:c="2"/>CaCcNaEd; śaucaṃm Cb</text:p></text:note-body></text:note></text:span></text:p>
      <text:p text:style-name="Standard"><text:span text:style-name="T1">mūtraviṣṭāsamutsarge devatārādhaneṣu ca|</text:span></text:p>
      <text:p text:style-name="Standard"><text:span text:style-name="T1">mṛttoyais tu gudopasthaṃ śaucayīta vicakṣaṇaḥ||5-7|| <text:s text:c="7"/></text:span><text:span text:style-name="T1"><text:note text:id="ftn561" text:note-class="footnote"><text:note-citation>561</text:note-citation><text:note-body><text:p text:style-name="Footnote">) 7c <text:span text:style-name="T2">mṛttoyais tu] </text:span><text:s text:c="2"/>CcNaEd; mṛ*** Ca, <text:s text:c="22"/>mṛtoyais tu Cb â€¢ <text:s text:c="16"/><text:span text:style-name="T2">°pasthaṃ] </text:span><text:s text:c="2"/>CaCbNa; °pastha CcEd</text:p></text:note-body></text:note></text:span></text:p>
      <text:p text:style-name="Standard"><text:span text:style-name="T1">ekopasthe gude pañca tathaikatra kare daśa| <text:s text:c="7"/></text:span><text:span text:style-name="T1"><text:note text:id="ftn562" text:note-class="footnote"><text:note-citation>562</text:note-citation><text:note-body><text:p text:style-name="Footnote">) 8a <text:span text:style-name="T2">°pasthe] </text:span><text:s text:c="2"/>CaCbNaEd; °pastha° Cc â€¢ <text:s text:c="16"/><text:span text:style-name="T2">gude] </text:span><text:s text:c="2"/>CaCbNaEd; °gudo Cc</text:p></text:note-body></text:note></text:span><text:span text:style-name="T1"><text:s text:c="8"/></text:span><text:span text:style-name="T1"><text:note text:id="ftn563" text:note-class="footnote"><text:note-citation>563</text:note-citation><text:note-body><text:p text:style-name="Footnote">) 8b <text:span text:style-name="T2">tathaikatra] </text:span><text:s text:c="2"/>CaCcNa; tathaikatra Cb, tathaikaś ca Ed â€¢ <text:s text:c="16"/><text:span text:style-name="T2">daśa] </text:span><text:s text:c="2"/>CaCbNaEd; daśaḥ Cc</text:p></text:note-body></text:note></text:span><text:span text:style-name="T1"><text:s text:c="8"/></text:span><text:span text:style-name="T1"><text:note text:id="ftn564" text:note-class="footnote"><text:note-citation>564</text:note-citation><text:note-body><text:p text:style-name="Footnote">8ab Å Manu 5.136ab: $ ekÄ liá¹…ge gude tisras tathaikatra kare daÅ›a</text:p></text:note-body></text:note></text:span></text:p>
      <text:p text:style-name="Standard"><text:span text:style-name="T1">ubhayoḥ sapta dātavyā mṛdaḥ śuddhiṃ samīhatā||5-8|| <text:s text:c="7"/></text:span><text:span text:style-name="T1"><text:note text:id="ftn565" text:note-class="footnote"><text:note-citation>565</text:note-citation><text:note-body><text:p text:style-name="Standard">) 8c <text:span text:style-name="T2">dātavyā] </text:span><text:s text:c="2"/>CaCbNa; dātavyo CcEd</text:p><text:p text:style-name="Footnote"><text:s text:c="13"/>8d <text:span text:style-name="T2">mṛdaḥ] </text:span><text:s text:c="2"/>CEd; mṛtaḥ Na â€¢ <text:s text:c="16"/><text:span text:style-name="T2">śuddhiṃ samīhatā] </text:span><text:s text:c="2"/>CaCbNa; śuddhisamīhayā Cc, <text:s text:c="23"/>śuddhiṃ samāhitā Ed</text:p></text:note-body></text:note></text:span><text:span text:style-name="T1"><text:s text:c="8"/></text:span><text:span text:style-name="T1"><text:note text:id="ftn566" text:note-class="footnote"><text:note-citation>566</text:note-citation><text:note-body><text:p text:style-name="Footnote">8cd Å Manu 5.136cd: $ ubhayoá¸¥ sapta dÄtavyÄ má¹›daá¸¥ Å›uddhim abhÄ«psatÄ</text:p></text:note-body></text:note></text:span></text:p>
      <text:p text:style-name="Standard"><text:span text:style-name="T1">etac chaucaṃ gṛhasthānāṃ dviguṇaṃ brahmacāriṇām| <text:s text:c="7"/></text:span><text:span text:style-name="T1"><text:note text:id="ftn567" text:note-class="footnote"><text:note-citation>567</text:note-citation><text:note-body><text:p text:style-name="Footnote">) 9a <text:span text:style-name="T2">chaucaṃ] </text:span><text:s text:c="2"/>CaCbNa; chauca CcEd</text:p></text:note-body></text:note></text:span><text:span text:style-name="T1"><text:s text:c="8"/></text:span><text:span text:style-name="T1"><text:note text:id="ftn568" text:note-class="footnote"><text:note-citation>568</text:note-citation><text:note-body><text:p text:style-name="Footnote">) 9b <text:span text:style-name="T2">°guṇaṃ] </text:span><text:s text:c="2"/>CaCbNaEd; °guṇa Cc</text:p></text:note-body></text:note></text:span><text:span text:style-name="T1"><text:s text:c="8"/></text:span><text:span text:style-name="T1"><text:note text:id="ftn569" text:note-class="footnote"><text:note-citation>569</text:note-citation><text:note-body><text:p text:style-name="Footnote">9ab Å = Manu 5.137ab $ </text:p></text:note-body></text:note></text:span></text:p>
      <text:p text:style-name="Standard"><text:span text:style-name="T1">vānaprasthasya triguṇaṃ yatīnāṃ tu caturguṇam||5-9|| <text:s text:c="7"/></text:span><text:span text:style-name="T1"><text:note text:id="ftn570" text:note-class="footnote"><text:note-citation>570</text:note-citation><text:note-body><text:p text:style-name="Footnote">) 9c <text:span text:style-name="T2">tri°] </text:span><text:s text:c="2"/>CaCbNaEd; dvi° Cc</text:p></text:note-body></text:note></text:span><text:span text:style-name="T1"><text:s text:c="8"/></text:span><text:span text:style-name="T1"><text:note text:id="ftn571" text:note-class="footnote"><text:note-citation>571</text:note-citation><text:note-body><text:p text:style-name="Footnote">9cd Å Manu 5.137cd: $ triguá¹‡aá¹ƒ syÄd vanasthÄnÄá¹ƒ yatÄ«nÄá¹ƒ tu caturguá¹‡am </text:p></text:note-body></text:note></text:span><text:span text:style-name="T1"><text:s/>āhāraśaucam </text:span></text:p>
      <text:p text:style-name="Standard"><text:span text:style-name="T1">āhāraśaucaṃ vakṣyāmi śṛṇuṣvāvahito bhava| <text:s text:c="7"/></text:span><text:span text:style-name="T1"><text:note text:id="ftn572" text:note-class="footnote"><text:note-citation>572</text:note-citation><text:note-body><text:p text:style-name="Footnote">) 10b <text:span text:style-name="T2">śṛṇuṣvāvahito] </text:span><text:s text:c="2"/>CbCcNaEd; <text:s text:c="21"/>śṛṇuṣvāva** Ca</text:p></text:note-body></text:note></text:span></text:p>
      <text:p text:style-name="Standard"><text:span text:style-name="T1">bhāgadvayaṃ tu bhuñjīta bhāgam ekaṃ jalaṃ pibet||5-10|| <text:s text:c="7"/></text:span><text:span text:style-name="T1"><text:note text:id="ftn573" text:note-class="footnote"><text:note-citation>573</text:note-citation><text:note-body><text:p text:style-name="Footnote">) 10d <text:span text:style-name="T2">pibet] </text:span><text:s text:c="2"/>CaCcNaEd; pibe Cb</text:p></text:note-body></text:note></text:span></text:p>
      <text:p text:style-name="Standard"><text:span text:style-name="T1">vāyusaṃcāradānārthaṃ caturtham avaśeṣayet| <text:s text:c="7"/></text:span><text:span text:style-name="T1"><text:note text:id="ftn574" text:note-class="footnote"><text:note-citation>574</text:note-citation><text:note-body><text:p text:style-name="Footnote">) 11a <text:span text:style-name="T2">°cāradānārthaṃ] </text:span><text:s text:c="2"/>CNa; °cāraṇārthāya Ed</text:p></text:note-body></text:note></text:span></text:p>
      <text:p text:style-name="Standard"><text:span text:style-name="T1">snigdhasvādurasaiḥ ṣaḍbhir āhāraṣaḍrasair budhaḥ||5-11|| <text:s text:c="7"/></text:span><text:span text:style-name="T1"><text:note text:id="ftn575" text:note-class="footnote"><text:note-citation>575</text:note-citation><text:note-body><text:p text:style-name="Footnote">) 11c <text:span text:style-name="T2">°svādu°] </text:span><text:s text:c="2"/>CNa; °svāda° Ed</text:p></text:note-body></text:note></text:span><text:span text:style-name="T1"><text:s text:c="8"/></text:span><text:span text:style-name="T1"><text:note text:id="ftn576" text:note-class="footnote"><text:note-citation>576</text:note-citation><text:note-body><text:p text:style-name="Footnote">) 11d <text:span text:style-name="T2">°ṣaḍrasair] </text:span><text:s text:c="2"/>CbEd; °sadravair CaNa, <text:s text:c="39"/>°sadravai Cc</text:p></text:note-body></text:note></text:span></text:p>
      <text:p text:style-name="Standard"><text:span text:style-name="T1">dhātuvaiṣamyanāśo 'sti na ca rogāḥ sudāruṇāḥ| <text:s text:c="7"/></text:span><text:span text:style-name="T1"><text:note text:id="ftn577" text:note-class="footnote"><text:note-citation>577</text:note-citation><text:note-body><text:p text:style-name="Footnote">) 12a <text:span text:style-name="T2">°vaiṣamyanāśo 'sti] </text:span><text:s text:c="2"/>CaCcNa; <text:s text:c="21"/>°daiṣamyanāśāsti Cb, <text:s text:c="21"/>°vaiṣamya naśyanti Ed</text:p></text:note-body></text:note></text:span><text:span text:style-name="T1"><text:s text:c="8"/></text:span><text:span text:style-name="T1"><text:note text:id="ftn578" text:note-class="footnote"><text:note-citation>578</text:note-citation><text:note-body><text:p text:style-name="Footnote">) 12b <text:span text:style-name="T2">sudāruṇāḥ] </text:span><text:s text:c="2"/>CNa; sudāruṇaḥ Ed</text:p></text:note-body></text:note></text:span></text:p>
      <text:p text:style-name="Standard"><text:span text:style-name="T1">abhakṣyaṃ ca na bhakṣeta apeyaṃ na ca pāyayet||5-12|| <text:s text:c="7"/></text:span><text:span text:style-name="T1"><text:note text:id="ftn579" text:note-class="footnote"><text:note-citation>579</text:note-citation><text:note-body><text:p text:style-name="Footnote">) 12c <text:span text:style-name="T2">abhakṣyaṃ] </text:span><text:s text:c="2"/>CNa; abhakṣaṃ Ed</text:p></text:note-body></text:note></text:span><text:span text:style-name="T1"><text:s text:c="8"/></text:span><text:span text:style-name="T1"><text:note text:id="ftn580" text:note-class="footnote"><text:note-citation>580</text:note-citation><text:note-body><text:p text:style-name="Footnote">) 12d <text:span text:style-name="T2">na ca] </text:span><text:s text:c="2"/>CNa; ca na Ed</text:p></text:note-body></text:note></text:span></text:p>
      <text:p text:style-name="Standard"><text:span text:style-name="T1">agamyaṃ na ca gamyeta avācyaṃ na ca bhāṣayet| <text:s text:c="7"/></text:span><text:span text:style-name="T1"><text:note text:id="ftn581" text:note-class="footnote"><text:note-citation>581</text:note-citation><text:note-body><text:p text:style-name="Footnote">) 13b <text:span text:style-name="T2">avācyaṃ] </text:span><text:s text:c="2"/>CaCbNaEd; avācaṃ Cc</text:p></text:note-body></text:note></text:span></text:p>
      <text:p text:style-name="Standard"><text:span text:style-name="T1">laśunaṃ ca palāṇḍuṃ ca gṛñjanaṃ kacakāni ca||5-13|| <text:s text:c="7"/></text:span><text:span text:style-name="T1"><text:note text:id="ftn582" text:note-class="footnote"><text:note-citation>582</text:note-citation><text:note-body><text:p text:style-name="Footnote">) 13c <text:span text:style-name="T2">palāṇḍuṃ] </text:span><text:s text:c="2"/>Ed; palaṇḍuṃ C, palaḍuṃ Na</text:p></text:note-body></text:note></text:span><text:span text:style-name="T1"><text:s text:c="8"/></text:span><text:span text:style-name="T1"><text:note text:id="ftn583" text:note-class="footnote"><text:note-citation>583</text:note-citation><text:note-body><text:p text:style-name="Footnote">) 13d <text:span text:style-name="T2">kacakāni] </text:span><text:s text:c="2"/>CNa; ca kacāni Ed</text:p></text:note-body></text:note></text:span></text:p>
      <text:p text:style-name="Standard"><text:span text:style-name="T1">gauraś ca śūkaraṃ māṃsaṃ varjayec ca vidhānataḥ| <text:s text:c="7"/></text:span><text:span text:style-name="T1"><text:note text:id="ftn584" text:note-class="footnote"><text:note-citation>584</text:note-citation><text:note-body><text:p text:style-name="Footnote">) 14a <text:span text:style-name="T2">gauraś ca] </text:span><text:s text:c="2"/>Ed; gorasva Ca, goraś ca CbCcNa â€¢ <text:s text:c="16"/><text:span text:style-name="T2">māṃsaṃ] </text:span><text:s text:c="2"/>CNa; māsaṃ Ed</text:p></text:note-body></text:note></text:span></text:p>
      <text:p text:style-name="Standard"><text:soft-page-break/><text:span text:style-name="T1">chattrākaṃ viḍvarāhaṃ ca gomāṃsaṃ ca na bhakṣayet||5-14|| <text:s text:c="7"/></text:span><text:span text:style-name="T1"><text:note text:id="ftn585" text:note-class="footnote"><text:note-citation>585</text:note-citation><text:note-body><text:p text:style-name="Standard">) 14c <text:span text:style-name="T2">chattrākaṃ] </text:span><text:s text:c="2"/>CaCbEd; chattrāka Cc â€¢ <text:s text:c="16"/><text:span text:style-name="T2">viḍva°] </text:span><text:s text:c="2"/>CEd; vidva° Na</text:p><text:p text:style-name="Footnote"><text:s text:c="13"/>14d <text:span text:style-name="T2">gomāṃsaṃ] </text:span><text:s text:c="2"/>CaCb&lt;corr&gt;pc&lt;/corr&gt;CcEd; gomāñ Cb&lt;corr&gt;ac&lt;/corr&gt;</text:p></text:note-body></text:note></text:span></text:p>
      <text:p text:style-name="Standard"><text:span text:style-name="T1">caṭakaṃ ca kapotaṃ ca jālapādaṃś ca varjayet| <text:s text:c="7"/></text:span><text:span text:style-name="T1"><text:note text:id="ftn586" text:note-class="footnote"><text:note-citation>586</text:note-citation><text:note-body><text:p text:style-name="Footnote">) 15a <text:span text:style-name="T2">caṭakaṃ] </text:span><text:s text:c="2"/>CaCbNaEd; caṭakām Cc</text:p></text:note-body></text:note></text:span></text:p>
      <text:p text:style-name="Standard"><text:span text:style-name="T1">haṃsasārasacakrāhvakukkuṭān śukaśyenakān||5-15|| <text:s text:c="7"/></text:span><text:span text:style-name="T1"><text:note text:id="ftn587" text:note-class="footnote"><text:note-citation>587</text:note-citation><text:note-body><text:p text:style-name="Footnote">) 15d <text:span text:style-name="T2">°kukkuṭān] </text:span><text:s text:c="2"/>CEd; °kukkuṭā Na â€¢ <text:s text:c="16"/><text:span text:style-name="T2">°śyenakān] </text:span><text:s text:c="2"/>CaCcEd; °śonakān Cb, °śyenakā Na</text:p></text:note-body></text:note></text:span></text:p>
      <text:p text:style-name="Standard"><text:span text:style-name="T1">kākolūkaṃ balākaṃ ca matsyādīṃś cāpi varjayet| <text:s text:c="7"/></text:span><text:span text:style-name="T1"><text:note text:id="ftn588" text:note-class="footnote"><text:note-citation>588</text:note-citation><text:note-body><text:p text:style-name="Footnote">) 16a <text:span text:style-name="T2">kākollūkaṃ balākaṃ ca] </text:span><text:s text:c="2"/>Cb; kākolūkasva**ñ ca Ca, <text:s text:c="55"/>kākollūkabalākaṃ ca Cc, <text:s text:c="55"/>kākolūkavalākaṃ ca NaEd</text:p></text:note-body></text:note></text:span></text:p>
      <text:p text:style-name="Standard"><text:span text:style-name="T1">amedhyāṃś cāpavitrāṃś ca sarvān eva vivarjayet||5-16|| <text:s text:c="7"/></text:span><text:span text:style-name="T1"><text:note text:id="ftn589" text:note-class="footnote"><text:note-citation>589</text:note-citation><text:note-body><text:p text:style-name="Footnote">) 16c <text:span text:style-name="T2">amedhyāṃś] </text:span><text:s text:c="2"/>CNa; amedhyaś Ed</text:p></text:note-body></text:note></text:span></text:p>
      <text:p text:style-name="Standard"><text:span text:style-name="T1">śākamūlaphalānāṃ ca abhakṣyaṃ parivarjayet|</text:span></text:p>
      <text:p text:style-name="Standard"><text:span text:style-name="T1">mānaveṣu purāṇeṣu śaivabhāratasaṃhite||5-17||</text:span></text:p>
      <text:p text:style-name="Standard"><text:span text:style-name="T1">kīrtitāni viśeṣeṇa śaucācāram aśeṣataḥ|</text:span></text:p>
      <text:p text:style-name="Standard"><text:span text:style-name="T1">tvayā jijñāsito 'smy adya saṃkṣiptaḥ kathito mayā||5-18|| <text:s text:c="7"/></text:span><text:span text:style-name="T1"><text:note text:id="ftn590" text:note-class="footnote"><text:note-citation>590</text:note-citation><text:note-body><text:p text:style-name="Footnote">) <text:s/>18c <text:span text:style-name="T2">jijñāsito] </text:span><text:s text:c="2"/>CNa; jijñāsato Ed <text:s text:c="13"/>18d <text:span text:style-name="T2">°kṣiptaḥ] </text:span><text:s text:c="2"/>CaCcNaEd; °kṣipya Cb â€¢ <text:s text:c="17"/><text:span text:style-name="T2">kathito] </text:span><text:s text:c="2"/>C; kathitaṃ Ed</text:p></text:note-body></text:note></text:span></text:p>
      <text:p text:style-name="Standard"><text:span text:style-name="T1">satyavādī śucir nityaṃ dhyānayogarataḥ śuciḥ| <text:s text:c="7"/></text:span><text:span text:style-name="T1"><text:note text:id="ftn591" text:note-class="footnote"><text:note-citation>591</text:note-citation><text:note-body><text:p text:style-name="Footnote">) 19a <text:span text:style-name="T2">śucir] </text:span><text:s text:c="2"/>CaCbEd; śuci Cc, śucin Na</text:p></text:note-body></text:note></text:span></text:p>
      <text:p text:style-name="Standard"><text:span text:style-name="T1">ahiṃsakaḥ śucir dānto dayābhūtakṣamā śuciḥ||5-19|| <text:s text:c="7"/></text:span><text:span text:style-name="T1"><text:note text:id="ftn592" text:note-class="footnote"><text:note-citation>592</text:note-citation><text:note-body><text:p text:style-name="Footnote">) 19c <text:span text:style-name="T2">ahiṃsakaḥ] </text:span><text:s text:c="2"/>CaCcNaEd; ahiṃsaka Cb â€¢ <text:s text:c="17"/><text:span text:style-name="T2">śucir] </text:span><text:s text:c="2"/>CaCbNaEd; śuci Cc â€¢ <text:s text:c="17"/><text:span text:style-name="T2">dānto] </text:span><text:s text:c="2"/>CNa; dāntau Ed</text:p></text:note-body></text:note></text:span></text:p>
      <text:p text:style-name="Standard"><text:span text:style-name="T1">sarveṣām eva śaucānām arthaśaucaṃ paraṃ smṛtam| <text:s text:c="7"/></text:span><text:span text:style-name="T1"><text:note text:id="ftn593" text:note-class="footnote"><text:note-citation>593</text:note-citation><text:note-body><text:p text:style-name="Footnote">) 20a <text:span text:style-name="T2">śaucānām] </text:span><text:s text:c="2"/>CaCbNaEd; śaucānāṃm Cc</text:p></text:note-body></text:note></text:span><text:span text:style-name="T1"><text:s text:c="8"/></text:span><text:span text:style-name="T1"><text:note text:id="ftn594" text:note-class="footnote"><text:note-citation>594</text:note-citation><text:note-body><text:p text:style-name="Footnote">) 20b <text:span text:style-name="T2">°śaucaṃ paraṃ smṛtam] </text:span><text:s text:c="2"/>CaNa; °śaucaṃ para smṛtam CbCc, <text:s text:c="53"/>°śaucayanaṃ smṛtaḥ Ed</text:p></text:note-body></text:note></text:span></text:p>
      <text:p text:style-name="Standard"><text:span text:style-name="T1">yo 'rthe hi śuciḥ sa śucir na mṛdvāriśuciḥ śuciḥ| <text:s text:c="7"/></text:span><text:span text:style-name="T1"><text:note text:id="ftn595" text:note-class="footnote"><text:note-citation>595</text:note-citation><text:note-body><text:p text:style-name="Footnote">) 20c <text:span text:style-name="T2">yo 'rthe hi śuciḥ sa śucir] </text:span><text:s text:c="2"/>C (&lt;i&gt;unmetrical&lt;/i&gt;); <text:s text:c="32"/>yo 'rthe hi śuciḥ sa śuci Na, yo 'rthe hi suśucir vipra Ed</text:p></text:note-body></text:note></text:span><text:span text:style-name="T1"><text:s text:c="8"/></text:span><text:span text:style-name="T1"><text:note text:id="ftn596" text:note-class="footnote"><text:note-citation>596</text:note-citation><text:note-body><text:p text:style-name="Footnote">) 20d <text:span text:style-name="T2">°śuciḥ śuciḥ] </text:span><text:s text:c="2"/>CNa; °śuciḥ śuci Ed</text:p></text:note-body></text:note></text:span></text:p>
      <text:p text:style-name="Standard"><text:span text:style-name="T1">kāyavāṅmanasāṃ śaucaṃ sa śuciḥ sarvavastuṣu|| <text:s text:c="7"/></text:span><text:span text:style-name="T1"><text:note text:id="ftn597" text:note-class="footnote"><text:note-citation>597</text:note-citation><text:note-body><text:p text:style-name="Standard">) 20b <text:span text:style-name="T2">śuciḥ] </text:span><text:s text:c="2"/>CaCbNaEd; śuci Cc</text:p><text:p text:style-name="Footnote"><text:s text:c="13"/>20cd &lt;SKT&gt; Edadds here: &lt;/SKT&gt; śaucāśaucavidhiṃ jñātvā mucyate sarvakilbiṣāt</text:p></text:note-body></text:note></text:span></text:p>
      <text:p text:style-name="P1"/>
      <text:p text:style-name="Standard"><text:span text:style-name="T1">! śaucāśaucavidhijñamānava yadi kālakṣayair niścayaḥ <text:s text:c="7"/></text:span><text:span text:style-name="T1"><text:note text:id="ftn598" text:note-class="footnote"><text:note-citation>598</text:note-citation><text:note-body><text:p text:style-name="Footnote">) 21a <text:span text:style-name="T2">śaucāśauca°] </text:span><text:s text:c="2"/>CaCcNaEd; śaucāśuca Cb â€¢ <text:s text:c="16"/><text:span text:style-name="T2">kālakṣayair niścayaḥ] </text:span><text:s text:c="2"/>CaCbNa&lt;corr&gt;pc&lt;/corr&gt;; <text:s text:c="22"/>kālakṣayen niścayaḥ Cc, <text:s text:c="21"/>kālakṣaye niścayaḥ Na&lt;corr&gt;ac&lt;/corr&gt;, <text:s text:c="21"/>kālakṣayetiś ca yaḥ Ed</text:p></text:note-body></text:note></text:span></text:p>
      <text:p text:style-name="Standard"><text:span text:style-name="T1"><text:s text:c="2"/></text:span></text:p>
      <text:p text:style-name="Standard"><text:span text:style-name="T1">saubhāgyatvam avāpnuvanti satataṃ kīrtir yaśo'laṅkṛtaḥ| <text:s text:c="7"/></text:span><text:span text:style-name="T1"><text:note text:id="ftn599" text:note-class="footnote"><text:note-citation>599</text:note-citation><text:note-body><text:p text:style-name="Footnote">) 21b <text:span text:style-name="T2">kīrtir] </text:span><text:s text:c="2"/>CbNaEd; kīrti° CaCc (&lt;i&gt;unmetrical&lt;/i&gt;) â€¢ <text:s text:c="15"/><text:span text:style-name="T2">°laṅkṛtaḥ] </text:span><text:s text:c="2"/>CaCcNaEd; °lakṛtaḥ Cb</text:p></text:note-body></text:note></text:span></text:p>
      <text:p text:style-name="Standard"><text:span text:style-name="T1">prāptaṃ tena ihaiva puṇyasakalaṃ saddharmaśāstreritam <text:s text:c="7"/></text:span><text:span text:style-name="T1"><text:note text:id="ftn600" text:note-class="footnote"><text:note-citation>600</text:note-citation><text:note-body><text:p text:style-name="Footnote">) 21c <text:span text:style-name="T2">°eritam] </text:span><text:s text:c="2"/>CNa; °oditaḥ Ed</text:p></text:note-body></text:note></text:span></text:p>
      <text:p text:style-name="Standard"><text:span text:style-name="T1"><text:s text:c="3"/></text:span></text:p>
      <text:p text:style-name="Standard"><text:span text:style-name="T1">jīvānte ca paratra-m-īhitagatiḥ prāpnoti niḥsaṃśayam||5-21||</text:span></text:p>
      <text:p text:style-name="Standard"><text:span text:style-name="T1"><text:s text:c="8"/></text:span><text:span text:style-name="T1"><text:note text:id="ftn601" text:note-class="footnote"><text:note-citation>601</text:note-citation><text:note-body><text:p text:style-name="Footnote">) 21d <text:span text:style-name="T2">paratram] </text:span><text:s text:c="2"/>CNa; pavitram Ed â€¢ <text:s text:c="16"/><text:span text:style-name="T2">niḥsaṃśayam] </text:span><text:s text:c="2"/>Ca; niḥsaṃśayaḥ CbCcNaEd</text:p></text:note-body></text:note></text:span><text:span text:style-name="T1">&lt;TEXT&gt; </text:span></text:p>
      <text:p text:style-name="Standard"><text:span text:style-name="T1">||iti vṛṣasārasaṃgrahe śaucācāravidhir nāmādhyāyaḥ pañcamaḥ||</text:span></text:p>
      <text:p text:style-name="Standard"><text:soft-page-break/><text:note text:id="ftn602" text:note-class="footnote"><text:note-citation>602</text:note-citation><text:note-body><text:p text:style-name="Footnote">) <text:s/>&lt;SKT&gt;Colophon:&lt;/SKT&gt; <text:span text:style-name="T2">°vidhir] </text:span><text:s text:c="2"/>CaEd; °vidhi° CbCcNa â€¢ <text:s text:c="23"/><text:span text:style-name="T2">nāmādhyayaḥ pañcamaḥ] </text:span><text:s text:c="2"/>CNa; <text:s text:c="48"/>nāma pañcamo 'dhyāyaḥ Ed</text:p></text:note-body></text:note></text:p>
      <text:p text:style-name="Standard"><text:span text:style-name="T1">*** 6 ***</text:span></text:p>
      <text:p text:style-name="Standard"><text:span text:style-name="T1"><text:s/>6 ijyā </text:span></text:p>
      <text:p text:style-name="Standard"><text:span text:style-name="T1">[anarthayajña uvāca| ]</text:span></text:p>
      <text:p text:style-name="Standard"><text:span text:style-name="T1">atha pañcavidhām ijyāṃ pravakṣyāmi dvijottama| <text:s text:c="7"/></text:span><text:span text:style-name="T1"><text:note text:id="ftn603" text:note-class="footnote"><text:note-citation>603</text:note-citation><text:note-body><text:p text:style-name="Footnote">) 1a <text:span text:style-name="T2">ijyāṃ] </text:span><text:s text:c="2"/><text:span text:style-name="T3">corr. </text:span>&lt;/i&gt;; ījyāṃ CaEd</text:p></text:note-body></text:note></text:span></text:p>
      <text:p text:style-name="Standard"><text:span text:style-name="T1">dharmamokṣaprasiddhyarthaṃ śṛṇuṣvāvahito dvija||6-1|| <text:s text:c="7"/></text:span><text:span text:style-name="T1"><text:note text:id="ftn604" text:note-class="footnote"><text:note-citation>604</text:note-citation><text:note-body><text:p text:style-name="Footnote">) 1c <text:span text:style-name="T2">mokṣaprasiddhya] </text:span><text:s text:c="2"/>Ca; mokṣeśasiddhya Ed</text:p></text:note-body></text:note></text:span><text:span text:style-name="T1"><text:s text:c="8"/></text:span><text:span text:style-name="T1"><text:note text:id="ftn605" text:note-class="footnote"><text:note-citation>605</text:note-citation><text:note-body><text:p text:style-name="Footnote">) 1d <text:span text:style-name="T2">dvija] </text:span><text:s text:c="2"/>Ca; bhava Ed</text:p></text:note-body></text:note></text:span></text:p>
      <text:p text:style-name="Standard"><text:span text:style-name="T1">arthayajñaḥ kriyāyajño japayajñas tathaiva ca| <text:s text:c="7"/></text:span><text:span text:style-name="T1"><text:note text:id="ftn606" text:note-class="footnote"><text:note-citation>606</text:note-citation><text:note-body><text:p text:style-name="Footnote">) 2a <text:span text:style-name="T2">°yajñaḥ] </text:span><text:s text:c="2"/>Ca; °yajña° Ed</text:p></text:note-body></text:note></text:span></text:p>
      <text:p text:style-name="Standard"><text:span text:style-name="T1">jñānaṃ dhyānaṃ ca pañcaitat pravakṣyāmi pṛthak pṛthak||6-2|| arthayajñaḥ </text:span></text:p>
      <text:p text:style-name="Standard"><text:span text:style-name="T1">agnyupāsanakarmādi agnihotrakratukriyā| <text:s text:c="7"/></text:span><text:span text:style-name="T1"><text:note text:id="ftn607" text:note-class="footnote"><text:note-citation>607</text:note-citation><text:note-body><text:p text:style-name="Footnote">) 3b <text:span text:style-name="T2">agni°] </text:span><text:s text:c="2"/>Ed; °a*° </text:p></text:note-body></text:note></text:span></text:p>
      <text:p text:style-name="Standard"><text:span text:style-name="T1">aṣṭakā pārvaṇī śrāddhaṃ dravyayajñaḥ sa ucyate||6-3|| kriyāyajñaḥ </text:span></text:p>
      <text:p text:style-name="Standard"><text:span text:style-name="T1">ārāmodyānavāpīṣu devatāyataneṣu ca| <text:s text:c="7"/></text:span><text:span text:style-name="T1"><text:note text:id="ftn608" text:note-class="footnote"><text:note-citation>608</text:note-citation><text:note-body><text:p text:style-name="Footnote">) 4b <text:span text:style-name="T2">°yataneṣu] </text:span><text:s text:c="2"/>Ed; °layaneṣu Ca</text:p></text:note-body></text:note></text:span></text:p>
      <text:p text:style-name="Standard"><text:span text:style-name="T1">svahastakṛtasaṃskāraḥ kriyāyajña sa ucyate||6-4|| <text:s text:c="7"/></text:span><text:span text:style-name="T1"><text:note text:id="ftn609" text:note-class="footnote"><text:note-citation>609</text:note-citation><text:note-body><text:p text:style-name="Footnote">) 4c <text:span text:style-name="T2">°hasta°] </text:span><text:s text:c="2"/>Ca; °hastaiḥ Ed</text:p></text:note-body></text:note></text:span><text:span text:style-name="T1"><text:s/>japayajñaḥ </text:span></text:p>
      <text:p text:style-name="Standard"><text:span text:style-name="T1">japayajñaṃ tato vakṣye svargamokṣaphalapradam|</text:span></text:p>
      <text:p text:style-name="Standard"><text:span text:style-name="T1">vedādhyayana kartavyaṃ śivasaṃhitam eva ca||6-5||</text:span></text:p>
      <text:p text:style-name="Standard"><text:span text:style-name="T1">itihāsapurāṇaś ca japayajñaḥ sa ucyate| jñānayajñaḥ </text:span></text:p>
      <text:p text:style-name="Standard"><text:span text:style-name="T1">idaṃ karma akarmedam ūhāpohaviśāradaḥ||6-6|| <text:s text:c="7"/></text:span><text:span text:style-name="T1"><text:note text:id="ftn610" text:note-class="footnote"><text:note-citation>610</text:note-citation><text:note-body><text:p text:style-name="Footnote">) 6c <text:span text:style-name="T2">karma] </text:span><text:s text:c="2"/>Ca; kramam Ed</text:p></text:note-body></text:note></text:span></text:p>
      <text:p text:style-name="Standard"><text:span text:style-name="T1">śāstracakṣuḥ samālokya jñānayajñaḥ sa ucyate|</text:span></text:p>
      <text:p text:style-name="Standard"><text:span text:style-name="T1">dhyānayajñaṃ samāsena kathayiṣyāmi te śṛṇu||6-7|| dhyānayajñaḥ </text:span></text:p>
      <text:p text:style-name="Standard"><text:span text:style-name="T1">dhyānaṃ pañcavidhaṃ caiva kīrtitaṃ hariṇā purā|</text:span></text:p>
      <text:p text:style-name="Standard"><text:span text:style-name="T1">sūryaḥ somāgnisphaṭikaḥ sūkṣmaṃ tattvaṃ ca pañcamam||6-8|| <text:s text:c="7"/></text:span><text:span text:style-name="T1"><text:note text:id="ftn611" text:note-class="footnote"><text:note-citation>611</text:note-citation><text:note-body><text:p text:style-name="Footnote">) 8d <text:span text:style-name="T2">sūkṣmaṃ tattvaṃ ca pañcamam] </text:span><text:s text:c="2"/><text:span text:style-name="T3">corr. </text:span>&lt;/i&gt;; <text:s text:c="31"/>sūkṣmaṃ tatva***ñcamam Ca, <text:s text:c="32"/>sūkṣmāṃ tattvaś ca pañcamam Ed</text:p></text:note-body></text:note></text:span></text:p>
      <text:p text:style-name="Standard"><text:span text:style-name="T1">sūryamaṇḍalam ādau tu tattvaṃ prakṛtir ucyate|</text:span></text:p>
      <text:p text:style-name="Standard"><text:span text:style-name="T1">tasya madhye śaśiṃ dhyāyet tattvaṃ puruṣa ucyate||6-9||</text:span></text:p>
      <text:p text:style-name="Standard"><text:span text:style-name="T1">candramaṇḍalamadhye tu jvālām agniṃ vicintayet|</text:span></text:p>
      <text:p text:style-name="Standard"><text:span text:style-name="T1">prabhutattvaṃ sa vijñeyo janmamṛtyuvināśanam||6-10|| <text:s text:c="7"/></text:span><text:span text:style-name="T1"><text:note text:id="ftn612" text:note-class="footnote"><text:note-citation>612</text:note-citation><text:note-body><text:p text:style-name="Footnote">) 10c <text:span text:style-name="T2">°tattvaṃ] </text:span><text:s text:c="2"/>Ed; °tatvas Ca</text:p></text:note-body></text:note></text:span><text:span text:style-name="T1"><text:s text:c="8"/></text:span><text:span text:style-name="T1"><text:note text:id="ftn613" text:note-class="footnote"><text:note-citation>613</text:note-citation><text:note-body><text:p text:style-name="Footnote">) 10d <text:span text:style-name="T2">°nāśanam] </text:span><text:s text:c="2"/>Ed; °nāśanaḥ Ca</text:p></text:note-body></text:note></text:span></text:p>
      <text:p text:style-name="Standard"><text:span text:style-name="T1">agnimaṇḍalamadhye tu dhyāye sphaṭika nirmalam| <text:s text:c="7"/></text:span><text:span text:style-name="T1"><text:note text:id="ftn614" text:note-class="footnote"><text:note-citation>614</text:note-citation><text:note-body><text:p text:style-name="Footnote">) 11b <text:span text:style-name="T2">sphaṭika] </text:span><text:s text:c="2"/>Ca&lt;corr&gt;pc&lt;/corr&gt;Ed; sphaṭi Ca&lt;corr&gt;ac&lt;/corr&gt;</text:p></text:note-body></text:note></text:span></text:p>
      <text:p text:style-name="Standard"><text:span text:style-name="T1">vidyātattvaṃ sa vijñeyaṃ kāraṇam ajam avyayam||6-11|| <text:s text:c="7"/></text:span><text:span text:style-name="T1"><text:note text:id="ftn615" text:note-class="footnote"><text:note-citation>615</text:note-citation><text:note-body><text:p text:style-name="Footnote">) 11c <text:span text:style-name="T2">tattvaṃ sa] </text:span><text:s text:c="2"/>Ed; tatvaṃ * Ca â€¢ <text:s text:c="16"/><text:span text:style-name="T2">vijñeyaṃ] </text:span><text:s text:c="2"/><text:span text:style-name="T3">corr. </text:span>&lt;/i&gt;; vijñeyaḥ CaEd</text:p></text:note-body></text:note></text:span><text:span text:style-name="T1"><text:s/></text:span></text:p>
      <text:p text:style-name="Standard"><text:span text:style-name="T1">vidyāmaṇḍalamadhye tu dhyāyet tattvam anuttamam|</text:span></text:p>
      <text:p text:style-name="Standard"><text:span text:style-name="T1">akīrtitam anaupamyaṃ śivam akṣayam avyayam|</text:span></text:p>
      <text:p text:style-name="Standard"><text:span text:style-name="T1">pañcamaṃ dhyānayajñasya tattvam uktaṃ sanātanam|| <text:s text:c="7"/></text:span><text:span text:style-name="T1"><text:note text:id="ftn616" text:note-class="footnote"><text:note-citation>616</text:note-citation><text:note-body><text:p text:style-name="Footnote">) 12d <text:span text:style-name="T2">yajñasya] </text:span><text:s text:c="2"/>Ca; yajñañ ca Ed</text:p></text:note-body></text:note></text:span></text:p>
      <text:p text:style-name="Standard"><text:span text:style-name="T1">vigatarāga uvāca| </text:span></text:p>
      <text:p text:style-name="Standard"><text:span text:style-name="T1">ekaikasya hi tattvasya phalaṃ kīrtaya kīdṛśam| <text:s text:c="7"/></text:span><text:span text:style-name="T1"><text:note text:id="ftn617" text:note-class="footnote"><text:note-citation>617</text:note-citation><text:note-body><text:p text:style-name="Footnote">) 13a <text:span text:style-name="T2">hi] </text:span><text:s text:c="2"/>Ed; tri° Ca</text:p></text:note-body></text:note></text:span></text:p>
      <text:p text:style-name="Standard"><text:span text:style-name="T1">kāni lokā prapadyante kālaṃ vāsya tapodhana||6-13|| <text:s text:c="7"/></text:span><text:span text:style-name="T1"><text:note text:id="ftn618" text:note-class="footnote"><text:note-citation>618</text:note-citation><text:note-body><text:p text:style-name="Footnote">) 13c <text:span text:style-name="T2">lokā] </text:span><text:s text:c="2"/>Ed; lokāḥ Ca â€¢ <text:s text:c="15"/><text:span text:style-name="T2"><text:s/>prapadyante] </text:span><text:s text:c="2"/>Ed; pra*** Ca</text:p></text:note-body></text:note></text:span></text:p>
      <text:p text:style-name="Standard"><text:span text:style-name="T1">anarthayajña uvāca| </text:span></text:p>
      <text:p text:style-name="Standard"><text:soft-page-break/><text:span text:style-name="T1">brahmalokaṃ tu prathamaṃ tattvaṃ prakṛticintayā| <text:s text:c="7"/></text:span><text:span text:style-name="T1"><text:note text:id="ftn619" text:note-class="footnote"><text:note-citation>619</text:note-citation><text:note-body><text:p text:style-name="Footnote">) 14b <text:span text:style-name="T2">tattvaṃ] </text:span><text:s text:c="2"/>Ed; tatva Ca â€¢ <text:s text:c="16"/><text:span text:style-name="T2">prakṛticintayā] </text:span><text:s text:c="2"/>Ca; ca kṛticintaya Ed</text:p></text:note-body></text:note></text:span></text:p>
      <text:p text:style-name="Standard"><text:span text:style-name="T1">kalpakoṭisahasrāṇi śivavan modate sukhī||6-14|| <text:s text:c="7"/></text:span><text:span text:style-name="T1"><text:note text:id="ftn620" text:note-class="footnote"><text:note-citation>620</text:note-citation><text:note-body><text:p text:style-name="Footnote">) 14d <text:span text:style-name="T2">sukhī] </text:span><text:s text:c="2"/>Ca; sukham Ed</text:p></text:note-body></text:note></text:span></text:p>
      <text:p text:style-name="Standard"><text:span text:style-name="T1">dvitīyaṃ tattva puruṣaṃ dhyāyamāno mṛto yadi|</text:span></text:p>
      <text:p text:style-name="Standard"><text:span text:style-name="T1">viṣṇulokam ito yāti kalpkoṭyayutaṃ sukhī||6-15|| <text:s text:c="7"/></text:span><text:span text:style-name="T1"><text:note text:id="ftn621" text:note-class="footnote"><text:note-citation>621</text:note-citation><text:note-body><text:p text:style-name="Footnote">) 15c <text:span text:style-name="T2">yāti] </text:span><text:s text:c="2"/>Ca; yānti Ed</text:p></text:note-body></text:note></text:span></text:p>
      <text:p text:style-name="Standard"><text:span text:style-name="T1">prabhutattvaṃ tṛtīyaṃ tu dhyāyamāno mariṣyati| <text:s text:c="7"/></text:span><text:span text:style-name="T1"><text:note text:id="ftn622" text:note-class="footnote"><text:note-citation>622</text:note-citation><text:note-body><text:p text:style-name="Footnote">) 16a <text:span text:style-name="T2">tṛtīyaṃ] </text:span><text:s text:c="2"/>Ca; tṛtīyas Ed</text:p></text:note-body></text:note></text:span><text:span text:style-name="T1"><text:s text:c="8"/></text:span><text:span text:style-name="T1"><text:note text:id="ftn623" text:note-class="footnote"><text:note-citation>623</text:note-citation><text:note-body><text:p text:style-name="Footnote">) 16b <text:span text:style-name="T2">dhyāyamāno mariṣyati] </text:span><text:s text:c="2"/><text:span text:style-name="T3">eme. </text:span>&lt;/i&gt;; dhyāya***riṣyati Ca, <text:s text:c="23"/>dhayāyāmāno mariṣyati Ed</text:p></text:note-body></text:note></text:span></text:p>
      <text:p text:style-name="Standard"><text:span text:style-name="T1">rudraloke vasen nityaṃ kalpakotyayutaṃ śatam||6-16|| <text:s text:c="7"/></text:span><text:span text:style-name="T1"><text:note text:id="ftn624" text:note-class="footnote"><text:note-citation>624</text:note-citation><text:note-body><text:p text:style-name="Footnote">) 16c <text:span text:style-name="T2">rudra°] </text:span><text:s text:c="2"/>Ed; śiva° Ca</text:p></text:note-body></text:note></text:span></text:p>
      <text:p text:style-name="Standard"><text:span text:style-name="T1">vidyātattvāmṛtaṃ dhyāyet sadāśivam anāmayam| <text:s text:c="7"/></text:span><text:span text:style-name="T1"><text:note text:id="ftn625" text:note-class="footnote"><text:note-citation>625</text:note-citation><text:note-body><text:p text:style-name="Footnote">) 17a <text:span text:style-name="T2">°mṛtaṃ] </text:span><text:s text:c="2"/>Ca; °mataṃ Ed</text:p></text:note-body></text:note></text:span></text:p>
      <text:p text:style-name="Standard"><text:span text:style-name="T1">akṣayaṃ lokam āpnoti kalpānāntaparaṃ tathā||6-17|| <text:s text:c="8"/></text:span><text:span text:style-name="T1"><text:note text:id="ftn626" text:note-class="footnote"><text:note-citation>626</text:note-citation><text:note-body><text:p text:style-name="Footnote">) 17c <text:span text:style-name="T2">akṣayaṃ] </text:span><text:s text:c="2"/>Ca; akṣaya° Ed</text:p></text:note-body></text:note></text:span></text:p>
      <text:p text:style-name="Standard"><text:span text:style-name="T1">pañcamaṃ śivatattvaṃ tu sūkṣmaṃ cātmani saṃsthitam|</text:span></text:p>
      <text:p text:style-name="Standard"><text:span text:style-name="T1">na kālasaṃkhyā tatrāsti śivena saha modate||6-18||</text:span></text:p>
      <text:p text:style-name="P1"/>
      <text:p text:style-name="Standard"><text:span text:style-name="T1">pañcadhyānābhiyukto bhavati ca na punarjanmasaṃskārabandhaḥ <text:s text:c="7"/></text:span><text:span text:style-name="T1"><text:note text:id="ftn627" text:note-class="footnote"><text:note-citation>627</text:note-citation><text:note-body><text:p text:style-name="Footnote">) 19a <text:span text:style-name="T2">°yukto] </text:span><text:s text:c="2"/><text:span text:style-name="T3">eme. </text:span>&lt;/i&gt;; °yukt* Ca, <text:s text:c="23"/>°yuktau Ed â€¢ <text:s text:c="16"/><text:span text:style-name="T2">ca] </text:span><text:s text:c="2"/>Ca; <text:span text:style-name="T3">omitted in </text:span>Ed â€¢ <text:s text:c="7"/><text:span text:style-name="T2">punarjanma] </text:span><text:s text:c="2"/>Ed; punajanma Ca</text:p></text:note-body></text:note></text:span></text:p>
      <text:p text:style-name="Standard"><text:span text:style-name="T1"><text:s text:c="2"/></text:span></text:p>
      <text:p text:style-name="Standard"><text:span text:style-name="T1">! jijñāsyantāṃ dvijendra bhavadahanakaraḥ prārthanākalpavṛkṣaḥ|</text:span></text:p>
      <text:p text:style-name="Standard"><text:span text:style-name="T1">janmenaikena muktir bhavati kimu na vā mānavāḥ sādhayantu <text:s text:c="7"/></text:span><text:span text:style-name="T1"><text:note text:id="ftn628" text:note-class="footnote"><text:note-citation>628</text:note-citation><text:note-body><text:p text:style-name="Footnote">) 19c <text:span text:style-name="T2">janmenaikena] </text:span><text:s text:c="2"/>Ed; janmanaikena Ca(&lt;i&gt;unmetrical&lt;/i&gt;) â€¢ <text:s text:c="16"/><text:span text:style-name="T2">mānavāḥ] </text:span><text:s text:c="2"/>Ca; mānava Ed</text:p></text:note-body></text:note></text:span></text:p>
      <text:p text:style-name="Standard"><text:span text:style-name="T1"><text:s text:c="3"/></text:span></text:p>
      <text:p text:style-name="Standard"><text:span text:style-name="T1">pratyakṣān nānumānaṃ sakalamalaharaṃ svātmasaṃvedanīyaḥ||6-19||</text:span></text:p>
      <text:p text:style-name="Standard"><text:span text:style-name="T1"><text:s text:c="8"/></text:span><text:span text:style-name="T1"><text:note text:id="ftn629" text:note-class="footnote"><text:note-citation>629</text:note-citation><text:note-body><text:p text:style-name="Footnote">) 19d <text:span text:style-name="T2">°vedanīyaḥ] </text:span><text:s text:c="2"/>Ca; °vedanīya Ed</text:p></text:note-body></text:note></text:span><text:span text:style-name="T1"><text:s/>tapaḥ </text:span></text:p>
      <text:p text:style-name="Standard"><text:span text:style-name="T1">mānasaṃ tapa ādau tu dvitīyaṃ vācikaṃ tapaḥ| <text:s text:c="7"/></text:span><text:span text:style-name="T1"><text:note text:id="ftn630" text:note-class="footnote"><text:note-citation>630</text:note-citation><text:note-body><text:p text:style-name="Footnote">) 20a <text:span text:style-name="T2">°tapa] </text:span><text:s text:c="2"/>Ca; °tapam Ed</text:p></text:note-body></text:note></text:span></text:p>
      <text:p text:style-name="Standard"><text:span text:style-name="T1">kāyikaṃ ca tṛtīyaṃ tu manovākkarmatatparaḥ||6-20||</text:span></text:p>
      <text:p text:style-name="Standard"><text:span text:style-name="T1">kāyikaṃ vācikaṃ caiva tapo miśraka pañcamam|</text:span></text:p>
      <text:p text:style-name="Standard"><text:span text:style-name="T1">manaḥsaumyaṃ prasādaś ca ātmanigraham eva ca||6-21|| <text:s text:c="7"/></text:span><text:span text:style-name="T1"><text:note text:id="ftn631" text:note-class="footnote"><text:note-citation>631</text:note-citation><text:note-body><text:p text:style-name="Footnote">) 21c <text:span text:style-name="T2">°saumyaṃ] </text:span><text:s text:c="2"/><text:span text:style-name="T3">eme. </text:span>&lt;/i&gt;; °saumya° CaEd â€¢ <text:s text:c="17"/><text:span text:style-name="T2">°prasādaś] </text:span><text:s text:c="2"/>Ca; °prasādaṃ Ed</text:p></text:note-body></text:note></text:span></text:p>
      <text:p text:style-name="Standard"><text:span text:style-name="T1">maunaṃ bhāvaviśuddhiś ca pañcaitat tapa mānasam| <text:s text:c="7"/></text:span><text:span text:style-name="T1"><text:note text:id="ftn632" text:note-class="footnote"><text:note-citation>632</text:note-citation><text:note-body><text:p text:style-name="Footnote">) 22a <text:span text:style-name="T2">maunaṃ] </text:span><text:s text:c="2"/>Ca; mauna* Ed â€¢ <text:s text:c="16"/><text:span text:style-name="T2">°śuddhiś] </text:span><text:s text:c="2"/>Ca; °śuddhiṃ Ed</text:p></text:note-body></text:note></text:span><text:span text:style-name="T1"><text:s text:c="8"/></text:span><text:span text:style-name="T1"><text:note text:id="ftn633" text:note-class="footnote"><text:note-citation>633</text:note-citation><text:note-body><text:p text:style-name="Footnote">) 22b <text:span text:style-name="T2">pañcaitat] </text:span><text:s text:c="2"/>Ca; pañcaitan Ed</text:p></text:note-body></text:note></text:span></text:p>
      <text:p text:style-name="Standard"><text:span text:style-name="T1">anuvegakarā vāṇī priyaṃ satyaṃ hitaṃ ca yat||6-22||</text:span></text:p>
      <text:p text:style-name="Standard"><text:span text:style-name="T1">svādhyāyābhyasanaṃ caiva vācikaṃ tapa ucyate| <text:s text:c="7"/></text:span><text:span text:style-name="T1"><text:note text:id="ftn634" text:note-class="footnote"><text:note-citation>634</text:note-citation><text:note-body><text:p text:style-name="Footnote">) 23a <text:span text:style-name="T2">bhyasanaṃ caiva] </text:span><text:s text:c="2"/>Ed; bhyasana** Ca</text:p></text:note-body></text:note></text:span><text:span text:style-name="T1"><text:s text:c="8"/></text:span><text:span text:style-name="T1"><text:note text:id="ftn635" text:note-class="footnote"><text:note-citation>635</text:note-citation><text:note-body><text:p text:style-name="Footnote">23ab Å MBh 6.39.15cd: $ svÄdhyÄyÄbhyasanaá¹ƒ caiva vÄá¹…mayaá¹ƒ tapa ucyate</text:p></text:note-body></text:note></text:span></text:p>
      <text:p text:style-name="Standard"><text:span text:style-name="T1">ārjavaṃ ca ahiṃsā ca brahmacaryaṃ surārcanam||6-23|| <text:s text:c="7"/></text:span><text:span text:style-name="T1"><text:note text:id="ftn636" text:note-class="footnote"><text:note-citation>636</text:note-citation><text:note-body><text:p text:style-name="Footnote">) 23c <text:span text:style-name="T2">ārjavaṃ ca ahiṃsā ca] </text:span><text:s text:c="2"/>Ca; <text:s text:c="23"/>ārjavatvam ahiṃsāś ca Ed</text:p></text:note-body></text:note></text:span><text:span text:style-name="T1"><text:s text:c="8"/></text:span><text:span text:style-name="T1"><text:note text:id="ftn637" text:note-class="footnote"><text:note-citation>637</text:note-citation><text:note-body><text:p text:style-name="Footnote">) 23d <text:span text:style-name="T2">°caryaṃ] </text:span><text:s text:c="2"/>Ca; °carya Ed</text:p></text:note-body></text:note></text:span></text:p>
      <text:p text:style-name="Standard"><text:span text:style-name="T1">śaucaṃ pañcamam ity etat kāyikaṃ tapa ucayate| <text:s text:c="7"/></text:span><text:span text:style-name="T1"><text:note text:id="ftn638" text:note-class="footnote"><text:note-citation>638</text:note-citation><text:note-body><text:p text:style-name="Footnote">) 24a <text:span text:style-name="T2">śaucaṃ] </text:span><text:s text:c="2"/>Ca; śauca Ed</text:p></text:note-body></text:note></text:span></text:p>
      <text:p text:style-name="Standard"><text:span text:style-name="T1">iṣṭaṃ kalyāṇabhāvaṃ ca dhanyaṃ satyaṃ hitaṃ vedet||6-24|| <text:s text:c="7"/></text:span><text:span text:style-name="T1"><text:note text:id="ftn639" text:note-class="footnote"><text:note-citation>639</text:note-citation><text:note-body><text:p text:style-name="Footnote">) 24c <text:span text:style-name="T2">°bhāvaṃ] </text:span><text:s text:c="2"/>Ca; °bhāvaś Ed</text:p></text:note-body></text:note></text:span></text:p>
      <text:p text:style-name="Standard"><text:soft-page-break/><text:span text:style-name="T1">manomiśraka pañcaitat tapa uktaṃ maharṣibhiḥ| <text:s text:c="7"/></text:span><text:span text:style-name="T1"><text:note text:id="ftn640" text:note-class="footnote"><text:note-citation>640</text:note-citation><text:note-body><text:p text:style-name="Footnote">) 25a <text:span text:style-name="T2">mano°] </text:span><text:s text:c="2"/>Ca; mana° Ed â€¢ <text:s text:c="16"/><text:span text:style-name="T2">pañcaitat] </text:span><text:s text:c="2"/>Ca; pañcaitān Ed</text:p></text:note-body></text:note></text:span><text:span text:style-name="T1"><text:s text:c="8"/></text:span><text:span text:style-name="T1"><text:note text:id="ftn641" text:note-class="footnote"><text:note-citation>641</text:note-citation><text:note-body><text:p text:style-name="Footnote">) 25b <text:span text:style-name="T2">tapa uktaṃ maharṣibhiḥ] </text:span><text:s text:c="2"/>Ca; <text:s text:c="31"/>tapam uktaṃ mahirṣibhiḥ Ed</text:p></text:note-body></text:note></text:span></text:p>
      <text:p text:style-name="Standard"><text:span text:style-name="T1">svastimaṅgalam āśīrbhir atithigurupūjanam||6-25|| <text:s text:c="7"/></text:span><text:span text:style-name="T1"><text:note text:id="ftn642" text:note-class="footnote"><text:note-citation>642</text:note-citation><text:note-body><text:p text:style-name="Footnote">) 25d <text:span text:style-name="T2">atithi°] </text:span><text:s text:c="2"/>Ca; atithiṃ Ed</text:p></text:note-body></text:note></text:span></text:p>
      <text:p text:style-name="Standard"><text:span text:style-name="T1">kāyamiśrakapañcaitat tapa uktaṃ mahātmabhiḥ| <text:s text:c="7"/></text:span><text:span text:style-name="T1"><text:note text:id="ftn643" text:note-class="footnote"><text:note-citation>643</text:note-citation><text:note-body><text:p text:style-name="Footnote">) 26a <text:span text:style-name="T2">°miśraka°] </text:span><text:s text:c="2"/>Ed; °**ka° Ca â€¢ <text:s text:c="16"/><text:span text:style-name="T2">pañcaitat] </text:span><text:s text:c="2"/>Ca; pañcaitan Ed</text:p></text:note-body></text:note></text:span><text:span text:style-name="T1"><text:s text:c="8"/></text:span><text:span text:style-name="T1"><text:note text:id="ftn644" text:note-class="footnote"><text:note-citation>644</text:note-citation><text:note-body><text:p text:style-name="Footnote">) 26b <text:span text:style-name="T2">tapa uktaṃ] </text:span><text:s text:c="2"/>Ca; tapam uktaṃ Ed</text:p></text:note-body></text:note></text:span></text:p>
      <text:p text:style-name="Standard"><text:span text:style-name="T1">maṇḍūkayogī hemante grīṣme pañcatapās tathā||6-26|| <text:s text:c="7"/></text:span><text:span text:style-name="T1"><text:note text:id="ftn645" text:note-class="footnote"><text:note-citation>645</text:note-citation><text:note-body><text:p text:style-name="Footnote">) 26d <text:span text:style-name="T2">grīṣme] </text:span><text:s text:c="2"/>Ca; gṛṣme Ed</text:p></text:note-body></text:note></text:span></text:p>
      <text:p text:style-name="Standard"><text:span text:style-name="T1">abhrāvakāśe varṣāsu tapaḥ sādhanam ucyate|</text:span></text:p>
      <text:p text:style-name="Standard"><text:span text:style-name="T1">svamāṃsoddhṛtya dānaṃ ca hastapādaśiras tathā||6-27|| <text:s text:c="7"/></text:span><text:span text:style-name="T1"><text:note text:id="ftn646" text:note-class="footnote"><text:note-citation>646</text:note-citation><text:note-body><text:p text:style-name="Footnote">) 27c <text:span text:style-name="T2">dānaṃ] </text:span><text:s text:c="2"/>Ca; dānaś Ed</text:p></text:note-body></text:note></text:span></text:p>
      <text:p text:style-name="Standard"><text:span text:style-name="T1">puṣpam utpādya dānaṃ ca sarve te tapasādhanāḥ| <text:s text:c="7"/></text:span><text:span text:style-name="T1"><text:note text:id="ftn647" text:note-class="footnote"><text:note-citation>647</text:note-citation><text:note-body><text:p text:style-name="Footnote">) 28a <text:span text:style-name="T2">dānaṃ] </text:span><text:s text:c="2"/>Ca; dānaś Ed</text:p></text:note-body></text:note></text:span><text:span text:style-name="T1"><text:s text:c="8"/></text:span><text:span text:style-name="T1"><text:note text:id="ftn648" text:note-class="footnote"><text:note-citation>648</text:note-citation><text:note-body><text:p text:style-name="Footnote">) 28b <text:span text:style-name="T2">tapasādhanāḥ] </text:span><text:s text:c="2"/>Ed; tapassādhanāḥ Ca(&lt;i&gt;unmetrical&lt;/i&gt;)</text:p></text:note-body></text:note></text:span></text:p>
      <text:p text:style-name="Standard"><text:span text:style-name="T1">kṛcchrātikṛcchraṃ naktaṃ ca taptakṛcchramayācitam| <text:s text:c="7"/></text:span><text:span text:style-name="T1"><text:note text:id="ftn649" text:note-class="footnote"><text:note-citation>649</text:note-citation><text:note-body><text:p text:style-name="Footnote">) 28d <text:span text:style-name="T2">yācitam] </text:span><text:s text:c="2"/>Ca; yācitaḥ Ed</text:p></text:note-body></text:note></text:span></text:p>
      <text:p text:style-name="Standard"><text:span text:style-name="T1">cāndrāyaṇaṃ parākaṃ ca tapassāntayanādayaḥ|| <text:s text:c="7"/></text:span><text:span text:style-name="T1"><text:note text:id="ftn650" text:note-class="footnote"><text:note-citation>650</text:note-citation><text:note-body><text:p text:style-name="Footnote">) 28e <text:span text:style-name="T2">cāndrāyaṇaṃ parākaṃ] </text:span><text:s text:c="2"/>Ca; cāndrāyaṇavarākaś Ed</text:p></text:note-body></text:note></text:span><text:span text:style-name="T1"><text:s text:c="8"/></text:span><text:span text:style-name="T1"><text:note text:id="ftn651" text:note-class="footnote"><text:note-citation>651</text:note-citation><text:note-body><text:p text:style-name="Footnote">) 28f <text:span text:style-name="T2">tapassāntayanādayaḥ] </text:span><text:s text:c="2"/>Ca; tapasāntapanādayaḥ Ed</text:p></text:note-body></text:note></text:span></text:p>
      <text:p text:style-name="P1"/>
      <text:p text:style-name="Standard"><text:span text:style-name="T1">yenedaṃ tapa tapyate sumanasaḥ saṃsāraduḥkhacchidam <text:s text:c="7"/></text:span><text:span text:style-name="T1"><text:note text:id="ftn652" text:note-class="footnote"><text:note-citation>652</text:note-citation><text:note-body><text:p text:style-name="Footnote">) 29a <text:span text:style-name="T2">tapa] </text:span><text:s text:c="2"/>Ed; tapas Ca(&lt;i&gt;unmetrical&lt;/i&gt;)</text:p></text:note-body></text:note></text:span></text:p>
      <text:p text:style-name="Standard"><text:span text:style-name="T1"><text:s text:c="2"/></text:span></text:p>
      <text:p text:style-name="Standard"><text:span text:style-name="T1">āśāpāśa vimucya nirmalamatis tyaktvā jaghanyaṃ phalam| <text:s text:c="7"/></text:span><text:span text:style-name="T1"><text:note text:id="ftn653" text:note-class="footnote"><text:note-citation>653</text:note-citation><text:note-body><text:p text:style-name="Footnote">) 29b <text:span text:style-name="T2">jaghanyaṃ] </text:span><text:s text:c="2"/>Ca; jagat yaṃ Ed</text:p></text:note-body></text:note></text:span></text:p>
      <text:p text:style-name="Standard"><text:span text:style-name="T1">svargākāṅkṣyanṛpatvabhogaviṣayaṃ sarvāntikaṃ tatphalam <text:s text:c="7"/></text:span><text:span text:style-name="T1"><text:note text:id="ftn654" text:note-class="footnote"><text:note-citation>654</text:note-citation><text:note-body><text:p text:style-name="Footnote">) 29c <text:span text:style-name="T2">°kāṅkṣya°] </text:span><text:s text:c="2"/>Ca; °kāṃkṣa° Ed</text:p></text:note-body></text:note></text:span></text:p>
      <text:p text:style-name="Standard"><text:span text:style-name="T1"><text:s text:c="3"/></text:span></text:p>
      <text:p text:style-name="Standard"><text:span text:style-name="T1">jantuḥ śāśvatajanmamṛtyubhavane tanniṣṭasādhyaṃ vadet||6-29||</text:span></text:p>
      <text:p text:style-name="Standard"><text:span text:style-name="T1"><text:note text:id="ftn655" text:note-class="footnote"><text:note-citation>655</text:note-citation><text:note-body><text:p text:style-name="Footnote">) 29d <text:span text:style-name="T2">°sādhyaṃ vadet] </text:span><text:s text:c="2"/>Ed; °sādhyam** Ca</text:p></text:note-body></text:note></text:span><text:span text:style-name="T1">&lt;TEXT&gt; </text:span></text:p>
      <text:p text:style-name="Standard"><text:span text:style-name="T1">||iti vṛṣasārasaṃgrahe ṣaṣṭho 'dhyāyaḥ||</text:span></text:p>
      <text:p text:style-name="P1"/>
      <text:p text:style-name="Standard"><text:span text:style-name="T1">*** 7 ***</text:span></text:p>
      <text:p text:style-name="Standard"><text:span text:style-name="T1"><text:s/>7 dānapraśaṃsā </text:span></text:p>
      <text:p text:style-name="Standard"><text:span text:style-name="T1">dānāni ca tathety āhuḥ pañcadhā munibhiḥ purā|</text:span></text:p>
      <text:p text:style-name="Standard"><text:span text:style-name="T1">annaṃ vastraṃ hiraṇyaṃ ca bhūmigodāna pañcamam||7-1||</text:span></text:p>
      <text:p text:style-name="Standard"><text:span text:style-name="T1">annāt tejaḥ smṛtiḥ prāṇaḥ annāt puṣṭir vapuḥ sukham| <text:s text:c="7"/></text:span><text:span text:style-name="T1"><text:note text:id="ftn656" text:note-class="footnote"><text:note-citation>656</text:note-citation><text:note-body><text:p text:style-name="Footnote">) 2a <text:span text:style-name="T2">annāt tejaḥ smṛtiḥ prāṇaḥ] </text:span><text:s text:c="2"/>Ca; <text:s text:c="23"/>annād bhavanti bhūtāni Ed</text:p></text:note-body></text:note></text:span></text:p>
      <text:p text:style-name="Standard"><text:span text:style-name="T1">annāc chrīḥ kānti vīryaṃ ca annāt sattvaṃ ca jāyate||7-2|| <text:s text:c="7"/></text:span><text:span text:style-name="T1"><text:note text:id="ftn657" text:note-class="footnote"><text:note-citation>657</text:note-citation><text:note-body><text:p text:style-name="Footnote">) 2c <text:span text:style-name="T2">chrīḥ] </text:span><text:s text:c="2"/>Ca; chrī Ed â€¢ <text:s text:c="16"/><text:span text:style-name="T2">kānti] </text:span><text:s text:c="2"/>Ed; kāntir Ca â€¢ <text:s text:c="16"/><text:span text:style-name="T2">vīryaṃ] </text:span><text:s text:c="2"/>Ca; vīrśyaṃ Ed</text:p></text:note-body></text:note></text:span><text:span text:style-name="T1"><text:s text:c="9"/></text:span><text:span text:style-name="T1"><text:note text:id="ftn658" text:note-class="footnote"><text:note-citation>658</text:note-citation><text:note-body><text:p text:style-name="Footnote">) 2d <text:span text:style-name="T2">sattvaṃ] </text:span><text:s text:c="2"/>Ca; sattvaś Ed â€¢ <text:s text:c="17"/><text:span text:style-name="T2">jāyate] </text:span><text:s text:c="2"/>Ed; jāya* Ca</text:p></text:note-body></text:note></text:span></text:p>
      <text:p text:style-name="Standard"><text:span text:style-name="T1">annāj jīvanti bhūtāni annaṃ tuṣṭikaraṃ sadā| <text:s text:c="15"/></text:span><text:span text:style-name="T1"><text:note text:id="ftn659" text:note-class="footnote"><text:note-citation>659</text:note-citation><text:note-body><text:p text:style-name="Footnote">) 3b <text:span text:style-name="T2">°karaṃ] </text:span><text:s text:c="2"/>Ca; °karaḥ Ed</text:p></text:note-body></text:note></text:span></text:p>
      <text:p text:style-name="Standard"><text:span text:style-name="T1">ānnāt kāmo mado darpa annāc chauryaṃ ca jāyate||7-3|| <text:s text:c="7"/></text:span><text:span text:style-name="T1"><text:note text:id="ftn660" text:note-class="footnote"><text:note-citation>660</text:note-citation><text:note-body><text:p text:style-name="Footnote">) 3c <text:span text:style-name="T2">darpaḥ] </text:span><text:s text:c="2"/>Ca; darpo Ed</text:p></text:note-body></text:note></text:span><text:span text:style-name="T1"><text:s text:c="8"/></text:span><text:span text:style-name="T1"><text:note text:id="ftn661" text:note-class="footnote"><text:note-citation>661</text:note-citation><text:note-body><text:p text:style-name="Footnote">) 3d <text:span text:style-name="T2">chauryaṃ] </text:span><text:s text:c="2"/>Ca; chauryaś Ed</text:p></text:note-body></text:note></text:span></text:p>
      <text:p text:style-name="Standard"><text:span text:style-name="T1">annāt kṣudhātṛṣāvyādhīn sadya eva vināśayet| <text:s text:c="7"/></text:span><text:span text:style-name="T1"><text:note text:id="ftn662" text:note-class="footnote"><text:note-citation>662</text:note-citation><text:note-body><text:p text:style-name="Footnote">) 4a <text:span text:style-name="T2">°vyādhīn] </text:span><text:s text:c="2"/><text:span text:style-name="T3">conj. </text:span>&lt;/i&gt;; °vyādhā(n&lt;SKT&gt;/&lt;/SKT&gt;t) Ca, °vyādhā Ed</text:p></text:note-body></text:note></text:span></text:p>
      <text:p text:style-name="Standard"><text:soft-page-break/><text:span text:style-name="T1">annadānāc ca saubhāgyaṃ khyātiḥ kīrtiś ca jāyate||7-4||</text:span></text:p>
      <text:p text:style-name="Standard"><text:span text:style-name="T1">annadaḥ prāṇadaś caiva prāṇadaś cāpi sarvadaḥ| <text:s text:c="7"/></text:span><text:span text:style-name="T1"><text:note text:id="ftn663" text:note-class="footnote"><text:note-citation>663</text:note-citation><text:note-body><text:p text:style-name="Footnote">) 5a <text:span text:style-name="T2">annadaḥ] </text:span><text:s text:c="2"/>Ca; annada Ed</text:p></text:note-body></text:note></text:span></text:p>
      <text:p text:style-name="Standard"><text:span text:style-name="T1">tasmād annasamaṃ dānaṃ na bhūtaṃ na bhaviṣyati||7-5|| <text:s text:c="7"/></text:span><text:span text:style-name="T1"><text:note text:id="ftn664" text:note-class="footnote"><text:note-citation>664</text:note-citation><text:note-body><text:p text:style-name="Footnote">) 5d <text:span text:style-name="T2">bhūtaṃ] </text:span><text:s text:c="2"/><text:span text:style-name="T3">corr. </text:span>&lt;/i&gt;; *tan Ca; bhūto Ed</text:p></text:note-body></text:note></text:span><text:span text:style-name="T1"><text:s text:c="8"/></text:span><text:span text:style-name="T1"><text:note text:id="ftn665" text:note-class="footnote"><text:note-citation>665</text:note-citation><text:note-body><text:p text:style-name="Footnote">5cd Å MBh 13.62.6ab: $ annena sadá¹›Å›aá¹ƒ dÄnaá¹ƒ na bhÅ«taá¹ƒ na bhaviá¹£yati</text:p></text:note-body></text:note></text:span></text:p>
      <text:p text:style-name="Standard"><text:span text:style-name="T1">vastrābhāvān manuṣyasya śriyād āpi parityajet|</text:span></text:p>
      <text:p text:style-name="Standard"><text:span text:style-name="T1">vastrahīno na pūjyeta bhāryāputrasakhādibhiḥ||7-6||</text:span></text:p>
      <text:p text:style-name="Standard"><text:span text:style-name="T1">vidyāvān sukulīno 'pi jñānavān guṇavān api|</text:span></text:p>
      <text:p text:style-name="Standard"><text:span text:style-name="T1">vastrahīnaḥ parādhīnaḥ paribhūtaḥ pade pade||7-7||</text:span></text:p>
      <text:p text:style-name="Standard"><text:span text:style-name="T1">apamānam avajñāṃ ca vastrahīno hy avāpnuyāt| <text:s text:c="7"/></text:span><text:span text:style-name="T1"><text:note text:id="ftn666" text:note-class="footnote"><text:note-citation>666</text:note-citation><text:note-body><text:p text:style-name="Footnote">) 8a <text:span text:style-name="T2">avajñāṃ] </text:span><text:s text:c="2"/>Ca; avajñaṃ Ed</text:p></text:note-body></text:note></text:span></text:p>
      <text:p text:style-name="Standard"><text:span text:style-name="T1">jugupsati mahātmāpi sabhāstrījanasaṃsadi||7-8||</text:span></text:p>
      <text:p text:style-name="Standard"><text:span text:style-name="T1">tasmād vastrapradānāni praśaṃsanti manīṣiṇaḥ|</text:span></text:p>
      <text:p text:style-name="Standard"><text:span text:style-name="T1">na jīrṇaṃ sphuṭitaṃ dadyād vastraṃ kutsitam eva vā||7-9|| <text:s text:c="7"/></text:span><text:span text:style-name="T1"><text:note text:id="ftn667" text:note-class="footnote"><text:note-citation>667</text:note-citation><text:note-body><text:p text:style-name="Footnote">) 9c <text:span text:style-name="T2">jīrṇaṃ sphuṭitaṃ] </text:span><text:s text:c="2"/>Ca; jīrṇasphaṭitaṃ Ed</text:p></text:note-body></text:note></text:span></text:p>
      <text:p text:style-name="Standard"><text:span text:style-name="T1">navaṃ purāṇarahitaṃ mṛdu sūkṣmaṃ suśobhanam| <text:s text:c="7"/></text:span><text:span text:style-name="T1"><text:note text:id="ftn668" text:note-class="footnote"><text:note-citation>668</text:note-citation><text:note-body><text:p text:style-name="Footnote">) 10b <text:span text:style-name="T2">sūkṣmaṃ] </text:span><text:s text:c="2"/>Ca; śuklaṃ Ed</text:p></text:note-body></text:note></text:span></text:p>
      <text:p text:style-name="Standard"><text:span text:style-name="T1">susaṃskṛtya pradātavyaṃ śraddhābhaktisamanvitam||7-10||</text:span></text:p>
      <text:p text:style-name="Standard"><text:span text:style-name="T1">śraddhāsattvaviśeṣeṇa deśakālavidhena ca| <text:s text:c="7"/></text:span><text:span text:style-name="T1"><text:note text:id="ftn669" text:note-class="footnote"><text:note-citation>669</text:note-citation><text:note-body><text:p text:style-name="Footnote">) 11a <text:span text:style-name="T2">°sattva°] </text:span><text:s text:c="2"/>Ca; °sa ca° Ed</text:p></text:note-body></text:note></text:span></text:p>
      <text:p text:style-name="Standard"><text:span text:style-name="T1">pātradravyaviśeṣeṇa phalam āhuḥ pṛthak pṛthak||7-11||</text:span></text:p>
      <text:p text:style-name="Standard"><text:span text:style-name="T1">yādṛśaṃ dīyate vastraṃ tādṛśaṃ prāpyate phalam|</text:span></text:p>
      <text:p text:style-name="Standard"><text:span text:style-name="T1">jīrṇavastrapradānena jīrṇavastram avāpnuyāt|</text:span></text:p>
      <text:p text:style-name="Standard"><text:span text:style-name="T1">śobhanaṃ dīyate vastraṃ śobhanaṃ vastram āpnuyāt||</text:span></text:p>
      <text:p text:style-name="P1"/>
      <text:p text:style-name="Standard"><text:span text:style-name="T1">dadyād vastrasuśobhanaṃ dvijavare kāle śubhe sādaram <text:s text:c="7"/></text:span><text:span text:style-name="T1"><text:note text:id="ftn670" text:note-class="footnote"><text:note-citation>670</text:note-citation><text:note-body><text:p text:style-name="Footnote">) 13a <text:span text:style-name="T2">dvijavare kāle śubhe] </text:span><text:s text:c="2"/>Ca; dvijayine ekāśubhaṃ Ed</text:p></text:note-body></text:note></text:span></text:p>
      <text:p text:style-name="Standard"><text:span text:style-name="T1"><text:s text:c="2"/></text:span></text:p>
      <text:p text:style-name="Standard"><text:span text:style-name="T1">! saubhāgyam atulaṃ labheta sa naro rūpaṃ tathā śobhanam|</text:span></text:p>
      <text:p text:style-name="Standard"><text:span text:style-name="T1">tasmin yāti sa vastrakoṭiśataśaḥ prāpnoti niḥsaṃśayam <text:s text:c="7"/></text:span><text:span text:style-name="T1"><text:note text:id="ftn671" text:note-class="footnote"><text:note-citation>671</text:note-citation><text:note-body><text:p text:style-name="Footnote">) 13c <text:span text:style-name="T2"><text:s/>sa vastra] </text:span><text:s text:c="2"/>Ed; suvastra Ca â€¢ <text:s text:c="16"/><text:span text:style-name="T2">°saṃśayam] </text:span><text:s text:c="2"/>Ca; °saṃśayaḥ Ed</text:p></text:note-body></text:note></text:span></text:p>
      <text:p text:style-name="Standard"><text:span text:style-name="T1"><text:s text:c="3"/></text:span></text:p>
      <text:p text:style-name="Standard"><text:span text:style-name="T1">tasmāt tvaṃ kuru vastradānam asakṛt pāratrikotkarṣaṇam||7-13||</text:span></text:p>
      <text:p text:style-name="P1"/>
      <text:p text:style-name="Standard"><text:span text:style-name="T1">suvarṇadāna viprendra saṃkṣipya kathayāmy aham| <text:s text:c="7"/></text:span><text:span text:style-name="T1"><text:note text:id="ftn672" text:note-class="footnote"><text:note-citation>672</text:note-citation><text:note-body><text:p text:style-name="Footnote">) 14a <text:span text:style-name="T2">°dāna] </text:span><text:s text:c="2"/>Ed; °dānam Ca</text:p></text:note-body></text:note></text:span></text:p>
      <text:p text:style-name="Standard"><text:span text:style-name="T1">pavitraṃ maṅgalaṃ puṇyaṃ sarvapātakanāśanam||7-14|| <text:s text:c="7"/></text:span><text:span text:style-name="T1"><text:note text:id="ftn673" text:note-class="footnote"><text:note-citation>673</text:note-citation><text:note-body><text:p text:style-name="Footnote">) 14d <text:span text:style-name="T2">°pātaka°] </text:span><text:s text:c="2"/>Ed;°pāpaka° Ca</text:p></text:note-body></text:note></text:span></text:p>
      <text:p text:style-name="Standard"><text:span text:style-name="T1">dhārayet satataṃ vipra suvarṇakaṭakāṅgulim| <text:s text:c="7"/></text:span><text:span text:style-name="T1"><text:note text:id="ftn674" text:note-class="footnote"><text:note-citation>674</text:note-citation><text:note-body><text:p text:style-name="Footnote">) 15b <text:span text:style-name="T2">°kaṭakāṅgulim] </text:span><text:s text:c="2"/>Ca; °ka**gulim Ca</text:p></text:note-body></text:note></text:span></text:p>
      <text:p text:style-name="Standard"><text:span text:style-name="T1">mucyate sarvapāpebhyo rāhunā candramā yathā||7-15|| <text:s text:c="7"/></text:span><text:span text:style-name="T1"><text:note text:id="ftn675" text:note-class="footnote"><text:note-citation>675</text:note-citation><text:note-body><text:p text:style-name="Footnote">15cd Å = 22.X CHECK $</text:p></text:note-body></text:note></text:span></text:p>
      <text:p text:style-name="Standard"><text:span text:style-name="T1">dattvā suvarṇaṃ viprebhyo devebhyaś ca dvijarṣabha|</text:span></text:p>
      <text:p text:style-name="Standard"><text:span text:style-name="T1">truṭimātre 'pi yo dadyāt sarvapāpaiḥ sa mucyate||7-16|| <text:s text:c="7"/></text:span><text:span text:style-name="T1"><text:note text:id="ftn676" text:note-class="footnote"><text:note-citation>676</text:note-citation><text:note-body><text:p text:style-name="Footnote">) 16c <text:span text:style-name="T2">°mātre] </text:span><text:s text:c="2"/>Ca; °mātro Ed</text:p></text:note-body></text:note></text:span><text:span text:style-name="T1"><text:s text:c="8"/></text:span><text:span text:style-name="T1"><text:note text:id="ftn677" text:note-class="footnote"><text:note-citation>677</text:note-citation><text:note-body><text:p text:style-name="Footnote">) 16d <text:span text:style-name="T2">sarvapāpaiḥ sa mucyate] </text:span><text:s text:c="2"/>Ca; sarvapāpai pramucyate Ed</text:p></text:note-body></text:note></text:span></text:p>
      <text:p text:style-name="Standard"><text:span text:style-name="T1">raktimāṣakakarṣaṃ vā palārdhaṃ palam eva vā| <text:s text:c="7"/></text:span><text:span text:style-name="T1"><text:note text:id="ftn678" text:note-class="footnote"><text:note-citation>678</text:note-citation><text:note-body><text:p text:style-name="Footnote">) 17a <text:span text:style-name="T2">rakti°] </text:span><text:s text:c="2"/><text:span text:style-name="T3">conj. </text:span>&lt;/i&gt;; ranti° Ca, ratta° Ed </text:p></text:note-body></text:note></text:span></text:p>
      <text:p text:style-name="Standard"><text:span text:style-name="T1">evam eva phalaṃ vṛddhir jñeyā dānaviśeṣataḥ||7-17||</text:span></text:p>
      <text:p text:style-name="Standard"><text:span text:style-name="T1">sarvādhāramahīdānaṃ praśaṃsanti manīṣiṇaḥ| <text:s text:c="7"/></text:span><text:span text:style-name="T1"><text:note text:id="ftn679" text:note-class="footnote"><text:note-citation>679</text:note-citation><text:note-body><text:p text:style-name="Footnote">) 18ab <text:span text:style-name="T2">dānaṃ praśaṃsanti] </text:span><text:s text:c="2"/>Ed; dā***santi Ca</text:p></text:note-body></text:note></text:span></text:p>
      <text:p text:style-name="Standard"><text:soft-page-break/><text:span text:style-name="T1">annavastrahiraṇyādi sarvaṃ vai bhūmisambhavam||7-18|| <text:s text:c="7"/></text:span><text:span text:style-name="T1"><text:note text:id="ftn680" text:note-class="footnote"><text:note-citation>680</text:note-citation><text:note-body><text:p text:style-name="Footnote">) 18d <text:span text:style-name="T2">sarvaṃ vai] </text:span><text:s text:c="2"/>Ed; sarvaṃ ve Ca</text:p></text:note-body></text:note></text:span></text:p>
      <text:p text:style-name="Standard"><text:span text:style-name="T1">bhūmidānena viprendra sarvadānaphalaṃ labhet|</text:span></text:p>
      <text:p text:style-name="Standard"><text:span text:style-name="T1">bhūmidānasamaṃ vipra yady asti vada tattvataḥ||7-19||</text:span></text:p>
      <text:p text:style-name="Standard"><text:span text:style-name="T1">mātṛkukṣivimuktas tu dharaṇīśaraṇo bhavet| <text:s text:c="7"/></text:span><text:span text:style-name="T1"><text:note text:id="ftn681" text:note-class="footnote"><text:note-citation>681</text:note-citation><text:note-body><text:p text:style-name="Footnote">) 20a <text:span text:style-name="T2">°muktas] </text:span><text:s text:c="2"/>Ca; °muktis Ed</text:p></text:note-body></text:note></text:span><text:span text:style-name="T1"><text:s text:c="8"/></text:span><text:span text:style-name="T1"><text:note text:id="ftn682" text:note-class="footnote"><text:note-citation>682</text:note-citation><text:note-body><text:p text:style-name="Footnote">) 20b <text:span text:style-name="T2">°śaraṇo] </text:span><text:s text:c="2"/>Ca; °śaraṇāṃ Ed</text:p></text:note-body></text:note></text:span></text:p>
      <text:p text:style-name="Standard"><text:span text:style-name="T1">carācarāṇāṃ sarveṣāṃ bhūmiḥ sā dhāraṇā smṛtā||7-20||</text:span></text:p>
      <text:p text:style-name="Standard"><text:span text:style-name="T1">ekahastaṃ dvihastaṃ vā pañcāśac chatam eva vā| <text:s text:c="7"/></text:span><text:span text:style-name="T1"><text:note text:id="ftn683" text:note-class="footnote"><text:note-citation>683</text:note-citation><text:note-body><text:p text:style-name="Footnote">) 21a <text:span text:style-name="T2">ekahastaṃ] </text:span><text:s text:c="2"/><text:span text:style-name="T3">corr. </text:span>&lt;/i&gt;; ekahasta° CaEd</text:p></text:note-body></text:note></text:span></text:p>
      <text:p text:style-name="Standard"><text:span text:style-name="T1">sahasrāyutalakṣaṃ vā bhūmidānaṃ praśasyate||7-21||</text:span></text:p>
      <text:p text:style-name="Standard"><text:span text:style-name="T1">ekahastāṃ ca yo bhūmiṃ dadyād dvijavarāya tu| <text:s text:c="7"/></text:span><text:span text:style-name="T1"><text:note text:id="ftn684" text:note-class="footnote"><text:note-citation>684</text:note-citation><text:note-body><text:p text:style-name="Footnote">) 22b <text:span text:style-name="T2">dadyād] </text:span><text:s text:c="2"/>Ca; dadyā Ed</text:p></text:note-body></text:note></text:span></text:p>
      <text:p text:style-name="Standard"><text:span text:style-name="T1">varṣakoṭiśataṃ divyaṃ svargaloke mahīyate||7-22||</text:span></text:p>
      <text:p text:style-name="Standard"><text:span text:style-name="T1">evaṃ bahuṣu hasteṣu guṇāguṇiphalaṃ smṛtam| <text:s text:c="7"/></text:span><text:span text:style-name="T1"><text:note text:id="ftn685" text:note-class="footnote"><text:note-citation>685</text:note-citation><text:note-body><text:p text:style-name="Footnote">) 23b <text:span text:style-name="T2">guṇāguṇi°] </text:span><text:s text:c="2"/>Ca; guṇāgaṇi° Ed</text:p></text:note-body></text:note></text:span></text:p>
      <text:p text:style-name="Standard"><text:span text:style-name="T1">śraddhādhikaphalaṃ dānaṃ kathitaṃ te dvijottama||7-23||</text:span></text:p>
      <text:p text:style-name="Standard"><text:span text:style-name="T1">jāmadagnyena rāmeṇa bhūmiṃ dattvā dvijāya vai| <text:s text:c="7"/></text:span><text:span text:style-name="T1"><text:note text:id="ftn686" text:note-class="footnote"><text:note-citation>686</text:note-citation><text:note-body><text:p text:style-name="Footnote">) 24a <text:span text:style-name="T2">jāmadagnyena] </text:span><text:s text:c="2"/><text:span text:style-name="T3">corr. </text:span>&lt;/i&gt;; jāmadagnye* Ca; <text:s text:c="47"/>jāmadagnena Ed â€¢ <text:s text:c="16"/><text:span text:style-name="T2">rāmeṇa] </text:span><text:s text:c="2"/>Ed; **ṇa Ca</text:p></text:note-body></text:note></text:span></text:p>
      <text:p text:style-name="Standard"><text:span text:style-name="T1">āyur akṣayam āptaṃ tu ihaiva ca dvijottama||7-24|| <text:s text:c="7"/></text:span><text:span text:style-name="T1"><text:note text:id="ftn687" text:note-class="footnote"><text:note-citation>687</text:note-citation><text:note-body><text:p text:style-name="Footnote">) 24d <text:span text:style-name="T2">ca] </text:span><text:s text:c="2"/>Ca; hi Ed</text:p></text:note-body></text:note></text:span></text:p>
      <text:p text:style-name="Standard"><text:span text:style-name="T1">hemaśṛṅgāṃ raupyakṣurāṃ cailaghaṇṭāṃ dvijottama| <text:s text:c="7"/></text:span><text:span text:style-name="T1"><text:note text:id="ftn688" text:note-class="footnote"><text:note-citation>688</text:note-citation><text:note-body><text:p text:style-name="Footnote">) 25a <text:span text:style-name="T2">°kṣurāṃ] </text:span><text:s text:c="2"/>Ca; °khurāṃ Ed</text:p></text:note-body></text:note></text:span></text:p>
      <text:p text:style-name="Standard"><text:span text:style-name="T1">viprāya vedaviduṣe dattvānantaphalaṃ smṛtam||7-25|| <text:s text:c="7"/></text:span><text:span text:style-name="T1"><text:note text:id="ftn689" text:note-class="footnote"><text:note-citation>689</text:note-citation><text:note-body><text:p text:style-name="Footnote">) 25d <text:span text:style-name="T2">dattvānanta°] </text:span><text:s text:c="2"/>Ca; dattvānta° Ed</text:p></text:note-body></text:note></text:span></text:p>
      <text:p text:style-name="P1"/>
      <text:p text:style-name="Standard"><text:span text:style-name="T1">dānābhyāsarataḥ pravartanabhavāṃ śakyānurūpaṃ sadā</text:span></text:p>
      <text:p text:style-name="Standard"><text:span text:style-name="T1"><text:s text:c="2"/></text:span></text:p>
      <text:p text:style-name="Standard"><text:span text:style-name="T1">annaṃ vastrahiraṇyaraupyam udakaṃ gāvas tilaṃ medinīm| <text:s text:c="7"/></text:span><text:span text:style-name="T1"><text:note text:id="ftn690" text:note-class="footnote"><text:note-citation>690</text:note-citation><text:note-body><text:p text:style-name="Footnote">) 26b <text:span text:style-name="T2">tilaṃ] </text:span><text:s text:c="2"/>Ed; tilām Ca</text:p></text:note-body></text:note></text:span></text:p>
      <text:p text:style-name="Standard"><text:span text:style-name="T1">dadyāt pādukachatrapīṭhakalaśaṃ pātrādyam anyac ca vā <text:s text:c="7"/></text:span><text:span text:style-name="T1"><text:note text:id="ftn691" text:note-class="footnote"><text:note-citation>691</text:note-citation><text:note-body><text:p text:style-name="Footnote">) 26c <text:span text:style-name="T2">pātrādyam anyac ca vā] </text:span><text:s text:c="2"/>Ca; <text:s text:c="23"/>pātreṣu labdheṣu vai Ed</text:p></text:note-body></text:note></text:span></text:p>
      <text:p text:style-name="Standard"><text:span text:style-name="T1"><text:s text:c="3"/></text:span></text:p>
      <text:p text:style-name="Standard"><text:span text:style-name="T1">śraddhādānam abhinnarāgavadanaṃ kṛtvā mano nirmalam||7-26||</text:span></text:p>
      <text:p text:style-name="Standard"><text:span text:style-name="T1"><text:s text:c="8"/></text:span><text:span text:style-name="T1"><text:note text:id="ftn692" text:note-class="footnote"><text:note-citation>692</text:note-citation><text:note-body><text:p text:style-name="Footnote">) 26d <text:span text:style-name="T2">śraddhādānam] </text:span><text:s text:c="2"/>Ca; dattvādānam Ed</text:p></text:note-body></text:note></text:span></text:p>
      <text:p text:style-name="P1"/>
      <text:p text:style-name="Standard"><text:span text:style-name="T1">dānād eva yaśaḥ śriyaḥ sukhakarāḥ khyātiś ca tulyaṃ bhavet <text:s text:c="7"/></text:span><text:span text:style-name="T1"><text:note text:id="ftn693" text:note-class="footnote"><text:note-citation>693</text:note-citation><text:note-body><text:p text:style-name="Footnote">) 27a <text:span text:style-name="T2">yaśaḥ] </text:span><text:s text:c="2"/>Ed; yaśa Ca</text:p></text:note-body></text:note></text:span></text:p>
      <text:p text:style-name="Standard"><text:span text:style-name="T1"><text:s text:c="2"/></text:span></text:p>
      <text:p text:style-name="Standard"><text:span text:style-name="T1">dānād eva nigarhaṇaṃ ripugaṇair ānandadaṃ saukhyadam| <text:s text:c="7"/></text:span><text:span text:style-name="T1"><text:note text:id="ftn694" text:note-class="footnote"><text:note-citation>694</text:note-citation><text:note-body><text:p text:style-name="Footnote">) 27b <text:span text:style-name="T2">nigarhaṇaṃ] </text:span><text:s text:c="2"/>Ca&lt;corr&gt;pc&lt;/corr&gt;Ed; nirhaṇaṃ Ca&lt;corr&gt;ac&lt;/corr&gt; â€¢ <text:s text:c="16"/><text:span text:style-name="T2">°gaṇair] </text:span><text:s text:c="2"/>; °gaṇe Ca, °gaṇaiś Ed â€¢ <text:s text:c="16"/><text:span text:style-name="T2">ānandadaṃ saukhyadam] </text:span><text:s text:c="2"/>Ca; cānandasaukhyapradam Ed</text:p></text:note-body></text:note></text:span></text:p>
      <text:p text:style-name="Standard"><text:span text:style-name="T1">dānād durjayatā prasādam atulaṃ saubhāgya dānāl labhet <text:s text:c="7"/></text:span><text:span text:style-name="T1"><text:note text:id="ftn695" text:note-class="footnote"><text:note-citation>695</text:note-citation><text:note-body><text:p text:style-name="Footnote">) 27c <text:span text:style-name="T2">saubhāgya] </text:span><text:s text:c="2"/>Ca; saubhāgyaṃ Ed(&lt;i&gt;unmetrical&lt;/i&gt;) â€¢ <text:s text:c="16"/><text:span text:style-name="T2">dānāl] </text:span><text:s text:c="2"/>Ed; dānaṃ Ca</text:p></text:note-body></text:note></text:span></text:p>
      <text:p text:style-name="Standard"><text:span text:style-name="T1"><text:s text:c="3"/></text:span></text:p>
      <text:p text:style-name="Standard"><text:span text:style-name="T1">dānād eva anantabhoganiyataṃ svargaṃ ca tasmād bhavet||7-27||</text:span></text:p>
      <text:p text:style-name="P1"/>
      <text:p text:style-name="P1"/>
      <text:p text:style-name="Standard"><text:soft-page-break/><text:span text:style-name="T1">dānād eva ca śakralokam atulaṃ dānāj janānandanam <text:s text:c="7"/></text:span><text:span text:style-name="T1"><text:note text:id="ftn696" text:note-class="footnote"><text:note-citation>696</text:note-citation><text:note-body><text:p text:style-name="Footnote">) 28a <text:span text:style-name="T2">°lokasakalaṃ] </text:span><text:s text:c="2"/>Ca; °lokam atulaṃ Ed â€¢ <text:s text:c="16"/><text:span text:style-name="T2">dānāj] </text:span><text:s text:c="2"/>Ed; dānā Ca</text:p></text:note-body></text:note></text:span></text:p>
      <text:p text:style-name="Standard"><text:span text:style-name="T1"><text:s text:c="2"/></text:span></text:p>
      <text:p text:style-name="Standard"><text:span text:style-name="T1">dānād eva mahīṃ samāsu bubhuje samrāḍ mahīmaṇḍale| <text:s text:c="7"/></text:span><text:span text:style-name="T1"><text:note text:id="ftn697" text:note-class="footnote"><text:note-citation>697</text:note-citation><text:note-body><text:p text:style-name="Footnote">) 28b <text:span text:style-name="T2">mahīṃ samāsu] </text:span><text:s text:c="2"/>Ca; mahīyasāṃ Ed</text:p></text:note-body></text:note></text:span></text:p>
      <text:p text:style-name="Standard"><text:span text:style-name="T1">dānād eva surūpayonisubhagaś candrānano vīkṣate <text:s text:c="7"/></text:span><text:span text:style-name="T1"><text:note text:id="ftn698" text:note-class="footnote"><text:note-citation>698</text:note-citation><text:note-body><text:p text:style-name="Footnote">) 28c <text:span text:style-name="T2">°yoni°] </text:span><text:s text:c="2"/>Ed; °yonis Ca â€¢ <text:s text:c="16"/><text:span text:style-name="T2">°bhagaś] </text:span><text:s text:c="2"/>Ca; °bhaga Ed â€¢ <text:s text:c="16"/><text:span text:style-name="T2">vīkṣate] </text:span><text:s text:c="2"/>Ca; vikṣate Ed</text:p></text:note-body></text:note></text:span></text:p>
      <text:p text:style-name="Standard"><text:span text:style-name="T1"><text:s text:c="3"/></text:span></text:p>
      <text:p text:style-name="Standard"><text:span text:style-name="T1">dānād eva anekasambhavasukhaṃ prānoti niḥsaṃśayam||7-28||</text:span></text:p>
      <text:p text:style-name="Standard"><text:span text:style-name="T1"><text:s text:c="8"/></text:span><text:span text:style-name="T1"><text:note text:id="ftn699" text:note-class="footnote"><text:note-citation>699</text:note-citation><text:note-body><text:p text:style-name="Footnote">) 28d <text:span text:style-name="T2">°saṃśayam] </text:span><text:s text:c="2"/>Ca; °saṃśayaḥ Ed</text:p></text:note-body></text:note></text:span><text:span text:style-name="T1">&lt;TEXT&gt; </text:span></text:p>
      <text:p text:style-name="Standard"><text:span text:style-name="T1">||iti vṛṣasārasaṃgrahe dānapraśaṃsādhyāyaḥ saptamaḥ||</text:span></text:p>
      <text:p text:style-name="Standard"><text:span text:style-name="T1"><text:s text:c="8"/></text:span><text:span text:style-name="T1"><text:note text:id="ftn700" text:note-class="footnote"><text:note-citation>700</text:note-citation><text:note-body><text:p text:style-name="Footnote">) <text:s/>&lt;SKT&gt;Colophon:&lt;/SKT&gt; <text:span text:style-name="T2">°praśaṃsādhyāyaḥ saptamaḥ] </text:span><text:s text:c="2"/>Ca; <text:s text:c="30"/>°praśaṃsā saptamo 'dhyāyaḥ Ed</text:p></text:note-body></text:note></text:span></text:p>
      <text:p text:style-name="Standard"><text:span text:style-name="T1">*** 8 ***</text:span></text:p>
      <text:p text:style-name="Standard"><text:span text:style-name="T1"><text:s/>8 </text:span></text:p>
      <text:p text:style-name="Standard"><text:span text:style-name="T1">pañcasvādhyāyanaṃ kāryam ihāmutra sukhārthinā| <text:s text:c="7"/></text:span><text:span text:style-name="T1"><text:note text:id="ftn701" text:note-class="footnote"><text:note-citation>701</text:note-citation><text:note-body><text:p text:style-name="Footnote">) 1b <text:span text:style-name="T2">°mutra] </text:span><text:s text:c="2"/>Ca; °mūtra Ed</text:p></text:note-body></text:note></text:span></text:p>
      <text:p text:style-name="Standard"><text:span text:style-name="T1">śaivaṃ sāṃkhyaṃ purāṇaṃ ca smārtaṃ bhāratasaṃhitām||8-1||</text:span></text:p>
      <text:p text:style-name="Standard"><text:span text:style-name="T1">śaive tattvaṃ vicinteta śaivaḥ pāśupatadvaye| <text:s text:c="7"/></text:span><text:span text:style-name="T1"><text:note text:id="ftn702" text:note-class="footnote"><text:note-citation>702</text:note-citation><text:note-body><text:p text:style-name="Footnote">) 2a <text:span text:style-name="T2">śaive] </text:span><text:s text:c="2"/>Ca; śaivaṃ Ed</text:p></text:note-body></text:note></text:span><text:span text:style-name="T1"><text:s text:c="8"/></text:span><text:span text:style-name="T1"><text:note text:id="ftn703" text:note-class="footnote"><text:note-citation>703</text:note-citation><text:note-body><text:p text:style-name="Footnote">) 2b <text:span text:style-name="T2">śaivaḥ] </text:span><text:s text:c="2"/>Ca; śaivāḥ Ed</text:p></text:note-body></text:note></text:span></text:p>
      <text:p text:style-name="Standard"><text:span text:style-name="T1">atra vistarataḥ proktaṃ tattvasārasamuccayam||8-2||</text:span></text:p>
      <text:p text:style-name="Standard"><text:span text:style-name="T1">saṃkhyātattva tu sāṃkhyeṣu bodhavyaṃ tattvacintakaiḥ| <text:s text:c="7"/></text:span><text:span text:style-name="T1"><text:note text:id="ftn704" text:note-class="footnote"><text:note-citation>704</text:note-citation><text:note-body><text:p text:style-name="Footnote">) 3a <text:span text:style-name="T2">saṃkhyātattva tu] </text:span><text:s text:c="2"/>Ed; saṃkhyā*** Ca</text:p></text:note-body></text:note></text:span></text:p>
      <text:p text:style-name="Standard"><text:span text:style-name="T1">pañcatattvavibhāgena kīrtitāni maharṣibhiḥ||8-3||</text:span></text:p>
      <text:p text:style-name="Standard"><text:span text:style-name="T1">purāṇeṣu mahīkoṣo vistareṇa prakīrtitaḥ|</text:span></text:p>
      <text:p text:style-name="Standard"><text:span text:style-name="T1">adhordhvamadhyatiryaṃ ca yatnataḥ sampraveśayet||8-4|| <text:s text:c="7"/></text:span><text:span text:style-name="T1"><text:note text:id="ftn705" text:note-class="footnote"><text:note-citation>705</text:note-citation><text:note-body><text:p text:style-name="Footnote">) 4d <text:span text:style-name="T2">sampraveśayet] </text:span><text:s text:c="2"/>Ca; samprabodhayet Ed</text:p></text:note-body></text:note></text:span></text:p>
      <text:p text:style-name="Standard"><text:span text:style-name="T1">smārtaṃ varṇāśramācāraṃ dharmanyāyapravartanam| <text:s text:c="7"/></text:span><text:span text:style-name="T1"><text:note text:id="ftn706" text:note-class="footnote"><text:note-citation>706</text:note-citation><text:note-body><text:p text:style-name="Footnote">) 5a <text:span text:style-name="T2">smārtaṃ] </text:span><text:s text:c="2"/>Ca; smārta° Ed</text:p></text:note-body></text:note></text:span><text:span text:style-name="T1"><text:s text:c="8"/></text:span><text:span text:style-name="T1"><text:note text:id="ftn707" text:note-class="footnote"><text:note-citation>707</text:note-citation><text:note-body><text:p text:style-name="Footnote">) 5b <text:span text:style-name="T2">°vartanam] </text:span><text:s text:c="2"/>Ca; °vartana Ed</text:p></text:note-body></text:note></text:span></text:p>
      <text:p text:style-name="Standard"><text:span text:style-name="T1">śiṣṭācāro vikalpena grāhyas tatra aśaṅkitaḥ||8-5|| <text:s text:c="7"/></text:span><text:span text:style-name="T1"><text:note text:id="ftn708" text:note-class="footnote"><text:note-citation>708</text:note-citation><text:note-body><text:p text:style-name="Footnote">) 5c <text:span text:style-name="T2">°cāro] </text:span><text:s text:c="2"/>Ca; °cāra° Ed</text:p></text:note-body></text:note></text:span><text:span text:style-name="T1"><text:s text:c="8"/></text:span><text:span text:style-name="T1"><text:note text:id="ftn709" text:note-class="footnote"><text:note-citation>709</text:note-citation><text:note-body><text:p text:style-name="Footnote">) 5d <text:span text:style-name="T2">grāhyas tatra aśaṅkitaḥ] </text:span><text:s text:c="2"/>Ed; grāhyas ta***ṅkitaḥ Ca</text:p></text:note-body></text:note></text:span></text:p>
      <text:p text:style-name="Standard"><text:span text:style-name="T1">itihāsam adhīyānaḥ sarvajñaḥ sa naro bhavet|</text:span></text:p>
      <text:p text:style-name="Standard"><text:span text:style-name="T1">dharmārthakāmamokṣeṣu saṃśayas tena chidyate||8-6||</text:span></text:p>
      <text:p text:style-name="Standard"><text:span text:style-name="T1">śṛṇuṣvāvahito vipra pañcopasthavinigraham|</text:span></text:p>
      <text:p text:style-name="Standard"><text:span text:style-name="T1">striyo vā garhitotsargaḥ svayaṃ muktiś ca kīrtyate||8-7|| <text:s text:c="7"/></text:span><text:span text:style-name="T1"><text:note text:id="ftn710" text:note-class="footnote"><text:note-citation>710</text:note-citation><text:note-body><text:p text:style-name="Footnote">) 7c <text:span text:style-name="T2">garhitotsargaḥ] </text:span><text:s text:c="2"/>Ca; garhito svargaḥ Ed</text:p></text:note-body></text:note></text:span></text:p>
      <text:p text:style-name="Standard"><text:span text:style-name="T1">svapnopaghātaṃ viprendra divāsvapnaṃ ca pañcamaḥ| <text:s text:c="7"/></text:span><text:span text:style-name="T1"><text:note text:id="ftn711" text:note-class="footnote"><text:note-citation>711</text:note-citation><text:note-body><text:p text:style-name="Footnote">) 8a <text:span text:style-name="T2">°ghātaṃ] </text:span><text:s text:c="2"/>Ca; °ghāta Ed</text:p></text:note-body></text:note></text:span></text:p>
      <text:p text:style-name="Standard"><text:span text:style-name="T1">agamyā strī divā parve dharmapatny api vā bhavet||8-8|| <text:s text:c="7"/></text:span><text:span text:style-name="T1"><text:note text:id="ftn712" text:note-class="footnote"><text:note-citation>712</text:note-citation><text:note-body><text:p text:style-name="Footnote">) 8c <text:span text:style-name="T2">strī divā parve] </text:span><text:s text:c="2"/><text:span text:style-name="T3">eme. </text:span>&lt;/i&gt;; <text:s text:c="16"/>* divāparvve Ca, strī divāpūrve Ed</text:p></text:note-body></text:note></text:span></text:p>
      <text:p text:style-name="Standard"><text:span text:style-name="T1">viruddhastrī na seveta varṇabhraṣṭādhikāsu ca| <text:s text:c="7"/></text:span><text:span text:style-name="T1"><text:note text:id="ftn713" text:note-class="footnote"><text:note-citation>713</text:note-citation><text:note-body><text:p text:style-name="Footnote">) 9a <text:span text:style-name="T2">viruddhastrī] </text:span><text:s text:c="2"/>Ca; dviruddhāstrīn Ed</text:p></text:note-body></text:note></text:span><text:span text:style-name="T1"><text:s text:c="8"/></text:span><text:span text:style-name="T1"><text:note text:id="ftn714" text:note-class="footnote"><text:note-citation>714</text:note-citation><text:note-body><text:p text:style-name="Footnote">) 9b <text:span text:style-name="T2">°dhikāsu] </text:span><text:s text:c="2"/>Ca; °pikāsu Ed</text:p></text:note-body></text:note></text:span></text:p>
      <text:p text:style-name="Standard"><text:span text:style-name="T1">ajameṣagavādīnāṃ vaḍavā mahiṣīṣu ca||8-9||</text:span></text:p>
      <text:p text:style-name="Standard"><text:span text:style-name="T1">garhitotsargam ity etad yatnena parivarjayet|</text:span></text:p>
      <text:p text:style-name="Standard"><text:soft-page-break/><text:span text:style-name="T1">anyonyakaṣaṇā vāpi apānakaṣaṇāpi vā||8-10|| <text:s text:c="7"/></text:span><text:span text:style-name="T1"><text:note text:id="ftn715" text:note-class="footnote"><text:note-citation>715</text:note-citation><text:note-body><text:p text:style-name="Footnote">) 10c <text:span text:style-name="T2">°kaṣaṇā] </text:span><text:s text:c="2"/>Ca; °karṣaṇā Ed</text:p></text:note-body></text:note></text:span><text:span text:style-name="T1"><text:s text:c="8"/></text:span><text:span text:style-name="T1"><text:note text:id="ftn716" text:note-class="footnote"><text:note-citation>716</text:note-citation><text:note-body><text:p text:style-name="Footnote">) 10d <text:span text:style-name="T2">°kaṣaṇāpi] </text:span><text:s text:c="2"/>Ca; °karṣaṇāpi Ed</text:p></text:note-body></text:note></text:span></text:p>
      <text:p text:style-name="Standard"><text:span text:style-name="T1">svayaṃmuktir iyaṃ jñeyā tasmāt tāṃ parivarjayet| <text:s text:c="7"/></text:span><text:span text:style-name="T1"><text:note text:id="ftn717" text:note-class="footnote"><text:note-citation>717</text:note-citation><text:note-body><text:p text:style-name="Footnote">) 11b <text:span text:style-name="T2">tāṃ] </text:span><text:s text:c="2"/>Ca; strī Ed</text:p></text:note-body></text:note></text:span></text:p>
      <text:p text:style-name="Standard"><text:span text:style-name="T1">svapnaghātaṃ dvijaśreṣṭha aniṣṭaṃ paṇḍitaiḥ sadā||8-11||</text:span></text:p>
      <text:p text:style-name="Standard"><text:span text:style-name="T1">svapne strīṣu ramante ca retaḥ prakṣarate tataḥ| <text:s text:c="7"/></text:span><text:span text:style-name="T1"><text:note text:id="ftn718" text:note-class="footnote"><text:note-citation>718</text:note-citation><text:note-body><text:p text:style-name="Footnote">) 12b <text:span text:style-name="T2">prakṣarate] </text:span><text:s text:c="2"/>Ca; praskhalatas Ed</text:p></text:note-body></text:note></text:span></text:p>
      <text:p text:style-name="Standard"><text:span text:style-name="T1">divāśayaṃ na kartavyaṃ nityaṃ dharmapareṇa tu||8-12|| <text:s text:c="8"/></text:span><text:span text:style-name="T1"><text:note text:id="ftn719" text:note-class="footnote"><text:note-citation>719</text:note-citation><text:note-body><text:p text:style-name="Footnote">) 12d <text:span text:style-name="T2">°pareṇa] </text:span><text:s text:c="2"/>Ed; °parena Ca</text:p></text:note-body></text:note></text:span></text:p>
      <text:p text:style-name="Standard"><text:span text:style-name="T1">svargamārgārgalā hy etā striyo nāma prakīrtitāḥ| <text:s text:c="7"/></text:span><text:span text:style-name="T1"><text:note text:id="ftn720" text:note-class="footnote"><text:note-citation>720</text:note-citation><text:note-body><text:p text:style-name="Footnote">) 13b <text:span text:style-name="T2">striyo] </text:span><text:s text:c="2"/>Ca; strīyo Ed</text:p></text:note-body></text:note></text:span><text:span text:style-name="T1"><text:s/>vratapañcakam </text:span></text:p>
      <text:p text:style-name="Standard"><text:span text:style-name="T1">mārjārakabakaśvānagomahīvratapañcakam||8-13|| <text:s text:c="7"/></text:span><text:span text:style-name="T1"><text:note text:id="ftn721" text:note-class="footnote"><text:note-citation>721</text:note-citation><text:note-body><text:p text:style-name="Footnote">) 13cd <text:span text:style-name="T2">mārjārakavakaśvānagomahīvrata°] </text:span><text:s text:c="2"/>Ca; <text:s text:c="16"/>mārjārakaś ca śvānāś ca gomahīvaka Ed</text:p></text:note-body></text:note></text:span></text:p>
      <text:p text:style-name="Standard"><text:span text:style-name="T1">svaviṣṭāmūtraṃ bhūmīṣu chādayed dvijasattama|</text:span></text:p>
      <text:p text:style-name="Standard"><text:span text:style-name="T1">sūryasomānumodanti mārjāravratikeṣu ca||8-14|| <text:s text:c="7"/></text:span><text:span text:style-name="T1"><text:note text:id="ftn722" text:note-class="footnote"><text:note-citation>722</text:note-citation><text:note-body><text:p text:style-name="Footnote">) 14c <text:span text:style-name="T2">°modanti] </text:span><text:s text:c="2"/>Ca; °ṣādanti Ed</text:p></text:note-body></text:note></text:span></text:p>
      <text:p text:style-name="Standard"><text:span text:style-name="T1">bakavac cendriyagrāmaṃ suniyamya tapodhana| <text:s text:c="7"/></text:span><text:span text:style-name="T1"><text:note text:id="ftn723" text:note-class="footnote"><text:note-citation>723</text:note-citation><text:note-body><text:p text:style-name="Footnote">) 15b <text:span text:style-name="T2">tapodhana] </text:span><text:s text:c="2"/>Ca; tapodhanam Ed</text:p></text:note-body></text:note></text:span></text:p>
      <text:p text:style-name="Standard"><text:span text:style-name="T1">sādhayec ca manas tuṣṭiṃ mokṣasādhanatatparaḥ||8-15||</text:span></text:p>
      <text:p text:style-name="Standard"><text:span text:style-name="T1">mūtraviṣṭena bhūmīṣu kurute chādanaṃ sadā| <text:s text:c="7"/></text:span><text:span text:style-name="T1"><text:note text:id="ftn724" text:note-class="footnote"><text:note-citation>724</text:note-citation><text:note-body><text:p text:style-name="Footnote">) 16a <text:span text:style-name="T2">mūtraviṣṭena] </text:span><text:s text:c="2"/>Ca; mūtraviṣṭe ca Ed</text:p></text:note-body></text:note></text:span><text:span text:style-name="T1"><text:s text:c="8"/></text:span><text:span text:style-name="T1"><text:note text:id="ftn725" text:note-class="footnote"><text:note-citation>725</text:note-citation><text:note-body><text:p text:style-name="Footnote">) 16b <text:span text:style-name="T2">chādanaṃ] </text:span><text:s text:c="2"/>Ed; dhanadaṃ Ca</text:p></text:note-body></text:note></text:span></text:p>
      <text:p text:style-name="Standard"><text:span text:style-name="T1">tuṣyate bhagavān śarvaḥ śvānavratacaro yadi||8-16||</text:span></text:p>
      <text:p text:style-name="Standard"><text:span text:style-name="T1">mūtravarco na ruddhyeta sadā govratiko naraḥ| <text:s text:c="7"/></text:span><text:span text:style-name="T1"><text:note text:id="ftn726" text:note-class="footnote"><text:note-citation>726</text:note-citation><text:note-body><text:p text:style-name="Footnote">) 17a <text:span text:style-name="T2">varco] </text:span><text:s text:c="2"/>Ca; varcā Ed</text:p></text:note-body></text:note></text:span><text:span text:style-name="T1"><text:s text:c="8"/></text:span><text:span text:style-name="T1"><text:note text:id="ftn727" text:note-class="footnote"><text:note-citation>727</text:note-citation><text:note-body><text:p text:style-name="Footnote">) 17b <text:span text:style-name="T2">govratiko] </text:span><text:s text:c="2"/>Ed; **tiko Ca</text:p></text:note-body></text:note></text:span></text:p>
      <text:p text:style-name="Standard"><text:span text:style-name="T1">bhīmas tuṣṭikaraś caiva purāṇeṣu nigadyate||8-17|| <text:s text:c="7"/></text:span><text:span text:style-name="T1"><text:note text:id="ftn728" text:note-class="footnote"><text:note-citation>728</text:note-citation><text:note-body><text:p text:style-name="Footnote">) 17c <text:span text:style-name="T2">bhīmas] </text:span><text:s text:c="2"/>Ed; bhīma Ca</text:p></text:note-body></text:note></text:span></text:p>
      <text:p text:style-name="Standard"><text:span text:style-name="T1">kuddālair dārayanto 'pi kīlakoṭiśataiś citaḥ| <text:s text:c="7"/></text:span><text:span text:style-name="T1"><text:note text:id="ftn729" text:note-class="footnote"><text:note-citation>729</text:note-citation><text:note-body><text:p text:style-name="Footnote">) 18b <text:span text:style-name="T2">kīlakoṭiśataiś citaḥ] </text:span><text:s text:c="2"/>Ca; kīṭakoṭīśatair api Ed</text:p></text:note-body></text:note></text:span></text:p>
      <text:p text:style-name="Standard"><text:span text:style-name="T1">kṣamate pṛthivī devī evam eva mahīvrataḥ||8-18||</text:span></text:p>
      <text:p text:style-name="Standard"><text:span text:style-name="T1">vratapañcakam ity etad yaś careta jitendriyaḥ|</text:span></text:p>
      <text:p text:style-name="Standard"><text:span text:style-name="T1">sa cottamam idaṃ lokaṃ prāpnoti na ca saṃśayaḥ||8-19||</text:span></text:p>
      <text:p text:style-name="Standard"><text:span text:style-name="T1">śeṣānnām antarānnāṃ ca naktāyācitam eva ca| <text:s text:c="7"/></text:span><text:span text:style-name="T1"><text:note text:id="ftn730" text:note-class="footnote"><text:note-citation>730</text:note-citation><text:note-body><text:p text:style-name="Footnote">) 20a <text:span text:style-name="T2">śeṣānnām antarānnāṃ] </text:span><text:s text:c="2"/><text:span text:style-name="T3">corr. </text:span>&lt;/i&gt;; <text:s text:c="15"/>śeṣā*nnam antarānnañ Ca, <text:s text:c="15"/>śeṣāṇām antarāṇāṃ Ed</text:p></text:note-body></text:note></text:span><text:span text:style-name="T1"><text:s text:c="8"/></text:span><text:span text:style-name="T1"><text:note text:id="ftn731" text:note-class="footnote"><text:note-citation>731</text:note-citation><text:note-body><text:p text:style-name="Footnote">) 20b <text:span text:style-name="T2">ca] </text:span><text:s text:c="2"/>Ca; vā Ed</text:p></text:note-body></text:note></text:span></text:p>
      <text:p text:style-name="Standard"><text:span text:style-name="T1">upavāsaṃ ca pañcaitat kathayiṣyāmi tac chṛṇu||8-20||</text:span></text:p>
      <text:p text:style-name="Standard"><text:span text:style-name="T1">vaiśvadevātithiśeṣaṃ pitṛśeṣaṃ ca yad bhavet|</text:span></text:p>
      <text:p text:style-name="Standard"><text:span text:style-name="T1">bhṛtyaputrakalatrebhyaḥ śeṣāśī vighasāśanaḥ||8-21|| <text:s text:c="7"/></text:span><text:span text:style-name="T1"><text:note text:id="ftn732" text:note-class="footnote"><text:note-citation>732</text:note-citation><text:note-body><text:p text:style-name="Footnote">) 21d <text:span text:style-name="T2">vighasāśanaḥ] </text:span><text:s text:c="2"/>Ca; viṣasāsanaḥ Ed</text:p></text:note-body></text:note></text:span></text:p>
      <text:p text:style-name="Standard"><text:span text:style-name="T1">antasamprāntarāśī ca sāyamāśī tathaiva ca| <text:s text:c="7"/></text:span><text:span text:style-name="T1"><text:note text:id="ftn733" text:note-class="footnote"><text:note-citation>733</text:note-citation><text:note-body><text:p text:style-name="Footnote">) 22a <text:span text:style-name="T2">antarāprāntarāśī] </text:span><text:s text:c="2"/>Ca; antasamprāntarāśī Ed</text:p></text:note-body></text:note></text:span><text:span text:style-name="T1"><text:s text:c="8"/></text:span><text:span text:style-name="T1"><text:note text:id="ftn734" text:note-class="footnote"><text:note-citation>734</text:note-citation><text:note-body><text:p text:style-name="Footnote">) 22b <text:span text:style-name="T2">sāyamāśī] </text:span><text:s text:c="2"/><text:span text:style-name="T3">corr. </text:span>&lt;/i&gt;; sāyamāśīn Ca niya° Ed</text:p></text:note-body></text:note></text:span></text:p>
      <text:p text:style-name="Standard"><text:span text:style-name="T1">sadopavāsī bhavati yo na bhuṅkte kadācana||8-22|| <text:s text:c="7"/></text:span><text:span text:style-name="T1"><text:note text:id="ftn735" text:note-class="footnote"><text:note-citation>735</text:note-citation><text:note-body><text:p text:style-name="Footnote">22cd Å MBh 13.93.10cd: $ sadopavÄsÄ« bhavati yo na bhuá¹…kte 'ntarÄ punaá¸¥</text:p></text:note-body></text:note></text:span></text:p>
      <text:p text:style-name="Standard"><text:span text:style-name="T1">na divā bhojanaṃ kāryaṃ rātrau naiva ca bhojayet|</text:span></text:p>
      <text:p text:style-name="Standard"><text:span text:style-name="T1">naktavele ca bhoktavyaṃ naktadharmaḥ samīhitā||8-23|| <text:s text:c="7"/></text:span><text:span text:style-name="T1"><text:note text:id="ftn736" text:note-class="footnote"><text:note-citation>736</text:note-citation><text:note-body><text:p text:style-name="Footnote">) 23a <text:span text:style-name="T2">ca] </text:span><text:s text:c="2"/>Ca; va Ed</text:p></text:note-body></text:note></text:span><text:span text:style-name="T1"><text:s text:c="8"/></text:span><text:span text:style-name="T1"><text:note text:id="ftn737" text:note-class="footnote"><text:note-citation>737</text:note-citation><text:note-body><text:p text:style-name="Footnote">) 23b <text:span text:style-name="T2">dharmaṃ samīhitā] </text:span><text:s text:c="2"/>Ca; dharmaḥ samīhitaḥ Ed</text:p></text:note-body></text:note></text:span></text:p>
      <text:p text:style-name="Standard"><text:soft-page-break/><text:span text:style-name="T1">anārambhasya āhāraṃ kuryān nityam ayācitam|</text:span></text:p>
      <text:p text:style-name="Standard"><text:span text:style-name="T1">parair dantaṃ tu yo bhuṅkte tam ayācitam ucyate||8-24||</text:span></text:p>
      <text:p text:style-name="Standard"><text:span text:style-name="T1">bhakṣyaṃ bhojyaṃ ca lehyaṃ ca coṣyaṃ peyaṃ ca pañcamam|</text:span></text:p>
      <text:p text:style-name="Standard"><text:span text:style-name="T1">na kāṅkṣen nopabhuñjīta upavāsaḥ sa ucyate||8-25|| <text:s text:c="7"/></text:span><text:span text:style-name="T1"><text:note text:id="ftn738" text:note-class="footnote"><text:note-citation>738</text:note-citation><text:note-body><text:p text:style-name="Footnote">) 25c <text:span text:style-name="T2">°bhuñjīta] </text:span><text:s text:c="2"/>Ed; °**ta Ca</text:p></text:note-body></text:note></text:span></text:p>
      <text:p text:style-name="Standard"><text:span text:style-name="T1">mithyā piśunapāruṣyaṃ pṛṣṭavāgapralāpanam| <text:s text:c="7"/></text:span><text:span text:style-name="T1"><text:note text:id="ftn739" text:note-class="footnote"><text:note-citation>739</text:note-citation><text:note-body><text:p text:style-name="Footnote">) 26a <text:span text:style-name="T2">°pāruṣyaṃ] </text:span><text:s text:c="2"/>Ca; °yābhinnā Ed</text:p></text:note-body></text:note></text:span><text:span text:style-name="T1"><text:s text:c="8"/></text:span><text:span text:style-name="T1"><text:note text:id="ftn740" text:note-class="footnote"><text:note-citation>740</text:note-citation><text:note-body><text:p text:style-name="Footnote">) 26b <text:span text:style-name="T2">pṛṣṭavāga°] </text:span><text:s text:c="2"/>Ca; pṛṣtevāka° Ed</text:p></text:note-body></text:note></text:span></text:p>
      <text:p text:style-name="Standard"><text:span text:style-name="T1">maunapañcakam ity etad dhārayen niyatavrataḥ||8-26|| <text:s text:c="7"/></text:span><text:span text:style-name="T1"><text:note text:id="ftn741" text:note-class="footnote"><text:note-citation>741</text:note-citation><text:note-body><text:p text:style-name="Footnote">) 26c <text:span text:style-name="T2">mauna°] </text:span><text:s text:c="2"/>Ca; maunaṃ Ed</text:p></text:note-body></text:note></text:span><text:span text:style-name="T1"><text:s text:c="8"/></text:span><text:span text:style-name="T1"><text:note text:id="ftn742" text:note-class="footnote"><text:note-citation>742</text:note-citation><text:note-body><text:p text:style-name="Footnote">) 26d <text:span text:style-name="T2">dhārayen] </text:span><text:s text:c="2"/>Ca; dhārayan Ed</text:p></text:note-body></text:note></text:span></text:p>
      <text:p text:style-name="Standard"><text:span text:style-name="T1">asambhūtam adṛṣṭaṃ ca dharmāc cāpi bahiṣkṛtaḥ| <text:s text:c="7"/></text:span><text:span text:style-name="T1"><text:note text:id="ftn743" text:note-class="footnote"><text:note-citation>743</text:note-citation><text:note-body><text:p text:style-name="Footnote">) 27b <text:span text:style-name="T2">dharmāc] </text:span><text:s text:c="2"/>Ca; dharmaṃ Ed</text:p></text:note-body></text:note></text:span></text:p>
      <text:p text:style-name="Standard"><text:span text:style-name="T1">anarthaproyavākyaṃ yat tan mithyāvacanaṃ smṛtam||8-27|| <text:s text:c="7"/></text:span><text:span text:style-name="T1"><text:note text:id="ftn744" text:note-class="footnote"><text:note-citation>744</text:note-citation><text:note-body><text:p text:style-name="Footnote">) 27c <text:span text:style-name="T2">anarthā°] </text:span><text:s text:c="2"/>Ca; anartha° Ed â€¢ <text:s text:c="15"/><text:span text:style-name="T2">yat tan] </text:span><text:s text:c="2"/>Ca; yan tan Ed</text:p></text:note-body></text:note></text:span></text:p>
      <text:p text:style-name="Standard"><text:span text:style-name="T1">parastrīṃ nābhinandanti parasyaiśvaryam eva ca| <text:s text:c="7"/></text:span><text:span text:style-name="T1"><text:note text:id="ftn745" text:note-class="footnote"><text:note-citation>745</text:note-citation><text:note-body><text:p text:style-name="Footnote">) 28a <text:span text:style-name="T2">parastrīṃ] </text:span><text:s text:c="2"/>Ca; parastrī Ed</text:p></text:note-body></text:note></text:span></text:p>
      <text:p text:style-name="Standard"><text:span text:style-name="T1">aniṣṭadarśanākāṅkṣī piśunaḥ samudāhṛtaḥ||8-28||</text:span></text:p>
      <text:p text:style-name="Standard"><text:span text:style-name="T1">mṛtamātā pitā caiva hānisthānaṃ kathaṃ bhavet|</text:span></text:p>
      <text:p text:style-name="Standard"><text:span text:style-name="T1">bhuktvā kāmam amṛṣṭānāṃ pāruṣyaṃ samudāhṛtam||8-29|| <text:s text:c="7"/></text:span><text:span text:style-name="T1"><text:note text:id="ftn746" text:note-class="footnote"><text:note-citation>746</text:note-citation><text:note-body><text:p text:style-name="Footnote">) 29c <text:span text:style-name="T2">bhuktvā] </text:span><text:s text:c="2"/><text:span text:style-name="T3">conj. </text:span>&lt;/i&gt;; bhuktva Ca, bhuktā Ed</text:p></text:note-body></text:note></text:span></text:p>
      <text:p text:style-name="Standard"><text:span text:style-name="T1">hṛdi na sphuṭase mūḍha śiro vā na vidāryase|</text:span></text:p>
      <text:p text:style-name="Standard"><text:span text:style-name="T1">evam ādīny anekāni tīkṣṇavādī sa ucyate||8-30||</text:span></text:p>
      <text:p text:style-name="Standard"><text:span text:style-name="T1">dyūtabhojanayuddhaṃ ca madyastrīkarṣam eva ca| <text:s text:c="7"/></text:span><text:span text:style-name="T1"><text:note text:id="ftn747" text:note-class="footnote"><text:note-citation>747</text:note-citation><text:note-body><text:p text:style-name="Footnote">) 31a <text:span text:style-name="T2">°yuddhaṃ] </text:span><text:s text:c="2"/>Ca; °yuddhaś Ed</text:p></text:note-body></text:note></text:span><text:span text:style-name="T1"><text:s text:c="8"/></text:span><text:span text:style-name="T1"><text:note text:id="ftn748" text:note-class="footnote"><text:note-citation>748</text:note-citation><text:note-body><text:p text:style-name="Footnote">) 31b <text:span text:style-name="T2">°karṣam] </text:span><text:s text:c="2"/>Ed; °kaṣam Ca</text:p></text:note-body></text:note></text:span></text:p>
      <text:p text:style-name="Standard"><text:span text:style-name="T1">asatpralāpaḥ pañcaitat kīrtitaṃ te dvijottama||8-31|| <text:s text:c="7"/></text:span><text:span text:style-name="T1"><text:note text:id="ftn749" text:note-class="footnote"><text:note-citation>749</text:note-citation><text:note-body><text:p text:style-name="Footnote">) 31d <text:span text:style-name="T2">te] </text:span><text:s text:c="2"/>Ed; me Ca</text:p></text:note-body></text:note></text:span></text:p>
      <text:p text:style-name="Standard"><text:span text:style-name="T1">maunam eva sadā kāryaṃ vākyasaubhāgyam icchatā|</text:span></text:p>
      <text:p text:style-name="Standard"><text:span text:style-name="T1">apāruṣyam asaṃbhinnaṃ vākyaṃ satyam udīrayet||8-32|| <text:s text:c="7"/></text:span><text:span text:style-name="T1"><text:note text:id="ftn750" text:note-class="footnote"><text:note-citation>750</text:note-citation><text:note-body><text:p text:style-name="Footnote">) 32c <text:span text:style-name="T2">°bhinnaṃ] </text:span><text:s text:c="2"/>Ca; °digdhaṃ Ed</text:p></text:note-body></text:note></text:span></text:p>
      <text:p text:style-name="Standard"><text:span text:style-name="T1">yas tu maunasya no kartā dūṣitaḥ sa kulādhamaḥ| <text:s text:c="7"/></text:span><text:span text:style-name="T1"><text:note text:id="ftn751" text:note-class="footnote"><text:note-citation>751</text:note-citation><text:note-body><text:p text:style-name="Footnote">) 33b <text:span text:style-name="T2">dūṣitaḥ] </text:span><text:s text:c="2"/>Ca; bhūṣitaḥ Ed</text:p></text:note-body></text:note></text:span></text:p>
      <text:p text:style-name="Standard"><text:span text:style-name="T1">janma janma ca durgandho mūkaś caivopajāyate||8-33|| <text:s text:c="7"/></text:span><text:span text:style-name="T1"><text:note text:id="ftn752" text:note-class="footnote"><text:note-citation>752</text:note-citation><text:note-body><text:p text:style-name="Footnote">) 33c <text:span text:style-name="T2">janma janma] </text:span><text:s text:c="2"/>Ca; janme janme Ed â€¢ <text:s text:c="16"/><text:span text:style-name="T2">durgandho] </text:span><text:s text:c="2"/>Ca; dṛgandho Ed</text:p></text:note-body></text:note></text:span></text:p>
      <text:p text:style-name="P1"/>
      <text:p text:style-name="Standard"><text:span text:style-name="T1">tasmān maunavrataṃ sadaiva sudṛḍhaṃ kurvīta yo niścitam <text:s text:c="7"/></text:span><text:span text:style-name="T1"><text:note text:id="ftn753" text:note-class="footnote"><text:note-citation>753</text:note-citation><text:note-body><text:p text:style-name="Footnote">) 34a <text:span text:style-name="T2">tasmān] </text:span><text:s text:c="2"/>Ed; **n Ca</text:p></text:note-body></text:note></text:span></text:p>
      <text:p text:style-name="Standard"><text:span text:style-name="T1"><text:s text:c="2"/></text:span></text:p>
      <text:p text:style-name="Standard"><text:span text:style-name="T1">vācā tasya alaṅghyatā ca bhavati sarvāṃ sabhyāṃ nandati| <text:s text:c="7"/></text:span><text:span text:style-name="T1"><text:note text:id="ftn754" text:note-class="footnote"><text:note-citation>754</text:note-citation><text:note-body><text:p text:style-name="Footnote">) 34b <text:span text:style-name="T2">alaṅghyatā] </text:span><text:s text:c="2"/>Ca; alaṃghyatāñ Ed</text:p></text:note-body></text:note></text:span></text:p>
      <text:p text:style-name="Standard"><text:span text:style-name="T1">vaktrāc cotpalagandham asya satataṃ vāyanti gandhotkaṭāḥ <text:s text:c="7"/></text:span><text:span text:style-name="T1"><text:note text:id="ftn755" text:note-class="footnote"><text:note-citation>755</text:note-citation><text:note-body><text:p text:style-name="Footnote">) 34c <text:span text:style-name="T2">cotpala°] </text:span><text:s text:c="2"/>Ca; cotara° Ed</text:p></text:note-body></text:note></text:span></text:p>
      <text:p text:style-name="Standard"><text:span text:style-name="T1"><text:s text:c="3"/></text:span></text:p>
      <text:p text:style-name="Standard"><text:span text:style-name="T1">śāstrānekasahasraśo girinaraḥ proccāryate nirmalaḥ||8-34||</text:span></text:p>
      <text:p text:style-name="Standard"><text:span text:style-name="T1"><text:s text:c="8"/></text:span><text:span text:style-name="T1"><text:note text:id="ftn756" text:note-class="footnote"><text:note-citation>756</text:note-citation><text:note-body><text:p text:style-name="Footnote">) 34d <text:span text:style-name="T2">°malaḥ] </text:span><text:s text:c="2"/>Ed; °malam Ca</text:p></text:note-body></text:note></text:span><text:span text:style-name="T1"><text:s/>snānam </text:span></text:p>
      <text:p text:style-name="Standard"><text:span text:style-name="T1">snānaṃ pañcavidhaṃ caiva pravakṣyāmi yathātatham| <text:s text:c="7"/></text:span><text:span text:style-name="T1"><text:note text:id="ftn757" text:note-class="footnote"><text:note-citation>757</text:note-citation><text:note-body><text:p text:style-name="Footnote">) 35b <text:span text:style-name="T2">yathātatham] </text:span><text:s text:c="2"/>Ed; **tatham Ca</text:p></text:note-body></text:note></text:span></text:p>
      <text:p text:style-name="Standard"><text:span text:style-name="T1">āgneyaṃ vāruṇaṃ brāhmyaṃ vāyavyaṃ divyam eva ca||8-35|| <text:s text:c="7"/></text:span><text:span text:style-name="T1"><text:note text:id="ftn758" text:note-class="footnote"><text:note-citation>758</text:note-citation><text:note-body><text:p text:style-name="Footnote">) 35c <text:span text:style-name="T2">vāruṇaṃ] </text:span><text:s text:c="2"/>Ca; brāhmaṇaṃ Ed</text:p></text:note-body></text:note></text:span></text:p>
      <text:p text:style-name="Standard"><text:span text:style-name="T1">āgneyaṃ bhasmanā snānaṃ toyāc chataguṇaṃ phalam|</text:span></text:p>
      <text:p text:style-name="Standard"><text:soft-page-break/><text:span text:style-name="T1">bhasmapūtaṃ pavitraṃ ca bhasma pāpapraṇāśanam||8-36||</text:span></text:p>
      <text:p text:style-name="Standard"><text:span text:style-name="T1">tasmād bhasma prayuñjīta dehināṃ tu malāpaham|</text:span></text:p>
      <text:p text:style-name="Standard"><text:span text:style-name="T1">sarvaśāntikaraṃ bhasma bhasma rakṣakam uttamam||8-37||</text:span></text:p>
      <text:p text:style-name="Standard"><text:span text:style-name="T1">bhasmanā tryāyuṣaṃ kṛtvā brahmacaryavrate sthitam| <text:s text:c="7"/></text:span><text:span text:style-name="T1"><text:note text:id="ftn759" text:note-class="footnote"><text:note-citation>759</text:note-citation><text:note-body><text:p text:style-name="Footnote">) 38a <text:span text:style-name="T2">tryāyuṣaṃ kṛtvā] </text:span><text:s text:c="2"/>Ed; tryāyu*** Ca</text:p></text:note-body></text:note></text:span><text:span text:style-name="T1"><text:s text:c="8"/></text:span><text:span text:style-name="T1"><text:note text:id="ftn760" text:note-class="footnote"><text:note-citation>760</text:note-citation><text:note-body><text:p text:style-name="Footnote">) 38b <text:span text:style-name="T2">°vrate] </text:span><text:s text:c="2"/>Ca; °vrata° Ed</text:p></text:note-body></text:note></text:span></text:p>
      <text:p text:style-name="Standard"><text:span text:style-name="T1">bhasmanā ṛṣayaḥ sarve pavitrīkṛtam ātmanaḥ||8-38|| <text:s text:c="7"/></text:span><text:span text:style-name="T1"><text:note text:id="ftn761" text:note-class="footnote"><text:note-citation>761</text:note-citation><text:note-body><text:p text:style-name="Footnote">) 38c <text:span text:style-name="T2">ṛṣayaḥ sarve] </text:span><text:s text:c="2"/>Ca; ṛṣibhir sarvaiḥ Ed</text:p></text:note-body></text:note></text:span></text:p>
      <text:p text:style-name="Standard"><text:span text:style-name="T1">bhasmanā vibudhā muktā vīrabhadrabhayārditāḥ| <text:s text:c="7"/></text:span><text:span text:style-name="T1"><text:note text:id="ftn762" text:note-class="footnote"><text:note-citation>762</text:note-citation><text:note-body><text:p text:style-name="Footnote">) 39a <text:span text:style-name="T2">muktā] </text:span><text:s text:c="2"/>Ca; muktāḥ Ed</text:p></text:note-body></text:note></text:span></text:p>
      <text:p text:style-name="Standard"><text:span text:style-name="T1">bhasmānusaṃsaṃdṛṣṭyaiva brahmaṇānumatā kṛtaḥ||8-39|| <text:s text:c="7"/></text:span><text:span text:style-name="T1"><text:note text:id="ftn763" text:note-class="footnote"><text:note-citation>763</text:note-citation><text:note-body><text:p text:style-name="Footnote">) 39c <text:span text:style-name="T2">bhasmānusaṃsaṃdṛṣṭyaiva] </text:span><text:s text:c="2"/>Ca; <text:s text:c="23"/>bhasmanā saṃpradṛśyāivaṃ Ed</text:p></text:note-body></text:note></text:span><text:span text:style-name="T1"><text:s text:c="8"/></text:span><text:span text:style-name="T1"><text:note text:id="ftn764" text:note-class="footnote"><text:note-citation>764</text:note-citation><text:note-body><text:p text:style-name="Footnote">) 39d <text:span text:style-name="T2">brahmaṇānumatā] </text:span><text:s text:c="2"/>Ca; brāhmaṇānumato Ed</text:p></text:note-body></text:note></text:span></text:p>
      <text:p text:style-name="Standard"><text:span text:style-name="T1">cāturāśramato 'dhikyaṃ vrataṃ pāśupataṃ kṛtam| <text:s text:c="7"/></text:span><text:span text:style-name="T1"><text:note text:id="ftn765" text:note-class="footnote"><text:note-citation>765</text:note-citation><text:note-body><text:p text:style-name="Footnote">) 40a <text:span text:style-name="T2">cāturā°] </text:span><text:s text:c="2"/>Ca; caturā° Ed</text:p></text:note-body></text:note></text:span></text:p>
      <text:p text:style-name="Standard"><text:span text:style-name="T1">tasmāt pāśupataṃ śreṣṭhaṃ bhasmadhāraṇahetavaḥ||8-40||</text:span></text:p>
      <text:p text:style-name="Standard"><text:span text:style-name="T1">vāruṇaṃ salilasnānaṃ kartavyaṃ vividhaṃ naraiḥ| <text:s text:c="7"/></text:span><text:span text:style-name="T1"><text:note text:id="ftn766" text:note-class="footnote"><text:note-citation>766</text:note-citation><text:note-body><text:p text:style-name="Footnote">) 41a <text:span text:style-name="T2">vāruṇaṃ] </text:span><text:s text:c="2"/>Ed; vā** Ca</text:p></text:note-body></text:note></text:span><text:span text:style-name="T1"><text:s text:c="8"/></text:span><text:span text:style-name="T1"><text:note text:id="ftn767" text:note-class="footnote"><text:note-citation>767</text:note-citation><text:note-body><text:p text:style-name="Footnote">) 41b <text:span text:style-name="T2">vividhaṃ] </text:span><text:s text:c="2"/>Ca; vidhivan Ed</text:p></text:note-body></text:note></text:span></text:p>
      <text:p text:style-name="Standard"><text:span text:style-name="T1">nadītoyataḍāgeṣu prasraveṣu hradeṣu ca||8-41||</text:span></text:p>
      <text:p text:style-name="Standard"><text:span text:style-name="T1">brahmasnānaṃ ca viprendra āpohiṣṭhaṃ vidur budhāḥ|</text:span></text:p>
      <text:p text:style-name="Standard"><text:span text:style-name="T1">trisaṃdhyam eva kartavyaṃ brahmasnānaṃ tad ucyate||8-42||</text:span></text:p>
      <text:p text:style-name="Standard"><text:span text:style-name="T1">goṣu saṃcāramārgeṣu yatra godhūlisambhavaḥ|</text:span></text:p>
      <text:p text:style-name="Standard"><text:span text:style-name="T1">tatra gatvāvasīdeta snānam uktaṃ manīṣibhiḥ||8-43||</text:span></text:p>
      <text:p text:style-name="Standard"><text:span text:style-name="T1">varṣatoyāmbudhārābhiḥ plāvayitvā svakāṃ tanum|</text:span></text:p>
      <text:p text:style-name="Standard"><text:span text:style-name="T1">snānaṃ divyaṃ vadaty eva jagadādimaheśvaraḥ||8-44||</text:span></text:p>
      <text:p text:style-name="P1"/>
      <text:p text:style-name="Standard"><text:span text:style-name="T1">iti niyamavibhāgaḥ pañcabhedena vipra</text:span></text:p>
      <text:p text:style-name="Standard"><text:span text:style-name="T1"><text:s text:c="2"/></text:span></text:p>
      <text:p text:style-name="Standard"><text:span text:style-name="T1">nigadita tava pṛṣṭaḥ sarvalokānukampya| <text:s text:c="7"/></text:span><text:span text:style-name="T1"><text:note text:id="ftn768" text:note-class="footnote"><text:note-citation>768</text:note-citation><text:note-body><text:p text:style-name="Footnote">) 45b <text:span text:style-name="T2">nigadita] </text:span><text:s text:c="2"/>Ed; nigaditas Ca(&lt;i&gt;unmetrical&lt;/i&gt;) â€¢ <text:s text:c="16"/><text:span text:style-name="T2">°kampya] </text:span><text:s text:c="2"/>Ca; °kampyaḥ Ed</text:p></text:note-body></text:note></text:span></text:p>
      <text:p text:style-name="Standard"><text:span text:style-name="T1">sakalamalapahāre dharmapañcāśad etat <text:s text:c="7"/></text:span><text:span text:style-name="T1"><text:note text:id="ftn769" text:note-class="footnote"><text:note-citation>769</text:note-citation><text:note-body><text:p text:style-name="Footnote">) 45c <text:span text:style-name="T2">°hāre] </text:span><text:s text:c="2"/>Ed; °hāri Ca(&lt;i&gt;unmetrical&lt;/i&gt;) â€¢ <text:s text:c="16"/><text:span text:style-name="T2">°pañcāśad] </text:span><text:s text:c="2"/>Ca; °pañcāśam Ed</text:p></text:note-body></text:note></text:span></text:p>
      <text:p text:style-name="Standard"><text:span text:style-name="T1"><text:s text:c="3"/></text:span></text:p>
      <text:p text:style-name="Standard"><text:span text:style-name="T1">! na bhavati punarjanma kalpakoṭyāyute 'pi||8-45||</text:span></text:p>
      <text:p text:style-name="Standard"><text:span text:style-name="T1">&lt;TEXT&gt; </text:span></text:p>
      <text:p text:style-name="Standard"><text:span text:style-name="T1">||iti vṛṣasārasaṃgrahe niyamapraśaṃsā nāmādhyāyo 'ṣṭamo||</text:span></text:p>
      <text:p text:style-name="Standard"><text:span text:style-name="T1"><text:s text:c="16"/></text:span><text:span text:style-name="T1"><text:note text:id="ftn770" text:note-class="footnote"><text:note-citation>770</text:note-citation><text:note-body><text:p text:style-name="Footnote">) <text:s/>&lt;SKT&gt;Colophon: &lt;/SKT&gt; <text:span text:style-name="T2">nāmādhyāyo 'ṣṭamo] </text:span><text:s text:c="2"/><text:span text:style-name="T3">corr. </text:span>&lt;/i&gt;; <text:s text:c="31"/>nāmādhyāya aṣṭamo Ca, nāma aṣṭamo 'dhyāyaḥ Ed</text:p></text:note-body></text:note></text:span></text:p>
      <text:p text:style-name="Standard"><text:span text:style-name="T1">*** 9 ***</text:span></text:p>
      <text:p text:style-name="Standard"><text:span text:style-name="T1"><text:s/>9 traiguṇyam </text:span></text:p>
      <text:p text:style-name="Standard"><text:span text:style-name="T1">[anarthayajña uvāca]| </text:span></text:p>
      <text:p text:style-name="Standard"><text:span text:style-name="T1">trikālaguṇabhedena bhinnaṃ sarvacarācaram|</text:span></text:p>
      <text:p text:style-name="Standard"><text:span text:style-name="T1">tasmāt triguṇabandhena veṣṭitaṃ nikhilaṃ jagat||9-1||</text:span></text:p>
      <text:p text:style-name="Standard"><text:span text:style-name="T1">vigatarāga uvāca| </text:span></text:p>
      <text:p text:style-name="Standard"><text:span text:style-name="T1">traikālyam iti kiṃ jñeyaṃ traidhātukaśarīriṇaḥ| <text:s text:c="7"/></text:span><text:span text:style-name="T1"><text:note text:id="ftn771" text:note-class="footnote"><text:note-citation>771</text:note-citation><text:note-body><text:p text:style-name="Footnote">) 2a <text:span text:style-name="T2">°kālyam] </text:span><text:s text:c="2"/>Ed; °kālam Ca â€¢ <text:s text:c="16"/><text:span text:style-name="T2"><text:s/>kiṃ jñeyaṃ ] </text:span><text:s text:c="2"/>Ca; vijñeyaṃ Ed</text:p></text:note-body></text:note></text:span><text:span text:style-name="T1"><text:s text:c="8"/></text:span><text:span text:style-name="T1"><text:note text:id="ftn772" text:note-class="footnote"><text:note-citation>772</text:note-citation><text:note-body><text:p text:style-name="Footnote">) 2b <text:span text:style-name="T2">°dhātuka°] </text:span><text:s text:c="2"/>Ca; °dhāyukta° Ed</text:p></text:note-body></text:note></text:span></text:p>
      <text:p text:style-name="Standard"><text:soft-page-break/><text:span text:style-name="T1">kiṃcid vistaram eveha kathayasva tapodhana||9-2|| <text:s text:c="7"/></text:span><text:span text:style-name="T1"><text:note text:id="ftn773" text:note-class="footnote"><text:note-citation>773</text:note-citation><text:note-body><text:p text:style-name="Footnote">) 2c <text:span text:style-name="T2">eveha] </text:span><text:s text:c="2"/>Ca; etad dhi Ed</text:p></text:note-body></text:note></text:span><text:span text:style-name="T1"><text:s text:c="8"/></text:span><text:span text:style-name="T1"><text:note text:id="ftn774" text:note-class="footnote"><text:note-citation>774</text:note-citation><text:note-body><text:p text:style-name="Footnote">) 2d <text:span text:style-name="T2">kathayasva] </text:span><text:s text:c="2"/>Ed; ka*** Ca</text:p></text:note-body></text:note></text:span></text:p>
      <text:p text:style-name="Standard"><text:span text:style-name="T1">anartayajña uvāca| </text:span></text:p>
      <text:p text:style-name="Standard"><text:span text:style-name="T1">traikālyaṃ triguṇaṃ jñeyaṃ vyāpī prakṛtisambhavaḥ|</text:span></text:p>
      <text:p text:style-name="Standard"><text:span text:style-name="T1">anyonyam upajīvanti anyonyam anuvartinaḥ||9-3||</text:span></text:p>
      <text:p text:style-name="Standard"><text:span text:style-name="T1">sattvaṃ rajas tamaś caiva rajaḥ sattvaṃ tamas tathā| <text:s text:c="7"/></text:span><text:span text:style-name="T1"><text:note text:id="ftn775" text:note-class="footnote"><text:note-citation>775</text:note-citation><text:note-body><text:p text:style-name="Footnote">) 4a <text:span text:style-name="T2">rajas] </text:span><text:s text:c="2"/>Ca; raja° Ed</text:p></text:note-body></text:note></text:span><text:span text:style-name="T1"><text:s text:c="8"/></text:span><text:span text:style-name="T1"><text:note text:id="ftn776" text:note-class="footnote"><text:note-citation>776</text:note-citation><text:note-body><text:p text:style-name="Footnote">) 4b <text:span text:style-name="T2">rajaḥ] </text:span><text:s text:c="2"/>Ca; raja° Ed â€¢ <text:s text:c="16"/><text:span text:style-name="T2">sattvaṃ] </text:span><text:s text:c="2"/>Ca; sattva° Ed</text:p></text:note-body></text:note></text:span></text:p>
      <text:p text:style-name="Standard"><text:span text:style-name="T1">tamaḥ sattvaṃ rajaś caiva anyonyamithunāḥ smṛtāḥ||9-4|| <text:s text:c="7"/></text:span><text:span text:style-name="T1"><text:note text:id="ftn777" text:note-class="footnote"><text:note-citation>777</text:note-citation><text:note-body><text:p text:style-name="Footnote">) 4c <text:span text:style-name="T2">sattvaṃ] </text:span><text:s text:c="2"/>Ca; sattva° Ed</text:p></text:note-body></text:note></text:span></text:p>
      <text:p text:style-name="Standard"><text:span text:style-name="T1">sāttviko bhagavān viṣṇu rājasaḥ kamalodbhavaḥ| <text:s text:c="7"/></text:span><text:span text:style-name="T1"><text:note text:id="ftn778" text:note-class="footnote"><text:note-citation>778</text:note-citation><text:note-body><text:p text:style-name="Footnote">) 5b <text:span text:style-name="T2">rājasaḥ kamalodbhavaḥ] </text:span><text:s text:c="2"/>Ed; <text:s text:c="23"/>rāja****** Ca</text:p></text:note-body></text:note></text:span></text:p>
      <text:p text:style-name="Standard"><text:span text:style-name="T1">tāmaso bhagavān īśaḥ sakalaṃ vikaleśvaraḥ||9-5|| <text:s text:c="7"/></text:span><text:span text:style-name="T1"><text:note text:id="ftn779" text:note-class="footnote"><text:note-citation>779</text:note-citation><text:note-body><text:p text:style-name="Footnote">) 5cd <text:span text:style-name="T2">tāmaso bhagavān īśaḥ sakalaṃ] </text:span><text:s text:c="2"/>Ed; <text:s text:c="24"/>********sakalam Ca</text:p></text:note-body></text:note></text:span></text:p>
      <text:p text:style-name="Standard"><text:span text:style-name="T1">sattvaṃ kundenduvarṇābhaṃ padmarāganibhaṃ rajaḥ|</text:span></text:p>
      <text:p text:style-name="Standard"><text:span text:style-name="T1">tamaś cāñjanaśailābhaṃ kīrtitāni manīṣibhiḥ||9-6|| <text:s text:c="7"/></text:span><text:span text:style-name="T1"><text:note text:id="ftn780" text:note-class="footnote"><text:note-citation>780</text:note-citation><text:note-body><text:p text:style-name="Footnote">) 6c <text:span text:style-name="T2">°bhaṃ] </text:span><text:s text:c="2"/>Ca; °bhā Ed</text:p></text:note-body></text:note></text:span></text:p>
      <text:p text:style-name="Standard"><text:span text:style-name="T1">sattvaṃ jalaṃ rajo 'ṅgāraṃ tamo dhūmasamākulam| <text:s text:c="7"/></text:span><text:span text:style-name="T1"><text:note text:id="ftn781" text:note-class="footnote"><text:note-citation>781</text:note-citation><text:note-body><text:p text:style-name="Footnote">) 7a <text:span text:style-name="T2">'ṅgāraṃ] </text:span><text:s text:c="2"/>Ca; 'ṅgaran Ed</text:p></text:note-body></text:note></text:span></text:p>
      <text:p text:style-name="Standard"><text:span text:style-name="T1">etadguṇamayair baddhāḥ pacyante sarvadehinaḥ||9-7||</text:span></text:p>
      <text:p text:style-name="Standard"><text:span text:style-name="T1">vigatarāga uvāca| </text:span></text:p>
      <text:p text:style-name="Standard"><text:span text:style-name="T1">kena kena prakāreṇa guṇapāśena badhyate| <text:s text:c="7"/></text:span><text:span text:style-name="T1"><text:note text:id="ftn782" text:note-class="footnote"><text:note-citation>782</text:note-citation><text:note-body><text:p text:style-name="Footnote">) 8b <text:span text:style-name="T2">guṇa°] </text:span><text:s text:c="2"/>NaEd; <text:span text:style-name="T3">omitted in </text:span>Ca</text:p></text:note-body></text:note></text:span></text:p>
      <text:p text:style-name="Standard"><text:span text:style-name="T1">cihnam eṣāṃ pṛthaktvena kathayasva tapodhana||9-8||</text:span></text:p>
      <text:p text:style-name="Standard"><text:span text:style-name="T1">anarthayajña uvāca| </text:span></text:p>
      <text:p text:style-name="Standard"><text:span text:style-name="T1">anekākārabhāvena badhyante guṇabandhanaiḥ|</text:span></text:p>
      <text:p text:style-name="Standard"><text:span text:style-name="T1">mohitā nābhijānanti jānanti śivayoginaḥ||9-9||</text:span></text:p>
      <text:p text:style-name="Standard"><text:span text:style-name="T1">ūrdhvaṃgo nityasattvastho madhyago rajasāvṛtaḥ| <text:s text:c="7"/></text:span><text:span text:style-name="T1"><text:note text:id="ftn783" text:note-class="footnote"><text:note-citation>783</text:note-citation><text:note-body><text:p text:style-name="Footnote">) 10a <text:span text:style-name="T2">ūrdhvaṃgo] </text:span><text:s text:c="2"/><text:span text:style-name="T3">conj. </text:span>&lt;/i&gt;; <text:s text:c="21"/>ūrdhvāṅgo ni° CaNa&lt;corr&gt;pc&lt;/corr&gt;Ed, <text:s text:c="21"/>ūrdhvāṅgā na° Na&lt;corr&gt;ac&lt;/corr&gt; â€¢ <text:s text:c="16"/><text:span text:style-name="T2">°sattva°] </text:span><text:s text:c="2"/>CaNa; °satya° Ed</text:p></text:note-body></text:note></text:span><text:span text:style-name="T1"><text:s text:c="8"/></text:span><text:span text:style-name="T1"><text:note text:id="ftn784" text:note-class="footnote"><text:note-citation>784</text:note-citation><text:note-body><text:p text:style-name="Footnote">) 10b <text:span text:style-name="T2">madhyago] </text:span><text:s text:c="2"/>Ca; madhyamo Ed â€¢ <text:s text:c="16"/><text:span text:style-name="T2">°vṛtaḥ] </text:span><text:s text:c="2"/>CaNa; °vṛtam Ed</text:p></text:note-body></text:note></text:span></text:p>
      <text:p text:style-name="Standard"><text:span text:style-name="T1">adhogatis tamo'vasthā bhavanti puruṣādhamāḥ||9-10||</text:span></text:p>
      <text:p text:style-name="Standard"><text:span text:style-name="T1">svarge 'pi hi trayo vaite bhāvanīyās tapodhana|</text:span></text:p>
      <text:p text:style-name="Standard"><text:span text:style-name="T1">mānuṣeṣu ca tiryeṣu guṇabhedās trayas trayaḥ||9-11|| <text:s text:c="7"/></text:span><text:span text:style-name="T1"><text:note text:id="ftn785" text:note-class="footnote"><text:note-citation>785</text:note-citation><text:note-body><text:p text:style-name="Footnote">) 11c <text:span text:style-name="T2">tiryeṣu] </text:span><text:s text:c="2"/>CaNa; tīryeṣu Ed</text:p></text:note-body></text:note></text:span></text:p>
      <text:p text:style-name="Standard"><text:span text:style-name="T1">brahmā viṣṇuś ca rudraś ca dharma indraḥ prajāpatiḥ| <text:s text:c="7"/></text:span><text:span text:style-name="T1"><text:note text:id="ftn786" text:note-class="footnote"><text:note-citation>786</text:note-citation><text:note-body><text:p text:style-name="Footnote">) 12b <text:span text:style-name="T2">dharma indraḥ] </text:span><text:s text:c="2"/>CaNa; dharmar indra° Ed</text:p></text:note-body></text:note></text:span></text:p>
      <text:p text:style-name="Standard"><text:span text:style-name="T1">somo 'gni varuṇaḥ sūryo daśasattvottamāḥ smṛtāḥ||9-12|| <text:s text:c="7"/></text:span><text:span text:style-name="T1"><text:note text:id="ftn787" text:note-class="footnote"><text:note-citation>787</text:note-citation><text:note-body><text:p text:style-name="Footnote">) 12d <text:span text:style-name="T2">daśa°] </text:span><text:s text:c="2"/>CaNa; daśaḥ Ed</text:p></text:note-body></text:note></text:span></text:p>
      <text:p text:style-name="Standard"><text:span text:style-name="T1">rudrādityā vasusādhyāḥ viśveśamaruto dhruvaḥ| <text:s text:c="7"/></text:span><text:span text:style-name="T1"><text:note text:id="ftn788" text:note-class="footnote"><text:note-citation>788</text:note-citation><text:note-body><text:p text:style-name="Footnote">) 13ab <text:span text:style-name="T2">°dityā vasusādhyāḥ vi°] </text:span><text:s text:c="2"/>Na; <text:s text:c="31"/>°dityāvasusā** Ca, <text:s text:c="31"/>°dityavasusādhyāḥ vi° Ed</text:p></text:note-body></text:note></text:span></text:p>
      <text:p text:style-name="Standard"><text:span text:style-name="T1">ṛṣayaḥ pitaraś caiva daśaite sattvamadhyamāḥ||9-13||</text:span></text:p>
      <text:p text:style-name="Standard"><text:span text:style-name="T1">tārā grahā surā yakṣā gandharvāḥ kiṃnaroragāḥ| <text:s text:c="7"/></text:span><text:span text:style-name="T1"><text:note text:id="ftn789" text:note-class="footnote"><text:note-citation>789</text:note-citation><text:note-body><text:p text:style-name="Footnote">) 14b <text:span text:style-name="T2">gandharvāḥ] </text:span><text:s text:c="2"/>CaEd; gandharvā Na</text:p></text:note-body></text:note></text:span></text:p>
      <text:p text:style-name="Standard"><text:span text:style-name="T1">rakṣobhūtapiśācāś ca daśaite sāttvikādhamāḥ||9-14||</text:span></text:p>
      <text:p text:style-name="Standard"><text:span text:style-name="T1">ṛtvik purohitācāryayajvāno 'tithivijñanī| <text:s text:c="7"/></text:span><text:span text:style-name="T1"><text:note text:id="ftn790" text:note-class="footnote"><text:note-citation>790</text:note-citation><text:note-body><text:p text:style-name="Footnote">) 15b <text:span text:style-name="T2">°vijñanī] </text:span><text:s text:c="2"/>CaNa; °vijñakau Ed</text:p></text:note-body></text:note></text:span></text:p>
      <text:p text:style-name="Standard"><text:span text:style-name="T1">rājamantrī vrato vedī daśaite rājasottamāḥ||9-15|| <text:s text:c="7"/></text:span><text:span text:style-name="T1"><text:note text:id="ftn791" text:note-class="footnote"><text:note-citation>791</text:note-citation><text:note-body><text:p text:style-name="Footnote">) 15c <text:span text:style-name="T2">°mantrī] </text:span><text:s text:c="2"/>CaNa; °mantri Ed</text:p></text:note-body></text:note></text:span></text:p>
      <text:p text:style-name="Standard"><text:soft-page-break/><text:span text:style-name="T1">sūto 'mbaṣṭavaṇik cograḥ śilpakārukamāgadhāḥ| <text:s text:c="7"/></text:span><text:span text:style-name="T1"><text:note text:id="ftn792" text:note-class="footnote"><text:note-citation>792</text:note-citation><text:note-body><text:p text:style-name="Footnote">) 16a <text:span text:style-name="T2">'mbaṣṭa°] </text:span><text:s text:c="2"/>Ed; *ṣṭa° Ca â€¢ <text:s text:c="15"/><text:span text:style-name="T2">°vaṇik co°] </text:span><text:s text:c="2"/><text:span text:style-name="T3">corr. </text:span>&lt;/i&gt;; <text:s text:c="20"/>°vaṇiś co° Ca, °vaṇiśvo° Ed</text:p></text:note-body></text:note></text:span></text:p>
      <text:p text:style-name="Standard"><text:span text:style-name="T1">veṇavaidehakāmātyā daśaite rajamadhyamāḥ||9-16|| <text:s text:c="7"/></text:span><text:span text:style-name="T1"><text:note text:id="ftn793" text:note-class="footnote"><text:note-citation>793</text:note-citation><text:note-body><text:p text:style-name="Footnote">) 16c <text:span text:style-name="T2">vaidehakāmātyā] </text:span><text:s text:c="2"/>Ca; vaidecakau mātyā Ed</text:p></text:note-body></text:note></text:span></text:p>
      <text:p text:style-name="Standard"><text:span text:style-name="T1">carmakṛtkumbhakṛtkolī lohakṛttrapunīlikāḥ| <text:s text:c="7"/></text:span><text:span text:style-name="T1"><text:note text:id="ftn794" text:note-class="footnote"><text:note-citation>794</text:note-citation><text:note-body><text:p text:style-name="Footnote">) 17a <text:span text:style-name="T2">°kolī] </text:span><text:s text:c="2"/>Ca; °kālī Ed</text:p></text:note-body></text:note></text:span><text:span text:style-name="T1"><text:s text:c="8"/></text:span><text:span text:style-name="T1"><text:note text:id="ftn795" text:note-class="footnote"><text:note-citation>795</text:note-citation><text:note-body><text:p text:style-name="Footnote">) 17b <text:span text:style-name="T2">°nīlikāḥ] </text:span><text:s text:c="2"/>Ca; °tīlikā Ed</text:p></text:note-body></text:note></text:span></text:p>
      <text:p text:style-name="Standard"><text:span text:style-name="T1">naṭamuṣṭikacaṇḍālā daśaite rajasādhamāḥ||9-17|| <text:s text:c="7"/></text:span><text:span text:style-name="T1"><text:note text:id="ftn796" text:note-class="footnote"><text:note-citation>796</text:note-citation><text:note-body><text:p text:style-name="Footnote">) 17c <text:span text:style-name="T2">°caṇḍālā] </text:span><text:s text:c="2"/>Ca; °cāṇḍālaḥ Ed</text:p></text:note-body></text:note></text:span></text:p>
      <text:p text:style-name="Standard"><text:span text:style-name="T1">gogajagavayā aśvamṛgacāmarakiṃnarāḥ| <text:s text:c="7"/></text:span><text:span text:style-name="T1"><text:note text:id="ftn797" text:note-class="footnote"><text:note-citation>797</text:note-citation><text:note-body><text:p text:style-name="Footnote">) 18a <text:span text:style-name="T2">°gavayā] </text:span><text:s text:c="2"/>Ca; °gavayo Ed</text:p></text:note-body></text:note></text:span><text:span text:style-name="T1"><text:s text:c="8"/></text:span><text:span text:style-name="T1"><text:note text:id="ftn798" text:note-class="footnote"><text:note-citation>798</text:note-citation><text:note-body><text:p text:style-name="Footnote">) 18b <text:span text:style-name="T2">°cāmara°] </text:span><text:s text:c="2"/>Ca; °vānara° Ed</text:p></text:note-body></text:note></text:span></text:p>
      <text:p text:style-name="Standard"><text:span text:style-name="T1">siṃhavyāghravarāhāś ca daśaite tamasottamāḥ||9-18|| <text:s text:c="7"/></text:span><text:span text:style-name="T1"><text:note text:id="ftn799" text:note-class="footnote"><text:note-citation>799</text:note-citation><text:note-body><text:p text:style-name="Footnote">) 18c <text:span text:style-name="T2">°varāhāś] </text:span><text:s text:c="2"/>Ca; °varāhaś Ed</text:p></text:note-body></text:note></text:span></text:p>
      <text:p text:style-name="Standard"><text:span text:style-name="T1">ajameṣamahiṣyāś ca mūṣikānakulādayaḥ|</text:span></text:p>
      <text:p text:style-name="Standard"><text:span text:style-name="T1">uṣṭraraṅkuśaśagaṇḍā daśaite tamamadhyamāḥ||9-19|| <text:s text:c="7"/></text:span><text:span text:style-name="T1"><text:note text:id="ftn800" text:note-class="footnote"><text:note-citation>800</text:note-citation><text:note-body><text:p text:style-name="Footnote">) 19c <text:span text:style-name="T2">uṣṭra°] </text:span><text:s text:c="2"/>Ca; daṃṣṭri° Ed â€¢ <text:s text:c="16"/><text:span text:style-name="T2">°śaśagaṇḍā] </text:span><text:s text:c="2"/>Ca; °śagaṇḍāś ca Ed</text:p></text:note-body></text:note></text:span><text:span text:style-name="T1"><text:s text:c="8"/></text:span><text:span text:style-name="T1"><text:note text:id="ftn801" text:note-class="footnote"><text:note-citation>801</text:note-citation><text:note-body><text:p text:style-name="Footnote">) 19d <text:span text:style-name="T2">tamamadhyamāḥ] </text:span><text:s text:c="2"/>Ed; tamadhyamāḥ Ca</text:p></text:note-body></text:note></text:span></text:p>
      <text:p text:style-name="Standard"><text:span text:style-name="T1">ṛkṣagodhāmṛgaśṛṅgibakavānaragardabhāḥ| <text:s text:c="7"/></text:span><text:span text:style-name="T1"><text:note text:id="ftn802" text:note-class="footnote"><text:note-citation>802</text:note-citation><text:note-body><text:p text:style-name="Footnote">) 20b <text:span text:style-name="T2">°gardabhāḥ] </text:span><text:s text:c="2"/>Ca; °gardabhaḥ Ed</text:p></text:note-body></text:note></text:span></text:p>
      <text:p text:style-name="Standard"><text:span text:style-name="T1">sūkaraśvānagomāyur daśaite tamasādhamāḥ||9-20||</text:span></text:p>
      <text:p text:style-name="Standard"><text:span text:style-name="T1">krauñcahaṃsaśukaśyenabhāsavāruṇḍasārasāḥ|</text:span></text:p>
      <text:p text:style-name="Standard"><text:span text:style-name="T1">cakrāṅgaśukamāyūrā daśaite tamasāttvikāḥ||9-21|| <text:s text:c="7"/></text:span><text:span text:style-name="T1"><text:note text:id="ftn803" text:note-class="footnote"><text:note-citation>803</text:note-citation><text:note-body><text:p text:style-name="Footnote">) 21c <text:span text:style-name="T2">°ṅgaśukamāyūrā] </text:span><text:s text:c="2"/>Ed; °ṅga***yūrā Ca</text:p></text:note-body></text:note></text:span><text:span text:style-name="T1"><text:s text:c="8"/></text:span><text:span text:style-name="T1"><text:note text:id="ftn804" text:note-class="footnote"><text:note-citation>804</text:note-citation><text:note-body><text:p text:style-name="Footnote">) 21d <text:span text:style-name="T2">tamasāttvikāḥ] </text:span><text:s text:c="2"/>Ed; tamassāttvikāḥ Ca</text:p></text:note-body></text:note></text:span></text:p>
      <text:p text:style-name="Standard"><text:span text:style-name="T1">valākāḥ kukkuṭāḥ kākāś cillalāvakitittirāḥ| <text:s text:c="7"/></text:span><text:span text:style-name="T1"><text:note text:id="ftn805" text:note-class="footnote"><text:note-citation>805</text:note-citation><text:note-body><text:p text:style-name="Footnote">) 22a <text:span text:style-name="T2">valākāḥ] </text:span><text:s text:c="2"/><text:span text:style-name="T3">corr. </text:span>&lt;/i&gt;; valākā Ca; valāka° Ed â€¢ <text:s text:c="16"/><text:span text:style-name="T2">kukkuṭāḥ kākāś] </text:span><text:s text:c="2"/><text:span text:style-name="T3">corr. </text:span>&lt;/i&gt;; <text:s text:c="21"/>kukkuṭakākāś Ca(&lt;i&gt;unmetrical&lt;/i&gt;); kukkuṭo kākā Ed</text:p></text:note-body></text:note></text:span><text:span text:style-name="T1"><text:s text:c="8"/></text:span><text:span text:style-name="T1"><text:note text:id="ftn806" text:note-class="footnote"><text:note-citation>806</text:note-citation><text:note-body><text:p text:style-name="Footnote">) 22b <text:span text:style-name="T2">°tittirāḥ] </text:span><text:s text:c="2"/>Ca; °tittiriḥ Ed</text:p></text:note-body></text:note></text:span></text:p>
      <text:p text:style-name="Standard"><text:span text:style-name="T1">gṛdhrakaṅkabakaśyena daśaite tamarājasāḥ||9-22||</text:span></text:p>
      <text:p text:style-name="Standard"><text:span text:style-name="T1">kokilolūkakiñjalkakapotāḥ pañca eva ca| <text:s text:c="7"/></text:span><text:span text:style-name="T1"><text:note text:id="ftn807" text:note-class="footnote"><text:note-citation>807</text:note-citation><text:note-body><text:p text:style-name="Footnote">) 23a <text:span text:style-name="T2">°kiñjalka°] </text:span><text:s text:c="2"/>Ed; °kiñjalya° Ca</text:p></text:note-body></text:note></text:span></text:p>
      <text:p text:style-name="Standard"><text:span text:style-name="T1">śārikāś ca kuliṅgāś ca daśaite tamasādhamāḥ||9-23|| <text:s text:c="7"/></text:span><text:span text:style-name="T1"><text:note text:id="ftn808" text:note-class="footnote"><text:note-citation>808</text:note-citation><text:note-body><text:p text:style-name="Footnote">) 23c <text:span text:style-name="T2">śārikāś] </text:span><text:s text:c="2"/><text:span text:style-name="T3">corr. </text:span>&lt;/i&gt;; śārikā Ca, śālikā Ed â€¢ <text:s text:c="16"/><text:span text:style-name="T2">kuliṅgāś] </text:span><text:s text:c="2"/><text:span text:style-name="T3">corr. </text:span>&lt;/i&gt;; kuliṅgā CaEd</text:p></text:note-body></text:note></text:span></text:p>
      <text:p text:style-name="Standard"><text:span text:style-name="T1">makaragohanakrāś ca ṛṣā ca tamasāttvikāḥ| <text:s text:c="7"/></text:span><text:span text:style-name="T1"><text:note text:id="ftn809" text:note-class="footnote"><text:note-citation>809</text:note-citation><text:note-body><text:p text:style-name="Footnote">) 24b <text:span text:style-name="T2">tamasāttvikāḥ] </text:span><text:s text:c="2"/>Ed; tamassā** Ca</text:p></text:note-body></text:note></text:span></text:p>
      <text:p text:style-name="Standard"><text:span text:style-name="T1">kacchapaśuśukumbhīramaṇḍukās tamarājasāḥ||9-24|| <text:s text:c="7"/></text:span><text:span text:style-name="T1"><text:note text:id="ftn810" text:note-class="footnote"><text:note-citation>810</text:note-citation><text:note-body><text:p text:style-name="Footnote">) 24c <text:span text:style-name="T2">°kumbhīra°] </text:span><text:s text:c="2"/>Ca; °kambhīrā Ed</text:p></text:note-body></text:note></text:span></text:p>
      <text:p text:style-name="Standard"><text:span text:style-name="T1">śaṃkhaśuktikaśambūkakabandhyās tamatāmasāḥ| <text:s text:c="7"/></text:span><text:span text:style-name="T1"><text:note text:id="ftn811" text:note-class="footnote"><text:note-citation>811</text:note-citation><text:note-body><text:p text:style-name="Footnote">) 25a <text:span text:style-name="T2">°śambūka°] </text:span><text:s text:c="2"/><text:span text:style-name="T3">corr. </text:span>&lt;/i&gt;; °śambūkā CaEd</text:p></text:note-body></text:note></text:span></text:p>
      <text:p text:style-name="Standard"><text:span text:style-name="T1">candanāgarupadmaṃ ca plakṣodumbarapippalāḥ||9-25|| <text:s text:c="7"/></text:span><text:span text:style-name="T1"><text:note text:id="ftn812" text:note-class="footnote"><text:note-citation>812</text:note-citation><text:note-body><text:p text:style-name="Footnote">) 25c <text:span text:style-name="T2">°garu°] </text:span><text:s text:c="2"/>Ca; °guru° Ed</text:p></text:note-body></text:note></text:span></text:p>
      <text:p text:style-name="Standard"><text:span text:style-name="T1">vaṭadāruśamībilvā daśaite tamasāttvikāḥ| <text:s text:c="7"/></text:span><text:span text:style-name="T1"><text:note text:id="ftn813" text:note-class="footnote"><text:note-citation>813</text:note-citation><text:note-body><text:p text:style-name="Footnote">) 26b <text:span text:style-name="T2">tamasāttvikāḥ] </text:span><text:s text:c="2"/>Ed; tamassātvikāḥ Ca</text:p></text:note-body></text:note></text:span></text:p>
      <text:p text:style-name="Standard"><text:span text:style-name="T1">jāmbīralakucāmrātadāḍimākolavetasāḥ||9-26||</text:span></text:p>
      <text:p text:style-name="Standard"><text:span text:style-name="T1">nimbinīpo dhuvāvaś ca daśaite tamarājasāḥ| <text:s text:c="7"/></text:span><text:span text:style-name="T1"><text:note text:id="ftn814" text:note-class="footnote"><text:note-citation>814</text:note-citation><text:note-body><text:p text:style-name="Footnote">) 27c <text:span text:style-name="T2">dhuvāvaś] </text:span><text:s text:c="2"/>Ed; dhravāvaś Ca&lt;corr&gt;ac&lt;/corr&gt;, <text:s text:c="22"/>dhavāvaś Ca&lt;corr&gt;pc&lt;/corr&gt;</text:p></text:note-body></text:note></text:span><text:span text:style-name="T1"><text:s text:c="8"/></text:span><text:span text:style-name="T1"><text:note text:id="ftn815" text:note-class="footnote"><text:note-citation>815</text:note-citation><text:note-body><text:p text:style-name="Footnote">) 27d <text:span text:style-name="T2">daśaite] </text:span><text:s text:c="2"/>Ed; *** Ca</text:p></text:note-body></text:note></text:span></text:p>
      <text:p text:style-name="Standard"><text:soft-page-break/><text:span text:style-name="T1">vṛkṣavallīlatāveṇutvaksāratṛṇabhūruhāḥ||9-27|| <text:s text:c="7"/></text:span><text:span text:style-name="T1"><text:note text:id="ftn816" text:note-class="footnote"><text:note-citation>816</text:note-citation><text:note-body><text:p text:style-name="Footnote">) 27d <text:span text:style-name="T2">°sāra°] </text:span><text:s text:c="2"/>Ca; °sāras Ed</text:p></text:note-body></text:note></text:span></text:p>
      <text:p text:style-name="Standard"><text:span text:style-name="T1">mīrajā ca śilāśasyā daśaite tamasāttvikāḥ|</text:span></text:p>
      <text:p text:style-name="Standard"><text:span text:style-name="T1">bhramarādipataṅgāś ca krimikīṭajalaukasaḥ||9-28|| <text:s text:c="7"/></text:span><text:span text:style-name="T1"><text:note text:id="ftn817" text:note-class="footnote"><text:note-citation>817</text:note-citation><text:note-body><text:p text:style-name="Footnote">) 28c <text:span text:style-name="T2">pataṅgānāś ca] </text:span><text:s text:c="2"/>Ca; pataṅgānāṃ Ed</text:p></text:note-body></text:note></text:span><text:span text:style-name="T1"><text:s text:c="8"/></text:span><text:span text:style-name="T1"><text:note text:id="ftn818" text:note-class="footnote"><text:note-citation>818</text:note-citation><text:note-body><text:p text:style-name="Footnote">) 28d <text:span text:style-name="T2">krimikīṭajalaukasaḥ] </text:span><text:s text:c="2"/>Ca; kimikīṭajalaukasāṃ Ed</text:p></text:note-body></text:note></text:span></text:p>
      <text:p text:style-name="Standard"><text:span text:style-name="T1">yūkoddaṃśamaśānāṃ ca viṣṭajās tamasāttvikāḥ| <text:s text:c="7"/></text:span><text:span text:style-name="T1"><text:note text:id="ftn819" text:note-class="footnote"><text:note-citation>819</text:note-citation><text:note-body><text:p text:style-name="Footnote">) 29a <text:span text:style-name="T2">yūkoddaṃśamaśānāṃ] </text:span><text:s text:c="2"/>Ca; <text:s text:c="21"/>yuktodaṃśamaśānāś Ed</text:p></text:note-body></text:note></text:span><text:span text:style-name="T1"><text:s text:c="14"/></text:span><text:span text:style-name="T1"><text:note text:id="ftn820" text:note-class="footnote"><text:note-citation>820</text:note-citation><text:note-body><text:p text:style-name="Footnote">) 29b <text:span text:style-name="T2">viṣṭajās tamasāttvikāḥ] </text:span><text:s text:c="2"/><text:span text:style-name="T3">corr. </text:span>&lt;/i&gt;; <text:s text:c="29"/>viṣṭajās tamassātvikāḥ Ca, <text:s text:c="28"/>viṣṭajā tamasāttvikāḥ Ed</text:p></text:note-body></text:note></text:span></text:p>
      <text:p text:style-name="Standard"><text:span text:style-name="T1">dayā satyaṃ damaḥ śaucaṃ jñānaṃ maunaṃ tapaḥ kṣamā||9-29||</text:span></text:p>
      <text:p text:style-name="Standard"><text:span text:style-name="T1">śilaṃ ca nābhimānaṃ ca sāttvikāś cottamā janāḥ| <text:s text:c="7"/></text:span><text:span text:style-name="T1"><text:note text:id="ftn821" text:note-class="footnote"><text:note-citation>821</text:note-citation><text:note-body><text:p text:style-name="Footnote">) 30a <text:span text:style-name="T2">nābhimānaṃ] </text:span><text:s text:c="2"/>Ca; nābhimānāṃ Ed</text:p></text:note-body></text:note></text:span></text:p>
      <text:p text:style-name="Standard"><text:span text:style-name="T1">kāmatṛṣṇāratidyūtamāno yuddhamadaḥ spṛhā||9-30||</text:span></text:p>
      <text:p text:style-name="Standard"><text:span text:style-name="T1">nirghṛṇāḥ kalikartāro rājaseṣūttamo janāḥ| <text:s text:c="7"/></text:span><text:span text:style-name="T1"><text:note text:id="ftn822" text:note-class="footnote"><text:note-citation>822</text:note-citation><text:note-body><text:p text:style-name="Footnote">) 31a <text:span text:style-name="T2">nirghṛṇāḥ] </text:span><text:s text:c="2"/>Ca; nirghṛṇā Ed</text:p></text:note-body></text:note></text:span><text:span text:style-name="T1"><text:s text:c="8"/></text:span><text:span text:style-name="T1"><text:note text:id="ftn823" text:note-class="footnote"><text:note-citation>823</text:note-citation><text:note-body><text:p text:style-name="Footnote">) 31b <text:span text:style-name="T2">rājaseṣūttamo] </text:span><text:s text:c="2"/>Ca; <text:s text:c="21"/>rājase hy uttamo Ed</text:p></text:note-body></text:note></text:span></text:p>
      <text:p text:style-name="Standard"><text:span text:style-name="T1">hiṃsāsūyāghṛṇāmūḍhanidrātandrībhayālasāḥ||9-31|| <text:s text:c="7"/></text:span><text:span text:style-name="T1"><text:note text:id="ftn824" text:note-class="footnote"><text:note-citation>824</text:note-citation><text:note-body><text:p text:style-name="Footnote">) 31d <text:span text:style-name="T2">°tandrī°] </text:span><text:s text:c="2"/>Ca; °tantrī° Ed</text:p></text:note-body></text:note></text:span></text:p>
      <text:p text:style-name="Standard"><text:span text:style-name="T1">krodho matsaramāyī ca tāmaseṣūttamā janāḥ| <text:s text:c="7"/></text:span><text:span text:style-name="T1"><text:note text:id="ftn825" text:note-class="footnote"><text:note-citation>825</text:note-citation><text:note-body><text:p text:style-name="Footnote">) 32a <text:span text:style-name="T2">krodho] </text:span><text:s text:c="2"/>Ca; krodha° Ed</text:p></text:note-body></text:note></text:span><text:span text:style-name="T1"><text:s text:c="8"/></text:span><text:span text:style-name="T1"><text:note text:id="ftn826" text:note-class="footnote"><text:note-citation>826</text:note-citation><text:note-body><text:p text:style-name="Footnote">) 32b <text:span text:style-name="T2">tāmaseṣūttamo] </text:span><text:s text:c="2"/>Ca; <text:s text:c="21"/>tāmase hy uttamo Ed</text:p></text:note-body></text:note></text:span></text:p>
      <text:p text:style-name="Standard"><text:span text:style-name="T1">laghuprītiprakāśī ca dhyānayoge sadotsukaḥ||9-32|| <text:s text:c="7"/></text:span><text:span text:style-name="T1"><text:note text:id="ftn827" text:note-class="footnote"><text:note-citation>827</text:note-citation><text:note-body><text:p text:style-name="Footnote">) 32d <text:span text:style-name="T2">°yoge] </text:span><text:s text:c="2"/>Ed; °yoge Ca</text:p></text:note-body></text:note></text:span></text:p>
      <text:p text:style-name="Standard"><text:span text:style-name="T1">prajñābuddhivirāgī ca sāttvikaṃ guṇalakṣaṇam|</text:span></text:p>
      <text:p text:style-name="Standard"><text:span text:style-name="T1">bālako nipuṇo rāgī māno darpaś ca lobhakaḥ||9-33|| <text:s text:c="7"/></text:span><text:span text:style-name="T1"><text:note text:id="ftn828" text:note-class="footnote"><text:note-citation>828</text:note-citation><text:note-body><text:p text:style-name="Footnote">) 33c <text:span text:style-name="T2">nipuṇo] </text:span><text:s text:c="2"/>Ed; nipuno Ca</text:p></text:note-body></text:note></text:span></text:p>
      <text:p text:style-name="Standard"><text:span text:style-name="T1">spṛhā īrṣyā pralāpī ca rājasaṃ guṇalakṣaṇam| <text:s text:c="7"/></text:span><text:span text:style-name="T1"><text:note text:id="ftn829" text:note-class="footnote"><text:note-citation>829</text:note-citation><text:note-body><text:p text:style-name="Footnote">) 34b <text:span text:style-name="T2">rājasaṃ] </text:span><text:s text:c="2"/>Ca; tāmasaṃ Ed</text:p></text:note-body></text:note></text:span></text:p>
      <text:p text:style-name="Standard"><text:span text:style-name="T1">udvega ālaso mohaḥ krūras taskaranirdayaḥ| <text:s text:c="7"/></text:span><text:span text:style-name="T1"><text:note text:id="ftn830" text:note-class="footnote"><text:note-citation>830</text:note-citation><text:note-body><text:p text:style-name="Footnote">) 34c <text:span text:style-name="T2">krūras] </text:span><text:s text:c="2"/>Ca; krūra° Ed</text:p></text:note-body></text:note></text:span></text:p>
      <text:p text:style-name="Standard"><text:span text:style-name="T1">krodhaḥ piśunanidrā ca tāmasaṃ guṇalakṣaṇam|| <text:s text:c="7"/></text:span><text:span text:style-name="T1"><text:note text:id="ftn831" text:note-class="footnote"><text:note-citation>831</text:note-citation><text:note-body><text:p text:style-name="Footnote">) 34c <text:span text:style-name="T2">piśuna°] </text:span><text:s text:c="2"/>Ed; piśuno Ca</text:p></text:note-body></text:note></text:span></text:p>
      <text:p text:style-name="Standard"><text:span text:style-name="T1">vigatarāga uvāca| </text:span></text:p>
      <text:p text:style-name="Standard"><text:span text:style-name="T1">kena cihnena vijñeya āhāraḥ sarvadehinām| <text:s text:c="7"/></text:span><text:span text:style-name="T1"><text:note text:id="ftn832" text:note-class="footnote"><text:note-citation>832</text:note-citation><text:note-body><text:p text:style-name="Footnote">) 35ab <text:span text:style-name="T2">kena cihnena vijñeya āhāraḥ sarvadehinām] </text:span><text:s text:c="2"/>Ed; <text:s text:c="21"/>************* dehinām Ca</text:p></text:note-body></text:note></text:span></text:p>
      <text:p text:style-name="Standard"><text:span text:style-name="T1">traiguṇyasya pṛthaktvena kathayasva tapodhana||9-35||</text:span></text:p>
      <text:p text:style-name="Standard"><text:span text:style-name="T1">anarthayajña uvāca| </text:span></text:p>
      <text:p text:style-name="Standard"><text:span text:style-name="T1">āyuḥ kīrtiḥ sukhaṃ prītir balārogyavivardhanam| <text:s text:c="7"/></text:span><text:span text:style-name="T1"><text:note text:id="ftn833" text:note-class="footnote"><text:note-citation>833</text:note-citation><text:note-body><text:p text:style-name="Footnote">) 36a <text:span text:style-name="T2">kīrtiḥ] </text:span><text:s text:c="2"/>Ca; kirtiḥ Ed â€¢ <text:s text:c="16"/><text:span text:style-name="T2">prītir] </text:span><text:s text:c="2"/><text:span text:style-name="T3">corr. </text:span>&lt;/i&gt;; prīti Ca, priti Ed</text:p></text:note-body></text:note></text:span></text:p>
      <text:p text:style-name="Standard"><text:span text:style-name="T1">hṛdasvādurasaṃ snigdha āhāraḥ sāttvikapriyaḥ||9-36|| <text:s text:c="7"/></text:span><text:span text:style-name="T1"><text:note text:id="ftn834" text:note-class="footnote"><text:note-citation>834</text:note-citation><text:note-body><text:p text:style-name="Footnote">) 36c <text:span text:style-name="T2">°rasaṃ] </text:span><text:s text:c="2"/>Ca; °rasā Ed</text:p></text:note-body></text:note></text:span><text:span text:style-name="T1"><text:s text:c="8"/></text:span><text:span text:style-name="T1"><text:note text:id="ftn835" text:note-class="footnote"><text:note-citation>835</text:note-citation><text:note-body><text:p text:style-name="Footnote">) 36d <text:span text:style-name="T2">sāttvikapriyaḥ] </text:span><text:s text:c="2"/>Ca; sāttvikaḥ kiyāḥ Ed</text:p></text:note-body></text:note></text:span></text:p>
      <text:p text:style-name="Standard"><text:span text:style-name="T1">atyuṣṇam āmlalavaṇaṃ rūkṣaṃ tīkṣṇaṃ vidāhikaḥ| <text:s text:c="7"/></text:span><text:span text:style-name="T1"><text:note text:id="ftn836" text:note-class="footnote"><text:note-citation>836</text:note-citation><text:note-body><text:p text:style-name="Footnote">) 37a <text:span text:style-name="T2">āmla°] </text:span><text:s text:c="2"/>Ca; alla° Ed</text:p></text:note-body></text:note></text:span><text:span text:style-name="T1"><text:s text:c="8"/></text:span><text:span text:style-name="T1"><text:note text:id="ftn837" text:note-class="footnote"><text:note-citation>837</text:note-citation><text:note-body><text:p text:style-name="Footnote">) 37b <text:span text:style-name="T2">tīkṣṇaṃ] </text:span><text:s text:c="2"/><text:span text:style-name="T3">corr. </text:span>&lt;/i&gt;; tīkṣṇa Ca, <text:s text:c="15"/>stīkṣaṃ Ed â€¢ <text:s text:c="16"/><text:span text:style-name="T2">vidāhikaḥ] </text:span><text:s text:c="2"/>Ed; *dāhika Ca</text:p></text:note-body></text:note></text:span></text:p>
      <text:p text:style-name="Standard"><text:span text:style-name="T1">rājase śreṣṭham āhāro duḥkhaśokābhayapradaḥ||9-37||</text:span></text:p>
      <text:p text:style-name="Standard"><text:span text:style-name="T1">abhakṣyamedhyapūtī ca pūti paryuṣitaṃ ca yat| <text:s text:c="7"/></text:span><text:span text:style-name="T1"><text:note text:id="ftn838" text:note-class="footnote"><text:note-citation>838</text:note-citation><text:note-body><text:p text:style-name="Footnote">) 38a <text:span text:style-name="T2">abhakṣyamedhyapūtī ca] </text:span><text:s text:c="2"/>Ca; <text:s text:c="31"/>abhakṣamadyapūtī vai Ed</text:p></text:note-body></text:note></text:span></text:p>
      <text:p text:style-name="Standard"><text:soft-page-break/><text:span text:style-name="T1">āyāsarasavisvāda āhāras tāmasapriyaḥ||9-38|| <text:s text:c="7"/></text:span><text:span text:style-name="T1"><text:note text:id="ftn839" text:note-class="footnote"><text:note-citation>839</text:note-citation><text:note-body><text:p text:style-name="Footnote">) 38c <text:span text:style-name="T2">āyāsa°] </text:span><text:s text:c="2"/>Ed; āyāma° Ca</text:p></text:note-body></text:note></text:span><text:span text:style-name="T1"><text:s text:c="8"/></text:span><text:span text:style-name="T1"><text:note text:id="ftn840" text:note-class="footnote"><text:note-citation>840</text:note-citation><text:note-body><text:p text:style-name="Footnote">) 38d <text:span text:style-name="T2">tāmasa°] </text:span><text:s text:c="2"/>Ca; tāmasaḥ Ed</text:p></text:note-body></text:note></text:span></text:p>
      <text:p text:style-name="Standard"><text:span text:style-name="T1">vigatarāga uvāca| </text:span></text:p>
      <text:p text:style-name="Standard"><text:span text:style-name="T1">guṇātītaṃ kathaṃ jñeyaṃ saṃsāraparapāragam|</text:span></text:p>
      <text:p text:style-name="Standard"><text:span text:style-name="T1">guṇapāśanibaddhānāṃ mokṣaṃ kathaya tattvataḥ||9-39|| <text:s text:c="7"/></text:span><text:span text:style-name="T1"><text:note text:id="ftn841" text:note-class="footnote"><text:note-citation>841</text:note-citation><text:note-body><text:p text:style-name="Footnote">) 39c <text:span text:style-name="T2">°baddhānāṃ] </text:span><text:s text:c="2"/>Ca; °baddhāmo Ed</text:p></text:note-body></text:note></text:span></text:p>
      <text:p text:style-name="Standard"><text:span text:style-name="T1">anarthayajña uvāca| </text:span></text:p>
      <text:p text:style-name="Standard"><text:span text:style-name="T1">ātmavat sarvabhūtāni samyak paśyeta bho dvija|</text:span></text:p>
      <text:p text:style-name="Standard"><text:span text:style-name="T1">guṇātītaḥ sa vijñeyaḥ saṃsāraparapāragaḥ||9-40|| <text:s text:c="7"/></text:span><text:span text:style-name="T1"><text:note text:id="ftn842" text:note-class="footnote"><text:note-citation>842</text:note-citation><text:note-body><text:p text:style-name="Footnote">) 40c <text:span text:style-name="T2">guṇātītaḥ] </text:span><text:s text:c="2"/>Ca; guṇātītaṃ Ed</text:p></text:note-body></text:note></text:span></text:p>
      <text:p text:style-name="Standard"><text:span text:style-name="T1">īrṣyādveṣasamo yas tu sukhaduḥkhasamāś ca ye|</text:span></text:p>
      <text:p text:style-name="Standard"><text:span text:style-name="T1">stutinindāsamā ye ca guṇātītaḥ sa ucyate||9-41||</text:span></text:p>
      <text:p text:style-name="Standard"><text:span text:style-name="T1">tulyapriyāpriyo yaś ca arimitrasamas tathā| <text:s text:c="7"/></text:span><text:span text:style-name="T1"><text:note text:id="ftn843" text:note-class="footnote"><text:note-citation>843</text:note-citation><text:note-body><text:p text:style-name="Footnote">) 42a <text:span text:style-name="T2">tulya°] </text:span><text:s text:c="2"/>Ed; tulyaḥ Ca</text:p></text:note-body></text:note></text:span></text:p>
      <text:p text:style-name="Standard"><text:span text:style-name="T1">mānāpamānayos tulyo guṇātītaḥ sa ucyate||9-42|| </text:span></text:p>
      <text:p text:style-name="Standard"><text:span text:style-name="T1">eṣa te kathito vipra guṇasadbhāvanirṇayaḥ| <text:s text:c="7"/></text:span><text:span text:style-name="T1"><text:note text:id="ftn844" text:note-class="footnote"><text:note-citation>844</text:note-citation><text:note-body><text:p text:style-name="Footnote">) 43b <text:span text:style-name="T2">°sadbhāva°] </text:span><text:s text:c="2"/>Ca; °madbhāva° Ed</text:p></text:note-body></text:note></text:span></text:p>
      <text:p text:style-name="Standard"><text:span text:style-name="T1">guṇayuktas tu saṃsārī guṇātītaḥ parāṃgatiḥ||9-43|| <text:s text:c="7"/></text:span><text:span text:style-name="T1"><text:note text:id="ftn845" text:note-class="footnote"><text:note-citation>845</text:note-citation><text:note-body><text:p text:style-name="Footnote">) 43d <text:span text:style-name="T2">guṇātītaḥ] </text:span><text:s text:c="2"/>Ca; guṇātīta Ed â€¢ <text:s text:c="16"/><text:span text:style-name="T2">°gatiḥ] </text:span><text:s text:c="2"/><text:span text:style-name="T3">eme. </text:span>&lt;/i&gt;; °gatim Ca, °gati Ed</text:p></text:note-body></text:note></text:span><text:span text:style-name="T1">&lt;TEXT&gt; </text:span></text:p>
      <text:p text:style-name="Standard"><text:span text:style-name="T1">||iti vṛṣasārasaṃgrahe traiguṇyaviśeṣanīyo nāmādhyāyo navamaḥ||</text:span></text:p>
      <text:p text:style-name="Standard"><text:span text:style-name="T1"><text:s text:c="8"/></text:span><text:span text:style-name="T1"><text:note text:id="ftn846" text:note-class="footnote"><text:note-citation>846</text:note-citation><text:note-body><text:p text:style-name="Footnote">) <text:s/>&lt;SKT&gt;Colophon: &lt;/SKT&gt; <text:span text:style-name="T2">nāmādhyāyo navamaḥ] </text:span><text:s text:c="2"/>Ca; <text:s text:c="32"/>nāma navamo 'dhyāyaḥ Ed</text:p></text:note-body></text:note></text:span></text:p>
      <text:p text:style-name="Standard"><text:span text:style-name="T1">*** 10 ***</text:span></text:p>
      <text:p text:style-name="Standard"><text:span text:style-name="T1"><text:s/>10 kāyatīrthopavarṇanam </text:span></text:p>
      <text:p text:style-name="Standard"><text:span text:style-name="T1">vigatarāga uvāca| </text:span></text:p>
      <text:p text:style-name="Standard"><text:span text:style-name="T1">katamaṃ sarvatīrthānāṃ śreṣṭham āhur manīṣinaḥ| <text:s text:c="7"/></text:span><text:span text:style-name="T1"><text:note text:id="ftn847" text:note-class="footnote"><text:note-citation>847</text:note-citation><text:note-body><text:p text:style-name="Footnote">) 1ab <text:span text:style-name="T2">tīrthānāṃ śreṣṭham] </text:span><text:s text:c="2"/>Ed; tīrthā**ṣṭham Ca</text:p></text:note-body></text:note></text:span><text:span text:style-name="T1"><text:s text:c="8"/></text:span><text:span text:style-name="T1"><text:note text:id="ftn848" text:note-class="footnote"><text:note-citation>848</text:note-citation><text:note-body><text:p text:style-name="Footnote">) 1b <text:span text:style-name="T2">manīṣinaḥ] </text:span><text:s text:c="2"/>Ca; manīṣibhiḥ Ed</text:p></text:note-body></text:note></text:span></text:p>
      <text:p text:style-name="Standard"><text:span text:style-name="T1">kathayasva muniśreṣṭha yady asti bhuvi kāmadam||10-1|| <text:s text:c="7"/></text:span><text:span text:style-name="T1"><text:note text:id="ftn849" text:note-class="footnote"><text:note-citation>849</text:note-citation><text:note-body><text:p text:style-name="Footnote">) 1d <text:span text:style-name="T2">bhuvi] </text:span><text:s text:c="2"/>Ca; bhūri Ed</text:p></text:note-body></text:note></text:span></text:p>
      <text:p text:style-name="Standard"><text:span text:style-name="T1">anarthayajña uvāca| </text:span></text:p>
      <text:p text:style-name="Standard"><text:span text:style-name="T1">atiguhyam idaṃ praśnaṃ pṛṣṭaḥ snehād dvijottama|</text:span></text:p>
      <text:p text:style-name="Standard"><text:span text:style-name="T1">bravīmi vaḥ purāvṛttaṃ nandinā kathito 'smy aham||10-2||</text:span></text:p>
      <text:p text:style-name="Standard"><text:span text:style-name="T1">nandikeśvara uvāca| </text:span></text:p>
      <text:p text:style-name="Standard"><text:span text:style-name="T1">kailāsaśikhare ramye siddhacāraṇasevite| <text:s text:c="7"/></text:span><text:span text:style-name="T1"><text:note text:id="ftn850" text:note-class="footnote"><text:note-citation>850</text:note-citation><text:note-body><text:p text:style-name="Footnote">) 3a <text:span text:style-name="T2">kailāsa°] </text:span><text:s text:c="2"/>Ca; kailāśe Ed</text:p></text:note-body></text:note></text:span><text:span text:style-name="T1"><text:s text:c="8"/></text:span><text:span text:style-name="T1"><text:note text:id="ftn851" text:note-class="footnote"><text:note-citation>851</text:note-citation><text:note-body><text:p text:style-name="Footnote">3ab Å cf.MBh 12.327.18cd: $ merau girivare ramye siddhacÄraá¹‡asevite </text:p></text:note-body></text:note></text:span></text:p>
      <text:p text:style-name="Standard"><text:span text:style-name="T1">tatrāsīnaṃ śivaṃ sākṣād devī vacanam abravīt||10-3||</text:span></text:p>
      <text:p text:style-name="Standard"><text:span text:style-name="T1">devy uvāca| </text:span></text:p>
      <text:p text:style-name="Standard"><text:span text:style-name="T1">bhagavan devadeveśa sarvabhūtajagatpate|</text:span></text:p>
      <text:p text:style-name="Standard"><text:span text:style-name="T1">praṣṭum icchāmy ahaṃ tv ekaṃ dharmaguhyaṃ sanātanam||10-4||</text:span></text:p>
      <text:p text:style-name="Standard"><text:span text:style-name="T1">atitīrthaparaṃ guhyaṃ saṃsārād yena mucyate|</text:span></text:p>
      <text:p text:style-name="Standard"><text:span text:style-name="T1">manuṣyāṇāṃ hitārthāya brūhi tattvaṃ maheśvara||10-5||</text:span></text:p>
      <text:p text:style-name="Standard"><text:span text:style-name="T1">maheśvara uvāca| </text:span></text:p>
      <text:p text:style-name="Standard"><text:span text:style-name="T1">ko māṃ pṛcchati tat praśnaṃ muktvā tvām eva sundari| <text:s text:c="7"/></text:span><text:span text:style-name="T1"><text:note text:id="ftn852" text:note-class="footnote"><text:note-citation>852</text:note-citation><text:note-body><text:p text:style-name="Footnote">) 6a <text:span text:style-name="T2">praśnaṃ] </text:span><text:s text:c="2"/>Ed; praśna Ca</text:p></text:note-body></text:note></text:span><text:span text:style-name="T1"><text:s text:c="8"/></text:span><text:span text:style-name="T1"><text:note text:id="ftn853" text:note-class="footnote"><text:note-citation>853</text:note-citation><text:note-body><text:p text:style-name="Footnote">) 6b <text:span text:style-name="T2">muktvā] </text:span><text:s text:c="2"/>Ca; muktā Ed</text:p></text:note-body></text:note></text:span></text:p>
      <text:p text:style-name="Standard"><text:span text:style-name="T1">śṛnu vakṣyāmi tat praśnaṃ devair api sudurlabham||10-6||</text:span></text:p>
      <text:p text:style-name="Standard"><text:span text:style-name="T1">kurukṣetraṃ prayāgaṃ ca vārāṇasīm ataḥ param|</text:span></text:p>
      <text:p text:style-name="Standard"><text:span text:style-name="T1">gaṅgāgnisomatīrthaṃ ca sūryapuṣkaramānasam||10-7||</text:span></text:p>
      <text:p text:style-name="Standard"><text:soft-page-break/><text:span text:style-name="T1">naimiṣaṃ bindusāraṃ ca setubandhaṃ surahradam| <text:s text:c="7"/></text:span><text:span text:style-name="T1"><text:note text:id="ftn854" text:note-class="footnote"><text:note-citation>854</text:note-citation><text:note-body><text:p text:style-name="Footnote">) 8b <text:span text:style-name="T2">°bandhaṃ] </text:span><text:s text:c="2"/>Ca; °bandha° Ed</text:p></text:note-body></text:note></text:span></text:p>
      <text:p text:style-name="Standard"><text:span text:style-name="T1">ghaṇṭikeśvaravāgīśaṃ jñātvā niścayapāpahā||10-8|| <text:s text:c="7"/></text:span><text:span text:style-name="T1"><text:note text:id="ftn855" text:note-class="footnote"><text:note-citation>855</text:note-citation><text:note-body><text:p text:style-name="Footnote">) 8d <text:span text:style-name="T2">niścayapāpahā] </text:span><text:s text:c="2"/>Ed; niścaya*** Ca</text:p></text:note-body></text:note></text:span></text:p>
      <text:p text:style-name="Standard"><text:span text:style-name="T1">umovāca| </text:span></text:p>
      <text:p text:style-name="Standard"><text:span text:style-name="T1">evamādi mahādeva pūrvavat kathitā 'smy aham| <text:s text:c="7"/></text:span><text:span text:style-name="T1"><text:note text:id="ftn856" text:note-class="footnote"><text:note-citation>856</text:note-citation><text:note-body><text:p text:style-name="Footnote">) 9b <text:span text:style-name="T2">kathitā] </text:span><text:s text:c="2"/>Ca; kathito Ed</text:p></text:note-body></text:note></text:span></text:p>
      <text:p text:style-name="Standard"><text:span text:style-name="T1">svargabhogapradaṃ tīrtham eteṣāṃ suranāyaka||10-9|| <text:s text:c="7"/></text:span><text:span text:style-name="T1"><text:note text:id="ftn857" text:note-class="footnote"><text:note-citation>857</text:note-citation><text:note-body><text:p text:style-name="Footnote">) 9d <text:span text:style-name="T2">suranāyaka] </text:span><text:s text:c="2"/>Ca&lt;corr&gt;pc&lt;/corr&gt;; suranāka Ca&lt;corr&gt;ac&lt;/corr&gt;, <text:s text:c="39"/>suranāyakam Ed</text:p></text:note-body></text:note></text:span></text:p>
      <text:p text:style-name="Standard"><text:span text:style-name="T1">kathaṃ mucyate saṃsārāj jñānamātreṇa īśvara|</text:span></text:p>
      <text:p text:style-name="Standard"><text:span text:style-name="T1">kautūhalaṃ mahaj jātaṃ chindhi saṃśayakārakam||10-10|| <text:s text:c="7"/></text:span><text:span text:style-name="T1"><text:note text:id="ftn858" text:note-class="footnote"><text:note-citation>858</text:note-citation><text:note-body><text:p text:style-name="Footnote">) 10d <text:span text:style-name="T2">°kārakam] </text:span><text:s text:c="2"/>Ed; °kāraka Ca</text:p></text:note-body></text:note></text:span></text:p>
      <text:p text:style-name="Standard"><text:span text:style-name="T1">rudra uvāca| </text:span></text:p>
      <text:p text:style-name="Standard"><text:span text:style-name="T1">kiṃ na jānāsi tat tīrthaṃ sulabhaṃ durlabhaṃ ca yat|</text:span></text:p>
      <text:p text:style-name="Standard"><text:span text:style-name="T1">sulabhaṃ gurusevīnāṃ durlabhaṃ tadvivarjanāt||10-11|| <text:s text:c="7"/></text:span><text:span text:style-name="T1"><text:note text:id="ftn859" text:note-class="footnote"><text:note-citation>859</text:note-citation><text:note-body><text:p text:style-name="Footnote">) 11c <text:span text:style-name="T2">sulabhaṃ gurusevīnāṃ] </text:span><text:s text:c="2"/>Ed; <text:s text:c="21"/>******vīnāṃ Ca</text:p></text:note-body></text:note></text:span><text:span text:style-name="T1"><text:s text:c="8"/></text:span><text:span text:style-name="T1"><text:note text:id="ftn860" text:note-class="footnote"><text:note-citation>860</text:note-citation><text:note-body><text:p text:style-name="Footnote">) 11d <text:span text:style-name="T2">°varjanāt] </text:span><text:s text:c="2"/>Ed; °varjayet Ca</text:p></text:note-body></text:note></text:span></text:p>
      <text:p text:style-name="Standard"><text:span text:style-name="T1">kuruḥ puruṣa vijñeyaḥ śarīraṃ kṣetra ucyate| <text:s text:c="7"/></text:span><text:span text:style-name="T1"><text:note text:id="ftn861" text:note-class="footnote"><text:note-citation>861</text:note-citation><text:note-body><text:p text:style-name="Footnote">) 12a <text:span text:style-name="T2">puruṣa] </text:span><text:s text:c="2"/>Ed; puruṣaḥ Ca(&lt;i&gt;unmetrical&lt;/i&gt;)</text:p></text:note-body></text:note></text:span><text:span text:style-name="T1"><text:s text:c="8"/></text:span><text:span text:style-name="T1"><text:note text:id="ftn862" text:note-class="footnote"><text:note-citation>862</text:note-citation><text:note-body><text:p text:style-name="Footnote">) 12b <text:span text:style-name="T2">śarīraṃ] </text:span><text:s text:c="2"/>Ed; śarīra Ca</text:p></text:note-body></text:note></text:span></text:p>
      <text:p text:style-name="Standard"><text:span text:style-name="T1">śarīrasthaṃ kurukṣetraṃ sarvatīrthaphalapradam||10-12||</text:span></text:p>
      <text:p text:style-name="Standard"><text:span text:style-name="T1">sarvayajñaphalāvāptiḥ sarvadānaphalāni ca|</text:span></text:p>
      <text:p text:style-name="Standard"><text:span text:style-name="T1">sarvavratatapaś cīrṇaṃ tatphalaṃ sakalaṃ bhavet||10-13||</text:span></text:p>
      <text:p text:style-name="Standard"><text:span text:style-name="T1">evam eva phalaṃ teṣāṃ tīrthapañcadaśeṣu ca|</text:span></text:p>
      <text:p text:style-name="Standard"><text:span text:style-name="T1">snānadhyānaṃ mahāpuṇyaṃ mahātīrthaṃ mahāsukham||10-14|| <text:s text:c="7"/></text:span><text:span text:style-name="T1"><text:note text:id="ftn863" text:note-class="footnote"><text:note-citation>863</text:note-citation><text:note-body><text:p text:style-name="Footnote">) 14c <text:span text:style-name="T2">snānadhyānaṃ mahāpuṇyaṃ] </text:span><text:s text:c="2"/>Ed; ******puṇya Ca</text:p></text:note-body></text:note></text:span></text:p>
      <text:p text:style-name="Standard"><text:span text:style-name="T1">devy uvāca| </text:span></text:p>
      <text:p text:style-name="Standard"><text:span text:style-name="T1">atīva romaharṣo me jāto 'sti tridaśeśvara|</text:span></text:p>
      <text:p text:style-name="Standard"><text:span text:style-name="T1">sulabhaṃ sukaraṃ sūkṣmaṃ śrutvā tuṣṭiś ca me gatā||10-15||</text:span></text:p>
      <text:p text:style-name="Standard"><text:span text:style-name="T1">caturdaśaparo bhūyaḥ kathayasva manoharam|</text:span></text:p>
      <text:p text:style-name="Standard"><text:span text:style-name="T1">prayāgādi pṛthaktvena tattvatas tu sureśvara||10-16||</text:span></text:p>
      <text:p text:style-name="Standard"><text:span text:style-name="T1">rudra uvāca| </text:span></text:p>
      <text:p text:style-name="Standard"><text:span text:style-name="T1">suṣumṇā bhavatī gaṅgā iḍā ca yamunā nadī| <text:s text:c="7"/></text:span><text:span text:style-name="T1"><text:note text:id="ftn864" text:note-class="footnote"><text:note-citation>864</text:note-citation><text:note-body><text:p text:style-name="Footnote">) 17a <text:span text:style-name="T2">bhavatī gaṅgā] </text:span><text:s text:c="2"/>Ed; bhagavatī ga* Ca</text:p></text:note-body></text:note></text:span></text:p>
      <text:p text:style-name="Standard"><text:span text:style-name="T1">etā śrotavahā nadyaḥ prayāgaḥ sa vidhīyate||10-17||</text:span></text:p>
      <text:p text:style-name="Standard"><text:span text:style-name="T1">dakṣiṇā vāruṇī nāsā vāmanāsā asi smṛtā| <text:s text:c="7"/></text:span><text:span text:style-name="T1"><text:note text:id="ftn865" text:note-class="footnote"><text:note-citation>865</text:note-citation><text:note-body><text:p text:style-name="Footnote">) 18a <text:span text:style-name="T2">dakṣiṇā] </text:span><text:s text:c="2"/>Ed; dakṣiṇaṃ Ca â€¢ <text:s text:c="16"/><text:span text:style-name="T2">vāruṇī] </text:span><text:s/>Ed; varuṇī Ca</text:p></text:note-body></text:note></text:span></text:p>
      <text:p text:style-name="Standard"><text:span text:style-name="T1">vāruṇā-asimadhyena tena vārāṇasī smṛtā||10-18||</text:span></text:p>
      <text:p text:style-name="Standard"><text:span text:style-name="T1">ākāśagaṅgā vikhyātā tasyāḥ sravati cāmṛtam|</text:span></text:p>
      <text:p text:style-name="Standard"><text:span text:style-name="T1">ahorātram avicchinnaṃ gaṅgā sā tena ucyate||10-19||</text:span></text:p>
      <text:p text:style-name="Standard"><text:span text:style-name="T1">somatīrtham iḍānāḍī kiṅkiṇīravacihnitā| <text:s text:c="7"/></text:span><text:span text:style-name="T1"><text:note text:id="ftn866" text:note-class="footnote"><text:note-citation>866</text:note-citation><text:note-body><text:p text:style-name="Footnote">) 20b <text:span text:style-name="T2">°rava°] </text:span><text:s text:c="2"/>Ca; °rāva° Ed</text:p></text:note-body></text:note></text:span></text:p>
      <text:p text:style-name="Standard"><text:span text:style-name="T1">taṃ tu śrutvā na saṃdehaḥ sarvapāpakṣayo bhavet||10-20|| <text:s text:c="7"/></text:span><text:span text:style-name="T1"><text:note text:id="ftn867" text:note-class="footnote"><text:note-citation>867</text:note-citation><text:note-body><text:p text:style-name="Footnote">) 20c <text:span text:style-name="T2">taṃ tu] </text:span><text:s text:c="2"/><text:span text:style-name="T3">corr. </text:span>&lt;/i&gt;; tantu Ca; tantu Ed</text:p></text:note-body></text:note></text:span></text:p>
      <text:p text:style-name="Standard"><text:span text:style-name="T1">sūryatīrthaṃ suṣumṇā ca nīravāravasaṃyutā| <text:s text:c="7"/></text:span><text:span text:style-name="T1"><text:note text:id="ftn868" text:note-class="footnote"><text:note-citation>868</text:note-citation><text:note-body><text:p text:style-name="Footnote">) 21b <text:span text:style-name="T2">nīravā°] </text:span><text:s text:c="2"/>Ed; vīravā° Ca</text:p></text:note-body></text:note></text:span></text:p>
      <text:p text:style-name="Standard"><text:span text:style-name="T1">śrutimātrād vimucyeta pāparāśir mahān api||10-21||</text:span></text:p>
      <text:p text:style-name="Standard"><text:span text:style-name="T1">agnitīrthārjunā nāḍī brahmaghoṣamanoramā| <text:s text:c="7"/></text:span><text:span text:style-name="T1"><text:note text:id="ftn869" text:note-class="footnote"><text:note-citation>869</text:note-citation><text:note-body><text:p text:style-name="Footnote">) 22a <text:span text:style-name="T2">°rjunā] </text:span><text:s text:c="2"/>Ca; °rjunaṃ Ed</text:p></text:note-body></text:note></text:span><text:span text:style-name="T1"><text:s text:c="8"/></text:span><text:span text:style-name="T1"><text:note text:id="ftn870" text:note-class="footnote"><text:note-citation>870</text:note-citation><text:note-body><text:p text:style-name="Footnote">) 22b <text:span text:style-name="T2">°ramā] </text:span><text:s text:c="2"/>Ca; °ramāḥ Ed</text:p></text:note-body></text:note></text:span></text:p>
      <text:p text:style-name="Standard"><text:span text:style-name="T1">tat tad akṣaram ākarṇya amṛtattvāya kalpate||10-22||</text:span></text:p>
      <text:p text:style-name="Standard"><text:soft-page-break/><text:span text:style-name="T1">puṣkaraṃ hṛdi madhyastham aṣṭapattraṃ sakarṇikam| <text:s text:c="7"/></text:span><text:span text:style-name="T1"><text:note text:id="ftn871" text:note-class="footnote"><text:note-citation>871</text:note-citation><text:note-body><text:p text:style-name="Footnote">) 23b <text:span text:style-name="T2">°karṇikam] </text:span><text:s text:c="2"/><text:span text:style-name="T3">corr. </text:span>&lt;/i&gt;; *** Ca, °karṇikām Ed</text:p></text:note-body></text:note></text:span></text:p>
      <text:p text:style-name="Standard"><text:span text:style-name="T1">cintayet sūkṣma tanmadhye janmamṛtyuvināśanam||10-23|| <text:s text:c="7"/></text:span><text:span text:style-name="T1"><text:note text:id="ftn872" text:note-class="footnote"><text:note-citation>872</text:note-citation><text:note-body><text:p text:style-name="Footnote">) 23c <text:span text:style-name="T2">sūkṣma] </text:span><text:s text:c="2"/><text:span text:style-name="T3">corr. </text:span>&lt;/i&gt;; sūkṣma Ca, sūkṣmaṃ Ed</text:p></text:note-body></text:note></text:span></text:p>
      <text:p text:style-name="Standard"><text:span text:style-name="T1">mānasaṃ saramadhyasthaṃ sahaṃsakamalopari| <text:s text:c="7"/></text:span><text:span text:style-name="T1"><text:note text:id="ftn873" text:note-class="footnote"><text:note-citation>873</text:note-citation><text:note-body><text:p text:style-name="Footnote">) 24a <text:span text:style-name="T2">mānasaṃ] </text:span><text:s text:c="2"/>Ed; mānasa Ca</text:p></text:note-body></text:note></text:span></text:p>
      <text:p text:style-name="Standard"><text:span text:style-name="T1">salīlo līlayācārī parataḥ parapāragaḥ||10-24|| <text:s text:c="7"/></text:span><text:span text:style-name="T1"><text:note text:id="ftn874" text:note-class="footnote"><text:note-citation>874</text:note-citation><text:note-body><text:p text:style-name="Footnote">) 24c <text:span text:style-name="T2">salīlo] </text:span><text:s text:c="2"/>Ca; salīlā Ed</text:p></text:note-body></text:note></text:span></text:p>
      <text:p text:style-name="Standard"><text:span text:style-name="T1">naimiṣaṃ śṛṇu deveśi nimiṣā pratyayo bhavet|</text:span></text:p>
      <text:p text:style-name="Standard"><text:span text:style-name="T1">samyag chāyāṃ nirīkṣeta svātmāno vā parasya vā||10-25|| <text:s text:c="7"/></text:span><text:span text:style-name="T1"><text:note text:id="ftn875" text:note-class="footnote"><text:note-citation>875</text:note-citation><text:note-body><text:p text:style-name="Footnote">) 25d <text:span text:style-name="T2">svātmāno] </text:span><text:s text:c="2"/>*nmano Ca â€¢ <text:s text:c="16"/><text:span text:style-name="T2">vā] </text:span><text:s text:c="2"/>Ca; ca Ed</text:p></text:note-body></text:note></text:span></text:p>
      <text:p text:style-name="Standard"><text:span text:style-name="T1">āyātapy aṅgulīmātraṃ nimiṣākṣi sa paśyati| <text:s text:c="7"/></text:span><text:span text:style-name="T1"><text:note text:id="ftn876" text:note-class="footnote"><text:note-citation>876</text:note-citation><text:note-body><text:p text:style-name="Footnote">) 26a <text:span text:style-name="T2">°mātraṃ] </text:span><text:s text:c="2"/>Ca; °madhye Ed</text:p></text:note-body></text:note></text:span></text:p>
      <text:p text:style-name="Standard"><text:span text:style-name="T1">dṛṣṭvā pratyayam evaṃ hi naimiṣajñas sa ucyate||10-26||</text:span></text:p>
      <text:p text:style-name="Standard"><text:span text:style-name="T1">tīrthaṃ bindusaraṃ nāma śṛṇu vakṣyāmi sundari| <text:s text:c="7"/></text:span><text:span text:style-name="T1"><text:note text:id="ftn877" text:note-class="footnote"><text:note-citation>877</text:note-citation><text:note-body><text:p text:style-name="Footnote">) 27a <text:span text:style-name="T2">tīrthaṃ bindu°] </text:span><text:s text:c="2"/>Ca; tīrtham indu° Ed</text:p></text:note-body></text:note></text:span></text:p>
      <text:p text:style-name="Standard"><text:span text:style-name="T1">dehamadhye hṛdi jñeyaṃ hṛdi madhye tu paṅkajam||10-27||</text:span></text:p>
      <text:p text:style-name="Standard"><text:span text:style-name="T1">karṇikā padmamadhye tu binduḥ karṇikamadhyataḥ| <text:s text:c="7"/></text:span><text:span text:style-name="T1"><text:note text:id="ftn878" text:note-class="footnote"><text:note-citation>878</text:note-citation><text:note-body><text:p text:style-name="Footnote">) 28a <text:span text:style-name="T2">°madhye] </text:span><text:s text:c="2"/>Ed; °dhye Ca</text:p></text:note-body></text:note></text:span></text:p>
      <text:p text:style-name="Standard"><text:span text:style-name="T1">bindumadhye sthito nādaḥ sa nādaḥ kena bhidyate||10-28|| <text:s text:c="7"/></text:span><text:span text:style-name="T1"><text:note text:id="ftn879" text:note-class="footnote"><text:note-citation>879</text:note-citation><text:note-body><text:p text:style-name="Footnote">) 28c <text:span text:style-name="T2">bindumadhye] </text:span><text:s text:c="2"/>Ed; bindu** Ca</text:p></text:note-body></text:note></text:span><text:span text:style-name="T1"><text:s text:c="8"/></text:span><text:span text:style-name="T1"><text:note text:id="ftn880" text:note-class="footnote"><text:note-citation>880</text:note-citation><text:note-body><text:p text:style-name="Footnote">) 28d <text:span text:style-name="T2">bhidyate] </text:span><text:s text:c="2"/>Ed; vidyate Ca</text:p></text:note-body></text:note></text:span></text:p>
      <text:p text:style-name="Standard"><text:span text:style-name="T1">ukāraṃ ca makāraṃ ca bhitvā nādo vinirgataḥ| <text:s text:c="7"/></text:span><text:span text:style-name="T1"><text:note text:id="ftn881" text:note-class="footnote"><text:note-citation>881</text:note-citation><text:note-body><text:p text:style-name="Footnote">) 29a <text:span text:style-name="T2">ukāraṃ ca makāraṃ] </text:span><text:s text:c="2"/>Ca; <text:s text:c="15"/>ukāraś ca makāraś Ed</text:p></text:note-body></text:note></text:span></text:p>
      <text:p text:style-name="Standard"><text:span text:style-name="T1">taṃ viditvā viśālākṣi so 'mṛtatvaṃ labheta vā||10-29|| <text:s text:c="7"/></text:span><text:span text:style-name="T1"><text:note text:id="ftn882" text:note-class="footnote"><text:note-citation>882</text:note-citation><text:note-body><text:p text:style-name="Footnote">) 29d <text:span text:style-name="T2">so 'mṛtatvaṃ] </text:span><text:s text:c="2"/>Ca; somatatvaṃ Ed</text:p></text:note-body></text:note></text:span></text:p>
      <text:p text:style-name="P1"/>
      <text:p text:style-name="Standard"><text:span text:style-name="T1">vakṣye te setubandhaṃ duritamalaharaṃ nādatoyapravāham <text:s text:c="7"/></text:span><text:span text:style-name="T1"><text:note text:id="ftn883" text:note-class="footnote"><text:note-citation>883</text:note-citation><text:note-body><text:p text:style-name="Footnote">) 30a <text:span text:style-name="T2">te] </text:span><text:s text:c="2"/>Ca&lt;corr&gt;pc&lt;/corr&gt;Ed; <text:span text:style-name="T3">omitted in </text:span>Ca&lt;corr&gt;ac&lt;/corr&gt;</text:p></text:note-body></text:note></text:span></text:p>
      <text:p text:style-name="Standard"><text:span text:style-name="T1"><text:s text:c="2"/></text:span></text:p>
      <text:p text:style-name="Standard"><text:span text:style-name="T1">jihvākaṇṭhorukūlāsuragaṇapulināvartaghoṣā taraṅgā|</text:span></text:p>
      <text:p text:style-name="Standard"><text:span text:style-name="T1">kumbhīrāghoṣamīnā daśagaṇamakarā bhīmanakrāvisargāḥ <text:s text:c="7"/></text:span><text:span text:style-name="T1"><text:note text:id="ftn884" text:note-class="footnote"><text:note-citation>884</text:note-citation><text:note-body><text:p text:style-name="Footnote">) 30c <text:span text:style-name="T2">°mīnā] </text:span><text:s text:c="2"/>Ca; °mānā Ed â€¢ <text:s text:c="16"/><text:span text:style-name="T2">daśa°] </text:span><text:s text:c="2"/>Ed; ** Ca</text:p></text:note-body></text:note></text:span></text:p>
      <text:p text:style-name="Standard"><text:span text:style-name="T1"><text:s text:c="3"/></text:span></text:p>
      <text:p text:style-name="Standard"><text:span text:style-name="T1">sānusvāre gabhīre madasukharamaṇaṃ setubandhaṃ vrajasva||10-30||</text:span></text:p>
      <text:p text:style-name="Standard"><text:span text:style-name="T1"><text:s text:c="8"/></text:span><text:span text:style-name="T1"><text:note text:id="ftn885" text:note-class="footnote"><text:note-citation>885</text:note-citation><text:note-body><text:p text:style-name="Footnote">) 30d <text:span text:style-name="T2">°ramaṇaṃ] </text:span><text:s text:c="2"/>Ed; °ramanaṃ Ca â€¢ <text:s text:c="16"/><text:span text:style-name="T2">vrajasva] </text:span><text:s text:c="2"/>Ca; ramasva Ed</text:p></text:note-body></text:note></text:span></text:p>
      <text:p text:style-name="P1"/>
      <text:p text:style-name="Standard"><text:span text:style-name="T1">saptadvīpāntamadhye śṛṇu śaśivadane sarvaduḥkhāntalābham</text:span></text:p>
      <text:p text:style-name="Standard"><text:span text:style-name="T1"><text:s text:c="2"/></text:span></text:p>
      <text:p text:style-name="Standard"><text:span text:style-name="T1">īśānenābhijuṣṭaṃ hṛdi hradavimalaṃ nāma śītāmbupūrṇam| <text:s text:c="7"/></text:span><text:span text:style-name="T1"><text:note text:id="ftn886" text:note-class="footnote"><text:note-citation>886</text:note-citation><text:note-body><text:p text:style-name="Footnote">) 31b <text:span text:style-name="T2">°juṣṭaṃ ] </text:span><text:s text:c="2"/>Ed; °duṣṭaṃ Ca â€¢ <text:s text:c="16"/><text:span text:style-name="T2">nāma] </text:span><text:s text:c="2"/>Ed; nāda Ca</text:p></text:note-body></text:note></text:span></text:p>
      <text:p text:style-name="Standard"><text:span text:style-name="T1">tatraikaṃ jātapadmaṃ prakṛtidalayutaṃ keśaraṃ śaktibhinnam</text:span></text:p>
      <text:p text:style-name="Standard"><text:span text:style-name="T1"><text:s text:c="3"/></text:span></text:p>
      <text:p text:style-name="Standard"><text:span text:style-name="T1">pañcavyomapraśastaṃ gatiparamapadaṃ prāptukāmena sevyam||10-31||</text:span></text:p>
      <text:p text:style-name="Standard"><text:span text:style-name="T1"><text:s text:c="8"/></text:span><text:span text:style-name="T1"><text:note text:id="ftn887" text:note-class="footnote"><text:note-citation>887</text:note-citation><text:note-body><text:p text:style-name="Footnote">) 31d <text:span text:style-name="T2">sevyam] </text:span><text:s text:c="2"/>Ca; sarvam Ed</text:p></text:note-body></text:note></text:span></text:p>
      <text:p text:style-name="P1"/>
      <text:p text:style-name="Standard"><text:span text:style-name="T1">! nāḍyaikāsaṅgatāni nipatitam amṛtaṃ ghaṇṭikāpārakeṇa <text:s text:c="7"/></text:span><text:span text:style-name="T1"><text:note text:id="ftn888" text:note-class="footnote"><text:note-citation>888</text:note-citation><text:note-body><text:p text:style-name="Footnote">) 32a <text:span text:style-name="T2">°pārakeṇa] </text:span><text:s text:c="2"/>Ca; °yāṅkareṇa Ed</text:p></text:note-body></text:note></text:span></text:p>
      <text:p text:style-name="Standard"><text:span text:style-name="T1"><text:s text:c="2"/></text:span></text:p>
      <text:p text:style-name="Standard"><text:span text:style-name="T1">tṛpyante tena nityaṃ hṛdikamalapuṭaṃ sthānabhūtāntarātmā|</text:span></text:p>
      <text:p text:style-name="Standard"><text:soft-page-break/><text:span text:style-name="T1">yaṃ paśyantīśabhaktā kalikaluṣaharaṃ vyāpinaṃ niṣprapañcam <text:s text:c="7"/></text:span><text:span text:style-name="T1"><text:note text:id="ftn889" text:note-class="footnote"><text:note-citation>889</text:note-citation><text:note-body><text:p text:style-name="Footnote">) 32c <text:span text:style-name="T2">paśyantīśabhaktā] </text:span><text:s text:c="2"/>Ca; paśyannīśamakṣā Ed â€¢ <text:s text:c="16"/><text:span text:style-name="T2">°prapañcam] </text:span><text:s text:c="2"/>Ca; °prapañca Ed</text:p></text:note-body></text:note></text:span></text:p>
      <text:p text:style-name="Standard"><text:span text:style-name="T1"><text:s text:c="3"/></text:span></text:p>
      <text:p text:style-name="Standard"><text:span text:style-name="T1">! deveśaṃ ghaṇṭikeśamarabhavam abhavantīrtham ākāśabindum||10-32||</text:span></text:p>
      <text:p text:style-name="Standard"><text:span text:style-name="T1"><text:s text:c="8"/></text:span><text:span text:style-name="T1"><text:note text:id="ftn890" text:note-class="footnote"><text:note-citation>890</text:note-citation><text:note-body><text:p text:style-name="Footnote">) 32d <text:span text:style-name="T2">deveśaṃ] </text:span><text:s text:c="2"/>Ed; devyeśaṃ Ca â€¢ <text:s text:c="16"/><text:span text:style-name="T2">ghaṇṭikeśa°] </text:span><text:s text:c="2"/>Ca; ghāṇṭakeśā° Ed â€¢ <text:s text:c="16"/><text:span text:style-name="T2">°bhavantīrtham] </text:span><text:s text:c="2"/>Ca; bhava**rtham Ed</text:p></text:note-body></text:note></text:span></text:p>
      <text:p text:style-name="P1"/>
      <text:p text:style-name="Standard"><text:span text:style-name="T1">mīmāṃsāratnakūlā kramapadapulinā śaivaśāstrārthatoyā <text:s text:c="7"/></text:span><text:span text:style-name="T1"><text:note text:id="ftn891" text:note-class="footnote"><text:note-citation>891</text:note-citation><text:note-body><text:p text:style-name="Footnote">) 33a <text:span text:style-name="T2">śaiva°] </text:span><text:s text:c="2"/>Ca; śarva° Ed</text:p></text:note-body></text:note></text:span></text:p>
      <text:p text:style-name="Standard"><text:span text:style-name="T1"><text:s text:c="2"/></text:span></text:p>
      <text:p text:style-name="Standard"><text:span text:style-name="T1">mīnaughā pañcarātraṃ śrutikuṭilagatismārtavegā taraṅgā| <text:s text:c="7"/></text:span><text:span text:style-name="T1"><text:note text:id="ftn892" text:note-class="footnote"><text:note-citation>892</text:note-citation><text:note-body><text:p text:style-name="Footnote">) 33b <text:span text:style-name="T2">mīnaughā°] </text:span><text:s text:c="2"/>Ed; <text:s/>mīnoghā° Ed â€¢ <text:s text:c="7"/>% CHECK app <text:s text:c="16"/><text:span text:style-name="T2">pañcarātraṃ] </text:span><text:s text:c="2"/>Ca; pañcaśatraṃ Ed â€¢ <text:s text:c="16"/><text:span text:style-name="T2">°vegā] </text:span><text:s text:c="2"/>Ca; °vegās Ed</text:p></text:note-body></text:note></text:span></text:p>
      <text:p text:style-name="Standard"><text:span text:style-name="T1">yogāvartātiśobhā upaniṣadivahā bhāratāvartaphenā</text:span></text:p>
      <text:p text:style-name="Standard"><text:span text:style-name="T1"><text:s text:c="3"/></text:span></text:p>
      <text:p text:style-name="Standard"><text:span text:style-name="T1">pañcāsadvyomarūpī rasabhavananadī tīrthavāgīśvarīyam||10-33||</text:span></text:p>
      <text:p text:style-name="P1"/>
      <text:p text:style-name="P1"/>
      <text:p text:style-name="Standard"><text:span text:style-name="T1">yas taṃ vetti sa vetti vedanikhilaṃ saṃsāraduḥkhacchidam</text:span></text:p>
      <text:p text:style-name="Standard"><text:span text:style-name="T1"><text:s text:c="2"/></text:span></text:p>
      <text:p text:style-name="Standard"><text:span text:style-name="T1">janmavyādhiviyogatāpamaraṇaṃ kleśārṇavaṃ duḥsaham| <text:s text:c="7"/></text:span><text:span text:style-name="T1"><text:note text:id="ftn893" text:note-class="footnote"><text:note-citation>893</text:note-citation><text:note-body><text:p text:style-name="Footnote">) 34b <text:span text:style-name="T2">°rṇavaṃ ] </text:span><text:s text:c="2"/>Ca; °rṇava Ed</text:p></text:note-body></text:note></text:span></text:p>
      <text:p text:style-name="Standard"><text:span text:style-name="T1">garbhāvāsam atīva sahyaviṣayaṃ dustīrya duḥkhālayam <text:s text:c="7"/></text:span><text:span text:style-name="T1"><text:note text:id="ftn894" text:note-class="footnote"><text:note-citation>894</text:note-citation><text:note-body><text:p text:style-name="Footnote">) 34c <text:span text:style-name="T2">garbhāvāsam] </text:span><text:s text:c="2"/>Ca; garbhovāsam Ed â€¢ <text:s text:c="16"/><text:span text:style-name="T2">°viṣayaṃ] </text:span><text:s text:c="2"/>Ca; °viṣamaṃ Ed</text:p></text:note-body></text:note></text:span></text:p>
      <text:p text:style-name="Standard"><text:span text:style-name="T1"><text:s text:c="3"/>āptaṃ tena na saṃśayaḥ śivapadaṃ duṣprāpya devair api||10-34||</text:span></text:p>
      <text:p text:style-name="Standard"><text:span text:style-name="T1"><text:s text:c="8"/></text:span><text:span text:style-name="T1"><text:note text:id="ftn895" text:note-class="footnote"><text:note-citation>895</text:note-citation><text:note-body><text:p text:style-name="Footnote">) 34d <text:span text:style-name="T2">saṃśayaḥ] </text:span><text:s text:c="2"/>Ca; saṃśayaṃ Ed</text:p></text:note-body></text:note></text:span><text:span text:style-name="T1">&lt;TEXT&gt; </text:span></text:p>
      <text:p text:style-name="Standard"><text:span text:style-name="T1">||iti vṛsasārasaṃgrahe kāyatīrthopavarṇano nāma daśamo 'dhyāyaḥ||</text:span></text:p>
      <text:p text:style-name="Standard"><text:note text:id="ftn896" text:note-class="footnote"><text:note-citation>896</text:note-citation><text:note-body><text:p text:style-name="Footnote">) 34 <text:span text:style-name="T2">kāyatīrthopavarṇano] </text:span><text:s text:c="2"/>Ed; kāyatī***rṇṇano Ca â€¢ <text:s text:c="8"/><text:span text:style-name="T2">nāmādhyāyo daśamaḥ] </text:span><text:s text:c="2"/>Ca; nāma daśamo 'dhyāyaḥ Ed</text:p></text:note-body></text:note></text:p>
      <text:p text:style-name="Standard"><text:span text:style-name="T1">*** 11 ***</text:span></text:p>
      <text:p text:style-name="Standard"><text:span text:style-name="T1"><text:s/>ekādaśamo 'dhyāyaḥ <text:s text:c="2"/>caturāśramadharmavidhānaḥ </text:span></text:p>
      <text:p text:style-name="Standard"><text:span text:style-name="T1">devy uvāca| </text:span></text:p>
      <text:p text:style-name="Standard"><text:span text:style-name="T1">sarvayajñaḥ paraśreṣṭha asti anyaḥ surottama| <text:s text:c="8"/></text:span><text:span text:style-name="T1"><text:note text:id="ftn897" text:note-class="footnote"><text:note-citation>897</text:note-citation><text:note-body><text:p text:style-name="Footnote">) 1b <text:span text:style-name="T2">anyaḥ] </text:span><text:s text:c="2"/>CbNaNc; anya CaCcNb, cānyā Ed â€¢ <text:s text:c="16"/><text:span text:style-name="T2">°ttama] </text:span><text:s text:c="2"/>CNaNbEd; °ttamaḥ Nc</text:p></text:note-body></text:note></text:span><text:span text:style-name="T1"><text:s text:c="8"/></text:span><text:span text:style-name="T1"><text:note text:id="ftn898" text:note-class="footnote"><text:note-citation>898</text:note-citation><text:note-body><text:p text:style-name="Footnote">1ÅTestimonia for this chapter: ff.208v--210r, ff.214r--215v, ff.285v--287v, <text:s text:c="21"/>ff.15v--17v, ff.221v--223v, ff.223v--225v; = <text:s text:c="23"/>+ + $</text:p></text:note-body></text:note></text:span></text:p>
      <text:p text:style-name="Standard"><text:span text:style-name="T1">alpakleśam anāyāsa arthaprāyaṃ vineśvara||11-1|| <text:s text:c="7"/></text:span><text:span text:style-name="T1"><text:note text:id="ftn899" text:note-class="footnote"><text:note-citation>899</text:note-citation><text:note-body><text:p text:style-name="Footnote">) 1c <text:span text:style-name="T2">°nāyāsa] </text:span><text:s text:c="2"/>CNcEd; °nāyāsaṃ Na, °nāyāsaṃ Nb</text:p></text:note-body></text:note></text:span><text:span text:style-name="T1"><text:s text:c="8"/></text:span><text:span text:style-name="T1"><text:note text:id="ftn900" text:note-class="footnote"><text:note-citation>900</text:note-citation><text:note-body><text:p text:style-name="Footnote">) 1d <text:span text:style-name="T2">°rthaprāyaṃ] </text:span><text:s text:c="2"/>Na&lt;corr&gt;pc&lt;/corr&gt;Nc; °rthaprāya C, <text:s text:c="21"/>°rthaprārthaprāyaṃ Na&lt;corr&gt;ac&lt;/corr&gt;, °rthaprāya Nb, °thāmnāya Ed â€¢ <text:s text:c="16"/><text:span text:style-name="T2">vineśvara] </text:span><text:s text:c="2"/>CNaNc; vineśvara Nb, sureśvara Ed</text:p></text:note-body></text:note></text:span><text:span text:style-name="T1"><text:s text:c="8"/></text:span><text:span text:style-name="T1"><text:note text:id="ftn901" text:note-class="footnote"><text:note-citation>901</text:note-citation><text:note-body><text:p text:style-name="Footnote">alpakleÅ›a -m- anÄyÄsa (sandhi bridge)</text:p></text:note-body></text:note></text:span></text:p>
      <text:p text:style-name="Standard"><text:span text:style-name="T1">sarvayajñaphalāvāpti daivataiś cāpi pūjitam| <text:s text:c="7"/></text:span><text:span text:style-name="T1"><text:note text:id="ftn902" text:note-class="footnote"><text:note-citation>902</text:note-citation><text:note-body><text:p text:style-name="Footnote">) 2a <text:span text:style-name="T2">daivatai°] </text:span><text:s text:c="2"/>CaCbNaEd; devatai° CcNc, devatai Nb</text:p></text:note-body></text:note></text:span><text:span text:style-name="T1"><text:s text:c="6"/></text:span></text:p>
      <text:p text:style-name="Standard"><text:span text:style-name="T1">kathayasva suraśreṣṭha mānuṣāṇāṃ hitāya vai||11-2|| <text:s text:c="7"/></text:span><text:span text:style-name="T1"><text:note text:id="ftn903" text:note-class="footnote"><text:note-citation>903</text:note-citation><text:note-body><text:p text:style-name="Footnote">) 2cd <text:span text:style-name="T2">°śreṣṭha mānuṣāṇāṃ hitāya vai] </text:span><text:s text:c="2"/>CNaNcEd; °śreÃ—Ã—Ã—Ã—Ã—Ã—Ã—Ã—Ã—Ã— Nb</text:p></text:note-body></text:note></text:span></text:p>
      <text:p text:style-name="Standard"><text:soft-page-break/><text:span text:style-name="T1">maheśvara uvāca| <text:s text:c="8"/></text:span><text:span text:style-name="T1"><text:note text:id="ftn904" text:note-class="footnote"><text:note-citation>904</text:note-citation><text:note-body><text:p text:style-name="Footnote">) 3 <text:span text:style-name="T2">mahe°] </text:span><text:s text:c="2"/>CNaNbEd; mehe° Nc</text:p></text:note-body></text:note></text:span></text:p>
      <text:p text:style-name="Standard"><text:span text:style-name="T1">na tulyaṃ tava paśyāmi dayā bhūteṣu bhāmini| <text:s text:c="7"/></text:span><text:span text:style-name="T1"><text:note text:id="ftn905" text:note-class="footnote"><text:note-citation>905</text:note-citation><text:note-body><text:p text:style-name="Footnote">) 3a <text:span text:style-name="T2">tulyaṃ tava] </text:span><text:s text:c="2"/>NaCbCcNbNcEd; Ã—Ã—Ã—Ã— Ca</text:p></text:note-body></text:note></text:span><text:span text:style-name="T1"><text:s text:c="8"/></text:span><text:span text:style-name="T1"><text:note text:id="ftn906" text:note-class="footnote"><text:note-citation>906</text:note-citation><text:note-body><text:p text:style-name="Footnote">) 3b <text:span text:style-name="T2">bhāmini] </text:span><text:s text:c="2"/>CaCbNaNbNcEd; bhāmi Cc</text:p></text:note-body></text:note></text:span><text:span text:style-name="T1"><text:s text:c="8"/></text:span><text:span text:style-name="T1"><text:note text:id="ftn907" text:note-class="footnote"><text:note-citation>907</text:note-citation><text:note-body><text:p text:style-name="Footnote">Understand dayÄ as instrumental: tava dayayÄ bhÅ«teá¹£u na tulyaá¹ƒ paÅ›yÄmi.</text:p></text:note-body></text:note></text:span></text:p>
      <text:p text:style-name="Standard"><text:span text:style-name="T1">kim anyat kathayiṣyāmi dayā yatra na vidyate||11-3|| <text:s text:c="7"/></text:span><text:span text:style-name="T1"><text:note text:id="ftn908" text:note-class="footnote"><text:note-citation>908</text:note-citation><text:note-body><text:p text:style-name="Footnote">) 3c <text:span text:style-name="T2">kim anya°] </text:span><text:s text:c="2"/>CNaNcEd; kimyanya° Nb</text:p></text:note-body></text:note></text:span></text:p>
      <text:p text:style-name="Standard"><text:span text:style-name="T1">sadāśivamukhāt pūrvaṃ śrutaṃ me varasundari|</text:span></text:p>
      <text:p text:style-name="Standard"><text:span text:style-name="T1">śṛṇu devi pravakṣyāmi dharmasāram anuttamam||11-4|| <text:s text:c="7"/></text:span><text:span text:style-name="T1"><text:note text:id="ftn909" text:note-class="footnote"><text:note-citation>909</text:note-citation><text:note-body><text:p text:style-name="Footnote">) 4c <text:span text:style-name="T2">devi pravakṣyāmi] </text:span><text:s text:c="2"/>CbCcNaNb; te devi vakṣyāmi CaNcEd</text:p></text:note-body></text:note></text:span><text:span text:style-name="T1"><text:s text:c="8"/></text:span><text:span text:style-name="T1"><text:note text:id="ftn910" text:note-class="footnote"><text:note-citation>910</text:note-citation><text:note-body><text:p text:style-name="Footnote">) 4d <text:span text:style-name="T2">°sāram anuttamam] </text:span><text:s text:c="2"/>CaCbNaNbNcEd; °sārasamuccayam Cc</text:p></text:note-body></text:note></text:span><text:span text:style-name="T1"><text:s/>gṛhasthaḥ(?) </text:span></text:p>
      <text:p text:style-name="Standard"><text:span text:style-name="T1">vinārthena tu yo yajñaḥ sa yajñaḥ sārvakāmikaḥ| <text:s text:c="7"/></text:span><text:span text:style-name="T1"><text:note text:id="ftn911" text:note-class="footnote"><text:note-citation>911</text:note-citation><text:note-body><text:p text:style-name="Footnote">) 5b <text:span text:style-name="T2">yajñaḥ] </text:span><text:s text:c="2"/>CNaNbNc; yajña Ed â€¢ <text:s text:c="16"/><text:span text:style-name="T2">sārvakāmikaḥ] </text:span><text:s text:c="2"/>CbEd; sarvakālikaḥ CaNc, <text:s text:c="34"/>sarvakāmika Cc, sārvakālikaḥ Na, sārvakāmikāḥ Nb</text:p></text:note-body></text:note></text:span><text:span text:style-name="T1"><text:s text:c="9"/></text:span><text:span text:style-name="T1"><text:note text:id="ftn912" text:note-class="footnote"><text:note-citation>912</text:note-citation><text:note-body><text:p text:style-name="Footnote">5ab Å See a sequence or list of the four ÄÅ›ramas in 4.57: $ <text:s text:c="15"/>gá¹›hastho brahmacÄrÄ« ca vÄnaprastho 'tha bhaiká¹£ukaá¸¥; <text:s text:c="15"/>Å see also 5.9: $ <text:s text:c="16"/>etac chaucaá¹ƒ gá¹›hasthÄnÄá¹ƒ dviguá¹‡aá¹ƒ brahmacÄriá¹‡Äm| <text:s text:c="15"/>vÄnaprasthasya triguá¹‡aá¹ƒ yatÄ«nÄá¹ƒ tu caturguá¹‡am||</text:p></text:note-body></text:note></text:span></text:p>
      <text:p text:style-name="Standard"><text:span text:style-name="T1">akṣayaś cāvyayaś caiva sarvapātakanāśanaḥ||11-5|| <text:s text:c="7"/></text:span><text:span text:style-name="T1"><text:note text:id="ftn913" text:note-class="footnote"><text:note-citation>913</text:note-citation><text:note-body><text:p text:style-name="Footnote">) 5c <text:span text:style-name="T2">akṣayaś cāvyayaś] </text:span><text:s text:c="2"/>CbNbNcEd; akṣayaṃ cāvyayaṃ CaCcNa</text:p></text:note-body></text:note></text:span><text:span text:style-name="T1"><text:s text:c="8"/></text:span><text:span text:style-name="T1"><text:note text:id="ftn914" text:note-class="footnote"><text:note-citation>914</text:note-citation><text:note-body><text:p text:style-name="Footnote">) 5d <text:span text:style-name="T2">°nāśanaḥ] </text:span><text:s text:c="2"/>CaNaNbNc; °nāśanam CbEd, °nāśana Cc</text:p></text:note-body></text:note></text:span></text:p>
      <text:p text:style-name="Standard"><text:span text:style-name="T1">bahuvighnakaro hy artho bahvāyāsakaras tathā| <text:s text:c="7"/></text:span><text:span text:style-name="T1"><text:note text:id="ftn915" text:note-class="footnote"><text:note-citation>915</text:note-citation><text:note-body><text:p text:style-name="Footnote">) 6a <text:span text:style-name="T2">°karo] </text:span><text:s text:c="2"/>CaCbNaNbNc; °karā CcEd â€¢ <text:s text:c="16"/><text:span text:style-name="T2">hy artho] </text:span><text:s text:c="2"/>CNaNbNc; hy ertho Ed</text:p></text:note-body></text:note></text:span><text:span text:style-name="T1"><text:s text:c="8"/></text:span><text:span text:style-name="T1"><text:note text:id="ftn916" text:note-class="footnote"><text:note-citation>916</text:note-citation><text:note-body><text:p text:style-name="Footnote">) 6b <text:span text:style-name="T2">karas tathā] </text:span><text:s text:c="2"/>CNaNbNc; karatasthā Ed</text:p></text:note-body></text:note></text:span></text:p>
      <text:p text:style-name="Standard"><text:span text:style-name="T1">brahmahatyā ivendrasya pravibhāgaphalā smṛtā||11-6|| <text:s text:c="7"/></text:span><text:span text:style-name="T1"><text:note text:id="ftn917" text:note-class="footnote"><text:note-citation>917</text:note-citation><text:note-body><text:p text:style-name="Footnote">) 6d <text:span text:style-name="T2">pravibhāga°] </text:span><text:s text:c="2"/>Cb; pravibhoga° CaCc(?)NaNcEd, pratibhoga° Nb â€¢ <text:s text:c="16"/><text:span text:style-name="T2">°phalā smṛtā] </text:span><text:s text:c="2"/>Cc; °phalaḥ smṛtaḥ Ca&lt;corr&gt;pc&lt;/corr&gt;CbNaNbNc; <text:s text:c="48"/>°phala smṛtaḥ Ca&lt;corr&gt;ac&lt;/corr&gt;, °pradaḥ smṛtaḥ Ed</text:p></text:note-body></text:note></text:span><text:span text:style-name="T1"><text:s text:c="17"/></text:span><text:span text:style-name="T1"><text:note text:id="ftn918" text:note-class="footnote"><text:note-citation>918</text:note-citation><text:note-body><text:p text:style-name="Footnote">6cd ÅSee e.g.6.9.6: $ brahmahatyÄm aÃ±jalinÄ jagrÄha yad apÄ«Å›varaá¸¥| <text:s text:c="35"/>saá¹ƒvatsarÄnte tad aghaá¹ƒ bhÅ«tÄnÄá¹ƒ sa viÅ›uddhaye| <text:s text:c="35"/>bhÅ«myambudrumayoá¹£idbhyaÅ› caturdhÄ vyabhajad dhariá¸¥||</text:p></text:note-body></text:note></text:span><text:span text:style-name="T1"><text:s text:c="17"/></text:span><text:span text:style-name="T1"><text:note text:id="ftn919" text:note-class="footnote"><text:note-citation>919</text:note-citation><text:note-body><text:p text:style-name="Footnote">Context: ViÅ›varÅ«pa was a son of Tvaá¹£á¹­á¹›. ViÅ›varÅ«pa's heads were struck off by Indra. <text:s text:c="25"/>In the BhÄgavatapurÄá¹‡a, Indra's sin are distributed among the ground, <text:s text:c="25"/>water, trees and women.</text:p></text:note-body></text:note></text:span></text:p>
      <text:p text:style-name="Standard"><text:span text:style-name="T1">pañcaśodhyena śodhyeta arthayajño varānane| <text:s text:c="7"/></text:span><text:span text:style-name="T1"><text:note text:id="ftn920" text:note-class="footnote"><text:note-citation>920</text:note-citation><text:note-body><text:p text:style-name="Footnote">) <text:span text:style-name="T2">°yajño] </text:span><text:s text:c="2"/>CaCbNaNbNcEd; °yajña Cc</text:p></text:note-body></text:note></text:span></text:p>
      <text:p text:style-name="Standard"><text:span text:style-name="T1">śodhite tu phalaṃ śuddham aśuddhe niṣphalaṃ bhavet||11-7|| <text:s text:c="7"/></text:span><text:span text:style-name="T1"><text:note text:id="ftn921" text:note-class="footnote"><text:note-citation>921</text:note-citation><text:note-body><text:p text:style-name="Footnote">) 7cd <text:span text:style-name="T2">śuddham aśuddhe] </text:span><text:s text:c="2"/>CNbNc; śuddhaṃm aśuddhe Na, śuddham aśuddhaṃ Ed</text:p></text:note-body></text:note></text:span></text:p>
      <text:p text:style-name="Standard"><text:span text:style-name="T1">devy uvāca| <text:s text:c="8"/></text:span><text:span text:style-name="T1"><text:note text:id="ftn922" text:note-class="footnote"><text:note-citation>922</text:note-citation><text:note-body><text:p text:style-name="Footnote">) 8 <text:span text:style-name="T2">devy uvāca] </text:span><text:s text:c="2"/>CNaNb&lt;corr&gt;pc&lt;/corr&gt;NcEd; <text:span text:style-name="T3">omitted in </text:span>Nb&lt;corr&gt;ac&lt;/corr&gt;</text:p></text:note-body></text:note></text:span></text:p>
      <text:p text:style-name="Standard"><text:span text:style-name="T1">pañcaśodhye suraśreṣṭha saṃśayo 'tra bhaven mama| <text:s text:c="7"/></text:span><text:span text:style-name="T1"><text:note text:id="ftn923" text:note-class="footnote"><text:note-citation>923</text:note-citation><text:note-body><text:p text:style-name="Footnote">) 8a <text:span text:style-name="T2">°śodhye] </text:span><text:s text:c="2"/>CNa; °śodhya NbNc, °śodhyaḥ Ed â€¢ <text:s text:c="16"/><text:span text:style-name="T2">°śreṣṭha] </text:span><text:s text:c="2"/>CaCbNaNbNcEd; °sremna Cc</text:p></text:note-body></text:note></text:span><text:span text:style-name="T1"><text:s text:c="8"/></text:span><text:span text:style-name="T1"><text:note text:id="ftn924" text:note-class="footnote"><text:note-citation>924</text:note-citation><text:note-body><text:p text:style-name="Footnote">) 8b <text:span text:style-name="T2">'tra bhave°] </text:span><text:s text:c="2"/>CNaNbNc; 'trā bhava° Ed</text:p></text:note-body></text:note></text:span></text:p>
      <text:p text:style-name="Standard"><text:span text:style-name="T1">kathayasva vibhāgena śrotum icchāmi tattvataḥ||11-8||</text:span></text:p>
      <text:p text:style-name="Standard"><text:span text:style-name="T1">rudra uvāca| </text:span></text:p>
      <text:p text:style-name="Standard"><text:span text:style-name="T1">manaḥśuddhis tu prathamaṃ dravyaśuddhir ataḥ param| <text:s text:c="7"/></text:span><text:span text:style-name="T1"><text:note text:id="ftn925" text:note-class="footnote"><text:note-citation>925</text:note-citation><text:note-body><text:p text:style-name="Footnote">) 9b <text:span text:style-name="T2">°śuddhir ataḥ] </text:span><text:s text:c="2"/>CNaNcEd; °śuddhigataḥ Nb</text:p></text:note-body></text:note></text:span></text:p>
      <text:p text:style-name="Standard"><text:span text:style-name="T1">mantraśuddhis tṛtīyā tu karmaśuddhir ataḥ param| <text:s text:c="7"/></text:span><text:span text:style-name="T1"><text:note text:id="ftn926" text:note-class="footnote"><text:note-citation>926</text:note-citation><text:note-body><text:p text:style-name="Footnote">) 9a <text:span text:style-name="T2">mantraśuddhis tṛtīyā] </text:span><text:s text:c="2"/>CNaNbEd; mantraddhi tṛtīyā Nc</text:p></text:note-body></text:note></text:span><text:span text:style-name="T1"><text:s text:c="8"/></text:span><text:span text:style-name="T1"><text:note text:id="ftn927" text:note-class="footnote"><text:note-citation>927</text:note-citation><text:note-body><text:p text:style-name="Footnote">) 9b <text:span text:style-name="T2">karmaśuddhi°] </text:span><text:s text:c="2"/>CNaNbEd; karmasiddhi Nc</text:p></text:note-body></text:note></text:span></text:p>
      <text:p text:style-name="Standard"><text:soft-page-break/><text:span text:style-name="T1">pañcamī sattvaśuddhis tu kratuśuddhiś ca pañcadhā|| <text:s text:c="7"/></text:span><text:span text:style-name="T1"><text:note text:id="ftn928" text:note-class="footnote"><text:note-citation>928</text:note-citation><text:note-body><text:p text:style-name="Footnote">) 9c <text:span text:style-name="T2">pañcamī] </text:span><text:s text:c="2"/>CNaNbNc; pañcamaṃ Ed â€¢ <text:s text:c="16"/><text:span text:style-name="T2">°śuddhis tu] </text:span><text:s text:c="2"/>CNbNc; °śuddhiś ca NaEd</text:p></text:note-body></text:note></text:span><text:span text:style-name="T1"><text:s text:c="8"/></text:span><text:span text:style-name="T1"><text:note text:id="ftn929" text:note-class="footnote"><text:note-citation>929</text:note-citation><text:note-body><text:p text:style-name="Footnote">) 9d <text:span text:style-name="T2">°śuddhiś ca pañcadhā] </text:span><text:s text:c="2"/>CaCbNbNcEd; °śuddhis tu pañcadhā Cc, <text:s text:c="63"/>°śuddhir ataḥ param Na</text:p></text:note-body></text:note></text:span></text:p>
      <text:p text:style-name="Standard"><text:span text:style-name="T1">manaḥśuddhir nāma aviparītabhāvanayā| <text:s text:c="8"/></text:span><text:span text:style-name="T1"><text:note text:id="ftn930" text:note-class="footnote"><text:note-citation>930</text:note-citation><text:note-body><text:p text:style-name="Footnote">) 10ab <text:span text:style-name="T2">°śuddhir nā°] </text:span><text:s text:c="2"/>CaCbNaNbNcEd; °śuddhi nā° Cc â€¢ <text:s text:c="17"/><text:span text:style-name="T2">°bhāvanayā] </text:span><text:s text:c="2"/>CNcEd; °bhāvanavā Na, °bhāvanatayā Nb</text:p></text:note-body></text:note></text:span></text:p>
      <text:p text:style-name="Standard"><text:span text:style-name="T1">dravyaśuddhir nāma ananyāyopārjitadravyena||11-10|| <text:s text:c="8"/></text:span><text:span text:style-name="T1"><text:note text:id="ftn931" text:note-class="footnote"><text:note-citation>931</text:note-citation><text:note-body><text:p text:style-name="Footnote">) 10cd <text:span text:style-name="T2">°śuddhir nā°] </text:span><text:s text:c="2"/>CaCbNaNbEd; °śuddhi nā° CcNc â€¢ <text:s text:c="17"/><text:span text:style-name="T2">ananyāyo°] </text:span><text:s text:c="2"/>CbNaNbNc; anaÃ—yo° Ca, anyāyo° Cc, svalponyāyo° Ed â€¢ <text:s text:c="17"/><text:span text:style-name="T2">°dravyena] </text:span><text:s text:c="2"/>CNaNcEd; °vyena Nb</text:p></text:note-body></text:note></text:span></text:p>
      <text:p text:style-name="Standard"><text:span text:style-name="T1">mantraśuddhir nāma svaravyañjanayuktatayā| <text:s text:c="8"/></text:span><text:span text:style-name="T1"><text:note text:id="ftn932" text:note-class="footnote"><text:note-citation>932</text:note-citation><text:note-body><text:p text:style-name="Footnote">) 11ab <text:span text:style-name="T2">mantraśuddhir °nā] </text:span><text:s text:c="2"/>CaCbNbEd; mantraśuddhi nā° CcNc, mantras tuddinā° Na â€¢ <text:s text:c="17"/><text:span text:style-name="T2">°yuktatayā] </text:span><text:s text:c="2"/>CaCcNaNbNcEd; °yuktayā Cb</text:p></text:note-body></text:note></text:span></text:p>
      <text:p text:style-name="Standard"><text:span text:style-name="T1">kriyāśuddhir nāma yathākramāviparītatayā| <text:s text:c="8"/></text:span><text:span text:style-name="T1"><text:note text:id="ftn933" text:note-class="footnote"><text:note-citation>933</text:note-citation><text:note-body><text:p text:style-name="Footnote">) 11cd <text:span text:style-name="T2">°śuddhir nā°] </text:span><text:s text:c="2"/>CaCbNaNcEd; °śuddhi nā° CcNb â€¢ <text:s text:c="17"/><text:span text:style-name="T2">°kramā°] </text:span><text:s text:c="2"/>CaCbNaNbNcEd; °krama° Cc â€¢ <text:s text:c="17"/><text:span text:style-name="T2">°rītatayā] </text:span><text:s text:c="2"/>CaCcNaNbEd; °rītayā Cb, °Ã—Ã—tayā Nc</text:p></text:note-body></text:note></text:span></text:p>
      <text:p text:style-name="Standard"><text:span text:style-name="T1">sattvaśuddhir nāma rajastama-apradhānatayā|| <text:s text:c="8"/></text:span><text:span text:style-name="T1"><text:note text:id="ftn934" text:note-class="footnote"><text:note-citation>934</text:note-citation><text:note-body><text:p text:style-name="Footnote">) 11ef <text:span text:style-name="T2">°śuddhir nā°] </text:span><text:s text:c="2"/>CbNaNbNcEd; °śuddhi nā° CaCc â€¢ <text:s text:c="17"/><text:span text:style-name="T2">°dhānatayā] </text:span><text:s text:c="2"/>CNaNbEd; °dhānata Nc</text:p></text:note-body></text:note></text:span></text:p>
      <text:p text:style-name="Standard"><text:span text:style-name="T1">vidhim evaṃ yadā śudhyed yadi yajñaṃ karoti hi| <text:s text:c="7"/></text:span><text:span text:style-name="T1"><text:note text:id="ftn935" text:note-class="footnote"><text:note-citation>935</text:note-citation><text:note-body><text:p text:style-name="Footnote">) 12a <text:span text:style-name="T2">°dhim evaṃ yadā] </text:span><text:s text:c="2"/>CbEd; °dhim eva yadā CaCcNa, °dhim eva ya Nb, <text:s text:c="61"/>°dhim evaṃ yathā Nc</text:p></text:note-body></text:note></text:span><text:span text:style-name="T1"><text:s text:c="8"/></text:span><text:span text:style-name="T1"><text:note text:id="ftn936" text:note-class="footnote"><text:note-citation>936</text:note-citation><text:note-body><text:p text:style-name="Footnote">) 12ab <text:span text:style-name="T2">śudhyed yadi] </text:span><text:s text:c="2"/><text:span text:style-name="T3">conj. </text:span>&lt;/i&gt;; sūyed yadi CaNaNc, pūrya yadi Cb, <text:s text:c="34"/>sūryed yadi Cc, sūyed yati Nb, śuddhya ya° Ed</text:p></text:note-body></text:note></text:span><text:span text:style-name="T1"><text:s text:c="8"/></text:span><text:span text:style-name="T1"><text:note text:id="ftn937" text:note-class="footnote"><text:note-citation>937</text:note-citation><text:note-body><text:p text:style-name="Footnote">) 12b <text:span text:style-name="T2">yajñaṃ] </text:span><text:s text:c="2"/>CaCbNaEd; yajña CcNc, saṃjña Nb â€¢ <text:s text:c="16"/><text:span text:style-name="T2">hi] </text:span><text:s text:c="2"/>CNaNcEd; <text:span text:style-name="T3">omitted in </text:span>Nb</text:p></text:note-body></text:note></text:span></text:p>
      <text:p text:style-name="Standard"><text:span text:style-name="T1">tasya yajñaphalāvāptir janmamṛtyuś ca no bhavet||11-12|| <text:s text:c="7"/></text:span><text:span text:style-name="T1"><text:note text:id="ftn938" text:note-class="footnote"><text:note-citation>938</text:note-citation><text:note-body><text:p text:style-name="Footnote">) 12cd <text:span text:style-name="T2">°vāptir ja°] </text:span><text:s text:c="2"/>CaCbEd; °vāpti ja CcNbNc, °vāpi ja° Na</text:p></text:note-body></text:note></text:span></text:p>
      <text:p text:style-name="Standard"><text:span text:style-name="T1">vinārthena tu yo yajñaṃ karoti varasundari| <text:s text:c="7"/></text:span><text:span text:style-name="T1"><text:note text:id="ftn939" text:note-class="footnote"><text:note-citation>939</text:note-citation><text:note-body><text:p text:style-name="Footnote">) 13b <text:span text:style-name="T2">°sundari] </text:span><text:s text:c="2"/>CNaNbNc; °sundarī Ed</text:p></text:note-body></text:note></text:span></text:p>
      <text:p text:style-name="Standard"><text:span text:style-name="T1">na tasya tatphalāvāptiḥ sarvayajñeṣv aśeṣataḥ||11-13|| <text:s text:c="7"/></text:span><text:span text:style-name="T1"><text:note text:id="ftn940" text:note-class="footnote"><text:note-citation>940</text:note-citation><text:note-body><text:p text:style-name="Footnote">) 13d <text:span text:style-name="T2">°yajñeṣv aśeṣataḥ] </text:span><text:s text:c="2"/>CNaNbNc; °yajñeṣu śeṣataḥ Ed</text:p></text:note-body></text:note></text:span></text:p>
      <text:p text:style-name="Standard"><text:span text:style-name="T1">yajñavāṭa kurukṣetraṃ sattvāvāsakṛtālayaḥ| <text:s text:c="7"/></text:span><text:span text:style-name="T1"><text:note text:id="ftn941" text:note-class="footnote"><text:note-citation>941</text:note-citation><text:note-body><text:p text:style-name="Footnote">) 14a <text:span text:style-name="T2">°vāṭa kuru°] </text:span><text:s text:c="2"/>CaCcNaNbNc; °vāṭaṅ kuru° Cb, °vāṭakṛta° Ed â€¢ <text:s text:c="16"/><text:span text:style-name="T2">°kṣetraṃ] </text:span><text:s text:c="2"/>CNaNbEd; °kṣetra Nc</text:p></text:note-body></text:note></text:span><text:span text:style-name="T1"><text:s text:c="8"/></text:span><text:span text:style-name="T1"><text:note text:id="ftn942" text:note-class="footnote"><text:note-citation>942</text:note-citation><text:note-body><text:p text:style-name="Footnote">) 14b <text:span text:style-name="T2">sattvā°] </text:span><text:s text:c="2"/>CaCb&lt;corr&gt;pc&lt;/corr&gt;CcNaNbNcEd; satvāsatvā° Cb&lt;corr&gt;ac&lt;/corr&gt; â€¢ <text:s text:c="16"/><text:span text:style-name="T2">°layaḥ] </text:span><text:s text:c="2"/>CaCbNaNbNcEd; °layam Cc</text:p></text:note-body></text:note></text:span></text:p>
      <text:p text:style-name="Standard"><text:span text:style-name="T1">pratyāhāra mahāvediḥ kuśaprastarasaṃyamaḥ||11-14|| <text:s text:c="7"/></text:span><text:span text:style-name="T1"><text:note text:id="ftn943" text:note-class="footnote"><text:note-citation>943</text:note-citation><text:note-body><text:p text:style-name="Footnote">) 14c <text:span text:style-name="T2">°vediḥ] </text:span><text:s text:c="2"/><text:span text:style-name="T3">eme. </text:span>&lt;/i&gt;; °vedi CNaNbNc; °devi Ed</text:p></text:note-body></text:note></text:span></text:p>
      <text:p text:style-name="Standard"><text:span text:style-name="T1">vidhi niyamavistāro dhyānavahnipradīpitaḥ| <text:s text:c="7"/></text:span><text:span text:style-name="T1"><text:note text:id="ftn944" text:note-class="footnote"><text:note-citation>944</text:note-citation><text:note-body><text:p text:style-name="Footnote">) 15a <text:span text:style-name="T2">vidhi] </text:span><text:s text:c="2"/>CNaNbNc; vidhir Ed â€¢ <text:s text:c="16"/><text:span text:style-name="T2">°vistāro] </text:span><text:s text:c="2"/>CaCcNaNbNcEd; °vistārau Cb</text:p></text:note-body></text:note></text:span><text:span text:style-name="T1"><text:s text:c="8"/></text:span><text:span text:style-name="T1"><text:note text:id="ftn945" text:note-class="footnote"><text:note-citation>945</text:note-citation><text:note-body><text:p text:style-name="Footnote">) 15b <text:span text:style-name="T2">dhyānavahnipradīpitaḥ] </text:span><text:s text:c="2"/>CaNa; dhyānaṃ vahnipradīpitaḥ Cb, <text:s text:c="22"/>dhyānam agnipradīpitaḥ Cc, dhyāna agnipradīpanaḥ Nb, <text:s text:c="22"/>dhyānavahniḥ pradīpitaḥ Nc, dhyānavṛddhir pradīpinaḥ Ed</text:p></text:note-body></text:note></text:span></text:p>
      <text:p text:style-name="Standard"><text:span text:style-name="T1">yogendhanasamijjvālatapodhūmasamākulaḥ||11-15|| <text:s text:c="7"/></text:span><text:span text:style-name="T1"><text:note text:id="ftn946" text:note-class="footnote"><text:note-citation>946</text:note-citation><text:note-body><text:p text:style-name="Footnote">) 15cd <text:span text:style-name="T2">°ndhanasamijjvālatapodhūma°] </text:span><text:s text:c="2"/>NbNc; °ndhanasamijjvālatapodhūpa° Ca, <text:s text:c="14"/>°ndhasatvamijjvālatapodhūma° Cb, °ndhanasamijvālatapodhūma° Cc, <text:s text:c="14"/>°ndhanaśamitajvālatayodhūya° Na, °ndhanasamijjvālā tapodhūma° Ed</text:p></text:note-body></text:note></text:span><text:span text:style-name="T1"><text:s text:c="8"/></text:span><text:span text:style-name="T1"><text:note text:id="ftn947" text:note-class="footnote"><text:note-citation>947</text:note-citation><text:note-body><text:p text:style-name="Footnote">Or emend to Â°indhana-samujjvÄlaÂ°, where Â°samujjvÄlaÂ° is metri causa for Â°samujjvalaÂ°?</text:p></text:note-body></text:note></text:span></text:p>
      <text:p text:style-name="Standard"><text:soft-page-break/><text:span text:style-name="T1">pātranyāsa śivajñānaṃ sthālīpāka śivātmakaḥ| <text:s text:c="7"/></text:span><text:span text:style-name="T1"><text:note text:id="ftn948" text:note-class="footnote"><text:note-citation>948</text:note-citation><text:note-body><text:p text:style-name="Footnote">) 16a <text:span text:style-name="T2">pātra°] </text:span><text:s text:c="2"/>CNaNbEd; pātrā° Nc</text:p></text:note-body></text:note></text:span></text:p>
      <text:p text:style-name="Standard"><text:span text:style-name="T1">ājyāhutim avicchinnaṃ lambakaśruvapātitaḥ||11-16|| <text:s text:c="7"/></text:span><text:span text:style-name="T1"><text:note text:id="ftn949" text:note-class="footnote"><text:note-citation>949</text:note-citation><text:note-body><text:p text:style-name="Footnote">) 16c <text:span text:style-name="T2">°cchinnaṃ] </text:span><text:s text:c="2"/>CNaNbEd; °cchinna Nc</text:p></text:note-body></text:note></text:span><text:span text:style-name="T1"><text:s text:c="8"/></text:span><text:span text:style-name="T1"><text:note text:id="ftn950" text:note-class="footnote"><text:note-citation>950</text:note-citation><text:note-body><text:p text:style-name="Footnote">) 16d <text:span text:style-name="T2">lambaka°] </text:span><text:s text:c="2"/>CaCbNaNbNc; lambaka° Cc, tryambaka° Ed â€¢ <text:s text:c="16"/><text:span text:style-name="T2">°pātitaḥ] </text:span><text:s text:c="2"/>CNaNbNc; °pātitam Ed</text:p></text:note-body></text:note></text:span></text:p>
      <text:p text:style-name="Standard"><text:span text:style-name="T1">dhāraṇādhvaryuvat kṛtvā prāṇāyāmaś ca ṛtvijaḥ| <text:s text:c="7"/></text:span><text:span text:style-name="T1"><text:note text:id="ftn951" text:note-class="footnote"><text:note-citation>951</text:note-citation><text:note-body><text:p text:style-name="Footnote">) 17a <text:span text:style-name="T2">°dhvaryuva°] </text:span><text:s text:c="2"/>Nb; °dhvaryava° C, °dhvaryava° Na, <text:s text:c="50"/>dhva** Nc, dharmava° Ed</text:p></text:note-body></text:note></text:span><text:span text:style-name="T1"><text:s text:c="8"/></text:span><text:span text:style-name="T1"><text:note text:id="ftn952" text:note-class="footnote"><text:note-citation>952</text:note-citation><text:note-body><text:p text:style-name="Footnote">Understand: dhÄraá¹‡Äm adhvaryuvat ká¹›tvÄ (dhÄraá¹‡Ä is a stem form noun).</text:p></text:note-body></text:note></text:span></text:p>
      <text:p text:style-name="Standard"><text:span text:style-name="T1">tarkayuktaḥ savistāraḥ samādhir vayatāpanaḥ||11-17|| <text:s text:c="7"/></text:span><text:span text:style-name="T1"><text:note text:id="ftn953" text:note-class="footnote"><text:note-citation>953</text:note-citation><text:note-body><text:p text:style-name="Footnote">) 17c <text:span text:style-name="T2">°yuktaḥ] </text:span><text:s text:c="2"/>CaCbNbNcEd; °yukta Cc, °yuktiḥ Na â€¢ <text:s text:c="16"/><text:span text:style-name="T2">°vistāraḥ] </text:span><text:s text:c="2"/>CaCbNaNbNcEd; °vistāro Cc</text:p></text:note-body></text:note></text:span></text:p>
      <text:p text:style-name="Standard"><text:span text:style-name="T1">brahmavidyāmayo yūpaḥ paśubandho manonmanaḥ| <text:s text:c="7"/></text:span><text:span text:style-name="T1"><text:note text:id="ftn954" text:note-class="footnote"><text:note-citation>954</text:note-citation><text:note-body><text:p text:style-name="Footnote">) 18b <text:span text:style-name="T2">°nmanaḥ] </text:span><text:s text:c="2"/>CaNaNbEd; °tmanaḥ CbCcNc</text:p></text:note-body></text:note></text:span></text:p>
      <text:p text:style-name="Standard"><text:span text:style-name="T1">śraddhā patnī viśālākṣi saṃkalpaḥ pada śāśvatam||11-18|| <text:s text:c="7"/></text:span><text:span text:style-name="T1"><text:note text:id="ftn955" text:note-class="footnote"><text:note-citation>955</text:note-citation><text:note-body><text:p text:style-name="Footnote">) 18c <text:span text:style-name="T2">patnī] </text:span><text:s text:c="2"/>CbCcNaNbNcEd; patnī Ca â€¢ <text:s text:c="16"/><text:span text:style-name="T2">viśālākṣi] </text:span><text:s text:c="2"/>CNaNb; viśālākṣī NcEd</text:p></text:note-body></text:note></text:span><text:span text:style-name="T1"><text:s text:c="8"/></text:span><text:span text:style-name="T1"><text:note text:id="ftn956" text:note-class="footnote"><text:note-citation>956</text:note-citation><text:note-body><text:p text:style-name="Footnote">) 18d <text:span text:style-name="T2">°kalpaḥ] </text:span><text:s text:c="2"/><text:span text:style-name="T3">eme. </text:span>&lt;/i&gt;; °kalpa CNaNbNcEd â€¢ <text:s text:c="16"/><text:span text:style-name="T2">pada śāśvatam] </text:span><text:s text:c="2"/>CbCcNaNbNcEd; padaÃ—śvatam Ca</text:p></text:note-body></text:note></text:span><text:span text:style-name="T1"><text:s text:c="8"/></text:span><text:span text:style-name="T1"><text:note text:id="ftn957" text:note-class="footnote"><text:note-citation>957</text:note-citation><text:note-body><text:p text:style-name="Footnote">Understand: padaá¹ƒ Å›ÄÅ›vatam (pada is a stem form noun metri causa).</text:p></text:note-body></text:note></text:span></text:p>
      <text:p text:style-name="Standard"><text:span text:style-name="T1">pañcendriyajayotpannaḥ puroḍāśo 'mṛtāśanaḥ| <text:s text:c="7"/></text:span><text:span text:style-name="T1"><text:note text:id="ftn958" text:note-class="footnote"><text:note-citation>958</text:note-citation><text:note-body><text:p text:style-name="Footnote">) 19b <text:span text:style-name="T2">°ḍāśo] </text:span><text:s text:c="2"/>CNbNc; °bhā Na&lt;corr&gt;ac&lt;/corr&gt;, °bhāse Na&lt;corr&gt;pc&lt;/corr&gt;, °bhāge Ed â€¢ <text:s text:c="16"/><text:span text:style-name="T2">mṛtā°] </text:span><text:s text:c="2"/>CaCbNaNbNcEd; mṛgā° Cc</text:p></text:note-body></text:note></text:span></text:p>
      <text:p text:style-name="Standard"><text:span text:style-name="T1">brahmanādo mahāmantraḥ prāyaścittānilo jayaḥ||11-19|| <text:s text:c="7"/></text:span><text:span text:style-name="T1"><text:note text:id="ftn959" text:note-class="footnote"><text:note-citation>959</text:note-citation><text:note-body><text:p text:style-name="Footnote">) 19d <text:span text:style-name="T2">°ttānilo] </text:span><text:s text:c="2"/>CaCbNaNcEd; °ttanilo CcNb â€¢ <text:s text:c="16"/><text:span text:style-name="T2">jayaḥ] </text:span><text:s text:c="2"/>CNaNbNc; jalāḥ Ed</text:p></text:note-body></text:note></text:span></text:p>
      <text:p text:style-name="Standard"><text:span text:style-name="T1">somapāna parijñānam upākarma caturyamaḥ| <text:s text:c="7"/></text:span><text:span text:style-name="T1"><text:note text:id="ftn960" text:note-class="footnote"><text:note-citation>960</text:note-citation><text:note-body><text:p text:style-name="Footnote">) 20a <text:span text:style-name="T2">pari°] </text:span><text:s text:c="2"/>CaCbNaNbNcEd; para° Cc</text:p></text:note-body></text:note></text:span></text:p>
      <text:p text:style-name="Standard"><text:span text:style-name="T1">itihāsa jalasnānaṃ purāṇakṛtam ambaraḥ||11-20|| <text:s text:c="7"/></text:span><text:span text:style-name="T1"><text:note text:id="ftn961" text:note-class="footnote"><text:note-citation>961</text:note-citation><text:note-body><text:p text:style-name="Footnote">) 20c <text:span text:style-name="T2">°snānaṃ] </text:span><text:s text:c="2"/>CaCcNaNbNcEd; °snāna Cb</text:p></text:note-body></text:note></text:span><text:span text:style-name="T1"><text:s text:c="8"/></text:span><text:span text:style-name="T1"><text:note text:id="ftn962" text:note-class="footnote"><text:note-citation>962</text:note-citation><text:note-body><text:p text:style-name="Footnote">) 20d <text:span text:style-name="T2">purāṇa°] </text:span><text:s text:c="2"/>CNaNbNc; purāṇaṃ Ed â€¢ <text:s text:c="16"/><text:span text:style-name="T2">°kṛtam ambaraḥ] </text:span><text:s text:c="2"/>CaCcNaNbNcEd; °kṛtambaram Cb(&lt;i&gt;unmetrical&lt;/i&gt;)</text:p></text:note-body></text:note></text:span></text:p>
      <text:p text:style-name="Standard"><text:span text:style-name="T1">iḍāsuṣumnāsaṃvedye snānam ācamanaṃ sakṛt| <text:s text:c="7"/></text:span><text:span text:style-name="T1"><text:note text:id="ftn963" text:note-class="footnote"><text:note-citation>963</text:note-citation><text:note-body><text:p text:style-name="Footnote">) 21a <text:span text:style-name="T2">°suṣumnā°] </text:span><text:s text:c="2"/>CaCbNaNbNcEd; °suṣumna° Cc â€¢ <text:s text:c="16"/><text:span text:style-name="T2">°vedye] </text:span><text:s text:c="3"/>CaEd; °vedya CbNb, °vedyeḥ Cc, °vaidya Na, °bhedo Nc</text:p></text:note-body></text:note></text:span><text:span text:style-name="T1"><text:s text:c="8"/></text:span><text:span text:style-name="T1"><text:note text:id="ftn964" text:note-class="footnote"><text:note-citation>964</text:note-citation><text:note-body><text:p text:style-name="Footnote">) 21b <text:span text:style-name="T2">sakṛt] </text:span><text:s text:c="2"/>CaCbNaNbNcEd; viduḥ Cc</text:p></text:note-body></text:note></text:span></text:p>
      <text:p text:style-name="Standard"><text:span text:style-name="T1">saṃtoṣātithim ādṛtya dayābhūtadvijārcitaḥ||11-21|| <text:s text:c="7"/></text:span><text:span text:style-name="T1"><text:note text:id="ftn965" text:note-class="footnote"><text:note-citation>965</text:note-citation><text:note-body><text:p text:style-name="Footnote">) 21c <text:span text:style-name="T2">°toṣātithim ādṛtya] </text:span><text:s text:c="2"/>CNaNcEd; °toṣatithim āvṛtya Nb</text:p></text:note-body></text:note></text:span><text:span text:style-name="T1"><text:s text:c="8"/></text:span><text:span text:style-name="T1"><text:note text:id="ftn966" text:note-class="footnote"><text:note-citation>966</text:note-citation><text:note-body><text:p text:style-name="Footnote">) 21d <text:span text:style-name="T2">°dvijā°] </text:span><text:s text:c="2"/>CaCcNaNbNcEd; °dayā° Cb</text:p></text:note-body></text:note></text:span></text:p>
      <text:p text:style-name="Standard"><text:span text:style-name="T1">brahmakūrca guṇātīta havirgandha nirañjanaḥ| <text:s text:c="7"/></text:span><text:span text:style-name="T1"><text:note text:id="ftn967" text:note-class="footnote"><text:note-citation>967</text:note-citation><text:note-body><text:p text:style-name="Footnote">) 22b <text:span text:style-name="T2">°havir ga°] </text:span><text:s text:c="2"/>CaCcNbNcEd; °havir ga° Cb, °haviga Na</text:p></text:note-body></text:note></text:span><text:span text:style-name="T1"><text:s text:c="8"/></text:span><text:span text:style-name="T1"><text:note text:id="ftn968" text:note-class="footnote"><text:note-citation>968</text:note-citation><text:note-body><text:p text:style-name="Footnote">On the guá¹‡ÄtÄ«ta state of mind, see 9.39--43. <text:s text:c="16"/>Understand guá¹‡ÄtÄ«tatvaá¹ƒ and niraÃ±janatvaá¹ƒ?</text:p></text:note-body></text:note></text:span></text:p>
      <text:p text:style-name="Standard"><text:span text:style-name="T1">brahmasūtraṃ trayas tattvaṃ bodhanā muṇḍitaṃ śiraḥ||11-22|| <text:s text:c="7"/></text:span><text:span text:style-name="T1"><text:note text:id="ftn969" text:note-class="footnote"><text:note-citation>969</text:note-citation><text:note-body><text:p text:style-name="Footnote">) 22c <text:span text:style-name="T2">°sūtraṃ trayas] </text:span><text:s text:c="2"/>CbNbNcEd; °sūtran trayastayas Ca, <text:s text:c="39"/>°sūtraṃ traya Cc, °sūtratrayaṃ Na</text:p></text:note-body></text:note></text:span><text:span text:style-name="T1"><text:s text:c="8"/></text:span><text:span text:style-name="T1"><text:note text:id="ftn970" text:note-class="footnote"><text:note-citation>970</text:note-citation><text:note-body><text:p text:style-name="Footnote">) 22d <text:span text:style-name="T2">muṇḍitaṃ] </text:span><text:s text:c="2"/>CaCcNaNbEd; muṇḍita° CbNc(&lt;i&gt;unmetrical&lt;/i&gt;)</text:p></text:note-body></text:note></text:span></text:p>
      <text:p text:style-name="Standard"><text:span text:style-name="T1">nivṛttyādi caturvedaś catuḥprakaraṇāsanaḥ| <text:s text:c="7"/></text:span><text:span text:style-name="T1"><text:note text:id="ftn971" text:note-class="footnote"><text:note-citation>971</text:note-citation><text:note-body><text:p text:style-name="Footnote">) 23a <text:span text:style-name="T2">nivṛttyā°] </text:span><text:s text:c="2"/><text:span text:style-name="T3">eme. </text:span>&lt;/i&gt;; nivṛtyā° CNaNbNc; nirvṛtyā° Ed</text:p></text:note-body></text:note></text:span><text:span text:style-name="T1"><text:s text:c="8"/></text:span><text:span text:style-name="T1"><text:note text:id="ftn972" text:note-class="footnote"><text:note-citation>972</text:note-citation><text:note-body><text:p text:style-name="Footnote">) 23b <text:span text:style-name="T2">°prakaraṇāsanaḥ] </text:span><text:s text:c="2"/>CaCbNaNbNc; prakaranāśanaḥ Cc, prakaraśāsanaḥ Ed</text:p></text:note-body></text:note></text:span></text:p>
      <text:p text:style-name="Standard"><text:soft-page-break/><text:span text:style-name="T1">dakṣiṇām abhayaṃ bhūte dattvā yajñaṃ yajet sadā||11-23|| <text:s text:c="7"/></text:span><text:span text:style-name="T1"><text:note text:id="ftn973" text:note-class="footnote"><text:note-citation>973</text:note-citation><text:note-body><text:p text:style-name="Footnote">) 23c <text:span text:style-name="T2">°bhayaṃ bhūte] </text:span><text:s text:c="2"/>CaCcNaNbNcEd; °bhakṣayam bhūtai Cb</text:p></text:note-body></text:note></text:span><text:span text:style-name="T1"><text:s text:c="8"/></text:span><text:span text:style-name="T1"><text:note text:id="ftn974" text:note-class="footnote"><text:note-citation>974</text:note-citation><text:note-body><text:p text:style-name="Footnote">) 23d <text:span text:style-name="T2">yajñaṃ yajet] </text:span><text:s text:c="2"/>CNaNbNc; yajña dadat Ed</text:p></text:note-body></text:note></text:span><text:span text:style-name="T1"><text:s text:c="8"/></text:span><text:span text:style-name="T1"><text:note text:id="ftn975" text:note-class="footnote"><text:note-citation>975</text:note-citation><text:note-body><text:p text:style-name="Footnote">23c Åcf.22.14ab:$ daká¹£iá¹‡Äbhaya bhÅ«tebhyaá¸¥ paÅ›ubandhaá¸¥ svayaá¹ƒká¹›taá¸¥</text:p></text:note-body></text:note></text:span></text:p>
      <text:p text:style-name="Standard"><text:span text:style-name="T1">vinārthaṃ yajñasamprāptiḥ kathitā te varānane| <text:s text:c="7"/></text:span><text:span text:style-name="T1"><text:note text:id="ftn976" text:note-class="footnote"><text:note-citation>976</text:note-citation><text:note-body><text:p text:style-name="Footnote">) 24a <text:span text:style-name="T2">vinārthaṃ] </text:span><text:s text:c="2"/>CaCbNaNbNcEd; vinārtha Cc</text:p></text:note-body></text:note></text:span><text:span text:style-name="T1"><text:s text:c="8"/></text:span><text:span text:style-name="T1"><text:note text:id="ftn977" text:note-class="footnote"><text:note-citation>977</text:note-citation><text:note-body><text:p text:style-name="Footnote">) 24b <text:span text:style-name="T2">kathitā te] </text:span><text:s text:c="2"/>CaCbNaNbNc; kathito smi Cc, kathitas te Ed â€¢ <text:s text:c="16"/><text:span text:style-name="T2">varānane] </text:span><text:s text:c="2"/>CaCbNaNbNcEd; varānane Cc</text:p></text:note-body></text:note></text:span></text:p>
      <text:p text:style-name="Standard"><text:span text:style-name="T1">āsahasrasya yajñānāṃ phalaṃ prāpnoti nityaśaḥ||11-24|| <text:s text:c="7"/></text:span><text:span text:style-name="T1"><text:note text:id="ftn978" text:note-class="footnote"><text:note-citation>978</text:note-citation><text:note-body><text:p text:style-name="Footnote">) 24d <text:span text:style-name="T2">prāpnoti] </text:span><text:s text:c="2"/>CbCcNaNbNcEd; prāÃ—ti Ca â€¢ <text:s text:c="16"/><text:span text:style-name="T2">nityaśaḥ] </text:span><text:s text:c="2"/>CNaNcEd; mānavaḥ Nb</text:p></text:note-body></text:note></text:span></text:p>
      <text:p text:style-name="Standard"><text:span text:style-name="T1">āśramaḥ prathamas tubhyaṃ kathito 'sti varānane| <text:s text:c="7"/></text:span><text:span text:style-name="T1"><text:note text:id="ftn979" text:note-class="footnote"><text:note-citation>979</text:note-citation><text:note-body><text:p text:style-name="Footnote">) 25a <text:span text:style-name="T2">āśramaḥ] </text:span><text:s text:c="2"/>CaNaNbNcEd; āśrama CbCc â€¢ <text:s text:c="16"/><text:span text:style-name="T2">°s tubhyaṃ] </text:span><text:s text:c="2"/>CaCbNaNbNc; °syeṣa Cc, °syaivaṃ Ed</text:p></text:note-body></text:note></text:span><text:span text:style-name="T1"><text:s text:c="8"/></text:span><text:span text:style-name="T1"><text:note text:id="ftn980" text:note-class="footnote"><text:note-citation>980</text:note-citation><text:note-body><text:p text:style-name="Footnote">) 25b <text:span text:style-name="T2">'sti] </text:span><text:s text:c="2"/>CaCbNaNc; smi CcNbEd</text:p></text:note-body></text:note></text:span></text:p>
      <text:p text:style-name="Standard"><text:span text:style-name="T1">sadāśivena saddharmaṃ daivatair api pūjitam||11-25|| <text:s text:c="7"/></text:span><text:span text:style-name="T1"><text:note text:id="ftn981" text:note-class="footnote"><text:note-citation>981</text:note-citation><text:note-body><text:p text:style-name="Footnote">) 25c <text:span text:style-name="T2">°dharmaṃ] </text:span><text:s text:c="2"/>CaCcNaNbNc; °dharmaṃ Cb, °dharme Ed</text:p></text:note-body></text:note></text:span><text:span text:style-name="T1"><text:s text:c="8"/></text:span><text:span text:style-name="T1"><text:note text:id="ftn982" text:note-class="footnote"><text:note-citation>982</text:note-citation><text:note-body><text:p text:style-name="Footnote">) 25d <text:span text:style-name="T2">daiva°] </text:span><text:s text:c="2"/>CNaNc; deva° NbEd â€¢ <text:s text:c="16"/><text:span text:style-name="T2">pūjitam] </text:span><text:s text:c="2"/>CaCcNaNbNcEd; pūpūjitam Cb</text:p></text:note-body></text:note></text:span><text:span text:style-name="T1"><text:s/>brahmacaryam </text:span></text:p>
      <text:p text:style-name="Standard"><text:span text:style-name="T1">brahmacaryaṃ nibodhedaṃ śṛṇuṣvāvahitā śubhe| <text:s text:c="7"/></text:span><text:span text:style-name="T1"><text:note text:id="ftn983" text:note-class="footnote"><text:note-citation>983</text:note-citation><text:note-body><text:p text:style-name="Footnote">) 26a <text:span text:style-name="T2">°caryaṃ] </text:span><text:s text:c="2"/>CNbNcEd; °carya Na</text:p></text:note-body></text:note></text:span><text:span text:style-name="T1"><text:s text:c="8"/></text:span><text:span text:style-name="T1"><text:note text:id="ftn984" text:note-class="footnote"><text:note-citation>984</text:note-citation><text:note-body><text:p text:style-name="Footnote">) 26b <text:span text:style-name="T2">°vahitā śubhe] </text:span><text:s text:c="2"/>CaCbNaNcEd; °vahito bhava Cc, °vahito śubhe Nb</text:p></text:note-body></text:note></text:span></text:p>
      <text:p text:style-name="Standard"><text:span text:style-name="T1">dvitīyam āśramaṃ devi sarvapāpavināśanam||11-26|| <text:s text:c="7"/></text:span><text:span text:style-name="T1"><text:note text:id="ftn985" text:note-class="footnote"><text:note-citation>985</text:note-citation><text:note-body><text:p text:style-name="Footnote">) 26d <text:span text:style-name="T2">°vināśanam] </text:span><text:s text:c="2"/>CNaNcEd; °pranāśanam Nb</text:p></text:note-body></text:note></text:span><text:span text:style-name="T1"><text:s text:c="8"/></text:span><text:span text:style-name="T1"><text:note text:id="ftn986" text:note-class="footnote"><text:note-citation>986</text:note-citation><text:note-body><text:p text:style-name="Footnote">26cd Å cf.MBh 12.184.10A: $ gÄrhasthyaá¹ƒ khalu dvitÄ«yam ÄÅ›ramaá¹ƒ vadanti</text:p></text:note-body></text:note></text:span></text:p>
      <text:p text:style-name="Standard"><text:span text:style-name="T1">vrataṃ brahmaparaṃ dhyānaṃ sāvitrī prakṛtau layaḥ| <text:s text:c="7"/></text:span><text:span text:style-name="T1"><text:note text:id="ftn987" text:note-class="footnote"><text:note-citation>987</text:note-citation><text:note-body><text:p text:style-name="Footnote">) 27a <text:span text:style-name="T2">°paraṃ dhyānaṃ] </text:span><text:s text:c="2"/>CNaNbNc; °parijñānaṃ Ed</text:p></text:note-body></text:note></text:span><text:span text:style-name="T1"><text:s text:c="8"/></text:span><text:span text:style-name="T1"><text:note text:id="ftn988" text:note-class="footnote"><text:note-citation>988</text:note-citation><text:note-body><text:p text:style-name="Footnote">) 27b <text:span text:style-name="T2">°kṛtau layaḥ] </text:span><text:s text:c="2"/><text:span text:style-name="T3">eme. </text:span>&lt;/i&gt;; °kṛtir layam CaNaNcEd, <text:s text:c="24"/>°kṛtālayam Cb, °kṛtīlayam Cc, °kṛtilaḥ Nb</text:p></text:note-body></text:note></text:span><text:span text:style-name="T1"><text:s text:c="8"/></text:span><text:span text:style-name="T1"><text:note text:id="ftn989" text:note-class="footnote"><text:note-citation>989</text:note-citation><text:note-body><text:p text:style-name="Footnote">27ab Åcf.16.8cd: $</text:p></text:note-body></text:note></text:span></text:p>
      <text:p text:style-name="Standard"><text:span text:style-name="T1">brahmasūtrākṣaraṃ sūkṣmaṃ triguṇālaya mekhalam||11-27|| <text:s text:c="7"/></text:span><text:span text:style-name="T1"><text:note text:id="ftn990" text:note-class="footnote"><text:note-citation>990</text:note-citation><text:note-body><text:p text:style-name="Footnote">) 27d <text:span text:style-name="T2">°laya] </text:span><text:s text:c="2"/>CbCcNaNbNcEd; °laÃ— Ca â€¢ <text:s text:c="16"/><text:span text:style-name="T2">mekhalam] </text:span><text:s text:c="2"/>CNaNbNc; yat phalam Ed</text:p></text:note-body></text:note></text:span></text:p>
      <text:p text:style-name="Standard"><text:span text:style-name="T1">dama daṇḍa dayā pātraṃ bhikṣā saṃsāramocanam| <text:s text:c="7"/></text:span><text:span text:style-name="T1"><text:note text:id="ftn991" text:note-class="footnote"><text:note-citation>991</text:note-citation><text:note-body><text:p text:style-name="Footnote">) 28a <text:span text:style-name="T2">daṇḍa dayā] </text:span><text:s text:c="2"/>CNbNc; daṇḍādayā Na, daṇḍādayo Ed â€¢ <text:s text:c="16"/><text:span text:style-name="T2">pātraṃ] </text:span><text:s text:c="2"/>CNaNcEd; pātra Nb</text:p></text:note-body></text:note></text:span></text:p>
      <text:p text:style-name="Standard"><text:span text:style-name="T1">tryāyuṣaṃ dvyakṣarātītaṃ jñānabhaṣma-alaṅkṛtam||11-28|| <text:s text:c="7"/></text:span><text:span text:style-name="T1"><text:note text:id="ftn992" text:note-class="footnote"><text:note-citation>992</text:note-citation><text:note-body><text:p text:style-name="Footnote">) 28c <text:span text:style-name="T2">°yuṣaṃ] </text:span><text:s text:c="2"/>CNbNcEd; °yuṣa Na</text:p></text:note-body></text:note></text:span><text:span text:style-name="T1"><text:s text:c="8"/></text:span><text:span text:style-name="T1"><text:note text:id="ftn993" text:note-class="footnote"><text:note-citation>993</text:note-citation><text:note-body><text:p text:style-name="Footnote">) 28d <text:span text:style-name="T2">bhasma] </text:span><text:s text:c="2"/>CNaNbNc; bhasmam Ed</text:p></text:note-body></text:note></text:span></text:p>
      <text:p text:style-name="Standard"><text:span text:style-name="T1">snānavrataṃ sadāsatyaṃ śīlaśaucasamanvitam| <text:s text:c="7"/></text:span><text:span text:style-name="T1"><text:note text:id="ftn994" text:note-class="footnote"><text:note-citation>994</text:note-citation><text:note-body><text:p text:style-name="Footnote">) 29a <text:span text:style-name="T2">°vrataṃ] </text:span><text:s text:c="2"/>CaCcNaNb; °vrata CbNcEd</text:p></text:note-body></text:note></text:span></text:p>
      <text:p text:style-name="Standard"><text:span text:style-name="T1">agnihotra trayas tattvaṃ japa brahmabilasvaraḥ||11-29|| <text:s text:c="7"/></text:span><text:span text:style-name="T1"><text:note text:id="ftn995" text:note-class="footnote"><text:note-citation>995</text:note-citation><text:note-body><text:p text:style-name="Footnote">) 29c <text:span text:style-name="T2">°hotra trayas tattvaṃ] </text:span><text:s text:c="2"/>NaNcEd; °hotran trayas tatvaṃ Ca, <text:s text:c="23"/>°hotratayas tatvaṃ Cb, °hotratrayaṃ tatvā Cc, °hotraṃ trayaṃs tatvaṃ Nb</text:p></text:note-body></text:note></text:span><text:span text:style-name="T1"><text:s text:c="8"/></text:span><text:span text:style-name="T1"><text:note text:id="ftn996" text:note-class="footnote"><text:note-citation>996</text:note-citation><text:note-body><text:p text:style-name="Footnote">) 29d <text:span text:style-name="T2">°bilasvaraḥ] </text:span><text:s text:c="2"/><text:span text:style-name="T3">corr. </text:span>&lt;/i&gt;; °bilaśvaraḥ CNaNb, °bileśvara NcEd</text:p></text:note-body></text:note></text:span></text:p>
      <text:p text:style-name="Standard"><text:span text:style-name="T1">dvitīya āśramo devi yathāha bhagavān śivaḥ| <text:s text:c="7"/></text:span><text:span text:style-name="T1"><text:note text:id="ftn997" text:note-class="footnote"><text:note-citation>997</text:note-citation><text:note-body><text:p text:style-name="Footnote">) 30a <text:span text:style-name="T2">dvitīya āśramo] </text:span><text:s text:c="2"/>CaCbNaNbNc; dvitīyam āśramo Cc, dvitīyam āśramaṃ Ed</text:p></text:note-body></text:note></text:span><text:span text:style-name="T1"><text:s text:c="8"/></text:span><text:span text:style-name="T1"><text:note text:id="ftn998" text:note-class="footnote"><text:note-citation>998</text:note-citation><text:note-body><text:p text:style-name="Footnote">) 30b <text:span text:style-name="T2">yathāha] </text:span><text:s text:c="2"/>CaCbNaNc; yathāhaṃ CcNb, yad āha Ed</text:p></text:note-body></text:note></text:span></text:p>
      <text:p text:style-name="Standard"><text:span text:style-name="T1">mayāpi kathitaṃ tubhyaṃ janmamṛtyuvināśanam||11-30|| <text:s text:c="7"/></text:span><text:span text:style-name="T1"><text:note text:id="ftn999" text:note-class="footnote"><text:note-citation>999</text:note-citation><text:note-body><text:p text:style-name="Footnote">) 30c <text:span text:style-name="T2">mayāpi kathitaṃ] </text:span><text:s text:c="2"/><text:span text:style-name="T3">eme. </text:span>&lt;/i&gt;; mamāpi kathitaṃ CNaNb, <text:s text:c="40"/>mamāpi kathitas Nc, mayāpi kathito Ed</text:p></text:note-body></text:note></text:span><text:span text:style-name="T1"><text:s text:c="8"/></text:span><text:span text:style-name="T1"><text:note text:id="ftn1000" text:note-class="footnote"><text:note-citation>1000</text:note-citation><text:note-body><text:p text:style-name="Footnote">) 30d <text:span text:style-name="T2">°mṛtyu°] </text:span><text:s text:c="2"/>CbCcNaNbNcEd; °mṛÃ—° Ca â€¢ <text:s text:c="16"/><text:span text:style-name="T2">°nāśanaṃ] </text:span><text:s text:c="2"/>CNaNbEd; °nāśanaḥ Nc</text:p></text:note-body></text:note></text:span><text:span text:style-name="T1"><text:s/>vānaprasthaḥ </text:span></text:p>
      <text:p text:style-name="Standard"><text:soft-page-break/><text:span text:style-name="T1">vānaprasthavidhiṃ vakṣye śṛṇuṣvāyatalocane| <text:s text:c="7"/></text:span><text:span text:style-name="T1"><text:note text:id="ftn1001" text:note-class="footnote"><text:note-citation>1001</text:note-citation><text:note-body><text:p text:style-name="Footnote">) 31a <text:span text:style-name="T2">°vidhiṃ] </text:span><text:s text:c="2"/>CaCcNaNbNcEd; °vidhi Cb</text:p></text:note-body></text:note></text:span></text:p>
      <text:p text:style-name="Standard"><text:span text:style-name="T1">yathāśrutaṃ yathātathyam ṛṣidaivatapūjitam||11-31|| <text:s text:c="7"/></text:span><text:span text:style-name="T1"><text:note text:id="ftn1002" text:note-class="footnote"><text:note-citation>1002</text:note-citation><text:note-body><text:p text:style-name="Footnote">) 31d <text:span text:style-name="T2">°daivata°] </text:span><text:s text:c="2"/>CaCbNaNbNcEd; °devata° Cc</text:p></text:note-body></text:note></text:span></text:p>
      <text:p text:style-name="Standard"><text:span text:style-name="T1">vairāgyavanam āśritya niyamāśramam āharet| <text:s text:c="7"/></text:span><text:span text:style-name="T1"><text:note text:id="ftn1003" text:note-class="footnote"><text:note-citation>1003</text:note-citation><text:note-body><text:p text:style-name="Footnote">) 32a <text:span text:style-name="T2">vairāgya°] </text:span><text:s text:c="2"/>CNaNbNc; vairāgyā Ed</text:p></text:note-body></text:note></text:span><text:span text:style-name="T1"><text:s text:c="8"/></text:span><text:span text:style-name="T1"><text:note text:id="ftn1004" text:note-class="footnote"><text:note-citation>1004</text:note-citation><text:note-body><text:p text:style-name="Footnote">) 32b <text:span text:style-name="T2">niyamā°] </text:span><text:s text:c="2"/>CNa&lt;corr&gt;pc&lt;/corr&gt;NbNcEd; mā° Na&lt;corr&gt;ac&lt;/corr&gt; â€¢ <text:s text:c="16"/><text:span text:style-name="T2">°śramam ā°] </text:span><text:s text:c="2"/>CbCcNaNbNcEd; °śramano haret Ca</text:p></text:note-body></text:note></text:span></text:p>
      <text:p text:style-name="Standard"><text:span text:style-name="T1">śīlaśailadṛḍhadvāre prākāre vijitendriyaḥ||11-32|| <text:s text:c="7"/></text:span><text:span text:style-name="T1"><text:note text:id="ftn1005" text:note-class="footnote"><text:note-citation>1005</text:note-citation><text:note-body><text:p text:style-name="Footnote">) 32c <text:span text:style-name="T2">°dṛḍha°] </text:span><text:s text:c="2"/>CNaNbNc; °dṛṣa° Ed</text:p></text:note-body></text:note></text:span><text:span text:style-name="T1"><text:s text:c="8"/></text:span><text:span text:style-name="T1"><text:note text:id="ftn1006" text:note-class="footnote"><text:note-citation>1006</text:note-citation><text:note-body><text:p text:style-name="Footnote">) 32d <text:span text:style-name="T2">°kāre] </text:span><text:s text:c="2"/>CaCbNaNbNcEd; °kāra° Cc</text:p></text:note-body></text:note></text:span></text:p>
      <text:p text:style-name="Standard"><text:span text:style-name="T1">adhibhūtaḥ smṛto mātā adhyātmaś ca pitā tathā| <text:s text:c="7"/></text:span><text:span text:style-name="T1"><text:note text:id="ftn1007" text:note-class="footnote"><text:note-citation>1007</text:note-citation><text:note-body><text:p text:style-name="Footnote">) 33a <text:span text:style-name="T2">smṛto] </text:span><text:s text:c="2"/>CaCcNaNbNc; Ã—Ã— Cb, smṛtau Ed</text:p></text:note-body></text:note></text:span><text:span text:style-name="T1"><text:s text:c="8"/></text:span><text:span text:style-name="T1"><text:note text:id="ftn1008" text:note-class="footnote"><text:note-citation>1008</text:note-citation><text:note-body><text:p text:style-name="Footnote">33ab Åcf.22.10ab:$ adhyÄtmanagarasphÄ«taá¸¥ adhibhÅ«tajanÄkulaá¸¥</text:p></text:note-body></text:note></text:span></text:p>
      <text:p text:style-name="Standard"><text:span text:style-name="T1">adhidaivika-m-ācāryo vyavasāyāś ca bhrātaraḥ||11-33|| <text:s text:c="7"/></text:span><text:span text:style-name="T1"><text:note text:id="ftn1009" text:note-class="footnote"><text:note-citation>1009</text:note-citation><text:note-body><text:p text:style-name="Footnote">) 33c <text:span text:style-name="T2">adhidaivika°] </text:span><text:s text:c="2"/><text:span text:style-name="T3">eme. </text:span>&lt;/i&gt;; <text:s text:c="16"/>aÃ—bhauÃ—ka° Ca, adhibhautika° CbCcNaNcEd, adhibhauktika° Nb</text:p></text:note-body></text:note></text:span><text:span text:style-name="T1"><text:s text:c="8"/></text:span><text:span text:style-name="T1"><text:note text:id="ftn1010" text:note-class="footnote"><text:note-citation>1010</text:note-citation><text:note-body><text:p text:style-name="Footnote">) 33d <text:span text:style-name="T2">vyavasāyāś] </text:span><text:s text:c="2"/>CNaNbNc; vyavasāyaś Ed</text:p></text:note-body></text:note></text:span></text:p>
      <text:p text:style-name="Standard"><text:span text:style-name="T1">śrutiḥ smṛtiḥ smṛtā bhāryā prajñā putraḥ kṣamānujaḥ| <text:s text:c="7"/></text:span><text:span text:style-name="T1"><text:note text:id="ftn1011" text:note-class="footnote"><text:note-citation>1011</text:note-citation><text:note-body><text:p text:style-name="Footnote">) 34a <text:span text:style-name="T2">smṛtā] </text:span><text:s text:c="2"/>CaCcNaNbNcEd; smṛto Cb</text:p></text:note-body></text:note></text:span></text:p>
      <text:p text:style-name="Standard"><text:span text:style-name="T1">maitrī bandhur jaṭā cāpaṃ karuṇā supavitrakam||11-34|| <text:s text:c="7"/></text:span><text:span text:style-name="T1"><text:note text:id="ftn1012" text:note-class="footnote"><text:note-citation>1012</text:note-citation><text:note-body><text:p text:style-name="Footnote">) 34c <text:span text:style-name="T2">bandhur ja°] </text:span><text:s text:c="2"/>CaCbNaNcEd; bandhu ja° CcNb</text:p></text:note-body></text:note></text:span></text:p>
      <text:p text:style-name="Standard"><text:span text:style-name="T1">muditā mauna catvāraḥ sarvakāryam upekṣakā| <text:s text:c="7"/></text:span><text:span text:style-name="T1"><text:note text:id="ftn1013" text:note-class="footnote"><text:note-citation>1013</text:note-citation><text:note-body><text:p text:style-name="Footnote">) 35a <text:span text:style-name="T2">mauna catvāraḥ] </text:span><text:s text:c="2"/>CaNaNbNcEd; maunaś catvāraḥ Cb, mauna catvāra Cc</text:p></text:note-body></text:note></text:span><text:span text:style-name="T1"><text:s text:c="8"/></text:span><text:span text:style-name="T1"><text:note text:id="ftn1014" text:note-class="footnote"><text:note-citation>1014</text:note-citation><text:note-body><text:p text:style-name="Footnote">) 35b <text:span text:style-name="T2">°kāryam u°] </text:span><text:s text:c="2"/>CNbNcEd; °kāryām u° Na â€¢ <text:s text:c="17"/><text:span text:style-name="T2">°pekṣakā] </text:span><text:s text:c="2"/>CNaNbNc; °pekṣayā Ed</text:p></text:note-body></text:note></text:span></text:p>
      <text:p text:style-name="Standard"><text:span text:style-name="T1">yamavalkalasaṃvītas tapaḥkṛṣṇājinādharaḥ||11-35|| <text:s text:c="7"/></text:span><text:span text:style-name="T1"><text:note text:id="ftn1015" text:note-class="footnote"><text:note-citation>1015</text:note-citation><text:note-body><text:p text:style-name="Footnote">) 35c <text:span text:style-name="T2">°saṃvīta°] </text:span><text:s text:c="2"/>CNaNbNc; °sānvīta° Ed</text:p></text:note-body></text:note></text:span><text:span text:style-name="T1"><text:s text:c="8"/></text:span><text:span text:style-name="T1"><text:note text:id="ftn1016" text:note-class="footnote"><text:note-citation>1016</text:note-citation><text:note-body><text:p text:style-name="Footnote">) 35d <text:span text:style-name="T2">°kṛṣṇā°] </text:span><text:s text:c="2"/>CaCbNaNbNcEd; °kṛṣṇāṃ Cc â€¢ <text:s text:c="16"/><text:span text:style-name="T2">°jinādharaḥ] </text:span><text:s text:c="2"/>Nc; °jinadharaḥ CNaNb(&lt;i&gt;unmetrical&lt;/i&gt;), °jinaṃ puraḥ Ed</text:p></text:note-body></text:note></text:span><text:span text:style-name="T1"><text:s/></text:span></text:p>
      <text:p text:style-name="Standard"><text:span text:style-name="T1">uttarāsaṅgam āsīno yogapaṭṭadṛḍhavrataḥ| <text:s text:c="7"/></text:span><text:span text:style-name="T1"><text:note text:id="ftn1017" text:note-class="footnote"><text:note-citation>1017</text:note-citation><text:note-body><text:p text:style-name="Footnote">) 36b <text:span text:style-name="T2">°dṛḍha°] </text:span><text:s text:c="2"/>CNaNcEd; °dṛṣṭa° Nb â€¢ <text:s text:c="17"/><text:span text:style-name="T2">°vrataḥ] </text:span><text:s text:c="2"/>CbCcNaNbNcEd; Ã—Ã— Ca</text:p></text:note-body></text:note></text:span></text:p>
      <text:p text:style-name="Standard"><text:span text:style-name="T1">vedaghoṣeṇa ghoṣeṇa prāṇāyāmo 'gnihāvanam||11-36|| <text:s text:c="7"/></text:span><text:span text:style-name="T1"><text:note text:id="ftn1018" text:note-class="footnote"><text:note-citation>1018</text:note-citation><text:note-body><text:p text:style-name="Footnote">) 36c <text:span text:style-name="T2">veda°] </text:span><text:s text:c="2"/>CbCcNaNbNcEd; Ã—da° Ca â€¢ <text:s text:c="16"/><text:span text:style-name="T2">°ṇa ghoṣeṇa] </text:span><text:s text:c="2"/>CaCbNaNbNcEd; °ṇa ghoṣīṇa Cc</text:p></text:note-body></text:note></text:span><text:span text:style-name="T1"><text:s text:c="8"/></text:span><text:span text:style-name="T1"><text:note text:id="ftn1019" text:note-class="footnote"><text:note-citation>1019</text:note-citation><text:note-body><text:p text:style-name="Footnote">) 36d <text:span text:style-name="T2">°hāvanam] </text:span><text:s text:c="2"/>CaNaNbNcEd; °hāvana Cc; °hāvanam Cb</text:p></text:note-body></text:note></text:span><text:span text:style-name="T1"><text:s text:c="8"/></text:span><text:span text:style-name="T1"><text:note text:id="ftn1020" text:note-class="footnote"><text:note-citation>1020</text:note-citation><text:note-body><text:p text:style-name="Footnote">hÄvana = havana metri causa</text:p></text:note-body></text:note></text:span><text:span text:style-name="T1"><text:s text:c="8"/></text:span></text:p>
      <text:p text:style-name="Standard"><text:span text:style-name="T1">jitaprāṇamṛgākūlo dhṛti yajñaḥ kriyā japaḥ| <text:s text:c="7"/></text:span><text:span text:style-name="T1"><text:note text:id="ftn1021" text:note-class="footnote"><text:note-citation>1021</text:note-citation><text:note-body><text:p text:style-name="Footnote">) 37b <text:span text:style-name="T2">°japaḥ] </text:span><text:s text:c="2"/>CaCbNaNbNcEd; °jiṇaḥ Cc</text:p></text:note-body></text:note></text:span><text:span text:style-name="T1"><text:s text:c="8"/></text:span><text:span text:style-name="T1"><text:note text:id="ftn1022" text:note-class="footnote"><text:note-citation>1022</text:note-citation><text:note-body><text:p text:style-name="Footnote">Â°má¹›gÄkÅ«la for Â°má¹›gÄkulaá¸¥ metri causa?</text:p></text:note-body></text:note></text:span><text:span text:style-name="T1"><text:s text:c="8"/></text:span></text:p>
      <text:p text:style-name="Standard"><text:span text:style-name="T1">arthasaṃgraha śāstreṣu sakhā damadayādayaḥ||11-37|| <text:s text:c="7"/></text:span><text:span text:style-name="T1"><text:note text:id="ftn1023" text:note-class="footnote"><text:note-citation>1023</text:note-citation><text:note-body><text:p text:style-name="Footnote">) 37d <text:span text:style-name="T2">sakhā] </text:span><text:s text:c="2"/>CNaNcEd; sakho Nb â€¢ <text:s text:c="16"/><text:span text:style-name="T2">damada°] </text:span><text:s text:c="2"/>Ca&lt;corr&gt;pc&lt;/corr&gt;CbNaNbNcEd; dayada° Cc, dama° Ca&lt;corr&gt;ac&lt;/corr&gt;</text:p></text:note-body></text:note></text:span><text:span text:style-name="T1"><text:s text:c="8"/></text:span><text:span text:style-name="T1"><text:note text:id="ftn1024" text:note-class="footnote"><text:note-citation>1024</text:note-citation><text:note-body><text:p text:style-name="Footnote">Or: [For him] the gist of the ÅšÄstras is friendship[?], self-control, compassion etc.</text:p></text:note-body></text:note></text:span><text:span text:style-name="T1"><text:s text:c="8"/></text:span></text:p>
      <text:p text:style-name="Standard"><text:span text:style-name="T1">śivayajñaṃ prayuñjīta sādhanāṣṭakapūjanam| <text:s text:c="7"/></text:span><text:span text:style-name="T1"><text:note text:id="ftn1025" text:note-class="footnote"><text:note-citation>1025</text:note-citation><text:note-body><text:p text:style-name="Footnote">) 38a <text:span text:style-name="T2">°yajñaṃ] </text:span><text:s text:c="2"/>CaCbNaNbEd; °yajña CcNc</text:p></text:note-body></text:note></text:span><text:span text:style-name="T1"><text:s text:c="8"/></text:span><text:span text:style-name="T1"><text:note text:id="ftn1026" text:note-class="footnote"><text:note-citation>1026</text:note-citation><text:note-body><text:p text:style-name="Footnote">) 38b <text:span text:style-name="T2">°pūjanam] </text:span><text:s text:c="2"/>CaCbNaNbNcEd; °pūjikaṃ Cc</text:p></text:note-body></text:note></text:span><text:span text:style-name="T1"><text:s text:c="8"/></text:span><text:span text:style-name="T1"><text:note text:id="ftn1027" text:note-class="footnote"><text:note-citation>1027</text:note-citation><text:note-body><text:p text:style-name="Footnote">38b Åcf.&lt;DhP&gt;DharmaputrikÄ&lt;/DhP&gt; 2.1:$ <text:s text:c="16"/>aá¹£á¹­abhiá¸¥ sÄdhanair ebhiÅ› cittaá¹ƒ kÄyaÃ± ca yatnataá¸¥| <text:s text:c="15"/>Å›odhayitvÄ tato yogÄ« yogÄbhyÄsaá¹ƒ samÄcaret||</text:p></text:note-body></text:note></text:span></text:p>
      <text:p text:style-name="Standard"><text:soft-page-break/><text:span text:style-name="T1">pañcabrahmajalaiḥ pūtaḥ satyatīrthaśivahrade||11-38|| <text:s text:c="7"/></text:span><text:span text:style-name="T1"><text:note text:id="ftn1028" text:note-class="footnote"><text:note-citation>1028</text:note-citation><text:note-body><text:p text:style-name="Footnote">) 38c <text:span text:style-name="T2">°brahmajalaiḥ pūtaḥ] </text:span><text:s text:c="2"/>CNaNcEd; braÃ—Ã—Ã—Ã—Ã— Nb</text:p></text:note-body></text:note></text:span><text:span text:style-name="T1"><text:s text:c="8"/></text:span><text:span text:style-name="T1"><text:note text:id="ftn1029" text:note-class="footnote"><text:note-citation>1029</text:note-citation><text:note-body><text:p text:style-name="Footnote">) 38d <text:span text:style-name="T2">°tīrtha] </text:span><text:s text:c="2"/>CNaNbNc; °tīrthaṃ Ed</text:p></text:note-body></text:note></text:span></text:p>
      <text:p text:style-name="Standard"><text:span text:style-name="T1">snānam ācamanaṃ kṛtvā saṃdhyātrayam upāśrayet| <text:s text:c="7"/></text:span><text:span text:style-name="T1"><text:note text:id="ftn1030" text:note-class="footnote"><text:note-citation>1030</text:note-citation><text:note-body><text:p text:style-name="Footnote">) 39a <text:span text:style-name="T2">°camanaṃ] </text:span><text:s text:c="2"/>CaCcNaNbNcEd; °canaṃ Cb</text:p></text:note-body></text:note></text:span><text:span text:style-name="T1"><text:s text:c="8"/></text:span><text:span text:style-name="T1"><text:note text:id="ftn1031" text:note-class="footnote"><text:note-citation>1031</text:note-citation><text:note-body><text:p text:style-name="Footnote">39b ÅSee 11.59cd:$ Å›ivasya há¹›dayaá¹ƒ saá¹ƒdhyÄ tasmÄt saá¹ƒdhyÄm upÄsayet</text:p></text:note-body></text:note></text:span></text:p>
      <text:p text:style-name="Standard"><text:span text:style-name="T1">akṣamālā purāṇārthaṃ japaśāntaṃ divāniśam||11-39|| <text:s text:c="7"/></text:span><text:span text:style-name="T1"><text:note text:id="ftn1032" text:note-class="footnote"><text:note-citation>1032</text:note-citation><text:note-body><text:p text:style-name="Footnote">) 39c <text:span text:style-name="T2">akṣamālā] </text:span><text:s text:c="2"/>CbCcNaNbNcEd; akṣaÃ—lā Ca â€¢ <text:s text:c="16"/><text:span text:style-name="T2">purāṇārthaṃ] </text:span><text:s text:c="2"/>CNaEd; purāṇāñ ca Nb, purāṇārthā Nc</text:p></text:note-body></text:note></text:span><text:span text:style-name="T1"><text:s text:c="8"/></text:span><text:span text:style-name="T1"><text:note text:id="ftn1033" text:note-class="footnote"><text:note-citation>1033</text:note-citation><text:note-body><text:p text:style-name="Footnote">) 39d <text:span text:style-name="T2">°śāntaṃ] </text:span><text:s text:c="2"/>Ca&lt;corr&gt;pc&lt;/corr&gt;CbCcNbNcEd; °śanti Ca&lt;corr&gt;ac&lt;/corr&gt;Na</text:p></text:note-body></text:note></text:span></text:p>
      <text:p text:style-name="Standard"><text:span text:style-name="T1">jñānasalilasampūrṇamitihāsakamaṇḍaluḥ| <text:s text:c="7"/></text:span><text:span text:style-name="T1"><text:note text:id="ftn1034" text:note-class="footnote"><text:note-citation>1034</text:note-citation><text:note-body><text:p text:style-name="Footnote">) 40a <text:span text:style-name="T2">°salila°] </text:span><text:s text:c="2"/>CNaNbNc; °salīla° Ed</text:p></text:note-body></text:note></text:span><text:span text:style-name="T1"><text:s text:c="8"/></text:span><text:span text:style-name="T1"><text:note text:id="ftn1035" text:note-class="footnote"><text:note-citation>1035</text:note-citation><text:note-body><text:p text:style-name="Footnote">) 40b <text:span text:style-name="T2">°kamaṇḍaluḥ] </text:span><text:s text:c="2"/>CNaNbNc; °kamaṇḍalu Ed</text:p></text:note-body></text:note></text:span><text:span text:style-name="T1"><text:s text:c="8"/></text:span><text:span text:style-name="T1"><text:note text:id="ftn1036" text:note-class="footnote"><text:note-citation>1036</text:note-citation><text:note-body><text:p text:style-name="Footnote">pÅ«rá¹‡a-m-itihÄsaÂ°: -m- is a filler.</text:p></text:note-body></text:note></text:span><text:span text:style-name="T1"><text:s text:c="8"/></text:span></text:p>
      <text:p text:style-name="Standard"><text:span text:style-name="T1">pañcakarmakriyotkrānti japa pañcavidhaḥ sukham||11-40|| <text:s text:c="7"/></text:span><text:span text:style-name="T1"><text:note text:id="ftn1037" text:note-class="footnote"><text:note-citation>1037</text:note-citation><text:note-body><text:p text:style-name="Footnote">) 40c <text:span text:style-name="T2">°tkrāntija°] </text:span><text:s text:c="2"/>CaCbNb; °krāntija° Cc, °tkrāntir ja° Na, <text:s text:c="40"/>°tkāntija° Nc, 'krānti ja° Ed</text:p></text:note-body></text:note></text:span></text:p>
      <text:p text:style-name="Standard"><text:span text:style-name="T1">sādhanaṃ śivasaṃkalpo yogasiddhiphalapradaḥ| <text:s text:c="7"/></text:span><text:span text:style-name="T1"><text:note text:id="ftn1038" text:note-class="footnote"><text:note-citation>1038</text:note-citation><text:note-body><text:p text:style-name="Footnote">) 41d <text:span text:style-name="T2">°daḥ] </text:span><text:s text:c="2"/>CNaNbNc; °dam Ed</text:p></text:note-body></text:note></text:span><text:span text:style-name="T1"><text:s text:c="8"/></text:span><text:span text:style-name="T1"><text:note text:id="ftn1039" text:note-class="footnote"><text:note-citation>1039</text:note-citation><text:note-body><text:p text:style-name="Footnote">The Åšivasaá¹ƒkalpa is á¹šgvedakhila 4.11 ff: <text:s text:c="7"/>yenedam bhÅ«taá¹ƒ bhuvanaá¹ƒ bhaviá¹£yat parigá¹›hÄ«tam amá¹›tena sarvam, <text:s text:c="7"/>yena yajÃ±as tÄyate saptahotÄ tan me manaÅ› Å›ivasaá¹…kalpam astu, etc. <text:s text:c="8"/>See also Manu 11.251ab: saká¹›t japtvÄsyavÄmÄ«yaá¹ƒ Å›ivasaá¹ƒkalpam eva ca.</text:p></text:note-body></text:note></text:span></text:p>
      <text:p text:style-name="Standard"><text:span text:style-name="T1">saṃtoṣaphalam āhāraḥ kāmakrodhaparājitaḥ||11-41||</text:span></text:p>
      <text:p text:style-name="Standard"><text:span text:style-name="T1">āśāpāśajayābhyāso dhyānayogaratipriyaḥ| <text:s text:c="7"/></text:span><text:span text:style-name="T1"><text:note text:id="ftn1040" text:note-class="footnote"><text:note-citation>1040</text:note-citation><text:note-body><text:p text:style-name="Footnote">) 42a <text:span text:style-name="T2">°bhyāso] </text:span><text:s text:c="2"/>CNaNbNc; °bhyāsa Ed</text:p></text:note-body></text:note></text:span><text:span text:style-name="T1"><text:s text:c="8"/></text:span><text:span text:style-name="T1"><text:note text:id="ftn1041" text:note-class="footnote"><text:note-citation>1041</text:note-citation><text:note-body><text:p text:style-name="Footnote">) 42b <text:span text:style-name="T2">°rati°] </text:span><text:s text:c="2"/>CcNaNbNc; Ã—Ã— Ca, °riti° Cb, °ratiḥ Ed</text:p></text:note-body></text:note></text:span></text:p>
      <text:p text:style-name="Standard"><text:span text:style-name="T1">atithibhyo 'bhayaṃ dattvā vānaprasthaś cared vratam| <text:s text:c="7"/></text:span><text:span text:style-name="T1"><text:note text:id="ftn1042" text:note-class="footnote"><text:note-citation>1042</text:note-citation><text:note-body><text:p text:style-name="Footnote">) 42a <text:span text:style-name="T2">atithibhyo 'bhayaṃ] </text:span><text:s text:c="2"/>CNaNbNc; ārtibhyaś cābhayaṃ Ed â€¢ <text:s text:c="16"/><text:span text:style-name="T2">dattvā] </text:span><text:s text:c="2"/>CaCbNaNbNcEd; dārā Cc</text:p></text:note-body></text:note></text:span><text:span text:style-name="T1"><text:s text:c="8"/></text:span><text:span text:style-name="T1"><text:note text:id="ftn1043" text:note-class="footnote"><text:note-citation>1043</text:note-citation><text:note-body><text:p text:style-name="Footnote">) 42b <text:span text:style-name="T2">°prasthaś ca°] </text:span><text:s text:c="2"/>CaCbNaNcEd; °prastha ca° CcNb</text:p></text:note-body></text:note></text:span></text:p>
      <text:p text:style-name="Standard"><text:span text:style-name="T1">vānaprastham ayaṃ dharmaṃ yat pūrvam avadhāritam|| <text:s text:c="7"/></text:span><text:span text:style-name="T1"><text:note text:id="ftn1044" text:note-class="footnote"><text:note-citation>1044</text:note-citation><text:note-body><text:p text:style-name="Footnote">) 42d <text:span text:style-name="T2">yat pūrvam avadhāritam] </text:span><text:s text:c="2"/>CcEd; <text:s text:c="22"/>gaditaṃ pūrvadhāritaṃ CaCb, <text:s text:c="21"/>gadita pūrvadhāritaṃ Nb, <text:s text:c="21"/>gaditaṃ yat pūrvadhāritaṃ Na&lt;corr&gt;ac&lt;/corr&gt;(&lt;i&gt;unmetrical&lt;/i&gt;), <text:s text:c="21"/>gaditaṃ yat pūrvam avadhāritaṃ Na&lt;corr&gt;pc&lt;/corr&gt;(&lt;i&gt;unmetrical&lt;/i&gt;), <text:s text:c="21"/>gaditaṃ yat pūrvamedhāritaṃ Nc(&lt;i&gt;unmetrical&lt;/i&gt;)</text:p></text:note-body></text:note></text:span><text:span text:style-name="T1"><text:s text:c="8"/></text:span><text:span text:style-name="T1"><text:note text:id="ftn1045" text:note-class="footnote"><text:note-citation>1045</text:note-citation><text:note-body><text:p text:style-name="Footnote">Gender!</text:p></text:note-body></text:note></text:span><text:span text:style-name="T1"><text:s text:c="14"/></text:span></text:p>
      <text:p text:style-name="P1"/>
      <text:p text:style-name="Standard"><text:span text:style-name="T1">! saṃsāroddharaṇam anityaharaṇam ajñānanirmūlanam <text:s text:c="8"/></text:span><text:span text:style-name="T1"><text:note text:id="ftn1046" text:note-class="footnote"><text:note-citation>1046</text:note-citation><text:note-body><text:p text:style-name="Footnote">) 43a <text:span text:style-name="T2">°haraṇam anityaharaṇam ajñā°] </text:span><text:s text:c="2"/>CaCbNa&lt;corr&gt;ac&lt;/corr&gt;NbNc; <text:s text:c="32"/>°haraṇaṃ anityaharaṇan tajñā° Na&lt;corr&gt;pc&lt;/corr&gt;, <text:s text:c="32"/>°haraṇaṃm anityaharaṇam ajñā° CcEd</text:p></text:note-body></text:note></text:span><text:span text:style-name="T1"><text:s text:c="8"/></text:span><text:span text:style-name="T1"><text:note text:id="ftn1047" text:note-class="footnote"><text:note-citation>1047</text:note-citation><text:note-body><text:p text:style-name="Footnote">only corrects Â°haraá¹‡amanityaÂ° to Â°haraá¹‡am anityaÂ° (CHECK this), <text:s text:c="15"/>but its scribe probably meant an anusvÄra at the end of Â°haraá¹‡aá¹ƒ, <text:s text:c="15"/>perhaps trying to correct the metre. He tries to correct the metre <text:s text:c="14"/>also with anityaharaá¹‡an tajÃ±ÄÂ°.</text:p></text:note-body></text:note></text:span><text:span text:style-name="T1"><text:s text:c="24"/></text:span></text:p>
      <text:p text:style-name="Standard"><text:span text:style-name="T1"><text:s text:c="2"/></text:span></text:p>
      <text:p text:style-name="Standard"><text:span text:style-name="T1">! prajñāvṛddhikaram amoghakaraṇaṃ kleśārṇavottāraṇam| <text:s text:c="7"/></text:span><text:span text:style-name="T1"><text:note text:id="ftn1048" text:note-class="footnote"><text:note-citation>1048</text:note-citation><text:note-body><text:p text:style-name="Footnote">) 43b <text:span text:style-name="T3">omitted in </text:span>Nb â€¢ <text:s text:c="16"/><text:span text:style-name="T2">°karam amogha°] </text:span><text:s text:c="2"/>CNa(&lt;i&gt;unmetrical&lt;/i&gt;); <text:span text:style-name="T3">omitted in </text:span>Nb, °kam amogha° Nc, <text:s text:c="72"/>°karaṃ prabodha° Ed â€¢ <text:s text:c="16"/><text:span text:style-name="T2">kleśārṇavo°] </text:span><text:s text:c="2"/>CNc; kleśāṇṇavo° Na, <text:span text:style-name="T3">omitted in </text:span>Nb, śokārṇavo° Ed</text:p></text:note-body></text:note></text:span></text:p>
      <text:p text:style-name="Standard"><text:soft-page-break/><text:span text:style-name="T1">! janmavyādhiharam akarmadahanaṃ sevet sa dharmottamam <text:s text:c="7"/></text:span><text:span text:style-name="T1"><text:note text:id="ftn1049" text:note-class="footnote"><text:note-citation>1049</text:note-citation><text:note-body><text:p text:style-name="Footnote">) 43c <text:span text:style-name="T2">sevet sa] </text:span><text:s text:c="2"/>CaCbNaNcEd; seve sa Cc, sevet ta Nb</text:p></text:note-body></text:note></text:span></text:p>
      <text:p text:style-name="Standard"><text:span text:style-name="T1"><text:s text:c="3"/></text:span></text:p>
      <text:p text:style-name="Standard"><text:span text:style-name="T1">? śraddhāpūrvakam eva yaḥ saniyamaṃ sākṣāc ca jīvan śivaḥ||11-43||</text:span></text:p>
      <text:p text:style-name="Standard"><text:span text:style-name="T1"><text:s text:c="8"/></text:span><text:span text:style-name="T1"><text:note text:id="ftn1050" text:note-class="footnote"><text:note-citation>1050</text:note-citation><text:note-body><text:p text:style-name="Footnote">) 43d <text:span text:style-name="T3">omitted in </text:span>CNaNbNc</text:p></text:note-body></text:note></text:span><text:span text:style-name="T1"><text:s text:c="8"/></text:span><text:span text:style-name="T1"><text:note text:id="ftn1051" text:note-class="footnote"><text:note-citation>1051</text:note-citation><text:note-body><text:p text:style-name="Footnote">The fourth line of this verse could be NaraharinÄtha's invention.</text:p></text:note-body></text:note></text:span><text:span text:style-name="T1"><text:s/>parivrājakaḥ </text:span></text:p>
      <text:p text:style-name="Standard"><text:span text:style-name="T1">parivrājakadharmo 'yaṃ kīrtayiṣyāmi tac chṛṇu| <text:s text:c="7"/></text:span><text:span text:style-name="T1"><text:note text:id="ftn1052" text:note-class="footnote"><text:note-citation>1052</text:note-citation><text:note-body><text:p text:style-name="Footnote">) 44b <text:span text:style-name="T2">kīrtayiṣyāmi] </text:span><text:s text:c="2"/>CbCcNaNbNcEd; kīrtayiÃ—mi Ca</text:p></text:note-body></text:note></text:span></text:p>
      <text:p text:style-name="Standard"><text:span text:style-name="T1">sukhaduḥkhaṃ samaṃ kṛtvā lobhamohavivarjitaḥ||11-44|| <text:s text:c="7"/></text:span><text:span text:style-name="T1"><text:note text:id="ftn1053" text:note-class="footnote"><text:note-citation>1053</text:note-citation><text:note-body><text:p text:style-name="Footnote">) 44c <text:span text:style-name="T2">°duḥkhaṃ] </text:span><text:s text:c="2"/>Cb; °duḥkha CaCcNaNbNcEd</text:p></text:note-body></text:note></text:span><text:span text:style-name="T1"><text:s text:c="8"/></text:span><text:span text:style-name="T1"><text:note text:id="ftn1054" text:note-class="footnote"><text:note-citation>1054</text:note-citation><text:note-body><text:p text:style-name="Footnote">) 44d <text:span text:style-name="T2">lobhamoha°] </text:span><text:s text:c="2"/>Cb; lābhālobha° CaNaNbNc, lābhalobha° Cc, lābhālābha° Ed â€¢ <text:s text:c="16"/><text:span text:style-name="T2">°varjitaḥ] </text:span><text:s text:c="2"/>CNaNcEd; °varjitāḥ Nb</text:p></text:note-body></text:note></text:span><text:span text:style-name="T1"><text:s text:c="8"/></text:span><text:span text:style-name="T1"><text:note text:id="ftn1055" text:note-class="footnote"><text:note-citation>1055</text:note-citation><text:note-body><text:p text:style-name="Footnote">44d Å cf.4.71: $ <text:s text:c="22"/>kÄmaá¸¥ krodhaÅ› ca lobhaÅ› ca mohaÅ› caiva caturvidhaá¸¥| <text:s text:c="20"/>catuá¸¥Å›atrur nihantavyaá¸¥ sarvathÄ vÄ«takalmaá¹£aá¸¥||</text:p></text:note-body></text:note></text:span></text:p>
      <text:p text:style-name="Standard"><text:span text:style-name="T1">varjayen madhu māṃsāni paradārāṃś ca varjayet| <text:s text:c="7"/></text:span><text:span text:style-name="T1"><text:note text:id="ftn1056" text:note-class="footnote"><text:note-citation>1056</text:note-citation><text:note-body><text:p text:style-name="Footnote">) 45a <text:span text:style-name="T2">varjayen] </text:span><text:s text:c="2"/>CaNb; varjayet CbCcNaNcEd</text:p></text:note-body></text:note></text:span><text:span text:style-name="T1"><text:s text:c="8"/></text:span><text:span text:style-name="T1"><text:note text:id="ftn1057" text:note-class="footnote"><text:note-citation>1057</text:note-citation><text:note-body><text:p text:style-name="Footnote">45a = ÅKÅ«rmapurÄá¹‡a 2.27.12a etc.$</text:p></text:note-body></text:note></text:span></text:p>
      <text:p text:style-name="Standard"><text:span text:style-name="T1">varjayec ciravāsaṃ ca paravāsaṃ ca varjayet||11-45|| <text:s text:c="7"/></text:span><text:span text:style-name="T1"><text:note text:id="ftn1058" text:note-class="footnote"><text:note-citation>1058</text:note-citation><text:note-body><text:p text:style-name="Footnote">) 45c <text:span text:style-name="T2">°vāsaṃ] </text:span><text:s text:c="2"/>CNaNbNc; °vāsaś Ed</text:p></text:note-body></text:note></text:span><text:span text:style-name="T1"><text:s text:c="8"/></text:span><text:span text:style-name="T1"><text:note text:id="ftn1059" text:note-class="footnote"><text:note-citation>1059</text:note-citation><text:note-body><text:p text:style-name="Footnote">) 45d <text:span text:style-name="T2">°vāsaṃ] </text:span><text:s text:c="2"/>CNaNbNc; °vāsaś Ed</text:p></text:note-body></text:note></text:span></text:p>
      <text:p text:style-name="Standard"><text:span text:style-name="T1">varjayet sṛṣṭabhojyāni bhikṣām ekāṃ ca varjayet| <text:s text:c="7"/></text:span><text:span text:style-name="T1"><text:note text:id="ftn1060" text:note-class="footnote"><text:note-citation>1060</text:note-citation><text:note-body><text:p text:style-name="Footnote">) 46ab <text:span text:style-name="T3">omitted in </text:span>Cb</text:p></text:note-body></text:note></text:span><text:span text:style-name="T1"><text:s text:c="8"/></text:span><text:span text:style-name="T1"><text:note text:id="ftn1061" text:note-class="footnote"><text:note-citation>1061</text:note-citation><text:note-body><text:p text:style-name="Footnote">) 46a <text:span text:style-name="T2">varjayet sṛṣṭa°] </text:span><text:s text:c="2"/>Cc(?)NaNc; varjayet mṛṣṭa° Ca, <text:span text:style-name="T3">omitted in </text:span>Cb, <text:s text:c="15"/>varjjan mṛṣṭa° Nb, varjayen mṛṣṭa° Ed â€¢ <text:s text:c="16"/><text:span text:style-name="T2">°bhojyāni] </text:span><text:s text:c="2"/>CNaNbEd; °bhojāli(?) Nc</text:p></text:note-body></text:note></text:span><text:span text:style-name="T1"><text:s text:c="9"/></text:span><text:span text:style-name="T1"><text:note text:id="ftn1062" text:note-class="footnote"><text:note-citation>1062</text:note-citation><text:note-body><text:p text:style-name="Footnote">) 46b <text:span text:style-name="T2">°kṣām ekāṃ] </text:span><text:s text:c="2"/>CaNb; <text:span text:style-name="T3">omitted in </text:span>Cb, °kṣām ekaṃ CcNa, <text:s text:c="47"/>°kṣam ekañ Nc, °kṣām ekaś Ed</text:p></text:note-body></text:note></text:span></text:p>
      <text:p text:style-name="Standard"><text:span text:style-name="T1">varjayet saṃgrahaṃ nityam abhimānaṃ ca varjayet||11-46||</text:span></text:p>
      <text:p text:style-name="Standard"><text:span text:style-name="T1">susūkṣmaṃ manasā dhyātvā śucau pādaṃ vinikṣipet| <text:s text:c="7"/></text:span><text:span text:style-name="T1"><text:note text:id="ftn1063" text:note-class="footnote"><text:note-citation>1063</text:note-citation><text:note-body><text:p text:style-name="Footnote">) 47b <text:span text:style-name="T2">pādaṃ] </text:span><text:s text:c="2"/>CbCcNaNc; pādaṃ Ca, pāda NbEd â€¢ <text:s text:c="16"/><text:span text:style-name="T2">vinikṣi°] </text:span><text:s text:c="2"/>CbCcNaNbEd; Ã—nikṣi° Ca, vinikṣa° Nc</text:p></text:note-body></text:note></text:span></text:p>
      <text:p text:style-name="Standard"><text:span text:style-name="T1">na kupyeta anālābhe lābhe vāpi na harṣayet||11-47|| <text:s text:c="7"/></text:span><text:span text:style-name="T1"><text:note text:id="ftn1064" text:note-class="footnote"><text:note-citation>1064</text:note-citation><text:note-body><text:p text:style-name="Footnote">) 47c <text:span text:style-name="T2">kupyeta] </text:span><text:s text:c="2"/>CaCbNaNbNcEd; kupeta Cc â€¢ <text:s text:c="16"/><text:span text:style-name="T2">anālābhe] </text:span><text:s text:c="2"/>Na; manolābhe CaCbNbNc, manolābho Cc, manālābhe Ed</text:p></text:note-body></text:note></text:span></text:p>
      <text:p text:style-name="Standard"><text:span text:style-name="T1">arthatṛṣṇāsv anudvigno roṣe vāpi sudāruṇe| <text:s text:c="7"/></text:span><text:span text:style-name="T1"><text:note text:id="ftn1065" text:note-class="footnote"><text:note-citation>1065</text:note-citation><text:note-body><text:p text:style-name="Footnote">) 48a <text:span text:style-name="T2">artha°] </text:span><text:s text:c="2"/>CbCcNc; arthā° CaNaNb, atha Ed â€¢ <text:s text:c="16"/><text:span text:style-name="T2">°nudvigno] </text:span><text:s text:c="2"/>CaCbNaNbNcEd; °nudigno Cc</text:p></text:note-body></text:note></text:span></text:p>
      <text:p text:style-name="Standard"><text:span text:style-name="T1">stutinindā samaṃ kṛtvā priyaṃ vāpriyam eva vā||11-48||</text:span></text:p>
      <text:p text:style-name="Standard"><text:span text:style-name="T1">niyamās tu parīdhānaṃ saṃyamāvṛtamekhalaḥ| <text:s text:c="7"/></text:span><text:span text:style-name="T1"><text:note text:id="ftn1066" text:note-class="footnote"><text:note-citation>1066</text:note-citation><text:note-body><text:p text:style-name="Footnote">) 49a <text:span text:style-name="T2">°dhānaṃ] </text:span><text:s text:c="2"/>CaCbNaNbEd; °dhānaṃ Nc, °dhānā Cc</text:p></text:note-body></text:note></text:span><text:span text:style-name="T1"><text:s text:c="8"/></text:span><text:span text:style-name="T1"><text:note text:id="ftn1067" text:note-class="footnote"><text:note-citation>1067</text:note-citation><text:note-body><text:p text:style-name="Footnote">) 49b <text:span text:style-name="T2">°vṛta°] </text:span><text:s text:c="2"/>CNaNc; °mṛta° Nb, °nṛta° Ed â€¢ <text:s text:c="16"/><text:span text:style-name="T2">°mekhalaḥ] </text:span><text:s text:c="2"/>CaCbNaNcEd; °mekhalāḥ Cc, °mekhalā Nb</text:p></text:note-body></text:note></text:span><text:span text:style-name="T1"><text:s text:c="8"/></text:span><text:span text:style-name="T1"><text:note text:id="ftn1068" text:note-class="footnote"><text:note-citation>1068</text:note-citation><text:note-body><text:p text:style-name="Footnote">Check if saá¹ƒyama is a technical term here.</text:p></text:note-body></text:note></text:span></text:p>
      <text:p text:style-name="Standard"><text:span text:style-name="T1">nirālambaṃ manaḥ kṛtvā buddhiṃ kṛtvā nirañjanām||11-49|| <text:s text:c="7"/></text:span><text:span text:style-name="T1"><text:note text:id="ftn1069" text:note-class="footnote"><text:note-citation>1069</text:note-citation><text:note-body><text:p text:style-name="Footnote">) 49c <text:span text:style-name="T2">°baṃ manaḥ kṛtvā] </text:span><text:s text:c="2"/>Nc; °bam asatkṛtvā CaNa, <text:s text:c="31"/>°bam asaṃkṛtvā Cb, °bam anaṃkṛtvā Cc, <text:s text:c="31"/>°ba manas kṛtvā Nb, °bam anaṅkṛtvā Ed</text:p></text:note-body></text:note></text:span><text:span text:style-name="T1"><text:s text:c="8"/></text:span><text:span text:style-name="T1"><text:note text:id="ftn1070" text:note-class="footnote"><text:note-citation>1070</text:note-citation><text:note-body><text:p text:style-name="Footnote">) 49d <text:span text:style-name="T2">buddhiṃ] </text:span><text:s text:c="2"/>CaCcNaNbNc; buddhi CbEd â€¢ <text:s text:c="16"/><text:span text:style-name="T2">nirañjanām] </text:span><text:s text:c="2"/><text:span text:style-name="T3">eme. </text:span>&lt;/i&gt;; nirañjanam CNbNcEd, nirañjanaḥ Na</text:p></text:note-body></text:note></text:span></text:p>
      <text:p text:style-name="Standard"><text:span text:style-name="T1">ātmānaṃ pṛthivīṃ kṛtvā khaṃ ca kṛtvā manonmanam| <text:s text:c="7"/></text:span><text:span text:style-name="T1"><text:note text:id="ftn1071" text:note-class="footnote"><text:note-citation>1071</text:note-citation><text:note-body><text:p text:style-name="Footnote">) 50ab <text:span text:style-name="T2">kṛtvā khaṃ ca] </text:span><text:s text:c="2"/>CbCcNaNbNcEd; kṛtvāÃ—ñca Ca</text:p></text:note-body></text:note></text:span><text:span text:style-name="T1"><text:s text:c="8"/></text:span><text:span text:style-name="T1"><text:note text:id="ftn1072" text:note-class="footnote"><text:note-citation>1072</text:note-citation><text:note-body><text:p text:style-name="Footnote">) 50b <text:span text:style-name="T2">manonmanam] </text:span><text:s text:c="2"/>CNaNb; manonmanaḥ Nc, manonmanaiḥ Ed</text:p></text:note-body></text:note></text:span></text:p>
      <text:p text:style-name="Standard"><text:soft-page-break/><text:span text:style-name="T1">tridaṇḍaṃ triguṇaṃ kṛtvā pātraṃ kṛtvākṣaro 'vyayaḥ||11-50|| <text:s text:c="7"/></text:span><text:span text:style-name="T1"><text:note text:id="ftn1073" text:note-class="footnote"><text:note-citation>1073</text:note-citation><text:note-body><text:p text:style-name="Footnote">) 50d <text:span text:style-name="T2">°kṣaro] </text:span><text:s text:c="2"/>CNaNcEd; °karo Nb â€¢ <text:s text:c="16"/><text:span text:style-name="T2">vyayaḥ] </text:span><text:s text:c="2"/>CaCbNaNb; vyayaṃ Cc, vyaya Nc, dvayam Ed</text:p></text:note-body></text:note></text:span><text:span text:style-name="T1"><text:s text:c="8"/></text:span><text:span text:style-name="T1"><text:note text:id="ftn1074" text:note-class="footnote"><text:note-citation>1074</text:note-citation><text:note-body><text:p text:style-name="Footnote">tridaá¹‡á¸a = the three staves of the ParivrÄjaka MMW, check. <text:s text:c="13"/>Â°ká¹£aram avyayam would be unmetrical, so the nominative is used here.</text:p></text:note-body></text:note></text:span></text:p>
      <text:p text:style-name="Standard"><text:span text:style-name="T1">nyased dharmam adharmaṃ ca īrṣyādveṣaṃ parityajet| <text:s text:c="7"/></text:span><text:span text:style-name="T1"><text:note text:id="ftn1075" text:note-class="footnote"><text:note-citation>1075</text:note-citation><text:note-body><text:p text:style-name="Footnote">) 51a <text:span text:style-name="T2">°dharmaṃ ca] </text:span><text:s text:c="2"/>CNbNcEd; °dharmaṃ vā Na </text:p></text:note-body></text:note></text:span><text:span text:style-name="T1"><text:s text:c="8"/></text:span><text:span text:style-name="T1"><text:note text:id="ftn1076" text:note-class="footnote"><text:note-citation>1076</text:note-citation><text:note-body><text:p text:style-name="Footnote">) 51b <text:span text:style-name="T2">īrṣyā°] </text:span><text:s text:c="2"/>NaNcEd; īrṣā° CNb â€¢ <text:s text:c="16"/><text:span text:style-name="T2">°dveṣaṃ] </text:span><text:s text:c="2"/>CaCbNaNbNcEd; °dveṣa Cc</text:p></text:note-body></text:note></text:span></text:p>
      <text:p text:style-name="Standard"><text:span text:style-name="T1">nirdvandvo nityasatyastho nirmamo nirahaṃkṛtaḥ||11-51|| <text:s text:c="7"/></text:span><text:span text:style-name="T1"><text:note text:id="ftn1077" text:note-class="footnote"><text:note-citation>1077</text:note-citation><text:note-body><text:p text:style-name="Footnote">) 51c <text:span text:style-name="T2">nirdvandvo] </text:span><text:s text:c="2"/>CaCbNaNbNcEd; nivaṃdvo Cc â€¢ <text:s text:c="16"/><text:span text:style-name="T2">°satya°] </text:span><text:s text:c="2"/>CaCbNaNbNcEd; °saṃtya° Cc</text:p></text:note-body></text:note></text:span><text:span text:style-name="T1"><text:s text:c="8"/></text:span><text:span text:style-name="T1"><text:note text:id="ftn1078" text:note-class="footnote"><text:note-citation>1078</text:note-citation><text:note-body><text:p text:style-name="Footnote">) 51d <text:span text:style-name="T2">nirmamo] </text:span><text:s text:c="2"/>NcEd; nirmāṃso CNa, nirmaṃso Nb â€¢ <text:s text:c="16"/><text:span text:style-name="T2">°kṛtaḥ] </text:span><text:s text:c="2"/>CNbNc; °kṛtaṃ Na, °kṛtiḥ Ed</text:p></text:note-body></text:note></text:span></text:p>
      <text:p text:style-name="Standard"><text:span text:style-name="T1">divasasyāṣṭame bhāge bhikṣāṃ saptagṛhaṃ caret| <text:s text:c="7"/></text:span><text:span text:style-name="T1"><text:note text:id="ftn1079" text:note-class="footnote"><text:note-citation>1079</text:note-citation><text:note-body><text:p text:style-name="Footnote">) 52a <text:span text:style-name="T2">divasasyā°] </text:span><text:s text:c="2"/>CaCcNaNbNcEd; divasatyā° Cb</text:p></text:note-body></text:note></text:span><text:span text:style-name="T1"><text:s text:c="8"/></text:span><text:span text:style-name="T1"><text:note text:id="ftn1080" text:note-class="footnote"><text:note-citation>1080</text:note-citation><text:note-body><text:p text:style-name="Footnote">) 52b <text:span text:style-name="T2">bhikṣāṃ] </text:span><text:s text:c="2"/>CNaNcEd; bhikṣā Nb</text:p></text:note-body></text:note></text:span></text:p>
      <text:p text:style-name="Standard"><text:span text:style-name="T1">na cāsīta na tiṣṭheta na ca dehīti vā vadet||11-52||</text:span></text:p>
      <text:p text:style-name="Standard"><text:span text:style-name="T1">yathālābhena varteta aṣṭau piṇḍān dine dine| <text:s text:c="7"/></text:span><text:span text:style-name="T1"><text:note text:id="ftn1081" text:note-class="footnote"><text:note-citation>1081</text:note-citation><text:note-body><text:p text:style-name="Footnote">) 53a <text:span text:style-name="T2">yathālābhena] </text:span><text:s text:c="2"/>CbCcNaNbNcEd; yathālāÃ—Ã— Ca</text:p></text:note-body></text:note></text:span><text:span text:style-name="T1"><text:s text:c="8"/></text:span><text:span text:style-name="T1"><text:note text:id="ftn1082" text:note-class="footnote"><text:note-citation>1082</text:note-citation><text:note-body><text:p text:style-name="Footnote">) 53b <text:span text:style-name="T2">aṣṭau] </text:span><text:s text:c="2"/>CNaNbNc; aṣṭa Ed</text:p></text:note-body></text:note></text:span></text:p>
      <text:p text:style-name="Standard"><text:span text:style-name="T1">vastrabhojanaśayyāsu na prasajyeta vistaram||11-53|| <text:s text:c="7"/></text:span><text:span text:style-name="T1"><text:note text:id="ftn1083" text:note-class="footnote"><text:note-citation>1083</text:note-citation><text:note-body><text:p text:style-name="Footnote">) 53c <text:span text:style-name="T2">°śayyāsu] </text:span><text:s text:c="2"/>CNaNc; °śayyāñca Nb, °śaiyyāsu Ed</text:p></text:note-body></text:note></text:span><text:span text:style-name="T1"><text:s text:c="8"/></text:span><text:span text:style-name="T1"><text:note text:id="ftn1084" text:note-class="footnote"><text:note-citation>1084</text:note-citation><text:note-body><text:p text:style-name="Footnote">) 53d <text:span text:style-name="T2">°sajyeta] </text:span><text:s text:c="2"/>CaCcNaNb; °yujye Cb, °saheta Nc, °sahyeta Ed â€¢ <text:s text:c="16"/><text:span text:style-name="T2">vistaram] </text:span><text:s text:c="2"/>CNaNbNc; vistaraḥ Ed</text:p></text:note-body></text:note></text:span></text:p>
      <text:p text:style-name="Standard"><text:span text:style-name="T1">nābhinandeta maraṇaṃ nābhinandeta jīvitam| <text:s text:c="7"/></text:span><text:span text:style-name="T1"><text:note text:id="ftn1085" text:note-class="footnote"><text:note-citation>1085</text:note-citation><text:note-body><text:p text:style-name="Footnote">54ab Å= MBh 12.237.15ab, Manu 6.45ab, NÄradaparivrÄjakopaniá¹£ad 3.61cd. $</text:p></text:note-body></text:note></text:span></text:p>
      <text:p text:style-name="Standard"><text:span text:style-name="T1">indriyāṇi vaśaṃkṛtvā kāmaṃ hatvā yatavrataḥ||11-54|| <text:s text:c="7"/></text:span><text:span text:style-name="T1"><text:note text:id="ftn1086" text:note-class="footnote"><text:note-citation>1086</text:note-citation><text:note-body><text:p text:style-name="Footnote">) 54c <text:span text:style-name="T2">vaśaṃkṛ°] </text:span><text:s text:c="2"/>CaCbNaNbNcEd; vasaṃtkṛ° Cc</text:p></text:note-body></text:note></text:span><text:span text:style-name="T1"><text:s text:c="8"/></text:span><text:span text:style-name="T1"><text:note text:id="ftn1087" text:note-class="footnote"><text:note-citation>1087</text:note-citation><text:note-body><text:p text:style-name="Footnote">) 54d <text:span text:style-name="T2">hatvā yatavrataḥ] </text:span><text:s text:c="2"/>CNaNcEd; kṛtvā yataḥ vrataḥ Nb</text:p></text:note-body></text:note></text:span></text:p>
      <text:p text:style-name="Standard"><text:span text:style-name="T1">atītaṃ ca bhaviṣyaṃ ca na bhikṣuś cintayet sadā| <text:s text:c="7"/></text:span><text:span text:style-name="T1"><text:note text:id="ftn1088" text:note-class="footnote"><text:note-citation>1088</text:note-citation><text:note-body><text:p text:style-name="Footnote">) 55b <text:span text:style-name="T2">bhikṣuś ci°] </text:span><text:s text:c="2"/>CNbNc; bhikṣuṃś ci° Na, bhikṣu ci° Ed â€¢ <text:s text:c="17"/><text:span text:style-name="T2">sadā] </text:span><text:s text:c="2"/>CaCcNaNbNcEd; <text:span text:style-name="T3">omitted in </text:span>Cb</text:p></text:note-body></text:note></text:span></text:p>
      <text:p text:style-name="Standard"><text:span text:style-name="T1">! krodhamānamadadarpān parivrāḍ varjayet sadā||11-55|| <text:s text:c="7"/></text:span><text:span text:style-name="T1"><text:note text:id="ftn1089" text:note-class="footnote"><text:note-citation>1089</text:note-citation><text:note-body><text:p text:style-name="Footnote">) 55cd <text:span text:style-name="T2">°darpān pa°] </text:span><text:s text:c="2"/>CaCcNaNbNcEd; °darpāt pa° Cb</text:p></text:note-body></text:note></text:span></text:p>
      <text:p text:style-name="Standard"><text:span text:style-name="T1">virāgaṃ tu dhanuḥ kṛtvā prāṇāyāmaguṇair yutam| <text:s text:c="7"/></text:span><text:span text:style-name="T1"><text:note text:id="ftn1090" text:note-class="footnote"><text:note-citation>1090</text:note-citation><text:note-body><text:p text:style-name="Footnote">) 56a <text:span text:style-name="T2">dhanuḥ] </text:span><text:s text:c="2"/>CNaNbNc; dhanuṣ Ed</text:p></text:note-body></text:note></text:span><text:span text:style-name="T1"><text:s text:c="8"/></text:span><text:span text:style-name="T1"><text:note text:id="ftn1091" text:note-class="footnote"><text:note-citation>1091</text:note-citation><text:note-body><text:p text:style-name="Footnote">) 56b <text:span text:style-name="T2">prāṇāyāmagu°] </text:span><text:s text:c="2"/>CbCcNaNbNcEd; prāṇāyāmaṅgu° Ca â€¢ <text:s text:c="16"/><text:span text:style-name="T2">yutam] </text:span><text:s text:c="2"/>CNbNc; yutaḥ Na, vṛtaṃ Ed</text:p></text:note-body></text:note></text:span></text:p>
      <text:p text:style-name="Standard"><text:span text:style-name="T1">dhāraṇāśaratīkṣṇena mṛgaṃ hatvā manendriyam||11-56|| <text:s text:c="7"/></text:span><text:span text:style-name="T1"><text:note text:id="ftn1092" text:note-class="footnote"><text:note-citation>1092</text:note-citation><text:note-body><text:p text:style-name="Footnote">) 56a <text:span text:style-name="T2">°tīkṣṇena] </text:span><text:s text:c="2"/>NbEd; °tīkṣṇeṇa CNc; °tīkṣeṇa Na</text:p></text:note-body></text:note></text:span></text:p>
      <text:p text:style-name="Standard"><text:span text:style-name="T1">maitrīkhaḍgasutīkṣṇena saṃsārāriṃ nikṛntayet| <text:s text:c="7"/></text:span><text:span text:style-name="T1"><text:note text:id="ftn1093" text:note-class="footnote"><text:note-citation>1093</text:note-citation><text:note-body><text:p text:style-name="Footnote">) 57a <text:span text:style-name="T2">sutīkṣṇena] </text:span><text:s text:c="2"/>NbCaNcEd; sutīkṣṇeṇa CbCcNa&lt;corr&gt;pc&lt;/corr&gt;, ṇa Na&lt;corr&gt;ac&lt;/corr&gt;</text:p></text:note-body></text:note></text:span><text:span text:style-name="T1"><text:s text:c="8"/></text:span><text:span text:style-name="T1"><text:note text:id="ftn1094" text:note-class="footnote"><text:note-citation>1094</text:note-citation><text:note-body><text:p text:style-name="Footnote">) 57b <text:span text:style-name="T2">°sārāriṃ] </text:span><text:s text:c="2"/>CaCbNaNbEd; °sārāri CcNc</text:p></text:note-body></text:note></text:span><text:span text:style-name="T1"><text:s text:c="8"/></text:span><text:span text:style-name="T1"><text:note text:id="ftn1095" text:note-class="footnote"><text:note-citation>1095</text:note-citation><text:note-body><text:p text:style-name="Footnote">Buddhist terms.</text:p></text:note-body></text:note></text:span></text:p>
      <text:p text:style-name="Standard"><text:span text:style-name="T1">karuṇāvartacakreṇa krodhamattagajaṃ jayet||11-57||</text:span></text:p>
      <text:p text:style-name="Standard"><text:span text:style-name="T1">muditāvarmabaddhāṅgas tūṇaṃ pūrṇam upekṣayā| <text:s text:c="7"/></text:span><text:span text:style-name="T1"><text:note text:id="ftn1096" text:note-class="footnote"><text:note-citation>1096</text:note-citation><text:note-body><text:p text:style-name="Footnote">) 58b <text:span text:style-name="T2">tūṇaṃ pūrṇam u°] </text:span><text:s text:c="2"/><text:span text:style-name="T3">eme. </text:span>&lt;/i&gt;; tūṇṇāpūrṇṇam u° Ca, <text:s text:c="21"/>tūṇāpūrṇṇam u° Cb, tūnapūrṇṇam u° Cc, <text:s text:c="21"/>tūṇṇāpūṇṇām u° Na, tūrṇṇāpūrṇṇam u° NbNc, tūṇīpūrṇam u° Ed</text:p></text:note-body></text:note></text:span><text:span text:style-name="T1"><text:s text:c="9"/></text:span><text:span text:style-name="T1"><text:note text:id="ftn1097" text:note-class="footnote"><text:note-citation>1097</text:note-citation><text:note-body><text:p text:style-name="Footnote">58 ÅCf.4.72: $ caturÄyatanaá¹ƒ vipra kathayiá¹£yÄmi tac chá¹›á¹‡u| <text:s text:c="32"/>karuá¹‡Ämuditopeká¹£ÄmaitrÄ« cÄyÄtanaá¹ƒ smá¹›tam||</text:p></text:note-body></text:note></text:span></text:p>
      <text:p text:style-name="Standard"><text:span text:style-name="T1">anakṣaraṃ paraṃ brahma cintayet satataṃ dvija||11-58|| <text:s text:c="7"/></text:span><text:span text:style-name="T1"><text:note text:id="ftn1098" text:note-class="footnote"><text:note-citation>1098</text:note-citation><text:note-body><text:p text:style-name="Footnote">) 58c <text:span text:style-name="T2">anakṣaraṃ] </text:span><text:s text:c="2"/>Cb; anākṣaraṃ CaNa, anākṣara° CcNcEd, anakṣara° Nb â€¢ <text:s text:c="16"/><text:span text:style-name="T2">paraṃ] </text:span><text:s/>CaCcNaNbEd; para CbNc</text:p></text:note-body></text:note></text:span></text:p>
      <text:p text:style-name="Standard"><text:soft-page-break/><text:span text:style-name="T1">brahmaṇo hṛdayaṃ viṣṇur viṣṇoś ca hṛdayaṃ śivaḥ| <text:s text:c="7"/></text:span><text:span text:style-name="T1"><text:note text:id="ftn1099" text:note-class="footnote"><text:note-citation>1099</text:note-citation><text:note-body><text:p text:style-name="Footnote">) 59a <text:span text:style-name="T2">hṛdayaṃ] </text:span><text:s text:c="3"/>CbCcNaNbEd; Ã—dayaṃ Ca, hṛdaye Nc</text:p></text:note-body></text:note></text:span><text:span text:style-name="T1"><text:s text:c="8"/></text:span><text:span text:style-name="T1"><text:note text:id="ftn1100" text:note-class="footnote"><text:note-citation>1100</text:note-citation><text:note-body><text:p text:style-name="Footnote">) 59ab <text:span text:style-name="T2">viṣṇur vi°] </text:span><text:s text:c="2"/>CaNaEd; viṣṇum vi° Cb, viṣṇu vi° CcNbNc</text:p></text:note-body></text:note></text:span><text:span text:style-name="T1"><text:s text:c="8"/></text:span><text:span text:style-name="T1"><text:note text:id="ftn1101" text:note-class="footnote"><text:note-citation>1101</text:note-citation><text:note-body><text:p text:style-name="Footnote">) 59b <text:span text:style-name="T2">śivaḥ] </text:span><text:s text:c="2"/>Ed; śivaṃ CNaNbNc</text:p></text:note-body></text:note></text:span></text:p>
      <text:p text:style-name="Standard"><text:span text:style-name="T1">śivasya hṛdayaṃ saṃdhyā tasmāt saṃdhyām upāsayet||11-59|| <text:s text:c="7"/></text:span><text:span text:style-name="T1"><text:note text:id="ftn1102" text:note-class="footnote"><text:note-citation>1102</text:note-citation><text:note-body><text:p text:style-name="Footnote">) 59d <text:span text:style-name="T2">°sayet] </text:span><text:s text:c="2"/>CaCcNb; °śayet CbNa, °śrayet NcEd</text:p></text:note-body></text:note></text:span><text:span text:style-name="T1"><text:s text:c="8"/></text:span><text:span text:style-name="T1"><text:note text:id="ftn1103" text:note-class="footnote"><text:note-citation>1103</text:note-citation><text:note-body><text:p text:style-name="Footnote">59 Å SaubhÄgyabhÄskara of BhÄskararÄya ad LalitÄsahasranÄmastotra 302: $ <text:s text:c="15"/>brahmaá¹‡o há¹›dayaá¹ƒ viá¹£á¹‡ur viá¹£á¹‡or api Å›ivaá¸¥ smá¹›taá¸¥| <text:s text:c="15"/>Å›ivasya há¹›dayaá¹ƒ sandhyÄ tenopÄsyÄ dvijÄtibhiá¸¥|| <text:s text:c="15"/>iti kaÅ›yapÄdivacanaiá¸¥ kaurmapÄdmaskÄndÄdinikhilapurÄá¹‡eá¹£u ca tatra <text:s text:c="16"/>tatra devÄ«kÄlikÄbrahmÄá¹‡á¸amÄrkaá¹‡á¸eyÄdipurÄá¹‡eá¹£u bahuÅ›aá¸¥ <text:s text:c="16"/>Å›aktirahasyadevÄ«bhÄgavatatá¹›tÄ«yaskandhÄdiá¹£u| </text:p></text:note-body></text:note></text:span></text:p>
      <text:p text:style-name="P1"/>
      <text:p text:style-name="Standard"><text:span text:style-name="T1">saṃsārārṇavatāraṇaṃ śubhagatiḥ sa brahma saṃdhyākṣaraṃ <text:s text:c="6"/></text:span><text:span text:style-name="T1"><text:note text:id="ftn1104" text:note-class="footnote"><text:note-citation>1104</text:note-citation><text:note-body><text:p text:style-name="Footnote">) 60a <text:span text:style-name="T2">°gatiḥ] </text:span><text:s text:c="2"/>CcEd; °gati CaCbNaNb(&lt;i&gt;unmetrical&lt;/i&gt;), °gatiṃ Nc â€¢ <text:s text:c="16"/><text:span text:style-name="T2">°kṣaraṃ] </text:span><text:s text:c="2"/>CaCcNaNbNcEd; °kṣara Cb</text:p></text:note-body></text:note></text:span></text:p>
      <text:p text:style-name="Standard"><text:span text:style-name="T1"><text:s text:c="2"/></text:span></text:p>
      <text:p text:style-name="Standard"><text:span text:style-name="T1">dhyāyen nityam atandrito hy anupamaṃ vyaktātmavedyaṃ śivam| <text:s text:c="7"/></text:span><text:span text:style-name="T1"><text:note text:id="ftn1105" text:note-class="footnote"><text:note-citation>1105</text:note-citation><text:note-body><text:p text:style-name="Footnote">) 60b <text:span text:style-name="T2">°tandrito] </text:span><text:s text:c="2"/>CaNaNcEd; °nandrito Cb, °tandriya Cc, °tandriyaṃ Nb â€¢ <text:s text:c="16"/><text:span text:style-name="T2">°vedyaṃ] </text:span><text:s text:c="2"/>CNaNcEd; °vedya Nb(&lt;i&gt;unmetrical&lt;/i&gt;)</text:p></text:note-body></text:note></text:span></text:p>
      <text:p text:style-name="Standard"><text:span text:style-name="T1">rūpair varṇaguṇādibhiś ca vihitaṃ durlakṣyalakṣyottamaṃ <text:s text:c="7"/></text:span><text:span text:style-name="T1"><text:note text:id="ftn1106" text:note-class="footnote"><text:note-citation>1106</text:note-citation><text:note-body><text:p text:style-name="Footnote">) 60c <text:span text:style-name="T2">rūpair va°] </text:span><text:s text:c="2"/>CaNaNcEd; rūpai va° CbCcNb â€¢ <text:s text:c="16"/><text:span text:style-name="T2">vihitaṃ] </text:span><text:s text:c="2"/>CNa&lt;corr&gt;ac&lt;/corr&gt;(?)NbNc; rahitaṃ Na&lt;corr&gt;pc&lt;/corr&gt;(?)Ed â€¢ <text:s text:c="16"/><text:span text:style-name="T2">durlakṣyalakṣyottamam] </text:span><text:s text:c="2"/>CaNb; dulakṣyalakṣyottamam Na; <text:s text:c="45"/>durlakṣyalakṣottamam CbCcNcEd</text:p></text:note-body></text:note></text:span><text:span text:style-name="T1"><text:s text:c="8"/></text:span><text:span text:style-name="T1"><text:note text:id="ftn1107" text:note-class="footnote"><text:note-citation>1107</text:note-citation><text:note-body><text:p text:style-name="Footnote">vihita here in the sense of `devoid'.</text:p></text:note-body></text:note></text:span></text:p>
      <text:p text:style-name="Standard"><text:span text:style-name="T1"><text:s text:c="3"/></text:span></text:p>
      <text:p text:style-name="Standard"><text:span text:style-name="T1">yatnoddhṛtya samāśrayet suraguruṃ sarvārtihartā haram||11-60||</text:span></text:p>
      <text:p text:style-name="Standard"><text:span text:style-name="T1"><text:s text:c="8"/></text:span><text:span text:style-name="T1"><text:note text:id="ftn1108" text:note-class="footnote"><text:note-citation>1108</text:note-citation><text:note-body><text:p text:style-name="Footnote">) 60d <text:span text:style-name="T2">yatnoddhṛtya] </text:span><text:s text:c="2"/>CNaNbNc; yatnād dhṛtya Ed â€¢ <text:s text:c="16"/><text:span text:style-name="T2">samāśraye°] </text:span><text:s text:c="2"/>CNaNcEd; maṇāśraye° Nb â€¢ <text:s text:c="16"/><text:span text:style-name="T2">sarvārtihartā haram] </text:span><text:s text:c="2"/>CNb; sarvārttiharttā haraṃ Na, <text:s text:c="40"/>sarvāttiharttā haraṃ Nc, <text:s text:c="40"/>sarvārtihan śaṅkaram Ed</text:p></text:note-body></text:note></text:span><text:span text:style-name="T1">&lt;TEXT&gt; </text:span></text:p>
      <text:p text:style-name="Standard"><text:span text:style-name="T1">||iti vṛṣasārasaṃgrahe caturāśramadharmavidhāno nāmādhyāya ekādaśamaḥ||</text:span></text:p>
      <text:p text:style-name="Standard"><text:note text:id="ftn1109" text:note-class="footnote"><text:note-citation>1109</text:note-citation><text:note-body><text:p text:style-name="Footnote">) <text:s/>&lt;SKT&gt;Colophon: &lt;/SKT&gt; <text:span text:style-name="T2">nāmādhyāya ekādaśamaḥ] </text:span><text:s text:c="2"/>CNaNb; nāmādhyāya ekādaśa Nc, <text:s text:c="74"/>nāma ekādaśo 'dhyāyaḥ Ed</text:p></text:note-body></text:note></text:p>
      <text:p text:style-name="Standard"><text:span text:style-name="T1">*** 12 ***</text:span></text:p>
      <text:p text:style-name="Standard"><text:span text:style-name="T1"><text:s/>dvādaśamo 'dhyāyaḥ <text:s text:c="2"/>ātithyadharmaḥ <text:s/></text:span></text:p>
      <text:p text:style-name="Standard"><text:span text:style-name="T1">devy uvāca| <text:s text:c="7"/></text:span><text:span text:style-name="T1"><text:note text:id="ftn1110" text:note-class="footnote"><text:note-citation>1110</text:note-citation><text:note-body><text:p text:style-name="Footnote">) 1 <text:span text:style-name="T2">devy uvāca] </text:span><text:s text:c="2"/>CaCbEd; <text:span text:style-name="T3">omitted in </text:span>B</text:p></text:note-body></text:note></text:span></text:p>
      <text:p text:style-name="Standard"><text:span text:style-name="T1">ahiṃsā paramo dharmaḥ satataṃ parikīrtyate|</text:span></text:p>
      <text:p text:style-name="Standard"><text:span text:style-name="T1">ātithyakānāṃ dharmaṃ ca kathayasva yad uttamam|| <text:s text:c="7"/></text:span><text:span text:style-name="T1"><text:note text:id="ftn1111" text:note-class="footnote"><text:note-citation>1111</text:note-citation><text:note-body><text:p text:style-name="Footnote">) 1c <text:span text:style-name="T2">ātithya°] </text:span><text:s text:c="2"/>CaEd; atithya° Cb</text:p></text:note-body></text:note></text:span></text:p>
      <text:p text:style-name="Standard"><text:span text:style-name="T1">maheśvara uvāca| </text:span></text:p>
      <text:p text:style-name="Standard"><text:span text:style-name="T1">ahiṃsātithyakānāṃ ca śṛṇu dharmaṃ yad uttamam| <text:s text:c="7"/></text:span><text:span text:style-name="T1"><text:note text:id="ftn1112" text:note-class="footnote"><text:note-citation>1112</text:note-citation><text:note-body><text:p text:style-name="Footnote">) 2b <text:span text:style-name="T2">śṛṇu] </text:span><text:s text:c="2"/>CbEd; Ã—ṇu Ca â€¢ <text:s text:c="16"/><text:span text:style-name="T2">dharmaṃ] </text:span><text:s text:c="2"/>CaCb; dharma Ed â€¢ <text:s text:c="16"/><text:span text:style-name="T2">°ttamam] </text:span><text:s text:c="2"/>CaCb; °ttamāṃ Ed</text:p></text:note-body></text:note></text:span></text:p>
      <text:p text:style-name="Standard"><text:span text:style-name="T1">trailokyam akhilaṃ devi ratnapūrṇaṃ sulocane||12-2|| <text:s text:c="7"/></text:span><text:span text:style-name="T1"><text:note text:id="ftn1113" text:note-class="footnote"><text:note-citation>1113</text:note-citation><text:note-body><text:p text:style-name="Footnote">) 2d <text:span text:style-name="T2">°pūrṇaṃ] </text:span><text:s text:c="2"/>CaCb; °pūrṇāṃ Ed â€¢ <text:s text:c="16"/><text:span text:style-name="T2">°locane] </text:span><text:s text:c="2"/>CaEd; °locanaṃ Cb</text:p></text:note-body></text:note></text:span></text:p>
      <text:p text:style-name="Standard"><text:soft-page-break/><text:span text:style-name="T1">caturvedavide dānaṃ na tattulyam ahiṃsakaḥ| <text:s text:c="7"/></text:span><text:span text:style-name="T1"><text:note text:id="ftn1114" text:note-class="footnote"><text:note-citation>1114</text:note-citation><text:note-body><text:p text:style-name="Footnote">) 3a <text:span text:style-name="T2">dānaṃ] </text:span><text:s text:c="2"/>CaEd; nānaṃ Cb</text:p></text:note-body></text:note></text:span></text:p>
      <text:p text:style-name="Standard"><text:span text:style-name="T1">śṛṇu dharmam atithyānāṃ kīrtayiṣyāmi sundari||12-3|| vipulopākhyānam </text:span></text:p>
      <text:p text:style-name="Standard"><text:span text:style-name="T1">āsīd vṛttaṃ purākhyānaṃ nagare kusumāhvaye| <text:s text:c="7"/></text:span><text:span text:style-name="T1"><text:note text:id="ftn1115" text:note-class="footnote"><text:note-citation>1115</text:note-citation><text:note-body><text:p text:style-name="Footnote">) 4a <text:span text:style-name="T2">āsīd vṛttaṃ] </text:span><text:s text:c="2"/>CaEd; āśīdattaṃ Cb â€¢ <text:s text:c="17"/><text:span text:style-name="T2">°khyānaṃ] </text:span><text:s text:c="2"/>CaCb; °khyātaṃ Ed</text:p></text:note-body></text:note></text:span></text:p>
      <text:p text:style-name="Standard"><text:span text:style-name="T1">kapilasya suto vidvān vipulo nāma viśrutaḥ||12-4||</text:span></text:p>
      <text:p text:style-name="Standard"><text:span text:style-name="T1">dharmanityo jitakrodhaḥ satyavādī jitendriyaḥ| <text:s text:c="7"/></text:span><text:span text:style-name="T1"><text:note text:id="ftn1116" text:note-class="footnote"><text:note-citation>1116</text:note-citation><text:note-body><text:p text:style-name="Footnote">5b Å = MBh 12.218.13b $</text:p></text:note-body></text:note></text:span></text:p>
      <text:p text:style-name="Standard"><text:span text:style-name="T1">brahmaṇyaś ca kṛtajñaś ca madbhaktaḥ kṛtaniścayaḥ||12-5|| <text:s text:c="7"/></text:span><text:span text:style-name="T1"><text:note text:id="ftn1117" text:note-class="footnote"><text:note-citation>1117</text:note-citation><text:note-body><text:p text:style-name="Standard">) 5c <text:span text:style-name="T2">brahmaṇya°] </text:span><text:s text:c="2"/>CbEd; brāhmaṇya° Ca â€¢ <text:s text:c="16"/><text:span text:style-name="T2">°jñaś ca] </text:span><text:s text:c="2"/>CaEd; °jña Cb</text:p><text:p text:style-name="Footnote"><text:s text:c="13"/>5d <text:span text:style-name="T2">°bhaktaḥ] </text:span><text:s text:c="2"/>CaCb; °bhakta° Ed</text:p></text:note-body></text:note></text:span></text:p>
      <text:p text:style-name="Standard"><text:span text:style-name="T1">dhanāḍhyo 'tithipūjyaś ca dātā dānto dayālukaḥ| <text:s text:c="7"/></text:span><text:span text:style-name="T1"><text:note text:id="ftn1118" text:note-class="footnote"><text:note-citation>1118</text:note-citation><text:note-body><text:p text:style-name="Standard">) 6a <text:span text:style-name="T2">°pūjyaś ca] </text:span><text:s text:c="2"/>CaEd; °pūjya Cb</text:p><text:p text:style-name="Footnote"><text:s text:c="13"/>6b <text:span text:style-name="T2">dānto] </text:span><text:s text:c="2"/>Cb&lt;corr&gt;ac&lt;/corr&gt;Ed; dānta Ca, dāntom&lt;SKT&gt;(?)&lt;/SKT&gt; Cb&lt;corr&gt;pc&lt;/corr&gt;</text:p></text:note-body></text:note></text:span></text:p>
      <text:p text:style-name="Standard"><text:span text:style-name="T1">nyāyārjitadhano nityam anyāyaparivarjitaḥ||12-6|| <text:s text:c="7"/></text:span><text:span text:style-name="T1"><text:note text:id="ftn1119" text:note-class="footnote"><text:note-citation>1119</text:note-citation><text:note-body><text:p text:style-name="Footnote">) 6c <text:span text:style-name="T2">nyāyā°] </text:span><text:s text:c="2"/>Ed; nyāyo° CaCb</text:p></text:note-body></text:note></text:span></text:p>
      <text:p text:style-name="Standard"><text:span text:style-name="T1">bhāryā ca rūpiṇī tasya candrabimbaśubhānanā|</text:span></text:p>
      <text:p text:style-name="Standard"><text:span text:style-name="T1">pīnottuṅgastanī kāntā sakalānandakāriṇī| <text:s text:c="7"/></text:span><text:span text:style-name="T1"><text:note text:id="ftn1120" text:note-class="footnote"><text:note-citation>1120</text:note-citation><text:note-body><text:p text:style-name="Footnote">) 7d <text:span text:style-name="T2">sakalā°] </text:span><text:s text:c="2"/>CbEd; Ã—Ã—Ã— Ca</text:p></text:note-body></text:note></text:span></text:p>
      <text:p text:style-name="Standard"><text:span text:style-name="T1">pativratā patiratā patiśuśrūṣaṇe ratā|| <text:s text:c="7"/></text:span><text:span text:style-name="T1"><text:note text:id="ftn1121" text:note-class="footnote"><text:note-citation>1121</text:note-citation><text:note-body><text:p text:style-name="Footnote">) 7e <text:span text:style-name="T2">pativratā] </text:span><text:s text:c="2"/>CaEd; prativratā Cb</text:p></text:note-body></text:note></text:span></text:p>
      <text:p text:style-name="Standard"><text:span text:style-name="T1">atha kenāpi kālena sūryarāgam abhūt tataḥ|</text:span></text:p>
      <text:p text:style-name="Standard"><text:span text:style-name="T1">grastabhāgatrayas tv āsīt kṛṣṇamādhavamāsike||12-8||</text:span></text:p>
      <text:p text:style-name="Standard"><text:span text:style-name="T1">snātukāmāvatīryante sarve pauranṛpādayaḥ| <text:s text:c="7"/></text:span><text:span text:style-name="T1"><text:note text:id="ftn1122" text:note-class="footnote"><text:note-citation>1122</text:note-citation><text:note-body><text:p text:style-name="Footnote">) 9a <text:span text:style-name="T2">°vatīryante] </text:span><text:s text:c="2"/>CaCb; ca tīrthante Ed</text:p></text:note-body></text:note></text:span></text:p>
      <text:p text:style-name="Standard"><text:span text:style-name="T1">devāś ca pitaraś caiva tarpyante vidhivat tathā||12-9|| <text:s text:c="7"/></text:span><text:span text:style-name="T1"><text:note text:id="ftn1123" text:note-class="footnote"><text:note-citation>1123</text:note-citation><text:note-body><text:p text:style-name="Footnote">) 9d <text:span text:style-name="T2">tarpyante] </text:span><text:s text:c="2"/>CaEd; tapyante Cb</text:p></text:note-body></text:note></text:span></text:p>
      <text:p text:style-name="Standard"><text:span text:style-name="T1">kecij juhvati tatrāgniṃ kecid viprāṃś ca tarpayet| <text:s text:c="7"/></text:span><text:span text:style-name="T1"><text:note text:id="ftn1124" text:note-class="footnote"><text:note-citation>1124</text:note-citation><text:note-body><text:p text:style-name="Standard">) 10a <text:span text:style-name="T2">°cij juhvati] </text:span><text:s text:c="2"/>CaEd; °cij juti Cb</text:p><text:p text:style-name="Footnote"><text:s text:c="13"/>10b <text:span text:style-name="T2">viprāṃś ca] </text:span><text:s text:c="2"/>CaEd; viprāś ca Cb</text:p></text:note-body></text:note></text:span></text:p>
      <text:p text:style-name="Standard"><text:span text:style-name="T1">kecid dānopatiṣṭhanti kecit stunvanti devatām||12-10|| <text:s text:c="7"/></text:span><text:span text:style-name="T1"><text:note text:id="ftn1125" text:note-class="footnote"><text:note-citation>1125</text:note-citation><text:note-body><text:p text:style-name="Standard">) 10c <text:span text:style-name="T2">dāno°] </text:span><text:s text:c="2"/>CaCb; dhyāno° Ed</text:p><text:p text:style-name="Footnote"><text:s text:c="13"/>10d <text:span text:style-name="T2">stunvanti] </text:span><text:s text:c="2"/>CaEd; stuvanti Cb â€¢ <text:s text:c="16"/><text:span text:style-name="T2">devatām] </text:span><text:s text:c="2"/>CaEd; devatā Cb</text:p></text:note-body></text:note></text:span></text:p>
      <text:p text:style-name="Standard"><text:span text:style-name="T1">dhyānayogaratāḥ kecit kecit pañcatape ratāḥ|</text:span></text:p>
      <text:p text:style-name="Standard"><text:span text:style-name="T1">evaṃ pravartamāneṣu rājanādiṣu sarvaśaḥ||12-11|| <text:s text:c="7"/></text:span><text:span text:style-name="T1"><text:note text:id="ftn1126" text:note-class="footnote"><text:note-citation>1126</text:note-citation><text:note-body><text:p text:style-name="Footnote">) 11d <text:span text:style-name="T2">rājanā°] </text:span><text:s text:c="2"/>CaCb; rājānā° Ed</text:p></text:note-body></text:note></text:span></text:p>
      <text:p text:style-name="Standard"><text:span text:style-name="T1">vipulo 'pi ca tatraiva gaṅgāgaṇḍakisaṃgame| <text:s text:c="7"/></text:span><text:span text:style-name="T1"><text:note text:id="ftn1127" text:note-class="footnote"><text:note-citation>1127</text:note-citation><text:note-body><text:p text:style-name="Footnote">) 12a <text:span text:style-name="T2">'pi ca] </text:span><text:s text:c="2"/>CaEd; 'pi Cb</text:p></text:note-body></text:note></text:span></text:p>
      <text:p text:style-name="Standard"><text:span text:style-name="T1">bhāryayā saha tatraiva snātvā kṣomavibhūṣaṇaḥ||12-12|| <text:s text:c="7"/></text:span><text:span text:style-name="T1"><text:note text:id="ftn1128" text:note-class="footnote"><text:note-citation>1128</text:note-citation><text:note-body><text:p text:style-name="Footnote">) 12c <text:span text:style-name="T2">bhāryayā] </text:span><text:s text:c="2"/>Ca&lt;corr&gt;pc&lt;/corr&gt;Cb; bhāryāyā Ca&lt;corr&gt;ac&lt;/corr&gt;Ed</text:p></text:note-body></text:note></text:span></text:p>
      <text:p text:style-name="Standard"><text:span text:style-name="T1">devatāguruviprāṇām anyeṣāṃ tarpaṇe rataḥ| <text:s text:c="7"/></text:span><text:span text:style-name="T1"><text:note text:id="ftn1129" text:note-class="footnote"><text:note-citation>1129</text:note-citation><text:note-body><text:p text:style-name="Footnote">) 13a <text:span text:style-name="T2">°viprā°] </text:span><text:s text:c="2"/>CbEd; °viÃ— Ca</text:p></text:note-body></text:note></text:span><text:span text:style-name="T1"><text:s text:c="8"/></text:span><text:span text:style-name="T1"><text:note text:id="ftn1130" text:note-class="footnote"><text:note-citation>1130</text:note-citation><text:note-body><text:p text:style-name="Footnote">) 13b <text:span text:style-name="T2">tarpaṇe] </text:span><text:s text:c="2"/>CaCb; tarpaṇā Ed</text:p></text:note-body></text:note></text:span></text:p>
      <text:p text:style-name="Standard"><text:span text:style-name="T1">tatrāvasarasamprāpto brāhmaṇo 'tithir āgataḥ||12-13||</text:span></text:p>
      <text:p text:style-name="Standard"><text:span text:style-name="T1">bhāryā tasyātirūpeṇa mohitā brahmaṇas tadā| <text:s text:c="7"/></text:span><text:span text:style-name="T1"><text:note text:id="ftn1131" text:note-class="footnote"><text:note-citation>1131</text:note-citation><text:note-body><text:p text:style-name="Footnote">) 14b <text:span text:style-name="T2">mohitā] </text:span><text:s text:c="2"/>CaEd; mohito Cb â€¢ <text:s text:c="16"/><text:span text:style-name="T2">brahmaṇas tadā] </text:span><text:s text:c="2"/>CaCb; brāhmaṇasya ca Ed</text:p></text:note-body></text:note></text:span></text:p>
      <text:p text:style-name="Standard"><text:span text:style-name="T1">brāhmaṇo 'pi tathaiveha rūpeṇāpratimo bhavet||12-14|| <text:s text:c="7"/></text:span><text:span text:style-name="T1"><text:note text:id="ftn1132" text:note-class="footnote"><text:note-citation>1132</text:note-citation><text:note-body><text:p text:style-name="Footnote">) 14c <text:span text:style-name="T2">brāhmaṇo] </text:span><text:s text:c="2"/>CaEd; brahmaṇo Cb â€¢ <text:s text:c="16"/><text:span text:style-name="T2">tathaiveha] </text:span><text:s text:c="2"/>CbEd; tatheveha Ca</text:p></text:note-body></text:note></text:span></text:p>
      <text:p text:style-name="Standard"><text:span text:style-name="T1">anyonyadṛṣṭisaṃsaktau jātau tau tu parasparam| <text:s text:c="7"/></text:span><text:span text:style-name="T1"><text:note text:id="ftn1133" text:note-class="footnote"><text:note-citation>1133</text:note-citation><text:note-body><text:p text:style-name="Footnote">) 15a <text:span text:style-name="T2">°saṃsaktau] </text:span><text:s text:c="2"/>CcEd; °saṃśaktau Ca, °śaktau Cb</text:p></text:note-body></text:note></text:span></text:p>
      <text:p text:style-name="Standard"><text:span text:style-name="T1">vipulenāñjaliṃ kṛtvā brāhmaṇa saṃśitavrata||12-15|| <text:s text:c="7"/></text:span><text:span text:style-name="T1"><text:note text:id="ftn1134" text:note-class="footnote"><text:note-citation>1134</text:note-citation><text:note-body><text:p text:style-name="Footnote">) 15d <text:span text:style-name="T2">brāhmaṇa] </text:span><text:s text:c="2"/>Cb; brāhmaṇaḥ CaEd â€¢ <text:s text:c="17"/><text:span text:style-name="T2">°śita°] </text:span><text:s text:c="2"/><text:span text:style-name="T3">eme. </text:span>&lt;/i&gt;; °śrita° CaCbEd â€¢ <text:s text:c="16"/><text:span text:style-name="T2">°vrata] </text:span><text:s text:c="2"/><text:span text:style-name="T3">conj. </text:span>&lt;/i&gt;; °vra* Ca, °vrataḥ CbEd</text:p></text:note-body></text:note></text:span><text:span text:style-name="T1"><text:s text:c="8"/></text:span><text:span text:style-name="T1"><text:note text:id="ftn1135" text:note-class="footnote"><text:note-citation>1135</text:note-citation><text:note-body><text:p text:style-name="Footnote">15d Å = MBh 12.213.18d and 12.347.1d $</text:p></text:note-body></text:note></text:span></text:p>
      <text:p text:style-name="Standard"><text:soft-page-break/><text:span text:style-name="T1">ājñāpaya dvijaśreṣṭha adya me 'nugrahaṃ kuru| <text:s text:c="7"/></text:span><text:span text:style-name="T1"><text:note text:id="ftn1136" text:note-class="footnote"><text:note-citation>1136</text:note-citation><text:note-body><text:p text:style-name="Footnote">) 16b <text:span text:style-name="T2">°grahaṃ] </text:span><text:s text:c="2"/>CaEd; °graha Cb</text:p></text:note-body></text:note></text:span></text:p>
      <text:p text:style-name="Standard"><text:span text:style-name="T1">bhāryābhṛtyapaśugrāma ratnāni vividhāni ca||12-16||</text:span></text:p>
      <text:p text:style-name="Standard"><text:span text:style-name="T1">vipulenaivam uktas tu gṛhīto brāhmaṇo 'bravīt|</text:span></text:p>
      <text:p text:style-name="Standard"><text:span text:style-name="T1">yadi satyaṃ pradātāsi suprasannaṃ manas tava||12-17|| <text:s text:c="7"/></text:span><text:span text:style-name="T1"><text:note text:id="ftn1137" text:note-class="footnote"><text:note-citation>1137</text:note-citation><text:note-body><text:p text:style-name="Footnote">) 17f <text:span text:style-name="T2">°sannaṃ] </text:span><text:s text:c="2"/>CaCb; °sanna° Ed</text:p></text:note-body></text:note></text:span></text:p>
      <text:p text:style-name="Standard"><text:span text:style-name="T1">vipula uvāca| </text:span></text:p>
      <text:p text:style-name="Standard"><text:span text:style-name="T1">suprasannaṃ mano me 'dya suprasannaṃ tapaḥphalam|</text:span></text:p>
      <text:p text:style-name="Standard"><text:span text:style-name="T1">śīghram ājñāpaya vipra yac cābhilaṣitaṃ tava|</text:span></text:p>
      <text:p text:style-name="Standard"><text:span text:style-name="T1">adeyaṃ nāsti viprasya svaśiraḥprabhṛti dvija|| <text:s text:c="7"/></text:span><text:span text:style-name="T1"><text:note text:id="ftn1138" text:note-class="footnote"><text:note-citation>1138</text:note-citation><text:note-body><text:p text:style-name="Footnote">) 18f <text:span text:style-name="T2">°bhṛti] </text:span><text:s text:c="2"/>CaCb; °bhṛtir Ed</text:p></text:note-body></text:note></text:span></text:p>
      <text:p text:style-name="Standard"><text:span text:style-name="T1">brāhmaṇa uvāca| <text:s text:c="8"/></text:span><text:span text:style-name="T1"><text:note text:id="ftn1139" text:note-class="footnote"><text:note-citation>1139</text:note-citation><text:note-body><text:p text:style-name="Footnote">) 19 <text:span text:style-name="T2">brāhmaṇa] </text:span><text:s text:c="2"/>Ca&lt;corr&gt;pc&lt;/corr&gt;Ed; brāhmaṇā Ca&lt;corr&gt;ac&lt;/corr&gt;</text:p></text:note-body></text:note></text:span></text:p>
      <text:p text:style-name="Standard"><text:span text:style-name="T1">yady evaṃ vadase bhadra bhāryāṃ me dehi rūpiṇīm|</text:span></text:p>
      <text:p text:style-name="Standard"><text:span text:style-name="T1">svasti bhavatu bhadraṃ vaḥ kalyāṇaṃ bhava śāśvatam||12-19|| <text:s text:c="7"/></text:span><text:span text:style-name="T1"><text:note text:id="ftn1140" text:note-class="footnote"><text:note-citation>1140</text:note-citation><text:note-body><text:p text:style-name="Footnote">) 19c <text:span text:style-name="T2">svasti] </text:span><text:s text:c="2"/>CaCb; svastir Ed</text:p></text:note-body></text:note></text:span><text:span text:style-name="T1"><text:s text:c="8"/></text:span><text:span text:style-name="T1"><text:note text:id="ftn1141" text:note-class="footnote"><text:note-citation>1141</text:note-citation><text:note-body><text:p text:style-name="Footnote">) 19d <text:span text:style-name="T2">bhava] </text:span><text:s text:c="2"/>CaCb; tava Ed</text:p></text:note-body></text:note></text:span></text:p>
      <text:p text:style-name="Standard"><text:span text:style-name="T1">vipula uvāca| <text:s text:c="9"/></text:span><text:span text:style-name="T1"><text:note text:id="ftn1142" text:note-class="footnote"><text:note-citation>1142</text:note-citation><text:note-body><text:p text:style-name="Footnote">) 20 <text:span text:style-name="T2">vipula] </text:span><text:s text:c="2"/>Ca; vipra Ed</text:p></text:note-body></text:note></text:span></text:p>
      <text:p text:style-name="Standard"><text:span text:style-name="T1">pratīccha bhāryāṃ suśroṇīṃ rūpayauvanaśālinīm|</text:span></text:p>
      <text:p text:style-name="Standard"><text:span text:style-name="T1">akutsitāṃ viśālākṣīṃ pūrṇacandranibhānanām||12-20||</text:span></text:p>
      <text:p text:style-name="Standard"><text:span text:style-name="T1">bhāryovāca|</text:span></text:p>
      <text:p text:style-name="Standard"><text:span text:style-name="T1">parityājyā kathaṃ nātha apāpāṃ tyajase katham| <text:s text:c="7"/></text:span><text:span text:style-name="T1"><text:note text:id="ftn1143" text:note-class="footnote"><text:note-citation>1143</text:note-citation><text:note-body><text:p text:style-name="Footnote">) 21a <text:span text:style-name="T2">°tyājyā] </text:span><text:s text:c="2"/>CaEd; °tyājya Cb</text:p></text:note-body></text:note></text:span></text:p>
      <text:p text:style-name="Standard"><text:span text:style-name="T1">atīva hi priyāṃ bhāryāṃ nirdoṣāṃ sa kathaṃ tyajeḥ|| <text:s text:c="7"/></text:span><text:span text:style-name="T1"><text:note text:id="ftn1144" text:note-class="footnote"><text:note-citation>1144</text:note-citation><text:note-body><text:p text:style-name="Footnote">) 21d <text:span text:style-name="T2">tyajeḥ] </text:span><text:s text:c="2"/>Ca; tyajet Ed</text:p></text:note-body></text:note></text:span></text:p>
      <text:p text:style-name="Standard"><text:span text:style-name="T1">sakhā bhāryā manuṣyāṇām iha loke paratra ca|</text:span></text:p>
      <text:p text:style-name="Standard"><text:span text:style-name="T1">dānaṃ vā sumahad dattvā yajño vā subahuḥ kṛtaḥ||12-22|| <text:s text:c="7"/></text:span><text:span text:style-name="T1"><text:note text:id="ftn1145" text:note-class="footnote"><text:note-citation>1145</text:note-citation><text:note-body><text:p text:style-name="Footnote">) 22d <text:span text:style-name="T2">°bahuḥ] </text:span><text:s text:c="2"/><text:span text:style-name="T3">eme. </text:span>&lt;/i&gt;; °bahu CaCb(&lt;i&gt;unmetrical&lt;/i&gt;); °bahūn Ed</text:p></text:note-body></text:note></text:span></text:p>
      <text:p text:style-name="Standard"><text:span text:style-name="T1">aputro nāpnuyāt svargaṃ tapobhir vā suduṣkaraiḥ| <text:s text:c="7"/></text:span><text:span text:style-name="T1"><text:note text:id="ftn1146" text:note-class="footnote"><text:note-citation>1146</text:note-citation><text:note-body><text:p text:style-name="Footnote">) 23ab <text:span text:style-name="T2">svargaṃ tapobhir vā] </text:span><text:s text:c="2"/>Ed; svarggan Ã—Ã—Ã—r vvā Ca</text:p></text:note-body></text:note></text:span></text:p>
      <text:p text:style-name="Standard"><text:span text:style-name="T1">śruto me pitṛbhiḥ prokto brāhmaṇaiś ca mamāntike||12-23|| <text:s text:c="7"/></text:span><text:span text:style-name="T1"><text:note text:id="ftn1147" text:note-class="footnote"><text:note-citation>1147</text:note-citation><text:note-body><text:p text:style-name="Footnote">) 23d <text:span text:style-name="T2">°ntike] </text:span><text:s text:c="2"/>CaEd; °ntikaiḥ Cb</text:p></text:note-body></text:note></text:span></text:p>
      <text:p text:style-name="Standard"><text:span text:style-name="T1">aputro nāpnuyāt svargaṃ śrutaṃ me bahuśaḥ purā| <text:s text:c="7"/></text:span><text:span text:style-name="T1"><text:note text:id="ftn1148" text:note-class="footnote"><text:note-citation>1148</text:note-citation><text:note-body><text:p text:style-name="Footnote">) 24a <text:span text:style-name="T2">svargaṃ] </text:span><text:s text:c="2"/>CaEd; svarga Cb</text:p></text:note-body></text:note></text:span></text:p>
      <text:p text:style-name="Standard"><text:span text:style-name="T1">mandapālo dvijaśreṣṭho gataḥ svargaṃ tapobalāt||12-24|| <text:s text:c="7"/></text:span><text:span text:style-name="T1"><text:note text:id="ftn1149" text:note-class="footnote"><text:note-citation>1149</text:note-citation><text:note-body><text:p text:style-name="Footnote">) 24c <text:span text:style-name="T2">°pālo] </text:span><text:s text:c="2"/>Ed; °pāla CaCb</text:p></text:note-body></text:note></text:span><text:span text:style-name="T1"><text:s text:c="8"/></text:span><text:span text:style-name="T1"><text:note text:id="ftn1150" text:note-class="footnote"><text:note-citation>1150</text:note-citation><text:note-body><text:p text:style-name="Footnote">24c ÅSee MandapÄla's story in MBh 1.220.5ff.$</text:p></text:note-body></text:note></text:span></text:p>
      <text:p text:style-name="Standard"><text:span text:style-name="T1">dānāni ca bahūn dattvā yajñāṃś ca vividhāṃs tathā| <text:s text:c="7"/></text:span><text:span text:style-name="T1"><text:note text:id="ftn1151" text:note-class="footnote"><text:note-citation>1151</text:note-citation><text:note-body><text:p text:style-name="Footnote">) 25b <text:span text:style-name="T2">yajñāṃś ca vividhāṃs] </text:span><text:s text:c="2"/>Ca; yatvā yajñāṃś ca vividhāṃ Cb, syajñāś ca vividhās Ed</text:p></text:note-body></text:note></text:span></text:p>
      <text:p text:style-name="Standard"><text:span text:style-name="T1">vedāṃś ca japa yajñāṃś ca kṛtvā tad dvijasattamaḥ||12-25|| <text:s text:c="7"/></text:span><text:span text:style-name="T1"><text:note text:id="ftn1152" text:note-class="footnote"><text:note-citation>1152</text:note-citation><text:note-body><text:p text:style-name="Footnote">) 25c <text:span text:style-name="T2">vedāṃś ca japayajñāṃś ca] </text:span><text:s text:c="2"/>Ca; vedāś ca japayajñāṃś ca Cb, <text:s text:c="48"/>vedāś ca japayajñāś ca Ed</text:p></text:note-body></text:note></text:span></text:p>
      <text:p text:style-name="Standard"><text:span text:style-name="T1">prāptadvāro 'pi yasyāpi devadūtair nivāritaḥ| <text:s text:c="7"/></text:span><text:span text:style-name="T1"><text:note text:id="ftn1153" text:note-class="footnote"><text:note-citation>1153</text:note-citation><text:note-body><text:p text:style-name="Footnote">) 26a <text:span text:style-name="T2">yasyāpi] </text:span><text:s text:c="2"/>CaCb; yasyāhi Ed</text:p></text:note-body></text:note></text:span></text:p>
      <text:p text:style-name="Standard"><text:span text:style-name="T1">aputro nāpnuyāt svargaṃ yadi yajñaśatair api||12-26||</text:span></text:p>
      <text:p text:style-name="Standard"><text:span text:style-name="T1">ity uktas tu cyutaḥ svargān mandapālo mahān ṛṣiḥ|</text:span></text:p>
      <text:p text:style-name="Standard"><text:span text:style-name="T1">putrān utpādayām āsa śāraṅgāś caturo dvijaḥ||12-27|| <text:s text:c="7"/></text:span><text:span text:style-name="T1"><text:note text:id="ftn1154" text:note-class="footnote"><text:note-citation>1154</text:note-citation><text:note-body><text:p text:style-name="Footnote">) 27d <text:span text:style-name="T2">śāraṅgāś ca] </text:span><text:s text:c="2"/>Ca; śāraṅgaṃś ca Cb, śāraṅgāc ca Ed</text:p></text:note-body></text:note></text:span></text:p>
      <text:p text:style-name="Standard"><text:soft-page-break/><text:span text:style-name="T1">tena puṇyaprabhāveṇa svargaṃ prāpto hy avāritaḥ|</text:span></text:p>
      <text:p text:style-name="Standard"><text:span text:style-name="T1">kulatrāṇāṃ kalatrāsmi bharaṇād bhārya eva ca||12-28|| <text:s text:c="7"/></text:span><text:span text:style-name="T1"><text:note text:id="ftn1155" text:note-class="footnote"><text:note-citation>1155</text:note-citation><text:note-body><text:p text:style-name="Standard">) 28c <text:span text:style-name="T2">kula°] </text:span><text:s text:c="2"/>Cb; kala° CaEd</text:p><text:p text:style-name="Footnote"><text:s text:c="13"/>28d <text:span text:style-name="T2">bhārya eva] </text:span><text:s text:c="2"/>CaEd; bhāryam eva Cb</text:p></text:note-body></text:note></text:span></text:p>
      <text:p text:style-name="Standard"><text:span text:style-name="T1">dārasaṃgraha putrārthe kriyate śāstradarśanāt| <text:s text:c="7"/></text:span><text:span text:style-name="T1"><text:note text:id="ftn1156" text:note-class="footnote"><text:note-citation>1156</text:note-citation><text:note-body><text:p text:style-name="Standard">) 29a <text:span text:style-name="T2">°graha] </text:span><text:s text:c="2"/>Ed; °grahaḥ CaCb â€¢ <text:s text:c="16"/><text:span text:style-name="T2">putrā°] </text:span><text:s text:c="2"/>CaCb; pātrā° Ed</text:p><text:p text:style-name="Footnote"><text:s text:c="13"/>29b <text:span text:style-name="T2">kriyate] </text:span><text:s text:c="2"/>CaEd; kriyāte Cb</text:p></text:note-body></text:note></text:span></text:p>
      <text:p text:style-name="Standard"><text:span text:style-name="T1">yāni santi gṛhe dravyaṃ grāmaghoṣagṛhāṇi ca||12-29||</text:span></text:p>
      <text:p text:style-name="Standard"><text:span text:style-name="T1">dātum arhasi viprāya na māṃ dātum ihārhasi|</text:span></text:p>
      <text:p text:style-name="Standard"><text:span text:style-name="T1">bhāryāyā vacanaṃ śrutvā vipulaḥ punar abravīt||12-30||</text:span></text:p>
      <text:p text:style-name="Standard"><text:span text:style-name="T1">vipula uvāca| <text:s text:c="8"/></text:span><text:span text:style-name="T1"><text:note text:id="ftn1157" text:note-class="footnote"><text:note-citation>1157</text:note-citation><text:note-body><text:p text:style-name="Footnote">) 31 <text:span text:style-name="T2">vipula uvāca] </text:span><text:s text:c="2"/>Ed; <text:span text:style-name="T3">omitted in </text:span>CaCb</text:p></text:note-body></text:note></text:span></text:p>
      <text:p text:style-name="Standard"><text:span text:style-name="T1">sādhu bhāmini jānāmi sādhu sādhu pativrate| <text:s text:c="7"/></text:span><text:span text:style-name="T1"><text:note text:id="ftn1158" text:note-class="footnote"><text:note-citation>1158</text:note-citation><text:note-body><text:p text:style-name="Footnote">) 31a <text:span text:style-name="T2">jānāmi] </text:span><text:s text:c="2"/>CbEd; jānāsi Ca</text:p></text:note-body></text:note></text:span></text:p>
      <text:p text:style-name="Standard"><text:span text:style-name="T1">jito 'smy anena vākyena anenāsmi hi toṣitaḥ||12-31||</text:span></text:p>
      <text:p text:style-name="Standard"><text:span text:style-name="T1">adya grahaṇakāle ca dvija āgatya yācate|</text:span></text:p>
      <text:p text:style-name="Standard"><text:span text:style-name="T1">dadāmīti pratijñāya adattvā narakaṃ vraje||12-32|| <text:s text:c="7"/></text:span><text:span text:style-name="T1"><text:note text:id="ftn1159" text:note-class="footnote"><text:note-citation>1159</text:note-citation><text:note-body><text:p text:style-name="Footnote">) 32d <text:span text:style-name="T2">vraje] </text:span><text:s text:c="2"/>Ca; vrajet CbEd</text:p></text:note-body></text:note></text:span></text:p>
      <text:p text:style-name="Standard"><text:span text:style-name="T1">narakaṃ yadi gacchāmi kulena saha sundari|</text:span></text:p>
      <text:p text:style-name="Standard"><text:span text:style-name="T1">kalpakoṭisahasre 'pi narakasthād yaśasvini||12-33|| <text:s text:c="7"/></text:span><text:span text:style-name="T1"><text:note text:id="ftn1160" text:note-class="footnote"><text:note-citation>1160</text:note-citation><text:note-body><text:p text:style-name="Footnote">) 33c <text:span text:style-name="T2">°sahasre 'pi] </text:span><text:s text:c="2"/>CaCb; °sahasrāṇi Ed</text:p></text:note-body></text:note></text:span><text:span text:style-name="T1"><text:s text:c="8"/></text:span><text:span text:style-name="T1"><text:note text:id="ftn1161" text:note-class="footnote"><text:note-citation>1161</text:note-citation><text:note-body><text:p text:style-name="Footnote">) 33d <text:span text:style-name="T2">°sthād] </text:span><text:s text:c="2"/>Ca; sthā Cb, °stho Ed</text:p></text:note-body></text:note></text:span></text:p>
      <text:p text:style-name="Standard"><text:span text:style-name="T1">muktim eva na paśyāmi janmakoṭiśatair api| <text:s text:c="7"/></text:span><text:span text:style-name="T1"><text:note text:id="ftn1162" text:note-class="footnote"><text:note-citation>1162</text:note-citation><text:note-body><text:p text:style-name="Footnote">) 34a <text:span text:style-name="T2">muktim eva] </text:span><text:s text:c="2"/>Ca; muktim evan Ed</text:p></text:note-body></text:note></text:span></text:p>
      <text:p text:style-name="Standard"><text:span text:style-name="T1">adānāc cāśubhaṃ devi paśyāmi varavarṇini||12-34||</text:span></text:p>
      <text:p text:style-name="Standard"><text:span text:style-name="T1">dānena tu śubhaṃ paśye svargaloke yad akṣayam| <text:s text:c="7"/></text:span><text:span text:style-name="T1"><text:note text:id="ftn1163" text:note-class="footnote"><text:note-citation>1163</text:note-citation><text:note-body><text:p text:style-name="Footnote">) 35b <text:span text:style-name="T2">°loke] </text:span><text:s text:c="2"/>Ca; °lokaṃ Ed</text:p></text:note-body></text:note></text:span></text:p>
      <text:p text:style-name="Standard"><text:span text:style-name="T1">noktaṃ mayānṛtaṃ pūrvaṃ nityaṃ satyavrate sthitaḥ||12-35|| <text:s text:c="7"/></text:span><text:span text:style-name="T1"><text:note text:id="ftn1164" text:note-class="footnote"><text:note-citation>1164</text:note-citation><text:note-body><text:p text:style-name="Footnote">) 35d <text:span text:style-name="T2">°vrate] </text:span><text:s text:c="2"/>CaCb; °vrata° Ed</text:p></text:note-body></text:note></text:span></text:p>
      <text:p text:style-name="Standard"><text:span text:style-name="T1">satyadharmam atikramya nānyadharmaṃ samācare| <text:s text:c="7"/></text:span><text:span text:style-name="T1"><text:note text:id="ftn1165" text:note-class="footnote"><text:note-citation>1165</text:note-citation><text:note-body><text:p text:style-name="Footnote">) 36b <text:span text:style-name="T2">°care] </text:span><text:s text:c="2"/>CaCb; °caret Ed</text:p></text:note-body></text:note></text:span></text:p>
      <text:p text:style-name="Standard"><text:span text:style-name="T1">bhāryā dharmasakhety evaṃ tvayi pūrvam udāhṛtam||12-36||</text:span></text:p>
      <text:p text:style-name="Standard"><text:span text:style-name="T1">yadi dharmasakhāyāsi so 'dya kāla ihāgataḥ| <text:s text:c="7"/></text:span><text:span text:style-name="T1"><text:note text:id="ftn1166" text:note-class="footnote"><text:note-citation>1166</text:note-citation><text:note-body><text:p text:style-name="Footnote">) 37a <text:span text:style-name="T2">°sakhāyā°] </text:span><text:s text:c="2"/>CaEd; °sakhā° Cb</text:p></text:note-body></text:note></text:span></text:p>
      <text:p text:style-name="Standard"><text:span text:style-name="T1">dvijarūpadharo dharmaḥ svayam eva ihāgataḥ||12-37|| <text:s text:c="7"/></text:span><text:span text:style-name="T1"><text:note text:id="ftn1167" text:note-class="footnote"><text:note-citation>1167</text:note-citation><text:note-body><text:p text:style-name="Footnote">) 37c <text:span text:style-name="T2">°dharo] </text:span><text:s text:c="2"/>CaEd; °paro Cb</text:p></text:note-body></text:note></text:span></text:p>
      <text:p text:style-name="Standard"><text:span text:style-name="T1">jijñāsārtham ahaṃ bhadre na vighnaṃ kartum arhasi|</text:span></text:p>
      <text:p text:style-name="Standard"><text:span text:style-name="T1">mātāvyaktaḥ pitā brahmā buddhir bhāryā damaḥ sakhā||12-38|| <text:s text:c="7"/></text:span><text:span text:style-name="T1"><text:note text:id="ftn1168" text:note-class="footnote"><text:note-citation>1168</text:note-citation><text:note-body><text:p text:style-name="Footnote">) 38d <text:span text:style-name="T2">buddhir] </text:span><text:s text:c="2"/>CaCb; buddhi Ed â€¢ <text:s text:c="16"/><text:span text:style-name="T2">sakhā] </text:span><text:s text:c="2"/>CbEd; samā Ca</text:p></text:note-body></text:note></text:span></text:p>
      <text:p text:style-name="Standard"><text:span text:style-name="T1">putro dharmaḥ kriyācārya ity ete mama bāndhavāḥ|</text:span></text:p>
      <text:p text:style-name="Standard"><text:span text:style-name="T1">kālaśreṣṭho grahaḥ sūryo gaṅgā śreṣṭhā nadīṣu ca||12-39|| <text:s text:c="7"/></text:span><text:span text:style-name="T1"><text:note text:id="ftn1169" text:note-class="footnote"><text:note-citation>1169</text:note-citation><text:note-body><text:p text:style-name="Footnote">) 39c <text:span text:style-name="T2">°śreṣtho] </text:span><text:s text:c="2"/>Cb; °śreṣṭha° Ca, °śreṣṭhaḥ Ed</text:p></text:note-body></text:note></text:span><text:span text:style-name="T1"><text:s text:c="8"/></text:span><text:span text:style-name="T1"><text:note text:id="ftn1170" text:note-class="footnote"><text:note-citation>1170</text:note-citation><text:note-body><text:p text:style-name="Footnote">39d Å15.18b: $ Å›reá¹£á¹­hÄ gaá¹…gÄ nadÄ«á¹£u ca</text:p></text:note-body></text:note></text:span></text:p>
      <text:p text:style-name="Standard"><text:span text:style-name="T1">candrakṣaye dinaṃ śreṣṭhaṃ naraśreṣṭho dvijottamaḥ| <text:s text:c="7"/></text:span><text:span text:style-name="T1"><text:note text:id="ftn1171" text:note-class="footnote"><text:note-citation>1171</text:note-citation><text:note-body><text:p text:style-name="Footnote">) 40a <text:span text:style-name="T2">dinaṃ] </text:span><text:s text:c="2"/>CaCb; dina° Ed</text:p></text:note-body></text:note></text:span></text:p>
      <text:p text:style-name="Standard"><text:span text:style-name="T1">śuśrūṣaṇārthaṃ viprasya mayā dattāsi sundari| <text:s text:c="7"/></text:span><text:span text:style-name="T1"><text:note text:id="ftn1172" text:note-class="footnote"><text:note-citation>1172</text:note-citation><text:note-body><text:p text:style-name="Standard">) 40a <text:span text:style-name="T2">°rthaṃ] </text:span><text:s text:c="2"/>CaEd; °rtha Cb</text:p><text:p text:style-name="Footnote"><text:s text:c="13"/>40b <text:span text:style-name="T2">dattāsi] </text:span><text:s text:c="2"/>CaCb; dattāni Ed</text:p></text:note-body></text:note></text:span></text:p>
      <text:p text:style-name="Standard"><text:span text:style-name="T1">sarvasvaṃ brāhmaṇe dattvā vanam evāśrayāmy aham||</text:span></text:p>
      <text:p text:style-name="Standard"><text:span text:style-name="T1">śaṅkara uvāca| <text:s text:c="8"/></text:span><text:span text:style-name="T1"><text:note text:id="ftn1173" text:note-class="footnote"><text:note-citation>1173</text:note-citation><text:note-body><text:p text:style-name="Footnote">) 41 <text:span text:style-name="T2">śaṅkara] </text:span><text:s text:c="2"/>CaCb; maheśvara Ed</text:p></text:note-body></text:note></text:span></text:p>
      <text:p text:style-name="Standard"><text:soft-page-break/><text:span text:style-name="T1">tūṣṇīmbhūtā tato bhāryā aśrupūrṇākulekṣaṇā| <text:s text:c="7"/></text:span><text:span text:style-name="T1"><text:note text:id="ftn1174" text:note-class="footnote"><text:note-citation>1174</text:note-citation><text:note-body><text:p text:style-name="Footnote">) 41a <text:span text:style-name="T2">tūṣṇīmbhūtā] </text:span><text:s text:c="2"/>Ca; tūṣṇībhūtvā Cb, tūṣṇībhūtāṃ Ed â€¢ <text:s text:c="16"/><text:span text:style-name="T2">bhāryā] </text:span><text:s text:c="2"/>CaCb; bhāryāṃ Ed</text:p></text:note-body></text:note></text:span><text:span text:style-name="T1"><text:s text:c="8"/></text:span><text:span text:style-name="T1"><text:note text:id="ftn1175" text:note-class="footnote"><text:note-citation>1175</text:note-citation><text:note-body><text:p text:style-name="Footnote">) 41b <text:span text:style-name="T2">°kṣaṇā] </text:span><text:s text:c="2"/>Ca; °kṣaṇām Ed</text:p></text:note-body></text:note></text:span></text:p>
      <text:p text:style-name="Standard"><text:span text:style-name="T1">kare gṛhya viśālākṣī brāhmaṇāya niveditā||12-41|| <text:s text:c="7"/></text:span><text:span text:style-name="T1"><text:note text:id="ftn1176" text:note-class="footnote"><text:note-citation>1176</text:note-citation><text:note-body><text:p text:style-name="Standard">) 41c <text:span text:style-name="T2">°kṣī] </text:span><text:s text:c="2"/>CaCb; °kṣīṃ Ed</text:p><text:p text:style-name="Footnote"><text:s text:c="13"/>41d <text:span text:style-name="T2">brāhmaṇāya niveditā] </text:span><text:s text:c="2"/>CaEd; brāhmaya diveditā Cb</text:p></text:note-body></text:note></text:span></text:p>
      <text:p text:style-name="Standard"><text:span text:style-name="T1">yāni santi gṛhe dravyaṃ hiraṇyaṃ paśavas tathā| <text:s text:c="7"/></text:span><text:span text:style-name="T1"><text:note text:id="ftn1177" text:note-class="footnote"><text:note-citation>1177</text:note-citation><text:note-body><text:p text:style-name="Footnote">) 42b <text:span text:style-name="T2">hiraṇyaṃ] </text:span><text:s text:c="2"/>CaCb; hiraṇya° Ed</text:p></text:note-body></text:note></text:span></text:p>
      <text:p text:style-name="Standard"><text:span text:style-name="T1">dadāmi te dvijaśreṣṭha grāmaghoṣagṛhādikam||12-42|| <text:s text:c="7"/></text:span><text:span text:style-name="T1"><text:note text:id="ftn1178" text:note-class="footnote"><text:note-citation>1178</text:note-citation><text:note-body><text:p text:style-name="Standard">) 42c <text:span text:style-name="T2">dadāmi] </text:span><text:s text:c="2"/>CaEd; dadāni Cb</text:p><text:p text:style-name="Footnote"><text:s text:c="17"/><text:span text:style-name="T2">te dvija°] </text:span><text:s text:c="2"/>CbEd; Ã—Ã—ja° Ca</text:p></text:note-body></text:note></text:span></text:p>
      <text:p text:style-name="Standard"><text:span text:style-name="T1">muktā vaiḍūryavāsāṃsi divyāṇy ābharaṇāni ca|</text:span></text:p>
      <text:p text:style-name="Standard"><text:span text:style-name="T1">sarvān gṛhāṇa viprendra śraddhayā dattasatkṛtām||12-43||</text:span></text:p>
      <text:p text:style-name="Standard"><text:span text:style-name="T1">prīyatāṃ bhagavān dharmaḥ prīyatāṃ ca maheśvaraḥ|</text:span></text:p>
      <text:p text:style-name="Standard"><text:span text:style-name="T1">prīyantāṃ pitaraḥ sarve yady asti sukṛtaṃ phalam||12-44|| <text:s text:c="7"/></text:span><text:span text:style-name="T1"><text:note text:id="ftn1179" text:note-class="footnote"><text:note-citation>1179</text:note-citation><text:note-body><text:p text:style-name="Footnote">) 44c <text:span text:style-name="T2">prīyantāṃ] </text:span><text:s text:c="2"/>Ca; prīyatāṃ CbEd</text:p></text:note-body></text:note></text:span><text:span text:style-name="T1"><text:s text:c="8"/></text:span><text:span text:style-name="T1"><text:note text:id="ftn1180" text:note-class="footnote"><text:note-citation>1180</text:note-citation><text:note-body><text:p text:style-name="Footnote">) 44d <text:span text:style-name="T2">asti] </text:span><text:s text:c="2"/>CbEd; asi Ca</text:p></text:note-body></text:note></text:span></text:p>
      <text:p text:style-name="Standard"><text:span text:style-name="T1">rudra uvāca| <text:s text:c="8"/></text:span><text:span text:style-name="T1"><text:note text:id="ftn1181" text:note-class="footnote"><text:note-citation>1181</text:note-citation><text:note-body><text:p text:style-name="Footnote">) 45 <text:span text:style-name="T2">rudra] </text:span><text:s text:c="2"/>CaCb; maheśvara Ed</text:p></text:note-body></text:note></text:span></text:p>
      <text:p text:style-name="Standard"><text:span text:style-name="T1">vipulasya vacaḥ śrutvā brāhmaṇena tapasvinā| <text:s text:c="7"/></text:span><text:span text:style-name="T1"><text:note text:id="ftn1182" text:note-class="footnote"><text:note-citation>1182</text:note-citation><text:note-body><text:p text:style-name="Footnote">) 45a <text:span text:style-name="T2">vacaḥ śrutvā] </text:span><text:s text:c="2"/>CbEd; vacaś śruÃ— Ca</text:p></text:note-body></text:note></text:span></text:p>
      <text:p text:style-name="Standard"><text:span text:style-name="T1">āśīḥ suvipulaṃ dattvā vipulāya mahātmane||12-45||</text:span></text:p>
      <text:p text:style-name="Standard"><text:span text:style-name="T1">vaset tatra gṛhe ramye bhāryām ādāya tasya ca| <text:s text:c="7"/></text:span><text:span text:style-name="T1"><text:note text:id="ftn1183" text:note-class="footnote"><text:note-citation>1183</text:note-citation><text:note-body><text:p text:style-name="Footnote">) 46a <text:span text:style-name="T2">vaset tatra gṛhe] </text:span><text:s text:c="2"/>CbNa; vasa tatra gṛhe Ca, vasate ca gṛhaṃ Ed</text:p></text:note-body></text:note></text:span></text:p>
      <text:p text:style-name="Standard"><text:span text:style-name="T1">vipulas tu namaskṛtvā kṛtvā cāpi pradakṣiṇam||12-46|| <text:s text:c="7"/></text:span><text:span text:style-name="T1"><text:note text:id="ftn1184" text:note-class="footnote"><text:note-citation>1184</text:note-citation><text:note-body><text:p text:style-name="Footnote">) 46d <text:span text:style-name="T2">cāpi] </text:span><text:s text:c="2"/>CaCb; ca vi° Ed</text:p></text:note-body></text:note></text:span></text:p>
      <text:p text:style-name="Standard"><text:span text:style-name="T1">brāhmaṇam abhivādyaivaṃ gataḥ śīghraṃ vanāntaram| <text:s text:c="7"/></text:span><text:span text:style-name="T1"><text:note text:id="ftn1185" text:note-class="footnote"><text:note-citation>1185</text:note-citation><text:note-body><text:p text:style-name="Footnote">) 47a <text:span text:style-name="T2">°dyaivaṃ] </text:span><text:s text:c="2"/><text:span text:style-name="T3">eme. </text:span>&lt;/i&gt;; °dyevaṃ CaEd, °dyenaṃ Cb</text:p></text:note-body></text:note></text:span></text:p>
      <text:p text:style-name="Standard"><text:span text:style-name="T1">vane mūlaphalāhāro vicareta mahītale||12-47||</text:span></text:p>
      <text:p text:style-name="Standard"><text:span text:style-name="T1">ekākī vijane śūnye cintayā ca pariplutaḥ| <text:s text:c="7"/></text:span><text:span text:style-name="T1"><text:note text:id="ftn1186" text:note-class="footnote"><text:note-citation>1186</text:note-citation><text:note-body><text:p text:style-name="Footnote">) 48a <text:span text:style-name="T2">ekākī] </text:span><text:s text:c="2"/>CbEd; ekāÃ— Ca</text:p></text:note-body></text:note></text:span></text:p>
      <text:p text:style-name="Standard"><text:span text:style-name="T1">kva gacchāmi kva bhokṣyāmi kutra vā kiṃ karomy aham||12-48|| <text:s text:c="7"/></text:span><text:span text:style-name="T1"><text:note text:id="ftn1187" text:note-class="footnote"><text:note-citation>1187</text:note-citation><text:note-body><text:p text:style-name="Footnote">) 48c <text:span text:style-name="T2">kva bhokṣyāmi] </text:span><text:s text:c="2"/>Ca; kva bhojyāmi Cb, kiṃ bhokṣyāmi Ed(&lt;i&gt;unmetrical&lt;/i&gt;)</text:p></text:note-body></text:note></text:span></text:p>
      <text:p text:style-name="Standard"><text:span text:style-name="T1">na pathaṃ viṣayaṃ vedmi grāmaṃ vā nagarāṇi vā|</text:span></text:p>
      <text:p text:style-name="Standard"><text:span text:style-name="T1">kheṭakharvaṭadeśaṃ vā jānāmīha na kaṃcana||12-49|| <text:s text:c="7"/></text:span><text:span text:style-name="T1"><text:note text:id="ftn1188" text:note-class="footnote"><text:note-citation>1188</text:note-citation><text:note-body><text:p text:style-name="Footnote">) 49c <text:span text:style-name="T2">°kharvaṭa°] </text:span><text:s text:c="2"/>Ed; °karppaṭa° CaCb</text:p></text:note-body></text:note></text:span><text:span text:style-name="T1"><text:s text:c="8"/></text:span><text:span text:style-name="T1"><text:note text:id="ftn1189" text:note-class="footnote"><text:note-citation>1189</text:note-citation><text:note-body><text:p text:style-name="Footnote">) 49d <text:span text:style-name="T2">kaṃcana] </text:span><text:s text:c="2"/><text:span text:style-name="T3">eme. </text:span>&lt;/i&gt;; kaścana CaCbEd</text:p></text:note-body></text:note></text:span></text:p>
      <text:p text:style-name="Standard"><text:span text:style-name="T1">amuṃ suśailaṃ paśyāmi vipulodarakandaram|</text:span></text:p>
      <text:p text:style-name="Standard"><text:span text:style-name="T1">tam āruhya nirīkṣyāmi grāmaṃ nagarapattanam||12-50||</text:span></text:p>
      <text:p text:style-name="Standard"><text:span text:style-name="T1">evam uktvā tu vipulaḥ śanaiḥ parvatam āruhat| <text:s text:c="7"/></text:span><text:span text:style-name="T1"><text:note text:id="ftn1190" text:note-class="footnote"><text:note-citation>1190</text:note-citation><text:note-body><text:p text:style-name="Standard">) 51a <text:span text:style-name="T2">evam u°] </text:span><text:s text:c="2"/>CaEd; ekaṃ u° Cb</text:p><text:p text:style-name="Footnote"><text:s text:c="13"/>51b <text:span text:style-name="T2">°ruhat] </text:span><text:s text:c="2"/>Ed; °ruhet CaCb</text:p></text:note-body></text:note></text:span></text:p>
      <text:p text:style-name="Standard"><text:span text:style-name="T1">vṛkṣacchāyāṃ samālokya niṣasāda śramānvitaḥ||12-51||</text:span></text:p>
      <text:p text:style-name="Standard"><text:span text:style-name="T1">etasminn eva kāle tu vṛkṣaśākhāvatārya ca| <text:s text:c="7"/></text:span><text:span text:style-name="T1"><text:note text:id="ftn1191" text:note-class="footnote"><text:note-citation>1191</text:note-citation><text:note-body><text:p text:style-name="Footnote">) 52a <text:span text:style-name="T2">kāle tu] </text:span><text:s text:c="2"/>CaCb; kālena Ed</text:p></text:note-body></text:note></text:span></text:p>
      <text:p text:style-name="Standard"><text:span text:style-name="T1">apūrvaṃ ca surūpaṃ ca sugandhatvaṃ ca śobhanam||12-52|| <text:s text:c="7"/></text:span><text:span text:style-name="T1"><text:note text:id="ftn1192" text:note-class="footnote"><text:note-citation>1192</text:note-citation><text:note-body><text:p text:style-name="Footnote">) 52c <text:span text:style-name="T2">surūpaṃ] </text:span><text:s text:c="2"/>CaEd; svarūpaṃ Cb</text:p></text:note-body></text:note></text:span></text:p>
      <text:p text:style-name="Standard"><text:span text:style-name="T1">phalaṃ gṛhya vicitraṃ ca hṛdayānandanaṃ śubham|</text:span></text:p>
      <text:p text:style-name="Standard"><text:span text:style-name="T1">vipulasyāgrataḥ kṛtvā punar vṛkṣaṃ samāruhat||12-53||</text:span></text:p>
      <text:p text:style-name="Standard"><text:span text:style-name="T1">vipulaś citravad dṛṣṭvā vismayaṃ paramaṃ gataḥ|</text:span></text:p>
      <text:p text:style-name="Standard"><text:span text:style-name="T1">aho vā svapnabhūto 'smi aho vā tapasaḥ phalam||12-54||</text:span></text:p>
      <text:p text:style-name="Standard"><text:soft-page-break/><text:span text:style-name="T1">na paśyāmi na jighrāmi na ca svādaṃ ca vedmy aham| <text:s text:c="7"/></text:span><text:span text:style-name="T1"><text:note text:id="ftn1193" text:note-class="footnote"><text:note-citation>1193</text:note-citation><text:note-body><text:p text:style-name="Footnote">) 55a <text:span text:style-name="T2">jighrāmi] </text:span><text:s text:c="2"/>CaEd; ca ghrāmi Cb</text:p></text:note-body></text:note></text:span></text:p>
      <text:p text:style-name="Standard"><text:span text:style-name="T1">vārtāpi na ca me śrotrā pratijānāmi kaṃcana||12-55|| <text:s text:c="7"/></text:span><text:span text:style-name="T1"><text:note text:id="ftn1194" text:note-class="footnote"><text:note-citation>1194</text:note-citation><text:note-body><text:p text:style-name="Footnote">) 55c <text:span text:style-name="T2">śrotrā] </text:span><text:s text:c="2"/>Ca; śrotā CbEd</text:p></text:note-body></text:note></text:span><text:span text:style-name="T1"><text:s text:c="8"/></text:span><text:span text:style-name="T1"><text:note text:id="ftn1195" text:note-class="footnote"><text:note-citation>1195</text:note-citation><text:note-body><text:p text:style-name="Footnote">) 55d <text:span text:style-name="T2">kaṃcana] </text:span><text:s text:c="2"/><text:span text:style-name="T3">eme. </text:span>&lt;/i&gt;; kaścana CaCbEd</text:p></text:note-body></text:note></text:span></text:p>
      <text:p text:style-name="Standard"><text:span text:style-name="T1">evam uktvā hy anekāni phalaṃ gṛhya manoramam|</text:span></text:p>
      <text:p text:style-name="Standard"><text:span text:style-name="T1">sunirīkṣya punar jighraṃ punar jighraṃ nirīkṣya ca||12-56||</text:span></text:p>
      <text:p text:style-name="Standard"><text:span text:style-name="T1">phalaṃ cātra nirūpyanto deśaṃ vāpy avalokayan| <text:s text:c="7"/></text:span><text:span text:style-name="T1"><text:note text:id="ftn1196" text:note-class="footnote"><text:note-citation>1196</text:note-citation><text:note-body><text:p text:style-name="Standard">) 57a <text:span text:style-name="T2">cātra] </text:span><text:s text:c="2"/>CbEd; cā Ca&lt;corr&gt;ac&lt;/corr&gt;, cātra Ca&lt;corr&gt;pc&lt;/corr&gt; â€¢ <text:s text:c="16"/><text:span text:style-name="T2">nirūpyanto] </text:span><text:s text:c="2"/>Ed; nirūpyānti Ca, nirūpyāṃ cā</text:p><text:p text:style-name="Footnote"><text:s text:c="13"/>57b <text:span text:style-name="T2">°lokayan] </text:span><text:s text:c="2"/>CaEd; °lokayat Cb</text:p></text:note-body></text:note></text:span></text:p>
      <text:p text:style-name="Standard"><text:span text:style-name="T1">pātheyarahitaś cāsmi devadattaṃ phalaṃ mama||12-57|| <text:s text:c="7"/></text:span><text:span text:style-name="T1"><text:note text:id="ftn1197" text:note-class="footnote"><text:note-citation>1197</text:note-citation><text:note-body><text:p text:style-name="Footnote">) 57d <text:span text:style-name="T2">°dattaṃ] </text:span><text:s text:c="2"/>Ca; °datta° CbEd</text:p></text:note-body></text:note></text:span></text:p>
      <text:p text:style-name="Standard"><text:span text:style-name="T1">tatphalaṃ pratigṛhyaiva nagaraṃ praviśāmy aham| <text:s text:c="7"/></text:span><text:span text:style-name="T1"><text:note text:id="ftn1198" text:note-class="footnote"><text:note-citation>1198</text:note-citation><text:note-body><text:p text:style-name="Footnote">) 58a <text:span text:style-name="T2">°gṛhyaiva] </text:span><text:s text:c="2"/>CbEd; °gṛhyeva Ca</text:p></text:note-body></text:note></text:span></text:p>
      <text:p text:style-name="Standard"><text:span text:style-name="T1">prārthayitvā ca yat kiṃcij jīvanārthaṃ carāmy aham||12-58||</text:span></text:p>
      <text:p text:style-name="Standard"><text:span text:style-name="T1">tataḥ śailam atikramya nagaraṃ praviveśa ha|</text:span></text:p>
      <text:p text:style-name="Standard"><text:span text:style-name="T1">pathi kaścij janaḥ pṛṣṭhaḥ kiṃnāma nagaraṃ tv idam||12-59|| <text:s text:c="7"/></text:span><text:span text:style-name="T1"><text:note text:id="ftn1199" text:note-class="footnote"><text:note-citation>1199</text:note-citation><text:note-body><text:p text:style-name="Footnote">) 59d <text:span text:style-name="T2">nagaraṃ] </text:span><text:s text:c="2"/>CaEd; nagara Cb</text:p></text:note-body></text:note></text:span></text:p>
      <text:p text:style-name="Standard"><text:span text:style-name="T1">sa hovāca pathī kena kim apūrvam ihāgataḥ| <text:s text:c="7"/></text:span><text:span text:style-name="T1"><text:note text:id="ftn1200" text:note-class="footnote"><text:note-citation>1200</text:note-citation><text:note-body><text:p text:style-name="Footnote">) 60a <text:span text:style-name="T2">sa ho°] </text:span><text:s text:c="2"/>CaEd; aho° Cb</text:p></text:note-body></text:note></text:span></text:p>
      <text:p text:style-name="Standard"><text:span text:style-name="T1">dakṣiṇāpathadeśo 'yaṃ naravīrapuraṃ tv adaḥ||12-60|| <text:s text:c="7"/></text:span><text:span text:style-name="T1"><text:note text:id="ftn1201" text:note-class="footnote"><text:note-citation>1201</text:note-citation><text:note-body><text:p text:style-name="Standard">) 60c <text:span text:style-name="T2">°patha°] </text:span><text:s text:c="2"/>CaEd; °pathe Cb</text:p><text:p text:style-name="Footnote"><text:s text:c="13"/>60d <text:span text:style-name="T2">tv adaḥ] </text:span><text:s/>Cb; tvayaḥ Ca, svayam Ed</text:p></text:note-body></text:note></text:span></text:p>
      <text:p text:style-name="Standard"><text:span text:style-name="T1">rājā siṃhajaṭo nāma rājñī tasya ca kekayī| <text:s text:c="7"/></text:span><text:span text:style-name="T1"><text:note text:id="ftn1202" text:note-class="footnote"><text:note-citation>1202</text:note-citation><text:note-body><text:p text:style-name="Footnote">) 61a <text:span text:style-name="T2">rājā] </text:span><text:s text:c="2"/>CaCb; rāja Ed â€¢ <text:s text:c="16"/><text:span text:style-name="T2">°jaṭo] </text:span><text:s text:c="2"/>CaCb; °yato Ed</text:p></text:note-body></text:note></text:span><text:span text:style-name="T1"><text:s text:c="8"/></text:span><text:span text:style-name="T1"><text:note text:id="ftn1203" text:note-class="footnote"><text:note-citation>1203</text:note-citation><text:note-body><text:p text:style-name="Footnote">) 61b <text:span text:style-name="T2">kekayī] </text:span><text:s text:c="2"/>CbEd; kaikayī Ca</text:p></text:note-body></text:note></text:span></text:p>
      <text:p text:style-name="Standard"><text:span text:style-name="T1">ativṛddho jarāgrastaḥ kekayī ca tathaiva ca||12-61|| <text:s text:c="7"/></text:span><text:span text:style-name="T1"><text:note text:id="ftn1204" text:note-class="footnote"><text:note-citation>1204</text:note-citation><text:note-body><text:p text:style-name="Footnote">) 61d <text:span text:style-name="T2">kekayī] </text:span><text:s text:c="2"/>CbEd; kaikayī Ca</text:p></text:note-body></text:note></text:span></text:p>
      <text:p text:style-name="Standard"><text:span text:style-name="T1">dātā sarvakalājñaś ca yuddhe vīryabalānvitaḥ| <text:s text:c="7"/></text:span><text:span text:style-name="T1"><text:note text:id="ftn1205" text:note-class="footnote"><text:note-citation>1205</text:note-citation><text:note-body><text:p text:style-name="Footnote">) 62a <text:span text:style-name="T2">dātā] </text:span><text:s text:c="2"/>CbEd; Ã—tā Ca â€¢ <text:s text:c="16"/><text:span text:style-name="T2">°kalā°] </text:span><text:s text:c="2"/>Ed; °kala° CaCb</text:p></text:note-body></text:note></text:span></text:p>
      <text:p text:style-name="Standard"><text:span text:style-name="T1">brahmaṇyo vatsalo loke sarvaśāstraviśāradaḥ||12-62||</text:span></text:p>
      <text:p text:style-name="Standard"><text:span text:style-name="T1">vipula uvāca| </text:span></text:p>
      <text:p text:style-name="Standard"><text:span text:style-name="T1">atra śreṣṭhim upāsyāmi nāma vā tasya kiṃ vada| <text:s text:c="7"/></text:span><text:span text:style-name="T1"><text:note text:id="ftn1206" text:note-class="footnote"><text:note-citation>1206</text:note-citation><text:note-body><text:p text:style-name="Footnote">) 63b <text:span text:style-name="T2">nāma] </text:span><text:s text:c="2"/>CaCb; nāmaṃ Ed â€¢ <text:s text:c="16"/><text:span text:style-name="T2">vada] </text:span><text:s text:c="2"/>CaEd; vadaḥ Cb</text:p></text:note-body></text:note></text:span></text:p>
      <text:p text:style-name="Standard"><text:span text:style-name="T1">katamo deśas tadvāsaḥ kathayasva na saṃśayaḥ||12-63|| <text:s text:c="7"/></text:span><text:span text:style-name="T1"><text:note text:id="ftn1207" text:note-class="footnote"><text:note-citation>1207</text:note-citation><text:note-body><text:p text:style-name="Footnote">) 63d <text:span text:style-name="T2">kathayasva] </text:span><text:s text:c="2"/>CaEd; kathayasya Cb</text:p></text:note-body></text:note></text:span></text:p>
      <text:p text:style-name="Standard"><text:span text:style-name="T1">vipulenaivam uktas tu pathikovāca taṃ punaḥ|</text:span></text:p>
      <text:p text:style-name="Standard"><text:span text:style-name="T1">mama bhīmabalo nāma śreṣṭhikasya gṛhāgataḥ||12-64|| <text:s text:c="7"/></text:span><text:span text:style-name="T1"><text:note text:id="ftn1208" text:note-class="footnote"><text:note-citation>1208</text:note-citation><text:note-body><text:p text:style-name="Footnote">) 64c <text:span text:style-name="T2">mama bhīmabalo nāma] </text:span><text:s text:c="2"/>CbCcNa; mama bhīÃ—balo nāma Ca, <text:span text:style-name="T3">omitted in </text:span>Ed</text:p></text:note-body></text:note></text:span></text:p>
      <text:p text:style-name="Standard"><text:span text:style-name="T1">śreṣṭhikaḥ puṇḍako nāma khyātaḥ śreṣṭhika ucyate|</text:span></text:p>
      <text:p text:style-name="Standard"><text:span text:style-name="T1">kautukaṃ tava yady asti tad āgaccha mayā saha||12-65||</text:span></text:p>
      <text:p text:style-name="Standard"><text:span text:style-name="T1">evam astv iti tenokto vipulena mahātmanā| <text:s text:c="7"/></text:span><text:span text:style-name="T1"><text:note text:id="ftn1209" text:note-class="footnote"><text:note-citation>1209</text:note-citation><text:note-body><text:p text:style-name="Footnote">) 66c <text:span text:style-name="T2">°stv iti] </text:span><text:s text:c="2"/>CaNaEd; °stiti CbCc â€¢ <text:s text:c="16"/><text:span text:style-name="T2">°kto] </text:span><text:s text:c="2"/>CNa; °ktau Ed</text:p></text:note-body></text:note></text:span></text:p>
      <text:p text:style-name="Standard"><text:span text:style-name="T1">tenaiva saha niryātaḥ śreṣṭhikasya gṛhaṃ prati||12-66|| <text:s text:c="7"/></text:span><text:span text:style-name="T1"><text:note text:id="ftn1210" text:note-class="footnote"><text:note-citation>1210</text:note-citation><text:note-body><text:p text:style-name="Footnote">) 66b <text:span text:style-name="T2">prati] </text:span><text:s text:c="2"/>CaCbNa; pratiḥ EdCc</text:p></text:note-body></text:note></text:span></text:p>
      <text:p text:style-name="Standard"><text:span text:style-name="T1">śreṣṭhikaḥ svagṛhāsīno dṛṣṭaḥ sa vipulena tu| <text:s text:c="7"/></text:span><text:span text:style-name="T1"><text:note text:id="ftn1211" text:note-class="footnote"><text:note-citation>1211</text:note-citation><text:note-body><text:p text:style-name="Standard">) 67c <text:span text:style-name="T2">śreṣṭhikaḥ] </text:span><text:s text:c="2"/>EdCbCc; śreṣṭhitaḥ Ca, śreṣṭhikaḥ Na</text:p><text:p text:style-name="Footnote"><text:s text:c="13"/>67d <text:span text:style-name="T2">dṛṣṭaḥ sa] </text:span><text:s text:c="2"/>CbEd; dṛÃ—Ã— Ca, dṛṣṭa sa Cc</text:p></text:note-body></text:note></text:span></text:p>
      <text:p text:style-name="Standard"><text:span text:style-name="T1">tasyāntikam upāgamya tat phalaṃ sa niveditaḥ||12-67||</text:span></text:p>
      <text:p text:style-name="Standard"><text:span text:style-name="T1">aho phalam idaṃ śreṣṭham aho phalam ihānitam|</text:span></text:p>
      <text:p text:style-name="Standard"><text:soft-page-break/><text:span text:style-name="T1">aho rūpam aho gandham aho phalaṃ suśobhanam||12-68|| <text:s text:c="7"/></text:span><text:span text:style-name="T1"><text:note text:id="ftn1212" text:note-class="footnote"><text:note-citation>1212</text:note-citation><text:note-body><text:p text:style-name="Standard">) 68c <text:span text:style-name="T2">gandham] </text:span><text:s text:c="2"/>CaCb&lt;corr&gt;pc&lt;/corr&gt;Ed; gandham aho gandham Cb&lt;corr&gt;ac&lt;/corr&gt;</text:p><text:p text:style-name="Footnote"><text:s text:c="13"/>68d <text:span text:style-name="T2">phalaṃ] </text:span><text:s text:c="2"/><text:span text:style-name="T3">corr. </text:span>&lt;/i&gt;; phala CaCbEd</text:p></text:note-body></text:note></text:span></text:p>
      <text:p text:style-name="Standard"><text:span text:style-name="T1">tat phalaṃ na mahījātaṃ na merau na ca kandare| <text:s text:c="7"/></text:span><text:span text:style-name="T1"><text:note text:id="ftn1213" text:note-class="footnote"><text:note-citation>1213</text:note-citation><text:note-body><text:p text:style-name="Footnote">) 69a <text:span text:style-name="T2">tat pha°] </text:span><text:s text:c="2"/>CaCb; yat pha° Ed</text:p></text:note-body></text:note></text:span></text:p>
      <text:p text:style-name="Standard"><text:span text:style-name="T1">devalokika suvyaktaṃ na martya upajāyate||12-69|| <text:s text:c="7"/></text:span><text:span text:style-name="T1"><text:note text:id="ftn1214" text:note-class="footnote"><text:note-citation>1214</text:note-citation><text:note-body><text:p text:style-name="Footnote">) 69d <text:span text:style-name="T2">martya upajāyate] </text:span><text:s text:c="2"/><text:span text:style-name="T3">eme. </text:span>&lt;/i&gt;; <text:s text:c="21"/>martyamupajāÃ—Ã— Ca, martya supajāyate Cb, mahyām upajāyate Ed</text:p></text:note-body></text:note></text:span></text:p>
      <text:p text:style-name="Standard"><text:span text:style-name="T1">aho 'smi saphalaṃ bhoktā rājārhaś ca na saṃśayaḥ| <text:s text:c="7"/></text:span><text:span text:style-name="T1"><text:note text:id="ftn1215" text:note-class="footnote"><text:note-citation>1215</text:note-citation><text:note-body><text:p text:style-name="Footnote">) 70a <text:span text:style-name="T2">aho] </text:span><text:s text:c="2"/>Cb; Ã—ho Ca; adyo Ed â€¢ <text:s text:c="16"/><text:span text:style-name="T2">saphalaṃ] </text:span><text:s text:c="2"/>Cb; saphalam Ca, tat phalaṃ Ed</text:p></text:note-body></text:note></text:span></text:p>
      <text:p text:style-name="Standard"><text:span text:style-name="T1">ḍhaukayitvā phalaṃ divyaṃ rājānaṃ toṣayāmy aham||12-70||</text:span></text:p>
      <text:p text:style-name="Standard"><text:span text:style-name="T1">tatas tvarita gatvaiva phalaṃ gṛhya manoharam| <text:s text:c="7"/></text:span><text:span text:style-name="T1"><text:note text:id="ftn1216" text:note-class="footnote"><text:note-citation>1216</text:note-citation><text:note-body><text:p text:style-name="Footnote">) 71a <text:span text:style-name="T2">tvarita] </text:span><text:s text:c="2"/>Ed; tvaritaṃ CaCb(&lt;i&gt;unmetrical&lt;/i&gt;)</text:p></text:note-body></text:note></text:span><text:span text:style-name="T1"><text:s text:c="8"/></text:span><text:span text:style-name="T1"><text:note text:id="ftn1217" text:note-class="footnote"><text:note-citation>1217</text:note-citation><text:note-body><text:p text:style-name="Standard">) 71b <text:span text:style-name="T2">gṛhya] </text:span><text:s text:c="2"/>CaEd; gṛha Cb</text:p><text:p text:style-name="Footnote"><text:s text:c="17"/><text:span text:style-name="T2">°haram] </text:span><text:s text:c="2"/>CaCb; °ramam Ed</text:p></text:note-body></text:note></text:span></text:p>
      <text:p text:style-name="Standard"><text:span text:style-name="T1">ādareṇopasṛtyaiva rājānaṃ sa phalaṃ dadau||12-71|| <text:s text:c="7"/></text:span><text:span text:style-name="T1"><text:note text:id="ftn1218" text:note-class="footnote"><text:note-citation>1218</text:note-citation><text:note-body><text:p text:style-name="Footnote">) 71d <text:span text:style-name="T2">sa phalaṃ] </text:span><text:s text:c="2"/>CaCb; tat phalaṃ Ed</text:p></text:note-body></text:note></text:span></text:p>
      <text:p text:style-name="Standard"><text:span text:style-name="T1">rājā ca sa phalaṃ dṛṣṭvā vismayaṃ paramaṃ gataḥ| <text:s text:c="7"/></text:span><text:span text:style-name="T1"><text:note text:id="ftn1219" text:note-class="footnote"><text:note-citation>1219</text:note-citation><text:note-body><text:p text:style-name="Footnote">) 72a <text:span text:style-name="T2">sa phalaṃ] </text:span><text:s text:c="2"/>CaCb; tat phalaṃ Ed</text:p></text:note-body></text:note></text:span></text:p>
      <text:p text:style-name="Standard"><text:span text:style-name="T1">kutaḥ śreṣṭhi tvayā nītaṃ phalaṃ sarvamanoharam||12-72|| <text:s text:c="7"/></text:span><text:span text:style-name="T1"><text:note text:id="ftn1220" text:note-class="footnote"><text:note-citation>1220</text:note-citation><text:note-body><text:p text:style-name="Footnote">) 72c <text:span text:style-name="T2">śreṣṭhi] </text:span><text:s text:c="2"/>CaCb; śreṣṭha Ed</text:p></text:note-body></text:note></text:span><text:span text:style-name="T1"><text:s text:c="8"/></text:span><text:span text:style-name="T1"><text:note text:id="ftn1221" text:note-class="footnote"><text:note-citation>1221</text:note-citation><text:note-body><text:p text:style-name="Footnote">) 72d <text:span text:style-name="T2">phalaṃ sarvamanoharam] </text:span><text:s text:c="2"/>Ed; phalaÃ—Ã—Ã—Ã—haram Caphalam yarvamanoharam Cb</text:p></text:note-body></text:note></text:span></text:p>
      <text:p text:style-name="Standard"><text:span text:style-name="T1">svādumūlaphalakandaṃ dṛṣṭvā pūrvaṃ na tādṛśam| <text:s text:c="7"/></text:span><text:span text:style-name="T1"><text:note text:id="ftn1222" text:note-class="footnote"><text:note-citation>1222</text:note-citation><text:note-body><text:p text:style-name="Footnote">) 73a <text:span text:style-name="T2">°kandaṃ dṛṣṭvā] </text:span><text:s text:c="2"/>Ca; °skanda dṛṣṭvā Cb,°skanda dṛṣṭā Ed</text:p></text:note-body></text:note></text:span><text:span text:style-name="T1"><text:s text:c="8"/></text:span><text:span text:style-name="T1"><text:note text:id="ftn1223" text:note-class="footnote"><text:note-citation>1223</text:note-citation><text:note-body><text:p text:style-name="Footnote">) 73b <text:span text:style-name="T2">tādṛśam] </text:span><text:s text:c="2"/>CaCb; yādṛśam Ed</text:p></text:note-body></text:note></text:span></text:p>
      <text:p text:style-name="Standard"><text:span text:style-name="T1">rūpagandhaguṇopetaṃ hṛdayānandakārakam||12-73||</text:span></text:p>
      <text:p text:style-name="Standard"><text:span text:style-name="T1">sadya evopabhuñjāmi tvayā dattam idaṃ phalam| <text:s text:c="7"/></text:span><text:span text:style-name="T1"><text:note text:id="ftn1224" text:note-class="footnote"><text:note-citation>1224</text:note-citation><text:note-body><text:p text:style-name="Footnote">) 74a <text:span text:style-name="T2">sadya evopayuñjāmi] </text:span><text:s text:c="2"/>CaCb; satya eva prabhuñjāmi Ed</text:p></text:note-body></text:note></text:span></text:p>
      <text:p text:style-name="Standard"><text:span text:style-name="T1">kīdṛśaṃ svāda vijñātum icchāmi kuru māciram||12-74|| <text:s text:c="7"/></text:span><text:span text:style-name="T1"><text:note text:id="ftn1225" text:note-class="footnote"><text:note-citation>1225</text:note-citation><text:note-body><text:p text:style-name="Footnote">) 74c <text:span text:style-name="T2">svādavijñānam] </text:span><text:s text:c="2"/>CaCb; svādu vijñātum Ed</text:p></text:note-body></text:note></text:span></text:p>
      <text:p text:style-name="Standard"><text:span text:style-name="T1">tataḥ sa bhakṣayām āsa phalaṃ cāmṛtasaṃnibham| <text:s text:c="7"/></text:span><text:span text:style-name="T1"><text:note text:id="ftn1226" text:note-class="footnote"><text:note-citation>1226</text:note-citation><text:note-body><text:p text:style-name="Footnote">) 75a <text:span text:style-name="T2">tataḥ] </text:span><text:s text:c="2"/>CaEd; tata Cb</text:p></text:note-body></text:note></text:span></text:p>
      <text:p text:style-name="Standard"><text:span text:style-name="T1">amṛtopamasusvādaṃ sarvaṃ ca bubhuje nṛpaḥ||12-75|| <text:s text:c="7"/></text:span><text:span text:style-name="T1"><text:note text:id="ftn1227" text:note-class="footnote"><text:note-citation>1227</text:note-citation><text:note-body><text:p text:style-name="Footnote">) 75cd <text:span text:style-name="T2">svādaṃ sarvaṃ ca] </text:span><text:s text:c="2"/>CbEd; svāÃ—Ã—Ã—Ã— Ca</text:p></text:note-body></text:note></text:span></text:p>
      <text:p text:style-name="Standard"><text:span text:style-name="T1">sadya ṣoḍaśavarṣasya yauvanaṃ samapadyata| <text:s text:c="7"/></text:span><text:span text:style-name="T1"><text:note text:id="ftn1228" text:note-class="footnote"><text:note-citation>1228</text:note-citation><text:note-body><text:p text:style-name="Footnote">) 76b <text:span text:style-name="T2">°padyata] </text:span><text:s text:c="2"/>CaCb; °padyate Ed</text:p></text:note-body></text:note></text:span></text:p>
      <text:p text:style-name="Standard"><text:span text:style-name="T1">na valīpalitaṃ sadyo na jarā na ca durbalaḥ||12-76|| <text:s text:c="7"/></text:span><text:span text:style-name="T1"><text:note text:id="ftn1229" text:note-class="footnote"><text:note-citation>1229</text:note-citation><text:note-body><text:p text:style-name="Footnote">) 76c <text:span text:style-name="T2">valī°] </text:span><text:s text:c="2"/>CaCb; vali° Ed</text:p></text:note-body></text:note></text:span></text:p>
      <text:p text:style-name="Standard"><text:span text:style-name="T1">keśadantanakhasnigdho dṛḍhadanto dṛḍhendriyaḥ| <text:s text:c="7"/></text:span><text:span text:style-name="T1"><text:note text:id="ftn1230" text:note-class="footnote"><text:note-citation>1230</text:note-citation><text:note-body><text:p text:style-name="Footnote">) 77b <text:span text:style-name="T2">°danto] </text:span><text:s text:c="2"/>Ca; °deho Ed</text:p></text:note-body></text:note></text:span></text:p>
      <text:p text:style-name="Standard"><text:span text:style-name="T1">tejaścakṣurbalaprāṇān sadya sarvān avāptavān||12-77|| <text:s text:c="7"/></text:span><text:span text:style-name="T1"><text:note text:id="ftn1231" text:note-class="footnote"><text:note-citation>1231</text:note-citation><text:note-body><text:p text:style-name="Footnote">) 77c <text:span text:style-name="T2">°cakṣurbalaprāṇān] </text:span><text:s text:c="2"/>CaCb; °cakṣuvalaprāṇaṃ Ed</text:p></text:note-body></text:note></text:span></text:p>
      <text:p text:style-name="Standard"><text:span text:style-name="T1">mantrī purohitāmātya sarve bhṛtyajanās tathā| <text:s text:c="7"/></text:span><text:span text:style-name="T1"><text:note text:id="ftn1232" text:note-class="footnote"><text:note-citation>1232</text:note-citation><text:note-body><text:p text:style-name="Footnote">) 78b <text:span text:style-name="T2">sarve bhṛtyajanās tathā] </text:span><text:s text:c="2"/>CaEd; janās tathās tathā Cb</text:p></text:note-body></text:note></text:span></text:p>
      <text:p text:style-name="Standard"><text:span text:style-name="T1">paurastrī bālavṛddhāś ca sarve te vismayaṃ gatāḥ||12-78|| <text:s text:c="7"/></text:span><text:span text:style-name="T1"><text:note text:id="ftn1233" text:note-class="footnote"><text:note-citation>1233</text:note-citation><text:note-body><text:p text:style-name="Footnote">) 78c <text:span text:style-name="T2">°strī] </text:span><text:s text:c="2"/>CaCb; °stri Ed</text:p></text:note-body></text:note></text:span><text:span text:style-name="T1"><text:s text:c="8"/></text:span><text:span text:style-name="T1"><text:note text:id="ftn1234" text:note-class="footnote"><text:note-citation>1234</text:note-citation><text:note-body><text:p text:style-name="Footnote">) 78d <text:span text:style-name="T2">sarve] </text:span><text:s text:c="2"/>CbEd; Ã—Ã— Ca</text:p></text:note-body></text:note></text:span></text:p>
      <text:p text:style-name="Standard"><text:span text:style-name="T1">rājā siṃhajaṭo nāma tuṣṭim eva parāṃ gataḥ|</text:span></text:p>
      <text:p text:style-name="Standard"><text:span text:style-name="T1">praharṣam atulaṃ caiva prāptavān sa nareśvaraḥ||12-79||</text:span></text:p>
      <text:p text:style-name="Standard"><text:soft-page-break/><text:span text:style-name="T1">uvāca rājā taṃ śreṣṭhiṃ svārthatatparanirdayaḥ| <text:s text:c="7"/></text:span><text:span text:style-name="T1"><text:note text:id="ftn1235" text:note-class="footnote"><text:note-citation>1235</text:note-citation><text:note-body><text:p text:style-name="Footnote">) 80a <text:span text:style-name="T2">śreṣṭhiṃ] </text:span><text:s text:c="2"/>CaCb; śreṣṭhaṃ Ed</text:p></text:note-body></text:note></text:span><text:span text:style-name="T1"><text:s text:c="8"/></text:span><text:span text:style-name="T1"><text:note text:id="ftn1236" text:note-class="footnote"><text:note-citation>1236</text:note-citation><text:note-body><text:p text:style-name="Footnote">) 80b <text:span text:style-name="T2">°dayaḥ] </text:span><text:s text:c="2"/>CaCb; °daya Ed</text:p></text:note-body></text:note></text:span></text:p>
      <text:p text:style-name="Standard"><text:span text:style-name="T1">kuru bhīmabalas tv evaṃ phalam ānaya adya vai||12-80|| <text:s text:c="7"/></text:span><text:span text:style-name="T1"><text:note text:id="ftn1237" text:note-class="footnote"><text:note-citation>1237</text:note-citation><text:note-body><text:p text:style-name="Footnote">) 80c <text:span text:style-name="T2">kuru] </text:span><text:s text:c="2"/>CaCb; śṛṇu Ed â€¢ <text:s text:c="16"/><text:span text:style-name="T2">bhīmabalas tv evaṃ] </text:span><text:s text:c="2"/>CbCc; bhīmavastv evaṃ CaEd</text:p></text:note-body></text:note></text:span></text:p>
      <text:p text:style-name="Standard"><text:span text:style-name="T1">punar me yauvanaprāptis tvatprasādān narottama| <text:s text:c="7"/></text:span><text:span text:style-name="T1"><text:note text:id="ftn1238" text:note-class="footnote"><text:note-citation>1238</text:note-citation><text:note-body><text:p text:style-name="Footnote">) 81b <text:span text:style-name="T2">°ttama] </text:span><text:s text:c="2"/>CaCb; °ttamaḥ Ed</text:p></text:note-body></text:note></text:span></text:p>
      <text:p text:style-name="Standard"><text:span text:style-name="T1">kekayīṃ durbalāṃ vṛddhāṃ punaḥ prāpaya yauvanam||12-81|| <text:s text:c="7"/></text:span><text:span text:style-name="T1"><text:note text:id="ftn1239" text:note-class="footnote"><text:note-citation>1239</text:note-citation><text:note-body><text:p text:style-name="Footnote">) 81c <text:span text:style-name="T2">kekayīṃ durbalāṃ] </text:span><text:s text:c="2"/><text:span text:style-name="T3">corr. </text:span>&lt;/i&gt;; kaikayīn durbalān Ca, kekayīṃ Cb, kekayī durbalā Ed</text:p></text:note-body></text:note></text:span><text:span text:style-name="T1"><text:s text:c="8"/></text:span><text:span text:style-name="T1"><text:note text:id="ftn1240" text:note-class="footnote"><text:note-citation>1240</text:note-citation><text:note-body><text:p text:style-name="Footnote">) 81cd <text:span text:style-name="T2">vṛddhāṃ punaḥ] </text:span><text:s text:c="2"/>Cb; vṛddhāÃ—Ã— Ca, vṛddhā punaḥ Ed</text:p></text:note-body></text:note></text:span></text:p>
      <text:p text:style-name="Standard"><text:span text:style-name="T1">sa rājñā evam uktas tu śreṣṭhī bhīmabalas tathā| <text:s text:c="7"/></text:span><text:span text:style-name="T1"><text:note text:id="ftn1241" text:note-class="footnote"><text:note-citation>1241</text:note-citation><text:note-body><text:p text:style-name="Footnote">) 82b <text:span text:style-name="T2">śreṣṭhī] </text:span><text:s text:c="2"/>Ed; śreṣṭhi CaCb</text:p></text:note-body></text:note></text:span></text:p>
      <text:p text:style-name="Standard"><text:span text:style-name="T1">pratyuvāca ha rājānaṃ prāñjaliḥ praṇataḥ sthitaḥ||12-82|| <text:s text:c="7"/></text:span><text:span text:style-name="T1"><text:note text:id="ftn1242" text:note-class="footnote"><text:note-citation>1242</text:note-citation><text:note-body><text:p text:style-name="Footnote">) 82c <text:span text:style-name="T2">°vāca ha] </text:span><text:s text:c="2"/>Ca; °vācāha Ed</text:p></text:note-body></text:note></text:span></text:p>
      <text:p text:style-name="Standard"><text:span text:style-name="T1">na phaledaṃ vane rājan na vāṇijyakṛṣeṇa vā| <text:s text:c="7"/></text:span><text:span text:style-name="T1"><text:note text:id="ftn1243" text:note-class="footnote"><text:note-citation>1243</text:note-citation><text:note-body><text:p text:style-name="Footnote">) 83a <text:span text:style-name="T2">na phaledaṃ] </text:span><text:s text:c="2"/>Ed; na vane na Ca</text:p></text:note-body></text:note></text:span></text:p>
      <text:p text:style-name="Standard"><text:span text:style-name="T1">kenāpi kulaputreṇa tava darśanakāṃkṣayā||12-83||</text:span></text:p>
      <text:p text:style-name="Standard"><text:span text:style-name="T1">datto 'smi tava rājendra mayā datto 'si bhūpate| <text:s text:c="7"/></text:span><text:span text:style-name="T1"><text:note text:id="ftn1244" text:note-class="footnote"><text:note-citation>1244</text:note-citation><text:note-body><text:p text:style-name="Footnote">) 84b <text:span text:style-name="T2">datto 'si] </text:span><text:s text:c="2"/>Ca; prāpto ṣi Ed</text:p></text:note-body></text:note></text:span></text:p>
      <text:p text:style-name="Standard"><text:span text:style-name="T1">na te śaknomy ahaṃ rājan vaktuṃ vaideśinaṃ naram||12-84|| <text:s text:c="7"/></text:span><text:span text:style-name="T1"><text:note text:id="ftn1245" text:note-class="footnote"><text:note-citation>1245</text:note-citation><text:note-body><text:p text:style-name="Footnote">) 84c <text:span text:style-name="T2">te] </text:span><text:s text:c="2"/>Ca; ca Ed</text:p></text:note-body></text:note></text:span><text:span text:style-name="T1"><text:s text:c="8"/></text:span><text:span text:style-name="T1"><text:note text:id="ftn1246" text:note-class="footnote"><text:note-citation>1246</text:note-citation><text:note-body><text:p text:style-name="Footnote">) 84cd <text:span text:style-name="T2">rājan vaktuṃ] </text:span><text:s text:c="2"/>Ed; rāÃ—Ã—ktum Ca</text:p></text:note-body></text:note></text:span><text:span text:style-name="T1"><text:s text:c="8"/></text:span><text:span text:style-name="T1"><text:note text:id="ftn1247" text:note-class="footnote"><text:note-citation>1247</text:note-citation><text:note-body><text:p text:style-name="Footnote">) 84d <text:span text:style-name="T2">vaideśinaṃ naram] </text:span><text:s text:c="2"/><text:span text:style-name="T3">corr. </text:span>&lt;/i&gt;; vaideśinan naram Ca, ca dehi tannaraḥ Ed</text:p></text:note-body></text:note></text:span></text:p>
      <text:p text:style-name="Standard"><text:span text:style-name="T1">śrutvā bhīmabalaṃ vākyaṃ pratyuvāca tataḥ punaḥ| <text:s text:c="7"/></text:span><text:span text:style-name="T1"><text:note text:id="ftn1248" text:note-class="footnote"><text:note-citation>1248</text:note-citation><text:note-body><text:p text:style-name="Footnote">) 85a <text:span text:style-name="T2">°balaṃ] </text:span><text:s text:c="2"/>Ed; °bala° Ca(&lt;i&gt;unmetrical&lt;/i&gt;)</text:p></text:note-body></text:note></text:span></text:p>
      <text:p text:style-name="Standard"><text:span text:style-name="T1">amātyakulaputras tvaṃ brūhi madvacanaṃ punaḥ||12-85||</text:span></text:p>
      <text:p text:style-name="Standard"><text:span text:style-name="T1">yadi nāsti kim etat taṃ mayā vā prārthito bhavān| <text:s text:c="7"/></text:span><text:span text:style-name="T1"><text:note text:id="ftn1249" text:note-class="footnote"><text:note-citation>1249</text:note-citation><text:note-body><text:p text:style-name="Footnote">) 86a <text:span text:style-name="T2">kim etat] </text:span><text:s text:c="2"/>Ed; kim edat Ca</text:p></text:note-body></text:note></text:span><text:span text:style-name="T1"><text:s text:c="8"/></text:span><text:span text:style-name="T1"><text:note text:id="ftn1250" text:note-class="footnote"><text:note-citation>1250</text:note-citation><text:note-body><text:p text:style-name="Footnote">) 86b <text:span text:style-name="T2">prārthito] </text:span><text:s text:c="2"/>Ed; mārjjito Ca</text:p></text:note-body></text:note></text:span></text:p>
      <text:p text:style-name="Standard"><text:span text:style-name="T1">yatra hy eko bahavo 'tra jāyante nātra saṃśayaḥ||12-86|| <text:s text:c="7"/></text:span><text:span text:style-name="T1"><text:note text:id="ftn1251" text:note-class="footnote"><text:note-citation>1251</text:note-citation><text:note-body><text:p text:style-name="Footnote">) 86c <text:span text:style-name="T2">yatra hy eko bahavo 'tra] </text:span><text:s text:c="2"/>Ca(&lt;i&gt;unmetrical&lt;/i&gt;); <text:s text:c="32"/>yatraścaiko bahūn tatra Ed</text:p></text:note-body></text:note></text:span></text:p>
      <text:p text:style-name="Standard"><text:span text:style-name="T1">āgamopāyamārgaṃ ca tenaiva sa tu gamyatām|</text:span></text:p>
      <text:p text:style-name="Standard"><text:span text:style-name="T1">avaśyaṃ tena gantavyaṃ tena mārgeṇa mārgaya||12-87|| <text:s text:c="7"/></text:span><text:span text:style-name="T1"><text:note text:id="ftn1252" text:note-class="footnote"><text:note-citation>1252</text:note-citation><text:note-body><text:p text:style-name="Footnote">) 87c <text:span text:style-name="T2">avaśyaṃ tena] </text:span><text:s text:c="2"/>Ed; avasyaÃ—na Ca</text:p></text:note-body></text:note></text:span><text:span text:style-name="T1"><text:s text:c="8"/></text:span><text:span text:style-name="T1"><text:note text:id="ftn1253" text:note-class="footnote"><text:note-citation>1253</text:note-citation><text:note-body><text:p text:style-name="Footnote">) 87d <text:span text:style-name="T2">mārgaya] </text:span><text:s text:c="2"/>Ca; mārgayaḥ Ed</text:p></text:note-body></text:note></text:span></text:p>
      <text:p text:style-name="Standard"><text:span text:style-name="T1">adattvā phalam anyac ca śiraś chedyāmi durmateḥ| <text:s text:c="7"/></text:span><text:span text:style-name="T1"><text:note text:id="ftn1254" text:note-class="footnote"><text:note-citation>1254</text:note-citation><text:note-body><text:p text:style-name="Footnote">) 88b <text:span text:style-name="T2">°mateḥ] </text:span><text:s text:c="2"/><text:span text:style-name="T3">eme. </text:span>&lt;/i&gt;; °mate CaEd</text:p></text:note-body></text:note></text:span></text:p>
      <text:p text:style-name="Standard"><text:span text:style-name="T1">chedya caṇḍavicaṇḍābhyāṃ rakṣabhīmabalādhamaḥ||12-88|| <text:s text:c="7"/></text:span><text:span text:style-name="T1"><text:note text:id="ftn1255" text:note-class="footnote"><text:note-citation>1255</text:note-citation><text:note-body><text:p text:style-name="Footnote">) 88c <text:span text:style-name="T2">chedya] </text:span><text:s text:c="2"/>Ed; chedye Ca</text:p></text:note-body></text:note></text:span></text:p>
      <text:p text:style-name="Standard"><text:span text:style-name="T1">tato bhīmabalaḥ kruddhaḥ khaḍgaṃ gṛhya śaśiprabham| <text:s text:c="7"/></text:span><text:span text:style-name="T1"><text:note text:id="ftn1256" text:note-class="footnote"><text:note-citation>1256</text:note-citation><text:note-body><text:p text:style-name="Footnote">) 89b <text:span text:style-name="T2">śaśiprabham] </text:span><text:s text:c="2"/>Ca; śaśī pradam Ed</text:p></text:note-body></text:note></text:span></text:p>
      <text:p text:style-name="Standard"><text:span text:style-name="T1">alaṅghya vacanaṃ rājñaḥ kulaputra vraja tvaram||12-89|| <text:s text:c="7"/></text:span><text:span text:style-name="T1"><text:note text:id="ftn1257" text:note-class="footnote"><text:note-citation>1257</text:note-citation><text:note-body><text:p text:style-name="Footnote">) 89c <text:span text:style-name="T2">alaṅghya] </text:span><text:s text:c="2"/>Ca; uvāca Ed</text:p></text:note-body></text:note></text:span><text:span text:style-name="T1"><text:s text:c="8"/></text:span><text:span text:style-name="T1"><text:note text:id="ftn1258" text:note-class="footnote"><text:note-citation>1258</text:note-citation><text:note-body><text:p text:style-name="Footnote">) 89d <text:span text:style-name="T2">kulaputra vraja tvaram] </text:span><text:s text:c="2"/>Ed; kulaputraṃ vrajatyaram Ca</text:p></text:note-body></text:note></text:span></text:p>
      <text:p text:style-name="Standard"><text:span text:style-name="T1">mā ruṣa kulaputra tvaṃ mayā vadhyo bhaviṣyasi| <text:s text:c="7"/></text:span><text:span text:style-name="T1"><text:note text:id="ftn1259" text:note-class="footnote"><text:note-citation>1259</text:note-citation><text:note-body><text:p text:style-name="Footnote">) 90a <text:span text:style-name="T2">°putra] </text:span><text:s text:c="2"/>Ca; °putras Ed</text:p></text:note-body></text:note></text:span></text:p>
      <text:p text:style-name="Standard"><text:span text:style-name="T1">yady asti phalam anyad vā dehi rājānam adya vai||12-90|| <text:s text:c="7"/></text:span><text:span text:style-name="T1"><text:note text:id="ftn1260" text:note-class="footnote"><text:note-citation>1260</text:note-citation><text:note-body><text:p text:style-name="Footnote">) 90c <text:span text:style-name="T2">yady asti] </text:span><text:s text:c="2"/>Ed; Ã—dyosti Ca</text:p></text:note-body></text:note></text:span></text:p>
      <text:p text:style-name="Standard"><text:soft-page-break/><text:span text:style-name="T1">yatra prāptaṃ phalaṃ divyaṃ tatra vā deśaya tava| <text:s text:c="7"/></text:span><text:span text:style-name="T1"><text:note text:id="ftn1261" text:note-class="footnote"><text:note-citation>1261</text:note-citation><text:note-body><text:p text:style-name="Footnote">) 91a <text:span text:style-name="T2">prāptaṃ] </text:span><text:s text:c="2"/>Ca; prāpti Ed</text:p></text:note-body></text:note></text:span><text:span text:style-name="T1"><text:s text:c="8"/></text:span><text:span text:style-name="T1"><text:note text:id="ftn1262" text:note-class="footnote"><text:note-citation>1262</text:note-citation><text:note-body><text:p text:style-name="Footnote">) 91b <text:span text:style-name="T2">deśaya] </text:span><text:s text:c="2"/>Ca; deśayan Ed</text:p></text:note-body></text:note></text:span></text:p>
      <text:p text:style-name="Standard"><text:span text:style-name="T1">tatphalena vinā bhadra durlabhaṃ tava jīvitam||12-91||</text:span></text:p>
      <text:p text:style-name="Standard"><text:span text:style-name="T1">vipula uvāca| </text:span></text:p>
      <text:p text:style-name="Standard"><text:span text:style-name="T1">jīvitāśām ahaṃ prāpto vaideśi bhavanaṃ tava|</text:span></text:p>
      <text:p text:style-name="Standard"><text:span text:style-name="T1">kṛtakartā kathaṃ vadhyaḥ prāpnuyām aham adya vai||12-92|| <text:s text:c="7"/></text:span><text:span text:style-name="T1"><text:note text:id="ftn1263" text:note-class="footnote"><text:note-citation>1263</text:note-citation><text:note-body><text:p text:style-name="Footnote">) 92d <text:span text:style-name="T2">prāpnuyām] </text:span><text:s text:c="2"/>Ca; prāpto 'yam Ed</text:p></text:note-body></text:note></text:span></text:p>
      <text:p text:style-name="Standard"><text:span text:style-name="T1">phalaṃ vā na punas tv anyad dātuṃ śakyaṃ na kenacit| <text:s text:c="7"/></text:span><text:span text:style-name="T1"><text:note text:id="ftn1264" text:note-class="footnote"><text:note-citation>1264</text:note-citation><text:note-body><text:p text:style-name="Footnote">) 93b <text:span text:style-name="T2">śakyaṃ na kenacit] </text:span><text:s text:c="2"/>Ed; śakyaÃ—Ã—nacit Ca</text:p></text:note-body></text:note></text:span></text:p>
      <text:p text:style-name="Standard"><text:span text:style-name="T1">sahya parvataśailāgre āśīnaḥ śrāntamānasaḥ||12-93||</text:span></text:p>
      <text:p text:style-name="Standard"><text:span text:style-name="T1">vānaras tatphalaṃ gṛhya mama dattvā punar gataḥ| <text:s text:c="7"/></text:span><text:span text:style-name="T1"><text:note text:id="ftn1265" text:note-class="footnote"><text:note-citation>1265</text:note-citation><text:note-body><text:p text:style-name="Footnote">) 94b <text:span text:style-name="T2">mama] </text:span><text:s text:c="2"/>Ca; mahyaṃ Ed</text:p></text:note-body></text:note></text:span></text:p>
      <text:p text:style-name="Standard"><text:span text:style-name="T1">mayā dattam idaṃ tubhyaṃ tvayāpi ca narādhipe||12-94||</text:span></text:p>
      <text:p text:style-name="Standard"><text:span text:style-name="T1">tatra gacchāva bho śreṣṭhi dṛśyate yadi vānaraḥ|</text:span></text:p>
      <text:p text:style-name="Standard"><text:span text:style-name="T1">tvayā mayā ca gatvaiva yo vāsaḥ plavagādhipaḥ||12-95|| <text:s text:c="7"/></text:span><text:span text:style-name="T1"><text:note text:id="ftn1266" text:note-class="footnote"><text:note-citation>1266</text:note-citation><text:note-body><text:p text:style-name="Footnote">) 95c <text:span text:style-name="T2">gatvaiva] </text:span><text:s text:c="2"/>Ed; gatveva Ca</text:p></text:note-body></text:note></text:span></text:p>
      <text:p text:style-name="Standard"><text:span text:style-name="T1">śreṣṭhinā ca tathety āha gacchāmaḥ sahitā vayam| <text:s text:c="7"/></text:span><text:span text:style-name="T1"><text:note text:id="ftn1267" text:note-class="footnote"><text:note-citation>1267</text:note-citation><text:note-body><text:p text:style-name="Footnote">) 96b <text:span text:style-name="T2">gacchāmaḥ] </text:span><text:s text:c="2"/>Ed; gaÃ—mas Ca</text:p></text:note-body></text:note></text:span></text:p>
      <text:p text:style-name="Standard"><text:span text:style-name="T1">yatra prāptaṃ phalaṃ tubhyaṃ mokṣayāmo na saṃśayaḥ||12-96|| <text:s text:c="7"/></text:span><text:span text:style-name="T1"><text:note text:id="ftn1268" text:note-class="footnote"><text:note-citation>1268</text:note-citation><text:note-body><text:p text:style-name="Footnote">) 96c <text:span text:style-name="T2">prāptaṃ] </text:span><text:s text:c="2"/>Ca; prāpta Ed</text:p></text:note-body></text:note></text:span></text:p>
      <text:p text:style-name="Standard"><text:span text:style-name="T1">rudra uvāca| </text:span></text:p>
      <text:p text:style-name="Standard"><text:span text:style-name="T1">tam āruhya giriṃ sahyaṃ mārgamāṇaḥ samantataḥ| <text:s text:c="7"/></text:span><text:span text:style-name="T1"><text:note text:id="ftn1269" text:note-class="footnote"><text:note-citation>1269</text:note-citation><text:note-body><text:p text:style-name="Footnote">) 97b <text:span text:style-name="T2">°mānaḥ] </text:span><text:s text:c="2"/>Ca; °mānāḥ Ed</text:p></text:note-body></text:note></text:span></text:p>
      <text:p text:style-name="Standard"><text:span text:style-name="T1">vipulena tato dṛṣṭo vānaraḥ plavagādhipaḥ||12-97|| <text:s text:c="7"/></text:span><text:span text:style-name="T1"><text:note text:id="ftn1270" text:note-class="footnote"><text:note-citation>1270</text:note-citation><text:note-body><text:p text:style-name="Footnote">) 97d <text:span text:style-name="T2">plavagā°] </text:span><text:s text:c="2"/>Ed; plagā° Ca</text:p></text:note-body></text:note></text:span></text:p>
      <text:p text:style-name="Standard"><text:span text:style-name="T1">ayaṃ sa vānaraśreṣṭho vṛkṣacchāyāsamāśritaḥ| <text:s text:c="7"/></text:span><text:span text:style-name="T1"><text:note text:id="ftn1271" text:note-class="footnote"><text:note-citation>1271</text:note-citation><text:note-body><text:p text:style-name="Footnote">) 98a <text:span text:style-name="T2">vānara°] </text:span><text:s text:c="2"/>Ca; vānaraḥ Ed</text:p></text:note-body></text:note></text:span><text:span text:style-name="T1"><text:s text:c="8"/></text:span><text:span text:style-name="T1"><text:note text:id="ftn1272" text:note-class="footnote"><text:note-citation>1272</text:note-citation><text:note-body><text:p text:style-name="Footnote">) 98b <text:span text:style-name="T2">°cchāyā°] </text:span><text:s text:c="2"/>Ed; °cchāṃyā° Ca</text:p></text:note-body></text:note></text:span></text:p>
      <text:p text:style-name="Standard"><text:span text:style-name="T1">mama puṇyabalenaiva dṛśyate 'dyāpi vānaraḥ||12-98||</text:span></text:p>
      <text:p text:style-name="Standard"><text:span text:style-name="T1">vānara kuru mitrārthaṃ sadyomṛtyur bhaven mama|</text:span></text:p>
      <text:p text:style-name="Standard"><text:span text:style-name="T1">pūrvadattaṃ phalam anyad dehi vānara jīvaya||12-99|| <text:s text:c="7"/></text:span><text:span text:style-name="T1"><text:note text:id="ftn1273" text:note-class="footnote"><text:note-citation>1273</text:note-citation><text:note-body><text:p text:style-name="Footnote">) 99d <text:span text:style-name="T2">vānara jīvaya] </text:span><text:s text:c="2"/>Ca; vā na ca jīvaye Ed</text:p></text:note-body></text:note></text:span></text:p>
      <text:p text:style-name="Standard"><text:span text:style-name="T1">vānara uvāca| </text:span></text:p>
      <text:p text:style-name="Standard"><text:span text:style-name="T1">gandharveṇa mama dattaṃ phalaṃ dattaṃ tu te mayā|</text:span></text:p>
      <text:p text:style-name="Standard"><text:span text:style-name="T1">punar anyat kathaṃ dāsye tatra gaccha yadīcchasi||12-100||</text:span></text:p>
      <text:p text:style-name="Standard"><text:span text:style-name="T1">vipula uvāca| </text:span></text:p>
      <text:p text:style-name="Standard"><text:span text:style-name="T1">adattvā tat phalaṃ tubhyaṃ jīvituṃ saṃśayo bhavet|</text:span></text:p>
      <text:p text:style-name="Standard"><text:span text:style-name="T1">athavā tatra gacchāmo yatra citrarathaḥ svayam||12-101|| <text:s text:c="7"/></text:span><text:span text:style-name="T1"><text:note text:id="ftn1274" text:note-class="footnote"><text:note-citation>1274</text:note-citation><text:note-body><text:p text:style-name="Footnote">) 101c <text:span text:style-name="T2">athavā tatra] </text:span><text:s text:c="2"/>Ed; aÃ—Ã—Ã—tra Ca</text:p></text:note-body></text:note></text:span></text:p>
      <text:p text:style-name="Standard"><text:span text:style-name="T1">vānaraḥ punar evāha evaṃ kurvāmahe vayam|</text:span></text:p>
      <text:p text:style-name="Standard"><text:span text:style-name="T1">tataś citrarathāvāsam upagamyedam abravīt||12-102|| <text:s text:c="7"/></text:span><text:span text:style-name="T1"><text:note text:id="ftn1275" text:note-class="footnote"><text:note-citation>1275</text:note-citation><text:note-body><text:p text:style-name="Footnote">) 102c <text:span text:style-name="T2">tataś] </text:span><text:s text:c="2"/>Ca; tatra Ed</text:p></text:note-body></text:note></text:span></text:p>
      <text:p text:style-name="Standard"><text:span text:style-name="T1">gandharvarāja kāryārthī tvaṃ hy ahaṃ punar āgataḥ| <text:s text:c="7"/></text:span><text:span text:style-name="T1"><text:note text:id="ftn1276" text:note-class="footnote"><text:note-citation>1276</text:note-citation><text:note-body><text:p text:style-name="Footnote">) 103b <text:span text:style-name="T2">tvaṃ] </text:span><text:s text:c="2"/>Ca; tvat Ed</text:p></text:note-body></text:note></text:span></text:p>
      <text:p text:style-name="Standard"><text:span text:style-name="T1">pūrvadattaphalaṃ tv anyad dehi māṃ yadi śakyate||12-103|| </text:span></text:p>
      <text:p text:style-name="Standard"><text:span text:style-name="T1">gandharvarājovāca|</text:span></text:p>
      <text:p text:style-name="Standard"><text:span text:style-name="T1">sūryalokagataś cāsmi tena dattaṃ phalottamam| <text:s text:c="7"/></text:span><text:span text:style-name="T1"><text:note text:id="ftn1277" text:note-class="footnote"><text:note-citation>1277</text:note-citation><text:note-body><text:p text:style-name="Footnote">) 104a <text:span text:style-name="T2">gataś cāsmi] </text:span><text:s text:c="2"/>Ed; gataś cāÃ— Ca</text:p></text:note-body></text:note></text:span><text:span text:style-name="T1"><text:s text:c="8"/></text:span><text:span text:style-name="T1"><text:note text:id="ftn1278" text:note-class="footnote"><text:note-citation>1278</text:note-citation><text:note-body><text:p text:style-name="Footnote">) 104b <text:span text:style-name="T2">tena dattaṃ] </text:span><text:s text:c="2"/>Ed; Ã—Ã—Ã—ttam Ca</text:p></text:note-body></text:note></text:span></text:p>
      <text:p text:style-name="Standard"><text:span text:style-name="T1">mayā dattaṃ phalaṃ tubhyam atyantasuhṛdo 'si me|| <text:s text:c="7"/></text:span><text:span text:style-name="T1"><text:note text:id="ftn1279" text:note-class="footnote"><text:note-citation>1279</text:note-citation><text:note-body><text:p text:style-name="Footnote">) 104c <text:span text:style-name="T2">dattaṃ] </text:span><text:s text:c="2"/><text:span text:style-name="T3">corr. </text:span>&lt;/i&gt;; datta° CaEd</text:p></text:note-body></text:note></text:span></text:p>
      <text:p text:style-name="Standard"><text:soft-page-break/><text:span text:style-name="T1">kuto 'nyat phalam ādāsye mama nāsti plavaṅgama| <text:s text:c="7"/></text:span><text:span text:style-name="T1"><text:note text:id="ftn1280" text:note-class="footnote"><text:note-citation>1280</text:note-citation><text:note-body><text:p text:style-name="Footnote">) 105a <text:span text:style-name="T2">'nyat phalam ādāsye] </text:span><text:s text:c="2"/>Ca; 'nyaphala dāsyāmi Ed</text:p></text:note-body></text:note></text:span><text:span text:style-name="T1"><text:s text:c="8"/></text:span><text:span text:style-name="T1"><text:note text:id="ftn1281" text:note-class="footnote"><text:note-citation>1281</text:note-citation><text:note-body><text:p text:style-name="Footnote">) 105b <text:span text:style-name="T2">mama nāsti plavaṅgama] </text:span><text:s text:c="2"/>Ca; matto 'sti plavaṅgamaḥ Ed</text:p></text:note-body></text:note></text:span></text:p>
      <text:p text:style-name="Standard"><text:span text:style-name="T1">sūryalokaṃ gamiṣyāmas tatra yācasva bhāskaram||12-105|| <text:s text:c="7"/></text:span><text:span text:style-name="T1"><text:note text:id="ftn1282" text:note-class="footnote"><text:note-citation>1282</text:note-citation><text:note-body><text:p text:style-name="Footnote">) 105c <text:span text:style-name="T2">gamiṣyāmas] </text:span><text:s text:c="2"/>Ca; gamiṣyāmi Ed</text:p></text:note-body></text:note></text:span></text:p>
      <text:p text:style-name="Standard"><text:span text:style-name="T1">gandharvenaivam uktas tu tathety āha plavaṅgamaḥ|</text:span></text:p>
      <text:p text:style-name="Standard"><text:span text:style-name="T1">sūryalokaṃ tataḥ prāptā gandharvādaya sarvaśaḥ||12-106|| <text:s text:c="7"/></text:span><text:span text:style-name="T1"><text:note text:id="ftn1283" text:note-class="footnote"><text:note-citation>1283</text:note-citation><text:note-body><text:p text:style-name="Footnote">) 106d <text:span text:style-name="T2">°daya] </text:span><text:s text:c="2"/><text:span text:style-name="T3">conj. </text:span>&lt;/i&gt;; °dayas Ca, °dayaḥ Ed</text:p></text:note-body></text:note></text:span></text:p>
      <text:p text:style-name="Standard"><text:span text:style-name="T1">gandharva uvāca| <text:s text:c="8"/></text:span><text:span text:style-name="T1"><text:note text:id="ftn1284" text:note-class="footnote"><text:note-citation>1284</text:note-citation><text:note-body><text:p text:style-name="Footnote">) 107 <text:span text:style-name="T2">gandharva uvāca] </text:span><text:s text:c="2"/><text:span text:style-name="T3">corr. </text:span>&lt;/i&gt;; <text:s text:c="32"/>gandharva uvāÃ— Ca, gandharvarājovāca Ed</text:p></text:note-body></text:note></text:span></text:p>
      <text:p text:style-name="Standard"><text:span text:style-name="T1">kāryārthena punaḥ prāptas tvatsakāśaṃ khageśvara|</text:span></text:p>
      <text:p text:style-name="Standard"><text:span text:style-name="T1">pūrvadattaphalaṃ tv anyad dehi jīvam anāśaya||12-107|| <text:s text:c="7"/></text:span><text:span text:style-name="T1"><text:note text:id="ftn1285" text:note-class="footnote"><text:note-citation>1285</text:note-citation><text:note-body><text:p text:style-name="Footnote">) 107c <text:span text:style-name="T2">tv anya°] </text:span><text:s text:c="2"/>Ca; stv anya° Ed</text:p></text:note-body></text:note></text:span><text:span text:style-name="T1"><text:s text:c="8"/></text:span><text:span text:style-name="T1"><text:note text:id="ftn1286" text:note-class="footnote"><text:note-citation>1286</text:note-citation><text:note-body><text:p text:style-name="Footnote">) 107d <text:span text:style-name="T2">°nāśaya] </text:span><text:s text:c="2"/>Ca; °nāśayaḥ Ed</text:p></text:note-body></text:note></text:span></text:p>
      <text:p text:style-name="Standard"><text:span text:style-name="T1">sūrya uvāca| </text:span></text:p>
      <text:p text:style-name="Standard"><text:span text:style-name="T1">somalokagataś cāsmi tena dattaṃ phalottamam|</text:span></text:p>
      <text:p text:style-name="Standard"><text:span text:style-name="T1">saphalaṃ dattam evāsi suhṛdatvān mayā tava||12-108|| <text:s text:c="7"/></text:span><text:span text:style-name="T1"><text:note text:id="ftn1287" text:note-class="footnote"><text:note-citation>1287</text:note-citation><text:note-body><text:p text:style-name="Footnote">) 108c <text:span text:style-name="T2">°vāsi] </text:span><text:s text:c="2"/>Ca; °vābhiḥ Ed</text:p></text:note-body></text:note></text:span><text:span text:style-name="T1"><text:s text:c="8"/></text:span><text:span text:style-name="T1"><text:note text:id="ftn1288" text:note-class="footnote"><text:note-citation>1288</text:note-citation><text:note-body><text:p text:style-name="Footnote">) 108d <text:span text:style-name="T2">suhṛdatvān] </text:span><text:s text:c="2"/>Ca; sa ca dattvā Ed</text:p></text:note-body></text:note></text:span></text:p>
      <text:p text:style-name="Standard"><text:span text:style-name="T1">anyad dātuṃ na śaknomi gaccha somapurādya vai| <text:s text:c="7"/></text:span><text:span text:style-name="T1"><text:note text:id="ftn1289" text:note-class="footnote"><text:note-citation>1289</text:note-citation><text:note-body><text:p text:style-name="Footnote">) 109a <text:span text:style-name="T2">anyad] </text:span><text:s text:c="2"/>Ed; anya Ca</text:p></text:note-body></text:note></text:span><text:span text:style-name="T1"><text:s text:c="8"/></text:span><text:span text:style-name="T1"><text:note text:id="ftn1290" text:note-class="footnote"><text:note-citation>1290</text:note-citation><text:note-body><text:p text:style-name="Footnote">) 109b <text:span text:style-name="T2">°purādya] </text:span><text:s text:c="2"/>Ca; °parādya Ed</text:p></text:note-body></text:note></text:span></text:p>
      <text:p text:style-name="Standard"><text:span text:style-name="T1">taṃ prārthayāvikalpena atriputraṃ graheśvaram||12-109|| <text:s text:c="7"/></text:span><text:span text:style-name="T1"><text:note text:id="ftn1291" text:note-class="footnote"><text:note-citation>1291</text:note-citation><text:note-body><text:p text:style-name="Footnote">) 109c <text:span text:style-name="T2">°vikalpena] </text:span><text:s text:c="2"/>Ed; °vikaÃ—Ã— Ca</text:p></text:note-body></text:note></text:span><text:span text:style-name="T1"><text:s text:c="8"/></text:span><text:span text:style-name="T1"><text:note text:id="ftn1292" text:note-class="footnote"><text:note-citation>1292</text:note-citation><text:note-body><text:p text:style-name="Footnote">) 109d <text:span text:style-name="T2">°putraṃ] </text:span><text:s text:c="2"/>Ed; °putra° Ca</text:p></text:note-body></text:note></text:span></text:p>
      <text:p text:style-name="Standard"><text:span text:style-name="T1">rudra uvāca| <text:s text:c="8"/></text:span><text:span text:style-name="T1"><text:note text:id="ftn1293" text:note-class="footnote"><text:note-citation>1293</text:note-citation><text:note-body><text:p text:style-name="Footnote">) 110 <text:span text:style-name="T2">rudra] </text:span><text:s text:c="2"/>Ca; maheśvara Ed</text:p></text:note-body></text:note></text:span></text:p>
      <text:p text:style-name="Standard"><text:span text:style-name="T1">gataḥ sūryāgrataḥ kṛtvā somalokaṃ tathaiva hi| <text:s text:c="7"/></text:span><text:span text:style-name="T1"><text:note text:id="ftn1294" text:note-class="footnote"><text:note-citation>1294</text:note-citation><text:note-body><text:p text:style-name="Footnote">) 110a <text:span text:style-name="T2">gataḥ] </text:span><text:s text:c="2"/>Ed; gata Ca</text:p></text:note-body></text:note></text:span></text:p>
      <text:p text:style-name="Standard"><text:span text:style-name="T1">uvāca sūryaḥ somāya kāraṇāpekṣayā śaśim||12-110|| <text:s text:c="7"/></text:span><text:span text:style-name="T1"><text:note text:id="ftn1295" text:note-class="footnote"><text:note-citation>1295</text:note-citation><text:note-body><text:p text:style-name="Footnote">) 110d <text:span text:style-name="T2">śaśim] </text:span><text:s text:c="2"/>Ca; śaśi Ed</text:p></text:note-body></text:note></text:span></text:p>
      <text:p text:style-name="Standard"><text:span text:style-name="T1">soma uvāca| </text:span></text:p>
      <text:p text:style-name="Standard"><text:span text:style-name="T1">kimartham āgato bhūyaḥ kartavyaṃ tatra bhāskara| <text:s text:c="7"/></text:span><text:span text:style-name="T1"><text:note text:id="ftn1296" text:note-class="footnote"><text:note-citation>1296</text:note-citation><text:note-body><text:p text:style-name="Footnote">) 111b <text:span text:style-name="T2">tatra] </text:span><text:s text:c="2"/>Ca; tava Ed â€¢ <text:s text:c="16"/><text:span text:style-name="T2">°kara] </text:span><text:s text:c="2"/>Ca; °karaḥ Ed</text:p></text:note-body></text:note></text:span></text:p>
      <text:p text:style-name="Standard"><text:span text:style-name="T1">phalaṃ dātuṃ punas tv anyan muktvā tv anyat karomy aham||12-111|| <text:s text:c="7"/></text:span><text:span text:style-name="T1"><text:note text:id="ftn1297" text:note-class="footnote"><text:note-citation>1297</text:note-citation><text:note-body><text:p text:style-name="Footnote">) 111c <text:span text:style-name="T2">anyan] </text:span><text:s text:c="2"/><text:span text:style-name="T3">eme. </text:span>&lt;/i&gt;; anya Ca, anyat Ed</text:p></text:note-body></text:note></text:span><text:span text:style-name="T1"><text:s text:c="8"/></text:span><text:span text:style-name="T1"><text:note text:id="ftn1298" text:note-class="footnote"><text:note-citation>1298</text:note-citation><text:note-body><text:p text:style-name="Footnote">) 111d <text:span text:style-name="T2">muktvā] </text:span><text:s text:c="2"/>Ca; muktā Ed â€¢ <text:s text:c="16"/><text:span text:style-name="T2">anyat ka°] </text:span><text:s text:c="2"/><text:span text:style-name="T3">eme. </text:span>&lt;/i&gt;; anyaṅ ka° CaEd</text:p></text:note-body></text:note></text:span></text:p>
      <text:p text:style-name="Standard"><text:span text:style-name="T1">sūrya uvāca| </text:span></text:p>
      <text:p text:style-name="Standard"><text:span text:style-name="T1">yadi śakyaṃ phalaṃ dehi anyan na prārthayāmy aham| <text:s text:c="7"/></text:span><text:span text:style-name="T1"><text:note text:id="ftn1299" text:note-class="footnote"><text:note-citation>1299</text:note-citation><text:note-body><text:p text:style-name="Footnote">) 112b <text:span text:style-name="T2">anyan] </text:span><text:s text:c="2"/>Ca; anyān Ed</text:p></text:note-body></text:note></text:span></text:p>
      <text:p text:style-name="Standard"><text:span text:style-name="T1">na dattāsi phalam anyan mayā vaddhyo bhaviṣyasi||12-112|| <text:s text:c="7"/></text:span><text:span text:style-name="T1"><text:note text:id="ftn1300" text:note-class="footnote"><text:note-citation>1300</text:note-citation><text:note-body><text:p text:style-name="Footnote">) 112c <text:span text:style-name="T2">phalam anyan] </text:span><text:s text:c="2"/>Ca; phalaṃ manye Ed</text:p></text:note-body></text:note></text:span><text:span text:style-name="T1"><text:s text:c="8"/></text:span><text:span text:style-name="T1"><text:note text:id="ftn1301" text:note-class="footnote"><text:note-citation>1301</text:note-citation><text:note-body><text:p text:style-name="Footnote">) 112d <text:span text:style-name="T2">vaddhyo] </text:span><text:s text:c="2"/>Ca; vaddho Ed</text:p></text:note-body></text:note></text:span></text:p>
      <text:p text:style-name="Standard"><text:span text:style-name="T1">soma uvāca| </text:span></text:p>
      <text:p text:style-name="Standard"><text:span text:style-name="T1">āgamaṃ tasya vakṣyāmi śṛṇuṣvāvahito bhava|</text:span></text:p>
      <text:p text:style-name="Standard"><text:span text:style-name="T1">indreṇāsmi phalaṃ dattaṃ saphalaṃ datta me bhavān||12-113||</text:span></text:p>
      <text:p text:style-name="Standard"><text:span text:style-name="T1">gatvaivendrasadas tv anyat prārthayāmaḥ sahaiva tu| <text:s text:c="7"/></text:span><text:span text:style-name="T1"><text:note text:id="ftn1302" text:note-class="footnote"><text:note-citation>1302</text:note-citation><text:note-body><text:p text:style-name="Footnote">) 114a <text:span text:style-name="T2">gatvaivendra°] </text:span><text:s text:c="2"/>Ca; gandharvendra° Ed</text:p></text:note-body></text:note></text:span></text:p>
      <text:p text:style-name="Standard"><text:span text:style-name="T1">evaṃ kurma iti prāha gatvendrasadanaṃ prati||12-114|| <text:s text:c="7"/></text:span><text:span text:style-name="T1"><text:note text:id="ftn1303" text:note-class="footnote"><text:note-citation>1303</text:note-citation><text:note-body><text:p text:style-name="Footnote">) 114c <text:span text:style-name="T2">kurma] </text:span><text:s text:c="2"/>Ca; soma Ed</text:p></text:note-body></text:note></text:span></text:p>
      <text:p text:style-name="Standard"><text:span text:style-name="T1">somenendram uvācedaṃ phalakāmā ihāgatāḥ|</text:span></text:p>
      <text:p text:style-name="Standard"><text:soft-page-break/><text:span text:style-name="T1">pūrvadattaphalam anyad dehi śakra mamādya vai||12-115|| <text:s text:c="7"/></text:span><text:span text:style-name="T1"><text:note text:id="ftn1304" text:note-class="footnote"><text:note-citation>1304</text:note-citation><text:note-body><text:p text:style-name="Footnote">) 115d <text:span text:style-name="T2">śakra] </text:span><text:s text:c="2"/>Ca; śaka Ed</text:p></text:note-body></text:note></text:span></text:p>
      <text:p text:style-name="Standard"><text:span text:style-name="T1">indra uvāca| </text:span></text:p>
      <text:p text:style-name="Standard"><text:span text:style-name="T1">yad artham iha samprāptaḥ sa ca nāsti niśākara| <text:s text:c="7"/></text:span><text:span text:style-name="T1"><text:note text:id="ftn1305" text:note-class="footnote"><text:note-citation>1305</text:note-citation><text:note-body><text:p text:style-name="Footnote">) 116b <text:span text:style-name="T2">°kara] </text:span><text:s text:c="2"/>Ca; °karaḥ Ed</text:p></text:note-body></text:note></text:span></text:p>
      <text:p text:style-name="Standard"><text:span text:style-name="T1">viṣṇuhastān mayā prāptam ekam eva phalaṃ śubham||12-116||</text:span></text:p>
      <text:p text:style-name="Standard"><text:span text:style-name="T1">sarva eva hi gacchāmo viṣṇulokaṃ graheśvara|</text:span></text:p>
      <text:p text:style-name="Standard"><text:span text:style-name="T1">sarva evopajagmus te phalārthaṃ madhusūdanam||12-117|| <text:s text:c="7"/></text:span><text:span text:style-name="T1"><text:note text:id="ftn1306" text:note-class="footnote"><text:note-citation>1306</text:note-citation><text:note-body><text:p text:style-name="Footnote">) 117c <text:span text:style-name="T2">°jagmu°] </text:span><text:s text:c="2"/>Ed; °ñjagmu° Ca</text:p></text:note-body></text:note></text:span></text:p>
      <text:p text:style-name="Standard"><text:span text:style-name="T1">evam uktvā gatāḥ sarve devarājapuraskṛtāḥ| <text:s text:c="7"/></text:span><text:span text:style-name="T1"><text:note text:id="ftn1307" text:note-class="footnote"><text:note-citation>1307</text:note-citation><text:note-body><text:p text:style-name="Footnote">) 118a <text:span text:style-name="T2">°ktvā] </text:span><text:s text:c="2"/>Ca; °ktā Ed</text:p></text:note-body></text:note></text:span></text:p>
      <text:p text:style-name="Standard"><text:span text:style-name="T1">muhūrtenaiva samprāptā viṣṇulokaṃ yaśasvini||12-118||</text:span></text:p>
      <text:p text:style-name="Standard"><text:span text:style-name="T1">upasṛtya tata indraḥ praṇipatya janārdanam|</text:span></text:p>
      <text:p text:style-name="Standard"><text:span text:style-name="T1">sarveṣām uparodhena prārthayāmi yaśodhara||12-119|| <text:s text:c="7"/></text:span><text:span text:style-name="T1"><text:note text:id="ftn1308" text:note-class="footnote"><text:note-citation>1308</text:note-citation><text:note-body><text:p text:style-name="Footnote">) 119d <text:span text:style-name="T2">°dhara] </text:span><text:s text:c="2"/>Ca; °dharam Ed</text:p></text:note-body></text:note></text:span></text:p>
      <text:p text:style-name="Standard"><text:span text:style-name="T1">viṣṇur uvāca| <text:s text:c="8"/></text:span><text:span text:style-name="T1"><text:note text:id="ftn1309" text:note-class="footnote"><text:note-citation>1309</text:note-citation><text:note-body><text:p text:style-name="Footnote">) 120 <text:span text:style-name="T2">viṣṇur u°] </text:span><text:s text:c="2"/>Ca; viṣṇu u° Ed</text:p></text:note-body></text:note></text:span></text:p>
      <text:p text:style-name="Standard"><text:span text:style-name="T1">pūrvadattaphalasyārthe tac ca sarvam ihāgatāḥ| <text:s text:c="7"/></text:span><text:span text:style-name="T1"><text:note text:id="ftn1310" text:note-class="footnote"><text:note-citation>1310</text:note-citation><text:note-body><text:p text:style-name="Footnote">) 120a <text:span text:style-name="T2">°datta°] </text:span><text:s text:c="2"/>Ca; °dattaṃ Ed â€¢ <text:s text:c="16"/><text:span text:style-name="T2">°rthe] </text:span><text:s text:c="2"/>Ca; °rthi Ed</text:p></text:note-body></text:note></text:span></text:p>
      <text:p text:style-name="Standard"><text:span text:style-name="T1">na śaknomi phalaṃ dātuṃ kiṃ vā tv anyat karomy aham||12-120|| <text:s text:c="7"/></text:span><text:span text:style-name="T1"><text:note text:id="ftn1311" text:note-class="footnote"><text:note-citation>1311</text:note-citation><text:note-body><text:p text:style-name="Footnote">) 120d <text:span text:style-name="T2">tv anyat] </text:span><text:s text:c="2"/><text:span text:style-name="T3">eme. </text:span>&lt;/i&gt;; tv anyaṅ CaEd</text:p></text:note-body></text:note></text:span></text:p>
      <text:p text:style-name="Standard"><text:span text:style-name="T1">indra uvāca| </text:span></text:p>
      <text:p text:style-name="Standard"><text:span text:style-name="T1">brahmāṇḍam api bhettuṃ tvaṃ śaknoṣi garuḍadhvaja| <text:s text:c="7"/></text:span><text:span text:style-name="T1"><text:note text:id="ftn1312" text:note-class="footnote"><text:note-citation>1312</text:note-citation><text:note-body><text:p text:style-name="Footnote">) 121a <text:span text:style-name="T2">bhettuṃ tvaṃ] </text:span><text:s text:c="2"/>Ca; bhartuṃtvaṃ Ed</text:p></text:note-body></text:note></text:span></text:p>
      <text:p text:style-name="Standard"><text:span text:style-name="T1">aśakyaṃ tava nāstīti jānāmi puruṣottama||12-121|| <text:s text:c="7"/></text:span><text:span text:style-name="T1"><text:note text:id="ftn1313" text:note-class="footnote"><text:note-citation>1313</text:note-citation><text:note-body><text:p text:style-name="Footnote">) 121d <text:span text:style-name="T2">°ttama] </text:span><text:s text:c="2"/>Ca; °ttamam Ed</text:p></text:note-body></text:note></text:span></text:p>
      <text:p text:style-name="Standard"><text:span text:style-name="T1">evam uktvā punar viṣṇuḥ pratyuvāca purandaram|</text:span></text:p>
      <text:p text:style-name="Standard"><text:span text:style-name="T1">phalam ekaṃ parityajya sarvaṃ śaknomi kauśika||12-122||</text:span></text:p>
      <text:p text:style-name="Standard"><text:span text:style-name="T1">upāyo 'tra pravakṣyāmi āgamaṃ śṛṇu gopate|</text:span></text:p>
      <text:p text:style-name="Standard"><text:span text:style-name="T1">brahmaṇā ca mama dattaṃ tat phalaikaṃ purandara||12-123|| <text:s text:c="7"/></text:span><text:span text:style-name="T1"><text:note text:id="ftn1314" text:note-class="footnote"><text:note-citation>1314</text:note-citation><text:note-body><text:p text:style-name="Footnote">) 123c <text:span text:style-name="T2">mama] </text:span><text:s text:c="2"/>Ca; mamā° Ed</text:p></text:note-body></text:note></text:span></text:p>
      <text:p text:style-name="Standard"><text:span text:style-name="T1">mayā dattaphalaṃ tv ekaṃ kim anyad dātum icchasi| <text:s text:c="7"/></text:span><text:span text:style-name="T1"><text:note text:id="ftn1315" text:note-class="footnote"><text:note-citation>1315</text:note-citation><text:note-body><text:p text:style-name="Footnote">) 124b <text:span text:style-name="T2">°cchasi] </text:span><text:s text:c="2"/>Ed; °cchati Ca</text:p></text:note-body></text:note></text:span></text:p>
      <text:p text:style-name="Standard"><text:span text:style-name="T1">prārthayāmo 'tra gatvaikaṃ parameṣṭhiprajāpatim||12-124|| <text:s text:c="8"/></text:span><text:span text:style-name="T1"><text:note text:id="ftn1316" text:note-class="footnote"><text:note-citation>1316</text:note-citation><text:note-body><text:p text:style-name="Footnote">) 124c <text:span text:style-name="T2">prārthayāmo 'tra gatvaikaṃ] </text:span><text:s text:c="2"/>Ca; prārthayā ca gatvaivaṃ Ed</text:p></text:note-body></text:note></text:span><text:span text:style-name="T1"><text:s text:c="8"/></text:span><text:span text:style-name="T1"><text:note text:id="ftn1317" text:note-class="footnote"><text:note-citation>1317</text:note-citation><text:note-body><text:p text:style-name="Footnote">) 124d <text:span text:style-name="T2">°ṣṭhi°] </text:span><text:s text:c="2"/>Ca; °ṣṭhiṃ Ed</text:p></text:note-body></text:note></text:span></text:p>
      <text:p text:style-name="Standard"><text:span text:style-name="T1">tavoparādhād devendra prārthayāmi pitāmaham| <text:s text:c="7"/></text:span><text:span text:style-name="T1"><text:note text:id="ftn1318" text:note-class="footnote"><text:note-citation>1318</text:note-citation><text:note-body><text:p text:style-name="Footnote">) 125a <text:span text:style-name="T2">tavo°] </text:span><text:s text:c="2"/>Ca; tato° Ed</text:p></text:note-body></text:note></text:span></text:p>
      <text:p text:style-name="Standard"><text:span text:style-name="T1">evam uktvā gatāḥ sarve puraskṛtya janārdanam||12-125|| <text:s text:c="7"/></text:span><text:span text:style-name="T1"><text:note text:id="ftn1319" text:note-class="footnote"><text:note-citation>1319</text:note-citation><text:note-body><text:p text:style-name="Footnote">) 125c <text:span text:style-name="T2">gatāḥ] </text:span><text:s text:c="2"/>Ca; gatā Ed</text:p></text:note-body></text:note></text:span></text:p>
      <text:p text:style-name="Standard"><text:span text:style-name="T1">indraḥ somaś ca sūryaś ca gandharvo vānaras tathā| <text:s text:c="7"/></text:span><text:span text:style-name="T1"><text:note text:id="ftn1320" text:note-class="footnote"><text:note-citation>1320</text:note-citation><text:note-body><text:p text:style-name="Footnote">) 126a <text:span text:style-name="T2">sūryaḥ śaśī caiva] </text:span><text:s text:c="2"/>Ca; somaś ca sūryaś ca Ed</text:p></text:note-body></text:note></text:span></text:p>
      <text:p text:style-name="Standard"><text:span text:style-name="T1">vipulaḥ śreṣṭhikaś caiva rājadūtadvayaṃ tathā||12-126|| <text:s text:c="7"/></text:span><text:span text:style-name="T1"><text:note text:id="ftn1321" text:note-class="footnote"><text:note-citation>1321</text:note-citation><text:note-body><text:p text:style-name="Footnote">) 126d <text:span text:style-name="T2">°dvayaṃ] </text:span><text:s text:c="2"/>Ed; °dvayas Ca</text:p></text:note-body></text:note></text:span></text:p>
      <text:p text:style-name="Standard"><text:span text:style-name="T1">brahmalokaṃ muhūrtena prāptavān surasundari|</text:span></text:p>
      <text:p text:style-name="Standard"><text:span text:style-name="T1">dṛṣṭvā brahmasado ramyaṃ sarvakāmaparicchadam||12-127|| <text:s text:c="7"/></text:span><text:span text:style-name="T1"><text:note text:id="ftn1322" text:note-class="footnote"><text:note-citation>1322</text:note-citation><text:note-body><text:p text:style-name="Footnote">) 127c <text:span text:style-name="T2">°sado] </text:span><text:s text:c="2"/>Ca; °sadaṃ Ed</text:p></text:note-body></text:note></text:span></text:p>
      <text:p text:style-name="Standard"><text:span text:style-name="T1">anekāni vicitrāṇi ratnāni vividhāni ca|</text:span></text:p>
      <text:p text:style-name="Standard"><text:span text:style-name="T1">mandārataruśobhāni vaidūryamaṇikuṭṭimam||12-128|| <text:s text:c="7"/></text:span><text:span text:style-name="T1"><text:note text:id="ftn1323" text:note-class="footnote"><text:note-citation>1323</text:note-citation><text:note-body><text:p text:style-name="Footnote">) 128c <text:span text:style-name="T2">°taru°] </text:span><text:s text:c="2"/>Ed; °tala° Ca</text:p></text:note-body></text:note></text:span><text:span text:style-name="T1"><text:s text:c="8"/></text:span><text:span text:style-name="T1"><text:note text:id="ftn1324" text:note-class="footnote"><text:note-citation>1324</text:note-citation><text:note-body><text:p text:style-name="Footnote">) 128d <text:span text:style-name="T2">°kuṭṭimam] </text:span><text:s text:c="2"/>Ed; °kuṭimām Ca</text:p></text:note-body></text:note></text:span></text:p>
      <text:p text:style-name="Standard"><text:soft-page-break/><text:span text:style-name="T1">pravālamaṇistambhāni vajrakāñcanavedikām| <text:s text:c="7"/></text:span><text:span text:style-name="T1"><text:note text:id="ftn1325" text:note-class="footnote"><text:note-citation>1325</text:note-citation><text:note-body><text:p text:style-name="Footnote">) 129b <text:span text:style-name="T2">°vedikām] </text:span><text:s text:c="2"/>Ca; °vedikā Ed</text:p></text:note-body></text:note></text:span></text:p>
      <text:p text:style-name="Standard"><text:span text:style-name="T1">pravālasphāṭiko jāla indranīlagavākṣakaḥ||12-129|| <text:s text:c="7"/></text:span><text:span text:style-name="T1"><text:note text:id="ftn1326" text:note-class="footnote"><text:note-citation>1326</text:note-citation><text:note-body><text:p text:style-name="Footnote">) 129c <text:span text:style-name="T2">°sphāṭiko jāla] </text:span><text:s text:c="2"/>Ca; °sphaṭiko jālā Ed</text:p></text:note-body></text:note></text:span></text:p>
      <text:p text:style-name="Standard"><text:span text:style-name="T1">dṛśyate vipulas tatra nānāvṛkṣa manoramāḥ| <text:s text:c="7"/></text:span><text:span text:style-name="T1"><text:note text:id="ftn1327" text:note-class="footnote"><text:note-citation>1327</text:note-citation><text:note-body><text:p text:style-name="Footnote">) 130a <text:span text:style-name="T2">dṛśyate] </text:span><text:s text:c="2"/><text:span text:style-name="T3">conj. </text:span>&lt;/i&gt;; paśyate Ca, dṛśyante Ed â€¢ <text:s text:c="16"/><text:span text:style-name="T2">vipula°] </text:span><text:s text:c="2"/>Ca; vipulā° Ed</text:p></text:note-body></text:note></text:span></text:p>
      <text:p text:style-name="Standard"><text:span text:style-name="T1">puṣpānāmitavṛkṣāgrāḥ phalānāmitakā bhavet||12-130|| <text:s text:c="7"/></text:span><text:span text:style-name="T1"><text:note text:id="ftn1328" text:note-class="footnote"><text:note-citation>1328</text:note-citation><text:note-body><text:p text:style-name="Footnote">) 130c <text:span text:style-name="T2">puṣpā°] </text:span><text:s text:c="2"/>Ca; puṣpa° Ed â€¢ <text:s text:c="16"/><text:span text:style-name="T2">°grāḥ] </text:span><text:s text:c="2"/><text:span text:style-name="T3">eme. </text:span>&lt;/i&gt;; °grā Ca, °yā Ed</text:p></text:note-body></text:note></text:span><text:span text:style-name="T1"><text:s text:c="8"/></text:span><text:span text:style-name="T1"><text:note text:id="ftn1329" text:note-class="footnote"><text:note-citation>1329</text:note-citation><text:note-body><text:p text:style-name="Footnote">) 130d <text:span text:style-name="T2">phalānāmitakā] </text:span><text:s text:c="2"/>Ca; phalanāmitakāṃ Ed</text:p></text:note-body></text:note></text:span></text:p>
      <text:p text:style-name="Standard"><text:span text:style-name="T1">sarve ratnamayā vṛkṣāḥ sarve ratnamayaṃ jalam|</text:span></text:p>
      <text:p text:style-name="Standard"><text:span text:style-name="T1">vṛkṣagulmalatāvallī kandamūlaphalāni ca||12-131||</text:span></text:p>
      <text:p text:style-name="Standard"><text:span text:style-name="T1">sarve ratnamayā dṛṣṭā vipulo vipulekṣaṇaḥ| <text:s text:c="7"/></text:span><text:span text:style-name="T1"><text:note text:id="ftn1330" text:note-class="footnote"><text:note-citation>1330</text:note-citation><text:note-body><text:p text:style-name="Footnote">) 132a <text:span text:style-name="T2">sarve] </text:span><text:s text:c="2"/>Ed; sarvai Ca</text:p></text:note-body></text:note></text:span></text:p>
      <text:p text:style-name="Standard"><text:span text:style-name="T1">anekabhaumaṃ prāsādaṃ muktādāmavibhūṣitam||12-132||</text:span></text:p>
      <text:p text:style-name="Standard"><text:span text:style-name="T1">apsarogaṇakoṭībhiḥ sarvābharaṇabhūṣitam|</text:span></text:p>
      <text:p text:style-name="Standard"><text:span text:style-name="T1">vimānakoṭikoṭīśaṃ sarvakāmasamanvitam||12-133|| <text:s text:c="7"/></text:span><text:span text:style-name="T1"><text:note text:id="ftn1331" text:note-class="footnote"><text:note-citation>1331</text:note-citation><text:note-body><text:p text:style-name="Footnote">) 133cd <text:span text:style-name="T3">omitted in </text:span>Ed</text:p></text:note-body></text:note></text:span></text:p>
      <text:p text:style-name="Standard"><text:span text:style-name="T1">brahmalokasabhā ramyā sūryakoṭisamaprabhā|</text:span></text:p>
      <text:p text:style-name="Standard"><text:span text:style-name="T1">tatra brahmā sukhāsīno nānāratnopaśobhite||12-134||</text:span></text:p>
      <text:p text:style-name="Standard"><text:span text:style-name="T1">caturmūrtiś caturvaktraś caturbāhuścaturbhujaḥ|</text:span></text:p>
      <text:p text:style-name="Standard"><text:span text:style-name="T1">caturvedadharo devaś caturāśramanāyakaḥ||12-135||</text:span></text:p>
      <text:p text:style-name="Standard"><text:span text:style-name="T1">caturvedāvṛtas tatra mūrtimantam upāsate|</text:span></text:p>
      <text:p text:style-name="Standard"><text:span text:style-name="T1">gāyatrī vedamātā ca sāvitrī ca surūpiṇī||12-136||</text:span></text:p>
      <text:p text:style-name="Standard"><text:span text:style-name="T1">vyāhṛtiḥ praṇavaś caiva mūrtimān samupāsate| <text:s text:c="7"/></text:span><text:span text:style-name="T1"><text:note text:id="ftn1332" text:note-class="footnote"><text:note-citation>1332</text:note-citation><text:note-body><text:p text:style-name="Footnote">) 137a <text:span text:style-name="T2">praṇavaś caiva] </text:span><text:s text:c="2"/>Ed; praṇavaÃ—va Ca</text:p></text:note-body></text:note></text:span></text:p>
      <text:p text:style-name="Standard"><text:span text:style-name="T1">vauṣaṭkāro vaṣaṭkāro namaskāraḥ sa mūrtimān||12-137||</text:span></text:p>
      <text:p text:style-name="Standard"><text:span text:style-name="T1">śrutiḥ smṛtiś ca nītiś ca dharmaśāstraṃ samūrtimān| <text:s text:c="7"/></text:span><text:span text:style-name="T1"><text:note text:id="ftn1333" text:note-class="footnote"><text:note-citation>1333</text:note-citation><text:note-body><text:p text:style-name="Footnote">) 138b <text:span text:style-name="T2">°śāstraṃ samūrtimat] </text:span><text:s text:c="2"/>Ca; °śāstrasamūrtimān Ed</text:p></text:note-body></text:note></text:span></text:p>
      <text:p text:style-name="Standard"><text:span text:style-name="T1">itihāsaḥ purāṇaṃ ca sāṃkhyayogaḥ patañjalam||12-138|| <text:s text:c="7"/></text:span><text:span text:style-name="T1"><text:note text:id="ftn1334" text:note-class="footnote"><text:note-citation>1334</text:note-citation><text:note-body><text:p text:style-name="Footnote">) 138c <text:span text:style-name="T2">purāṇaṃ] </text:span><text:s text:c="2"/>Ca; purāṇaś Ed</text:p></text:note-body></text:note></text:span><text:span text:style-name="T1"><text:s text:c="8"/></text:span><text:span text:style-name="T1"><text:note text:id="ftn1335" text:note-class="footnote"><text:note-citation>1335</text:note-citation><text:note-body><text:p text:style-name="Footnote">) 138d <text:span text:style-name="T2">°jalam] </text:span><text:s text:c="2"/>Ca; °jali Ed</text:p></text:note-body></text:note></text:span></text:p>
      <text:p text:style-name="Standard"><text:span text:style-name="T1">āyurvedo dhanurvedo vedo gāndharva-m-eva ca| <text:s text:c="7"/></text:span><text:span text:style-name="T1"><text:note text:id="ftn1336" text:note-class="footnote"><text:note-citation>1336</text:note-citation><text:note-body><text:p text:style-name="Footnote">) 139b <text:span text:style-name="T2">gāndharva-m-eva] </text:span><text:s text:c="2"/>Ca; gāndharvar eva Ed</text:p></text:note-body></text:note></text:span></text:p>
      <text:p text:style-name="Standard"><text:span text:style-name="T1">arthavedo 'nyavedāś ca mūrtimān samupāsite||12-139|| <text:s text:c="7"/></text:span><text:span text:style-name="T1"><text:note text:id="ftn1337" text:note-class="footnote"><text:note-citation>1337</text:note-citation><text:note-body><text:p text:style-name="Footnote">) 139c <text:span text:style-name="T2">arthavedo 'nyavedāś ca] </text:span><text:s text:c="2"/>Ed; arthavedānyavedañ ca Ca</text:p></text:note-body></text:note></text:span></text:p>
      <text:p text:style-name="Standard"><text:span text:style-name="T1">tato brahmā samutthāya abhigamya janārdinam|</text:span></text:p>
      <text:p text:style-name="Standard"><text:span text:style-name="T1">gāṃ ca arghaṃ ca dattvaivam āsyatām iti cābravīt||12-140|| <text:s text:c="7"/></text:span><text:span text:style-name="T1"><text:note text:id="ftn1338" text:note-class="footnote"><text:note-citation>1338</text:note-citation><text:note-body><text:p text:style-name="Footnote">) 140c <text:span text:style-name="T2">arghaṃ] </text:span><text:s text:c="2"/>Ca; arghyaṃ Ed</text:p></text:note-body></text:note></text:span></text:p>
      <text:p text:style-name="Standard"><text:span text:style-name="T1">maṇiratnamaye divye āsane garuḍadhvajaḥ|</text:span></text:p>
      <text:p text:style-name="Standard"><text:span text:style-name="T1">devarājo raviḥ somo gandharvaḥ plavageśvaraḥ||12-141|| <text:s text:c="7"/></text:span><text:span text:style-name="T1"><text:note text:id="ftn1339" text:note-class="footnote"><text:note-citation>1339</text:note-citation><text:note-body><text:p text:style-name="Footnote">) 141c <text:span text:style-name="T2">raviḥ somo] </text:span><text:s text:c="2"/>Ca; śaśī sūryo Ed</text:p></text:note-body></text:note></text:span></text:p>
      <text:p text:style-name="Standard"><text:span text:style-name="T1">vipulaś ca mahāsattva āsyatāṃ ratna-āsane| <text:s text:c="7"/></text:span><text:span text:style-name="T1"><text:note text:id="ftn1340" text:note-class="footnote"><text:note-citation>1340</text:note-citation><text:note-body><text:p text:style-name="Footnote">) 142b <text:span text:style-name="T2">°āsane] </text:span><text:s text:c="2"/>Ca; °śāśane Ed</text:p></text:note-body></text:note></text:span></text:p>
      <text:p text:style-name="Standard"><text:span text:style-name="T1">sādhu bho vipulaśreṣṭha sādhu bho vipulaṃ tapaḥ||12-142|| <text:s text:c="7"/></text:span><text:span text:style-name="T1"><text:note text:id="ftn1341" text:note-class="footnote"><text:note-citation>1341</text:note-citation><text:note-body><text:p text:style-name="Footnote">) 142d <text:span text:style-name="T2">vipulaṃ tapaḥ] </text:span><text:s text:c="2"/>Ed; viÃ—Ã—Ã—paḥ Ca</text:p></text:note-body></text:note></text:span></text:p>
      <text:p text:style-name="Standard"><text:span text:style-name="T1">sādhu bho vipulaprājña sādhu bho vipulaśriya| <text:s text:c="7"/></text:span><text:span text:style-name="T1"><text:note text:id="ftn1342" text:note-class="footnote"><text:note-citation>1342</text:note-citation><text:note-body><text:p text:style-name="Footnote">) 143b <text:span text:style-name="T2">°śriya] </text:span><text:s text:c="2"/>Ca; °śriyaḥ Ed</text:p></text:note-body></text:note></text:span></text:p>
      <text:p text:style-name="Standard"><text:span text:style-name="T1">toṣitāḥ sma vayaṃ sarve brahmaviṣṇumaheśvarāḥ||12-143|| <text:s text:c="7"/></text:span><text:span text:style-name="T1"><text:note text:id="ftn1343" text:note-class="footnote"><text:note-citation>1343</text:note-citation><text:note-body><text:p text:style-name="Footnote">) 143c <text:span text:style-name="T2">toṣitāḥ] </text:span><text:s text:c="2"/>Ca; toṣitā Ed</text:p></text:note-body></text:note></text:span></text:p>
      <text:p text:style-name="Standard"><text:span text:style-name="T1">ādityā vasavo rudrā sādhyāśvinau marut tathā| <text:s text:c="7"/></text:span><text:span text:style-name="T1"><text:note text:id="ftn1344" text:note-class="footnote"><text:note-citation>1344</text:note-citation><text:note-body><text:p text:style-name="Footnote">) 144b <text:span text:style-name="T2">sādhyāśvinau] </text:span><text:s text:c="2"/><text:span text:style-name="T3">conj. </text:span>&lt;/i&gt;; sādhyāśvinyau Ca, sādhyā yakṣo Ed</text:p></text:note-body></text:note></text:span></text:p>
      <text:p text:style-name="Standard"><text:soft-page-break/><text:span text:style-name="T1">bhuṅkṣva bhogān yathotsāhaṃ mama loke yathāsukham||12-144|| <text:s text:c="7"/></text:span><text:span text:style-name="T1"><text:note text:id="ftn1345" text:note-class="footnote"><text:note-citation>1345</text:note-citation><text:note-body><text:p text:style-name="Footnote">) 144c <text:span text:style-name="T2">bhuṅkṣva] </text:span><text:s text:c="2"/>Ca; bhuṃkṣa Ed</text:p></text:note-body></text:note></text:span></text:p>
      <text:p text:style-name="Standard"><text:span text:style-name="T1">iyaṃ vimānakoṭīṇāṃ tavārthāyopakalpitā| <text:s text:c="7"/></text:span><text:span text:style-name="T1"><text:note text:id="ftn1346" text:note-class="footnote"><text:note-citation>1346</text:note-citation><text:note-body><text:p text:style-name="Footnote">) 145b <text:span text:style-name="T2">kalpitā] </text:span><text:s text:c="2"/>Ca; kalpitān Ed</text:p></text:note-body></text:note></text:span></text:p>
      <text:p text:style-name="Standard"><text:span text:style-name="T1">sahasrāṇāṃ sahasrāṇi apsarā kāmarūpiṇī||12-145|| <text:s text:c="7"/></text:span><text:span text:style-name="T1"><text:note text:id="ftn1347" text:note-class="footnote"><text:note-citation>1347</text:note-citation><text:note-body><text:p text:style-name="Footnote">) 145d <text:span text:style-name="T2">°rūpiṇī] </text:span><text:s text:c="2"/>Ca; °rūpiṇi Ed</text:p></text:note-body></text:note></text:span></text:p>
      <text:p text:style-name="Standard"><text:span text:style-name="T1">tavārthīyopasarpanti sarvālaṃkārabhūṣitāḥ| <text:s text:c="7"/></text:span><text:span text:style-name="T1"><text:note text:id="ftn1348" text:note-class="footnote"><text:note-citation>1348</text:note-citation><text:note-body><text:p text:style-name="Footnote">) 146a <text:span text:style-name="T2">v°rthīyo°] </text:span><text:s text:c="2"/>Ca; °rtheyo° Ed</text:p></text:note-body></text:note></text:span></text:p>
      <text:p text:style-name="Standard"><text:span text:style-name="T1">yāvat kalpasahasrāṇi parārdhāni tapodhana| <text:s text:c="7"/></text:span><text:span text:style-name="T1"><text:note text:id="ftn1349" text:note-class="footnote"><text:note-citation>1349</text:note-citation><text:note-body><text:p text:style-name="Footnote">) 146d <text:span text:style-name="T2">°dhana] </text:span><text:s text:c="2"/>Ca; °dhanāḥ Ed</text:p></text:note-body></text:note></text:span></text:p>
      <text:p text:style-name="Standard"><text:span text:style-name="T1">yatra yatra prayāsitvaṃ tatra tatropabhujyatām||</text:span></text:p>
      <text:p text:style-name="Standard"><text:span text:style-name="T1">maheśvara uvāca| </text:span></text:p>
      <text:p text:style-name="Standard"><text:span text:style-name="T1">iti śrutvā vacas tasya vipulo vipulekṣaṇaḥ|</text:span></text:p>
      <text:p text:style-name="Standard"><text:span text:style-name="T1">vepamāno bhayatrasta aśrupūrṇākulekṣaṇaḥ||12-147|| <text:s text:c="7"/></text:span><text:span text:style-name="T1"><text:note text:id="ftn1350" text:note-class="footnote"><text:note-citation>1350</text:note-citation><text:note-body><text:p text:style-name="Footnote">) 147c <text:span text:style-name="T2">bhayatrasta] </text:span><text:s text:c="2"/>Ed; bhayas tatra Ca</text:p></text:note-body></text:note></text:span></text:p>
      <text:p text:style-name="Standard"><text:span text:style-name="T1">praṇamya śirasā bhūmau praṇipatya punaḥ punaḥ|</text:span></text:p>
      <text:p text:style-name="Standard"><text:span text:style-name="T1">uvāca madhuraṃ vākyaṃ brahmaloke pitāmaham||12-148|| <text:s text:c="7"/></text:span><text:span text:style-name="T1"><text:note text:id="ftn1351" text:note-class="footnote"><text:note-citation>1351</text:note-citation><text:note-body><text:p text:style-name="Footnote">) 148d <text:span text:style-name="T2">°loke] </text:span><text:s text:c="2"/>Ed; °loka Ca</text:p></text:note-body></text:note></text:span></text:p>
      <text:p text:style-name="Standard"><text:span text:style-name="T1">vipula uvāca| </text:span></text:p>
      <text:p text:style-name="Standard"><text:span text:style-name="T1">bhagavan sarvalokeśa sarvalokapitāmaha|</text:span></text:p>
      <text:p text:style-name="Standard"><text:span text:style-name="T1">svapnabhūtam ivāścaryaṃ paśyāmi tridaśeśvara||12-149||</text:span></text:p>
      <text:p text:style-name="Standard"><text:span text:style-name="T1">smṛtibhraṃśaś ca me jāto buddhir jātāndhacetanā| <text:s text:c="7"/></text:span><text:span text:style-name="T1"><text:note text:id="ftn1352" text:note-class="footnote"><text:note-citation>1352</text:note-citation><text:note-body><text:p text:style-name="Footnote">) 150b <text:span text:style-name="T2">jātāndhacetanā] </text:span><text:s text:c="2"/>Ca; jāto 'ndhacetanaḥ Ed</text:p></text:note-body></text:note></text:span></text:p>
      <text:p text:style-name="Standard"><text:span text:style-name="T1">mūḍho 'haṃ tvāṃ kathaṃ staumi jñānātītaṃ parāt param||12-150|| <text:s text:c="7"/></text:span><text:span text:style-name="T1"><text:note text:id="ftn1353" text:note-class="footnote"><text:note-citation>1353</text:note-citation><text:note-body><text:p text:style-name="Footnote">) 150cd <text:span text:style-name="T3">omitted in </text:span>Ca</text:p></text:note-body></text:note></text:span></text:p>
      <text:p text:style-name="P1"/>
      <text:p text:style-name="Standard"><text:span text:style-name="T1">tubhyaṃ trailokyabandho bhava mama śaraṇaṃ trāhi saṃsāraghoram <text:s text:c="7"/></text:span><text:span text:style-name="T1"><text:note text:id="ftn1354" text:note-class="footnote"><text:note-citation>1354</text:note-citation><text:note-body><text:p text:style-name="Footnote">) 151a <text:span text:style-name="T2">tubhyaṃ] </text:span><text:s text:c="2"/>Ca; namas Ed</text:p></text:note-body></text:note></text:span></text:p>
      <text:p text:style-name="Standard"><text:span text:style-name="T1"><text:s text:c="2"/></text:span></text:p>
      <text:p text:style-name="Standard"><text:span text:style-name="T1">bhīto 'haṃ garbhavāsāj jaramaraṇabhayāt trāhi māṃ mohabandhāt| <text:s text:c="7"/></text:span><text:span text:style-name="T1"><text:note text:id="ftn1355" text:note-class="footnote"><text:note-citation>1355</text:note-citation><text:note-body><text:p text:style-name="Footnote">) 151b <text:span text:style-name="T2">°jara°] </text:span><text:s text:c="2"/>Ca; °janu° Ed â€¢ <text:s text:c="16"/><text:span text:style-name="T2">°bhayāt] </text:span><text:s text:c="2"/>Ed; bhayan Ca</text:p></text:note-body></text:note></text:span></text:p>
      <text:p text:style-name="Standard"><text:span text:style-name="T1">! nityaṃ rāgādhivāsam aniyatavapuṣaṃ trāhi māṃ kālapāśāt <text:s text:c="7"/></text:span><text:span text:style-name="T1"><text:note text:id="ftn1356" text:note-class="footnote"><text:note-citation>1356</text:note-citation><text:note-body><text:p text:style-name="Footnote">) 151c <text:span text:style-name="T2">rogā°] </text:span><text:s text:c="2"/>Ca; °rāgā° Ed</text:p></text:note-body></text:note></text:span></text:p>
      <text:p text:style-name="Standard"><text:span text:style-name="T1"><text:s text:c="3"/></text:span></text:p>
      <text:p text:style-name="Standard"><text:span text:style-name="T1">tiryaṃ cānyonyabhakṣaṃ bahuyugaśataśas trāhi mohāndhakārāt||12-151||</text:span></text:p>
      <text:p text:style-name="Standard"><text:span text:style-name="T1"><text:s text:c="8"/></text:span><text:span text:style-name="T1"><text:note text:id="ftn1357" text:note-class="footnote"><text:note-citation>1357</text:note-citation><text:note-body><text:p text:style-name="Footnote">) 151d <text:span text:style-name="T2">tiryaṃ] </text:span><text:s text:c="2"/>Ca; tiryaś Ed</text:p></text:note-body></text:note></text:span></text:p>
      <text:p text:style-name="P1"/>
      <text:p text:style-name="Standard"><text:span text:style-name="T1">śrutvaivovāca brahmā vipulamati punar mānayitvā yathāvat <text:s text:c="7"/></text:span><text:span text:style-name="T1"><text:note text:id="ftn1358" text:note-class="footnote"><text:note-citation>1358</text:note-citation><text:note-body><text:p text:style-name="Footnote">) 152a <text:span text:style-name="T2">śrutvaivovāca] </text:span><text:s text:c="2"/>Ca; śrutvaiva vāca Ed â€¢ <text:s text:c="16"/><text:span text:style-name="T2">°mati] </text:span><text:s text:c="2"/>Ed; °matiḥ Ca â€¢ <text:s text:c="16"/><text:span text:style-name="T2">mānayitvā] </text:span><text:s text:c="2"/>Ca; mānayaṃvā Ed</text:p></text:note-body></text:note></text:span></text:p>
      <text:p text:style-name="Standard"><text:span text:style-name="T1"><text:s text:c="2"/></text:span></text:p>
      <text:p text:style-name="Standard"><text:span text:style-name="T1">! āhūta samplavante bhaviṣyasi tava me janmalobho na bhūyaḥ| <text:s text:c="7"/></text:span><text:span text:style-name="T1"><text:note text:id="ftn1359" text:note-class="footnote"><text:note-citation>1359</text:note-citation><text:note-body><text:p text:style-name="Footnote">) 152b <text:span text:style-name="T2">āhūta] </text:span><text:s text:c="2"/>Ca; ābhūta Ed â€¢ <text:s text:c="16"/><text:span text:style-name="T2">bhaviṣyasi] </text:span><text:s text:c="2"/>Ca; avipali Ed â€¢ <text:s text:c="16"/><text:span text:style-name="T2">me janmalobho na] </text:span><text:s text:c="2"/>Ca; yajanmalābhānu Ed</text:p></text:note-body></text:note></text:span></text:p>
      <text:p text:style-name="Standard"><text:span text:style-name="T1">garbhāvāsannacatvanna ca punamaraṇaṃ kleśam āyāsapūrṇam <text:s text:c="7"/></text:span><text:span text:style-name="T1"><text:note text:id="ftn1360" text:note-class="footnote"><text:note-citation>1360</text:note-citation><text:note-body><text:p text:style-name="Footnote">) 152c <text:span text:style-name="T2">°vāsannacatvanna] </text:span><text:s text:c="2"/>Ca; °vāsānubandhaṃ na Ed â€¢ <text:s text:c="16"/><text:span text:style-name="T2">puna] </text:span><text:s text:c="2"/>Ed; punar Ca</text:p></text:note-body></text:note></text:span></text:p>
      <text:p text:style-name="Standard"><text:span text:style-name="T1"><text:s text:c="3"/></text:span></text:p>
      <text:p text:style-name="Standard"><text:span text:style-name="T1">chittvā mohāndhaśatruṃ vrajasi ca paramaṃ brahmabhūyatvam esi||12-152||</text:span></text:p>
      <text:p text:style-name="P1"/>
      <text:p text:style-name="Standard"><text:span text:style-name="T1">maheśvara uvāca| </text:span></text:p>
      <text:p text:style-name="Standard"><text:span text:style-name="T1">brahmaṇā evam uktas tu viṣṇunā prabhaviṣṇunā|</text:span></text:p>
      <text:p text:style-name="Standard"><text:soft-page-break/><text:span text:style-name="T1">evaṃ bhavatu bhadraṃ vo yathovāca pitāmahaḥ||12-153||</text:span></text:p>
      <text:p text:style-name="Standard"><text:span text:style-name="T1">indreṇa raviṇā caiva somena ca punaḥ punaḥ| <text:s text:c="7"/></text:span><text:span text:style-name="T1"><text:note text:id="ftn1361" text:note-class="footnote"><text:note-citation>1361</text:note-citation><text:note-body><text:p text:style-name="Footnote">) 154a <text:span text:style-name="T2">raviṇā] </text:span><text:s text:c="2"/>Ca; śaśinā Ed</text:p></text:note-body></text:note></text:span><text:span text:style-name="T1"><text:s text:c="8"/></text:span><text:span text:style-name="T1"><text:note text:id="ftn1362" text:note-class="footnote"><text:note-citation>1362</text:note-citation><text:note-body><text:p text:style-name="Footnote">) 154b <text:span text:style-name="T2">somena] </text:span><text:s text:c="2"/>Ca; sūryeṇa Ed</text:p></text:note-body></text:note></text:span></text:p>
      <text:p text:style-name="Standard"><text:span text:style-name="T1">sādhyādityair marudrudrair viśvebhir vasavais tathā||12-154|| <text:s text:c="7"/></text:span><text:span text:style-name="T1"><text:note text:id="ftn1363" text:note-class="footnote"><text:note-citation>1363</text:note-citation><text:note-body><text:p text:style-name="Footnote">) 154b <text:span text:style-name="T2">viśvebhir] </text:span><text:s text:c="2"/>Ed; viśveśvi Ca</text:p></text:note-body></text:note></text:span></text:p>
      <text:p text:style-name="Standard"><text:span text:style-name="T1">aho tapaḥ phalaṃ divyaṃ vipulasya mahātmanaḥ|</text:span></text:p>
      <text:p text:style-name="Standard"><text:span text:style-name="T1">svaśarīraṃ divaṃ prāptaṃ śraddhayā tithipūjayā||12-155|| <text:s text:c="7"/></text:span><text:span text:style-name="T1"><text:note text:id="ftn1364" text:note-class="footnote"><text:note-citation>1364</text:note-citation><text:note-body><text:p text:style-name="Footnote">) 155c <text:span text:style-name="T2">sva°] </text:span><text:s text:c="2"/>Ca; sa° Ed</text:p></text:note-body></text:note></text:span><text:span text:style-name="T1"><text:s text:c="8"/></text:span><text:span text:style-name="T1"><text:note text:id="ftn1365" text:note-class="footnote"><text:note-citation>1365</text:note-citation><text:note-body><text:p text:style-name="Footnote">) 155d <text:span text:style-name="T2">°pūjayā] </text:span><text:s text:c="2"/>Ca; °pūjanāt Ed</text:p></text:note-body></text:note></text:span></text:p>
      <text:p text:style-name="Standard"><text:span text:style-name="T1">evam ādīny anekāni vipule parikīrtitam|</text:span></text:p>
      <text:p text:style-name="Standard"><text:span text:style-name="T1">brahmāṇaṃ punar evāha viṣṇur viśvajagatprabhuḥ||12-156||&lt;TEXT&gt; </text:span></text:p>
      <text:p text:style-name="Standard"><text:span text:style-name="T1">||iti vṛṣasārasaṃgrahe vipulopākhyāno nāmādhyāyo dvādaśamaḥ||</text:span></text:p>
      <text:p text:style-name="Standard"><text:span text:style-name="T1"><text:s text:c="8"/></text:span><text:span text:style-name="T1"><text:note text:id="ftn1366" text:note-class="footnote"><text:note-citation>1366</text:note-citation><text:note-body><text:p text:style-name="Footnote">) <text:s/>&lt;SKT&gt;Colophon: &lt;/SKT&gt; <text:span text:style-name="T2">nāmādhyāyo dvādaśamaḥ] </text:span><text:s text:c="2"/>Ca; nāma dvādaśo 'dhyāyaḥ Ed</text:p></text:note-body></text:note></text:span></text:p>
      <text:p text:style-name="Standard"><text:span text:style-name="T1">*** 13 ***</text:span></text:p>
      <text:p text:style-name="Standard"><text:span text:style-name="T1"><text:s/>13 garbhotpattiḥ <text:s/></text:span></text:p>
      <text:p text:style-name="Standard"><text:span text:style-name="T1">devy uvāca| </text:span></text:p>
      <text:p text:style-name="Standard"><text:span text:style-name="T1">ahiṃsātithyakānāṃ ca śruto dharmaḥ suvistaraḥ|</text:span></text:p>
      <text:p text:style-name="Standard"><text:span text:style-name="T1">kiṃ na kurvanti manujāḥ sukhopāyaṃ mahat phalam||13-1||</text:span></text:p>
      <text:p text:style-name="Standard"><text:span text:style-name="T1">svaśarīrasthito yajñaḥ svaśarīre sthitaṃ tapaḥ|</text:span></text:p>
      <text:p text:style-name="Standard"><text:span text:style-name="T1">svaśarīre sthitaṃ tīrthaṃ śruto vistarato mayā||13-2||</text:span></text:p>
      <text:p text:style-name="Standard"><text:span text:style-name="T1">kimarthaṃ bhagavan brūhi sukhopāyaṃ mahat phalam|</text:span></text:p>
      <text:p text:style-name="Standard"><text:span text:style-name="T1">kiṃ nivṛttās tu deveśa ṛṣidaivatamānuṣāḥ||13-3||</text:span></text:p>
      <text:p text:style-name="Standard"><text:span text:style-name="T1">mahādeva uvāca| <text:s text:c="8"/></text:span><text:span text:style-name="T1"><text:note text:id="ftn1367" text:note-class="footnote"><text:note-citation>1367</text:note-citation><text:note-body><text:p text:style-name="Footnote">) 4 <text:span text:style-name="T2">mahādeva] </text:span><text:s text:c="2"/>Ca; bhagavān Ed</text:p></text:note-body></text:note></text:span></text:p>
      <text:p text:style-name="Standard"><text:span text:style-name="T1">adya pṛṣṭena kathitaṃ gopitaṃ ṛṣi sundari|</text:span></text:p>
      <text:p text:style-name="Standard"><text:span text:style-name="T1">mānuṣāṇāṃ hitārthāya tava ca varavarṇini||13-4||</text:span></text:p>
      <text:p text:style-name="Standard"><text:span text:style-name="T1">adyaprabhṛti deveśi khyātir loke bhaviṣyati|</text:span></text:p>
      <text:p text:style-name="Standard"><text:span text:style-name="T1">dhanyā evaṃ cariṣyanti adhanyā na ramanti tam||13-5||</text:span></text:p>
      <text:p text:style-name="Standard"><text:span text:style-name="T1">triguṇena tu bandhena baddhā pāśadṛḍhena tu|</text:span></text:p>
      <text:p text:style-name="Standard"><text:span text:style-name="T1">tenārthena ramanty atra jānanto 'pi vimohitāḥ||13-6||</text:span></text:p>
      <text:p text:style-name="Standard"><text:span text:style-name="T1">devy uvāca| </text:span></text:p>
      <text:p text:style-name="Standard"><text:span text:style-name="T1">kiṃ vā triguṇabandheti brūhi saṃśayachedaka|</text:span></text:p>
      <text:p text:style-name="Standard"><text:span text:style-name="T1">adyāpi mama deveśa mohotpannas tribandhanaiḥ||13-7||</text:span></text:p>
      <text:p text:style-name="Standard"><text:span text:style-name="T1">bhagavān uvāca| </text:span></text:p>
      <text:p text:style-name="Standard"><text:span text:style-name="T1">prākṛtaṃ vaikṛtaṃ caiva dakṣiṇābandham eva ca|</text:span></text:p>
      <text:p text:style-name="Standard"><text:span text:style-name="T1">etenaiva tu bandhena baddhāḥ varṇāśramāḥ sadā||13-8||</text:span></text:p>
      <text:p text:style-name="Standard"><text:span text:style-name="T1">jñānahīnā nivartante paramaṃ prāpya tatparam|</text:span></text:p>
      <text:p text:style-name="Standard"><text:span text:style-name="T1">iṣṭastrīṇā nivartante dhanadhānyasamuccaye|</text:span></text:p>
      <text:p text:style-name="Standard"><text:span text:style-name="T1">snehād ākṛṣya manasāṃ bandhaḥ prākṛta ucyate||</text:span></text:p>
      <text:p text:style-name="Standard"><text:span text:style-name="T1">yogayuktena manasā yad yad aiśvaryam āpyate|</text:span></text:p>
      <text:p text:style-name="Standard"><text:span text:style-name="T1">tac ca vaikṛtabandhas tu yadi tatrānurajyate||13-10||</text:span></text:p>
      <text:p text:style-name="Standard"><text:span text:style-name="T1">ārāmodyānavāpīṣu dānakratuphaleṣu ca|</text:span></text:p>
      <text:p text:style-name="Standard"><text:span text:style-name="T1">āśaktamanasā vācā dakṣiṇābandhaḥ kathyate||13-11||</text:span></text:p>
      <text:p text:style-name="Standard"><text:span text:style-name="T1">anenaiva tu pāśena baddhāvānaravad yathā|</text:span></text:p>
      <text:p text:style-name="Standard"><text:span text:style-name="T1">mokṣitaṃ na ca śaknoti itaś cetaś ca dhāvati||13-12||</text:span></text:p>
      <text:p text:style-name="Standard"><text:span text:style-name="T1">devāsuramanuṣyeṣu tiryeṣu narakeṣu ca|</text:span></text:p>
      <text:p text:style-name="Standard"><text:span text:style-name="T1">bhramante cakrayantreva ? yāvat tattvaṃ na vindati||13-13||</text:span></text:p>
      <text:p text:style-name="Standard"><text:span text:style-name="T1">garbhavāsaparikleśau janmamṛtyu punaḥ punaḥ|</text:span></text:p>
      <text:p text:style-name="Standard"><text:span text:style-name="T1">vyādhiḥ śokabhayāyāsa cintayā jarayā hataḥ||13-14||</text:span></text:p>
      <text:p text:style-name="Standard"><text:span text:style-name="T1">devy uvāca| </text:span></text:p>
      <text:p text:style-name="Standard"><text:soft-page-break/><text:span text:style-name="T1">garbhotpattiḥ kathaṃ deva yogī labhati kīdṛśīm|</text:span></text:p>
      <text:p text:style-name="Standard"><text:span text:style-name="T1">kīdṛśaṃ labhate garbhaḥ śrotuṃ naḥ pratyudīryatām||13-15||</text:span></text:p>
      <text:p text:style-name="Standard"><text:span text:style-name="T1">bhagavān uvāca| </text:span></text:p>
      <text:p text:style-name="Standard"><text:span text:style-name="T1">śṛṇu devi pravakṣyāmi garbhotpattir yathākramam|</text:span></text:p>
      <text:p text:style-name="Standard"><text:span text:style-name="T1">yathā saṃśayavicchedaṃ bhaviṣyasi varānane||13-16||</text:span></text:p>
      <text:p text:style-name="Standard"><text:span text:style-name="T1">akṣarāt prabhavo brahmā karmabaddhasamudbhavam|</text:span></text:p>
      <text:p text:style-name="Standard"><text:span text:style-name="T1">karmato yajñaprabhavo yajñato dhūmasambhavaḥ||13-17||</text:span></text:p>
      <text:p text:style-name="Standard"><text:span text:style-name="T1">parjanyād annam utpattir annād bhūtāni jajñire|</text:span></text:p>
      <text:p text:style-name="Standard"><text:span text:style-name="T1">annād rasasamutpatti rasāc choṇitasambhavaḥ||13-18||</text:span></text:p>
      <text:p text:style-name="Standard"><text:span text:style-name="T1">śoṇitāt - māṃsa-m-utpatti māṃsād medasamudbhavaḥ|</text:span></text:p>
      <text:p text:style-name="Standard"><text:span text:style-name="T1">medaso 'sthīni jāyante asthibhyo majjasambhavaḥ||13-19||</text:span></text:p>
      <text:p text:style-name="Standard"><text:span text:style-name="T1">majjāyās tu bhavec chukraṃ naraḥ śukrasamudbhavaḥ|</text:span></text:p>
      <text:p text:style-name="Standard"><text:span text:style-name="T1">śukraśoṇitasaṃyogād garbhotpattis tataḥ smṛtaḥ||13-20||</text:span></text:p>
      <text:p text:style-name="Standard"><text:span text:style-name="T1">agnisomātmakaṃ devi śarīradvayadhātutaḥ|</text:span></text:p>
      <text:p text:style-name="Standard"><text:span text:style-name="T1">somadhātusmṛtaṃ śukram agnidhāturajasmṛtam|</text:span></text:p>
      <text:p text:style-name="Standard"><text:span text:style-name="T1">agnisomāśrayaṃ devi śarīram iti saṃjñitam||</text:span></text:p>
      <text:p text:style-name="Standard"><text:span text:style-name="T1">māsī māsī ṛtuḥ strīṇāṃ bhavatīha na saṃśayaḥ|</text:span></text:p>
      <text:p text:style-name="Standard"><text:span text:style-name="T1">ṛtukāle prasarpyeta na sukhārthaṃ varānane||13-22||</text:span></text:p>
      <text:p text:style-name="Standard"><text:span text:style-name="T1">putrakāmaprayuñjīta dharmārthaś ca yaśasvini|</text:span></text:p>
      <text:p text:style-name="Standard"><text:span text:style-name="T1">pumān strīpuṃ prayuñjīta araṇī bahutāśanaḥ||13-23||</text:span></text:p>
      <text:p text:style-name="Standard"><text:span text:style-name="T1">pumān śukrādhiko jñeyaḥ kanyā raktādhikā bhavet|</text:span></text:p>
      <text:p text:style-name="Standard"><text:span text:style-name="T1">samaśukre ca rakte ca sa ca jāyen napuṃsakaḥ||13-24|| dviyamā triyamā ca gurviṇī </text:span></text:p>
      <text:p text:style-name="Standard"><text:span text:style-name="T1">devy uvāca| </text:span></text:p>
      <text:p text:style-name="Standard"><text:span text:style-name="T1">dviyamā triyamā caiva kathaṃ jāyeta gurviṇī|</text:span></text:p>
      <text:p text:style-name="Standard"><text:span text:style-name="T1">kathaṃ strīdviyamā jāyet kathaṃ vā puruṣadvayam||13-25||</text:span></text:p>
      <text:p text:style-name="Standard"><text:span text:style-name="T1">bhagavān uvāca| </text:span></text:p>
      <text:p text:style-name="Standard"><text:span text:style-name="T1">raktādhikā smṛtā kanyā jāyate varavarṇini|</text:span></text:p>
      <text:p text:style-name="Standard"><text:span text:style-name="T1">vāyunā ca dvidhā bhinnā kanyakadviyamā smṛtā||13-26||</text:span></text:p>
      <text:p text:style-name="Standard"><text:span text:style-name="T1">śukrādhikās tu puruṣa dvidhā bhinnānilena tu|</text:span></text:p>
      <text:p text:style-name="Standard"><text:span text:style-name="T1">dviyamā puruṣo jñeyā triyamās tu tridhā kṛte||13-27||</text:span></text:p>
      <text:p text:style-name="Standard"><text:span text:style-name="T1">ṛtusnātā yadā nārī yadi garbhādi gṛhyati|</text:span></text:p>
      <text:p text:style-name="Standard"><text:span text:style-name="T1">prathame ca dvitīye ca tṛtīye ca sa jīvati||13-28||</text:span></text:p>
      <text:p text:style-name="Standard"><text:span text:style-name="T1">sameṣu janayet putraḥ kanyakā viṣame dine|</text:span></text:p>
      <text:p text:style-name="Standard"><text:span text:style-name="T1">ṣaṣṭyāṣṭamau ca daśamī dvādaśī ca pumān bhavet||13-29||</text:span></text:p>
      <text:p text:style-name="Standard"><text:span text:style-name="T1">pañcamī saptamī caiva navamekādaśī striyaḥ|</text:span></text:p>
      <text:p text:style-name="Standard"><text:span text:style-name="T1">samarakte ca śukre ca śyāmaḥ saṃjāyate pumān||13-30||</text:span></text:p>
      <text:p text:style-name="Standard"><text:span text:style-name="T1">rudhiraṃ tv ekarātreṇa kalalaṃ pratipadyate|</text:span></text:p>
      <text:p text:style-name="Standard"><text:span text:style-name="T1">kalalaṃ pañcarātreṇa arbudatvaṃ prajāyate||13-31||</text:span></text:p>
      <text:p text:style-name="Standard"><text:span text:style-name="T1">arbudaḥ saptarātreṇa māṃsapeśī samudbhavaḥ|</text:span></text:p>
      <text:p text:style-name="Standard"><text:span text:style-name="T1">dvitīyaṃ saptarātreṇa tat sarvaṃ māṃsaśoṇitam||13-32||</text:span></text:p>
      <text:p text:style-name="Standard"><text:span text:style-name="T1">tṛtīyaṃ saptarātreṇa hṛdayaṃ jāyate tataḥ|</text:span></text:p>
      <text:p text:style-name="Standard"><text:span text:style-name="T1">tataḥ sarvāṇi gātrāṇi śiraś caivopajāyate||13-33||</text:span></text:p>
      <text:p text:style-name="Standard"><text:span text:style-name="T1">hṛdaye jāyamāne tu mūrcchāntandrirarocakaḥ|</text:span></text:p>
      <text:p text:style-name="Standard"><text:span text:style-name="T1">striyāḥ dhardiḥ praśekaś ca daurbalyaṃ copajāyate||13-34||</text:span></text:p>
      <text:p text:style-name="Standard"><text:span text:style-name="T1">tasyā hi hṛdayaṃ nārī yadi bhakṣyati kiṃcana|</text:span></text:p>
      <text:p text:style-name="Standard"><text:span text:style-name="T1">bhakṣyaṃ lohyaṃ tathā peyam upabhogās tathāyayat||13-35||</text:span></text:p>
      <text:p text:style-name="Standard"><text:span text:style-name="T1">śayanāsanayānāni vastrāṇy ābharaṇāni ca|</text:span></text:p>
      <text:p text:style-name="Standard"><text:span text:style-name="T1">yad yad ākāṃkṣate kiṃcit tat tad āsyai pradāpayet||13-36|| <text:s text:c="7"/></text:span><text:span text:style-name="T1"><text:note text:id="ftn1368" text:note-class="footnote"><text:note-citation>1368</text:note-citation><text:note-body><text:p text:style-name="Footnote">36 ÅCf.MBh 13.40.12:$ <text:s text:c="7"/>Å›ayyÄsanam alaá¹ƒkÄram annapÄnam anÄryatÄm <text:s text:c="7"/>durvÄgbhÄvaá¹ƒ ratiá¹ƒ caiva dadau stgrÄ«bhyaá¸¥ prajÄpatiá¸¥</text:p></text:note-body></text:note></text:span></text:p>
      <text:p text:style-name="Standard"><text:span text:style-name="T1">nāyā saṃkārayec cāsyā na caivam avamānayet|</text:span></text:p>
      <text:p text:style-name="Standard"><text:span text:style-name="T1">mukham āpāṇḍuraṃ snigdhaṃ kapolastanakeśayoḥ||13-37||</text:span></text:p>
      <text:p text:style-name="Standard"><text:soft-page-break/><text:span text:style-name="T1">śarīraś ca śriyā jaṣṭuṃ pīnoruśroṇi vakṣasam|</text:span></text:p>
      <text:p text:style-name="Standard"><text:span text:style-name="T1">liṅgerebhir vijānīyāṃ garbhe jīvaṃ pratiṣṭhitam||13-38||</text:span></text:p>
      <text:p text:style-name="Standard"><text:span text:style-name="T1">caturthe saptarātreṇa śiraś caivopajāyate|</text:span></text:p>
      <text:p text:style-name="Standard"><text:span text:style-name="T1">pañcamasaptarātreṇa grīvā tatropajāyate||13-39||</text:span></text:p>
      <text:p text:style-name="Standard"><text:span text:style-name="T1">ṣaṣṭhamasaptarātreṇa skandhagātraṃ prajāyate|</text:span></text:p>
      <text:p text:style-name="Standard"><text:span text:style-name="T1">saptamasaptarātreṇa pṛṣṭhavaṃśa prajāyate||13-40||</text:span></text:p>
      <text:p text:style-name="Standard"><text:span text:style-name="T1">aṣṭamasaptarātreṇa pāṇī jāyate cobhayau|</text:span></text:p>
      <text:p text:style-name="Standard"><text:span text:style-name="T1">saptarātraṃ nava prāpya jāyate hṛdi pañjaram||13-41||</text:span></text:p>
      <text:p text:style-name="Standard"><text:span text:style-name="T1">daśame saptarātre ca pādau jāyate cobhau|</text:span></text:p>
      <text:p text:style-name="Standard"><text:span text:style-name="T1">udaraś copajāyeta saptaikādaśarātrike||13-42||</text:span></text:p>
      <text:p text:style-name="Standard"><text:span text:style-name="T1">dvādaśasaptarātreṇa kukṣipārśveḥ prajāyate|</text:span></text:p>
      <text:p text:style-name="Standard"><text:span text:style-name="T1">saptatraidaśarātreṇa kuṭisutropajāyate||13-43||</text:span></text:p>
      <text:p text:style-name="Standard"><text:span text:style-name="T1">navaty aṣṭamarāteṇa jāyate sūtraviṃśati|</text:span></text:p>
      <text:p text:style-name="Standard"><text:span text:style-name="T1">saptapañcadaśāhena sarvamedaḥ prajāyate||13-44||</text:span></text:p>
      <text:p text:style-name="Standard"><text:span text:style-name="T1">ṣoḍaśasaptarātreṇa athisarvāṇi jāyate|</text:span></text:p>
      <text:p text:style-name="Standard"><text:span text:style-name="T1">saptasaptadaśāhena jāyate snāyubandhanam||13-45||</text:span></text:p>
      <text:p text:style-name="Standard"><text:span text:style-name="T1">saptamāṣṭādaśāhena jāyate mukhamaṇḍalam|</text:span></text:p>
      <text:p text:style-name="Standard"><text:span text:style-name="T1">saptonaviṃśarātreṇa ghrāṇavaṃśaḥ prajāyate||13-46||</text:span></text:p>
      <text:p text:style-name="Standard"><text:span text:style-name="T1">saptaviṃśatirātreṇa naitranāliṃ prajāyate|</text:span></text:p>
      <text:p text:style-name="Standard"><text:span text:style-name="T1">saptaikaviṃśarātreṇa karṇayugmaṃ prajāyate||13-47||</text:span></text:p>
      <text:p text:style-name="Standard"><text:span text:style-name="T1">dvāviṃśasaptarātreṇa jāyate dvau bhruvau tataḥ|</text:span></text:p>
      <text:p text:style-name="Standard"><text:span text:style-name="T1">saptatriviṃśarātreṇa gaṇḍayugmaṃ prajāyate||13-48||</text:span></text:p>
      <text:p text:style-name="Standard"><text:span text:style-name="T1">caturviṃśatisaptāhe oṣṭhayugmaṃ prajāyate|</text:span></text:p>
      <text:p text:style-name="Standard"><text:span text:style-name="T1">pañcaviṃśatisaptāhe jihvā jāyate sundari||13-49||</text:span></text:p>
      <text:p text:style-name="Standard"><text:span text:style-name="T1">ṣaḍviṃśasaptarātreṇa dantapaṅkti prajāyate|</text:span></text:p>
      <text:p text:style-name="Standard"><text:span text:style-name="T1">unaviṃśatisaptāhe jāyate ca tvag eva ca||13-50||</text:span></text:p>
      <text:p text:style-name="Standard"><text:span text:style-name="T1">triṃśatasaptarātreṇa jāyate nābhimaṇḍalam|</text:span></text:p>
      <text:p text:style-name="Standard"><text:span text:style-name="T1">saptaikatriṃśarātreṇa sarvarandhraṃ prajāyate||13-51||</text:span></text:p>
      <text:p text:style-name="Standard"><text:span text:style-name="T1">dvātriṃśasaptarātreṇa nakhaviṃśati jāyate|</text:span></text:p>
      <text:p text:style-name="Standard"><text:span text:style-name="T1">tritriṃśasaptarātreṇa sarve sandhiḥ prajāyate||13-52||</text:span></text:p>
      <text:p text:style-name="Standard"><text:span text:style-name="T1">pañcatriṃśati saptāhe sarvamarma prajāyate|</text:span></text:p>
      <text:p text:style-name="Standard"><text:span text:style-name="T1">ṣaḍtriṃśasaptarātreṇa vedanā copajāyate||13-53||</text:span></text:p>
      <text:p text:style-name="Standard"><text:span text:style-name="T1">saptatriṃśatisaptāhe īrṣyādveṣaḥ prajāyate|</text:span></text:p>
      <text:p text:style-name="Standard"><text:span text:style-name="T1">aṣṭatriṃśatisaptāhe pañcātmakasamanvitam||13-54||</text:span></text:p>
      <text:p text:style-name="Standard"><text:span text:style-name="T1">sarvāṅgam aṅgasampūrṇaḥ paripakva(ḥ) sa tiṣṭhati|</text:span></text:p>
      <text:p text:style-name="Standard"><text:span text:style-name="T1">mātusvāśitapītaś ca nābhisūtrāganena tu||13-55||</text:span></text:p>
      <text:p text:style-name="Standard"><text:span text:style-name="T1">ajātasyopadhāryante garbhasthasyaiva jantavaḥ|</text:span></text:p>
      <text:p text:style-name="Standard"><text:span text:style-name="T1">tataḥ praviśate dehe nidrāsvapna yathā tathā||13-56||</text:span></text:p>
      <text:p text:style-name="Standard"><text:span text:style-name="T1">nopalabhyati sūkṣmatvād araṇy agnir yathā tathā|</text:span></text:p>
      <text:p text:style-name="Standard"><text:span text:style-name="T1">garbhodakena siktāṅgajarāyā pariveṣṭitaḥ||13-57||</text:span></text:p>
      <text:p text:style-name="Standard"><text:span text:style-name="T1">jāti smarati tatrastho jantuś cetaḥsamanvitaḥ|</text:span></text:p>
      <text:p text:style-name="Standard"><text:span text:style-name="T1">mṛtaś cāhaṃ punarjāto bhūyaś caiva punarmṛtaḥ||13-58||</text:span></text:p>
      <text:p text:style-name="Standard"><text:span text:style-name="T1">sthāvarāṇāṃ sahasreṣu jāto 'smi vividheṣu ca|</text:span></text:p>
      <text:p text:style-name="Standard"><text:span text:style-name="T1">caturvarṇavivarṇeṣu mānuṣeṣu sahasraśaḥ||13-59||</text:span></text:p>
      <text:p text:style-name="Standard"><text:span text:style-name="T1">sāmprataṃ ca punar garbhaḥ kleśaḥ prāptaḥ suduḥsahaḥ|</text:span></text:p>
      <text:p text:style-name="Standard"><text:span text:style-name="T1">idānīṃ jātamātro 'haṃ saṃskāraiś cāpi saṃskṛtaḥ||13-60||</text:span></text:p>
      <text:p text:style-name="Standard"><text:span text:style-name="T1">yogam evābhisevāmi sā[ṃ]khyaṃ vā pañcaviṃśakam|</text:span></text:p>
      <text:p text:style-name="Standard"><text:span text:style-name="T1">yatra janmajarā nāsti yatra mṛtyuś ca nāsti vai||13-61||</text:span></text:p>
      <text:p text:style-name="Standard"><text:span text:style-name="T1">yatra brahma paraṃ vedyaṃ cariṣyāmi yatavrataḥ|</text:span></text:p>
      <text:p text:style-name="Standard"><text:span text:style-name="T1">evam ādīny anekāni cintayitvā punaḥ punaḥ||13-62||</text:span></text:p>
      <text:p text:style-name="Standard"><text:span text:style-name="T1">yāvat tiṣṭhati garbhastho jāti smarati pūrvikām|</text:span></text:p>
      <text:p text:style-name="Standard"><text:span text:style-name="T1">tato jāyati kaṣṭena mahākleśena mānavaḥ||13-63||</text:span></text:p>
      <text:p text:style-name="Standard"><text:soft-page-break/><text:span text:style-name="T1">yoniyantrasutīvreṇa pīḍyamānasuduḥkhitaḥ|</text:span></text:p>
      <text:p text:style-name="Standard"><text:span text:style-name="T1">jātamātrosmṛtibhraṃśo bhavatīha acetaneḥ||13-64||</text:span></text:p>
      <text:p text:style-name="Standard"><text:span text:style-name="T1">māyāmudgaratīvreṇa hataḥ kiṃ śubham ācaret|</text:span></text:p>
      <text:p text:style-name="Standard"><text:span text:style-name="T1">eṣa garbhasamutpattiḥ kathito 'smi varānane|</text:span></text:p>
      <text:p text:style-name="Standard"><text:span text:style-name="T1">duḥkhasaṃsārapraśamaṃ kiṃ bhūyaḥ śrotum icchasi||&lt;TEXT&gt; </text:span></text:p>
      <text:p text:style-name="Standard"><text:span text:style-name="T1">||iti vṛṣasārasaṃgrahe garbhotpattir nāma trayadaśo ! 'dhyāyaḥ||</text:span></text:p>
      <text:p text:style-name="P1"/>
      <text:p text:style-name="Standard"><text:span text:style-name="T1">*** 14 ***</text:span></text:p>
      <text:p text:style-name="Standard"><text:span text:style-name="T1"><text:s/>14 praśnavyākaraṇam <text:s/></text:span></text:p>
      <text:p text:style-name="Standard"><text:span text:style-name="T1">devy uvāca| </text:span></text:p>
      <text:p text:style-name="Standard"><text:span text:style-name="T1">atidīrghātihrasvaś ca pumān kenopajāyate|</text:span></text:p>
      <text:p text:style-name="Standard"><text:span text:style-name="T1">atigauro 'tikṛṣṇaś ca naro bhavati kiṃ prabho||14-1||</text:span></text:p>
      <text:p text:style-name="Standard"><text:span text:style-name="T1">bhagavān uvāca| </text:span></text:p>
      <text:p text:style-name="Standard"><text:span text:style-name="T1">gṛhītagarbhā yā nārī nityam uttānaśālinī|</text:span></text:p>
      <text:p text:style-name="Standard"><text:span text:style-name="T1">prasāritavimuktātmā so 'tidīrghaḥ prajāyate||14-2||</text:span></text:p>
      <text:p text:style-name="Standard"><text:span text:style-name="T1">gṛhītagarbhā yā nārī śete saṃkucitā sadā|</text:span></text:p>
      <text:p text:style-name="Standard"><text:span text:style-name="T1">raso 'nnādīni kaṭukaṃ sevanāḥ hrasva jāyate||14-3||</text:span></text:p>
      <text:p text:style-name="Standard"><text:span text:style-name="T1">gṛhītagarbhā yā nārī nityaṃ kṣīropasevitā|</text:span></text:p>
      <text:p text:style-name="Standard"><text:span text:style-name="T1">varakodravaśālī ca bhuktā cāpi yavodanam||14-4||</text:span></text:p>
      <text:p text:style-name="Standard"><text:span text:style-name="T1">śuklavastrasrajā yuktā sātigauraṃ prajāyate|</text:span></text:p>
      <text:p text:style-name="Standard"><text:span text:style-name="T1">gṛhītagarbhā yā nārī bāladhānyāni sevate||14-5||</text:span></text:p>
      <text:p text:style-name="Standard"><text:span text:style-name="T1">kṛṣṇakodravatailādi māṣakṛṣṇayavodanam|</text:span></text:p>
      <text:p text:style-name="Standard"><text:span text:style-name="T1">kṛṣṇavastrasrajādīni tasyāḥ kṛṣṇaḥ prajāyate||14-6||</text:span></text:p>
      <text:p text:style-name="Standard"><text:span text:style-name="T1">devy uvāca| </text:span></text:p>
      <text:p text:style-name="Standard"><text:span text:style-name="T1">jātyandho jāyate kasmānṣaṇḍhobhīrur hatendriyaḥ|</text:span></text:p>
      <text:p text:style-name="Standard"><text:span text:style-name="T1">kujo vā vāmano vāpi paṅgavaḥ sthūlaśiraḥ katham||14-7||</text:span></text:p>
      <text:p text:style-name="Standard"><text:span text:style-name="T1">bhagavān uvāca| </text:span></text:p>
      <text:p text:style-name="Standard"><text:span text:style-name="T1">gṛhītagarbhā yā nārī tīkṣṇoṣṇāny upasevate|</text:span></text:p>
      <text:p text:style-name="Standard"><text:span text:style-name="T1">laśunānipalāṇḍūni karañjamūlakāni ca||14-8||</text:span></text:p>
      <text:p text:style-name="Standard"><text:span text:style-name="T1">pippalīśṛṅgaveraṃ ca sarṣapānmaricāni ca|</text:span></text:p>
      <text:p text:style-name="Standard"><text:span text:style-name="T1">āsavaś ca parikliṣṭā ye cānye kaṭutiktakāḥ||14-9||</text:span></text:p>
      <text:p text:style-name="Standard"><text:span text:style-name="T1">tīkṣṇaṃ tu sevamānā yā jātyandho jāyate sutaḥ|</text:span></text:p>
      <text:p text:style-name="Standard"><text:span text:style-name="T1">mithyāpacārāḥ strīpuṃso vyāpanne śukraśoṇite|</text:span></text:p>
      <text:p text:style-name="Standard"><text:span text:style-name="T1">yadā garbhāśaye raktaṃ striyāḥ pūrvaṃ niṣicyate||</text:span></text:p>
      <text:p text:style-name="Standard"><text:span text:style-name="T1">paścāc chukraṃ raktakāle tadāṣaṇḍaḥ prajāyate|</text:span></text:p>
      <text:p text:style-name="Standard"><text:span text:style-name="T1">trastodvigno yadā bhītastrīpuṃsāṃsūpajāyate||14-11||</text:span></text:p>
      <text:p text:style-name="Standard"><text:span text:style-name="T1">tatra yo jāyate garbhabhiruḥ krandanako bhavet|</text:span></text:p>
      <text:p text:style-name="Standard"><text:span text:style-name="T1">nisargakāle śukrasya vighna utpadyate yadā||14-12||</text:span></text:p>
      <text:p text:style-name="Standard"><text:span text:style-name="T1">indriyāvartavighne tu tadā jāyed atindriyaḥ| </text:span></text:p>
      <text:p text:style-name="Standard"><text:span text:style-name="T1">gṛhītagarbhā yā nārī vātalāny upasevate||14-13||</text:span></text:p>
      <text:p text:style-name="Standard"><text:span text:style-name="T1">kaṭukāni kaṣāyāni tiktāni ca viśeṣataḥ|</text:span></text:p>
      <text:p text:style-name="Standard"><text:span text:style-name="T1">vātaḥ prakupitas tasyā garbham ātuhya tiṣṭhati||14-14||</text:span></text:p>
      <text:p text:style-name="Standard"><text:span text:style-name="T1">kubjas tu jāyate tasmād garbhād vātanipīḍanāt|</text:span></text:p>
      <text:p text:style-name="Standard"><text:span text:style-name="T1">nityasāsavaśīlāyā tathā cotkaṭukāśanā||14-15||</text:span></text:p>
      <text:p text:style-name="Standard"><text:span text:style-name="T1">tasyā saṃhanyate garbho vāmanas tena jāyate|</text:span></text:p>
      <text:p text:style-name="Standard"><text:span text:style-name="T1">ativyāyāmaśīlā tu ya nārī viṣamāsanī||14-16||</text:span></text:p>
      <text:p text:style-name="Standard"><text:span text:style-name="T1">garbhaḥ saṃkṣubhyate tasyāḥ paṣaṇḍas tenopajāyate|</text:span></text:p>
      <text:p text:style-name="Standard"><text:span text:style-name="T1">gṛhītagarbhā yā nārī rūkṣadhānyāni sevate||14-17||</text:span></text:p>
      <text:p text:style-name="Standard"><text:span text:style-name="T1">vātaśleṣmaśirastho vai tasyā garbhasya kupyate|</text:span></text:p>
      <text:p text:style-name="Standard"><text:span text:style-name="T1">tataḥ sthūlaśirās tena pumān jāyaty asaṃśayaḥ||14-18||</text:span></text:p>
      <text:p text:style-name="Standard"><text:span text:style-name="T1">devy uvāca| </text:span></text:p>
      <text:p text:style-name="Standard"><text:span text:style-name="T1">karālāṅgā hanuḥ paṅgūr mūko gadgadabhāṣakaḥ|</text:span></text:p>
      <text:p text:style-name="Standard"><text:soft-page-break/><text:span text:style-name="T1">vikṛtākṣas tv anakṣo vā bhavadrasvagudaḥ katham||14-19||</text:span></text:p>
      <text:p text:style-name="Standard"><text:span text:style-name="T1">bhagavān uvāca| </text:span></text:p>
      <text:p text:style-name="Standard"><text:span text:style-name="T1">karālas tena doṣeṇa jāyate mānavas tathā|</text:span></text:p>
      <text:p text:style-name="Standard"><text:span text:style-name="T1">atha karālaṃ kurute nārī lamboticūcukā|</text:span></text:p>
      <text:p text:style-name="Standard"><text:span text:style-name="T1">tasmād anena doṣeṇa karālo jāyate pumān||</text:span></text:p>
      <text:p text:style-name="Standard"><text:span text:style-name="T1">gṛhītagarbhā yā nārī raktapittāmayārditā|</text:span></text:p>
      <text:p text:style-name="Standard"><text:span text:style-name="T1">gohanuṃ janayet yeṣā raktapittaprakopitaḥ||14-21||</text:span></text:p>
      <text:p text:style-name="Standard"><text:span text:style-name="T1">gṛhītagarbhā yā nārī vātaśūlair upadrutā|</text:span></text:p>
      <text:p text:style-name="Standard"><text:span text:style-name="T1">śukro dāvartanī cāpi paṅgū janayate sutam||14-22||</text:span></text:p>
      <text:p text:style-name="Standard"><text:span text:style-name="T1">kṣudhārtā vedanārtā ca satataś copavāsinī|</text:span></text:p>
      <text:p text:style-name="Standard"><text:span text:style-name="T1">mūkaṃ janayate bālaṃ dauhṛdaś ca vimānitā||14-23||</text:span></text:p>
      <text:p text:style-name="Standard"><text:span text:style-name="T1">gṛhītagarbhā yā nārī visṛjet - māsa māsikam|</text:span></text:p>
      <text:p text:style-name="Standard"><text:span text:style-name="T1">anakṣo jāyate tasyā garbhaśoṇitasaṃkṣayāt||14-24||</text:span></text:p>
      <text:p text:style-name="Standard"><text:span text:style-name="T1">atha grastā yadā nārī vāto dāvartapīḍitā|</text:span></text:p>
      <text:p text:style-name="Standard"><text:span text:style-name="T1">gṛhītagarbhā rukṣāṇi vātalāny upasevate||14-25||</text:span></text:p>
      <text:p text:style-name="Standard"><text:span text:style-name="T1">vātasthānantatas tasyā garbhasyāpīḍitaṃ bhavet|</text:span></text:p>
      <text:p text:style-name="Standard"><text:span text:style-name="T1">agudo jāyate tasmāj jātaś cāpi na jīvati||14-26||</text:span></text:p>
      <text:p text:style-name="Standard"><text:span text:style-name="T1">devy uvāca| </text:span></text:p>
      <text:p text:style-name="Standard"><text:span text:style-name="T1">hīnāṅgo jāyate kasmād adhikāṅgo 'pi vā katham|</text:span></text:p>
      <text:p text:style-name="Standard"><text:span text:style-name="T1">śvetapiṅgekṣaṇaḥ kasmāt kathaṃ lohitalocanaḥ||14-27||</text:span></text:p>
      <text:p text:style-name="Standard"><text:span text:style-name="T1">bhagavān uvāca| </text:span></text:p>
      <text:p text:style-name="Standard"><text:span text:style-name="T1">garbhasya jāyamānasya - - - <text:s/>jāyate nilaḥ|</text:span></text:p>
      <text:p text:style-name="Standard"><text:span text:style-name="T1">vātābhyāṃ śleṣmaṇāt - - - tadaṅgaṃ parihīyate||14-28||</text:span></text:p>
      <text:p text:style-name="Standard"><text:span text:style-name="T1">hīnāṅgo jāyate tasmāt pumān vātaprakopataḥ|</text:span></text:p>
      <text:p text:style-name="Standard"><text:span text:style-name="T1">gṛhītagarbhā yā nārī madhurāṇy upasevate||14-29||</text:span></text:p>
      <text:p text:style-name="Standard"><text:span text:style-name="T1">śṛṅgāṭakakalotyāni śālūkāni viśāni ca|</text:span></text:p>
      <text:p text:style-name="Standard"><text:span text:style-name="T1">mocaṃ tālaphalaṃ caiva nārikelaphalaṃ tathā||14-30||</text:span></text:p>
      <text:p text:style-name="Standard"><text:span text:style-name="T1">atikṣṇaṃ sevamānā tu adhikāṅgaṃprasūyate|</text:span></text:p>
      <text:p text:style-name="Standard"><text:span text:style-name="T1">piṅgākṣaḥ śleṣmapittābhyāṃ śvetākṣaḥ śleṣmaṇā bhavet||14-31||</text:span></text:p>
      <text:p text:style-name="Standard"><text:span text:style-name="T1">devy uvāca| </text:span></text:p>
      <text:p text:style-name="Standard"><text:span text:style-name="T1">kathaṃ vā jāyate putraḥ kanyakā kena jāyate|</text:span></text:p>
      <text:p text:style-name="Standard"><text:span text:style-name="T1">apumān kena jāyeta dviyamā triyamā tathā||14-32||</text:span></text:p>
      <text:p text:style-name="Standard"><text:span text:style-name="T1">bhagavān uvāca| </text:span></text:p>
      <text:p text:style-name="Standard"><text:span text:style-name="T1">śukrādhikaḥ pumān jñeyaḥ kanyā raktādhikā bhavet|</text:span></text:p>
      <text:p text:style-name="Standard"><text:span text:style-name="T1">raktaśukrasamatvena jāyate sa napuṃsakaḥ||14-33||</text:span></text:p>
      <text:p text:style-name="Standard"><text:span text:style-name="T1">piṇdībhūto yadā garbha mārutau vibhaved dvidhā|</text:span></text:p>
      <text:p text:style-name="Standard"><text:span text:style-name="T1">evaṃ te dviyamā jñeyās triyamā ca tridhā kṛte||14-34||</text:span></text:p>
      <text:p text:style-name="Standard"><text:span text:style-name="T1">devy uvāca| </text:span></text:p>
      <text:p text:style-name="Standard"><text:span text:style-name="T1">śoṇitaṃ māṃsa medaś ca asthi majjā ca pañcamī|</text:span></text:p>
      <text:p text:style-name="Standard"><text:span text:style-name="T1">śarīrasthāni dṛśyante śukrasthānaṃ na dṛśyate||14-35||</text:span></text:p>
      <text:p text:style-name="Standard"><text:span text:style-name="T1">tasyotpattiś ca sthānaṃ ca jñātum icchāmi tattvataḥ|</text:span></text:p>
      <text:p text:style-name="Standard"><text:span text:style-name="T1">kathayasva trilokeśa cchettum arhasi saṃśayaḥ||14-36||</text:span></text:p>
      <text:p text:style-name="Standard"><text:span text:style-name="T1">bhagavān uvāca| </text:span></text:p>
      <text:p text:style-name="Standard"><text:span text:style-name="T1">manaḥ śukrasya prabhavaṃ ghrāṇaṃ śrotraṃ tathākṣiṇī|</text:span></text:p>
      <text:p text:style-name="Standard"><text:span text:style-name="T1">sthānaṃ tu sarvāṅgasamasparśāt sparśaḥ pravartate||14-37||</text:span></text:p>
      <text:p text:style-name="Standard"><text:span text:style-name="T1">yathā niṣiktaṃ kṣīraṃ tu payasād dadhi jāyate|</text:span></text:p>
      <text:p text:style-name="Standard"><text:span text:style-name="T1">pramathyamānadadhnas tu sarpiso 'pi tathāgamaḥ||14-38||</text:span></text:p>
      <text:p text:style-name="Standard"><text:span text:style-name="T1">evaṃ śarīra nirgaccet - śukraṃ śukravahā śirāḥ|</text:span></text:p>
      <text:p text:style-name="Standard"><text:span text:style-name="T1">pūrayitvānupūrveṇa asthayo pratipadyate||14-39||</text:span></text:p>
      <text:p text:style-name="Standard"><text:span text:style-name="T1">tatas tu tāḥ śukravahā meḍhranābhīm anusṛtāḥ|</text:span></text:p>
      <text:p text:style-name="Standard"><text:span text:style-name="T1">nāśukraṃ tat tu siñcanti tasmād garbhasya sambhavaḥ||14-40||</text:span></text:p>
      <text:p text:style-name="Standard"><text:span text:style-name="T1">devy uvāca| </text:span></text:p>
      <text:p text:style-name="Standard"><text:soft-page-break/><text:span text:style-name="T1">kathaṃ vedayate jāti kathaṃ jātismaro bhavet|</text:span></text:p>
      <text:p text:style-name="Standard"><text:span text:style-name="T1">etasmin saṃśayaṃ me 'dya chettum arhasi śaṅkara||14-41||</text:span></text:p>
      <text:p text:style-name="Standard"><text:span text:style-name="T1">bhagavān uvāca| </text:span></text:p>
      <text:p text:style-name="Standard"><text:span text:style-name="T1">bhāvitātmāṃ ca yo jantur devi bhogādhikaṃ ca yat|</text:span></text:p>
      <text:p text:style-name="Standard"><text:span text:style-name="T1">brahmavid jñānasaṃyuktaḥ sa jātiṃ smarate pumān||14-42||</text:span></text:p>
      <text:p text:style-name="Standard"><text:span text:style-name="T1">devy uvāca| </text:span></text:p>
      <text:p text:style-name="Standard"><text:span text:style-name="T1">kathaṃ sadyo gṛhītasya liṅgagarbhasya dṛśyate|</text:span></text:p>
      <text:p text:style-name="Standard"><text:span text:style-name="T1">etat kathaya deveśa rahaḥ kāle maheśvara||14-43||</text:span></text:p>
      <text:p text:style-name="Standard"><text:span text:style-name="T1">bhagavān uvāca| </text:span></text:p>
      <text:p text:style-name="Standard"><text:span text:style-name="T1">pipāśāromaharṣaṃ ca vepanaṃ gātrasīdanam|</text:span></text:p>
      <text:p text:style-name="Standard"><text:span text:style-name="T1">nidrāsvedaṃ ca tandrā ca muhūrtam upajāyate||14-44||</text:span></text:p>
      <text:p text:style-name="Standard"><text:span text:style-name="T1">nikledatvaṃ kharatvaṃ ca yonyāt samupajāyate|</text:span></text:p>
      <text:p text:style-name="Standard"><text:span text:style-name="T1">na cārdravaṃvai dṛśyeta śukrasya rajaso 'pi vā| </text:span></text:p>
      <text:p text:style-name="Standard"><text:span text:style-name="T1">sadyogṛhītagarbhāyā liṅgāny etāni tattvataḥ||</text:span></text:p>
      <text:p text:style-name="Standard"><text:span text:style-name="T1">devy uvāca| </text:span></text:p>
      <text:p text:style-name="Standard"><text:span text:style-name="T1">kena liṅgena vijñeyaṃ putrajanma maheśvara|</text:span></text:p>
      <text:p text:style-name="Standard"><text:span text:style-name="T1">kanyakā kena liṅgena jñāyate kathayasva me||14-46||</text:span></text:p>
      <text:p text:style-name="Standard"><text:span text:style-name="T1">bhagavān uvāca| </text:span></text:p>
      <text:p text:style-name="Standard"><text:span text:style-name="T1">pādorujaṅghapārśvaś ca dakṣiṇaṃ yadi hy unnataḥ|</text:span></text:p>
      <text:p text:style-name="Standard"><text:span text:style-name="T1">dakṣiṇaṃ vipulaṃ tatra tadā putraḥ prajāyate||14-47||</text:span></text:p>
      <text:p text:style-name="Standard"><text:span text:style-name="T1">vāmaś caiva yadā paśyet tadā jāyeta kanyakā|</text:span></text:p>
      <text:p text:style-name="Standard"><text:span text:style-name="T1">unnataṃ madhyamasthāś ca tadā jāyet - napuṃsakam||14-48||</text:span></text:p>
      <text:p text:style-name="Standard"><text:span text:style-name="T1">devy uvāca| </text:span></text:p>
      <text:p text:style-name="Standard"><text:span text:style-name="T1">puṃsā kapolaromāni khalitaṃ kena jāyate|</text:span></text:p>
      <text:p text:style-name="Standard"><text:span text:style-name="T1">kathaṃ strīṇāṃ na jāyeta romāṇi khalitaṃ tathā||14-49||</text:span></text:p>
      <text:p text:style-name="Standard"><text:span text:style-name="T1">bhagavān uvāca| </text:span></text:p>
      <text:p text:style-name="Standard"><text:span text:style-name="T1">tathā vṛṣaṇagā jantor yasya retovahā śiraḥ|</text:span></text:p>
      <text:p text:style-name="Standard"><text:span text:style-name="T1">nibaddhā mastake tālu kapolās tu samāśritāḥ||14-50||</text:span></text:p>
      <text:p text:style-name="Standard"><text:span text:style-name="T1">taiḥ kapoleṣu romāṇi jāyante antaretasaḥ|</text:span></text:p>
      <text:p text:style-name="Standard"><text:span text:style-name="T1">khalitaṃ śukradoṣeṇa narāṇām upajāyate||14-51||</text:span></text:p>
      <text:p text:style-name="Standard"><text:span text:style-name="T1">śirā śukravahā strīṇāṃ na śūnyasyānna jāyate|</text:span></text:p>
      <text:p text:style-name="Standard"><text:span text:style-name="T1">yātmāpālo ca kās tv agni dṛṣṭimaṇḍalasaṃśritaḥ ?||14-52||</text:span></text:p>
      <text:p text:style-name="Standard"><text:span text:style-name="T1">śoṇitai soktikoṣṭasthanniśoṣayati tattvataḥ|</text:span></text:p>
      <text:p text:style-name="Standard"><text:span text:style-name="T1">nibaddhanty akṣipakṣmāṇi tena romāṇi ca bhruvoḥ||14-53||</text:span></text:p>
      <text:p text:style-name="Standard"><text:span text:style-name="T1">aśukratvāc ca nārīṇāṃ khalitaṃ nopajāyate|</text:span></text:p>
      <text:p text:style-name="Standard"><text:span text:style-name="T1">chāyāvyapagatasnehā rukṣāgātraśiroruhā|</text:span></text:p>
      <text:p text:style-name="Standard"><text:span text:style-name="T1">grasatosmābhajaṭharā mṛtagarbhaḥ prajāyate||</text:span></text:p>
      <text:p text:style-name="Standard"><text:span text:style-name="T1">devy uvāca| </text:span></text:p>
      <text:p text:style-name="Standard"><text:span text:style-name="T1">somadhātu kathaṃ jñeyā agnidhātus tatheśvara|</text:span></text:p>
      <text:p text:style-name="Standard"><text:span text:style-name="T1">pṛthagbhāgaviśeṣeṇa kathayasva maheśvara||14-55||</text:span></text:p>
      <text:p text:style-name="Standard"><text:span text:style-name="T1">bhagavān uvāca| </text:span></text:p>
      <text:p text:style-name="Standard"><text:span text:style-name="T1">śleṣmamedas tathā snāyuḥ asthidantanakhāni ca|</text:span></text:p>
      <text:p text:style-name="Standard"><text:span text:style-name="T1">striyās tanyaś ca śukraś ca yac ca śvetaṃ tathākṣiṣu||14-56||</text:span></text:p>
      <text:p text:style-name="Standard"><text:span text:style-name="T1">eteṣāṃ saumyabhāgatvāc chvetatvam upajāyate|</text:span></text:p>
      <text:p text:style-name="Standard"><text:span text:style-name="T1">āgneyabhāvād raktatvaṃ kṛṣṇatvaṃ cāpi gacchati||14-57||</text:span></text:p>
      <text:p text:style-name="Standard"><text:span text:style-name="T1">tvagmāṃsarudhiraṃ majjādṛṣṭiroma tathaiva ca|</text:span></text:p>
      <text:p text:style-name="Standard"><text:span text:style-name="T1">āgneyadhātusomaś ca kathito 'smi varānane|</text:span></text:p>
      <text:p text:style-name="Standard"><text:span text:style-name="T1">brūhi brūhi viśālākṣi yady asti tava saṃśayaḥ||&lt;TEXT&gt; </text:span></text:p>
      <text:p text:style-name="Standard"><text:span text:style-name="T1">||iti vṛṣasārasaṃgrahe praśnavyākaraṇo nāmaś caturdaśo 'dhyāyaḥ||</text:span></text:p>
      <text:p text:style-name="P1"/>
      <text:p text:style-name="Standard"><text:span text:style-name="T1">*** 15 ***</text:span></text:p>
      <text:p text:style-name="Standard"><text:span text:style-name="T1"><text:s/>15 jīvavarṇanam </text:span></text:p>
      <text:p text:style-name="Standard"><text:soft-page-break/><text:span text:style-name="T1">devy uvāca| </text:span></text:p>
      <text:p text:style-name="Standard"><text:span text:style-name="T1">jīvabhūteti yat proktaṃ lakṣaṇaṃ kīdṛśaṃ bhavet| <text:s text:c="7"/></text:span><text:span text:style-name="T1"><text:note text:id="ftn1369" text:note-class="footnote"><text:note-citation>1369</text:note-citation><text:note-body><text:p text:style-name="Footnote">) 1a <text:span text:style-name="T2">lakṣaṇaṃ] </text:span><text:s text:c="2"/>Ed; lakṣaṇāṅ Ca</text:p></text:note-body></text:note></text:span></text:p>
      <text:p text:style-name="Standard"><text:span text:style-name="T1">sthānam asya na jānāmi rūpaṃ varṇaṃ ca īśvara||15-1||</text:span></text:p>
      <text:p text:style-name="Standard"><text:span text:style-name="T1">etat kautūhalaṃ chindhi saṃśayaṃ parameśvara|</text:span></text:p>
      <text:p text:style-name="Standard"><text:span text:style-name="T1">na cānyad eva paśyāmi jīvanirṇaya kīrtaya||15-2||</text:span></text:p>
      <text:p text:style-name="Standard"><text:span text:style-name="T1">īśvara uvāca| <text:s text:c="8"/></text:span><text:span text:style-name="T1"><text:note text:id="ftn1370" text:note-class="footnote"><text:note-citation>1370</text:note-citation><text:note-body><text:p text:style-name="Footnote">) 3 <text:span text:style-name="T2">īśvara] </text:span><text:s text:c="2"/>Ca; bhagavān Ed</text:p></text:note-body></text:note></text:span></text:p>
      <text:p text:style-name="Standard"><text:span text:style-name="T1">jīvasya lakṣaṇaṃ devi kathituṃ kena śakyate| <text:s text:c="7"/></text:span><text:span text:style-name="T1"><text:note text:id="ftn1371" text:note-class="footnote"><text:note-citation>1371</text:note-citation><text:note-body><text:p text:style-name="Footnote">) 3a <text:span text:style-name="T2">lakṣaṇaṃ] </text:span><text:s text:c="2"/>Ed; kathitaṃ Ca </text:p></text:note-body></text:note></text:span></text:p>
      <text:p text:style-name="Standard"><text:span text:style-name="T1">na rūpavarṇa jīvasya vidyate sthānam eva ca||15-3||</text:span></text:p>
      <text:p text:style-name="Standard"><text:span text:style-name="T1">vyāpī sarvagataṃ sūkṣmaṃ sarvam āśritya tiṣṭhati| <text:s text:c="7"/></text:span><text:span text:style-name="T1"><text:note text:id="ftn1372" text:note-class="footnote"><text:note-citation>1372</text:note-citation><text:note-body><text:p text:style-name="Footnote">) 4a <text:span text:style-name="T2">vyāpī] </text:span><text:s text:c="2"/>Ed; vyāpivyāipa Ca </text:p></text:note-body></text:note></text:span><text:span text:style-name="T1"><text:s text:c="8"/></text:span><text:span text:style-name="T1"><text:note text:id="ftn1373" text:note-class="footnote"><text:note-citation>1373</text:note-citation><text:note-body><text:p text:style-name="Footnote">) 4a <text:span text:style-name="T2">āśritya] </text:span><text:s text:c="2"/><text:span text:style-name="T3">corr. </text:span>&lt;/i&gt;; āśṛtya Ca, āvṛtya Ed</text:p></text:note-body></text:note></text:span></text:p>
      <text:p text:style-name="Standard"><text:span text:style-name="T1">nirālambam anādhāram anaupamyaṃ nirañjanam||15-4||</text:span></text:p>
      <text:p text:style-name="Standard"><text:span text:style-name="T1">araṇistho yathā vahniḥ kāṣṭheṣu nopalabhyate|</text:span></text:p>
      <text:p text:style-name="Standard"><text:span text:style-name="T1">tadvaj jīvaṃ na paśyeta śarīrastho 'pi sundari||15-5|| <text:s text:c="7"/></text:span><text:span text:style-name="T1"><text:note text:id="ftn1374" text:note-class="footnote"><text:note-citation>1374</text:note-citation><text:note-body><text:p text:style-name="Footnote">) 5c <text:span text:style-name="T2">jīvaṃ] </text:span><text:s text:c="2"/>Ed; jīvon Ca</text:p></text:note-body></text:note></text:span></text:p>
      <text:p text:style-name="Standard"><text:span text:style-name="T1">dadhivac ca yathā sarpir dṛśyate na ca dṛśyate|</text:span></text:p>
      <text:p text:style-name="Standard"><text:span text:style-name="T1">tadvaj jīvaḥ śarīrastho dṛśyate na ca dṛśyate||15-6|| <text:s text:c="7"/></text:span><text:span text:style-name="T1"><text:note text:id="ftn1375" text:note-class="footnote"><text:note-citation>1375</text:note-citation><text:note-body><text:p text:style-name="Footnote">) 6c <text:span text:style-name="T2">jīvaḥ] </text:span><text:s text:c="2"/><text:span text:style-name="T3">corr. </text:span>&lt;/i&gt;; jīvaś Ca, jīva Ed</text:p></text:note-body></text:note></text:span></text:p>
      <text:p text:style-name="Standard"><text:span text:style-name="T1">devy uvāca| </text:span></text:p>
      <text:p text:style-name="Standard"><text:span text:style-name="T1">adṛṣṭapratyayo hy asti nāsti pratyayadarśanam|</text:span></text:p>
      <text:p text:style-name="Standard"><text:span text:style-name="T1">vyāpī kathaṃ mahādeva sarvatrāvasthitaḥ katham||15-7||</text:span></text:p>
      <text:p text:style-name="Standard"><text:span text:style-name="T1">maheśvara uvāca| <text:s text:c="8"/></text:span><text:span text:style-name="T1"><text:note text:id="ftn1376" text:note-class="footnote"><text:note-citation>1376</text:note-citation><text:note-body><text:p text:style-name="Footnote">) 8 <text:span text:style-name="T2">maheśvara] </text:span><text:s text:c="2"/>Ca; bhagavān Ed</text:p></text:note-body></text:note></text:span></text:p>
      <text:p text:style-name="Standard"><text:span text:style-name="T1">asaṃśayo mahādevi vyāpī sarvagataḥ śivaḥ|</text:span></text:p>
      <text:p text:style-name="Standard"><text:span text:style-name="T1">dṛśyetendriyasaṃyogāj jīvapratyayadarśanam||15-8|| <text:s text:c="7"/></text:span><text:span text:style-name="T1"><text:note text:id="ftn1377" text:note-class="footnote"><text:note-citation>1377</text:note-citation><text:note-body><text:p text:style-name="Footnote">) 8c <text:span text:style-name="T2">dṛśyete°] </text:span><text:s text:c="2"/>Ca; dṛśyante Ed</text:p></text:note-body></text:note></text:span></text:p>
      <text:p text:style-name="Standard"><text:span text:style-name="T1">yathākāśasthito vāyuḥ śabdasparśaguṇānvitaḥ| <text:s text:c="7"/></text:span><text:span text:style-name="T1"><text:note text:id="ftn1378" text:note-class="footnote"><text:note-citation>1378</text:note-citation><text:note-body><text:p text:style-name="Footnote">) 9cd <text:span text:style-name="T2">vāyuḥ śabda°] </text:span><text:s text:c="2"/>Ed; vāyuśśa* Ca</text:p></text:note-body></text:note></text:span></text:p>
      <text:p text:style-name="Standard"><text:span text:style-name="T1">tadvad dehī vijānīyād guṇaveṣṭena nānyathā||15-9||</text:span></text:p>
      <text:p text:style-name="Standard"><text:span text:style-name="T1">devy uvāca| </text:span></text:p>
      <text:p text:style-name="Standard"><text:span text:style-name="T1">vyāpīti kathitaḥ pūrvaṃ jīvaḥ sarvagato 'pi ca|</text:span></text:p>
      <text:p text:style-name="Standard"><text:span text:style-name="T1">taṃ vṛthā kathito 'smy adya mriyate kena hetunā||15-10||</text:span></text:p>
      <text:p text:style-name="Standard"><text:span text:style-name="T1">īśvara uvāca| <text:s text:c="8"/></text:span><text:span text:style-name="T1"><text:note text:id="ftn1379" text:note-class="footnote"><text:note-citation>1379</text:note-citation><text:note-body><text:p text:style-name="Footnote">) 11 <text:span text:style-name="T2">īśvara] </text:span><text:s text:c="2"/>Ca; bhagavān Ed</text:p></text:note-body></text:note></text:span></text:p>
      <text:p text:style-name="Standard"><text:span text:style-name="T1">na jīvo mriyate devi sarveṣāṃ surasundari|</text:span></text:p>
      <text:p text:style-name="Standard"><text:span text:style-name="T1">ghaṭāntastho yathākāśo bahirākāśavad yathā||15-11||</text:span></text:p>
      <text:p text:style-name="Standard"><text:span text:style-name="T1">ghaṭabhinne viśālākṣi viśeṣo nopalakṣyate|</text:span></text:p>
      <text:p text:style-name="Standard"><text:span text:style-name="T1">dehabhinne tathā devi vināśo nopalabhyate||15-12|| <text:s text:c="7"/></text:span><text:span text:style-name="T1"><text:note text:id="ftn1380" text:note-class="footnote"><text:note-citation>1380</text:note-citation><text:note-body><text:p text:style-name="Footnote">) 12c <text:span text:style-name="T2">devi] </text:span><text:s text:c="2"/>Ca; dehī Ed</text:p></text:note-body></text:note></text:span></text:p>
      <text:p text:style-name="Standard"><text:span text:style-name="T1">susūkṣmaḥ sarvago vyāpī paramātmānam avyayaḥ| <text:s text:c="7"/></text:span><text:span text:style-name="T1"><text:note text:id="ftn1381" text:note-class="footnote"><text:note-citation>1381</text:note-citation><text:note-body><text:p text:style-name="Footnote">) 13a <text:span text:style-name="T2">susūkṣmaḥ] </text:span><text:s text:c="2"/>Ca; sa sūkṣmaḥ Ed</text:p></text:note-body></text:note></text:span></text:p>
      <text:p text:style-name="Standard"><text:span text:style-name="T1">bahir antaś ca bhūtānām acaraś cara eva sa||15-13|| <text:s text:c="7"/></text:span><text:span text:style-name="T1"><text:note text:id="ftn1382" text:note-class="footnote"><text:note-citation>1382</text:note-citation><text:note-body><text:p text:style-name="Footnote">) 13d <text:span text:style-name="T2">acaraś] </text:span><text:s text:c="2"/>Ca; acaran Ed</text:p></text:note-body></text:note></text:span></text:p>
      <text:p text:style-name="Standard"><text:span text:style-name="T1">aprameyo 'vināśī ca aprapañcaḥ prapañcakaḥ|</text:span></text:p>
      <text:p text:style-name="Standard"><text:span text:style-name="T1">sarvendriyaguṇābhāsaḥ sarvendriyavivarjitaḥ||15-14||</text:span></text:p>
      <text:p text:style-name="Standard"><text:span text:style-name="T1">evam eṣa mahādevi jīvasya varavarṇini|</text:span></text:p>
      <text:p text:style-name="Standard"><text:span text:style-name="T1">kathito 'smi samāsena kim anyac chrotum icchasi||15-15|| <text:s text:c="7"/></text:span><text:span text:style-name="T1"><text:note text:id="ftn1383" text:note-class="footnote"><text:note-citation>1383</text:note-citation><text:note-body><text:p text:style-name="Footnote">) 15d <text:span text:style-name="T2">icchasi] </text:span><text:s text:c="2"/>Ed; icchati Ca</text:p></text:note-body></text:note></text:span><text:span text:style-name="T1"><text:s/>sāraśreṣṭham </text:span></text:p>
      <text:p text:style-name="Standard"><text:span text:style-name="T1">devy uvāca| </text:span></text:p>
      <text:p text:style-name="Standard"><text:soft-page-break/><text:span text:style-name="T1">sāraśreṣṭhaṃ mahādeva kathayeśāna īśvara| <text:s text:c="7"/></text:span><text:span text:style-name="T1"><text:note text:id="ftn1384" text:note-class="footnote"><text:note-citation>1384</text:note-citation><text:note-body><text:p text:style-name="Footnote">) 16a <text:span text:style-name="T2">sāraśreṣṭhaṃ] </text:span><text:s text:c="2"/>Ed; sāraśreṣṭha Ca</text:p></text:note-body></text:note></text:span><text:span text:style-name="T1"><text:s text:c="2"/></text:span></text:p>
      <text:p text:style-name="Standard"><text:span text:style-name="T1">śrotum icchāmi deveśa mānuṣāṇāṃ hitaṃ vada||15-16|| <text:s text:c="7"/></text:span><text:span text:style-name="T1"><text:note text:id="ftn1385" text:note-class="footnote"><text:note-citation>1385</text:note-citation><text:note-body><text:p text:style-name="Footnote">) 16d <text:span text:style-name="T2">vada] </text:span><text:s text:c="2"/>Ca; vadaḥ Ed</text:p></text:note-body></text:note></text:span></text:p>
      <text:p text:style-name="Standard"><text:span text:style-name="T1">īśvara uvāca| <text:s text:c="8"/></text:span><text:span text:style-name="T1"><text:note text:id="ftn1386" text:note-class="footnote"><text:note-citation>1386</text:note-citation><text:note-body><text:p text:style-name="Footnote">) 17 <text:span text:style-name="T2">īśvara] </text:span><text:s text:c="2"/>Ca; bhagavān Ed</text:p></text:note-body></text:note></text:span></text:p>
      <text:p text:style-name="Standard"><text:span text:style-name="T1">āśramāṇāṃ gṛhī śreṣṭho varṇaśreṣṭho dvijātayaḥ| <text:s text:c="7"/></text:span><text:span text:style-name="T1"><text:note text:id="ftn1387" text:note-class="footnote"><text:note-citation>1387</text:note-citation><text:note-body><text:p text:style-name="Footnote">) 17a <text:span text:style-name="T2">gṛhī] </text:span><text:s text:c="2"/>Ed; <text:s text:c="8"/>gṛhīgṛha Ca</text:p></text:note-body></text:note></text:span><text:span text:style-name="T1"><text:s text:c="8"/></text:span><text:span text:style-name="T1"><text:note text:id="ftn1388" text:note-class="footnote"><text:note-citation>1388</text:note-citation><text:note-body><text:p text:style-name="Footnote">) 17b <text:span text:style-name="T2">°śreṣṭhā] </text:span><text:s text:c="2"/>Ca; °śreṣṭo Ed</text:p></text:note-body></text:note></text:span></text:p>
      <text:p text:style-name="Standard"><text:span text:style-name="T1">aśvamedhaḥ kratuśreṣṭho japaśreṣṭho 'ghamarṣaṇaḥ||15-17|| <text:s text:c="7"/></text:span><text:span text:style-name="T1"><text:note text:id="ftn1389" text:note-class="footnote"><text:note-citation>1389</text:note-citation><text:note-body><text:p text:style-name="Footnote">) 17d <text:span text:style-name="T2">japa°] </text:span><text:s text:c="2"/>Ca&lt;corr&gt;pc&lt;/corr&gt;Ed; ja° Ca&lt;corr&gt;ac&lt;/corr&gt; â€¢ <text:s text:c="16"/><text:span text:style-name="T2">'ghamarṣaṇaḥ] </text:span><text:s text:c="2"/>Ed; rghamarṣaṇaḥ Ca</text:p></text:note-body></text:note></text:span></text:p>
      <text:p text:style-name="Standard"><text:span text:style-name="T1">devatānāṃ hariḥ śreṣṭhaḥ śreṣṭhā gaṅgā nadīṣu ca|</text:span></text:p>
      <text:p text:style-name="Standard"><text:span text:style-name="T1">anāśanas tapaḥśreṣṭhas tīrthaśreṣṭhaḥ surahradaḥ||15-18||</text:span></text:p>
      <text:p text:style-name="Standard"><text:span text:style-name="T1">kṣaumaṃ vastreṣu ca śreṣṭhaṃ yaśaḥ śreṣṭhaṃ vibhūṣaṇam|</text:span></text:p>
      <text:p text:style-name="Standard"><text:span text:style-name="T1">bhārataṃ śrutiṣu śreṣṭhaṃ vrataśreṣṭho dayāparaḥ||15-19|| <text:s text:c="7"/></text:span><text:span text:style-name="T1"><text:note text:id="ftn1390" text:note-class="footnote"><text:note-citation>1390</text:note-citation><text:note-body><text:p text:style-name="Footnote">) 19d <text:span text:style-name="T2">dayāparaḥ] </text:span><text:s text:c="2"/>Ed; dayāparaḥ Ca</text:p></text:note-body></text:note></text:span></text:p>
      <text:p text:style-name="Standard"><text:span text:style-name="T1">dāneṣu cābhayaṃ śreṣṭhaṃ manaḥ śreṣṭhendriyeṣu ca|</text:span></text:p>
      <text:p text:style-name="Standard"><text:span text:style-name="T1">vidyā saṃgrahaṣu ! śreṣṭhā satyaṃ śreṣṭhaṃ vacassu (ḥsu) ca||15-20|| <text:s text:c="7"/></text:span><text:span text:style-name="T1"><text:note text:id="ftn1391" text:note-class="footnote"><text:note-citation>1391</text:note-citation><text:note-body><text:p text:style-name="Footnote">) 20c <text:span text:style-name="T2">śreṣṭā] </text:span><text:s text:c="2"/>Ca; śreṣṭho Ed</text:p></text:note-body></text:note></text:span><text:span text:style-name="T1"><text:s/></text:span></text:p>
      <text:p text:style-name="Standard"><text:span text:style-name="T1">āyudhānāṃ dhanuḥ śreṣṭhaṃ bāndhaveṣu ca mātaraḥ|</text:span></text:p>
      <text:p text:style-name="Standard"><text:span text:style-name="T1">jñānam auṣadhiṣu śreṣṭhaṃ vaidyaśreṣṭhaḥ śivākṣaraḥ||15-21|| <text:s text:c="7"/></text:span><text:span text:style-name="T1"><text:note text:id="ftn1392" text:note-class="footnote"><text:note-citation>1392</text:note-citation><text:note-body><text:p text:style-name="Footnote">) 21d <text:span text:style-name="T2">vaidya°] </text:span><text:s text:c="2"/>Ca; vaidyo Ed â€¢ <text:s text:c="16"/><text:span text:style-name="T2">°śreṣṭhaḥ] </text:span><text:s text:c="2"/>Ed; °śreṣṭha Ca</text:p></text:note-body></text:note></text:span></text:p>
      <text:p text:style-name="Standard"><text:span text:style-name="T1">akāraś cākṣaraḥ śreṣṭho dharmaśreṣṭho hy ahiṃsakaḥ|</text:span></text:p>
      <text:p text:style-name="Standard"><text:span text:style-name="T1">paśuṣu saurabhī śreṣṭhā nareṣu ca narādhipaḥ||15-22||</text:span></text:p>
      <text:p text:style-name="Standard"><text:span text:style-name="T1">māsi mārgaśiraḥ śreṣṭhaṃ kṛtaḥ śreṣṭhaś caturyuge| <text:s text:c="7"/></text:span><text:span text:style-name="T1"><text:note text:id="ftn1393" text:note-class="footnote"><text:note-citation>1393</text:note-citation><text:note-body><text:p text:style-name="Footnote">) 23a <text:span text:style-name="T2">māsi] </text:span><text:s text:c="2"/>Ca; māsī Ed</text:p></text:note-body></text:note></text:span></text:p>
      <text:p text:style-name="Standard"><text:span text:style-name="T1">vasanta ṛtuṣu śreṣṭhaḥ śreṣṭhaṃ cāyanam uttaram||15-23||</text:span></text:p>
      <text:p text:style-name="Standard"><text:span text:style-name="T1">amāvāsyā dinaśreṣṭhā vasuśreṣṭho hutāśanaḥ| <text:s text:c="7"/></text:span><text:span text:style-name="T1"><text:note text:id="ftn1394" text:note-class="footnote"><text:note-citation>1394</text:note-citation><text:note-body><text:p text:style-name="Footnote">) 24b <text:span text:style-name="T2">grahaśreṣṭho divākaraḥ] </text:span><text:s text:c="2"/>Ca; <text:s text:c="23"/>vasuśreṣṭho hutāśanaḥ Ed</text:p></text:note-body></text:note></text:span></text:p>
      <text:p text:style-name="Standard"><text:span text:style-name="T1">strīṣu lakṣmīrpṛtiḥ śreṣṭhā vasuśreṣṭho hutāśanaḥ||15-24|| <text:s text:c="7"/></text:span><text:span text:style-name="T1"><text:note text:id="ftn1395" text:note-class="footnote"><text:note-citation>1395</text:note-citation><text:note-body><text:p text:style-name="Footnote">) 24cd <text:span text:style-name="T3">omitted in </text:span>Ed</text:p></text:note-body></text:note></text:span></text:p>
      <text:p text:style-name="Standard"><text:span text:style-name="T1">ṛṣiṣu uṣaṇaḥ śreṣṭhaḥ kāntiśreṣṭho niśākaraḥ| <text:s text:c="7"/></text:span><text:span text:style-name="T1"><text:note text:id="ftn1396" text:note-class="footnote"><text:note-citation>1396</text:note-citation><text:note-body><text:p text:style-name="Footnote">) 25b <text:span text:style-name="T2">kānti°] </text:span><text:s text:c="2"/>Ed; kā* Ca</text:p></text:note-body></text:note></text:span></text:p>
      <text:p text:style-name="Standard"><text:span text:style-name="T1">nakṣatreṣv abhijit śreṣṭho kālaḥ śreṣṭhaḥ kaleṣu ca ||15-25|| <text:s text:c="7"/></text:span><text:span text:style-name="T1"><text:note text:id="ftn1397" text:note-class="footnote"><text:note-citation>1397</text:note-citation><text:note-body><text:p text:style-name="Footnote">) 25c <text:span text:style-name="T2">abhijit°bhijit śre°] </text:span><text:s text:c="2"/>Ed; <text:s text:c="15"/>abhijiś°bhijiś śre° Ca</text:p></text:note-body></text:note></text:span><text:span text:style-name="T1"><text:s text:c="8"/></text:span><text:span text:style-name="T1"><text:note text:id="ftn1398" text:note-class="footnote"><text:note-citation>1398</text:note-citation><text:note-body><text:p text:style-name="Footnote">) 25d <text:span text:style-name="T2">kālaḥ] </text:span><text:s text:c="2"/>Ca; kaliḥ Ed</text:p></text:note-body></text:note></text:span></text:p>
      <text:p text:style-name="Standard"><text:span text:style-name="T1">vedeṣu ca varaṃ sāma sthāvareṣu himālayaḥ|</text:span></text:p>
      <text:p text:style-name="Standard"><text:span text:style-name="T1">aśvattho vara vṛkṣeṣu bhūteṣu vara cetanaḥ||15-26|| <text:s text:c="7"/></text:span><text:span text:style-name="T1"><text:note text:id="ftn1399" text:note-class="footnote"><text:note-citation>1399</text:note-citation><text:note-body><text:p text:style-name="Footnote">) 26c <text:span text:style-name="T2">vara] </text:span><text:s text:c="2"/>Ed; vaṭa Ca</text:p></text:note-body></text:note></text:span><text:span text:style-name="T1"><text:s text:c="8"/></text:span><text:span text:style-name="T1"><text:note text:id="ftn1400" text:note-class="footnote"><text:note-citation>1400</text:note-citation><text:note-body><text:p text:style-name="Footnote">) 26d <text:span text:style-name="T2">vara cetanaḥ] </text:span><text:s text:c="2"/>Ed; varaś cetanaḥ Ca(&lt;i&gt;unmetrical&lt;/i&gt;)</text:p></text:note-body></text:note></text:span></text:p>
      <text:p text:style-name="Standard"><text:span text:style-name="T1">adhyātma vara vidyāsu vācaḥ satya vara smṛtaḥ| <text:s text:c="7"/></text:span><text:span text:style-name="T1"><text:note text:id="ftn1401" text:note-class="footnote"><text:note-citation>1401</text:note-citation><text:note-body><text:p text:style-name="Footnote">) 27b <text:span text:style-name="T2">vācaḥ] </text:span><text:s text:c="2"/>Ed; ??? Ca</text:p></text:note-body></text:note></text:span></text:p>
      <text:p text:style-name="Standard"><text:span text:style-name="T1">prahlādo vara daityeṣu yakṣarakṣo dhaneśvaraḥ||15-27||</text:span></text:p>
      <text:p text:style-name="Standard"><text:span text:style-name="T1">marīci vara vāteṣu hariḥ śreṣṭho mṛgeṣu ca| <text:s text:c="7"/></text:span><text:span text:style-name="T1"><text:note text:id="ftn1402" text:note-class="footnote"><text:note-citation>1402</text:note-citation><text:note-body><text:p text:style-name="Footnote">) 28a <text:span text:style-name="T2">marīci vara] </text:span><text:s text:c="2"/>Ed; ma**** Ca</text:p></text:note-body></text:note></text:span></text:p>
      <text:p text:style-name="Standard"><text:span text:style-name="T1">sādhya nārāyaṇaḥ śreṣṭhaḥ pitṝṇāṃ ca pitāmahaḥ||15-28||</text:span></text:p>
      <text:p text:style-name="Standard"><text:span text:style-name="T1">etat samāsato devi kathito 'si varānane| <text:s text:c="7"/></text:span><text:span text:style-name="T1"><text:note text:id="ftn1403" text:note-class="footnote"><text:note-citation>1403</text:note-citation><text:note-body><text:p text:style-name="Footnote">) 29b <text:span text:style-name="T2">'si] </text:span><text:s text:c="2"/>Ca; 'smi Ed</text:p></text:note-body></text:note></text:span></text:p>
      <text:p text:style-name="Standard"><text:span text:style-name="T1">sarvasāraṃ samuddhṛtya kiṃ bhūyaḥ kathayāmy aham||15-29|| <text:s text:c="7"/></text:span><text:span text:style-name="T1"><text:note text:id="ftn1404" text:note-class="footnote"><text:note-citation>1404</text:note-citation><text:note-body><text:p text:style-name="Footnote">) 29d <text:span text:style-name="T2">kiṃ] </text:span><text:s text:c="2"/>Ed; ki Ca</text:p></text:note-body></text:note></text:span><text:span text:style-name="T1">&lt;TEXT&gt; </text:span></text:p>
      <text:p text:style-name="Standard"><text:span text:style-name="T1">||iti vṛṣasārasaṃgrahe jīvanirṇayo nāmādhyāyaḥ pañcadaśamaḥ||</text:span></text:p>
      <text:p text:style-name="P1"><text:soft-page-break/></text:p>
      <text:p text:style-name="Standard"><text:span text:style-name="T1">*** 16 ***</text:span></text:p>
      <text:p text:style-name="Standard"><text:span text:style-name="T1"><text:s/>ṣoḍaśamo 'dhyāyaḥ <text:s/>yogasadbhāvanirṇayaḥ </text:span></text:p>
      <text:p text:style-name="Standard"><text:span text:style-name="T1">devy uvāca| </text:span></text:p>
      <text:p text:style-name="Standard"><text:span text:style-name="T1">adhunā śrotum icchāmi yogasadbhāvanirṇayam| <text:s text:c="7"/></text:span><text:span text:style-name="T1"><text:note text:id="ftn1405" text:note-class="footnote"><text:note-citation>1405</text:note-citation><text:note-body><text:p text:style-name="Footnote">1 Å <text:s/>435.jpg line 2; 448.jpg line 2; <text:s text:c="21"/>220.jpg lower image line 5. <text:s text:c="21"/>This chapter is missing in .$ </text:p></text:note-body></text:note></text:span><text:span text:style-name="T1"><text:s text:c="8"/></text:span><text:span text:style-name="T1"><text:note text:id="ftn1406" text:note-class="footnote"><text:note-citation>1406</text:note-citation><text:note-body><text:p text:style-name="Footnote">) 1b <text:span text:style-name="T2">°nirṇayam] </text:span><text:s text:c="2"/>CaCbNa; °nirṇayaḥ Ed</text:p></text:note-body></text:note></text:span></text:p>
      <text:p text:style-name="Standard"><text:span text:style-name="T1">karaṇaṃ ca yathānyāyaṃ kathayasva sureśvara||16-1|| <text:s text:c="7"/></text:span><text:span text:style-name="T1"><text:note text:id="ftn1407" text:note-class="footnote"><text:note-citation>1407</text:note-citation><text:note-body><text:p text:style-name="Footnote">) 1c <text:span text:style-name="T2">karaṇaṃ] </text:span><text:s text:c="2"/>CaCbNa; karaṇaś Ed</text:p></text:note-body></text:note></text:span><text:span text:style-name="T1"><text:s text:c="8"/></text:span><text:span text:style-name="T1"><text:note text:id="ftn1408" text:note-class="footnote"><text:note-citation>1408</text:note-citation><text:note-body><text:p text:style-name="Footnote">) 1d <text:span text:style-name="T2">sureśvara] </text:span><text:s text:c="2"/>CaCbNa; sureśvaraḥ Ed</text:p></text:note-body></text:note></text:span></text:p>
      <text:p text:style-name="Standard"><text:span text:style-name="T1">īśvara uvāca| <text:s text:c="8"/></text:span><text:span text:style-name="T1"><text:note text:id="ftn1409" text:note-class="footnote"><text:note-citation>1409</text:note-citation><text:note-body><text:p text:style-name="Footnote">) 2 <text:span text:style-name="T2">īśvara] </text:span><text:s text:c="2"/>CaCb; sureśa Na, bhagavān Ed</text:p></text:note-body></text:note></text:span></text:p>
      <text:p text:style-name="Standard"><text:span text:style-name="T1">śṛṇu devi pravakṣyāmi yogasadbhāvam uttamam|</text:span></text:p>
      <text:p text:style-name="Standard"><text:span text:style-name="T1">yaṃ viditvā na paśyanti janāḥ saṃsārabandhanam||16-2||</text:span></text:p>
      <text:p text:style-name="Standard"><text:span text:style-name="T1">brahmahā gurutalpī vā surāpasteya eva vā| <text:s text:c="7"/></text:span><text:span text:style-name="T1"><text:note text:id="ftn1410" text:note-class="footnote"><text:note-citation>1410</text:note-citation><text:note-body><text:p text:style-name="Footnote">) 3b <text:span text:style-name="T2">vā] </text:span><text:s text:c="2"/>CbNa; <text:s text:c="16"/>vā Ca, <text:s/>ca Ed</text:p></text:note-body></text:note></text:span></text:p>
      <text:p text:style-name="Standard"><text:span text:style-name="T1">athavā saṃkare jātas tat sarvam apanodati||16-3|| <text:s text:c="7"/></text:span><text:span text:style-name="T1"><text:note text:id="ftn1411" text:note-class="footnote"><text:note-citation>1411</text:note-citation><text:note-body><text:p text:style-name="Footnote">) 3c <text:span text:style-name="T2">saṃkare] </text:span><text:s text:c="2"/>Na; śṛṅkare Ca, śaṅkare CbEd</text:p></text:note-body></text:note></text:span><text:span text:style-name="T1"><text:s text:c="8"/></text:span><text:span text:style-name="T1"><text:note text:id="ftn1412" text:note-class="footnote"><text:note-citation>1412</text:note-citation><text:note-body><text:p text:style-name="Footnote">) 3d <text:span text:style-name="T2">tat sarvam] </text:span><text:s text:c="2"/>CaCbNa; tasarvam Ed</text:p></text:note-body></text:note></text:span></text:p>
      <text:p text:style-name="Standard"><text:span text:style-name="T1">muhūrtārdhe muhūrte vā prāṇāyāmaparāyaṇaḥ| <text:s text:c="7"/></text:span><text:span text:style-name="T1"><text:note text:id="ftn1413" text:note-class="footnote"><text:note-citation>1413</text:note-citation><text:note-body><text:p text:style-name="Footnote">) 4a <text:span text:style-name="T2">muhūrtārdhe muhūrte vā] </text:span><text:s text:c="2"/>Ca; <text:s text:c="15"/>muhūrtārdhe vā Cb, <text:s text:c="15"/>muhūrttārddha muhūrte vā Na, <text:s text:c="15"/>muhūrtārdhamuhūrtaṃ ca Ed</text:p></text:note-body></text:note></text:span><text:span text:style-name="T1"><text:s text:c="8"/></text:span><text:span text:style-name="T1"><text:note text:id="ftn1414" text:note-class="footnote"><text:note-citation>1414</text:note-citation><text:note-body><text:p text:style-name="Footnote">4 Å cf.16.10. <text:s/>$</text:p></text:note-body></text:note></text:span></text:p>
      <text:p text:style-name="Standard"><text:span text:style-name="T1">dhyeyaṃ cintayamānasya tatpāpaṃ kṣīyate narāt||16-4|| <text:s text:c="7"/></text:span><text:span text:style-name="T1"><text:note text:id="ftn1415" text:note-class="footnote"><text:note-citation>1415</text:note-citation><text:note-body><text:p text:style-name="Footnote">) 4c <text:span text:style-name="T2">dhyeyaṃ] </text:span><text:s text:c="2"/>Ca; dheyañ Cb, dhyeya NaEd</text:p></text:note-body></text:note></text:span><text:span text:style-name="T1"><text:s text:c="8"/></text:span><text:span text:style-name="T1"><text:note text:id="ftn1416" text:note-class="footnote"><text:note-citation>1416</text:note-citation><text:note-body><text:p text:style-name="Footnote">) 4d <text:span text:style-name="T2">narāt] </text:span><text:s text:c="2"/>CbNa; narān CaEd</text:p></text:note-body></text:note></text:span><text:span text:style-name="T1"><text:s text:c="8"/></text:span><text:span text:style-name="T1"><text:note text:id="ftn1417" text:note-class="footnote"><text:note-citation>1417</text:note-citation><text:note-body><text:p text:style-name="Footnote">4 Å Cf.a citation in Kauá¹‡á¸inya's commentary ad 5.24: $ <text:s text:c="15"/>muhÅ«rtÄrdhaá¹ƒ muhÅ«rtaá¹ƒ vÄ prÄá¹‡ÄyÄmÄntare 'pi vÄ| <text:s text:c="16"/>dhyeyaá¹ƒ cintayamÄnas tu pÄpaá¹ƒ ká¹£apayate naraá¸¥|| </text:p></text:note-body></text:note></text:span></text:p>
      <text:p text:style-name="Standard"><text:span text:style-name="T1">na yamo nāntakaḥ kruddho na mṛtyur bhīmavigrahaḥ| <text:s text:c="7"/></text:span><text:span text:style-name="T1"><text:note text:id="ftn1418" text:note-class="footnote"><text:note-citation>1418</text:note-citation><text:note-body><text:p text:style-name="Footnote">) 5b <text:span text:style-name="T2">mṛtyur] </text:span><text:s text:c="2"/>CaCbEd; mṛtyu Na â€¢ <text:s text:c="17"/><text:span text:style-name="T2">bhīmavigrahaḥ] </text:span><text:s text:c="2"/>CaCbNa; <text:s text:c="23"/>nāpavigrahaḥ Ed</text:p></text:note-body></text:note></text:span><text:span text:style-name="T1"><text:s text:c="16"/></text:span><text:span text:style-name="T1"><text:note text:id="ftn1419" text:note-class="footnote"><text:note-citation>1419</text:note-citation><text:note-body><text:p text:style-name="Footnote">5b Å MBh 12.289.25ab: $ na yamo nÄntakaá¸¥ kruddho na má¹›tyur bhÄ«mavikramaá¸¥</text:p></text:note-body></text:note></text:span></text:p>
      <text:p text:style-name="Standard"><text:span text:style-name="T1">nāviśanti mahātmāno yogino balavattarāḥ||16-5|| <text:s text:c="7"/></text:span><text:span text:style-name="T1"><text:note text:id="ftn1420" text:note-class="footnote"><text:note-citation>1420</text:note-citation><text:note-body><text:p text:style-name="Footnote">) 5c <text:span text:style-name="T2">nāviśanti] </text:span><text:s text:c="2"/>CaCbNa; <text:s text:c="24"/>viśanti sma Ed</text:p></text:note-body></text:note></text:span><text:span text:style-name="T1"><text:s text:c="8"/></text:span><text:span text:style-name="T1"><text:note text:id="ftn1421" text:note-class="footnote"><text:note-citation>1421</text:note-citation><text:note-body><text:p text:style-name="Footnote">) 5d <text:span text:style-name="T2">balavattarāḥ] </text:span><text:s text:c="2"/>CaCbNa; <text:s text:c="24"/>varavattarā Ed</text:p></text:note-body></text:note></text:span></text:p>
      <text:p text:style-name="Standard"><text:span text:style-name="T1">yathā vai sarvadhātūnāṃ doṣān dahyanti dhamyatām| <text:s text:c="7"/></text:span><text:span text:style-name="T1"><text:note text:id="ftn1422" text:note-class="footnote"><text:note-citation>1422</text:note-citation><text:note-body><text:p text:style-name="Footnote">) 6b <text:span text:style-name="T2">doṣān dahyanti] </text:span><text:s text:c="2"/><text:span text:style-name="T3">corr. </text:span>&lt;/i&gt;; doṣāṃ dahyanti CbNaEd, <text:s text:c="47"/>doṣāṃ dahyanti Ca â€¢ <text:s text:c="16"/><text:span text:style-name="T2">dhamyatām] </text:span><text:s text:c="2"/><text:span text:style-name="T3">eme. </text:span>&lt;/i&gt;; dhāmyatām CaCbNaEd</text:p></text:note-body></text:note></text:span></text:p>
      <text:p text:style-name="Standard"><text:span text:style-name="T1">tathā pāpāḥ pradahyante dhruvaṃ prāṇasya nigrahāt||16-6|| <text:s text:c="7"/></text:span><text:span text:style-name="T1"><text:note text:id="ftn1423" text:note-class="footnote"><text:note-citation>1423</text:note-citation><text:note-body><text:p text:style-name="Footnote">) 6c <text:span text:style-name="T2">pāpāḥ] </text:span><text:s text:c="2"/>CaCbNa; pāpaḥ Ed</text:p></text:note-body></text:note></text:span></text:p>
      <text:p text:style-name="Standard"><text:span text:style-name="T1">aśvamedhasahasraṃ ca rājasūyaśataṃ tathā|</text:span></text:p>
      <text:p text:style-name="Standard"><text:span text:style-name="T1">prāṇāyāmaśataṃ caiva na tattulyaṃ kadācana||16-7||</text:span></text:p>
      <text:p text:style-name="Standard"><text:span text:style-name="T1">yajñena devān āpnoti rājyaṃ vai tapasaḥ phalam| <text:s text:c="7"/></text:span><text:span text:style-name="T1"><text:note text:id="ftn1424" text:note-class="footnote"><text:note-citation>1424</text:note-citation><text:note-body><text:p text:style-name="Footnote">8 Å AgnipurÄá¹‡a 378.1: $ <text:s text:c="16"/>yajÃ±aiÅ› ca devÄn Äpnoti vairÄjaá¹ƒ(?)tapasÄ padam| <text:s text:c="15"/>brahmaá¹‡aá¸¥ karmasannyÄsÄd vairÄgyÄt praká¹›tau layam|| <text:s text:c="15"/>Å Maskarin's commentary CHECK ad GautamadharmasÅ«tra 3.1: $ <text:s text:c="23"/>yajÃ±ena devÄn Äpnoti vairÄjaá¹ƒ(!)tapasÄ punaá¸¥| <text:s text:c="23"/>saá¹ƒnyÄsÄd brahmaá¹‡aá¸¥ sthÄnaá¹ƒ vairÄgyÄt praká¹›tau layam||</text:p></text:note-body></text:note></text:span></text:p>
      <text:p text:style-name="Standard"><text:span text:style-name="T1">saṃnyāsād brahmaṇaḥ sthānaṃ vairāgyāt prakṛtau layam||16-8|| <text:s text:c="7"/></text:span><text:span text:style-name="T1"><text:note text:id="ftn1425" text:note-class="footnote"><text:note-citation>1425</text:note-citation><text:note-body><text:p text:style-name="Footnote">) 8d <text:span text:style-name="T2">vairāgyāt] </text:span><text:s text:c="2"/>CaNaEd; <text:s text:c="21"/>mahātmāno Cb(&lt;SKT&gt;eyeskip to 16.5c?&lt;/SKT&gt;) â€¢ <text:s text:c="16"/><text:span text:style-name="T2">prakṛtau layam] </text:span><text:s text:c="2"/><text:span text:style-name="T3">eme. </text:span>&lt;/i&gt;; prakṛtālayam CaCbNaEd</text:p></text:note-body></text:note></text:span><text:span text:style-name="T1"><text:s text:c="17"/></text:span><text:span text:style-name="T1"><text:note text:id="ftn1426" text:note-class="footnote"><text:note-citation>1426</text:note-citation><text:note-body><text:p text:style-name="Footnote">8cd Åcf.11.27ab above: $ sÄvitrÄ« praká¹›tau layaá¸¥</text:p></text:note-body></text:note></text:span></text:p>
      <text:p text:style-name="Standard"><text:span text:style-name="T1">jñānāt prāpnoti kaivalyaṃ paraṃ brahma sanātanam|</text:span></text:p>
      <text:p text:style-name="Standard"><text:soft-page-break/><text:span text:style-name="T1">ity etā gatayaḥ pañca vidhivat parikīrtitāḥ||16-9||</text:span></text:p>
      <text:p text:style-name="Standard"><text:span text:style-name="T1">muhūrtārdhaṃ muhūrtaṃ vā yogaṃ yuñjīta yogavit| <text:s text:c="7"/></text:span><text:span text:style-name="T1"><text:note text:id="ftn1427" text:note-class="footnote"><text:note-citation>1427</text:note-citation><text:note-body><text:p text:style-name="Footnote">) 10a <text:span text:style-name="T2">muhūrtārdhaṃ muhūrtaṃ] </text:span><text:s text:c="2"/>CaCb; <text:s text:c="24"/>muhūrtārddha muhūrttaṃ Na, <text:s text:c="25"/>muhūrtārdha muhūrtaṃ Ed</text:p></text:note-body></text:note></text:span><text:span text:style-name="T1"><text:s text:c="8"/></text:span><text:span text:style-name="T1"><text:note text:id="ftn1428" text:note-class="footnote"><text:note-citation>1428</text:note-citation><text:note-body><text:p text:style-name="Footnote">10 Å cf.16.4. <text:s/>$</text:p></text:note-body></text:note></text:span></text:p>
      <text:p text:style-name="Standard"><text:span text:style-name="T1">nistaret sarvapāpāni amṛtatvaṃ ca gacchati||16-10|| <text:s text:c="7"/></text:span><text:span text:style-name="T1"><text:note text:id="ftn1429" text:note-class="footnote"><text:note-citation>1429</text:note-citation><text:note-body><text:p text:style-name="Footnote">) 10c <text:span text:style-name="T2">nistaret] </text:span><text:s text:c="2"/>CbNaEd; <text:s text:c="23"/>vistaret Ca</text:p></text:note-body></text:note></text:span></text:p>
      <text:p text:style-name="Standard"><text:span text:style-name="T1">yuñjāno 'pi prayatnena yāvat tattvaṃ na vindati| <text:s text:c="7"/></text:span><text:span text:style-name="T1"><text:note text:id="ftn1430" text:note-class="footnote"><text:note-citation>1430</text:note-citation><text:note-body><text:p text:style-name="Footnote">) 11b <text:span text:style-name="T2">yāvat tattvaṃ na vindati] </text:span><text:s text:c="2"/>NaEd; <text:s text:c="15"/>yāvantanna vindati (&lt;i&gt;unmetrical&lt;/i&gt;)Ca, <text:s text:c="15"/>yāva tatvaṃ na vindati Cb</text:p></text:note-body></text:note></text:span></text:p>
      <text:p text:style-name="Standard"><text:span text:style-name="T1">brahmaloke dhruvaṃ vāso viṣṇuloke ca sundari||16-11|| <text:s text:c="7"/></text:span><text:span text:style-name="T1"><text:note text:id="ftn1431" text:note-class="footnote"><text:note-citation>1431</text:note-citation><text:note-body><text:p text:style-name="Footnote">) 11c <text:span text:style-name="T2">vāso] </text:span><text:s text:c="2"/>CaNaEd; <text:s text:c="23"/>vāsvā Cb</text:p></text:note-body></text:note></text:span></text:p>
      <text:p text:style-name="Standard"><text:span text:style-name="T1">bhuktvā karmasahasrāṇi sarvakāmasamanvitaḥ|</text:span></text:p>
      <text:p text:style-name="Standard"><text:span text:style-name="T1">kṣīṇapuṇye tato martye jāyate vipule kule||16-12|| <text:s text:c="7"/></text:span><text:span text:style-name="T1"><text:note text:id="ftn1432" text:note-class="footnote"><text:note-citation>1432</text:note-citation><text:note-body><text:p text:style-name="Footnote">) 12c <text:span text:style-name="T2">°puṇye] </text:span><text:s text:c="2"/>CaCb; °puṇyas NaEd â€¢ <text:s text:c="16"/><text:span text:style-name="T2">martye] </text:span><text:s text:c="2"/>CaCbNa; martyāṃ Ed</text:p></text:note-body></text:note></text:span></text:p>
      <text:p text:style-name="Standard"><text:span text:style-name="T1">yogam evābhiseveta pūrvajātismaro naraḥ|</text:span></text:p>
      <text:p text:style-name="Standard"><text:span text:style-name="T1">saṃsārārṇavam uttīrya sa śivatvam avāpnuyāt||16-13|| yogavidhiḥ </text:span></text:p>
      <text:p text:style-name="Standard"><text:span text:style-name="T1">devy uvāca| </text:span></text:p>
      <text:p text:style-name="Standard"><text:span text:style-name="T1">yogasya vidhim icchāmi śrotuṃ me puruṣottama| <text:s text:c="7"/></text:span><text:span text:style-name="T1"><text:note text:id="ftn1433" text:note-class="footnote"><text:note-citation>1433</text:note-citation><text:note-body><text:p text:style-name="Footnote">) 14b <text:span text:style-name="T2">me] </text:span><text:s text:c="2"/>CaCbEd; vai Na â€¢ <text:s text:c="16"/><text:span text:style-name="T2">puruṣottama] </text:span><text:s text:c="2"/>CaCbNa; puruṣottamaḥ Ed</text:p></text:note-body></text:note></text:span></text:p>
      <text:p text:style-name="Standard"><text:span text:style-name="T1">dhyānadhāraṇasiddhīnāṃ kathayasva sureśvara||16-14|| <text:s text:c="7"/></text:span><text:span text:style-name="T1"><text:note text:id="ftn1434" text:note-class="footnote"><text:note-citation>1434</text:note-citation><text:note-body><text:p text:style-name="Footnote">) 14c <text:span text:style-name="T2">°siddhīnāṃ] </text:span><text:s text:c="2"/>CaCbNa; °siddhānāṃ Ed</text:p></text:note-body></text:note></text:span><text:span text:style-name="T1"><text:s text:c="8"/></text:span><text:span text:style-name="T1"><text:note text:id="ftn1435" text:note-class="footnote"><text:note-citation>1435</text:note-citation><text:note-body><text:p text:style-name="Footnote">) 14d <text:span text:style-name="T2">sureśvara] </text:span><text:s text:c="2"/>CaCbNa; sureśvaraḥ Ed</text:p></text:note-body></text:note></text:span></text:p>
      <text:p text:style-name="Standard"><text:span text:style-name="T1">maheśvara uvāca| <text:s text:c="8"/></text:span><text:span text:style-name="T1"><text:note text:id="ftn1436" text:note-class="footnote"><text:note-citation>1436</text:note-citation><text:note-body><text:p text:style-name="Footnote">) 15a <text:span text:style-name="T2">maheśvara] </text:span><text:s text:c="2"/>CaCbNa; bhagavān Ed</text:p></text:note-body></text:note></text:span></text:p>
      <text:p text:style-name="Standard"><text:span text:style-name="T1">śṛṇu yogavidhiṃ vakṣye bhavapāśanikṛntanam|</text:span></text:p>
      <text:p text:style-name="Standard"><text:span text:style-name="T1">śucir ekāgracittas tu janaśabdavivarjite| <text:s text:c="7"/></text:span><text:span text:style-name="T1"><text:note text:id="ftn1437" text:note-class="footnote"><text:note-citation>1437</text:note-citation><text:note-body><text:p text:style-name="Footnote">) 15d <text:span text:style-name="T2">°cittas tu] </text:span><text:s text:c="2"/>CaNaEd; °cittasyastu Cb â€¢ <text:s text:c="18"/><text:span text:style-name="T2">jana°] </text:span><text:s text:c="2"/>CaCbNa; dhyāna° Ed â€¢ <text:s text:c="16"/><text:span text:style-name="T2">°vivarjite] </text:span><text:s text:c="2"/>Na; °vivarjitaḥ CaCb, <text:s text:c="47"/>°vivarjitam Ed</text:p></text:note-body></text:note></text:span><text:span text:style-name="T1"><text:s text:c="12"/></text:span></text:p>
      <text:p text:style-name="Standard"><text:span text:style-name="T1">tatrāsīnāsane yogī paramātmāna cintayet|| <text:s text:c="7"/></text:span><text:span text:style-name="T1"><text:note text:id="ftn1438" text:note-class="footnote"><text:note-citation>1438</text:note-citation><text:note-body><text:p text:style-name="Footnote">) 15f <text:span text:style-name="T2">°tmāna] </text:span><text:s text:c="2"/>CbNa; °tmānaṃ CaEd</text:p></text:note-body></text:note></text:span></text:p>
      <text:p text:style-name="Standard"><text:span text:style-name="T1">padmakaṃ svastikaṃ caiva niṣkalam añjalis tathā| <text:s text:c="7"/></text:span><text:span text:style-name="T1"><text:note text:id="ftn1439" text:note-class="footnote"><text:note-citation>1439</text:note-citation><text:note-body><text:p text:style-name="Footnote">) 16a <text:span text:style-name="T2">padmakaṃ] </text:span><text:s text:c="2"/>CbNaEd; padmaka Ca <text:s text:c="53"/>% niṣkalam añjali tathā <text:span text:style-name="T3">corr. </text:span>&lt;/i&gt;; <text:s text:c="12"/>16b <text:span text:style-name="T2">niṣkalam añjalis tathā] </text:span><text:s text:c="2"/>CaCb; <text:s text:c="24"/>niṣkalaṃ mañjalis tathā Na, <text:s text:c="23"/>niṣkalamakañjalintathā Ed</text:p></text:note-body></text:note></text:span></text:p>
      <text:p text:style-name="Standard"><text:span text:style-name="T1">ardhacandraṃ ca daṇḍaṃ ca paryaṅkaṃ bhadram eva ca||16-16|| <text:s text:c="7"/></text:span><text:span text:style-name="T1"><text:note text:id="ftn1440" text:note-class="footnote"><text:note-citation>1440</text:note-citation><text:note-body><text:p text:style-name="Footnote">) 16d <text:span text:style-name="T2">paryaṅkaṃ] </text:span><text:s text:c="2"/>CbNaEd; pa*ṅkaṃ Ca</text:p></text:note-body></text:note></text:span><text:span text:style-name="T1"><text:s text:c="8"/></text:span><text:span text:style-name="T1"><text:note text:id="ftn1441" text:note-class="footnote"><text:note-citation>1441</text:note-citation><text:note-body><text:p text:style-name="Footnote">16 Å cf.SarvajÃ±Änottara 27:9cd--10ab: $ <text:s text:c="16"/>padmakaá¹ƒ svastikaá¹ƒ vÄpi upasthÄÃ±jalikaá¹ƒ tathÄ|| <text:s text:c="16"/>pÄ«á¹­hÄrdham ardhacandraá¹ƒ vÄ sarvatobhadram eva vÄ|</text:p></text:note-body></text:note></text:span></text:p>
      <text:p text:style-name="Standard"><text:span text:style-name="T1">etadāsanabandhena baddhvā yogaṃ samabhyaset| <text:s text:c="7"/></text:span><text:span text:style-name="T1"><text:note text:id="ftn1442" text:note-class="footnote"><text:note-citation>1442</text:note-citation><text:note-body><text:p text:style-name="Footnote">) 17b <text:span text:style-name="T2">baddhvā yogaṃ] </text:span><text:s text:c="2"/>CaCbNa; baddhā yoga Ed</text:p></text:note-body></text:note></text:span></text:p>
      <text:p text:style-name="Standard"><text:span text:style-name="T1">samaṃ kāyaśirogrīvaṃ dhārayann acalasthitaḥ||16-17|| <text:s text:c="7"/></text:span><text:span text:style-name="T1"><text:note text:id="ftn1443" text:note-class="footnote"><text:note-citation>1443</text:note-citation><text:note-body><text:p text:style-name="Footnote">17cd Å MBh 6.28.13ab (BhG 6.13ab): $ samaá¹ƒ kÄyaÅ›irogrÄ«vaá¹ƒ dhÄrayann acalaá¹ƒ sthiraá¸¥</text:p></text:note-body></text:note></text:span></text:p>
      <text:p text:style-name="Standard"><text:span text:style-name="T1">pratyāhāras tathā dhyānaṃ prāṇāyāmaś ca dhāraṇā| <text:s text:c="7"/></text:span><text:span text:style-name="T1"><text:note text:id="ftn1444" text:note-class="footnote"><text:note-citation>1444</text:note-citation><text:note-body><text:p text:style-name="Standard">) 18a <text:span text:style-name="T2">pratyāhāras] </text:span><text:s text:c="2"/>CaCbNa; pratyahāras Ed â€¢ <text:s text:c="16"/><text:span text:style-name="T2">dhyānaṃ] </text:span><text:s text:c="2"/>CaCbEd; dhyāna Na</text:p><text:p text:style-name="Footnote"><text:s text:c="13"/>18b <text:span text:style-name="T2">prāṇāyāmaś] </text:span><text:s text:c="2"/>CaCbNa; prāṇāyāmañ Ed</text:p></text:note-body></text:note></text:span></text:p>
      <text:p text:style-name="Standard"><text:soft-page-break/><text:span text:style-name="T1">tarkaś caiva samādhiś ca ṣaḍaṅgo yoga ucyate||16-18|| <text:s text:c="4"/></text:span><text:span text:style-name="T1"><text:note text:id="ftn1445" text:note-class="footnote"><text:note-citation>1445</text:note-citation><text:note-body><text:p text:style-name="Footnote">18 Å = &lt;DhP&gt;DharmaputrikÄ&lt;/DhP&gt; 1.13 (with $ prÄá¹‡ÄyÄmo 'tha Å ) $ <text:s text:c="12"/>Å cf.SarvajÃ±Änottaravá¹›tti ad YogapÄda 27(?):1: $ <text:s text:c="13"/>yad uktaá¹ƒ Å›rÄ«manmataá¹…ge| <text:s text:c="15"/>prÄá¹‡ÄyÄmas tathÄ dhyÄnaá¹ƒ pratyÄhÄro 'tha dhÄraá¹‡am| <text:s text:c="15"/>tarkaÅ› caiva samÄdhiÅ› ca á¹£aá¸aá¹…go yoga uccyate iti||</text:p></text:note-body></text:note></text:span></text:p>
      <text:p text:style-name="Standard"><text:span text:style-name="T1">viṣayāsaktacittānām indriyāṇāṃ prati prati| <text:s text:c="7"/></text:span><text:span text:style-name="T1"><text:note text:id="ftn1446" text:note-class="footnote"><text:note-citation>1446</text:note-citation><text:note-body><text:p text:style-name="Footnote">) 19b <text:span text:style-name="T2">prati prati] </text:span><text:s text:c="2"/>CbNa; pratisrati Ca, pratiṣṭhati Ed</text:p></text:note-body></text:note></text:span></text:p>
      <text:p text:style-name="Standard"><text:span text:style-name="T1">manasākarṣayed yas tu pratyāhāraḥ sa ucyate||16-19|| <text:s text:c="7"/></text:span><text:span text:style-name="T1"><text:note text:id="ftn1447" text:note-class="footnote"><text:note-citation>1447</text:note-citation><text:note-body><text:p text:style-name="Footnote">) 19c <text:span text:style-name="T2">manasā] </text:span><text:s text:c="2"/>CaCbNa; manamā Ed</text:p></text:note-body></text:note></text:span><text:span text:style-name="T1"><text:s text:c="8"/></text:span><text:span text:style-name="T1"><text:note text:id="ftn1448" text:note-class="footnote"><text:note-citation>1448</text:note-citation><text:note-body><text:p text:style-name="Footnote">) 19d <text:span text:style-name="T2">pratyāhāraḥ sa] </text:span><text:s text:c="2"/>CaCbNa; pratyahāras tad Ed</text:p></text:note-body></text:note></text:span><text:span text:style-name="T1"><text:s text:c="8"/></text:span><text:span text:style-name="T1"><text:note text:id="ftn1449" text:note-class="footnote"><text:note-citation>1449</text:note-citation><text:note-body><text:p text:style-name="Footnote">19 Å &lt;DhP&gt;DharmaputrikÄ&lt;/DhP&gt; 1.14: $ <text:s text:c="16"/>viá¹£ayeá¹£v atisaktÄni indriyÄá¹‡i prati prati| <text:s text:c="15"/>cittenÄkará¹£aá¹‡aá¹ƒ yatra pratyÄhÄraá¸¥ sa ucyate||</text:p></text:note-body></text:note></text:span></text:p>
      <text:p text:style-name="Standard"><text:span text:style-name="T1">śabdādiviṣayān devi vartulīkṛtya dhārayet| <text:s text:c="7"/></text:span><text:span text:style-name="T1"><text:note text:id="ftn1450" text:note-class="footnote"><text:note-citation>1450</text:note-citation><text:note-body><text:p text:style-name="Footnote">) 20a <text:span text:style-name="T2">°viṣayān] </text:span><text:s text:c="2"/>CaNaEd; viṣayā Cb</text:p></text:note-body></text:note></text:span><text:span text:style-name="T1"><text:s text:c="8"/></text:span><text:span text:style-name="T1"><text:note text:id="ftn1451" text:note-class="footnote"><text:note-citation>1451</text:note-citation><text:note-body><text:p text:style-name="Footnote">20 Å cf.&lt;DhP&gt;DharmaputrikÄ&lt;/DhP&gt; 1.16cd: <text:s text:c="16"/>$ ekatra vartulÄ«ká¹›tya dhyeye vastuni yojayet </text:p></text:note-body></text:note></text:span></text:p>
      <text:p text:style-name="Standard"><text:span text:style-name="T1">vītarāgaḥ samādhistho dhyeye vastuni yojayet||16-20|| <text:s text:c="7"/></text:span><text:span text:style-name="T1"><text:note text:id="ftn1452" text:note-class="footnote"><text:note-citation>1452</text:note-citation><text:note-body><text:p text:style-name="Standard">) 20c <text:span text:style-name="T2">vītarāgaḥ] </text:span><text:s text:c="2"/>Ca; vītarāga° CbNaEd</text:p><text:p text:style-name="Footnote"><text:s text:c="13"/>20d <text:span text:style-name="T2">dhyeye vastu] </text:span><text:s text:c="2"/>CbNa; dhyeyastu Ca, dhyeyavastu Ed</text:p></text:note-body></text:note></text:span></text:p>
      <text:p text:style-name="Standard"><text:span text:style-name="T1">ātmā dhyātā mano dhyānaṃ dhyeyaḥ śuddhaḥ paraḥ śivaḥ| <text:s text:c="7"/></text:span><text:span text:style-name="T1"><text:note text:id="ftn1453" text:note-class="footnote"><text:note-citation>1453</text:note-citation><text:note-body><text:p text:style-name="Footnote">) 21a <text:span text:style-name="T2">ātmā] </text:span><text:s text:c="2"/>CaCbNa; ātma Ed</text:p></text:note-body></text:note></text:span><text:span text:style-name="T1"><text:s text:c="8"/></text:span><text:span text:style-name="T1"><text:note text:id="ftn1454" text:note-class="footnote"><text:note-citation>1454</text:note-citation><text:note-body><text:p text:style-name="Footnote">) 21b <text:span text:style-name="T2">paraḥ śivaḥ] </text:span><text:s text:c="2"/>CbNa; paraśivaḥ CaEd(&lt;i&gt;unmetrical&lt;/i&gt;)</text:p></text:note-body></text:note></text:span><text:span text:style-name="T1"><text:s text:c="8"/></text:span><text:span text:style-name="T1"><text:note text:id="ftn1455" text:note-class="footnote"><text:note-citation>1455</text:note-citation><text:note-body><text:p text:style-name="Footnote">21 ÅSarvajÃ±Änottara YogapÄda 27(?):4: $ <text:s text:c="14"/>ÄtmÄ dhyÄtÄ mano dhyÄnaá¹ƒ dhyeyaá¸¥ sÅ«ká¹£mo maheÅ›varaá¸¥| <text:s text:c="14"/>yat paraá¹ƒ paramaiÅ›varyam etad dhyÄnaprayojanam|| <text:s text:c="14"/>Å AgnipurÄá¹‡a 165.22cd: $ <text:s text:c="15"/>ÄtmÄ dhyÄtÄ mano dhyÄnaá¹ƒ dhyeyo viá¹£á¹‡uá¸¥ phalaá¹ƒ hariá¸¥ <text:s text:c="15"/>Å &lt;DhP&gt;DharmaputrikÄ&lt;/DhP&gt; 1.18: $ <text:s text:c="15"/>dhyeyaá¸¥ Å›ivo dhyÄtá¹› mano dhyÄnam ekÄgracittatÄ| <text:s text:c="15"/>duá¸¥khahÄnir guá¹‡aiÅ›varyaá¹ƒ svÄtantryaÃ± ca prayojanam||</text:p></text:note-body></text:note></text:span></text:p>
      <text:p text:style-name="Standard"><text:span text:style-name="T1">yat paraṃ paramaiśvaryam ekaṃ tatra prayojanam||16-21||</text:span></text:p>
      <text:p text:style-name="Standard"><text:span text:style-name="T1">pūrakaḥ kumbhakaś caiva recakas tadanantaram| <text:s text:c="7"/></text:span><text:span text:style-name="T1"><text:note text:id="ftn1456" text:note-class="footnote"><text:note-citation>1456</text:note-citation><text:note-body><text:p text:style-name="Footnote">22 = Å &lt;DhP&gt;DharmaputrikÄ&lt;/DhP&gt; 1.19ab (with $ caivaÅ for $ cetiÅ )$ </text:p></text:note-body></text:note></text:span></text:p>
      <text:p text:style-name="Standard"><text:span text:style-name="T1">praśāntaś ceti vikhyātaḥ prāṇāyāmaś caturvidhaḥ||16-22|| <text:s text:c="7"/></text:span><text:span text:style-name="T1"><text:note text:id="ftn1457" text:note-class="footnote"><text:note-citation>1457</text:note-citation><text:note-body><text:p text:style-name="Footnote">) 22c <text:span text:style-name="T2">praśāntaś] </text:span><text:s text:c="2"/>CbNaEd; praśāntaś Ca â€¢ <text:s text:c="16"/><text:span text:style-name="T2">vikhyātaḥ] </text:span><text:s text:c="2"/>CaCbEd; vikhyātaḥ Na</text:p></text:note-body></text:note></text:span><text:span text:style-name="T1"><text:s text:c="8"/></text:span><text:span text:style-name="T1"><text:note text:id="ftn1458" text:note-class="footnote"><text:note-citation>1458</text:note-citation><text:note-body><text:p text:style-name="Footnote">) 22d <text:span text:style-name="T2">caturvidhaḥ] </text:span><text:s text:c="2"/>CaCbNa; caturvidhāḥ Ed</text:p></text:note-body></text:note></text:span><text:span text:style-name="T1"><text:s text:c="8"/></text:span><text:span text:style-name="T1"><text:note text:id="ftn1459" text:note-class="footnote"><text:note-citation>1459</text:note-citation><text:note-body><text:p text:style-name="Footnote">22cd Å See NiÅ›vÄsaNaya 4:113: $ <text:s text:c="15"/>nÄbhyÄá¹ƒ há¹›dayasaá¹ƒcÄrÄn manaÅ› cendriyagocarÄt| <text:s text:c="15"/>prÄá¹‡ÄyÄmaÅ› caturthas tu supraÅ›Äntas tu viÅ›rutaá¸¥|| <text:s text:c="16"/>Å See also Svaccandatantra 7.298ab: $ <text:s text:c="15"/>prÄá¹‡ÄyÄmaÅ› caturthas tu supraÅ›Änta iti Å›rutaá¸¥</text:p></text:note-body></text:note></text:span><text:span text:style-name="T1"><text:s/></text:span></text:p>
      <text:p text:style-name="Standard"><text:span text:style-name="T1">pūrake sthāpayed vahniṃ pādāṅguṣṭhena buddhimān| <text:s text:c="7"/></text:span><text:span text:style-name="T1"><text:note text:id="ftn1460" text:note-class="footnote"><text:note-citation>1460</text:note-citation><text:note-body><text:p text:style-name="Footnote">) 23a <text:span text:style-name="T2">pūrake] </text:span><text:s text:c="2"/><text:span text:style-name="T3">eme. </text:span>&lt;/i&gt;; pūrakaḥ CaCbNaEd â€¢ <text:s text:c="16"/><text:span text:style-name="T2">vahniṃ] </text:span><text:s text:c="2"/>CaCbNa; <text:s/>vahni Ed</text:p></text:note-body></text:note></text:span><text:span text:style-name="T1"><text:s text:c="8"/></text:span><text:span text:style-name="T1"><text:note text:id="ftn1461" text:note-class="footnote"><text:note-citation>1461</text:note-citation><text:note-body><text:p text:style-name="Footnote">) 23b <text:span text:style-name="T2">°ṣṭhena] </text:span><text:s text:c="2"/>CaCbEd; °ṣṭheṣu Na </text:p></text:note-body></text:note></text:span></text:p>
      <text:p text:style-name="Standard"><text:span text:style-name="T1">kumbhakena virudhyeta dahyamānaṃ vicintayet||16-23|| <text:s text:c="7"/></text:span><text:span text:style-name="T1"><text:note text:id="ftn1462" text:note-class="footnote"><text:note-citation>1462</text:note-citation><text:note-body><text:p text:style-name="Footnote">) 23cd <text:span text:style-name="T2">virudhyeta dahyamānaṃ] </text:span><text:s text:c="2"/>CaCbNa; <text:s text:c="23"/>nirudhyeta daihyamāna Ed</text:p></text:note-body></text:note></text:span></text:p>
      <text:p text:style-name="Standard"><text:span text:style-name="T1">bhasmībhūtaṃ tathātmānaṃ recakena vicintayet|</text:span></text:p>
      <text:p text:style-name="Standard"><text:span text:style-name="T1">śuddhadehas tataś cātmā śuddhasphaṭikanirmalaḥ||16-24||</text:span></text:p>
      <text:p text:style-name="Standard"><text:span text:style-name="T1">tālaśabdās tu nirvāṇaṃ daśa dve ca prakīrtitaḥ| <text:s text:c="7"/></text:span><text:span text:style-name="T1"><text:note text:id="ftn1463" text:note-class="footnote"><text:note-citation>1463</text:note-citation><text:note-body><text:p text:style-name="Footnote">) 25a <text:span text:style-name="T2">tālaśabdā°] </text:span><text:s text:c="2"/><text:span text:style-name="T3">eme. </text:span>&lt;/i&gt;; tālāśabda° CaCbNaEd â€¢ <text:s text:c="16"/><text:span text:style-name="T2">nirvāṇaṃ] </text:span><text:s text:c="2"/>CaCbEd; nirvāṇa Na</text:p></text:note-body></text:note></text:span></text:p>
      <text:p text:style-name="Standard"><text:span text:style-name="T1">prāṇāyāmān na saṃdeho dviguṇā dhāraṇā smṛtā||16-25|| <text:s text:c="7"/></text:span><text:span text:style-name="T1"><text:note text:id="ftn1464" text:note-class="footnote"><text:note-citation>1464</text:note-citation><text:note-body><text:p text:style-name="Standard">) 25c <text:span text:style-name="T2">prāṇāyāmān] </text:span><text:s text:c="2"/>CaNaEd; prāṇāyān Cb</text:p><text:p text:style-name="Footnote"><text:s text:c="13"/>25d <text:span text:style-name="T2">smṛtā] </text:span><text:s text:c="2"/>CaCbNa; smṛtāḥ Ed </text:p></text:note-body></text:note></text:span></text:p>
      <text:p text:style-name="Standard"><text:soft-page-break/><text:span text:style-name="T1">yoge tu triguṇā proktā saṃkrame ca caturguṇā| <text:s text:c="7"/></text:span><text:span text:style-name="T1"><text:note text:id="ftn1465" text:note-class="footnote"><text:note-citation>1465</text:note-citation><text:note-body><text:p text:style-name="Footnote">) 26a <text:span text:style-name="T2">°guṇā] </text:span><text:s text:c="2"/>CaCbEd; °guṇāḥ Na <text:s text:c="12"/>26ab <text:span text:style-name="T2">proktā saṃkrame ca caturguṇā] </text:span><text:s text:c="2"/>CaCb; <text:s text:c="25"/>proktāḥ saṃkrame ca caturguṇā Na, <text:s text:c="24"/>proktāḥ saṃkrameṇa caturguṇāḥ Ed</text:p></text:note-body></text:note></text:span></text:p>
      <text:p text:style-name="Standard"><text:span text:style-name="T1">! tathotkrāntau pañcaguṇā yogasiddhis tu ṣaḍguṇā||16-26|| <text:s text:c="7"/></text:span><text:span text:style-name="T1"><text:note text:id="ftn1466" text:note-class="footnote"><text:note-citation>1466</text:note-citation><text:note-body><text:p text:style-name="Footnote">) 26c <text:span text:style-name="T2">tathotkrāntau] </text:span><text:s text:c="2"/>CaCbNa; tathākratau Ed</text:p></text:note-body></text:note></text:span><text:span text:style-name="T1"><text:s text:c="8"/></text:span><text:span text:style-name="T1"><text:note text:id="ftn1467" text:note-class="footnote"><text:note-citation>1467</text:note-citation><text:note-body><text:p text:style-name="Footnote">) 26d <text:span text:style-name="T2">ṣaḍguṇā] </text:span><text:s text:c="2"/><text:span text:style-name="T3">eme. </text:span>&lt;/i&gt;; ṣaḍguṇāḥ CaCbNaEd</text:p></text:note-body></text:note></text:span></text:p>
      <text:p text:style-name="Standard"><text:span text:style-name="T1">ṣaḍaṅgena samāyukto yogayuktas tu nityaśaḥ| <text:s text:c="7"/></text:span><text:span text:style-name="T1"><text:note text:id="ftn1468" text:note-class="footnote"><text:note-citation>1468</text:note-citation><text:note-body><text:p text:style-name="Footnote">) 27b <text:span text:style-name="T2">yogayuktas] </text:span><text:s text:c="2"/>CaCbNa; yogamuktas Ed</text:p></text:note-body></text:note></text:span></text:p>
      <text:p text:style-name="Standard"><text:span text:style-name="T1">mānaso yaugapadyaś ca dvirūpo yoga ucyate||16-27|| <text:s text:c="7"/></text:span><text:span text:style-name="T1"><text:note text:id="ftn1469" text:note-class="footnote"><text:note-citation>1469</text:note-citation><text:note-body><text:p text:style-name="Footnote">) 27cd <text:span text:style-name="T2">yaugapadyaś ca dvirūpo] </text:span><text:s text:c="2"/>Na; <text:s text:c="16"/>yaugapadyaś ca *i** Ca, <text:s text:c="15"/>yogapadyaś ca dvirūpo Cb, <text:s text:c="15"/>yogapadyañ ca dvirūpo Ed</text:p></text:note-body></text:note></text:span><text:span text:style-name="T1"><text:s text:c="8"/></text:span><text:span text:style-name="T1"><text:note text:id="ftn1470" text:note-class="footnote"><text:note-citation>1470</text:note-citation><text:note-body><text:p text:style-name="Footnote">27cd = Å &lt;DhP&gt;DharmaputrikÄ&lt;/DhP&gt; 1.54ab.$ </text:p></text:note-body></text:note></text:span></text:p>
      <text:p text:style-name="Standard"><text:span text:style-name="T1">akṛtvā prāṇasaṃrodhaṃ manasaikena kevalam| <text:s text:c="7"/></text:span><text:span text:style-name="T1"><text:note text:id="ftn1471" text:note-class="footnote"><text:note-citation>1471</text:note-citation><text:note-body><text:p text:style-name="Footnote">) 28a <text:span text:style-name="T2">°saṃrodhaṃ] </text:span><text:s text:c="2"/>CaEd; °saṃrodha CbNa</text:p></text:note-body></text:note></text:span><text:span text:style-name="T1"><text:s text:c="8"/></text:span><text:span text:style-name="T1"><text:note text:id="ftn1472" text:note-class="footnote"><text:note-citation>1472</text:note-citation><text:note-body><text:p text:style-name="Footnote">) 28b <text:span text:style-name="T2">manasaikena] </text:span><text:s text:c="2"/>CbEd; manasekena CaNa</text:p></text:note-body></text:note></text:span></text:p>
      <text:p text:style-name="Standard"><text:span text:style-name="T1">dhyāyeta paramaṃ sūkṣmaṃ sa yogo mānasaḥ smṛtaḥ||16-28|| <text:s text:c="7"/></text:span><text:span text:style-name="T1"><text:note text:id="ftn1473" text:note-class="footnote"><text:note-citation>1473</text:note-citation><text:note-body><text:p text:style-name="Footnote">) 28c <text:span text:style-name="T2">sa yogo] </text:span><text:s text:c="2"/>CaNaEd; saṃyogo Cb â€¢ <text:s text:c="16"/><text:span text:style-name="T2">mānasaḥ] </text:span><text:s text:c="2"/>Ca&lt;corr&gt;pc&lt;/corr&gt;CbEd; mānasa Ca&lt;corr&gt;ac&lt;/corr&gt;Na â€¢ <text:s text:c="16"/><text:span text:style-name="T2">smṛtaḥ] </text:span><text:s text:c="2"/>CaCbNa; smṛtam Ed</text:p></text:note-body></text:note></text:span><text:span text:style-name="T1"><text:s text:c="8"/></text:span><text:span text:style-name="T1"><text:note text:id="ftn1474" text:note-class="footnote"><text:note-citation>1474</text:note-citation><text:note-body><text:p text:style-name="Footnote">28 = Å &lt;DhP&gt;DharmaputrikÄ&lt;/DhP&gt; 1.54cd--55ab.$ </text:p></text:note-body></text:note></text:span></text:p>
      <text:p text:style-name="Standard"><text:span text:style-name="T1">saṃyamya manasā prāṇaṃ prāṇāyāmān manas tathā| <text:s text:c="7"/></text:span><text:span text:style-name="T1"><text:note text:id="ftn1475" text:note-class="footnote"><text:note-citation>1475</text:note-citation><text:note-body><text:p text:style-name="Footnote">) 29a <text:span text:style-name="T2">prāṇaṃ] </text:span><text:s text:c="2"/>CaNaEd; <text:span text:style-name="T3">omitted in </text:span>Cb</text:p></text:note-body></text:note></text:span><text:span text:style-name="T1"><text:s text:c="8"/></text:span><text:span text:style-name="T1"><text:note text:id="ftn1476" text:note-class="footnote"><text:note-citation>1476</text:note-citation><text:note-body><text:p text:style-name="Footnote">) 29b <text:span text:style-name="T2">prāṇāyāmān] </text:span><text:s text:c="2"/><text:span text:style-name="T3">eme. </text:span>&lt;/i&gt;; <text:s text:c="15"/>prāṇāyāmām Ca, prāṇāyāmā Cb, prāṇāyāmaṃ Na, prāṇāyāmāt Ed</text:p></text:note-body></text:note></text:span></text:p>
      <text:p text:style-name="Standard"><text:span text:style-name="T1">evaṃ dhyāyet paraṃ sūkṣmaṃ yaugapadyaḥ sa ucyate||16-29|| <text:s text:c="7"/></text:span><text:span text:style-name="T1"><text:note text:id="ftn1477" text:note-class="footnote"><text:note-citation>1477</text:note-citation><text:note-body><text:p text:style-name="Footnote">) 29b <text:span text:style-name="T2">yauga°] </text:span><text:s text:c="2"/>CaCbEd; yoga° Na</text:p></text:note-body></text:note></text:span><text:span text:style-name="T1"><text:s text:c="8"/></text:span><text:span text:style-name="T1"><text:note text:id="ftn1478" text:note-class="footnote"><text:note-citation>1478</text:note-citation><text:note-body><text:p text:style-name="Footnote">29 Å &lt;DhP&gt;DharmaputrikÄ&lt;/DhP&gt; 1.55cd--56ab: $ <text:s text:c="15"/>saá¹ƒyamya manasÄ prÄá¹‡aá¹ƒ prÄá¹‡ÄyÄmair manas tathÄ| <text:s text:c="15"/>evaá¹ƒ dhyÄyet paraá¹ƒ sÅ«ká¹£maá¹ƒ yaugapadyaá¸¥ sa ucyate||</text:p></text:note-body></text:note></text:span><text:span text:style-name="T1"><text:s/>siddhilakṣaṇam </text:span></text:p>
      <text:p text:style-name="Standard"><text:span text:style-name="T1">siddhilakṣaṇa yogasya śṛṇu vakṣyāmi sundari| <text:s text:c="7"/></text:span><text:span text:style-name="T1"><text:note text:id="ftn1479" text:note-class="footnote"><text:note-citation>1479</text:note-citation><text:note-body><text:p text:style-name="Footnote">) 30a <text:span text:style-name="T2">siddhi°] </text:span><text:s text:c="2"/>CaCbNa; siddhir Ed</text:p></text:note-body></text:note></text:span></text:p>
      <text:p text:style-name="Standard"><text:span text:style-name="T1">śaṅkhabherīmṛdaṅgaś ca veṇudundubhir eva ca| <text:s text:c="7"/></text:span><text:span text:style-name="T1"><text:note text:id="ftn1480" text:note-class="footnote"><text:note-citation>1480</text:note-citation><text:note-body><text:p text:style-name="Footnote">) 30c <text:span text:style-name="T2">śaṅkhabherīmṛdaṅgaś ca] </text:span><text:s text:c="2"/>CbNaEd; <text:s text:c="15"/>śaṅkha*****ś ca Ca </text:p></text:note-body></text:note></text:span><text:span text:style-name="T1"><text:s text:c="8"/></text:span><text:span text:style-name="T1"><text:note text:id="ftn1481" text:note-class="footnote"><text:note-citation>1481</text:note-citation><text:note-body><text:p text:style-name="Footnote">) 30d <text:span text:style-name="T2">dundubhir eva] </text:span><text:s text:c="2"/>Ed; <text:s text:c="21"/>dundubhim eva CaCbNa</text:p></text:note-body></text:note></text:span></text:p>
      <text:p text:style-name="Standard"><text:span text:style-name="T1">tāḍitaṃ na ca vindeta yadā tanmayatāṃ gataḥ|| <text:s text:c="7"/></text:span><text:span text:style-name="T1"><text:note text:id="ftn1482" text:note-class="footnote"><text:note-citation>1482</text:note-citation><text:note-body><text:p text:style-name="Footnote">30 Å KulasÄra f.38r: $ <text:s text:c="16"/>Å›aá¹ƒkhabherÄ«má¹›daá¹ƒgaiÅ› ca vÄ«á¹‡Äveá¹‡uÅ›atair api| <text:s text:c="17"/>tÄá¸yamÄnair na vindeta yadÄ tanmayatÄá¹ƒ gataá¸¥||</text:p></text:note-body></text:note></text:span><text:span text:style-name="T1"><text:s text:c="8"/></text:span><text:span text:style-name="T1"><text:note text:id="ftn1483" text:note-class="footnote"><text:note-citation>1483</text:note-citation><text:note-body><text:p text:style-name="Footnote">30ef Å cf. NiÅ›vÄsaMukha 4:65: $ <text:s text:c="15"/>tÄá¸itaÃ± ca na vindeta caká¹£uá¹£Ä na ca paÅ›yati| <text:s text:c="15"/>divyadá¹›á¹£á¹­iá¸¥ prajÄyeta yadÄ tanmayatÄá¹… gataá¸¥||</text:p></text:note-body></text:note></text:span></text:p>
      <text:p text:style-name="Standard"><text:span text:style-name="T1">śītoṣṇaṃ sukhaduḥkhaṃ ca tṛṣṇābhukṣaṃ tathaiva ca| <text:s text:c="7"/></text:span><text:span text:style-name="T1"><text:note text:id="ftn1484" text:note-class="footnote"><text:note-citation>1484</text:note-citation><text:note-body><text:p text:style-name="Footnote">) 31b <text:span text:style-name="T2">tṛṣṇābhukṣaṃ] </text:span><text:s text:c="2"/>CaCbNa; <text:s text:c="37"/>tṛḍbubhukṣāṃ Ed</text:p></text:note-body></text:note></text:span></text:p>
      <text:p text:style-name="Standard"><text:span text:style-name="T1">vedanāṃ naiva jānāti yogasiddhas tu sundari||16-31|| <text:s text:c="7"/></text:span><text:span text:style-name="T1"><text:note text:id="ftn1485" text:note-class="footnote"><text:note-citation>1485</text:note-citation><text:note-body><text:p text:style-name="Footnote">) 31a <text:span text:style-name="T2">vedanāṃ] </text:span><text:s text:c="2"/>Na; vedanān CaCb, vedanā Ed</text:p></text:note-body></text:note></text:span><text:span text:style-name="T1"><text:s text:c="8"/></text:span><text:span text:style-name="T1"><text:note text:id="ftn1486" text:note-class="footnote"><text:note-citation>1486</text:note-citation><text:note-body><text:p text:style-name="Footnote">) 31b <text:span text:style-name="T2">°siddhas] </text:span><text:s text:c="2"/>CaNa; °siddhis Cb, °yuktas Ed</text:p></text:note-body></text:note></text:span></text:p>
      <text:p text:style-name="Standard"><text:span text:style-name="T1">eṣa yogavidhir devi tava pṛṣṭena sundari|</text:span></text:p>
      <text:p text:style-name="Standard"><text:span text:style-name="T1">kathito 'smi samāsena kim anyat kathayāmy aham||16-32||</text:span></text:p>
      <text:p text:style-name="Standard"><text:span text:style-name="T1">devy uvāca| </text:span></text:p>
      <text:p text:style-name="Standard"><text:span text:style-name="T1">vinā yogena deveśa saṃsāratāraṇaṃ mama| <text:s text:c="7"/></text:span><text:span text:style-name="T1"><text:note text:id="ftn1487" text:note-class="footnote"><text:note-citation>1487</text:note-citation><text:note-body><text:p text:style-name="Footnote">) 33b <text:span text:style-name="T2">saṃsāra°] </text:span><text:s text:c="2"/>CaCbEd; saṃsārāt Na</text:p></text:note-body></text:note></text:span><text:span text:style-name="T1"><text:s text:c="8"/></text:span><text:span text:style-name="T1"><text:note text:id="ftn1488" text:note-class="footnote"><text:note-citation>1488</text:note-citation><text:note-body><text:p text:style-name="Footnote">) 33b <text:span text:style-name="T2">deveśa] </text:span><text:s text:c="2"/>CbNaEd; veśa Ca</text:p></text:note-body></text:note></text:span></text:p>
      <text:p text:style-name="Standard"><text:span text:style-name="T1">kathayasva mahādeva nirvikalpakaraṃ manaḥ||16-33||</text:span></text:p>
      <text:p text:style-name="Standard"><text:soft-page-break/><text:span text:style-name="T1">maheśvara uvāca| <text:s text:c="8"/></text:span><text:span text:style-name="T1"><text:note text:id="ftn1489" text:note-class="footnote"><text:note-citation>1489</text:note-citation><text:note-body><text:p text:style-name="Footnote">) 34 <text:span text:style-name="T2">maheśvara] </text:span><text:s text:c="2"/>CaCb; deveśa Na; <text:s text:c="40"/>bhagavān Ed</text:p></text:note-body></text:note></text:span></text:p>
      <text:p text:style-name="Standard"><text:span text:style-name="T1">sadāśivas tu niśvāsa ūrdhvaśvāsaḥ paraḥ śivaḥ| <text:s text:c="7"/></text:span><text:span text:style-name="T1"><text:note text:id="ftn1490" text:note-class="footnote"><text:note-citation>1490</text:note-citation><text:note-body><text:p text:style-name="Footnote">) 34d <text:span text:style-name="T2">ūrdhva°] </text:span><text:s text:c="2"/>CaCbNa; arddha° Ed</text:p></text:note-body></text:note></text:span></text:p>
      <text:p text:style-name="Standard"><text:span text:style-name="T1">tayor madhye tu vijñeyaḥ paramātmā śivo 'vyayaḥ||16-34||</text:span></text:p>
      <text:p text:style-name="Standard"><text:span text:style-name="T1">dhyānayogaṃ na tasyāsti karaṇaṃ ca na vidyate|</text:span></text:p>
      <text:p text:style-name="Standard"><text:span text:style-name="T1">jñātamātreṇa mucyante kim anyat paripṛcchasi||16-35|| <text:s text:c="7"/></text:span><text:span text:style-name="T1"><text:note text:id="ftn1491" text:note-class="footnote"><text:note-citation>1491</text:note-citation><text:note-body><text:p text:style-name="Footnote">) 35c <text:span text:style-name="T2">jñāta°] </text:span><text:s text:c="2"/>CaCbNa; jñāna° Ed</text:p></text:note-body></text:note></text:span><text:span text:style-name="T1"><text:s text:c="8"/></text:span><text:span text:style-name="T1"><text:note text:id="ftn1492" text:note-class="footnote"><text:note-citation>1492</text:note-citation><text:note-body><text:p text:style-name="Footnote">) 35cd <text:span text:style-name="T2">mucyante kim] </text:span><text:s text:c="2"/>CbNaEd; <text:s text:c="32"/>mucyante*m Ca</text:p></text:note-body></text:note></text:span><text:span text:style-name="T1"><text:s/>pañca śāstrāṇi </text:span></text:p>
      <text:p text:style-name="Standard"><text:span text:style-name="T1">jñānam anyat pravakṣyāmi śṛṇu devi nibodha me|</text:span></text:p>
      <text:p text:style-name="Standard"><text:span text:style-name="T1">śāstrapañcasu yat proktaṃ śṛṇu saṃkṣepa nirṇayam| <text:s text:c="7"/></text:span><text:span text:style-name="T1"><text:note text:id="ftn1493" text:note-class="footnote"><text:note-citation>1493</text:note-citation><text:note-body><text:p text:style-name="Footnote">) 36d <text:span text:style-name="T2">saṃkṣepa] </text:span><text:s text:c="2"/>CbNaEd; saṃkṣepe Ca(&lt;i&gt;unmetrical&lt;/i&gt;)</text:p></text:note-body></text:note></text:span></text:p>
      <text:p text:style-name="Standard"><text:span text:style-name="T1">sāṃkhye yoge pañcarātre śaive vede ca nirmitam|| <text:s text:c="7"/></text:span><text:span text:style-name="T1"><text:note text:id="ftn1494" text:note-class="footnote"><text:note-citation>1494</text:note-citation><text:note-body><text:p text:style-name="Footnote">) 36e <text:span text:style-name="T2">sāṃkhye] </text:span><text:s text:c="2"/>CaCbNa; sāṃkhya° Ed â€¢ <text:s text:c="16"/><text:span text:style-name="T2">pañca°] </text:span><text:s text:c="2"/>CaCbEd; paca° Na </text:p></text:note-body></text:note></text:span><text:span text:style-name="T1"><text:s text:c="8"/></text:span><text:span text:style-name="T1"><text:note text:id="ftn1495" text:note-class="footnote"><text:note-citation>1495</text:note-citation><text:note-body><text:p text:style-name="Footnote">) 36f <text:span text:style-name="T2">śaive] </text:span><text:s text:c="2"/>CaCbNa; śaiva° Ed</text:p></text:note-body></text:note></text:span></text:p>
      <text:p text:style-name="P1"/>
      <text:p text:style-name="Standard"><text:span text:style-name="T1">yat sāṃkhyasiddhaṃ kathayāmy ahaṃ te <text:s text:c="7"/></text:span><text:span text:style-name="T1"><text:note text:id="ftn1496" text:note-class="footnote"><text:note-citation>1496</text:note-citation><text:note-body><text:p text:style-name="Footnote">) 37a <text:span text:style-name="T2">te] </text:span><text:s text:c="2"/>CaCbNa&lt;corr&gt;pc&lt;/corr&gt;Ed; <text:span text:style-name="T3">omitted in </text:span>Na&lt;corr&gt;ac&lt;/corr&gt;</text:p></text:note-body></text:note></text:span></text:p>
      <text:p text:style-name="Standard"><text:span text:style-name="T1"><text:s text:c="2"/></text:span></text:p>
      <text:p text:style-name="Standard"><text:span text:style-name="T1">saṃsāraghorārṇavayogasāram| <text:s text:c="7"/></text:span><text:span text:style-name="T1"><text:note text:id="ftn1497" text:note-class="footnote"><text:note-citation>1497</text:note-citation><text:note-body><text:p text:style-name="Footnote">) 37b <text:span text:style-name="T2">°rṇava°] </text:span><text:s text:c="2"/>CaCbEd; <text:s text:c="15"/>°ṇṇa° Na&lt;corr&gt;ac&lt;/corr&gt;, °ṇṇava° Na&lt;corr&gt;pc&lt;/corr&gt; â€¢ <text:s text:c="8"/><text:span text:style-name="T2">°sāram] </text:span><text:s text:c="2"/>CaNaEd; sāgaram Cb</text:p></text:note-body></text:note></text:span></text:p>
      <text:p text:style-name="Standard"><text:span text:style-name="T1">yogeṣu sāreṣv atha pañcarātre <text:s text:c="7"/></text:span><text:span text:style-name="T1"><text:note text:id="ftn1498" text:note-class="footnote"><text:note-citation>1498</text:note-citation><text:note-body><text:p text:style-name="Footnote">) 37c <text:span text:style-name="T2">°ṣv atha] </text:span><text:s text:c="2"/>CaNaEd; °ṣv etha Cb â€¢ <text:s text:c="16"/><text:span text:style-name="T2">pañcarātre] </text:span><text:s text:c="2"/>CbNaEd; <text:s text:c="32"/>pañcarātre Ca</text:p></text:note-body></text:note></text:span></text:p>
      <text:p text:style-name="Standard"><text:span text:style-name="T1"><text:s text:c="3"/></text:span></text:p>
      <text:p text:style-name="Standard"><text:span text:style-name="T1">vedeṣu śaiveṣu ca niścayas te||16-37||</text:span></text:p>
      <text:p text:style-name="Standard"><text:span text:style-name="T1"><text:s text:c="8"/></text:span><text:span text:style-name="T1"><text:note text:id="ftn1499" text:note-class="footnote"><text:note-citation>1499</text:note-citation><text:note-body><text:p text:style-name="Footnote">) 37d <text:span text:style-name="T2">vedeṣu] </text:span><text:s text:c="2"/>CbNaEd; *deṣu Ca â€¢ <text:s text:c="16"/><text:span text:style-name="T2">niścayas te] </text:span><text:s text:c="2"/>CaNa; <text:s/>niścayan te CbEd, <text:s text:c="24"/>niścayās te Na</text:p></text:note-body></text:note></text:span></text:p>
      <text:p text:style-name="P1"/>
      <text:p text:style-name="Standard"><text:span text:style-name="T1">ghrāṇendriyādyeṣu ca yat samastam</text:span></text:p>
      <text:p text:style-name="Standard"><text:span text:style-name="T1"><text:s text:c="2"/></text:span></text:p>
      <text:p text:style-name="Standard"><text:span text:style-name="T1">manaś ca līnaṃ bhavatīva yasya| <text:s text:c="7"/></text:span><text:span text:style-name="T1"><text:note text:id="ftn1500" text:note-class="footnote"><text:note-citation>1500</text:note-citation><text:note-body><text:p text:style-name="Footnote">) 38b <text:span text:style-name="T2">manaś ca] </text:span><text:s text:c="2"/>CaCbNa; nabhaś ca Ed</text:p></text:note-body></text:note></text:span></text:p>
      <text:p text:style-name="Standard"><text:span text:style-name="T1">! buddhyā niyamya sakalān hi bhāvān <text:s text:c="7"/></text:span><text:span text:style-name="T1"><text:note text:id="ftn1501" text:note-class="footnote"><text:note-citation>1501</text:note-citation><text:note-body><text:p text:style-name="Footnote">) 38c <text:span text:style-name="T2">sakalān hi] </text:span><text:s text:c="2"/><text:span text:style-name="T3">corr. </text:span>&lt;/i&gt;; <text:s text:c="31"/>sakalāṃ CaNa, sakalā hi Cb, <text:s text:c="32"/>śakalāṃ Ed</text:p></text:note-body></text:note></text:span></text:p>
      <text:p text:style-name="Standard"><text:span text:style-name="T1"><text:s text:c="3"/></text:span></text:p>
      <text:p text:style-name="Standard"><text:span text:style-name="T1">sa labdhalakṣyaḥ śivam abhyupaiti||16-38||</text:span></text:p>
      <text:p text:style-name="Standard"><text:span text:style-name="T1"><text:s text:c="8"/></text:span><text:span text:style-name="T1"><text:note text:id="ftn1502" text:note-class="footnote"><text:note-citation>1502</text:note-citation><text:note-body><text:p text:style-name="Footnote">) 38d <text:span text:style-name="T2">°lakṣyaḥ] </text:span><text:s text:c="2"/>CaCb; °lakṣya° NaEd â€¢ <text:s text:c="16"/><text:span text:style-name="T2">°paiti] </text:span><text:s text:c="2"/>CaNaEd; °peti Cb</text:p></text:note-body></text:note></text:span></text:p>
      <text:p text:style-name="P1"/>
      <text:p text:style-name="Standard"><text:span text:style-name="T1">śrotrādisarvendriyaniścalatvam</text:span></text:p>
      <text:p text:style-name="Standard"><text:span text:style-name="T1"><text:s text:c="2"/></text:span></text:p>
      <text:p text:style-name="Standard"><text:span text:style-name="T1">ekāgracittaṃ manasā niyamya|</text:span></text:p>
      <text:p text:style-name="Standard"><text:span text:style-name="T1">svadehaśūnyaḥ sa bhavec cireṇa <text:s text:c="7"/></text:span><text:span text:style-name="T1"><text:note text:id="ftn1503" text:note-class="footnote"><text:note-citation>1503</text:note-citation><text:note-body><text:p text:style-name="Footnote">) 39c <text:span text:style-name="T2">°śūnyaḥ] </text:span><text:s text:c="2"/>CaNaEd; °śūnyaṃ Cb</text:p></text:note-body></text:note></text:span></text:p>
      <text:p text:style-name="Standard"><text:span text:style-name="T1"><text:s text:c="3"/></text:span></text:p>
      <text:p text:style-name="Standard"><text:span text:style-name="T1">saṃyogasiddhiṃ pravadanti tajjñāḥ||16-39||</text:span></text:p>
      <text:p text:style-name="Standard"><text:span text:style-name="T1"><text:s text:c="8"/></text:span><text:span text:style-name="T1"><text:note text:id="ftn1504" text:note-class="footnote"><text:note-citation>1504</text:note-citation><text:note-body><text:p text:style-name="Footnote">) 39d <text:span text:style-name="T2">saṃyogasiddhiṃ] </text:span><text:s text:c="2"/>Na; <text:s text:c="16"/>saṃyogasi* Ca, saṃgasiddhiṃ Cb, sa yogasiddhiṃ Ed</text:p></text:note-body></text:note></text:span></text:p>
      <text:p text:style-name="P1"/>
      <text:p text:style-name="Standard"><text:soft-page-break/><text:span text:style-name="T1">ādāv eva manaḥ śanair uparamet kṛtvā ca vaśyendriyaṃ <text:s text:c="7"/></text:span><text:span text:style-name="T1"><text:note text:id="ftn1505" text:note-class="footnote"><text:note-citation>1505</text:note-citation><text:note-body><text:p text:style-name="Footnote">) 40a <text:span text:style-name="T2">uparamet] </text:span><text:s text:c="2"/>CaCbEd; uparame Na â€¢ <text:s text:c="16"/><text:span text:style-name="T2">°ndriyam] </text:span><text:s text:c="2"/>CaNaEd; °ndriyaḥ Cb</text:p></text:note-body></text:note></text:span></text:p>
      <text:p text:style-name="Standard"><text:span text:style-name="T1"><text:s text:c="2"/></text:span></text:p>
      <text:p text:style-name="Standard"><text:span text:style-name="T1">yāvat tal layatāṃ vrajeta manasā niḥsaṃjñadehas tathā| <text:s text:c="7"/></text:span><text:span text:style-name="T1"><text:note text:id="ftn1506" text:note-class="footnote"><text:note-citation>1506</text:note-citation><text:note-body><text:p text:style-name="Footnote">) 40b <text:span text:style-name="T2">tallayatāṃ] </text:span><text:s text:c="2"/>CaCbNa; tattapatāṃ Ed â€¢ <text:s text:c="16"/><text:span text:style-name="T2">manasā niḥ°] </text:span><text:s text:c="2"/>Ed; manasān nis° Ca, <text:s text:c="32"/>manasāṃ niḥ° Cb, manasāgni° Na</text:p></text:note-body></text:note></text:span></text:p>
      <text:p text:style-name="Standard"><text:span text:style-name="T1">etad dhyānasamādhiyogasakalaṃ prāpnoti niḥsaṃśayaṃ <text:s text:c="7"/></text:span><text:span text:style-name="T1"><text:note text:id="ftn1507" text:note-class="footnote"><text:note-citation>1507</text:note-citation><text:note-body><text:p text:style-name="Footnote">) 40c <text:span text:style-name="T2">°saṃśayam] </text:span><text:s text:c="2"/>CaEd; °saṃśayaḥ CbNa</text:p></text:note-body></text:note></text:span></text:p>
      <text:p text:style-name="Standard"><text:span text:style-name="T1"><text:s text:c="3"/></text:span></text:p>
      <text:p text:style-name="Standard"><text:span text:style-name="T1">kiṃ tac chāstrasahasrakoṭipaṭhitaṃ sāraṃ na yo 'nviṣyati||16-40||</text:span></text:p>
      <text:p text:style-name="Standard"><text:span text:style-name="T1"><text:s text:c="8"/></text:span><text:span text:style-name="T1"><text:note text:id="ftn1508" text:note-class="footnote"><text:note-citation>1508</text:note-citation><text:note-body><text:p text:style-name="Footnote">) 40d <text:span text:style-name="T2">kiṃ ta°] </text:span><text:s text:c="2"/>CaCbNa; citsa° Ed â€¢ <text:s text:c="16"/><text:span text:style-name="T2">°koṭi°] </text:span><text:s text:c="2"/>CbNaEd; °ṭoki° Ca â€¢ <text:s text:c="16"/><text:span text:style-name="T2">°paṭhitaṃ] </text:span><text:s text:c="2"/>CaCbNa; °mathitaṃ Ed â€¢ <text:s text:c="17"/><text:span text:style-name="T2">na yo 'nviṣyati] </text:span><text:s text:c="2"/>CaCb; <text:s text:c="24"/>na yo 'nviṣyate Na, tayer iṣyati Ed</text:p></text:note-body></text:note></text:span></text:p>
      <text:p text:style-name="P1"/>
      <text:p text:style-name="Standard"><text:span text:style-name="T1">ātmārāmajitaḥ samādhinirato vairāgyam apy āśritaḥ <text:s text:c="7"/></text:span><text:span text:style-name="T1"><text:note text:id="ftn1509" text:note-class="footnote"><text:note-citation>1509</text:note-citation><text:note-body><text:p text:style-name="Footnote">) 41a <text:span text:style-name="T2">ātmārāmajitaḥ] </text:span><text:s text:c="2"/>CbNa; <text:s text:c="23"/>ātmārāma** Ca, <text:s text:c="23"/>ātmārāmaḥ jitaḥ Ed â€¢ <text:s text:c="16"/><text:span text:style-name="T2">vairāgyam apy āśritaḥ] </text:span><text:s text:c="2"/>CaCbNa; <text:s text:c="32"/>vairāgaśayyāśritaḥ Ed</text:p></text:note-body></text:note></text:span></text:p>
      <text:p text:style-name="Standard"><text:span text:style-name="T1"><text:s text:c="2"/></text:span></text:p>
      <text:p text:style-name="Standard"><text:span text:style-name="T1">cittaṃ yasya parikṣayo yadi bhavet tiṣṭhet tanutvaṃ yathā| <text:s text:c="7"/></text:span><text:span text:style-name="T1"><text:note text:id="ftn1510" text:note-class="footnote"><text:note-citation>1510</text:note-citation><text:note-body><text:p text:style-name="Footnote">) 41b <text:span text:style-name="T2">pari°] </text:span><text:s text:c="2"/>CaCbEd; parī° Na</text:p></text:note-body></text:note></text:span></text:p>
      <text:p text:style-name="Standard"><text:span text:style-name="T1">taj jñeyaṃ gatim uttamāṃ śivapadaṃ saṃsāraduḥkhacchidaṃ <text:s text:c="7"/></text:span><text:span text:style-name="T1"><text:note text:id="ftn1511" text:note-class="footnote"><text:note-citation>1511</text:note-citation><text:note-body><text:p text:style-name="Footnote">) 41c <text:span text:style-name="T2">°ttamāṃ] </text:span><text:s text:c="2"/><text:span text:style-name="T3">eme. </text:span>&lt;/i&gt;; °ttamaṃ CaCbNaEd</text:p></text:note-body></text:note></text:span><text:span text:style-name="T1"><text:s text:c="8"/></text:span><text:span text:style-name="T1"><text:note text:id="ftn1512" text:note-class="footnote"><text:note-citation>1512</text:note-citation><text:note-body><text:p text:style-name="Footnote">41c Å cf.22.41d: $ uttamÄá¹ƒ gatim ÄpnuyÄt</text:p></text:note-body></text:note></text:span></text:p>
      <text:p text:style-name="Standard"><text:span text:style-name="T1"><text:s text:c="3"/></text:span></text:p>
      <text:p text:style-name="Standard"><text:span text:style-name="T1">vedānteṣu ca niṣṭha eṣa kathitaḥ kiṃ śāstram anyad viśet||16-41||</text:span></text:p>
      <text:p text:style-name="Standard"><text:span text:style-name="T1"><text:s text:c="8"/></text:span><text:span text:style-name="T1"><text:note text:id="ftn1513" text:note-class="footnote"><text:note-citation>1513</text:note-citation><text:note-body><text:p text:style-name="Footnote">) 41d <text:span text:style-name="T2">anyad] </text:span><text:s text:c="2"/>CaCbEd; anyaṃ Na</text:p></text:note-body></text:note></text:span></text:p>
      <text:p text:style-name="P1"/>
      <text:p text:style-name="Standard"><text:span text:style-name="T1">hṛtpadme karṇikāyām upari ravir avadyotayanto 'ntarālam <text:s text:c="7"/></text:span><text:span text:style-name="T1"><text:note text:id="ftn1514" text:note-class="footnote"><text:note-citation>1514</text:note-citation><text:note-body><text:p text:style-name="Footnote">) 42a <text:span text:style-name="T2">°padme] </text:span><text:s text:c="2"/><text:span text:style-name="T3">conj. </text:span>&lt;/i&gt;; °padma° CaCbNaEd(&lt;i&gt;unmetrical&lt;/i&gt;) â€¢ <text:s text:c="16"/><text:span text:style-name="T2">ravir ava°] </text:span><text:s text:c="2"/><text:span text:style-name="T3">eme. </text:span>&lt;/i&gt;; raviravaṃ° CaCbNa, ravirata° Ed</text:p></text:note-body></text:note></text:span></text:p>
      <text:p text:style-name="Standard"><text:span text:style-name="T1"><text:s text:c="2"/></text:span></text:p>
      <text:p text:style-name="Standard"><text:span text:style-name="T1">yattejastejamārgair bahalatamaghanair dyotanād dīpta dīpam| <text:s text:c="7"/></text:span><text:span text:style-name="T1"><text:note text:id="ftn1515" text:note-class="footnote"><text:note-citation>1515</text:note-citation><text:note-body><text:p text:style-name="Footnote">) 42b <text:span text:style-name="T2">yat] </text:span><text:s text:c="2"/>Cb; yas CaNaEd â€¢ <text:s text:c="16"/><text:span text:style-name="T2">°mārgair ba°] </text:span><text:s text:c="2"/>CaCb; °mārgai ba° Na, °mārgau ba° Ed â€¢ <text:s text:c="16"/><text:span text:style-name="T2">bahala°] </text:span><text:s text:c="2"/>CaCbNa; bahula° Ed â€¢ <text:s text:c="16"/><text:span text:style-name="T2">°tamaghanair] </text:span><text:s text:c="2"/>CaNaEd; °maghanai° Cb â€¢ <text:s text:c="16"/><text:span text:style-name="T2">dyotanād dīptadīpam] </text:span><text:s text:c="2"/><text:span text:style-name="T3">conj. </text:span>&lt;/i&gt;; <text:s text:c="17"/>ghātanād dīptadīpam Ca, ghāṭanādīptadīpam CbNa, <text:s text:c="31"/>dyotanād dīptadīpaḥ Ed</text:p></text:note-body></text:note></text:span></text:p>
      <text:p text:style-name="Standard"><text:span text:style-name="T1">bhittvā yat tāludeśe mukham uparigataṃ tāludeśena mūrdhni <text:s text:c="7"/></text:span><text:span text:style-name="T1"><text:note text:id="ftn1516" text:note-class="footnote"><text:note-citation>1516</text:note-citation><text:note-body><text:p text:style-name="Footnote">) 42c <text:span text:style-name="T2">yat tālu°] </text:span><text:s text:c="2"/>Ed; ghaṃṭṭāla° Ca, <text:s text:c="31"/>ghatola° Cb ghaṇṭāla° Na â€¢ <text:s text:c="16"/><text:span text:style-name="T2">°gataṃ] </text:span><text:s text:c="2"/>Ed; °gata° CaNa, °gatas° Cb</text:p></text:note-body></text:note></text:span></text:p>
      <text:p text:style-name="Standard"><text:span text:style-name="T1"><text:s text:c="3"/></text:span></text:p>
      <text:p text:style-name="Standard"><text:span text:style-name="T1">! mūrdhni dvārāntareṇa śivaparamapadaṃ yānti yogena yuktāḥ||16-42||</text:span></text:p>
      <text:p text:style-name="Standard"><text:span text:style-name="T1"><text:s text:c="8"/></text:span><text:span text:style-name="T1"><text:note text:id="ftn1517" text:note-class="footnote"><text:note-citation>1517</text:note-citation><text:note-body><text:p text:style-name="Footnote">) 42d <text:span text:style-name="T2">mūrdhni] </text:span><text:s text:c="2"/>Na; mūrdhna CaCb, mūrdhnyā Ed</text:p></text:note-body></text:note></text:span></text:p>
      <text:p text:style-name="P1"/>
      <text:p text:style-name="Standard"><text:span text:style-name="T1">kṛṣṇaḥ kṛṣṇatamottamo 'timahato yas tejatejātmakaḥ <text:s text:c="7"/></text:span><text:span text:style-name="T1"><text:note text:id="ftn1518" text:note-class="footnote"><text:note-citation>1518</text:note-citation><text:note-body><text:p text:style-name="Footnote">) 43a <text:span text:style-name="T2">kṛṣṇaḥ] </text:span><text:s text:c="2"/><text:span text:style-name="T3">eme. </text:span>&lt;/i&gt;; kṛṣṇaṃ CaCbNa; kṛtsnaṃ Ed â€¢ <text:s text:c="16"/><text:span text:style-name="T2">°tamottamo] </text:span><text:s text:c="2"/><text:span text:style-name="T3">conj. </text:span>&lt;/i&gt;; °tamotamo CaCbNaEd â€¢ <text:s text:c="16"/><text:span text:style-name="T2">'ti°] </text:span><text:s text:c="2"/>CaNaEd; hi Cb â€¢ <text:s text:c="16"/><text:span text:style-name="T2">yas teja°] </text:span><text:s text:c="2"/>Ed; yas tejas CaCbNa(&lt;i&gt;unmetrical&lt;/i&gt;)</text:p></text:note-body></text:note></text:span></text:p>
      <text:p text:style-name="Standard"><text:soft-page-break/><text:span text:style-name="T1"><text:s text:c="2"/></text:span></text:p>
      <text:p text:style-name="Standard"><text:span text:style-name="T1">lokālokadharādharaḥ śriyapatiḥ prāṇapraviṣṭālayaḥ| <text:s text:c="7"/></text:span><text:span text:style-name="T1"><text:note text:id="ftn1519" text:note-class="footnote"><text:note-citation>1519</text:note-citation><text:note-body><text:p text:style-name="Footnote">) 43b <text:span text:style-name="T2">°dharādharaḥ śriyapatiḥ] </text:span><text:s text:c="2"/>Ed; <text:s text:c="22"/>°dharo dharādharadharaḥ CaCb, <text:s text:c="21"/>°dharo dharadharadharaḥ Na â€¢ <text:s text:c="21"/><text:span text:style-name="T2">praviṣṭālayaḥ ] </text:span><text:s text:c="2"/>CbNa; <text:s text:c="38"/>praviṣṭo layaḥ Ca, <text:s text:c="37"/>pratiṣṭhālayaḥ Ed</text:p></text:note-body></text:note></text:span></text:p>
      <text:p text:style-name="Standard"><text:span text:style-name="T1">kartā kāraṇam avyayo 'vyayam asau vyāpī vibhaktāvidam</text:span></text:p>
      <text:p text:style-name="Standard"><text:span text:style-name="T1"><text:s text:c="3"/></text:span></text:p>
      <text:p text:style-name="Standard"><text:span text:style-name="T1">viṣṇur bhāvamayo vibhaktaviṣayair viśveśvaro viśvavit||16-43||</text:span></text:p>
      <text:p text:style-name="Standard"><text:span text:style-name="T1"><text:s text:c="8"/></text:span><text:span text:style-name="T1"><text:note text:id="ftn1520" text:note-class="footnote"><text:note-citation>1520</text:note-citation><text:note-body><text:p text:style-name="Footnote">) 43d <text:span text:style-name="T2">bhāvamayo] </text:span><text:s text:c="2"/>CaCbNa; bhāvamayair Ed</text:p></text:note-body></text:note></text:span></text:p>
      <text:p text:style-name="P1"/>
      <text:p text:style-name="Standard"><text:span text:style-name="T1">! eṣa tattvavaraḥ parāparamayas tejaḥ parasthānadaḥ <text:s text:c="7"/></text:span><text:span text:style-name="T1"><text:note text:id="ftn1521" text:note-class="footnote"><text:note-citation>1521</text:note-citation><text:note-body><text:p text:style-name="Footnote">) 44a <text:span text:style-name="T2">parāparamaya°] </text:span><text:s text:c="2"/><text:span text:style-name="T3">conj. </text:span>&lt;/i&gt;; paraḥ paramaya° CaNaEd; paraḥ parama° Cb â€¢ <text:s text:c="16"/><text:span text:style-name="T2">°parasthā°] </text:span><text:s text:c="2"/><text:span text:style-name="T3">conj. </text:span>&lt;/i&gt;; °paraḥ sthā° CaCbNaEd</text:p></text:note-body></text:note></text:span></text:p>
      <text:p text:style-name="Standard"><text:span text:style-name="T1"><text:s text:c="2"/></text:span></text:p>
      <text:p text:style-name="Standard"><text:span text:style-name="T1">buddhyā bhāvanabhāvayendriyamano dehāntar ālokayan| <text:s text:c="7"/></text:span><text:span text:style-name="T1"><text:note text:id="ftn1522" text:note-class="footnote"><text:note-citation>1522</text:note-citation><text:note-body><text:p text:style-name="Footnote">) 44b <text:span text:style-name="T2">°bhāvayendriyamano] </text:span><text:s text:c="2"/>CaNa; <text:s text:c="23"/>°bhāvayandriyamano Cb, <text:s text:c="23"/>°bhāvayan niyamano Ed â€¢ <text:s text:c="16"/><text:span text:style-name="T2">dehāntar ālokayan] </text:span><text:s text:c="2"/>CaNa; <text:s text:c="24"/>dehāntarālokayat Cb, <text:s text:c="23"/>dehāntarostokayan Ed</text:p></text:note-body></text:note></text:span></text:p>
      <text:p text:style-name="Standard"><text:span text:style-name="T1">hṛtpadmāyatanasthitaḥ sa puruṣo niśvāsam ucchvāsadaḥ <text:s text:c="7"/></text:span><text:span text:style-name="T1"><text:note text:id="ftn1523" text:note-class="footnote"><text:note-citation>1523</text:note-citation><text:note-body><text:p text:style-name="Footnote">) 44c <text:span text:style-name="T2">sa puruṣo ni°] </text:span><text:s text:c="2"/>NaEd; <text:s text:c="16"/>sa puruṣo * Ca, <text:s text:c="21"/>puruṣau Cb â€¢ <text:s text:c="15"/><text:span text:style-name="T2">°cchvāsadaḥ] </text:span><text:s text:c="2"/>CaCbNa; °cchvāsadām Ed</text:p></text:note-body></text:note></text:span></text:p>
      <text:p text:style-name="Standard"><text:span text:style-name="T1"><text:s text:c="3"/></text:span></text:p>
      <text:p text:style-name="Standard"><text:span text:style-name="T1">nādas tasya sadā sadā nadati taṃ nādopariṣṭhā haraḥ||16-44||</text:span></text:p>
      <text:p text:style-name="Standard"><text:span text:style-name="T1"><text:s text:c="8"/></text:span><text:span text:style-name="T1"><text:note text:id="ftn1524" text:note-class="footnote"><text:note-citation>1524</text:note-citation><text:note-body><text:p text:style-name="Footnote">) 44d <text:span text:style-name="T2">nādas tasya] </text:span><text:s text:c="2"/>CaCbNa; nādantasya Ed â€¢ <text:s text:c="16"/><text:span text:style-name="T2">nadati taṃ] </text:span><text:s text:c="2"/>CaCbNa; na patitaṃ Ed â€¢ <text:s text:c="16"/><text:span text:style-name="T2">°pariṣṭhā haraḥ] </text:span><text:s text:c="2"/>CaCbNa; °pariṣṭadvaraḥ Ed</text:p></text:note-body></text:note></text:span></text:p>
      <text:p text:style-name="P1"/>
      <text:p text:style-name="Standard"><text:span text:style-name="T1">yas tejas tejate 'jo bahuniviḍaghano granthimālopagūḍhaḥ <text:s text:c="7"/></text:span><text:span text:style-name="T1"><text:note text:id="ftn1525" text:note-class="footnote"><text:note-citation>1525</text:note-citation><text:note-body><text:p text:style-name="Footnote">) 45a <text:span text:style-name="T2">yas tejatejatejo] </text:span><text:s text:c="2"/><text:span text:style-name="T3">conj. </text:span>&lt;/i&gt;; <text:s text:c="23"/>yas tejas tejas tejo CaCbNa(&lt;i&gt;unmetrical&lt;/i&gt;) <text:s text:c="23"/>yas tejas tejaso vā Ed â€¢ <text:s text:c="16"/><text:span text:style-name="T2">°niviḍa°] </text:span><text:s text:c="2"/>CaCbNa; °nividu° Ed â€¢ <text:s text:c="16"/><text:span text:style-name="T2">°ghano] </text:span><text:s text:c="2"/>Cb; °ghanaḥ CaNaEd â€¢ <text:s text:c="16"/><text:span text:style-name="T2">granthimālo°] </text:span><text:s text:c="2"/>CaNa; gratthimāno° CbEd</text:p></text:note-body></text:note></text:span></text:p>
      <text:p text:style-name="Standard"><text:span text:style-name="T1"><text:s text:c="2"/></text:span></text:p>
      <text:p text:style-name="Standard"><text:span text:style-name="T1">mūrtir mūrtānusārī bahukaraṇabhṛtaṃ kāraṇād dehabandhaḥ| <text:s text:c="7"/></text:span><text:span text:style-name="T1"><text:note text:id="ftn1526" text:note-class="footnote"><text:note-citation>1526</text:note-citation><text:note-body><text:p text:style-name="Footnote">) 45b <text:span text:style-name="T2">mūrtir] </text:span><text:s text:c="2"/>CaEd; mūrti CbNa â€¢ <text:s text:c="16"/><text:span text:style-name="T2">mūrtā°] </text:span><text:s text:c="2"/>CaCbNa; mūrtya° Ed â€¢ <text:s text:c="16"/><text:span text:style-name="T2">bahu°] </text:span><text:s text:c="2"/>CaNaEd; bahya° Cb(&lt;i&gt;unmetrical&lt;/i&gt;) â€¢ <text:s text:c="16"/><text:span text:style-name="T2">kāraṇād] </text:span><text:s text:c="2"/>CaCbNa; kāraṇaṃ Ed</text:p></text:note-body></text:note></text:span></text:p>
      <text:p text:style-name="Standard"><text:span text:style-name="T1">bhittvā granthiṃ sapāśaṃ viṣam iva viṣayaṃ tyaktasaṅgaikabhāvāḥ <text:s text:c="7"/></text:span><text:span text:style-name="T1"><text:note text:id="ftn1527" text:note-class="footnote"><text:note-citation>1527</text:note-citation><text:note-body><text:p text:style-name="Footnote">) 45c <text:span text:style-name="T2">sapāśaṃ] </text:span><text:s text:c="2"/>NaEd; sapāśāṃ CaCb â€¢ <text:s text:c="15"/><text:span text:style-name="T2">°saṅgaika°] </text:span><text:s text:c="2"/>CbNaEd; °saṅsaika° Ca</text:p></text:note-body></text:note></text:span></text:p>
      <text:p text:style-name="Standard"><text:span text:style-name="T1"><text:s text:c="3"/></text:span></text:p>
      <text:p text:style-name="Standard"><text:span text:style-name="T1">paśyanty ete tam īśaṃ guṇakalarahitaṃ nirvikāraṃ prakāśam||16-45||</text:span></text:p>
      <text:p text:style-name="Standard"><text:span text:style-name="T1"><text:s text:c="8"/></text:span><text:span text:style-name="T1"><text:note text:id="ftn1528" text:note-class="footnote"><text:note-citation>1528</text:note-citation><text:note-body><text:p text:style-name="Footnote">) 45b <text:span text:style-name="T2">paśyanty ete tam] </text:span><text:s text:c="2"/>CbNa; <text:s text:c="16"/>paśyanty etenam Ed, <text:s text:c="15"/>paśyanty e**m Ca</text:p></text:note-body></text:note></text:span></text:p>
      <text:p text:style-name="P1"/>
      <text:p text:style-name="Standard"><text:span text:style-name="T1">yo 'sau tejāntarātmā kamalapuṭakuṭīsaṃkaṭasthānalīnaḥ <text:s text:c="7"/></text:span><text:span text:style-name="T1"><text:note text:id="ftn1529" text:note-class="footnote"><text:note-citation>1529</text:note-citation><text:note-body><text:p text:style-name="Footnote">) 46a <text:span text:style-name="T3">omitted in </text:span>Ca&lt;corr&gt;ac&lt;/corr&gt; â€¢ <text:s text:c="15"/><text:span text:style-name="T2">yo 'sau tejāntarātmā] </text:span><text:s text:c="2"/>CbNaEd; <text:s text:c="23"/>***jāntarātmā Ca&lt;corr&gt;pc&lt;/corr&gt;, <text:span text:style-name="T3">omitted in </text:span>Ca&lt;corr&gt;ac&lt;/corr&gt; â€¢ <text:s text:c="15"/><text:span text:style-name="T2">°kuṭī°] </text:span><text:s text:c="2"/>Ca&lt;corr&gt;pc&lt;/corr&gt;CbNa; <text:span text:style-name="T3">omitted in </text:span>Ca&lt;corr&gt;ac&lt;/corr&gt;, °kuṭi° Ed</text:p></text:note-body></text:note></text:span></text:p>
      <text:p text:style-name="Standard"><text:span text:style-name="T1"><text:s text:c="2"/></text:span></text:p>
      <text:p text:style-name="Standard"><text:span text:style-name="T1">indor bhāsānurūpī vimaladalasadācchāditaḥ karṇikāyām| <text:s text:c="7"/></text:span><text:span text:style-name="T1"><text:note text:id="ftn1530" text:note-class="footnote"><text:note-citation>1530</text:note-citation><text:note-body><text:p text:style-name="Footnote">) 46b <text:span text:style-name="T2">indor] </text:span><text:s text:c="2"/>CaEd; indo CbNa â€¢ <text:s text:c="16"/><text:span text:style-name="T2">°rūpī] </text:span><text:s text:c="2"/>CaCbNa; °rūpi Ed(&lt;i&gt;unmetrical&lt;/i&gt;)</text:p></text:note-body></text:note></text:span></text:p>
      <text:p text:style-name="Standard"><text:span text:style-name="T1">tatra sthāne sthito 'sau tribhuvananilayaḥ sarvabhūtādhivāsaḥ</text:span></text:p>
      <text:p text:style-name="Standard"><text:soft-page-break/><text:span text:style-name="T1"><text:s text:c="3"/></text:span></text:p>
      <text:p text:style-name="Standard"><text:span text:style-name="T1">ākāśād ūrdhvatattvasthitavikasakalāsaṃhato muktabandhaḥ||16-46||</text:span></text:p>
      <text:p text:style-name="Standard"><text:span text:style-name="T1"><text:s text:c="8"/></text:span><text:span text:style-name="T1"><text:note text:id="ftn1531" text:note-class="footnote"><text:note-citation>1531</text:note-citation><text:note-body><text:p text:style-name="Footnote">) 46d <text:span text:style-name="T2">°sthita°] </text:span><text:s text:c="2"/><text:span text:style-name="T3">conj. </text:span>&lt;/i&gt;; °sita° CaCbNaEd(&lt;i&gt;unmetrical&lt;/i&gt;) â€¢ <text:s text:c="17"/><text:span text:style-name="T2">°kalāsaṃhato] </text:span><text:s text:c="2"/>Ed; °kasāsaṃhato CaCbNa â€¢ <text:s text:c="16"/><text:span text:style-name="T2">mukta°] </text:span><text:s text:c="2"/><text:span text:style-name="T3">conj. </text:span>&lt;/i&gt;; mukta° CaCbNaEd</text:p></text:note-body></text:note></text:span></text:p>
      <text:p text:style-name="P1"/>
      <text:p text:style-name="Standard"><text:span text:style-name="T1">etāni tattvāny akhilāni devi <text:s text:c="7"/></text:span><text:span text:style-name="T1"><text:note text:id="ftn1532" text:note-class="footnote"><text:note-citation>1532</text:note-citation><text:note-body><text:p text:style-name="Footnote">) 47a <text:span text:style-name="T2">akhilāni] </text:span><text:s text:c="2"/>CaNaEd; akhikāti Cb â€¢ <text:s text:c="17"/><text:span text:style-name="T2">devi] </text:span><text:s text:c="2"/>CbNaEd; de* Ca</text:p></text:note-body></text:note></text:span></text:p>
      <text:p text:style-name="Standard"><text:span text:style-name="T1"><text:s text:c="2"/></text:span></text:p>
      <text:p text:style-name="Standard"><text:span text:style-name="T1">! saṃkṣepataḥ kīrtitaḥ pañcabhedaḥ|</text:span></text:p>
      <text:p text:style-name="Standard"><text:span text:style-name="T1">śrotuṃ kim anyad vijigīṣitārtham <text:s text:c="7"/></text:span><text:span text:style-name="T1"><text:note text:id="ftn1533" text:note-class="footnote"><text:note-citation>1533</text:note-citation><text:note-body><text:p text:style-name="Footnote">) 47c <text:span text:style-name="T2">śrotuṃ kim] </text:span><text:s text:c="2"/>CaCbNa; śrotakim Ed â€¢ <text:s text:c="16"/><text:span text:style-name="T2">vijigīṣitā°] </text:span><text:s text:c="2"/>CaNaEd; vijigīṣatā° Cb</text:p></text:note-body></text:note></text:span></text:p>
      <text:p text:style-name="Standard"><text:span text:style-name="T1"><text:s text:c="3"/></text:span></text:p>
      <text:p text:style-name="Standard"><text:span text:style-name="T1">saṃsāramokṣeṇa ca tatparo 'sti||16-47||</text:span></text:p>
      <text:p text:style-name="P1"/>
      <text:p text:style-name="Standard"><text:span text:style-name="T1">devy uvāca| </text:span></text:p>
      <text:p text:style-name="P1"/>
      <text:p text:style-name="Standard"><text:span text:style-name="T1">tuṣṭāsmi deva mama saṃśayam adya naṣṭam <text:s text:c="7"/></text:span><text:span text:style-name="T1"><text:note text:id="ftn1534" text:note-class="footnote"><text:note-citation>1534</text:note-citation><text:note-body><text:p text:style-name="Footnote">) 48a <text:span text:style-name="T2">tuṣṭā°] </text:span><text:s text:c="2"/>CaNa; tuṣṭā° Cb, tuṣṭo Ed</text:p></text:note-body></text:note></text:span></text:p>
      <text:p text:style-name="Standard"><text:span text:style-name="T1"><text:s text:c="2"/></text:span></text:p>
      <text:p text:style-name="Standard"><text:span text:style-name="T1">adya prasannaparameśvara īśvara tvam| <text:s text:c="7"/></text:span><text:span text:style-name="T1"><text:note text:id="ftn1535" text:note-class="footnote"><text:note-citation>1535</text:note-citation><text:note-body><text:p text:style-name="Footnote">) 48b <text:span text:style-name="T2">īśvara] </text:span><text:s text:c="2"/>CaCbNa; īśvarama Ed</text:p></text:note-body></text:note></text:span></text:p>
      <text:p text:style-name="Standard"><text:span text:style-name="T1">adya śrutaṃ tvayi ca puṇyaphalaprabhāvam <text:s text:c="7"/></text:span><text:span text:style-name="T1"><text:note text:id="ftn1536" text:note-class="footnote"><text:note-citation>1536</text:note-citation><text:note-body><text:p text:style-name="Footnote">) 48c <text:span text:style-name="T3">omitted in </text:span>Cb</text:p></text:note-body></text:note></text:span></text:p>
      <text:p text:style-name="Standard"><text:span text:style-name="T1"><text:s text:c="3"/></text:span></text:p>
      <text:p text:style-name="Standard"><text:span text:style-name="T1">pūrṇāni cādya mama iṣṭamanorathāni||16-48||</text:span></text:p>
      <text:p text:style-name="Standard"><text:span text:style-name="T1"><text:s text:c="8"/></text:span><text:span text:style-name="T1"><text:note text:id="ftn1537" text:note-class="footnote"><text:note-citation>1537</text:note-citation><text:note-body><text:p text:style-name="Footnote">) 48d <text:span text:style-name="T2">iṣṭamanorathāni] </text:span><text:s text:c="2"/>CbNaEd; ṣṭa***thāni Ca</text:p></text:note-body></text:note></text:span></text:p>
      <text:p text:style-name="P1"/>
      <text:p text:style-name="Standard"><text:span text:style-name="T1">ajñānapaṅkaghanamadhyanilīyamānām <text:s text:c="7"/></text:span><text:span text:style-name="T1"><text:note text:id="ftn1538" text:note-class="footnote"><text:note-citation>1538</text:note-citation><text:note-body><text:p text:style-name="Footnote">) 49a <text:span text:style-name="T2">°nilīyamānām] </text:span><text:s text:c="2"/>CaNa; °nilīyamānam CbEd</text:p></text:note-body></text:note></text:span></text:p>
      <text:p text:style-name="Standard"><text:span text:style-name="T1"><text:s text:c="2"/></text:span></text:p>
      <text:p text:style-name="Standard"><text:span text:style-name="T1">uttārayeśa sakalārtivināśanāya| <text:s text:c="7"/></text:span><text:span text:style-name="T1"><text:note text:id="ftn1539" text:note-class="footnote"><text:note-citation>1539</text:note-citation><text:note-body><text:p text:style-name="Footnote">) 49b <text:span text:style-name="T2">uttārayeśa] </text:span><text:s text:c="2"/>CbNaEd; uttarāyeśa Ca&lt;corr&gt;ac&lt;/corr&gt;, <text:s text:c="23"/>uttarayeśa Ca&lt;corr&gt;pc&lt;/corr&gt;</text:p></text:note-body></text:note></text:span></text:p>
      <text:p text:style-name="Standard"><text:span text:style-name="T1">sarveśa tattvaparamārtha namo namas te</text:span></text:p>
      <text:p text:style-name="Standard"><text:span text:style-name="T1"><text:s text:c="3"/></text:span></text:p>
      <text:p text:style-name="Standard"><text:span text:style-name="T1">adyāpi tṛptir iha nāsti mamāpi śambho||16-49||</text:span></text:p>
      <text:p text:style-name="Standard"><text:span text:style-name="T1"><text:s text:c="8"/></text:span><text:span text:style-name="T1"><text:note text:id="ftn1540" text:note-class="footnote"><text:note-citation>1540</text:note-citation><text:note-body><text:p text:style-name="Footnote">) 49d <text:span text:style-name="T2">nāsti mamāpi] </text:span><text:s text:c="2"/>CaCbNa&lt;corr&gt;pc&lt;/corr&gt;Ed; nā pi Na&lt;corr&gt;ac&lt;/corr&gt;</text:p></text:note-body></text:note></text:span></text:p>
      <text:p text:style-name="P1"/>
      <text:p text:style-name="Standard"><text:span text:style-name="T1">pītvāmṛtaṃ cottamavaktrajātam <text:s text:c="7"/></text:span><text:span text:style-name="T1"><text:note text:id="ftn1541" text:note-class="footnote"><text:note-citation>1541</text:note-citation><text:note-body><text:p text:style-name="Footnote">) 50a <text:span text:style-name="T2">°vaktra°] </text:span><text:s text:c="2"/>CaCbEd; <text:s text:c="21"/>°vacaktra° Na&lt;corr&gt;ac&lt;/corr&gt;, °caktra° Na&lt;corr&gt;pc&lt;/corr&gt;</text:p></text:note-body></text:note></text:span></text:p>
      <text:p text:style-name="Standard"><text:span text:style-name="T1"><text:s text:c="2"/></text:span></text:p>
      <text:p text:style-name="Standard"><text:span text:style-name="T1">ākhyāhi dānaṃ phaladharmasāram|</text:span></text:p>
      <text:p text:style-name="Standard"><text:span text:style-name="T1">kṛpāṃ mayīśāna kuru prasīda <text:s text:c="7"/></text:span><text:span text:style-name="T1"><text:note text:id="ftn1542" text:note-class="footnote"><text:note-citation>1542</text:note-citation><text:note-body><text:p text:style-name="Footnote">) 50c <text:span text:style-name="T3">omitted in </text:span>CaNa</text:p></text:note-body></text:note></text:span></text:p>
      <text:p text:style-name="Standard"><text:span text:style-name="T1"><text:s text:c="3"/></text:span></text:p>
      <text:p text:style-name="Standard"><text:span text:style-name="T1">saṃsārapāraṃ paramaṃ nayasva||16-50||</text:span></text:p>
      <text:p text:style-name="Standard"><text:span text:style-name="T1"><text:s text:c="8"/></text:span><text:span text:style-name="T1"><text:note text:id="ftn1543" text:note-class="footnote"><text:note-citation>1543</text:note-citation><text:note-body><text:p text:style-name="Footnote">) 50d <text:span text:style-name="T2">nayasva] </text:span><text:s text:c="2"/>CbNaEd; naya* Ca</text:p></text:note-body></text:note></text:span><text:span text:style-name="T1">&lt;TEXT&gt; </text:span></text:p>
      <text:p text:style-name="Standard"><text:soft-page-break/><text:span text:style-name="T1">||iti vṛṣasārasaṃgrahe 'dhyātmanirṇayo nāmādhyāyaḥ ṣoḍaśamaḥ||</text:span></text:p>
      <text:p text:style-name="Standard"><text:span text:style-name="T1"><text:s text:c="8"/></text:span><text:span text:style-name="T1"><text:note text:id="ftn1544" text:note-class="footnote"><text:note-citation>1544</text:note-citation><text:note-body><text:p text:style-name="Footnote">) <text:s/>&lt;SKT&gt;Colophon:&lt;/SKT&gt; <text:span text:style-name="T2">'dhyātma°] </text:span><text:s text:c="2"/><text:span text:style-name="T3">corr. </text:span>&lt;/i&gt;; adhyātma° CaNaEd, ātma° Cb â€¢ <text:s text:c="24"/><text:span text:style-name="T2">nāmādhyāyaḥ ṣoḍaśamaḥ] </text:span><text:s text:c="2"/>CaCbNa; <text:s text:c="29"/>nāma ṣoḍaśo 'dhyāyaḥ Ed</text:p></text:note-body></text:note></text:span></text:p>
      <text:p text:style-name="Standard"><text:span text:style-name="T1">*** 17 ***</text:span></text:p>
      <text:p text:style-name="Standard"><text:span text:style-name="T1"><text:s/>17 dānadharmaviśeṣaḥ </text:span></text:p>
      <text:p text:style-name="Standard"><text:span text:style-name="T1">devy uvāca| </text:span></text:p>
      <text:p text:style-name="Standard"><text:span text:style-name="T1">pṛthagdānasya icchāmi śrotuṃ māṃ dātum arhasi| <text:s text:c="7"/></text:span><text:span text:style-name="T1"><text:note text:id="ftn1545" text:note-class="footnote"><text:note-citation>1545</text:note-citation><text:note-body><text:p text:style-name="Footnote">) 1b <text:span text:style-name="T2">śrotuṃ māṃ dātum arhasi] </text:span><text:s text:c="2"/>Ca; <text:s text:c="16"/>māhātmyaṃ vaktum arhasi Ed</text:p></text:note-body></text:note></text:span></text:p>
      <text:p text:style-name="Standard"><text:span text:style-name="T1">annavastrahiraṇyānāṃ gobhūmikanakasya ca||17-1||</text:span></text:p>
      <text:p text:style-name="Standard"><text:span text:style-name="T1">bhagavān uvāca| </text:span></text:p>
      <text:p text:style-name="P1"/>
      <text:p text:style-name="Standard"><text:span text:style-name="T1">! susaṃskṛtam annam atipradadyāt</text:span></text:p>
      <text:p text:style-name="Standard"><text:span text:style-name="T1"><text:s text:c="2"/></text:span></text:p>
      <text:p text:style-name="Standard"><text:span text:style-name="T1">! ghṛtaprabhūtam avadaṃśayuktam|</text:span></text:p>
      <text:p text:style-name="Standard"><text:span text:style-name="T1">ghṛtaprapakvaṃ sukṛtaṃ ca pūpaṃ <text:s text:c="7"/></text:span><text:span text:style-name="T1"><text:note text:id="ftn1546" text:note-class="footnote"><text:note-citation>1546</text:note-citation><text:note-body><text:p text:style-name="Footnote">) 2c <text:span text:style-name="T2">sukṛtaṃ ca pūpaṃ ] </text:span><text:s text:c="2"/>Ca; <text:s text:c="24"/>sukṛtammapūpaṃ Ed</text:p></text:note-body></text:note></text:span></text:p>
      <text:p text:style-name="Standard"><text:span text:style-name="T1"><text:s text:c="3"/></text:span></text:p>
      <text:p text:style-name="Standard"><text:span text:style-name="T1">sitena khaṇḍena guḍena yuktam||17-2||</text:span></text:p>
      <text:p text:style-name="P1"/>
      <text:p text:style-name="P1"/>
      <text:p text:style-name="Standard"><text:span text:style-name="T1">mārgaṃ khagaś codakajaṅgamaś ca <text:s text:c="7"/></text:span><text:span text:style-name="T1"><text:note text:id="ftn1547" text:note-class="footnote"><text:note-citation>1547</text:note-citation><text:note-body><text:p text:style-name="Footnote">) 3a <text:span text:style-name="T2">mārgaṃ] </text:span><text:s text:c="2"/>Ca; mārga° Ed(&lt;i&gt;unmetrical&lt;/i&gt;) â€¢ <text:s text:c="16"/><text:span text:style-name="T2">khagaś] </text:span><text:s text:c="2"/>Ed; khañ Ca â€¢ <text:s text:c="16"/><text:span text:style-name="T2">°jaṅgalaṃ ca ] </text:span><text:s text:c="2"/>Ca; °jaṅgamaś ca Ed</text:p></text:note-body></text:note></text:span></text:p>
      <text:p text:style-name="Standard"><text:span text:style-name="T1"><text:s text:c="2"/></text:span></text:p>
      <text:p text:style-name="Standard"><text:span text:style-name="T1">dadyād vaṭaṃ nāgaravaṃśamūlam| <text:s text:c="7"/></text:span><text:span text:style-name="T1"><text:note text:id="ftn1548" text:note-class="footnote"><text:note-citation>1548</text:note-citation><text:note-body><text:p text:style-name="Footnote">) 3b <text:span text:style-name="T2">vaṭaṃ] </text:span><text:s text:c="2"/>Ca; vaṭa Ed(&lt;i&gt;unmetrical&lt;/i&gt;)</text:p></text:note-body></text:note></text:span></text:p>
      <text:p text:style-name="Standard"><text:span text:style-name="T1">śākaṃ phalaṃ cāmlamadhūratiktam</text:span></text:p>
      <text:p text:style-name="Standard"><text:span text:style-name="T1"><text:s text:c="3"/></text:span></text:p>
      <text:p text:style-name="Standard"><text:span text:style-name="T1">pānaṃ payaḥ śītasugandhatoyam||17-3||</text:span></text:p>
      <text:p text:style-name="P1"/>
      <text:p text:style-name="P1"/>
      <text:p text:style-name="Standard"><text:span text:style-name="T1">dadhi pradadyād guḍamiśritaṃ ca</text:span></text:p>
      <text:p text:style-name="Standard"><text:span text:style-name="T1"><text:s text:c="2"/></text:span></text:p>
      <text:p text:style-name="Standard"><text:span text:style-name="T1">mṛṇālaśālūkavanālakā ca|</text:span></text:p>
      <text:p text:style-name="Standard"><text:span text:style-name="T1">sadakṣiṇālepapavitrapuṣpam</text:span></text:p>
      <text:p text:style-name="Standard"><text:span text:style-name="T1"><text:s text:c="3"/></text:span></text:p>
      <text:p text:style-name="Standard"><text:span text:style-name="T1">śraddhānvitaḥ satkṛtayā praṇamya||17-4||</text:span></text:p>
      <text:p text:style-name="Standard"><text:span text:style-name="T1"><text:s text:c="8"/></text:span><text:span text:style-name="T1"><text:note text:id="ftn1549" text:note-class="footnote"><text:note-citation>1549</text:note-citation><text:note-body><text:p text:style-name="Footnote">) 4d <text:span text:style-name="T2">satkṛtayā] </text:span><text:s text:c="2"/>Ca; saktatayā Ed</text:p></text:note-body></text:note></text:span></text:p>
      <text:p text:style-name="P1"/>
      <text:p text:style-name="Standard"><text:span text:style-name="T1">prayāti lokaṃ jagadīśvarasya</text:span></text:p>
      <text:p text:style-name="Standard"><text:span text:style-name="T1"><text:s text:c="2"/></text:span></text:p>
      <text:p text:style-name="Standard"><text:span text:style-name="T1">vimānayānaiḥ sahito 'psarobhiḥ|</text:span></text:p>
      <text:p text:style-name="Standard"><text:span text:style-name="T1">ekaikasiṣṭasya sahasravarṣam</text:span></text:p>
      <text:p text:style-name="Standard"><text:span text:style-name="T1"><text:s text:c="3"/></text:span></text:p>
      <text:p text:style-name="Standard"><text:span text:style-name="T1">annaprado modati devaloke||17-5||</text:span></text:p>
      <text:p text:style-name="P1"/>
      <text:p text:style-name="P1"/>
      <text:p text:style-name="Standard"><text:span text:style-name="T1">cyutaś ca martye sa bhaved dhanāḍhyaḥ</text:span></text:p>
      <text:p text:style-name="Standard"><text:span text:style-name="T1"><text:s text:c="2"/></text:span></text:p>
      <text:p text:style-name="Standard"><text:span text:style-name="T1">kulodgataḥ sarvaguṇopapannaḥ|</text:span></text:p>
      <text:p text:style-name="Standard"><text:soft-page-break/><text:span text:style-name="T1">yaśaḥ śriyaṃ sarvakalajñatā ca</text:span></text:p>
      <text:p text:style-name="Standard"><text:span text:style-name="T1"><text:s text:c="3"/></text:span></text:p>
      <text:p text:style-name="Standard"><text:span text:style-name="T1">bhavet sa bhogī sakalatraputraḥ||17-6||</text:span></text:p>
      <text:p text:style-name="P1"/>
      <text:p text:style-name="P1"/>
      <text:p text:style-name="Standard"><text:span text:style-name="T1">dadyād daridraḥ kṛpaṇārtadīno</text:span></text:p>
      <text:p text:style-name="Standard"><text:span text:style-name="T1"><text:s text:c="2"/></text:span></text:p>
      <text:p text:style-name="Standard"><text:span text:style-name="T1">bālāgadatvāturamāgatānām|</text:span></text:p>
      <text:p text:style-name="Standard"><text:span text:style-name="T1">tṛṣṇābubhukṣāgatikāgatānām</text:span></text:p>
      <text:p text:style-name="Standard"><text:span text:style-name="T1"><text:s text:c="3"/></text:span></text:p>
      <text:p text:style-name="Standard"><text:span text:style-name="T1">dattvā sadharmasya phalaṃ kaniṣṭa||17-7||</text:span></text:p>
      <text:p text:style-name="P1"/>
      <text:p text:style-name="P1"/>
      <text:p text:style-name="Standard"><text:span text:style-name="T1">vāṇijyadharmādiphalāśritānām</text:span></text:p>
      <text:p text:style-name="Standard"><text:span text:style-name="T1"><text:s text:c="2"/></text:span></text:p>
      <text:p text:style-name="Standard"><text:span text:style-name="T1">dharmo hi tasya na ca nirmalo 'sti|</text:span></text:p>
      <text:p text:style-name="Standard"><text:span text:style-name="T1">toyaṃ ca dadyāl laghupūrṇakambham</text:span></text:p>
      <text:p text:style-name="Standard"><text:span text:style-name="T1"><text:s text:c="3"/></text:span></text:p>
      <text:p text:style-name="Standard"><text:span text:style-name="T1">śītaṃ sugandhaṃ parivāritaṃ ca||17-8||</text:span></text:p>
      <text:p text:style-name="P1"/>
      <text:p text:style-name="P1"/>
      <text:p text:style-name="Standard"><text:span text:style-name="T1">sa yāti lokaṃ salileśvarasya</text:span></text:p>
      <text:p text:style-name="Standard"><text:span text:style-name="T1"><text:s text:c="2"/></text:span></text:p>
      <text:p text:style-name="Standard"><text:span text:style-name="T1">na tasya janmānitṛṣābhibhūtaḥ|</text:span></text:p>
      <text:p text:style-name="Standard"><text:span text:style-name="T1">upānahaṃ yo dadati dvijāya</text:span></text:p>
      <text:p text:style-name="Standard"><text:span text:style-name="T1"><text:s text:c="3"/></text:span></text:p>
      <text:p text:style-name="Standard"><text:span text:style-name="T1">suśobhanaṃ tailasudī surapitaṃ ca||17-9||</text:span></text:p>
      <text:p text:style-name="P1"/>
      <text:p text:style-name="P1"/>
      <text:p text:style-name="Standard"><text:span text:style-name="T1">te yānti lokam amarādhipasya</text:span></text:p>
      <text:p text:style-name="Standard"><text:span text:style-name="T1"><text:s text:c="2"/></text:span></text:p>
      <text:p text:style-name="Standard"><text:span text:style-name="T1">yamālayaṃ kaṣṭapathāna yānti|</text:span></text:p>
      <text:p text:style-name="Standard"><text:span text:style-name="T1">prakṣīṇapuṇyā punar atra loke</text:span></text:p>
      <text:p text:style-name="Standard"><text:span text:style-name="T1"><text:s text:c="3"/></text:span></text:p>
      <text:p text:style-name="Standard"><text:span text:style-name="T1">jāto bhaved divyakulopapannaḥ||17-10||</text:span></text:p>
      <text:p text:style-name="P1"/>
      <text:p text:style-name="P1"/>
      <text:p text:style-name="Standard"><text:span text:style-name="T1">dhanaiḥ samṛddhodhopatitvatāś ca</text:span></text:p>
      <text:p text:style-name="Standard"><text:span text:style-name="T1"><text:s text:c="2"/></text:span></text:p>
      <text:p text:style-name="Standard"><text:span text:style-name="T1">rathāś ca nāgā prabhavanti tasya|</text:span></text:p>
      <text:p text:style-name="Standard"><text:span text:style-name="T1">vastrapradānena bhavanti devi</text:span></text:p>
      <text:p text:style-name="Standard"><text:span text:style-name="T1"><text:s text:c="3"/></text:span></text:p>
      <text:p text:style-name="Standard"><text:span text:style-name="T1">rūpottamasarvakalajñatāṃ ca||17-11||</text:span></text:p>
      <text:p text:style-name="P1"/>
      <text:p text:style-name="P1"/>
      <text:p text:style-name="Standard"><text:span text:style-name="T1">samṛddhisaubhāgyaguṇānvitāś ca</text:span></text:p>
      <text:p text:style-name="Standard"><text:span text:style-name="T1"><text:s text:c="2"/></text:span></text:p>
      <text:p text:style-name="Standard"><text:span text:style-name="T1">svargacyutās te puruṣā bhavanti|</text:span></text:p>
      <text:p text:style-name="Standard"><text:span text:style-name="T1">vastrapradānābhiratasya puṃsaḥ</text:span></text:p>
      <text:p text:style-name="Standard"><text:span text:style-name="T1"><text:s text:c="3"/></text:span></text:p>
      <text:p text:style-name="Standard"><text:span text:style-name="T1">anyat pravakṣyāmi tataḥ praśastām||17-12||</text:span></text:p>
      <text:p text:style-name="P1"/>
      <text:p text:style-name="P1"><text:soft-page-break/></text:p>
      <text:p text:style-name="Standard"><text:span text:style-name="T1">vastraṃ tu lokeṣv atipūjanīyam</text:span></text:p>
      <text:p text:style-name="Standard"><text:span text:style-name="T1"><text:s text:c="2"/></text:span></text:p>
      <text:p text:style-name="Standard"><text:span text:style-name="T1">vastraṃ narāṇāṃ tv atimānanīyam|</text:span></text:p>
      <text:p text:style-name="Standard"><text:span text:style-name="T1">vastraṃ tu bhūyo na ca mānalābhaḥ</text:span></text:p>
      <text:p text:style-name="Standard"><text:span text:style-name="T1"><text:s text:c="3"/></text:span></text:p>
      <text:p text:style-name="Standard"><text:span text:style-name="T1">parābhavaś cāti jugupsanaś ca||17-13||</text:span></text:p>
      <text:p text:style-name="P1"/>
      <text:p text:style-name="P1"/>
      <text:p text:style-name="Standard"><text:span text:style-name="T1">tasmād dhi vastraṃ satataṃ pradeyam</text:span></text:p>
      <text:p text:style-name="Standard"><text:span text:style-name="T1"><text:s text:c="2"/></text:span></text:p>
      <text:p text:style-name="Standard"><text:span text:style-name="T1">yaśaḥ śriyaḥ svargasamāntalābham|</text:span></text:p>
      <text:p text:style-name="Standard"><text:span text:style-name="T1">yāvanti sūtrāṇi bhavanti vastre</text:span></text:p>
      <text:p text:style-name="Standard"><text:span text:style-name="T1"><text:s text:c="3"/></text:span></text:p>
      <text:p text:style-name="Standard"><text:span text:style-name="T1">tāvad yugaṃ gacchanti somalokam||17-14||</text:span></text:p>
      <text:p text:style-name="P1"/>
      <text:p text:style-name="P1"/>
      <text:p text:style-name="Standard"><text:span text:style-name="T1">puṇyakṣayāj jāyati mṛtyuloke</text:span></text:p>
      <text:p text:style-name="Standard"><text:span text:style-name="T1"><text:s text:c="2"/></text:span></text:p>
      <text:p text:style-name="Standard"><text:span text:style-name="T1">vastraprabhūte dhanadhānyakīrṇo ?|</text:span></text:p>
      <text:p text:style-name="Standard"><text:span text:style-name="T1">surūpasaubhāgyayaśaśivanaś ca</text:span></text:p>
      <text:p text:style-name="Standard"><text:span text:style-name="T1"><text:s text:c="3"/></text:span></text:p>
      <text:p text:style-name="Standard"><text:span text:style-name="T1">vidyādharo lokaprabhutvatāś ca||17-15||</text:span></text:p>
      <text:p text:style-name="P1"/>
      <text:p text:style-name="P1"/>
      <text:p text:style-name="Standard"><text:span text:style-name="T1">dvijebhyac chatraṃ sukṛtaṃ pradadyāt</text:span></text:p>
      <text:p text:style-name="Standard"><text:span text:style-name="T1"><text:s text:c="2"/></text:span></text:p>
      <text:p text:style-name="Standard"><text:span text:style-name="T1">varṣātapatraṃ dṛḍhaśobhanaṃ ca|</text:span></text:p>
      <text:p text:style-name="Standard"><text:span text:style-name="T1">aṅgāravarṣatraṣu khaḍgamādyam</text:span></text:p>
      <text:p text:style-name="Standard"><text:span text:style-name="T1"><text:s text:c="3"/></text:span></text:p>
      <text:p text:style-name="Standard"><text:span text:style-name="T1">asaṃśayaṃ trāyati yāmyamārge||17-16||</text:span></text:p>
      <text:p text:style-name="P1"/>
      <text:p text:style-name="P1"/>
      <text:p text:style-name="Standard"><text:span text:style-name="T1">svargaṃ ca yānti grahanāyakaś ca</text:span></text:p>
      <text:p text:style-name="Standard"><text:span text:style-name="T1"><text:s text:c="2"/></text:span></text:p>
      <text:p text:style-name="Standard"><text:span text:style-name="T1">sa varṣakoṭyāyutam antakāle|</text:span></text:p>
      <text:p text:style-name="Standard"><text:span text:style-name="T1">jāyanti te mānuṣamartyaloke</text:span></text:p>
      <text:p text:style-name="Standard"><text:span text:style-name="T1"><text:s text:c="3"/></text:span></text:p>
      <text:p text:style-name="Standard"><text:span text:style-name="T1">gṛhottame bhogapatir bhavanti||17-17||</text:span></text:p>
      <text:p text:style-name="P1"/>
      <text:p text:style-name="P1"/>
      <text:p text:style-name="Standard"><text:span text:style-name="T1">kṛtvā maṭhaṃ śobhanavipradātā</text:span></text:p>
      <text:p text:style-name="Standard"><text:span text:style-name="T1"><text:s text:c="2"/></text:span></text:p>
      <text:p text:style-name="Standard"><text:span text:style-name="T1">dravyeṇa śuddhena tu pūjayitvā|</text:span></text:p>
      <text:p text:style-name="Standard"><text:span text:style-name="T1">sa yāti devendrasadaṃ yatheṣṭam</text:span></text:p>
      <text:p text:style-name="Standard"><text:span text:style-name="T1"><text:s text:c="3"/></text:span></text:p>
      <text:p text:style-name="Standard"><text:span text:style-name="T1">savarṣakoṭiśatadivyasaṃkhyaiḥ||17-18||</text:span></text:p>
      <text:p text:style-name="P1"/>
      <text:p text:style-name="P1"/>
      <text:p text:style-name="Standard"><text:span text:style-name="T1">tadantakāle yadi mānuṣatvam</text:span></text:p>
      <text:p text:style-name="Standard"><text:span text:style-name="T1"><text:s text:c="2"/></text:span></text:p>
      <text:p text:style-name="Standard"><text:span text:style-name="T1">jāyanti te saptamahīprabhoktā|</text:span></text:p>
      <text:p text:style-name="Standard"><text:soft-page-break/><text:span text:style-name="T1">sa saptarathyatrayasamprayuktā</text:span></text:p>
      <text:p text:style-name="Standard"><text:span text:style-name="T1"><text:s text:c="3"/></text:span></text:p>
      <text:p text:style-name="Standard"><text:span text:style-name="T1">balādhiko yajñasahasrakartā||17-19||</text:span></text:p>
      <text:p text:style-name="P1"/>
      <text:p text:style-name="P1"/>
      <text:p text:style-name="Standard"><text:span text:style-name="T1">bhūmipradātā dvijahīnadīnam</text:span></text:p>
      <text:p text:style-name="Standard"><text:span text:style-name="T1"><text:s text:c="2"/></text:span></text:p>
      <text:p text:style-name="Standard"><text:span text:style-name="T1">saṃmṛddhasasyo jalasaṃnikṛṣta|</text:span></text:p>
      <text:p text:style-name="Standard"><text:span text:style-name="T1">sa yāti lokam amarādhipasya !</text:span></text:p>
      <text:p text:style-name="Standard"><text:span text:style-name="T1"><text:s text:c="3"/></text:span></text:p>
      <text:p text:style-name="Standard"><text:span text:style-name="T1">vimānayānena manohareṇa||17-20||</text:span></text:p>
      <text:p text:style-name="P1"/>
      <text:p text:style-name="P1"/>
      <text:p text:style-name="Standard"><text:span text:style-name="T1">manvantaraṃ yāvad abhuktabhogān</text:span></text:p>
      <text:p text:style-name="Standard"><text:span text:style-name="T1"><text:s text:c="2"/></text:span></text:p>
      <text:p text:style-name="Standard"><text:span text:style-name="T1">tadantakāle cyutamartyaloke|</text:span></text:p>
      <text:p text:style-name="Standard"><text:span text:style-name="T1">sa javamukhaṇḍādhipatir bhavet</text:span></text:p>
      <text:p text:style-name="Standard"><text:span text:style-name="T1"><text:s text:c="3"/></text:span></text:p>
      <text:p text:style-name="Standard"><text:span text:style-name="T1">vīryānvito rājasahasranāthaḥ||17-21||</text:span></text:p>
      <text:p text:style-name="P1"/>
      <text:p text:style-name="P1"/>
      <text:p text:style-name="Standard"><text:span text:style-name="T1">sa cailaghaṇṭāṃ kanakāgraśṛṅgām</text:span></text:p>
      <text:p text:style-name="Standard"><text:span text:style-name="T1"><text:s text:c="2"/></text:span></text:p>
      <text:p text:style-name="Standard"><text:span text:style-name="T1">dogdhīṃ savatsāṃ payasāṃ dvijānām|</text:span></text:p>
      <text:p text:style-name="Standard"><text:span text:style-name="T1">dattvā dvijebhyaḥ samalaṅkṛtānām</text:span></text:p>
      <text:p text:style-name="Standard"><text:span text:style-name="T1"><text:s text:c="3"/></text:span></text:p>
      <text:p text:style-name="Standard"><text:span text:style-name="T1">prayānti lokaṃ surabhīsutānām||17-22||</text:span></text:p>
      <text:p text:style-name="P1"/>
      <text:p text:style-name="P1"/>
      <text:p text:style-name="Standard"><text:span text:style-name="T1">yāvanti romāṇi bhavanti gāvaḥ <text:s text:c="7"/></text:span><text:span text:style-name="T1"><text:note text:id="ftn1550" text:note-class="footnote"><text:note-citation>1550</text:note-citation><text:note-body><text:p text:style-name="Footnote">) 23a <text:span text:style-name="T2">yāvanti] </text:span><text:s text:c="2"/>Ed; prayānti Ca</text:p></text:note-body></text:note></text:span></text:p>
      <text:p text:style-name="Standard"><text:span text:style-name="T1"><text:s text:c="2"/></text:span></text:p>
      <text:p text:style-name="Standard"><text:span text:style-name="T1">tāvad yugānām anubhūyabhogān|</text:span></text:p>
      <text:p text:style-name="Standard"><text:span text:style-name="T1">tasmāc cyutā martyamahībhujās te</text:span></text:p>
      <text:p text:style-name="Standard"><text:span text:style-name="T1"><text:s text:c="3"/></text:span></text:p>
      <text:p text:style-name="Standard"><text:span text:style-name="T1">sahasrarājānugato mahātmā||17-23||</text:span></text:p>
      <text:p text:style-name="P1"/>
      <text:p text:style-name="P1"/>
      <text:p text:style-name="Standard"><text:span text:style-name="T1">suvarṇakāṃsyāyasaraupyadātā</text:span></text:p>
      <text:p text:style-name="Standard"><text:span text:style-name="T1"><text:s text:c="2"/></text:span></text:p>
      <text:p text:style-name="Standard"><text:span text:style-name="T1">tāmrapravālāmaṇimauktikādyān|</text:span></text:p>
      <text:p text:style-name="Standard"><text:span text:style-name="T1">dattvā dvijebhyo vasusādhyaloke</text:span></text:p>
      <text:p text:style-name="Standard"><text:span text:style-name="T1"><text:s text:c="3"/></text:span></text:p>
      <text:p text:style-name="Standard"><text:span text:style-name="T1">prāpnoti varṣaṃ daśapañcakoṭyo ! ||17-24||</text:span></text:p>
      <text:p text:style-name="P1"/>
      <text:p text:style-name="P1"/>
      <text:p text:style-name="Standard"><text:span text:style-name="T1">bhuktvā yatheṣṭaṃ kramadevalokān</text:span></text:p>
      <text:p text:style-name="Standard"><text:span text:style-name="T1"><text:s text:c="2"/></text:span></text:p>
      <text:p text:style-name="Standard"><text:span text:style-name="T1">cyutaṃ ca martye sa bhaven narendraḥ|</text:span></text:p>
      <text:p text:style-name="Standard"><text:span text:style-name="T1">sudurjayaḥ śakrasahasrajetā</text:span></text:p>
      <text:p text:style-name="Standard"><text:span text:style-name="T1"><text:s text:c="3"/></text:span></text:p>
      <text:p text:style-name="Standard"><text:span text:style-name="T1">sudīrgham āyuś ca parākramaś ca||17-25||</text:span></text:p>
      <text:p text:style-name="P1"><text:soft-page-break/></text:p>
      <text:p text:style-name="P1"/>
      <text:p text:style-name="Standard"><text:span text:style-name="T1">yat prekṣaṇaṃ darśayituṃ pradātā</text:span></text:p>
      <text:p text:style-name="Standard"><text:span text:style-name="T1"><text:s text:c="2"/></text:span></text:p>
      <text:p text:style-name="Standard"><text:span text:style-name="T1">surūpasaubhāgya phalaṃ labheta|</text:span></text:p>
      <text:p text:style-name="Standard"><text:span text:style-name="T1">tṛṇāśanāmūlaphalāśanena</text:span></text:p>
      <text:p text:style-name="Standard"><text:span text:style-name="T1"><text:s text:c="3"/></text:span></text:p>
      <text:p text:style-name="Standard"><text:span text:style-name="T1">labheta rājyāni kaṇṭakāni||17-26||</text:span></text:p>
      <text:p text:style-name="P1"/>
      <text:p text:style-name="P1"/>
      <text:p text:style-name="Standard"><text:span text:style-name="T1">labhetaparṇāśanasvargavāsam</text:span></text:p>
      <text:p text:style-name="Standard"><text:span text:style-name="T1"><text:s text:c="2"/></text:span></text:p>
      <text:p text:style-name="Standard"><text:span text:style-name="T1">payaḥ prayogena ca devaloke|</text:span></text:p>
      <text:p text:style-name="Standard"><text:span text:style-name="T1">śuśrūṣaṇo yo gurave ca nityam</text:span></text:p>
      <text:p text:style-name="Standard"><text:span text:style-name="T1"><text:s text:c="3"/></text:span></text:p>
      <text:p text:style-name="Standard"><text:span text:style-name="T1">vidyādharo jāyati martyaloke||17-27||</text:span></text:p>
      <text:p text:style-name="P1"/>
      <text:p text:style-name="P1"/>
      <text:p text:style-name="Standard"><text:span text:style-name="T1">dadyād gavāṃ dhāsatṛṇasya muṣṭiḥ</text:span></text:p>
      <text:p text:style-name="Standard"><text:span text:style-name="T1"><text:s text:c="2"/></text:span></text:p>
      <text:p text:style-name="Standard"><text:span text:style-name="T1">gavāḍhyatāṃ jāyati martyaloke|</text:span></text:p>
      <text:p text:style-name="Standard"><text:span text:style-name="T1">śrāddhaṃ ca dattvā prayato dvijāya</text:span></text:p>
      <text:p text:style-name="Standard"><text:span text:style-name="T1"><text:s text:c="3"/></text:span></text:p>
      <text:p text:style-name="Standard"><text:span text:style-name="T1">samṛddhasantāna bhaved yugānte||17-28||</text:span></text:p>
      <text:p text:style-name="P1"/>
      <text:p text:style-name="P1"/>
      <text:p text:style-name="Standard"><text:span text:style-name="T1">ahiṃsako jāyati dīrgham āyuḥ</text:span></text:p>
      <text:p text:style-name="Standard"><text:span text:style-name="T1"><text:s text:c="2"/></text:span></text:p>
      <text:p text:style-name="Standard"><text:span text:style-name="T1">kulottamaṃ jāyati dīkṣitena|</text:span></text:p>
      <text:p text:style-name="Standard"><text:span text:style-name="T1">kālatrayaṃ snānakṛtena rājyaṃ</text:span></text:p>
      <text:p text:style-name="Standard"><text:span text:style-name="T1"><text:s text:c="3"/></text:span></text:p>
      <text:p text:style-name="Standard"><text:span text:style-name="T1">pītvā ca vāyus tridaśādhipatvam||17-29||</text:span></text:p>
      <text:p text:style-name="P1"/>
      <text:p text:style-name="P1"/>
      <text:p text:style-name="Standard"><text:span text:style-name="T1">anaśnatāyāḥ phalam īśaloke</text:span></text:p>
      <text:p text:style-name="Standard"><text:span text:style-name="T1"><text:s text:c="2"/></text:span></text:p>
      <text:p text:style-name="Standard"><text:span text:style-name="T1">tṛptir bhavet toyapradānaśīlaḥ|</text:span></text:p>
      <text:p text:style-name="Standard"><text:span text:style-name="T1">annapradātā puruṣaḥ samṛddhaḥ</text:span></text:p>
      <text:p text:style-name="Standard"><text:span text:style-name="T1"><text:s text:c="3"/></text:span></text:p>
      <text:p text:style-name="Standard"><text:span text:style-name="T1">sa sarvakāmā labhatīha loke||17-30||</text:span></text:p>
      <text:p text:style-name="P1"/>
      <text:p text:style-name="P1"/>
      <text:p text:style-name="Standard"><text:span text:style-name="T1">śraddhāmatir yaḥ praviśed dhutāsanaṃ !</text:span></text:p>
      <text:p text:style-name="Standard"><text:span text:style-name="T1"><text:s text:c="2"/></text:span></text:p>
      <text:p text:style-name="Standard"><text:span text:style-name="T1">sa yāti lokaṃ prapitāmahasya|</text:span></text:p>
      <text:p text:style-name="Standard"><text:span text:style-name="T1">satyaṃ vaded yo 'pi ca dharmaśīlo</text:span></text:p>
      <text:p text:style-name="Standard"><text:span text:style-name="T1"><text:s text:c="3"/></text:span></text:p>
      <text:p text:style-name="Standard"><text:span text:style-name="T1">modaty asau devi sahāpsarobhiḥ||17-31||</text:span></text:p>
      <text:p text:style-name="P1"/>
      <text:p text:style-name="P1"/>
      <text:p text:style-name="Standard"><text:span text:style-name="T1">rasās tu ṣaḍyo parivarjayanti</text:span></text:p>
      <text:p text:style-name="Standard"><text:span text:style-name="T1"><text:s text:c="2"/></text:span></text:p>
      <text:p text:style-name="Standard"><text:soft-page-break/><text:span text:style-name="T1">atīva saubhāgya labheta sādhvī|</text:span></text:p>
      <text:p text:style-name="Standard"><text:span text:style-name="T1">dānena bhogān atulyaṃ labheta</text:span></text:p>
      <text:p text:style-name="Standard"><text:span text:style-name="T1"><text:s text:c="3"/></text:span></text:p>
      <text:p text:style-name="Standard"><text:span text:style-name="T1">cirāyutāṃ yāti hi brahmacaryāt||17-32||</text:span></text:p>
      <text:p text:style-name="P1"/>
      <text:p text:style-name="P1"/>
      <text:p text:style-name="Standard"><text:span text:style-name="T1">dhanāḍhyatāṃ yānti hi puṇyakarmān</text:span></text:p>
      <text:p text:style-name="Standard"><text:span text:style-name="T1"><text:s text:c="2"/></text:span></text:p>
      <text:p text:style-name="Standard"><text:span text:style-name="T1">maunena - ājñā labhate alaṅghyām|</text:span></text:p>
      <text:p text:style-name="Standard"><text:span text:style-name="T1">prāpnoti kāmaṃ tapasaḥ sutaptaṃ</text:span></text:p>
      <text:p text:style-name="Standard"><text:span text:style-name="T1"><text:s text:c="3"/></text:span></text:p>
      <text:p text:style-name="Standard"><text:span text:style-name="T1">kīrtir yaśaḥ svargam anantabhogam||17-33||</text:span></text:p>
      <text:p text:style-name="P1"/>
      <text:p text:style-name="P1"/>
      <text:p text:style-name="Standard"><text:span text:style-name="T1">āyuḥ śriyārogyadhanaprabhutvaṃ</text:span></text:p>
      <text:p text:style-name="Standard"><text:span text:style-name="T1"><text:s text:c="2"/></text:span></text:p>
      <text:p text:style-name="Standard"><text:span text:style-name="T1">jñānādilābhaṃ tapasā labheta|</text:span></text:p>
      <text:p text:style-name="P1"/>
      <text:p text:style-name="Standard"><text:span text:style-name="T1">trailokyādhipatitvaśakram agamat kṛtvā tapo duṣkaram</text:span></text:p>
      <text:p text:style-name="Standard"><text:span text:style-name="T1"><text:s text:c="2"/></text:span></text:p>
      <text:p text:style-name="Standard"><text:span text:style-name="T1">yakṣeśo 'pi tapaḥ prabhāvaguruṇā guhyādhipatvaṃ mahat|</text:span></text:p>
      <text:p text:style-name="Standard"><text:span text:style-name="T1">rakṣeśo 'pi bibhīṣaṇas tv amaratāṃ prāptas tapasyaiva tu</text:span></text:p>
      <text:p text:style-name="Standard"><text:span text:style-name="T1"><text:s text:c="3"/></text:span></text:p>
      <text:p text:style-name="Standard"><text:span text:style-name="T1">rudrārādhanatatparās tapaphalāt nandīgaṇatvaṃ gataḥ||17-35||</text:span></text:p>
      <text:p text:style-name="P1"/>
      <text:p text:style-name="P1"/>
      <text:p text:style-name="Standard"><text:span text:style-name="T1">jñānaṃ dvijān tapaso āha viṣṇuḥ</text:span></text:p>
      <text:p text:style-name="Standard"><text:span text:style-name="T1"><text:s text:c="2"/></text:span></text:p>
      <text:p text:style-name="Standard"><text:span text:style-name="T1">kṣatraṃ taporakṣaṇam āha sūrya|</text:span></text:p>
      <text:p text:style-name="Standard"><text:span text:style-name="T1">vaiśyaṃ tapaś cāñjanam āha vāyuḥ</text:span></text:p>
      <text:p text:style-name="Standard"><text:span text:style-name="T1"><text:s text:c="3"/></text:span></text:p>
      <text:p text:style-name="Standard"><text:span text:style-name="T1">śūdraṃ hi śilpaṃ tapa āha indraḥ||17-36||</text:span></text:p>
      <text:p text:style-name="P1"/>
      <text:p text:style-name="P1"/>
      <text:p text:style-name="Standard"><text:span text:style-name="T1">raṇotsahaṃ kṣatriyayajñam iṣṭaṃ</text:span></text:p>
      <text:p text:style-name="Standard"><text:span text:style-name="T1"><text:s text:c="2"/></text:span></text:p>
      <text:p text:style-name="Standard"><text:span text:style-name="T1">vaiśyaṃ havir yajñam udāharanti|</text:span></text:p>
      <text:p text:style-name="Standard"><text:span text:style-name="T1">śūdrasya yajñaḥ paricaryam iṣṭaṃ</text:span></text:p>
      <text:p text:style-name="Standard"><text:span text:style-name="T1"><text:s text:c="3"/></text:span></text:p>
      <text:p text:style-name="Standard"><text:span text:style-name="T1">yajñaṃ dvijānāṃ japamuktamokṣam||17-37||</text:span></text:p>
      <text:p text:style-name="P1"/>
      <text:p text:style-name="Standard"><text:span text:style-name="T1">devy uvāca| </text:span></text:p>
      <text:p text:style-name="Standard"><text:span text:style-name="T1">svamāṃsarudhiraṃ dānaṃ dānaṃ putrakalatrayoḥ|</text:span></text:p>
      <text:p text:style-name="Standard"><text:span text:style-name="T1">kiṃ praśasyaṃ mahādeva tattvaṃ vaktum ihārhasi||17-38||</text:span></text:p>
      <text:p text:style-name="Standard"><text:span text:style-name="T1">maheśvara uvāca| </text:span></text:p>
      <text:p text:style-name="Standard"><text:span text:style-name="T1">svamāṃsarudhiraṃ dānaṃ praśaṃsanti manīṣiṇaḥ|</text:span></text:p>
      <text:p text:style-name="Standard"><text:span text:style-name="T1">śrūyatāṃ pūrvavṛttāni saṃkṣipya kathayāmy aham||17-39||</text:span></text:p>
      <text:p text:style-name="Standard"><text:span text:style-name="T1">uśīnaras tu rājarṣiḥ kayo *?tārthe svakāntantu *|</text:span></text:p>
      <text:p text:style-name="Standard"><text:span text:style-name="T1">tyaktvā svargam anuprāptaḥ parārthe paratatparaḥ||17-40||</text:span></text:p>
      <text:p text:style-name="Standard"><text:span text:style-name="T1">putramāṃsaṃ svayaṃ chitvā agnidattaṃ purānaghe|</text:span></text:p>
      <text:p text:style-name="Standard"><text:span text:style-name="T1">tena dānaprabhāvena alarkas tridivaṃ gataḥ||17-41||</text:span></text:p>
      <text:p text:style-name="P1"/>
      <text:p text:style-name="Standard"><text:soft-page-break/><text:span text:style-name="T1">svadānadānena mudā sa putra</text:span></text:p>
      <text:p text:style-name="Standard"><text:span text:style-name="T1"><text:s text:c="2"/></text:span></text:p>
      <text:p text:style-name="Standard"><text:span text:style-name="T1">aputrabhūtasya ca putra jātaḥ|</text:span></text:p>
      <text:p text:style-name="Standard"><text:span text:style-name="T1">svarge svayaṃ cokvaya bhogalābhaṃ</text:span></text:p>
      <text:p text:style-name="Standard"><text:span text:style-name="T1"><text:s text:c="3"/></text:span></text:p>
      <text:p text:style-name="Standard"><text:span text:style-name="T1">prāpto mahaddānay*la prabhāvāt||17-42||</text:span></text:p>
      <text:p text:style-name="P1"/>
      <text:p text:style-name="Standard"><text:span text:style-name="T1">yādavaś cārjano devi dattvā khaṇḍavabhājanam||</text:span></text:p>
      <text:p text:style-name="Standard"><text:span text:style-name="T1">tapanasya prasādena saptadvīpeśvaro bhavet|</text:span></text:p>
      <text:p text:style-name="Standard"><text:span text:style-name="T1">hariṇā ca śiro bhitvā dattaṃ me rudhiraṃ purā||</text:span></text:p>
      <text:p text:style-name="Standard"><text:span text:style-name="T1">pratīcchitaṃ kapālena brahmasambhavajena me|</text:span></text:p>
      <text:p text:style-name="Standard"><text:span text:style-name="T1">divyavarṣasahasrāṇi dhārā tasya na chidyate||17-44||</text:span></text:p>
      <text:p text:style-name="Standard"><text:span text:style-name="T1">parituṣṭo 'smi tenāhaṃ karmaṇānena sundari|</text:span></text:p>
      <text:p text:style-name="Standard"><text:span text:style-name="T1">varaṃ dattaṃ mayā devi purāṇapuruṣo 'vyayaḥ||17-45||</text:span></text:p>
      <text:p text:style-name="Standard"><text:span text:style-name="T1">akṣayaṃ valamūrjaṃ ca ajarāmaram eva ca|</text:span></text:p>
      <text:p text:style-name="Standard"><text:span text:style-name="T1">mamādhikaṃ bhaved viṣṇur māma yitvam vijeṣyasi||17-46||</text:span></text:p>
      <text:p text:style-name="Standard"><text:span text:style-name="T1">evamādīny anekāni mayoktāni janārdane|</text:span></text:p>
      <text:p text:style-name="Standard"><text:span text:style-name="T1">niṣkampa niścalamanaḥ sthāṇubhūta iva sthitaḥ||17-47||</text:span></text:p>
      <text:p text:style-name="Standard"><text:span text:style-name="T1">da*ciḥ svatanuṃ dattvā vibudhānāṃ varānane|</text:span></text:p>
      <text:p text:style-name="Standard"><text:span text:style-name="T1">bhuktvā lokān kramāt sarvān śivaloke pratiṣṭhitaḥ||17-48||</text:span></text:p>
      <text:p text:style-name="Standard"><text:span text:style-name="T1">jāmadagnir mahīṃ dattvā kāśyapāya mahātmane|</text:span></text:p>
      <text:p text:style-name="Standard"><text:span text:style-name="T1">ihaiva sa yālaṃ bhoktā devarājyam avāpsyati||17-49|| </text:span></text:p>
      <text:p text:style-name="Standard"><text:span text:style-name="T1">dattvā go sakalaṃ devi vyāsasyāmitatejasaḥ|</text:span></text:p>
      <text:p text:style-name="Standard"><text:span text:style-name="T1">yudhiṣṭhira mahīyāsa dehas tridivadbhataḥ||17-50|| ?</text:span></text:p>
      <text:p text:style-name="Standard"><text:span text:style-name="T1">satyanāmaḥ ? (bhīmaḥ?) svakaṃ bhartā dattvā nārādasatkṛtam|</text:span></text:p>
      <text:p text:style-name="Standard"><text:span text:style-name="T1">dānasyāsya prabhāvena akṣayaṃ tridivadbhataḥ ?||17-51||</text:span></text:p>
      <text:p text:style-name="Standard"><text:span text:style-name="T1">catuḥṣaṣṭhisahastāṇi gavāṃ dattvā dvijanmane|</text:span></text:p>
      <text:p text:style-name="Standard"><text:span text:style-name="T1">duryodhanamahīyā*o gataḥ svargam anantakam||17-52||</text:span></text:p>
      <text:p text:style-name="Standard"><text:span text:style-name="T1">vāsukis sarparājendro dattvā viprasusaṃskṛtam|</text:span></text:p>
      <text:p text:style-name="Standard"><text:span text:style-name="T1">ratkāruś ca ? sābhānyā sarve nāgavimokṣitāḥ||17-53||</text:span></text:p>
      <text:p text:style-name="Standard"><text:span text:style-name="T1">gobhūmikanakādīnāṃ dānaṃ kanyasam ucyate|</text:span></text:p>
      <text:p text:style-name="Standard"><text:span text:style-name="T1">bhṛtyaputrakalatrāṇāṃ dānaṃ madhyamam ucyate||17-54||</text:span></text:p>
      <text:p text:style-name="Standard"><text:span text:style-name="T1">svadehaṃ pisitādīnāṃ dānam uttamam ucyate|</text:span></text:p>
      <text:p text:style-name="Standard"><text:span text:style-name="T1">etat sarvaṃ yadā dānaṃ tad dānam uttamottamam||17-55|| <text:s text:c="7"/></text:span><text:span text:style-name="T1"><text:note text:id="ftn1551" text:note-class="footnote"><text:note-citation>1551</text:note-citation><text:note-body><text:p text:style-name="Footnote">) 55d <text:span text:style-name="T2">°ottamam] </text:span><text:s text:c="2"/>Ca&lt;corr&gt;pc&lt;/corr&gt;; °otta Ca&lt;corr&gt;ac&lt;/corr&gt;</text:p></text:note-body></text:note></text:span></text:p>
      <text:p text:style-name="Standard"><text:span text:style-name="T1">jāvaj janmasahasrāṇi bhoktā bhavati kanyasaḥ|</text:span></text:p>
      <text:p text:style-name="Standard"><text:span text:style-name="T1">śatajanmasahasrāṇi bhoktā bhavati madhyamaḥ||17-56||</text:span></text:p>
      <text:p text:style-name="Standard"><text:span text:style-name="T1">uttamaḥ palabhoktā (phala?) vi ? janmakoṭiśatatrayam| </text:span></text:p>
      <text:p text:style-name="Standard"><text:span text:style-name="T1">parārdhadvayajanmānāṃ bhoktā vai cottamottamaḥ||17-57||</text:span></text:p>
      <text:p text:style-name="Standard"><text:span text:style-name="T1">bhūtānām anukampayā yadi dhanaṃ dātā sadānvarṣine|</text:span></text:p>
      <text:p text:style-name="Standard"><text:span text:style-name="T1">dīnānvakṛyaṇeṣv anāthamalineśvānādini** ca||17-58||</text:span></text:p>
      <text:p text:style-name="Standard"><text:span text:style-name="T1">yady eva kurute sadārtiharaṇaṃ śraddhānvitau bhaktimān|</text:span></text:p>
      <text:p text:style-name="Standard"><text:span text:style-name="T1">tasyānantayālaṃ vadanti vibudhāṃs sa yasya sandarśanāt||17-59||&lt;TEXT&gt; </text:span></text:p>
      <text:p text:style-name="Standard"><text:span text:style-name="T1">||iti vṛṣasārasaṃgrahe dānadharmaviśeṣaṃ nāma saptādaśamo 'dhyāyaḥ||</text:span></text:p>
      <text:p text:style-name="P1"/>
      <text:p text:style-name="Standard"><text:span text:style-name="T1">*** 18 ***</text:span></text:p>
      <text:p text:style-name="Standard"><text:span text:style-name="T1"><text:s/>18 pūrvakarmavipākaḥ </text:span></text:p>
      <text:p text:style-name="Standard"><text:span text:style-name="T1">devy uvāca| </text:span></text:p>
      <text:p text:style-name="P1"/>
      <text:p text:style-name="Standard"><text:span text:style-name="T1">bhuktvā tu bhogān suciraṃ yatheṣṭaṃ</text:span></text:p>
      <text:p text:style-name="Standard"><text:span text:style-name="T1"><text:s text:c="2"/></text:span></text:p>
      <text:p text:style-name="Standard"><text:span text:style-name="T1">puṇyakṣayān martyam upāgatānām|</text:span></text:p>
      <text:p text:style-name="Standard"><text:soft-page-break/><text:span text:style-name="T1">cihnāni teṣāṃ kathayasva me 'dya</text:span></text:p>
      <text:p text:style-name="Standard"><text:span text:style-name="T1"><text:s text:c="3"/></text:span></text:p>
      <text:p text:style-name="Standard"><text:span text:style-name="T1">yathākramaṃ karmaphalaṃ viśeṣāt||18-1||</text:span></text:p>
      <text:p text:style-name="P1"/>
      <text:p text:style-name="Standard"><text:span text:style-name="T1">maheśvara uvāca| </text:span></text:p>
      <text:p text:style-name="P1"/>
      <text:p text:style-name="Standard"><text:span text:style-name="T1">sadānnadātā kṛpaṇārtidīnāṃ</text:span></text:p>
      <text:p text:style-name="Standard"><text:span text:style-name="T1"><text:s text:c="2"/></text:span></text:p>
      <text:p text:style-name="Standard"><text:span text:style-name="T1">sa varṣakoṭyāyutam īśaloke| <text:s text:c="7"/></text:span><text:span text:style-name="T1"><text:note text:id="ftn1552" text:note-class="footnote"><text:note-citation>1552</text:note-citation><text:note-body><text:p text:style-name="Footnote">) 2b <text:span text:style-name="T2">°yutam īśaloke] </text:span><text:s text:c="2"/>Ca&lt;corr&gt;pc&lt;/corr&gt;; <text:s text:c="15"/>°yutam īnaśaloke Ca&lt;corr&gt;ac&lt;/corr&gt;</text:p></text:note-body></text:note></text:span></text:p>
      <text:p text:style-name="Standard"><text:span text:style-name="T1">bhuktvā ca bhogān samam apsarobhiḥ</text:span></text:p>
      <text:p text:style-name="Standard"><text:span text:style-name="T1"><text:s text:c="3"/></text:span></text:p>
      <text:p text:style-name="Standard"><text:span text:style-name="T1">prakṣīṇapuṇyaḥ punar eti martyam||18-2||</text:span></text:p>
      <text:p text:style-name="P1"/>
      <text:p text:style-name="P1"/>
      <text:p text:style-name="Standard"><text:span text:style-name="T1">jāyanti divyeṣu kuleṣu puṃsaḥ</text:span></text:p>
      <text:p text:style-name="Standard"><text:span text:style-name="T1"><text:s text:c="2"/></text:span></text:p>
      <text:p text:style-name="Standard"><text:span text:style-name="T1">sastrīsamṛddhe bahubhṛtya|</text:span></text:p>
      <text:p text:style-name="Standard"><text:span text:style-name="T1">pūrṇe gaurava? śvarannādi dhanā</text:span></text:p>
      <text:p text:style-name="Standard"><text:span text:style-name="T1"><text:s text:c="3"/></text:span></text:p>
      <text:p text:style-name="Standard"><text:span text:style-name="T1">kuleṣu ṛṣo ?jjvalakāntisamāyutaṃ ca||18-3|| </text:span></text:p>
      <text:p text:style-name="P1"/>
      <text:p text:style-name="P1"/>
      <text:p text:style-name="Standard"><text:span text:style-name="T1">vastraṃ susatkṛtya dvijasya dānāt</text:span></text:p>
      <text:p text:style-name="Standard"><text:span text:style-name="T1"><text:s text:c="2"/></text:span></text:p>
      <text:p text:style-name="Standard"><text:span text:style-name="T1">svargeṣu modanti sa varṣakoṭyaḥ|</text:span></text:p>
      <text:p text:style-name="Standard"><text:span text:style-name="T1">punaś ca te martyam upāgatāś ca</text:span></text:p>
      <text:p text:style-name="Standard"><text:span text:style-name="T1"><text:s text:c="3"/></text:span></text:p>
      <text:p text:style-name="Standard"><text:span text:style-name="T1">cihna*āha*krīyavam āpnuvanti||18-4||</text:span></text:p>
      <text:p text:style-name="P1"/>
      <text:p text:style-name="P1"/>
      <text:p text:style-name="Standard"><text:span text:style-name="T1">kūpaprayāpuṣkaraṇī pradātā</text:span></text:p>
      <text:p text:style-name="Standard"><text:span text:style-name="T1"><text:s text:c="2"/></text:span></text:p>
      <text:p text:style-name="Standard"><text:span text:style-name="T1">sa lokam āpnoti jaleśvarasya|</text:span></text:p>
      <text:p text:style-name="Standard"><text:span text:style-name="T1">tatas sa tasmāc cyutim āpya lokā</text:span></text:p>
      <text:p text:style-name="Standard"><text:span text:style-name="T1"><text:s text:c="3"/></text:span></text:p>
      <text:p text:style-name="Standard"><text:span text:style-name="T1">akhīsutṛpteṣu kuleṣu jāyet||18-5||</text:span></text:p>
      <text:p text:style-name="P1"/>
      <text:p text:style-name="P1"/>
      <text:p text:style-name="Standard"><text:span text:style-name="T1">rannipramāṇād api hemadānāt</text:span></text:p>
      <text:p text:style-name="Standard"><text:span text:style-name="T1"><text:s text:c="2"/></text:span></text:p>
      <text:p text:style-name="Standard"><text:span text:style-name="T1">surendralokaṃ samavāpnuvanti|</text:span></text:p>
      <text:p text:style-name="Standard"><text:span text:style-name="T1">tasmāc cyuto martyam upāgatānaṃ</text:span></text:p>
      <text:p text:style-name="Standard"><text:span text:style-name="T1"><text:s text:c="3"/></text:span></text:p>
      <text:p text:style-name="Standard"><text:span text:style-name="T1">cihn** (saja?) dvi* nadhānyalakṣyāḥ||18-6||</text:span></text:p>
      <text:p text:style-name="P1"/>
      <text:p text:style-name="P1"/>
      <text:p text:style-name="Standard"><text:span text:style-name="T1">adūṣya bhūmīvaravipradānāt</text:span></text:p>
      <text:p text:style-name="Standard"><text:span text:style-name="T1"><text:s text:c="2"/></text:span></text:p>
      <text:p text:style-name="Standard"><text:span text:style-name="T1">sa lokam āpnoti sureśvarasya|</text:span></text:p>
      <text:p text:style-name="Standard"><text:span text:style-name="T1">bhuktvā tu bhogān cyuta martyaloke</text:span></text:p>
      <text:p text:style-name="Standard"><text:span text:style-name="T1"><text:s text:c="3"/></text:span></text:p>
      <text:p text:style-name="Standard"><text:soft-page-break/><text:span text:style-name="T1">cihnaṃ labhed vai viṣayādhipatvam||18-7||</text:span></text:p>
      <text:p text:style-name="P1"/>
      <text:p text:style-name="P1"/>
      <text:p text:style-name="Standard"><text:span text:style-name="T1">dvijasya satkṛtya tilapradātā sa</text:span></text:p>
      <text:p text:style-name="Standard"><text:span text:style-name="T1"><text:s text:c="2"/></text:span></text:p>
      <text:p text:style-name="Standard"><text:span text:style-name="T1">lokam āpnoti ca keśavasya|</text:span></text:p>
      <text:p text:style-name="Standard"><text:span text:style-name="T1">bhraṣṭas tato martyam upāgatas tu</text:span></text:p>
      <text:p text:style-name="Standard"><text:span text:style-name="T1"><text:s text:c="3"/></text:span></text:p>
      <text:p text:style-name="Standard"><text:span text:style-name="T1">cihnaṃ labhed akṣayam arthalābham||18-8||</text:span></text:p>
      <text:p text:style-name="P1"/>
      <text:p text:style-name="P1"/>
      <text:p text:style-name="Standard"><text:span text:style-name="T1">gadā ? sva*ayāṃ vidhivad dvijānām</text:span></text:p>
      <text:p text:style-name="Standard"><text:span text:style-name="T1"><text:s text:c="2"/></text:span></text:p>
      <text:p text:style-name="Standard"><text:span text:style-name="T1">dattvā ca gokolam avāpnuvanti|</text:span></text:p>
      <text:p text:style-name="Standard"><text:span text:style-name="T1">kaplāvasāne samupetya martye</text:span></text:p>
      <text:p text:style-name="Standard"><text:span text:style-name="T1"><text:s text:c="3"/></text:span></text:p>
      <text:p text:style-name="Standard"><text:span text:style-name="T1">cihnaṅsavāḍhyaṃ śatagoyutaṃ ca||18-9||</text:span></text:p>
      <text:p text:style-name="P1"/>
      <text:p text:style-name="P1"/>
      <text:p text:style-name="Standard"><text:span text:style-name="T1">svargaṃ satānāṃ puruṣasya cihnaṃ</text:span></text:p>
      <text:p text:style-name="Standard"><text:span text:style-name="T1"><text:s text:c="2"/></text:span></text:p>
      <text:p text:style-name="Standard"><text:span text:style-name="T1">vanāḍhyatā śrī mukhabhogalābham|</text:span></text:p>
      <text:p text:style-name="Standard"><text:span text:style-name="T1">āyuryaśorūpakalatraputram</text:span></text:p>
      <text:p text:style-name="Standard"><text:span text:style-name="T1"><text:s text:c="3"/></text:span></text:p>
      <text:p text:style-name="Standard"><text:span text:style-name="T1">samyaṅ vibhūti kulakīrtim artham||18-10||</text:span></text:p>
      <text:p text:style-name="P1"/>
      <text:p text:style-name="P1"/>
      <text:p text:style-name="Standard"><text:span text:style-name="T1">dānā*(ṣṭa?)bhūñco?ttamakīrtanante</text:span></text:p>
      <text:p text:style-name="Standard"><text:span text:style-name="T1"><text:s text:c="2"/></text:span></text:p>
      <text:p text:style-name="Standard"><text:span text:style-name="T1">cihnaṃ ca lokaṃ ca samāsato me|</text:span></text:p>
      <text:p text:style-name="Standard"><text:span text:style-name="T1">śṛṇotu devī nirayāgatānāṃ</text:span></text:p>
      <text:p text:style-name="Standard"><text:span text:style-name="T1"><text:s text:c="3"/></text:span></text:p>
      <text:p text:style-name="Standard"><text:span text:style-name="T1">cihnaṃ ca karmaṃ ca vipākatāṃ ca||18-11||</text:span></text:p>
      <text:p text:style-name="P1"/>
      <text:p text:style-name="P1"/>
      <text:p text:style-name="Standard"><text:span text:style-name="T1">hatvā ca vipraṃ manasā ca vācā</text:span></text:p>
      <text:p text:style-name="Standard"><text:span text:style-name="T1"><text:s text:c="2"/></text:span></text:p>
      <text:p text:style-name="Standard"><text:span text:style-name="T1">sa yāti pāraṃ nirayasya ghoram|</text:span></text:p>
      <text:p text:style-name="Standard"><text:span text:style-name="T1">aśītikalpaṃ niraye krameṇa</text:span></text:p>
      <text:p text:style-name="Standard"><text:span text:style-name="T1"><text:s text:c="3"/></text:span></text:p>
      <text:p text:style-name="Standard"><text:span text:style-name="T1">bhuktvā punas tirya śatāyutānām||18-12||</text:span></text:p>
      <text:p text:style-name="P1"/>
      <text:p text:style-name="P1"/>
      <text:p text:style-name="Standard"><text:span text:style-name="T1">jayanti te mānuṣahīnavidyā</text:span></text:p>
      <text:p text:style-name="Standard"><text:span text:style-name="T1"><text:s text:c="2"/></text:span></text:p>
      <text:p text:style-name="Standard"><text:span text:style-name="T1">pratyantavāmāḥ kulavittahīnāḥ|</text:span></text:p>
      <text:p text:style-name="Standard"><text:span text:style-name="T1">nityaṃ ca tasyākṣayarogapīḍā</text:span></text:p>
      <text:p text:style-name="Standard"><text:span text:style-name="T1"><text:s text:c="3"/></text:span></text:p>
      <text:p text:style-name="Standard"><text:span text:style-name="T1">idan tu cihnaṃ dvijajīvahartuḥ||18-13||</text:span></text:p>
      <text:p text:style-name="P1"/>
      <text:p text:style-name="P1"/>
      <text:p text:style-name="Standard"><text:span text:style-name="T1">pītvā ca madyaṃ dvijaḥ ? kāmato vā</text:span></text:p>
      <text:p text:style-name="Standard"><text:soft-page-break/><text:span text:style-name="T1"><text:s text:c="2"/></text:span></text:p>
      <text:p text:style-name="Standard"><text:span text:style-name="T1">āghrāti gadhvaṃ svamanīṣikeṇa|</text:span></text:p>
      <text:p text:style-name="Standard"><text:span text:style-name="T1">sa yāti ghoraṃ narakam asahyaṃ</text:span></text:p>
      <text:p text:style-name="Standard"><text:span text:style-name="T1"><text:s text:c="3"/></text:span></text:p>
      <text:p text:style-name="Standard"><text:span text:style-name="T1">yāvac ca kalpaṃ daśa atra bhuktvā||18-14||</text:span></text:p>
      <text:p text:style-name="P1"/>
      <text:p text:style-name="P1"/>
      <text:p text:style-name="Standard"><text:span text:style-name="T1">tīryaṃ ca sarvam anubhūya**</text:span></text:p>
      <text:p text:style-name="Standard"><text:span text:style-name="T1"><text:s text:c="2"/></text:span></text:p>
      <text:p text:style-name="Standard"><text:span text:style-name="T1">svaṃ sa kaṣṭakaṣṭena manuṣyajanvā|</text:span></text:p>
      <text:p text:style-name="Standard"><text:span text:style-name="T1">caṇḍālaśaunaśvayacanvam eti</text:span></text:p>
      <text:p text:style-name="Standard"><text:span text:style-name="T1"><text:s text:c="3"/></text:span></text:p>
      <text:p text:style-name="Standard"><text:span text:style-name="T1">śyāmaṃ ca tāla bhavatīha cihnam||18-15||</text:span></text:p>
      <text:p text:style-name="P1"/>
      <text:p text:style-name="P1"/>
      <text:p text:style-name="Standard"><text:span text:style-name="T1">nindanti ye vedasasnūya jihvā</text:span></text:p>
      <text:p text:style-name="Standard"><text:span text:style-name="T1"><text:s text:c="2"/></text:span></text:p>
      <text:p text:style-name="Standard"><text:span text:style-name="T1">yaḥ kūṭasākṣī sa ca khalv alā*au|</text:span></text:p>
      <text:p text:style-name="Standard"><text:span text:style-name="T1">suhṛdvadhāmṛtyuśataṃ hi garbhe</text:span></text:p>
      <text:p text:style-name="Standard"><text:span text:style-name="T1"><text:s text:c="3"/></text:span></text:p>
      <text:p text:style-name="Standard"><text:span text:style-name="T1">garhāśanocchiṣṭabhujo bhavanti||18-16||</text:span></text:p>
      <text:p text:style-name="P1"/>
      <text:p text:style-name="P1"/>
      <text:p text:style-name="Standard"><text:span text:style-name="T1">stainyas tu yaiḥ kurvati pāpasattvam</text:span></text:p>
      <text:p text:style-name="Standard"><text:span text:style-name="T1"><text:s text:c="2"/></text:span></text:p>
      <text:p text:style-name="Standard"><text:span text:style-name="T1">te pāpadoṣān narakaṃ vrajanti|</text:span></text:p>
      <text:p text:style-name="Standard"><text:span text:style-name="T1">manvantarādīny anubhūyaduḥkham</text:span></text:p>
      <text:p text:style-name="Standard"><text:span text:style-name="T1"><text:s text:c="3"/></text:span></text:p>
      <text:p text:style-name="Standard"><text:span text:style-name="T1">punaś ca tiryak śataśo 'nubhūyāt||18-17||</text:span></text:p>
      <text:p text:style-name="P1"/>
      <text:p text:style-name="P1"/>
      <text:p text:style-name="Standard"><text:span text:style-name="T1">mānuṣyajanmeṣu ca duḥkhabhāgī</text:span></text:p>
      <text:p text:style-name="Standard"><text:span text:style-name="T1"><text:s text:c="2"/></text:span></text:p>
      <text:p text:style-name="Standard"><text:span text:style-name="T1">steneyamāyāti punaś ca mūḍhaḥ|</text:span></text:p>
      <text:p text:style-name="Standard"><text:span text:style-name="T1">suvarṇacaurakunakhatvacihnam</text:span></text:p>
      <text:p text:style-name="Standard"><text:span text:style-name="T1"><text:s text:c="3"/></text:span></text:p>
      <text:p text:style-name="Standard"><text:span text:style-name="T1">viśīrṇagātro rajatāpahārī||18-18||</text:span></text:p>
      <text:p text:style-name="P1"/>
      <text:p text:style-name="P1"/>
      <text:p text:style-name="Standard"><text:span text:style-name="T1">tāmrāpahāri sphaṭitāgrapāṇīr</text:span></text:p>
      <text:p text:style-name="Standard"><text:span text:style-name="T1"><text:s text:c="2"/></text:span></text:p>
      <text:p text:style-name="Standard"><text:span text:style-name="T1">lohāpahārī bhujacchedacihnaṃ|</text:span></text:p>
      <text:p text:style-name="Standard"><text:span text:style-name="T1">kāṃsāpahārī karabhagnacihnam</text:span></text:p>
      <text:p text:style-name="Standard"><text:span text:style-name="T1"><text:s text:c="3"/></text:span></text:p>
      <text:p text:style-name="Standard"><text:span text:style-name="T1">hṛtvā carīti trapusīsakānām||18-19||</text:span></text:p>
      <text:p text:style-name="P1"/>
      <text:p text:style-name="P1"/>
      <text:p text:style-name="Standard"><text:span text:style-name="T1">nāsauṣṭhakarṇaśravaṇasya chedaḥ</text:span></text:p>
      <text:p text:style-name="Standard"><text:span text:style-name="T1"><text:s text:c="2"/></text:span></text:p>
      <text:p text:style-name="Standard"><text:span text:style-name="T1">cihnaṃ nṛṇāṃ vastraharaṃ kucelaḥ|</text:span></text:p>
      <text:p text:style-name="Standard"><text:span text:style-name="T1">dhānyāpahārī bhavaty eṅgahīnaḥ</text:span></text:p>
      <text:p text:style-name="Standard"><text:span text:style-name="T1"><text:s text:c="3"/></text:span></text:p>
      <text:p text:style-name="Standard"><text:soft-page-break/><text:span text:style-name="T1">dīpopahārī bhavaty andhacihnam||18-20||</text:span></text:p>
      <text:p text:style-name="P1"/>
      <text:p text:style-name="P1"/>
      <text:p text:style-name="Standard"><text:span text:style-name="T1">nirvāpahā kāṇa bhaveta cihnam</text:span></text:p>
      <text:p text:style-name="Standard"><text:span text:style-name="T1"><text:s text:c="2"/></text:span></text:p>
      <text:p text:style-name="Standard"><text:span text:style-name="T1">yaḥ strī haret so 'pi jitaḥ striyā syāt|</text:span></text:p>
      <text:p text:style-name="Standard"><text:span text:style-name="T1">sasyāpahārī bhavatennahīnaḥ</text:span></text:p>
      <text:p text:style-name="Standard"><text:span text:style-name="T1"><text:s text:c="3"/></text:span></text:p>
      <text:p text:style-name="Standard"><text:span text:style-name="T1">hṛtvāyudhayantrahatatvacihnaṃ||18-21||</text:span></text:p>
      <text:p text:style-name="P1"/>
      <text:p text:style-name="P1"/>
      <text:p text:style-name="Standard"><text:span text:style-name="T1">annāpahārī paradattabhoktā</text:span></text:p>
      <text:p text:style-name="Standard"><text:span text:style-name="T1"><text:s text:c="2"/></text:span></text:p>
      <text:p text:style-name="Standard"><text:span text:style-name="T1">hṛtvā tu gāvaḥ sa bhavet daridraḥ|</text:span></text:p>
      <text:p text:style-name="Standard"><text:span text:style-name="T1">hariharettaddhariṇā dahanti</text:span></text:p>
      <text:p text:style-name="Standard"><text:span text:style-name="T1"><text:s text:c="3"/></text:span></text:p>
      <text:p text:style-name="Standard"><text:span text:style-name="T1">hṛtvā tu meṣān ajagardabhaś ca||18-22||</text:span></text:p>
      <text:p text:style-name="P1"/>
      <text:p text:style-name="P1"/>
      <text:p text:style-name="Standard"><text:span text:style-name="T1">sa bhārabhṛjjīvam udāharanti</text:span></text:p>
      <text:p text:style-name="Standard"><text:span text:style-name="T1"><text:s text:c="2"/></text:span></text:p>
      <text:p text:style-name="Standard"><text:span text:style-name="T1">ratnāpahārī anapatyatā ca|</text:span></text:p>
      <text:p text:style-name="Standard"><text:span text:style-name="T1">chatrāpahārī apavitratā ca</text:span></text:p>
      <text:p text:style-name="Standard"><text:span text:style-name="T1"><text:s text:c="3"/></text:span></text:p>
      <text:p text:style-name="Standard"><text:span text:style-name="T1">hṛtvā ca bījaṃ sa bhaved abījaḥ||18-23||</text:span></text:p>
      <text:p text:style-name="P1"/>
      <text:p text:style-name="P1"/>
      <text:p text:style-name="Standard"><text:span text:style-name="T1">godhūmaśāliyavamudgamāṣān</text:span></text:p>
      <text:p text:style-name="Standard"><text:span text:style-name="T1"><text:s text:c="2"/></text:span></text:p>
      <text:p text:style-name="Standard"><text:span text:style-name="T1">hṛtvā masūraṃ vilayaṃ vrajanti|</text:span></text:p>
      <text:p text:style-name="Standard"><text:span text:style-name="T1">kāmāturo mātaramātṛputrī</text:span></text:p>
      <text:p text:style-name="Standard"><text:span text:style-name="T1"><text:s text:c="3"/></text:span></text:p>
      <text:p text:style-name="Standard"><text:span text:style-name="T1">mātṛśvasāṅ gacchati mātulānīm||18-24||</text:span></text:p>
      <text:p text:style-name="P1"/>
      <text:p text:style-name="P1"/>
      <text:p text:style-name="Standard"><text:span text:style-name="T1">rājāṅganāṃ putrasutāṃ snuṣāṃ ca</text:span></text:p>
      <text:p text:style-name="Standard"><text:span text:style-name="T1"><text:s text:c="2"/></text:span></text:p>
      <text:p text:style-name="Standard"><text:span text:style-name="T1">pravrājinīṃ brāhmaṇīmantyajāṃ ca| </text:span></text:p>
      <text:p text:style-name="Standard"><text:span text:style-name="T1">ajāśvameṣasurabhīsutāś ca</text:span></text:p>
      <text:p text:style-name="Standard"><text:span text:style-name="T1"><text:s text:c="3"/></text:span></text:p>
      <text:p text:style-name="Standard"><text:span text:style-name="T1">yat kāmayet teṣu vimūḍhacetaḥ||18-25||</text:span></text:p>
      <text:p text:style-name="P1"/>
      <text:p text:style-name="P1"/>
      <text:p text:style-name="Standard"><text:span text:style-name="T1">sa yāti kṛcchraṃ narakaṃ sughoraṃ</text:span></text:p>
      <text:p text:style-name="Standard"><text:span text:style-name="T1"><text:s text:c="2"/></text:span></text:p>
      <text:p text:style-name="Standard"><text:span text:style-name="T1">sa varṣakoṭīśataśo bhramitvā|</text:span></text:p>
      <text:p text:style-name="Standard"><text:span text:style-name="T1">tīryañ ca bhūyaḥ śataśovyatītya</text:span></text:p>
      <text:p text:style-name="Standard"><text:span text:style-name="T1"><text:s text:c="3"/></text:span></text:p>
      <text:p text:style-name="Standard"><text:span text:style-name="T1">kaṣṭena vai jāyati mānuṣatvam||18-26||</text:span></text:p>
      <text:p text:style-name="P1"/>
      <text:p text:style-name="P1"/>
      <text:p text:style-name="Standard"><text:span text:style-name="T1">hīnāṅgatādīnaśarīratāś ca</text:span></text:p>
      <text:p text:style-name="Standard"><text:soft-page-break/><text:span text:style-name="T1"><text:s text:c="2"/></text:span></text:p>
      <text:p text:style-name="Standard"><text:span text:style-name="T1">yo mātṛgāmī sa bhaved aliṅgaḥ|</text:span></text:p>
      <text:p text:style-name="Standard"><text:span text:style-name="T1">mātṛsvasātalpagavānaliṅgā</text:span></text:p>
      <text:p text:style-name="Standard"><text:span text:style-name="T1"><text:s text:c="3"/></text:span></text:p>
      <text:p text:style-name="Standard"><text:span text:style-name="T1">liṅge 'parodhaḥ sutaputrikāmaḥ||18-27||</text:span></text:p>
      <text:p text:style-name="P1"/>
      <text:p text:style-name="P1"/>
      <text:p text:style-name="Standard"><text:span text:style-name="T1">snuṣāṃ ca yaḥ sevati raktamehī</text:span></text:p>
      <text:p text:style-name="Standard"><text:span text:style-name="T1"><text:s text:c="2"/></text:span></text:p>
      <text:p text:style-name="Standard"><text:span text:style-name="T1">dauḥ carmatāś ca dvijasundarīṣu|</text:span></text:p>
      <text:p text:style-name="Standard"><text:span text:style-name="T1">rājāṅganāyāsu ca liṅgacchedaḥ</text:span></text:p>
      <text:p text:style-name="Standard"><text:span text:style-name="T1"><text:s text:c="3"/></text:span></text:p>
      <text:p text:style-name="Standard"><text:span text:style-name="T1">pravrājinī kāmukamūtrakṛcchram||18-28||</text:span></text:p>
      <text:p text:style-name="P1"/>
      <text:p text:style-name="P1"/>
      <text:p text:style-name="Standard"><text:span text:style-name="T1">savyādhiliṅga labhatentyajāsu</text:span></text:p>
      <text:p text:style-name="Standard"><text:span text:style-name="T1"><text:s text:c="2"/></text:span></text:p>
      <text:p text:style-name="Standard"><text:span text:style-name="T1">vilīnaliṅgaḥ paśuyonigāmī|</text:span></text:p>
      <text:p text:style-name="Standard"><text:span text:style-name="T1">jāyanti te mūṣikadhānyacaurī</text:span></text:p>
      <text:p text:style-name="Standard"><text:span text:style-name="T1"><text:s text:c="3"/></text:span></text:p>
      <text:p text:style-name="Standard"><text:span text:style-name="T1">kṣīraṃ hared vāyasatāṃ prayāti||18-29||</text:span></text:p>
      <text:p text:style-name="P1"/>
      <text:p text:style-name="P1"/>
      <text:p text:style-name="Standard"><text:span text:style-name="T1">haṃsāpahārī sa bhaven nihaṃsaḥ</text:span></text:p>
      <text:p text:style-name="Standard"><text:span text:style-name="T1"><text:s text:c="2"/></text:span></text:p>
      <text:p text:style-name="Standard"><text:span text:style-name="T1">śvānatvam āyāti rasāpahārī|</text:span></text:p>
      <text:p text:style-name="Standard"><text:span text:style-name="T1">hṛtvā ca sūcīn tu bhavet sa daṃśaḥ</text:span></text:p>
      <text:p text:style-name="Standard"><text:span text:style-name="T1"><text:s text:c="3"/></text:span></text:p>
      <text:p text:style-name="Standard"><text:span text:style-name="T1">hṛtvā tu sarpir vṛṣatāṃ prayāti||18-30||</text:span></text:p>
      <text:p text:style-name="P1"/>
      <text:p text:style-name="P1"/>
      <text:p text:style-name="Standard"><text:span text:style-name="T1">māṃsaṃ tu hṛtvā sa bhaveta gṛdhraḥ</text:span></text:p>
      <text:p text:style-name="Standard"><text:span text:style-name="T1"><text:s text:c="2"/></text:span></text:p>
      <text:p text:style-name="Standard"><text:span text:style-name="T1">tailāpahārī khagatāṃ prayāti|</text:span></text:p>
      <text:p text:style-name="Standard"><text:span text:style-name="T1">guḍaṃ ca hṛtvā guḍikā bhavanti</text:span></text:p>
      <text:p text:style-name="Standard"><text:span text:style-name="T1"><text:s text:c="3"/></text:span></text:p>
      <text:p text:style-name="Standard"><text:span text:style-name="T1">śākāpahārī sa bhaven mayūram||18-31||</text:span></text:p>
      <text:p text:style-name="P1"/>
      <text:p text:style-name="P1"/>
      <text:p text:style-name="Standard"><text:span text:style-name="T1">hṛtvā paśuṃ paṅgurajāyatehaḥ</text:span></text:p>
      <text:p text:style-name="Standard"><text:span text:style-name="T1"><text:s text:c="2"/></text:span></text:p>
      <text:p text:style-name="Standard"><text:span text:style-name="T1">citratvam āyāti suvastrahārī|</text:span></text:p>
      <text:p text:style-name="Standard"><text:span text:style-name="T1">hṛtvā dukūlaṃ sa ca sārasattvaṃ</text:span></text:p>
      <text:p text:style-name="Standard"><text:span text:style-name="T1"><text:s text:c="3"/></text:span></text:p>
      <text:p text:style-name="Standard"><text:span text:style-name="T1">kṣaumaṃ ca hṛtvā sa ca durbalatvam||18-32||</text:span></text:p>
      <text:p text:style-name="P1"/>
      <text:p text:style-name="P1"/>
      <text:p text:style-name="Standard"><text:span text:style-name="T1">ūrnāni vastrāṇy apahṛtya meṣaḥ</text:span></text:p>
      <text:p text:style-name="Standard"><text:span text:style-name="T1"><text:s text:c="2"/></text:span></text:p>
      <text:p text:style-name="Standard"><text:span text:style-name="T1">chuchundarī jāyati gandhahārī|</text:span></text:p>
      <text:p text:style-name="Standard"><text:span text:style-name="T1">brahmasvam alpam apahṛtya bhoktā</text:span></text:p>
      <text:p text:style-name="Standard"><text:span text:style-name="T1"><text:s text:c="3"/></text:span></text:p>
      <text:p text:style-name="Standard"><text:soft-page-break/><text:span text:style-name="T1">sa gṛdhra ucchiṣṭabhujo bhavanti||18-33||</text:span></text:p>
      <text:p text:style-name="P1"/>
      <text:p text:style-name="P1"/>
      <text:p text:style-name="Standard"><text:span text:style-name="T1">pādena yaḥ sparśayate dvijāṅghriṃ</text:span></text:p>
      <text:p text:style-name="Standard"><text:span text:style-name="T1"><text:s text:c="2"/></text:span></text:p>
      <text:p text:style-name="Standard"><text:span text:style-name="T1">tacchītaraktaṃ caraṇau bhaveta|</text:span></text:p>
      <text:p text:style-name="Standard"><text:span text:style-name="T1">pādena yaḥ sparśayate ca gāvaḥ</text:span></text:p>
      <text:p text:style-name="Standard"><text:span text:style-name="T1"><text:s text:c="3"/></text:span></text:p>
      <text:p text:style-name="Standard"><text:span text:style-name="T1">sa pādarogān vividhāṃl labheta||18-34||</text:span></text:p>
      <text:p text:style-name="P1"/>
      <text:p text:style-name="P1"/>
      <text:p text:style-name="Standard"><text:span text:style-name="T1">yo mātaraḥ tāḍayate pādena</text:span></text:p>
      <text:p text:style-name="Standard"><text:span text:style-name="T1"><text:s text:c="2"/></text:span></text:p>
      <text:p text:style-name="Standard"><text:span text:style-name="T1">pāde tadīye kṛmayaḥ patanti|</text:span></text:p>
      <text:p text:style-name="Standard"><text:span text:style-name="T1">pādāt pṛśed yaḥ pitaraṃ durātmā</text:span></text:p>
      <text:p text:style-name="Standard"><text:span text:style-name="T1"><text:s text:c="3"/></text:span></text:p>
      <text:p text:style-name="Standard"><text:span text:style-name="T1">sūnonnapādaḥ sa bhavet paratra||18-35||</text:span></text:p>
      <text:p text:style-name="P1"/>
      <text:p text:style-name="P1"/>
      <text:p text:style-name="Standard"><text:span text:style-name="T1">padāt pṛśet toyam anādareṇa</text:span></text:p>
      <text:p text:style-name="Standard"><text:span text:style-name="T1"><text:s text:c="2"/></text:span></text:p>
      <text:p text:style-name="Standard"><text:span text:style-name="T1">saślīpadīpādayuge bhaveta|</text:span></text:p>
      <text:p text:style-name="Standard"><text:span text:style-name="T1">pādena ya sparśayate hutāśaṃ</text:span></text:p>
      <text:p text:style-name="Standard"><text:span text:style-name="T1"><text:s text:c="3"/></text:span></text:p>
      <text:p text:style-name="Standard"><text:span text:style-name="T1">sa cāgnipādaḥ satataṃ bhaveta||18-36||</text:span></text:p>
      <text:p text:style-name="P1"/>
      <text:p text:style-name="P1"/>
      <text:p text:style-name="Standard"><text:span text:style-name="T1">pādena yaś cāryam upaspṛśeta</text:span></text:p>
      <text:p text:style-name="Standard"><text:span text:style-name="T1"><text:s text:c="2"/></text:span></text:p>
      <text:p text:style-name="Standard"><text:span text:style-name="T1">sa pādacchedaṃ bahuśo labheta|</text:span></text:p>
      <text:p text:style-name="Standard"><text:span text:style-name="T1">granthāpahārī sa bhaveta mūkaḥ</text:span></text:p>
      <text:p text:style-name="Standard"><text:span text:style-name="T1"><text:s text:c="3"/></text:span></text:p>
      <text:p text:style-name="Standard"><text:span text:style-name="T1">durgandhavaktraḥ parichidravādī||18-37||</text:span></text:p>
      <text:p text:style-name="P1"/>
      <text:p text:style-name="P1"/>
      <text:p text:style-name="Standard"><text:span text:style-name="T1">paiśunyavādī sa ca pūtināsām</text:span></text:p>
      <text:p text:style-name="Standard"><text:span text:style-name="T1"><text:s text:c="2"/></text:span></text:p>
      <text:p text:style-name="Standard"><text:span text:style-name="T1">anamravaktras tv anṛtāpavādī|</text:span></text:p>
      <text:p text:style-name="Standard"><text:span text:style-name="T1">pāruṣyavaktā mukhapākarāgī</text:span></text:p>
      <text:p text:style-name="Standard"><text:span text:style-name="T1"><text:s text:c="3"/></text:span></text:p>
      <text:p text:style-name="Standard"><text:span text:style-name="T1">asat pralāpī sa ca dantarogaḥ||18-38||</text:span></text:p>
      <text:p text:style-name="P1"/>
      <text:p text:style-name="P1"/>
      <text:p text:style-name="Standard"><text:span text:style-name="T1">stīkṣṇapradāyī sa ca vakranāsa</text:span></text:p>
      <text:p text:style-name="Standard"><text:span text:style-name="T1"><text:s text:c="2"/></text:span></text:p>
      <text:p text:style-name="Standard"><text:span text:style-name="T1">sambhinnavaktā sa ca kaṇṭharogī|</text:span></text:p>
      <text:p text:style-name="Standard"><text:span text:style-name="T1">kruddhekṣaṇaḥ paśyati yas tu vipraṃ</text:span></text:p>
      <text:p text:style-name="Standard"><text:span text:style-name="T1"><text:s text:c="3"/></text:span></text:p>
      <text:p text:style-name="Standard"><text:span text:style-name="T1">tīvrākṣirogī sa tu jāyate hi||18-39||</text:span></text:p>
      <text:p text:style-name="P1"/>
      <text:p text:style-name="P1"/>
      <text:p text:style-name="Standard"><text:span text:style-name="T1">pradveṣayālokayate 'tithīn ya</text:span></text:p>
      <text:p text:style-name="Standard"><text:soft-page-break/><text:span text:style-name="T1"><text:s text:c="2"/></text:span></text:p>
      <text:p text:style-name="Standard"><text:span text:style-name="T1">utpāditākṣis sa bhavet paratra|</text:span></text:p>
      <text:p text:style-name="Standard"><text:span text:style-name="T1">vairūpya cakṣus tv atisūkṣmacakṣuḥ</text:span></text:p>
      <text:p text:style-name="Standard"><text:span text:style-name="T1"><text:s text:c="3"/></text:span></text:p>
      <text:p text:style-name="Standard"><text:span text:style-name="T1">sa jāyate kekarapiṅgayakṣuḥ||18-40||</text:span></text:p>
      <text:p text:style-name="P1"/>
      <text:p text:style-name="P1"/>
      <text:p text:style-name="Standard"><text:span text:style-name="T1">gartākṣikādīni vipāṇḍurāṇi</text:span></text:p>
      <text:p text:style-name="Standard"><text:span text:style-name="T1"><text:s text:c="2"/></text:span></text:p>
      <text:p text:style-name="Standard"><text:span text:style-name="T1">netrāmayāny eva ca pāpadoṣāt|</text:span></text:p>
      <text:p text:style-name="Standard"><text:span text:style-name="T1">śṛṇvanti ye pāpakathāṃ praśastāṃ</text:span></text:p>
      <text:p text:style-name="Standard"><text:span text:style-name="T1"><text:s text:c="3"/></text:span></text:p>
      <text:p text:style-name="Standard"><text:span text:style-name="T1">tāṃ karṇasarpiḥ paripīḍiyeta||18-41||</text:span></text:p>
      <text:p text:style-name="P1"/>
      <text:p text:style-name="P1"/>
      <text:p text:style-name="Standard"><text:span text:style-name="T1">śṛṇvanti nindāṃ hariśarvayor yaḥ</text:span></text:p>
      <text:p text:style-name="Standard"><text:span text:style-name="T1"><text:s text:c="2"/></text:span></text:p>
      <text:p text:style-name="Standard"><text:span text:style-name="T1">sa karṇaśūlena tu jīvatī vā|</text:span></text:p>
      <text:p text:style-name="Standard"><text:span text:style-name="T1">mātāpitṝṇāṃ śṛṇute 'pavādaḥ</text:span></text:p>
      <text:p text:style-name="Standard"><text:span text:style-name="T1"><text:s text:c="3"/></text:span></text:p>
      <text:p text:style-name="Standard"><text:span text:style-name="T1">sa karṇasāphena vināśam eti||18-42||</text:span></text:p>
      <text:p text:style-name="P1"/>
      <text:p text:style-name="P1"/>
      <text:p text:style-name="Standard"><text:span text:style-name="T1">śṛṇoti nindāṃ guruviprajā yaḥ</text:span></text:p>
      <text:p text:style-name="Standard"><text:span text:style-name="T1"><text:s text:c="2"/></text:span></text:p>
      <text:p text:style-name="Standard"><text:span text:style-name="T1">sa karṇapūyaṃ sravate saraktam|</text:span></text:p>
      <text:p text:style-name="Standard"><text:span text:style-name="T1">virūpyadāridhrakulādhameṣu</text:span></text:p>
      <text:p text:style-name="Standard"><text:span text:style-name="T1"><text:s text:c="3"/></text:span></text:p>
      <text:p text:style-name="Standard"><text:span text:style-name="T1">aniṣṭakarmabhṛtijīvanāś ca||18-43||</text:span></text:p>
      <text:p text:style-name="P1"/>
      <text:p text:style-name="P1"/>
      <text:p text:style-name="Standard"><text:span text:style-name="T1">akīrtanaṃ darśanavarjanaṃ ca</text:span></text:p>
      <text:p text:style-name="Standard"><text:span text:style-name="T1"><text:s text:c="2"/></text:span></text:p>
      <text:p text:style-name="Standard"><text:span text:style-name="T1">śvāpākato śvādiṣu jāyate saḥ|</text:span></text:p>
      <text:p text:style-name="Standard"><text:span text:style-name="T1">etāni cihnaṃ nirayāgatānāṃ</text:span></text:p>
      <text:p text:style-name="Standard"><text:span text:style-name="T1"><text:s text:c="3"/></text:span></text:p>
      <text:p text:style-name="Standard"><text:span text:style-name="T1">mānuṣyaloke kukṛtasya dṛṣṭam||18-44||</text:span></text:p>
      <text:p text:style-name="P1"/>
      <text:p text:style-name="Standard"><text:span text:style-name="T1"><text:s text:c="2"/></text:span></text:p>
      <text:p text:style-name="Standard"><text:span text:style-name="T1">samāsataḥ kīrtita eva devi|</text:span></text:p>
      <text:p text:style-name="Standard"><text:span text:style-name="T1"><text:s text:c="3"/></text:span></text:p>
      <text:p text:style-name="Standard"><text:span text:style-name="T1">yathaiva muktis tv iha karmabhaṅgaḥ||18-44||</text:span></text:p>
      <text:p text:style-name="P1"/>
      <text:p text:style-name="P1"/>
      <text:p text:style-name="Standard"><text:span text:style-name="T1">mātāpitroghato yāsutaduhitṛvahā bhrātṛgambhīravegā</text:span></text:p>
      <text:p text:style-name="Standard"><text:span text:style-name="T1"><text:s text:c="2"/></text:span></text:p>
      <text:p text:style-name="Standard"><text:span text:style-name="T1">bhāryāvartā vivartā kuṭilagativadhur bāndhavormītaraṅgā|</text:span></text:p>
      <text:p text:style-name="Standard"><text:span text:style-name="T1">kāmakrodhobhakūlā karimakarajhaṣā grāhakāmā bhayante</text:span></text:p>
      <text:p text:style-name="Standard"><text:span text:style-name="T1"><text:s text:c="3"/></text:span></text:p>
      <text:p text:style-name="Standard"><text:span text:style-name="T1">mṛtyor ākhyārṇave 'smin na śaraṇavivaśākāladṛṣṭo prayāti||18-45||</text:span></text:p>
      <text:p text:style-name="P1"/>
      <text:p text:style-name="P1"/>
      <text:p text:style-name="Standard"><text:soft-page-break/><text:span text:style-name="T1">nityaṃ yena vinā na yāti divasaṃ pañcatvam āpadyate</text:span></text:p>
      <text:p text:style-name="Standard"><text:span text:style-name="T1"><text:s text:c="2"/></text:span></text:p>
      <text:p text:style-name="Standard"><text:span text:style-name="T1">tyaktvā deha vanāntareṣu viṣame śvānaśrigālākule|</text:span></text:p>
      <text:p text:style-name="Standard"><text:span text:style-name="T1">bandhuḥ sarvanivartate gatadayā dharmaika tatra sthitaḥ</text:span></text:p>
      <text:p text:style-name="Standard"><text:span text:style-name="T1"><text:s text:c="3"/></text:span></text:p>
      <text:p text:style-name="Standard"><text:span text:style-name="T1">tasmād dharmaparo na cānyaḥ suhṛdaḥ sevet paratrārthinaḥ||18-46||</text:span></text:p>
      <text:p text:style-name="Standard"><text:span text:style-name="T1">&lt;TEXT&gt; </text:span></text:p>
      <text:p text:style-name="Standard"><text:span text:style-name="T1">||iti vṛṣasārasaṃgrahe pūrvakarmavipākacihnāṣṭādaśo 'dhyāyaḥ||</text:span></text:p>
      <text:p text:style-name="P1"/>
      <text:p text:style-name="Standard"><text:span text:style-name="T1">*** 19 ***</text:span></text:p>
      <text:p text:style-name="Standard"><text:span text:style-name="T1"><text:s/>19 dānayajñaviśeṣaḥ </text:span></text:p>
      <text:p text:style-name="Standard"><text:span text:style-name="T1">vigatarāga uvāca| </text:span></text:p>
      <text:p text:style-name="Standard"><text:span text:style-name="T1">kriyāsūkṣmo mahādharmaḥ karmaṇā kena prāpyate|</text:span></text:p>
      <text:p text:style-name="Standard"><text:span text:style-name="T1">alpopāyaṃ narārthāya pṛcchāmi kathayasva me||19-1||</text:span></text:p>
      <text:p text:style-name="Standard"><text:span text:style-name="T1">anarthayajña uvāca| </text:span></text:p>
      <text:p text:style-name="Standard"><text:span text:style-name="T1">alpopāyaṃ mahādharmaṃ kathayāmi dvijottama|</text:span></text:p>
      <text:p text:style-name="Standard"><text:span text:style-name="T1">sukhena labhate svargaṃ karmaṇā yena tac chṛṇu||19-2||</text:span></text:p>
      <text:p text:style-name="Standard"><text:span text:style-name="T1">lokānaṃ mātaro gāvo gobhiḥ sarvaṃ jagad dhṛtam|</text:span></text:p>
      <text:p text:style-name="Standard"><text:span text:style-name="T1">gomayam amṛtaṃ sarvaṃ jātaṃ sarvaśivecchayā||19-3||</text:span></text:p>
      <text:p text:style-name="Standard"><text:span text:style-name="T1">sarvadevamayī gāvaḥ sarvadevamayo dvijaḥ|</text:span></text:p>
      <text:p text:style-name="Standard"><text:span text:style-name="T1">sarvadevamayo bhūmiḥ sarvadevamayaḥ śivaḥ||19-4||</text:span></text:p>
      <text:p text:style-name="Standard"><text:span text:style-name="T1">tasmād gāvaḥ sadā sevyā dharmamokṣārthasiddhidā|</text:span></text:p>
      <text:p text:style-name="Standard"><text:span text:style-name="T1">paricaryā yathāśaktyā grāsavāsajalādibhiḥ||19-5||</text:span></text:p>
      <text:p text:style-name="Standard"><text:span text:style-name="T1">tāḍayen nātivegena vācayen mṛdunācaret|</text:span></text:p>
      <text:p text:style-name="Standard"><text:span text:style-name="T1">pālayan tarpanād yeṣu bhagnodvigneṣu yatnataḥ||19-6||</text:span></text:p>
      <text:p text:style-name="Standard"><text:span text:style-name="T1">vyādhivanaparikleśa oṣadhopakramaś caret|</text:span></text:p>
      <text:p text:style-name="Standard"><text:span text:style-name="T1">kaṇḍūyanaṃ ca kartavyaṃ yathāsaukhyaṃ bhaved gavām||19-7||</text:span></text:p>
      <text:p text:style-name="Standard"><text:span text:style-name="T1">gavāṃ pradakṣiṇaṃ kṛtvā śraddhābhaktisamanvitaḥ|</text:span></text:p>
      <text:p text:style-name="Standard"><text:span text:style-name="T1">sāgarāntā mahī sarvā n pradakṣiṇīkṛtā bhavet||19-8||</text:span></text:p>
      <text:p text:style-name="Standard"><text:span text:style-name="T1">pṛṣṭasaṃsparśanād yañ ca śraddhayā yadi mānavaḥ|</text:span></text:p>
      <text:p text:style-name="Standard"><text:span text:style-name="T1">ahorātrakṛtaṃ pāpaṃ naśyate nātrasaṃśayaḥ||19-9||</text:span></text:p>
      <text:p text:style-name="Standard"><text:span text:style-name="T1">lāṅgūlenoddhṛtaṃ toyaṃ mūrddhnā gṛhṇāti yo naraḥ|</text:span></text:p>
      <text:p text:style-name="Standard"><text:span text:style-name="T1">yāvaj jīva kṛtaṃ pāpaṃ naśyate nātra saṃśayaḥ||19-10||</text:span></text:p>
      <text:p text:style-name="Standard"><text:span text:style-name="T1">vidhivat snāpayed gāṃś ca mantrayuktena vāriṇā|</text:span></text:p>
      <text:p text:style-name="Standard"><text:span text:style-name="T1">tenāmbhasā svayaṃ snātvā sarvapāpakṣayo bhavet||19-11||</text:span></text:p>
      <text:p text:style-name="Standard"><text:span text:style-name="T1">vyādhivighnam alakṣmītvaṃ naśyate sadya eva ca|</text:span></text:p>
      <text:p text:style-name="Standard"><text:span text:style-name="T1">mṛtāpatyāś ca gāvāś ca snānam eva praśasyate||19-12||</text:span></text:p>
      <text:p text:style-name="Standard"><text:span text:style-name="T1">gavāṃ śṛṅgodakaṃ gṛhya mūrdhni yo dhārayen naraḥ|</text:span></text:p>
      <text:p text:style-name="Standard"><text:span text:style-name="T1">sa sarvatīrthasnānasya phalaṃ prāpnoti mānavaḥ||19-13||</text:span></text:p>
      <text:p text:style-name="Standard"><text:span text:style-name="T1">grāsamuṣṭipradānena goṣu bhaktisamanvitaḥ|</text:span></text:p>
      <text:p text:style-name="Standard"><text:span text:style-name="T1">agnihotraṃ hutaṃ tena sarvadevāḥ sutarpitāḥ||19-14||</text:span></text:p>
      <text:p text:style-name="Standard"><text:span text:style-name="T1">catvāraḥ stanadhārās tu yas tu mūrdhnā pratīcchati|</text:span></text:p>
      <text:p text:style-name="Standard"><text:span text:style-name="T1">sa catuḥsāgaraṃ gatvā snānapuṇyaphalaṃ labhet||19-15||</text:span></text:p>
      <text:p text:style-name="Standard"><text:span text:style-name="T1">gavārthaṃ yas tyajet prāṇān gograheṣu dvijottama|</text:span></text:p>
      <text:p text:style-name="Standard"><text:span text:style-name="T1">kalpakoṭiśataṃ divyaṃ śivaloke mahīyate||19-16||</text:span></text:p>
      <text:p text:style-name="Standard"><text:span text:style-name="T1">cyutabhagnādisaṃskāraṃ sarvaṃ yaḥ kurute naraḥ|</text:span></text:p>
      <text:p text:style-name="Standard"><text:span text:style-name="T1">bhāryākoṭiśataṃ dānaṃ yat phalaṃ parikīrtitam||19-17|| </text:span></text:p>
      <text:p text:style-name="Standard"><text:span text:style-name="T1">tatphalaṃ labhate martyaḥ śivalokaṃ ca gacchati|</text:span></text:p>
      <text:p text:style-name="Standard"><text:span text:style-name="T1">śivalokaparibhraṣṭaḥ pṛthivyām ekarāḍ bhavet||19-18||</text:span></text:p>
      <text:p text:style-name="Standard"><text:span text:style-name="T1">samāsataḥ samākhyātaṃ yathātattvaṃ dvijottama|</text:span></text:p>
      <text:p text:style-name="Standard"><text:span text:style-name="T1">na śakyaṃ vistarād vaktiuṃ gomahātmyasamuttamam||19-19||</text:span></text:p>
      <text:p text:style-name="Standard"><text:span text:style-name="T1">vigatarāga uvāca| </text:span></text:p>
      <text:p text:style-name="Standard"><text:soft-page-break/><text:span text:style-name="T1">devāḥ r aṣṭavidhāḥ proktāḥ tiryak pañcavidhaḥ smṛtaḥ|</text:span></text:p>
      <text:p text:style-name="Standard"><text:span text:style-name="T1">mānuṣyam ekam evāhuś cāturvarṇyaḥ kathaṃ bhavet||19-20||</text:span></text:p>
      <text:p text:style-name="Standard"><text:span text:style-name="T1">anarthayajña uvāca| </text:span></text:p>
      <text:p text:style-name="Standard"><text:span text:style-name="T1">pūrvakalpasṛjaty eṣa viṣṇunā prabhaviṣṇunā|</text:span></text:p>
      <text:p text:style-name="Standard"><text:span text:style-name="T1">evaṃ varṇā dvijaś cāsīt sarvakalpāgram agrataḥ||19-21||</text:span></text:p>
      <text:p text:style-name="Standard"><text:span text:style-name="T1">sarvavedavido viprāḥ sarvavedavidas tathā|</text:span></text:p>
      <text:p text:style-name="Standard"><text:span text:style-name="T1">tathā viprasahasrāṇāṃ yajñotsāhamano bhavet||19-22||</text:span></text:p>
      <text:p text:style-name="Standard"><text:span text:style-name="T1">vṛddhaviprasahasrāṇāṃ matam āśritya brāhmaṇaiḥ|</text:span></text:p>
      <text:p text:style-name="Standard"><text:span text:style-name="T1">kartuṃ karma samārabdhakarmaś cāpi vibhajyate||19-23||</text:span></text:p>
      <text:p text:style-name="Standard"><text:span text:style-name="T1">ṛtvajatve sthitāḥ kecit kecit saṃrakṣaṇe sthitāḥ|</text:span></text:p>
      <text:p text:style-name="Standard"><text:span text:style-name="T1">arthopārjanayuktān ye anye śilpe niyojitāḥ||19-24||</text:span></text:p>
      <text:p text:style-name="Standard"><text:span text:style-name="T1">evaṃ yajñavidhānena kartum arebhire purā|</text:span></text:p>
      <text:p text:style-name="Standard"><text:span text:style-name="T1">yathoddiṣṭena karmeṇa yajñotsāham avartata||19-25||</text:span></text:p>
      <text:p text:style-name="Standard"><text:span text:style-name="T1">āgatā ṛṣayaḥ sarve devatāḥ pitaras tathā|</text:span></text:p>
      <text:p text:style-name="Standard"><text:span text:style-name="T1">anyonyam abruvan tatra devarṣipitṛdevatāḥ||19-26||</text:span></text:p>
      <text:p text:style-name="Standard"><text:span text:style-name="T1">yajñārtam asṛjad varṇaṃ vidhinā pātuhetavaḥ|</text:span></text:p>
      <text:p text:style-name="Standard"><text:span text:style-name="T1">evam eva pravartantu bhavatir dvijasattamāḥ||19-27||</text:span></text:p>
      <text:p text:style-name="Standard"><text:span text:style-name="T1">ijyādhyādhyayanasampannā brahmaṇā yatra kalpitāḥ|</text:span></text:p>
      <text:p text:style-name="Standard"><text:span text:style-name="T1">suviprā vipratāṃ yāntu ṣaḍkarmāniratāḥ sadā||19-28||</text:span></text:p>
      <text:p text:style-name="Standard"><text:span text:style-name="T1">rakṣaṇārtaṃ tu ye viprāḥ kalpitāḥ śastrapāṇayaḥ|</text:span></text:p>
      <text:p text:style-name="Standard"><text:span text:style-name="T1">kṛtatrāṇāya viprāṇāṃ nityaṃ kṣātravratodbhavāḥ||19-29||</text:span></text:p>
      <text:p text:style-name="Standard"><text:span text:style-name="T1">arthopārjanam uddiśya kalpitā ye dvijātayaḥ|</text:span></text:p>
      <text:p text:style-name="Standard"><text:span text:style-name="T1">te tu vaiśyatvam āyāntu vārto āpaṇatodbhavāḥ|</text:span></text:p>
      <text:p text:style-name="Standard"><text:span text:style-name="T1">vadhabandhanakarmeṣu śilpasthānavadheṣu ca||</text:span></text:p>
      <text:p text:style-name="Standard"><text:span text:style-name="T1">kalpitā ye dvijātīnāṃ sarve śūdrā bhavantu te|</text:span></text:p>
      <text:p text:style-name="Standard"><text:span text:style-name="T1">prājāpatyaṃ brāhmaṇānām ījyādhyayanatatparām||19-31||</text:span></text:p>
      <text:p text:style-name="Standard"><text:span text:style-name="T1">sthānam aindraṃ kṣatriyāṇāṃ prajāpālanatatparam|</text:span></text:p>
      <text:p text:style-name="Standard"><text:span text:style-name="T1">vaiśyānāṃ vāsavasthānaṃ vāṇijyaṃ kṛṣijīvinām||19-32||</text:span></text:p>
      <text:p text:style-name="Standard"><text:span text:style-name="T1">śūdrāṇāṃ marutaḥ sthānaṃ śuśrūṣāniratātmanām|</text:span></text:p>
      <text:p text:style-name="Standard"><text:span text:style-name="T1">maharṣipitṛdevānāṃ matam ājñāya niścitaḥ|</text:span></text:p>
      <text:p text:style-name="Standard"><text:span text:style-name="T1">eṣa saṃkalpito brahmā padmayoniḥ pitāmahaḥ||</text:span></text:p>
      <text:p text:style-name="Standard"><text:span text:style-name="T1">saṃkalpaprabhavāḥ sarve devadānavamānavāḥ|</text:span></text:p>
      <text:p text:style-name="Standard"><text:span text:style-name="T1">paśupakṣimṛgāmukhyā yāvanti jagasambhavāḥ||19-34||</text:span></text:p>
      <text:p text:style-name="Standard"><text:span text:style-name="T1">bhūtasaṃkalpakartā ya kalpam āsīd dvijottama|</text:span></text:p>
      <text:p text:style-name="Standard"><text:span text:style-name="T1">kīrtitāni samāsena kim anyac chrotum icchasi||19-35||</text:span></text:p>
      <text:p text:style-name="Standard"><text:span text:style-name="T1">vigatarāga uvāca| </text:span></text:p>
      <text:p text:style-name="Standard"><text:span text:style-name="T1">kiṃ tapaḥ sarvavarṇānāṃ vṛttir vāpi tapodhana|</text:span></text:p>
      <text:p text:style-name="Standard"><text:span text:style-name="T1">yajñāś caiva pṛthaktvena śrotum icchāmi tattvataḥ||19-36||</text:span></text:p>
      <text:p text:style-name="Standard"><text:span text:style-name="T1">anarthayajña uvāca| </text:span></text:p>
      <text:p text:style-name="Standard"><text:span text:style-name="T1">brāhmaṇasya tapo yajñāḥ - tapaḥ kṣātrasya rakṣaṇam|</text:span></text:p>
      <text:p text:style-name="Standard"><text:span text:style-name="T1">vaiśyaś ca tapa vāṇijya tapaḥ śūdrasya sevanam||19-37||</text:span></text:p>
      <text:p text:style-name="Standard"><text:span text:style-name="T1">pratigraha dhano vipraḥ kṣatriyasya dhanur dhanam|</text:span></text:p>
      <text:p text:style-name="Standard"><text:span text:style-name="T1">kṛṣir dhanaṃ tathā vaiśyaḥ śūdraḥ śuśrūṣaṇaṃ dhanam||19-38||</text:span></text:p>
      <text:p text:style-name="Standard"><text:span text:style-name="T1">ārambhayajñaḥ kṣatrasya havir yajño viśas tathā|</text:span><text:span text:style-name="T1"><text:note text:id="ftn1553" text:note-class="footnote"><text:note-citation>1553</text:note-citation><text:note-body><text:p text:style-name="Footnote">39ab Å MBh 12224061ab and 12230012ab $ </text:p></text:note-body></text:note></text:span></text:p>
      <text:p text:style-name="Standard"><text:span text:style-name="T1">śūdraḥ paricaro yajño japayajño dvijātayaḥ||19-39||</text:span></text:p>
      <text:p text:style-name="Standard"><text:span text:style-name="T1">satya tīrtha dvijātīnāṃ raṇa tīrthaṃ tu kṣatriyāḥ|</text:span></text:p>
      <text:p text:style-name="Standard"><text:span text:style-name="T1">āryā tīrthaṃ tu vaiśānāṃ ! śūdratīrthaṃ tu vai dvijāḥ||19-40||</text:span></text:p>
      <text:p text:style-name="Standard"><text:span text:style-name="T1">nāsti vidyāsamo mitro nāsti dānasamaḥ sakhā|</text:span></text:p>
      <text:p text:style-name="Standard"><text:span text:style-name="T1">nāsti jñānasamo bandur nāsti yajño japaḥ samaḥ||19-41||</text:span></text:p>
      <text:p text:style-name="Standard"><text:span text:style-name="T1">dharmahīno mṛtas tulyo devatulyo jitendriyaḥ|</text:span></text:p>
      <text:p text:style-name="Standard"><text:span text:style-name="T1">yajñatulyo 'bhayaṃ dātā śivatulyao manonmanaḥ||19-42||</text:span></text:p>
      <text:p text:style-name="Standard"><text:soft-page-break/><text:span text:style-name="T1">vigatarāga uvāca| </text:span></text:p>
      <text:p text:style-name="Standard"><text:span text:style-name="T1">dāna yajñas tapas tīrthaṃ saṃnyāsaṃ yoga eva ca|</text:span></text:p>
      <text:p text:style-name="Standard"><text:span text:style-name="T1">eteṣu katamaḥ śreṣṭhaḥ śrotum icchāmi kīrtaya||19-43||</text:span></text:p>
      <text:p text:style-name="Standard"><text:span text:style-name="T1">anarthayajña uvāca| </text:span></text:p>
      <text:p text:style-name="Standard"><text:span text:style-name="T1">dānadharmasahasrebhyaḥ yajñayājī viśiṣyate|</text:span></text:p>
      <text:p text:style-name="Standard"><text:span text:style-name="T1">yajñayājīsahasrebhyas tīrthayātrī viśiṣyate||19-44||</text:span></text:p>
      <text:p text:style-name="Standard"><text:span text:style-name="T1">tīrthayātrisahasrebhyas tapaniṣṭo viśiṣyate|</text:span></text:p>
      <text:p text:style-name="Standard"><text:span text:style-name="T1">tapaniṣṭhasahasrebhyaḥ śreṣṭhaḥ saṃnyāsikaḥ smṛtaḥ||19-45||</text:span></text:p>
      <text:p text:style-name="Standard"><text:span text:style-name="T1">saṃnyāsīnāṃ sahasrebhyaḥ śreṣṭho yac ya jitendriyaḥ|</text:span></text:p>
      <text:p text:style-name="Standard"><text:span text:style-name="T1">jitendriyasahasrebhyaḥ yogayukto viśiṣyate||19-46||</text:span></text:p>
      <text:p text:style-name="Standard"><text:span text:style-name="T1">yogayuktasahasrebhyaḥ śreṣṭho līnamanaḥ smṛtaḥ|</text:span></text:p>
      <text:p text:style-name="Standard"><text:span text:style-name="T1">tasmāt sarvaprayatnena ādau mana viśodhayet||19-47||</text:span></text:p>
      <text:p text:style-name="Standard"><text:span text:style-name="T1">nigṛhītendriyagrāmaḥ svargamokṣau tu sādhanam|</text:span></text:p>
      <text:p text:style-name="Standard"><text:span text:style-name="T1">viśiṣṭhe tv indriyagrāme tiryannarakasādhanam||19-48||</text:span></text:p>
      <text:p text:style-name="Standard"><text:span text:style-name="T1">vigatarāga uvāca| </text:span></text:p>
      <text:p text:style-name="Standard"><text:span text:style-name="T1">carācarāṇāṃ bhūtānāṃ katamaḥ śreṣṭha ucyate|</text:span></text:p>
      <text:p text:style-name="Standard"><text:span text:style-name="T1">kathayasva mamādya tvaṃ chettum arhasi saṃśayam||19-49||</text:span></text:p>
      <text:p text:style-name="Standard"><text:span text:style-name="T1">anarthayajña uvāca| </text:span></text:p>
      <text:p text:style-name="Standard"><text:span text:style-name="T1">carācarāṇāṃ bhūtānāṃ tatra śreṣṭho - carāḥ smṛtāḥ|</text:span></text:p>
      <text:p text:style-name="Standard"><text:span text:style-name="T1">carāṇāṃ caiva sarveṣāṃ buddhimān śreṣṭha ucyate||19-50||</text:span></text:p>
      <text:p text:style-name="Standard"><text:span text:style-name="T1">buddhimānṣu ! ca sarveṣu tataḥ śreṣṭha narāḥ smṛtāḥ|</text:span></text:p>
      <text:p text:style-name="Standard"><text:span text:style-name="T1">narāṇāṃ caiva sarveṣāṃ brāhmaṇaḥ śreṣṭha ucyate||19-51||</text:span></text:p>
      <text:p text:style-name="Standard"><text:span text:style-name="T1">vidvarsv api ca sarveṣu kṛtabuddhir viśiṣyate|</text:span></text:p>
      <text:p text:style-name="Standard"><text:span text:style-name="T1">kṛtabuddhiṣu sarveṣu śreṣṭhaḥ kartā sa ucyate||19-52||</text:span></text:p>
      <text:p text:style-name="Standard"><text:span text:style-name="T1">kartṛṣv api ca sarveṣu brahmavedī viśiṣyate|</text:span></text:p>
      <text:p text:style-name="Standard"><text:span text:style-name="T1">brahmavedi paraṃ ! vipraḥ nānyaṃ vedmi paraṃtapaḥ|</text:span></text:p>
      <text:p text:style-name="Standard"><text:span text:style-name="T1">sa vipraḥ sa tapasvī ca sa yogī sa śivaḥ smṛtaḥ||&lt;TEXT&gt; </text:span></text:p>
      <text:p text:style-name="Standard"><text:span text:style-name="T1">||iti vṛṣasārasaṃgrahe dānayajñaviśeṣo nāma unaviṃśatitamo 'dhyāyaḥ||</text:span></text:p>
      <text:p text:style-name="P1"/>
      <text:p text:style-name="Standard"><text:span text:style-name="T1">*** 20 ***</text:span></text:p>
      <text:p text:style-name="Standard"><text:span text:style-name="T1"><text:s/>viṃśatimo 'dhyāyaḥ </text:span></text:p>
      <text:p text:style-name="Standard"><text:span text:style-name="T1">vigatarāga uvāca| </text:span></text:p>
      <text:p text:style-name="Standard"><text:span text:style-name="T1">pañcaviṃśati yat tattvaṃ jñātum icchāmi tattvataḥ|</text:span></text:p>
      <text:p text:style-name="Standard"><text:span text:style-name="T1">kathayasva mamādya tvaṃ chidyate yena saṃśayaḥ||20-1|| tattvanirṇayam </text:span></text:p>
      <text:p text:style-name="Standard"><text:span text:style-name="T1">anarthayajña uvāca| </text:span></text:p>
      <text:p text:style-name="Standard"><text:span text:style-name="T1">sarvaṃ pratyakṣadarśitvaṃ kathaṃ māṃ praṣṭum arhasi| <text:s text:c="7"/></text:span><text:span text:style-name="T1"><text:note text:id="ftn1554" text:note-class="footnote"><text:note-citation>1554</text:note-citation><text:note-body><text:p text:style-name="Footnote">) 2a <text:span text:style-name="T2">sarvaṃ] </text:span><text:s text:c="2"/>NaEd; sarva° Ca</text:p></text:note-body></text:note></text:span><text:span text:style-name="T1"><text:s text:c="8"/></text:span><text:span text:style-name="T1"><text:note text:id="ftn1555" text:note-class="footnote"><text:note-citation>1555</text:note-citation><text:note-body><text:p text:style-name="Footnote">) 2b <text:span text:style-name="T2">māṃ] </text:span><text:s text:c="2"/>CaEd; maṃ Na</text:p></text:note-body></text:note></text:span></text:p>
      <text:p text:style-name="Standard"><text:span text:style-name="T1">pṛṣṭena kathanīyo 'smi eṣa me kṛtaniścayaḥ||20-2||</text:span></text:p>
      <text:p text:style-name="Standard"><text:span text:style-name="T1">śṛṇu te sampravakṣyāmi tattvasadbhāvam uttamam| śivaḥ (25) </text:span></text:p>
      <text:p text:style-name="Standard"><text:span text:style-name="T1">nādimadhyaṃ na cāntaṃ ca yan na vedyaṃ surair api||20-3|| <text:s text:c="7"/></text:span><text:span text:style-name="T1"><text:note text:id="ftn1556" text:note-class="footnote"><text:note-citation>1556</text:note-citation><text:note-body><text:p text:style-name="Footnote">) 3c <text:span text:style-name="T2">cāntaṃ] </text:span><text:s text:c="2"/>CaNa; cāntaś Ed</text:p></text:note-body></text:note></text:span></text:p>
      <text:p text:style-name="Standard"><text:span text:style-name="T1">atisūkṣmo hy atisthūlo nirālambo nirañjanaḥ|</text:span></text:p>
      <text:p text:style-name="Standard"><text:span text:style-name="T1">acintyaś cāprameyaś ca akṣarākṣaravarjitaḥ||20-4||</text:span></text:p>
      <text:p text:style-name="Standard"><text:span text:style-name="T1">sarvaḥ sarvagato vyāpī sarvam āvṛtya tiṣṭhati|</text:span></text:p>
      <text:p text:style-name="Standard"><text:span text:style-name="T1">sarvendriyaguṇābhāṣaḥ sarvendriyavivarjitaḥ||20-5|| <text:s text:c="7"/></text:span><text:span text:style-name="T1"><text:note text:id="ftn1557" text:note-class="footnote"><text:note-citation>1557</text:note-citation><text:note-body><text:p text:style-name="Footnote">) 5 <text:span text:style-name="T3">omitted in </text:span>Ed</text:p></text:note-body></text:note></text:span></text:p>
      <text:p text:style-name="Standard"><text:span text:style-name="T1">ajarāmarajaḥ śāntaḥ paramātmā śivo 'vyayaḥ| <text:s text:c="7"/></text:span><text:span text:style-name="T1"><text:note text:id="ftn1558" text:note-class="footnote"><text:note-citation>1558</text:note-citation><text:note-body><text:p text:style-name="Footnote">) 6a <text:span text:style-name="T2">°jaḥ] </text:span><text:s text:c="2"/>CaNa; yaḥ Ed</text:p></text:note-body></text:note></text:span></text:p>
      <text:p text:style-name="Standard"><text:span text:style-name="T1">alakṣyalakṣaṇaḥ svastho brahmā puruṣasaṃjñitaḥ||20-6|| <text:s text:c="7"/></text:span><text:span text:style-name="T1"><text:note text:id="ftn1559" text:note-class="footnote"><text:note-citation>1559</text:note-citation><text:note-body><text:p text:style-name="Footnote">) 6d <text:span text:style-name="T2">brahmā] </text:span><text:s text:c="2"/>CaEd; brahma Na</text:p></text:note-body></text:note></text:span></text:p>
      <text:p text:style-name="Standard"><text:soft-page-break/><text:span text:style-name="T1">pañcaviṃśaḥ sa vijñeyo janmamṛtyuharaḥ prabhuḥ| <text:s text:c="7"/></text:span><text:span text:style-name="T1"><text:note text:id="ftn1560" text:note-class="footnote"><text:note-citation>1560</text:note-citation><text:note-body><text:p text:style-name="Footnote">) 7a <text:span text:style-name="T2">°viṃśaḥ] </text:span><text:s text:c="2"/>CaEd; <text:s text:c="24"/>°viṃśat Na&lt;corr&gt;ac&lt;/corr&gt;, °viṃśa Na&lt;corr&gt;pc&lt;/corr&gt; â€¢ <text:s text:c="17"/><text:span text:style-name="T2">sa vijñeyo] </text:span><text:s text:c="2"/>CaNa&lt;corr&gt;ac&lt;/corr&gt;Ed; <text:s text:c="23"/>sarvajñeyo Na&lt;corr&gt;pc&lt;/corr&gt;</text:p></text:note-body></text:note></text:span></text:p>
      <text:p text:style-name="Standard"><text:span text:style-name="T1">kalākalaṅkanirmukto vyomapañcāśavarjitaḥ||20-7||</text:span></text:p>
      <text:p text:style-name="Standard"><text:span text:style-name="T1">jalapakṣī yathātoyair na lipyeta jale caran| <text:s text:c="7"/></text:span><text:span text:style-name="T1"><text:note text:id="ftn1561" text:note-class="footnote"><text:note-citation>1561</text:note-citation><text:note-body><text:p text:style-name="Footnote">) 8a <text:span text:style-name="T2">°toyair] </text:span><text:s text:c="2"/>CaEd; °toyai Na</text:p></text:note-body></text:note></text:span><text:span text:style-name="T1"><text:s text:c="8"/></text:span><text:span text:style-name="T1"><text:note text:id="ftn1562" text:note-class="footnote"><text:note-citation>1562</text:note-citation><text:note-body><text:p text:style-name="Footnote">) 8b <text:span text:style-name="T2">lipyeta] </text:span><text:s text:c="2"/>CaNa; lipyate Ed</text:p></text:note-body></text:note></text:span></text:p>
      <text:p text:style-name="Standard"><text:span text:style-name="T1">tadvad doṣair na lipyeta pāpakarmaśatair api||20-8|| prakṛtiḥ (24) </text:span></text:p>
      <text:p text:style-name="Standard"><text:span text:style-name="T1">caturviṃśati yat tattvaṃ prakṛtir vidhiniścayaḥ| <text:s text:c="7"/></text:span><text:span text:style-name="T1"><text:note text:id="ftn1563" text:note-class="footnote"><text:note-citation>1563</text:note-citation><text:note-body><text:p text:style-name="Footnote">) 9a <text:span text:style-name="T2">yat] </text:span><text:s text:c="2"/>CaNa; yan Ed</text:p></text:note-body></text:note></text:span></text:p>
      <text:p text:style-name="Standard"><text:span text:style-name="T1">vikṛtiś ca sa vijñeyas tattvataḥ sa manīṣibhiḥ||20-9||</text:span></text:p>
      <text:p text:style-name="Standard"><text:span text:style-name="T1">prakṛtiprabhavāḥ sarve buddhyahaṃkāra-ādayaḥ| <text:s text:c="7"/></text:span><text:span text:style-name="T1"><text:note text:id="ftn1564" text:note-class="footnote"><text:note-citation>1564</text:note-citation><text:note-body><text:p text:style-name="Footnote">) 10b <text:span text:style-name="T2">buddhyahaṃkāra-ādayaḥ] </text:span><text:s text:c="2"/>CaNa; <text:s text:c="24"/>buddhyāhaṃkārakādayaḥ Ed</text:p></text:note-body></text:note></text:span></text:p>
      <text:p text:style-name="Standard"><text:span text:style-name="T1">vikṛtiṃ pratilīyante bhūmyādi kramaśas tu vai||20-10|| <text:s text:c="7"/></text:span><text:span text:style-name="T1"><text:note text:id="ftn1565" text:note-class="footnote"><text:note-citation>1565</text:note-citation><text:note-body><text:p text:style-name="Footnote">) 10d <text:span text:style-name="T2">kramaśas] </text:span><text:s text:c="2"/>CaEd; yaḥ kramas Na</text:p></text:note-body></text:note></text:span><text:span text:style-name="T1"><text:s/>matiḥ (23) </text:span></text:p>
      <text:p text:style-name="Standard"><text:span text:style-name="T1">matitattva trayoviṃśa dharmādiguṇasaṃyutaḥ|</text:span></text:p>
      <text:p text:style-name="Standard"><text:span text:style-name="T1">sattvādhikasamutpannaboddhāta vidhidehinaḥ||20-11|| <text:s text:c="7"/></text:span><text:span text:style-name="T1"><text:note text:id="ftn1566" text:note-class="footnote"><text:note-citation>1566</text:note-citation><text:note-body><text:p text:style-name="Footnote">) 11d <text:span text:style-name="T2">°boddhāta] </text:span><text:s text:c="2"/>CaEd; °boddhātaṃ Na</text:p></text:note-body></text:note></text:span><text:span text:style-name="T1"><text:s/>ahaṃkāraḥ (22) </text:span></text:p>
      <text:p text:style-name="Standard"><text:span text:style-name="T1">dvāviṃśati ahaṃkāras tattvam uktaṃ manīṣibhiḥ| <text:s text:c="7"/></text:span><text:span text:style-name="T1"><text:note text:id="ftn1567" text:note-class="footnote"><text:note-citation>1567</text:note-citation><text:note-body><text:p text:style-name="Footnote">) 12b <text:span text:style-name="T2">uktaṃ] </text:span><text:s text:c="2"/>CaNa; ukta Ed</text:p></text:note-body></text:note></text:span></text:p>
      <text:p text:style-name="Standard"><text:span text:style-name="T1">bhūtādi mama pañcāha rajādhikasamudbhavam||20-12|| <text:s text:c="7"/></text:span><text:span text:style-name="T1"><text:note text:id="ftn1568" text:note-class="footnote"><text:note-citation>1568</text:note-citation><text:note-body><text:p text:style-name="Footnote">) 12c <text:span text:style-name="T2">bhūtādi mama pañcāha] </text:span><text:s text:c="2"/>CaNa; <text:s text:c="21"/>bhūtādir nāma pañcāha Ed</text:p></text:note-body></text:note></text:span><text:span text:style-name="T1"><text:s text:c="8"/></text:span><text:span text:style-name="T1"><text:note text:id="ftn1569" text:note-class="footnote"><text:note-citation>1569</text:note-citation><text:note-body><text:p text:style-name="Footnote">) 12d <text:span text:style-name="T2">rajā°] </text:span><text:s text:c="2"/>CaNa; rajo° Ed</text:p></text:note-body></text:note></text:span><text:span text:style-name="T1"><text:s/>suśiraḥ? (21) </text:span></text:p>
      <text:p text:style-name="Standard"><text:span text:style-name="T1">ekaviṃśati yat tattvaṃ suśiraṃ viddhi bho dvija| <text:s text:c="7"/></text:span><text:span text:style-name="T1"><text:note text:id="ftn1570" text:note-class="footnote"><text:note-citation>1570</text:note-citation><text:note-body><text:p text:style-name="Footnote">) 13b <text:span text:style-name="T2">suśiraṃ viddhi] </text:span><text:s text:c="2"/>CaCbNaEd; susira vṛddhi Cc</text:p></text:note-body></text:note></text:span></text:p>
      <text:p text:style-name="Standard"><text:span text:style-name="T1">śabdātītaṃ suśiratvaṃ saśabdaguṇalakṣaṇam||20-13|| <text:s text:c="7"/></text:span><text:span text:style-name="T1"><text:note text:id="ftn1571" text:note-class="footnote"><text:note-citation>1571</text:note-citation><text:note-body><text:p text:style-name="Footnote">) 13d <text:span text:style-name="T2">°lakṣaṇam] </text:span><text:s text:c="2"/>NaEd; °laÃ—ṇam Ca</text:p></text:note-body></text:note></text:span></text:p>
      <text:p text:style-name="Standard"><text:span text:style-name="T1">saptasvarās trayo grāmā mūrcchanās tv ekaviṃśatiḥ| <text:s text:c="7"/></text:span><text:span text:style-name="T1"><text:note text:id="ftn1572" text:note-class="footnote"><text:note-citation>1572</text:note-citation><text:note-body><text:p text:style-name="Footnote">) 14a <text:span text:style-name="T2">grāmā] </text:span><text:s text:c="2"/>CaNa; grāmāḥ Ed</text:p></text:note-body></text:note></text:span><text:span text:style-name="T1"><text:s text:c="8"/></text:span><text:span text:style-name="T1"><text:note text:id="ftn1573" text:note-class="footnote"><text:note-citation>1573</text:note-citation><text:note-body><text:p text:style-name="Footnote">) 14b <text:span text:style-name="T2">°viṃśatiḥ] </text:span><text:s text:c="2"/>Ed; °viṃśati CaNa</text:p></text:note-body></text:note></text:span></text:p>
      <text:p text:style-name="Standard"><text:span text:style-name="T1">tā nāmekonapañcāśac chabdabhedas tadādayaḥ||20-14|| <text:s text:c="7"/></text:span><text:span text:style-name="T1"><text:note text:id="ftn1574" text:note-class="footnote"><text:note-citation>1574</text:note-citation><text:note-body><text:p text:style-name="Footnote">) 14c <text:span text:style-name="T2">°kona°] </text:span><text:s text:c="2"/>CaEd; °kūna° Na</text:p></text:note-body></text:note></text:span></text:p>
      <text:p text:style-name="Standard"><text:span text:style-name="T1">evam ādīny anekāni svarabhedā dvijottama| <text:s text:c="7"/></text:span><text:span text:style-name="T1"><text:note text:id="ftn1575" text:note-class="footnote"><text:note-citation>1575</text:note-citation><text:note-body><text:p text:style-name="Footnote">) 15b <text:span text:style-name="T2">°bhedā] </text:span><text:s text:c="2"/>CaNa; °bhedān Ed</text:p></text:note-body></text:note></text:span></text:p>
      <text:p text:style-name="Standard"><text:span text:style-name="T1">gāndharvasvaratattvajñair munibhiḥ samudāhṛtam||20-15|| <text:s text:c="7"/></text:span><text:span text:style-name="T1"><text:note text:id="ftn1576" text:note-class="footnote"><text:note-citation>1576</text:note-citation><text:note-body><text:p text:style-name="Footnote">) 15c <text:span text:style-name="T2">gāndharvasvara°] </text:span><text:s text:c="2"/>NaEd; gāndharvāsura Ca</text:p></text:note-body></text:note></text:span></text:p>
      <text:p text:style-name="Standard"><text:span text:style-name="T1">veṇumurajatantrīṇāṃ dundubhīnāṃ svanāni ca| <text:s text:c="7"/></text:span><text:span text:style-name="T1"><text:note text:id="ftn1577" text:note-class="footnote"><text:note-citation>1577</text:note-citation><text:note-body><text:p text:style-name="Footnote">) 16b <text:span text:style-name="T2">svanāni] </text:span><text:s text:c="2"/>NaEd; stanāni Ca</text:p></text:note-body></text:note></text:span></text:p>
      <text:p text:style-name="Standard"><text:span text:style-name="T1">śaṅkhakāhalakāṃsyānāṃ śabdāni vividhāni ca||20-16|| <text:s text:c="7"/></text:span><text:span text:style-name="T1"><text:note text:id="ftn1578" text:note-class="footnote"><text:note-citation>1578</text:note-citation><text:note-body><text:p text:style-name="Footnote">) 16cd <text:span text:style-name="T2">kāṃsyānāṃ śabdāni] </text:span><text:s text:c="2"/>NaEd; <text:s text:c="24"/>kāṃsyānāṃ Ã—Ã—ni Ca</text:p></text:note-body></text:note></text:span><text:span text:style-name="T1"><text:s/>ākāśaḥ </text:span></text:p>
      <text:p text:style-name="Standard"><text:span text:style-name="T1">ākāśadhātuṃ viprendra śṛṇu vakṣyāmi te daśa| <text:s text:c="7"/></text:span><text:span text:style-name="T1"><text:note text:id="ftn1579" text:note-class="footnote"><text:note-citation>1579</text:note-citation><text:note-body><text:p text:style-name="Footnote">) 17a <text:span text:style-name="T2">°dhātuṃ] </text:span><text:s text:c="2"/>Ca; °dhātu NaEd</text:p></text:note-body></text:note></text:span></text:p>
      <text:p text:style-name="Standard"><text:span text:style-name="T1">pāyūpasthodaraḥ kaṇṭhaśaṅkhalau mukhanāsikau||20-17|| <text:s text:c="7"/></text:span><text:span text:style-name="T1"><text:note text:id="ftn1580" text:note-class="footnote"><text:note-citation>1580</text:note-citation><text:note-body><text:p text:style-name="Footnote">) 17c <text:span text:style-name="T2">°daraḥ] </text:span><text:s text:c="2"/>Ed; °dara° CaNa</text:p></text:note-body></text:note></text:span><text:span text:style-name="T1"><text:s text:c="8"/></text:span><text:span text:style-name="T1"><text:note text:id="ftn1581" text:note-class="footnote"><text:note-citation>1581</text:note-citation><text:note-body><text:p text:style-name="Footnote">) 17d <text:span text:style-name="T2">śaṅkhalau] </text:span><text:s text:c="2"/>CaNa; śrotau ca Ed</text:p></text:note-body></text:note></text:span></text:p>
      <text:p text:style-name="Standard"><text:span text:style-name="T1">hṛdiṃ ca daśamaṃ jñeyaṃ deha ākāśasambhavaḥ| <text:s text:c="7"/></text:span><text:span text:style-name="T1"><text:note text:id="ftn1582" text:note-class="footnote"><text:note-citation>1582</text:note-citation><text:note-body><text:p text:style-name="Footnote">) 18a <text:span text:style-name="T2">hṛdiṃ] </text:span><text:s text:c="2"/>CaNa; hṛdiś Ed</text:p></text:note-body></text:note></text:span></text:p>
      <text:p text:style-name="Standard"><text:span text:style-name="T1">punar anyat pravakṣyāmi tac chṛṇuṣva dvijottama||20-18|| <text:s text:c="7"/></text:span><text:span text:style-name="T1"><text:note text:id="ftn1583" text:note-class="footnote"><text:note-citation>1583</text:note-citation><text:note-body><text:p text:style-name="Footnote">) 18c <text:span text:style-name="T2">anyat] </text:span><text:s text:c="2"/>CaEd; anyaṃ Na</text:p></text:note-body></text:note></text:span></text:p>
      <text:p text:style-name="Standard"><text:span text:style-name="T1">daśa dhātuguṇā jñeyāḥ pañcabhūtaḥ pṛthak pṛthak|</text:span></text:p>
      <text:p text:style-name="Standard"><text:soft-page-break/><text:span text:style-name="T1">ākāśasya guṇāḥ śabdo vyāpitvaṃ chidratāpi ca||20-19|| <text:s text:c="7"/></text:span><text:span text:style-name="T1"><text:note text:id="ftn1584" text:note-class="footnote"><text:note-citation>1584</text:note-citation><text:note-body><text:p text:style-name="Footnote">) 19c <text:span text:style-name="T2">ākāśasya] </text:span><text:s text:c="2"/>NaEd; ākāśaÃ— Ca</text:p></text:note-body></text:note></text:span><text:span text:style-name="T1"><text:s text:c="8"/></text:span><text:span text:style-name="T1"><text:note text:id="ftn1585" text:note-class="footnote"><text:note-citation>1585</text:note-citation><text:note-body><text:p text:style-name="Footnote">19cd Å 12.247.7ab $ </text:p></text:note-body></text:note></text:span></text:p>
      <text:p text:style-name="Standard"><text:span text:style-name="T1">anāśrayanirālambam avyaktam avikāritā|</text:span></text:p>
      <text:p text:style-name="Standard"><text:span text:style-name="T1">apratīghātitā caiva bhūtatvaṃ prakṛtāni ca||20-20|| vāyuḥ </text:span></text:p>
      <text:p text:style-name="Standard"><text:span text:style-name="T1">ākāśadhāto[r?] viprendra tato vāyusamudbhavaḥ|</text:span></text:p>
      <text:p text:style-name="Standard"><text:span text:style-name="T1">śabdapūrvaguṇaṃ gṛhya vāyoḥ sparśaguṇaḥ smṛtaḥ||20-21||</text:span></text:p>
      <text:p text:style-name="Standard"><text:span text:style-name="T1">śabdapūrvaṃ mayākhyātaṃ śṛṇu sparśa dvijottama| <text:s text:c="7"/></text:span><text:span text:style-name="T1"><text:note text:id="ftn1586" text:note-class="footnote"><text:note-citation>1586</text:note-citation><text:note-body><text:p text:style-name="Footnote">) 22b <text:span text:style-name="T2">dvijottama] </text:span><text:s text:c="2"/>NaEd; Ã—jottama Ca</text:p></text:note-body></text:note></text:span></text:p>
      <text:p text:style-name="Standard"><text:span text:style-name="T1">kaṭhinaś cikkaṇaḥ ślakṣo mṛdusnigdhakharadravāḥ||20-22|| <text:s text:c="7"/></text:span><text:span text:style-name="T1"><text:note text:id="ftn1587" text:note-class="footnote"><text:note-citation>1587</text:note-citation><text:note-body><text:p text:style-name="Footnote">) 22c <text:span text:style-name="T2">cikkaṇaḥ] </text:span><text:s text:c="2"/><text:span text:style-name="T3">corr. </text:span>&lt;/i&gt;; cikkanaḥ CaNa; cikkaraḥ Ed</text:p></text:note-body></text:note></text:span><text:span text:style-name="T1"><text:s text:c="8"/></text:span><text:span text:style-name="T1"><text:note text:id="ftn1588" text:note-class="footnote"><text:note-citation>1588</text:note-citation><text:note-body><text:p text:style-name="Footnote">22cd Å MBh 12.177.34ab: $ kaá¹­hinaÅ› cikkaá¹‡aá¸¥ Å›laká¹£á¹‡aá¸¥ picchalo má¹›dudÄruá¹‡aá¸¥</text:p></text:note-body></text:note></text:span></text:p>
      <text:p text:style-name="Standard"><text:span text:style-name="T1">karkaśaḥ paruṣas tīkṣṇaḥ śītoṣṇa daśa ca dvayam| <text:s text:c="7"/></text:span><text:span text:style-name="T1"><text:note text:id="ftn1589" text:note-class="footnote"><text:note-citation>1589</text:note-citation><text:note-body><text:p text:style-name="Footnote">) 23a <text:span text:style-name="T2">paruṣa°] </text:span><text:s text:c="2"/>CaEd; <text:span text:style-name="T3">omitted in </text:span>Na&lt;corr&gt;ac&lt;/corr&gt;, paruṣā° Na&lt;corr&gt;pc&lt;/corr&gt; â€¢ <text:s text:c="16"/><text:span text:style-name="T2">tīkṣṇaḥ] </text:span><text:s text:c="2"/>Na; trīkṣṇaś Ca; tīkṣṇa Ed</text:p></text:note-body></text:note></text:span><text:span text:style-name="T1"><text:s text:c="8"/></text:span><text:span text:style-name="T1"><text:note text:id="ftn1590" text:note-class="footnote"><text:note-citation>1590</text:note-citation><text:note-body><text:p text:style-name="Footnote">) 23b <text:span text:style-name="T2">dvayam] </text:span><text:s text:c="2"/>Na; dvaya CaEd</text:p></text:note-body></text:note></text:span></text:p>
      <text:p text:style-name="Standard"><text:span text:style-name="T1">iṣṭāniṣṭadvayasparśa vapuṣā parigṛhyate||20-23|| prāṇāḥ </text:span></text:p>
      <text:p text:style-name="Standard"><text:span text:style-name="T1">prāṇopānaḥ samānaś ca udāno vyāna eva ca|</text:span></text:p>
      <text:p text:style-name="Standard"><text:span text:style-name="T1">nāgakūrmo 'tha kṛkaro devadatto dhanaṃjayaḥ||20-24|| <text:s text:c="7"/></text:span><text:span text:style-name="T1"><text:note text:id="ftn1591" text:note-class="footnote"><text:note-citation>1591</text:note-citation><text:note-body><text:p text:style-name="Footnote">) 24c <text:span text:style-name="T2">nāga°] </text:span><text:s text:c="2"/>NaEd; nāma° Ca â€¢ <text:s text:c="16"/><text:span text:style-name="T2">kṛkaro] </text:span><text:s text:c="2"/>CaNa; kṛkalo Ed</text:p></text:note-body></text:note></text:span><text:span text:style-name="T1"><text:s text:c="8"/></text:span><text:span text:style-name="T1"><text:note text:id="ftn1592" text:note-class="footnote"><text:note-citation>1592</text:note-citation><text:note-body><text:p text:style-name="Footnote">24 Å The next XX verses are parallel to a passage in the Bá¹›hatkÄlottara (NGMPP Reel No.B 29/59 Manuscript No.pra - 89): $ <text:s text:c="7"/>prÄá¹‡opÄnaá¸¥ samÄnaÅ› ca udÄno vyÄna eva ca|| <text:s text:c="7"/>nÄgaá¸¥ kurmodhva ká¹›karo devadattadhanaá¹ƒyayau| <text:s text:c="7"/>prÄá¹‡as tu prathamo vÄyur daÅ›ÄnÄm api sa prabhuá¸¥|| <text:s text:c="7"/>prÄá¹‡aá¸¥ prÄá¹‡amayaá¸¥ prÄá¹‡a visargÄpÅ«raá¹‡aá¹ƒ prati| <text:s text:c="7"/>nityam ÄpÅ«rayaty eá¹£a prÄá¹‡inÄm urasi sthitaá¸¥|| <text:s text:c="7"/>niÅ›vÄsocchvÄsakÄmais tu prÄá¹‡o jÄ«vasamÄÅ›ritaá¸¥| <text:s text:c="7"/>prayÄá¹‡aá¹ƒ kurute yasmÄt tasmÄt prÄá¹‡a prakÄ«rtitaá¸¥|| <text:s text:c="7"/>apÄnasahÄpÄnas tu ÄhÄraá¹ƒ ca ná¹›á¹‡Äm adhaá¸¥| <text:s text:c="7"/>mÅ«traÅ›ukravahovÄyur apÄnas tena kÄ«rtitaá¸¥|| <text:s text:c="7"/>pÄ«taá¹ƒ bhaká¹£itam ÄghrÄtaá¹ƒ raktapitakaphÄnilaá¹ƒ| <text:s text:c="7"/>samaá¹ƒ nayati mÄtreá¹£u samÄno nÄma mÄrutaá¸¥|| <text:s text:c="7"/>spadaá¹ƒyabhyadharaá¹ƒ vaktraá¹ƒ netragÄtra prakopanaá¸¥| <text:s text:c="7"/>udvejayati marmÄá¹‡i udÄto nÄma mÄrutaá¸¥|| <text:s text:c="7"/>vyÄno vinÄmayatyaá¹ƒgaá¹ƒ vyÄno vyÄdhiprakopakaá¸¥| <text:s text:c="7"/>prÄ«tecinÄsÄ« kathito vÄddhikyÄt vyÄna ucyate||; <text:s text:c="7"/>Å cf.also SÄrdhatriÅ›atikÄlottara, AgnipurÄá¹‡a and DÄ«pikÄ by AghoraÅ›ivÄcÄrya on the Má¹›gendra $ </text:p></text:note-body></text:note></text:span></text:p>
      <text:p text:style-name="Standard"><text:span text:style-name="T1">daśavāyupradhānaite kīrtitā dvijasattama| <text:s text:c="7"/></text:span><text:span text:style-name="T1"><text:note text:id="ftn1593" text:note-class="footnote"><text:note-citation>1593</text:note-citation><text:note-body><text:p text:style-name="Footnote">) 25b <text:span text:style-name="T2">kīrtitā] </text:span><text:s text:c="2"/>Na; <text:s text:c="24"/>kīrttitā Ca, kīrtitāḥ Ed</text:p></text:note-body></text:note></text:span></text:p>
      <text:p text:style-name="Standard"><text:span text:style-name="T1">dhanaṃjayo bhaved ghoṣo devadatto vijṛmbhakaḥ||20-25|| <text:s text:c="7"/></text:span><text:span text:style-name="T1"><text:note text:id="ftn1594" text:note-class="footnote"><text:note-citation>1594</text:note-citation><text:note-body><text:p text:style-name="Footnote">) 25c <text:span text:style-name="T2">ghoṣo] </text:span><text:s text:c="2"/>CaEd; yoṣo Na</text:p></text:note-body></text:note></text:span></text:p>
      <text:p text:style-name="Standard"><text:span text:style-name="T1">kṛkaraḥ kṣudhakṛn nityaṃ kūrmonmīlitalocanaḥ| <text:s text:c="7"/></text:span><text:span text:style-name="T1"><text:note text:id="ftn1595" text:note-class="footnote"><text:note-citation>1595</text:note-citation><text:note-body><text:p text:style-name="Footnote">) 26a <text:span text:style-name="T2">kṛkaraḥ] </text:span><text:s text:c="2"/>CaNa; kṛkara Ed</text:p></text:note-body></text:note></text:span></text:p>
      <text:p text:style-name="Standard"><text:span text:style-name="T1">nāga udghāṭanaṃ puṣyaṃ karoti satataṃ dvija||20-26||</text:span></text:p>
      <text:p text:style-name="Standard"><text:span text:style-name="T1">prāṇaḥ svasati bhūtānāṃ niśvasanti ca nityaśaḥ| <text:s text:c="7"/></text:span><text:span text:style-name="T1"><text:note text:id="ftn1596" text:note-class="footnote"><text:note-citation>1596</text:note-citation><text:note-body><text:p text:style-name="Footnote">) 27a <text:span text:style-name="T2">prāṇaḥ] </text:span><text:s text:c="2"/>CaNa; prāṇāḥ Ed</text:p></text:note-body></text:note></text:span><text:span text:style-name="T1"><text:s text:c="8"/></text:span><text:span text:style-name="T1"><text:note text:id="ftn1597" text:note-class="footnote"><text:note-citation>1597</text:note-citation><text:note-body><text:p text:style-name="Footnote">) 27b <text:span text:style-name="T2">nityaśaḥ] </text:span><text:s text:c="2"/>CaNa; nitya yaḥ Ed</text:p></text:note-body></text:note></text:span></text:p>
      <text:p text:style-name="Standard"><text:span text:style-name="T1">prayāṇaṃ kurute yasmāt tasmāt prāṇa iti smṛtaḥ||20-27|| <text:s text:c="7"/></text:span><text:span text:style-name="T1"><text:note text:id="ftn1598" text:note-class="footnote"><text:note-citation>1598</text:note-citation><text:note-body><text:p text:style-name="Footnote">) 27c <text:span text:style-name="T2">prayāṇaṃ] </text:span><text:s text:c="2"/>CaNa; prayāṇā Ed</text:p></text:note-body></text:note></text:span></text:p>
      <text:p text:style-name="Standard"><text:span text:style-name="T1">apanayaty apānas tu āhāraṃ manujāmadhaḥ| <text:s text:c="7"/></text:span><text:span text:style-name="T1"><text:note text:id="ftn1599" text:note-class="footnote"><text:note-citation>1599</text:note-citation><text:note-body><text:p text:style-name="Footnote">) 28a <text:span text:style-name="T2">apanaya°] </text:span><text:s text:c="2"/>NaEd; apa Ã— ya° Ca</text:p></text:note-body></text:note></text:span><text:span text:style-name="T1"><text:s text:c="8"/></text:span><text:span text:style-name="T1"><text:note text:id="ftn1600" text:note-class="footnote"><text:note-citation>1600</text:note-citation><text:note-body><text:p text:style-name="Footnote">) 28b <text:span text:style-name="T2">°madhaḥ] </text:span><text:s text:c="2"/>Ca; °dhamaḥ Na, °pavaḥ Ed</text:p></text:note-body></text:note></text:span></text:p>
      <text:p text:style-name="Standard"><text:span text:style-name="T1">śukramūtravaho vāyur apānas tena kīrtitaḥ||20-28||</text:span></text:p>
      <text:p text:style-name="Standard"><text:soft-page-break/><text:span text:style-name="T1">pītaṃ bhakṣitam āghrātaṃ raktapittakaphānilam| <text:s text:c="7"/></text:span><text:span text:style-name="T1"><text:note text:id="ftn1601" text:note-class="footnote"><text:note-citation>1601</text:note-citation><text:note-body><text:p text:style-name="Footnote">) 29a <text:span text:style-name="T2">pītaṃ] </text:span><text:s text:c="2"/><text:span text:style-name="T3">corr. </text:span>&lt;/i&gt;; pīta° CaNaEd â€¢ <text:s text:c="16"/><text:span text:style-name="T2">°ghrātaṃ] </text:span><text:s text:c="2"/>CaEd; °ghrāti Na</text:p></text:note-body></text:note></text:span></text:p>
      <text:p text:style-name="Standard"><text:span text:style-name="T1">samaṃ nayati gātreṣu samāno nāma mārutaḥ||20-29||</text:span></text:p>
      <text:p text:style-name="Standard"><text:span text:style-name="T1">spandayaty adharaṃ vaktraṃ netragātraprakopanam| <text:s text:c="7"/></text:span><text:span text:style-name="T1"><text:note text:id="ftn1602" text:note-class="footnote"><text:note-citation>1602</text:note-citation><text:note-body><text:p text:style-name="Footnote">) 30a <text:span text:style-name="T2">°dharaṃ] </text:span><text:s text:c="2"/>CaNa; °dhara° Ed(&lt;i&gt;unmetrical&lt;/i&gt;)</text:p></text:note-body></text:note></text:span></text:p>
      <text:p text:style-name="Standard"><text:span text:style-name="T1">udvejayati marmāṇi udāno nāma mārutaḥ||20-30|| <text:s text:c="7"/></text:span><text:span text:style-name="T1"><text:note text:id="ftn1603" text:note-class="footnote"><text:note-citation>1603</text:note-citation><text:note-body><text:p text:style-name="Footnote">) 30c <text:span text:style-name="T2">marmāṇi] </text:span><text:s text:c="2"/>CaNa; karmāṇi Ed</text:p></text:note-body></text:note></text:span><text:span text:style-name="T1"><text:s text:c="8"/></text:span><text:span text:style-name="T1"><text:note text:id="ftn1604" text:note-class="footnote"><text:note-citation>1604</text:note-citation><text:note-body><text:p text:style-name="Footnote">) 30d <text:span text:style-name="T2">udāno nāma] </text:span><text:s text:c="2"/>NaEd; uÃ—Ã—Ã—Ã— Ca</text:p></text:note-body></text:note></text:span></text:p>
      <text:p text:style-name="Standard"><text:span text:style-name="T1">vyāno vināmayaty aṅgaṃ vyaṅgo vyādhiprakopanaḥ|</text:span></text:p>
      <text:p text:style-name="Standard"><text:span text:style-name="T1">prītivināśakathitaṃ vārdhikyaṃ vyāna ucyate||20-31|| <text:s text:c="7"/></text:span><text:span text:style-name="T1"><text:note text:id="ftn1605" text:note-class="footnote"><text:note-citation>1605</text:note-citation><text:note-body><text:p text:style-name="Footnote">) 31c <text:span text:style-name="T2">prīti°] </text:span><text:s text:c="2"/>CaNa; prītir Ed</text:p></text:note-body></text:note></text:span></text:p>
      <text:p text:style-name="Standard"><text:span text:style-name="T1">daśavāyuvibhāge ca kīrtito me dvijottama| <text:s text:c="7"/></text:span><text:span text:style-name="T1"><text:note text:id="ftn1606" text:note-class="footnote"><text:note-citation>1606</text:note-citation><text:note-body><text:p text:style-name="Footnote">) 32b <text:span text:style-name="T2">me] </text:span><text:s text:c="2"/>CaNa; ye Ed</text:p></text:note-body></text:note></text:span></text:p>
      <text:p text:style-name="Standard"><text:span text:style-name="T1">daśavāyuguṇāṃś cānyāṃ chṛnu kīrtayato mama||20-32|| <text:s text:c="7"/></text:span><text:span text:style-name="T1"><text:note text:id="ftn1607" text:note-class="footnote"><text:note-citation>1607</text:note-citation><text:note-body><text:p text:style-name="Footnote">) 32c <text:span text:style-name="T2">°vāyuguṇāṃś] </text:span><text:s text:c="2"/>CaNa; °dhātuguṇāś Ed â€¢ <text:s text:c="16"/><text:span text:style-name="T2">cānyāṃ] </text:span><text:s text:c="2"/>CaNa; cānyac Ed</text:p></text:note-body></text:note></text:span><text:span text:style-name="T1"><text:s text:c="8"/></text:span><text:span text:style-name="T1"><text:note text:id="ftn1608" text:note-class="footnote"><text:note-citation>1608</text:note-citation><text:note-body><text:p text:style-name="Footnote">) 32d <text:span text:style-name="T2">kīrtayato mama] </text:span><text:s text:c="2"/>CaNa; kīrtaya me dvija Ed</text:p></text:note-body></text:note></text:span></text:p>
      <text:p text:style-name="Standard"><text:span text:style-name="T1">vāyor aniyamasparśo vātasthāne svatantratā| <text:s text:c="7"/></text:span><text:span text:style-name="T1"><text:note text:id="ftn1609" text:note-class="footnote"><text:note-citation>1609</text:note-citation><text:note-body><text:p text:style-name="Footnote">) 33b <text:span text:style-name="T2">vātasthāne ] </text:span><text:s text:c="2"/>NaEd; vātaÃ—ne Ca</text:p></text:note-body></text:note></text:span></text:p>
      <text:p text:style-name="Standard"><text:span text:style-name="T1">balaṃ śīghraṃ ca mokṣaṃ ca ceṣṭākarmātmanā bhavaḥ||20-33|| tejaḥ </text:span></text:p>
      <text:p text:style-name="Standard"><text:span text:style-name="T1">vāyunāpi sṛjas tejas tadrūpaguṇam ucyate|</text:span></text:p>
      <text:p text:style-name="Standard"><text:span text:style-name="T1">śabdasparśasamajyotis triguṇaṃ samudāhṛtam||20-34||</text:span></text:p>
      <text:p text:style-name="Standard"><text:span text:style-name="T1">śabdaḥ sparśaḥ purā proktaḥ śṛṇu rūpaguṇaṃ tataḥ| <text:s text:c="7"/></text:span><text:span text:style-name="T1"><text:note text:id="ftn1610" text:note-class="footnote"><text:note-citation>1610</text:note-citation><text:note-body><text:p text:style-name="Footnote">) 35a <text:span text:style-name="T2">śabdaḥ] </text:span><text:s text:c="2"/>NaEd; śabda° Ca â€¢ <text:s text:c="16"/><text:span text:style-name="T2">proktaḥ] </text:span><text:s text:c="2"/>CaNa; proktāḥ Ed</text:p></text:note-body></text:note></text:span><text:span text:style-name="T1"><text:s text:c="8"/></text:span><text:span text:style-name="T1"><text:note text:id="ftn1611" text:note-class="footnote"><text:note-citation>1611</text:note-citation><text:note-body><text:p text:style-name="Footnote">) 35b <text:span text:style-name="T2">rūpaguṇaṃ] </text:span><text:s text:c="2"/>CaEd; rūpaṃ guṇaṃ Na</text:p></text:note-body></text:note></text:span></text:p>
      <text:p text:style-name="Standard"><text:span text:style-name="T1">hrasvaṃ dīrgham aṇu sthūlaṃ vṛttamaṇḍalam eva ca||20-35|| <text:s text:c="7"/></text:span><text:span text:style-name="T1"><text:note text:id="ftn1612" text:note-class="footnote"><text:note-citation>1612</text:note-citation><text:note-body><text:p text:style-name="Footnote">) 35c <text:span text:style-name="T2">hrasvaṃ] </text:span><text:s text:c="2"/>CaNa; hrasva° Ed â€¢ <text:s text:c="16"/><text:span text:style-name="T2">dīrgham aṇu ] </text:span><text:s text:c="2"/>CaNa; °dīrghalaghu Ed</text:p></text:note-body></text:note></text:span></text:p>
      <text:p text:style-name="Standard"><text:span text:style-name="T1">caturasraṃ dvirasraṃ ca tryasraṃ caiva ṣaḍasrakam| <text:s text:c="7"/></text:span><text:span text:style-name="T1"><text:note text:id="ftn1613" text:note-class="footnote"><text:note-citation>1613</text:note-citation><text:note-body><text:p text:style-name="Footnote">) 36a <text:span text:style-name="T2">caturasraṃ dvirasraṃ] </text:span><text:s text:c="2"/>Na; <text:s text:c="32"/>caturaśran dviÃ—śraṃ Ca, <text:s text:c="32"/>caturasradvirasraś Ed</text:p></text:note-body></text:note></text:span><text:span text:style-name="T1"><text:s text:c="8"/></text:span><text:span text:style-name="T1"><text:note text:id="ftn1614" text:note-class="footnote"><text:note-citation>1614</text:note-citation><text:note-body><text:p text:style-name="Footnote">) 36b <text:span text:style-name="T2">tryasraṃ ] </text:span><text:s text:c="2"/>CaNa; tisraś Ed</text:p></text:note-body></text:note></text:span></text:p>
      <text:p text:style-name="Standard"><text:span text:style-name="T1">śuklaḥ kṛṣṇas tathā rakto nīlaḥ pīto 'ruṇas tathā||20-36|| <text:s text:c="7"/></text:span><text:span text:style-name="T1"><text:note text:id="ftn1615" text:note-class="footnote"><text:note-citation>1615</text:note-citation><text:note-body><text:p text:style-name="Footnote">) 36c <text:span text:style-name="T2">śuklaḥ] </text:span><text:s text:c="2"/>CaNa; śuklaṃ Ed</text:p></text:note-body></text:note></text:span><text:span text:style-name="T1"><text:s text:c="8"/></text:span><text:span text:style-name="T1"><text:note text:id="ftn1616" text:note-class="footnote"><text:note-citation>1616</text:note-citation><text:note-body><text:p text:style-name="Footnote">) 36d <text:span text:style-name="T2">nīlaḥ] </text:span><text:s text:c="2"/>CaNa; nīla° Ed</text:p></text:note-body></text:note></text:span></text:p>
      <text:p text:style-name="Standard"><text:span text:style-name="T1">śyāmaḥ piṅgala babhruś ca nava raṅgāḥ prakīrtitāḥ| <text:s text:c="7"/></text:span><text:span text:style-name="T1"><text:note text:id="ftn1617" text:note-class="footnote"><text:note-citation>1617</text:note-citation><text:note-body><text:p text:style-name="Footnote">) 37a <text:span text:style-name="T2">śyāmaḥ piṅgala babhruś ca] </text:span><text:s text:c="2"/>Ed; <text:s text:c="24"/>śyāmaḥ piṅgalo babhruś ca Ca, <text:s text:c="22"/>śyāmaś ca piṅgalo babhruś ca Na&lt;corr&gt;ac&lt;/corr&gt;, <text:s text:c="22"/>śyāma piṅgalo bhruś ca Na&lt;corr&gt;pc&lt;/corr&gt;</text:p></text:note-body></text:note></text:span><text:span text:style-name="T1"><text:s text:c="8"/></text:span><text:span text:style-name="T1"><text:note text:id="ftn1618" text:note-class="footnote"><text:note-citation>1618</text:note-citation><text:note-body><text:p text:style-name="Footnote">) 37b <text:span text:style-name="T2">raṅgāḥ] </text:span><text:s text:c="2"/>CaNa; raṅgaḥ Ed</text:p></text:note-body></text:note></text:span></text:p>
      <text:p text:style-name="Standard"><text:span text:style-name="T1">navadhā navaraṅgānām ekāśīti guṇāḥ smṛtāḥ||20-37|| <text:s text:c="7"/></text:span><text:span text:style-name="T1"><text:note text:id="ftn1619" text:note-class="footnote"><text:note-citation>1619</text:note-citation><text:note-body><text:p text:style-name="Footnote">) 37d <text:span text:style-name="T2">smṛtāḥ] </text:span><text:s text:c="2"/>CaNa; smṛtaṃ Ed</text:p></text:note-body></text:note></text:span></text:p>
      <text:p text:style-name="Standard"><text:span text:style-name="T1">tejodhātu daśa brūmaḥ śṛṇuṣvāvahito bhava| <text:s text:c="7"/></text:span><text:span text:style-name="T1"><text:note text:id="ftn1620" text:note-class="footnote"><text:note-citation>1620</text:note-citation><text:note-body><text:p text:style-name="Footnote">) 38a <text:span text:style-name="T2">tejodhātu daśa] </text:span><text:s text:c="2"/>CaNa; <text:s text:c="32"/>tejodhātur daśaṃ Ed</text:p></text:note-body></text:note></text:span></text:p>
      <text:p text:style-name="Standard"><text:span text:style-name="T1">kāmas tejokṣaṇaḥ krodho jaṭharāgniś ca pañcamaḥ||20-38|| <text:s text:c="7"/></text:span><text:span text:style-name="T1"><text:note text:id="ftn1621" text:note-class="footnote"><text:note-citation>1621</text:note-citation><text:note-body><text:p text:style-name="Footnote">) 38c <text:span text:style-name="T2">tejokṣaṇaḥ] </text:span><text:s text:c="2"/>Ca; tejakṣaṇaḥ Na, tejekṣaṇaḥ Ed</text:p></text:note-body></text:note></text:span><text:span text:style-name="T1"><text:s text:c="8"/></text:span><text:span text:style-name="T1"><text:note text:id="ftn1622" text:note-class="footnote"><text:note-citation>1622</text:note-citation><text:note-body><text:p text:style-name="Footnote">) 38d <text:span text:style-name="T2">jaṭharāgniś] </text:span><text:s text:c="2"/>NaEd; jaṭhaÃ—gniś Ca</text:p></text:note-body></text:note></text:span></text:p>
      <text:p text:style-name="Standard"><text:span text:style-name="T1">jñānaṃ yogas tapo dhyānaṃ viśvāgnir daśamaḥ smṛtaḥ| <text:s text:c="7"/></text:span><text:span text:style-name="T1"><text:note text:id="ftn1623" text:note-class="footnote"><text:note-citation>1623</text:note-citation><text:note-body><text:p text:style-name="Footnote">) 39b <text:span text:style-name="T2">viśvāgnir] </text:span><text:s text:c="2"/>CaEd; viśvāgni Na</text:p></text:note-body></text:note></text:span></text:p>
      <text:p text:style-name="Standard"><text:span text:style-name="T1">daśa tejoguṇāṃś cānyān pravakṣyāmi dvijottama||20-39|| <text:s text:c="7"/></text:span><text:span text:style-name="T1"><text:note text:id="ftn1624" text:note-class="footnote"><text:note-citation>1624</text:note-citation><text:note-body><text:p text:style-name="Footnote">) 39c <text:span text:style-name="T2">daśa tejoguṇāṃś] </text:span><text:s text:c="2"/>CaNa; daṃśatejoguṇāś Ed</text:p></text:note-body></text:note></text:span></text:p>
      <text:p text:style-name="Standard"><text:span text:style-name="T1">agner durdharṣavāpnoti tāpapākaprakāśanaḥ| <text:s text:c="7"/></text:span><text:span text:style-name="T1"><text:note text:id="ftn1625" text:note-class="footnote"><text:note-citation>1625</text:note-citation><text:note-body><text:p text:style-name="Footnote">) 40a <text:span text:style-name="T2">agner durdharṣavāpnoti] </text:span><text:s text:c="2"/>Ed; <text:s text:c="32"/>agner durddhaṣatāpnoti Ca, <text:s text:c="31"/>agne durddhaṣatāpnoti Na</text:p></text:note-body></text:note></text:span></text:p>
      <text:p text:style-name="Standard"><text:soft-page-break/><text:span text:style-name="T1">śaucaṃ rāgo laghus taikṣṇaṃ daśamaś cordhabhāṣitam||20-40|| <text:s text:c="7"/></text:span><text:span text:style-name="T1"><text:note text:id="ftn1626" text:note-class="footnote"><text:note-citation>1626</text:note-citation><text:note-body><text:p text:style-name="Footnote">) 40c <text:span text:style-name="T2">rāgo] </text:span><text:s text:c="2"/>CaNa; gaṅgā Ed</text:p></text:note-body></text:note></text:span><text:span text:style-name="T1"><text:s text:c="8"/></text:span><text:span text:style-name="T1"><text:note text:id="ftn1627" text:note-class="footnote"><text:note-citation>1627</text:note-citation><text:note-body><text:p text:style-name="Footnote">) 40d <text:span text:style-name="T2">daśamaṃ cordhabhāṣitam] </text:span><text:s text:c="2"/>Na; <text:s text:c="17"/><text:span text:style-name="T2">daśapañcorddhabhāṣitam] </text:span><text:s text:c="2"/>Ca; <text:s text:c="31"/>daśamaś cordhabhāṣitam Ed</text:p></text:note-body></text:note></text:span><text:span text:style-name="T1"><text:s text:c="8"/></text:span><text:span text:style-name="T1"><text:note text:id="ftn1628" text:note-class="footnote"><text:note-citation>1628</text:note-citation><text:note-body><text:p text:style-name="Footnote">40cd Å MBh 12.247.5cd: $ <text:s text:c="16"/>Å›aucaá¹ƒ rÄgo laghus taiká¹£á¹‡yaá¹ƒ daÅ›amaá¹ƒ cordhvabhÄgitÄ</text:p></text:note-body></text:note></text:span></text:p>
      <text:p text:style-name="Standard"><text:span text:style-name="T1">jyotiḥ so 'pi sṛjaś cāpi saraso guṇasaṃyutaḥ|</text:span></text:p>
      <text:p text:style-name="Standard"><text:span text:style-name="T1">caturguṇāḥ smṛtā āpaḥ vijñeyā ca manīṣibhiḥ||20-41|| <text:s text:c="7"/></text:span><text:span text:style-name="T1"><text:note text:id="ftn1629" text:note-class="footnote"><text:note-citation>1629</text:note-citation><text:note-body><text:p text:style-name="Footnote">) 41d <text:span text:style-name="T3">omitted in </text:span>CaNa</text:p></text:note-body></text:note></text:span></text:p>
      <text:p text:style-name="Standard"><text:span text:style-name="T1">śabdaḥ sparśaś ca rūpaṃ ca rasaś ca sa caturguṇaḥ| <text:s text:c="7"/></text:span><text:span text:style-name="T1"><text:note text:id="ftn1630" text:note-class="footnote"><text:note-citation>1630</text:note-citation><text:note-body><text:p text:style-name="Footnote">) 42a <text:span text:style-name="T2">rūpaṃ] </text:span><text:s text:c="2"/>CaNa; rūpaś Ed</text:p></text:note-body></text:note></text:span><text:span text:style-name="T1"><text:s text:c="8"/></text:span><text:span text:style-name="T1"><text:note text:id="ftn1631" text:note-class="footnote"><text:note-citation>1631</text:note-citation><text:note-body><text:p text:style-name="Footnote">42ab Å MBh 12.299.11ab: $ <text:s text:c="16"/>Å›abdaá¸¥ sparÅ›aÅ› ca rÅ«paá¹ƒ ca raso gandhaÅ› ca paÃ±camaá¸¥</text:p></text:note-body></text:note></text:span></text:p>
      <text:p text:style-name="Standard"><text:span text:style-name="T1">rūpādiguṇa pūrvokta adhunātha rasaṃ śṛṇu||20-42|| <text:s text:c="7"/></text:span><text:span text:style-name="T1"><text:note text:id="ftn1632" text:note-class="footnote"><text:note-citation>1632</text:note-citation><text:note-body><text:p text:style-name="Footnote">) 42c <text:span text:style-name="T2">pūrvokta] </text:span><text:s text:c="2"/>CaNa; pūrvoktaṃ Ed</text:p></text:note-body></text:note></text:span><text:span text:style-name="T1"><text:s/>āpaḥ </text:span></text:p>
      <text:p text:style-name="Standard"><text:span text:style-name="T1">kaṭutiktakaṣāyāś ca lavaṇāmlas tathaiva ca| <text:s text:c="7"/></text:span><text:span text:style-name="T1"><text:note text:id="ftn1633" text:note-class="footnote"><text:note-citation>1633</text:note-citation><text:note-body><text:p text:style-name="Footnote">) 43a <text:span text:style-name="T2">lavaṇāmlas] </text:span><text:s text:c="2"/>CaNa; lavaṇāntas Ed</text:p></text:note-body></text:note></text:span></text:p>
      <text:p text:style-name="Standard"><text:span text:style-name="T1">madhuraś ca rasān ṣaḍ vai pravadanti manīṣiṇaḥ||20-43|| <text:s text:c="7"/></text:span><text:span text:style-name="T1"><text:note text:id="ftn1634" text:note-class="footnote"><text:note-citation>1634</text:note-citation><text:note-body><text:p text:style-name="Footnote">) 43c <text:span text:style-name="T2">rasān] </text:span><text:s text:c="2"/><text:span text:style-name="T3">corr. </text:span>&lt;/i&gt;; rasāṃ Ca, rasā NaEd</text:p></text:note-body></text:note></text:span></text:p>
      <text:p text:style-name="Standard"><text:span text:style-name="T1">ṣaḍrasāḥ ṣaḍvibhedena ṣaḍtriṃśaguṇa ucyate| <text:s text:c="7"/></text:span><text:span text:style-name="T1"><text:note text:id="ftn1635" text:note-class="footnote"><text:note-citation>1635</text:note-citation><text:note-body><text:p text:style-name="Footnote">) 44a <text:span text:style-name="T2">°rasāḥ] </text:span><text:s text:c="2"/>CaNa; °rasā Ed â€¢ <text:s text:c="16"/><text:span text:style-name="T2">ṣaḍvi°] </text:span><text:s text:c="2"/>CaEd; ṣaḍbhir Na</text:p></text:note-body></text:note></text:span></text:p>
      <text:p text:style-name="Standard"><text:span text:style-name="T1">āpadhātudaśa tv anyān śṛṇu kīrtayato mama||20-44|| <text:s text:c="7"/></text:span><text:span text:style-name="T1"><text:note text:id="ftn1636" text:note-class="footnote"><text:note-citation>1636</text:note-citation><text:note-body><text:p text:style-name="Footnote">) 44a <text:span text:style-name="T2">āpa°] </text:span><text:s text:c="2"/>NaEd; āpa° Ca â€¢ <text:s text:c="16"/><text:span text:style-name="T2">°nyān] </text:span><text:s text:c="2"/><text:span text:style-name="T3">corr. </text:span>&lt;/i&gt;; °nyāṃ CaNa, °nyā Ed</text:p></text:note-body></text:note></text:span></text:p>
      <text:p text:style-name="Standard"><text:span text:style-name="T1">lālā siṅghāṇikā śleṣmā raktaḥ pittaḥ kaphas tathā| <text:s text:c="7"/></text:span><text:span text:style-name="T1"><text:note text:id="ftn1637" text:note-class="footnote"><text:note-citation>1637</text:note-citation><text:note-body><text:p text:style-name="Footnote">) 45a <text:span text:style-name="T2">siṅghāṇikā] </text:span><text:s text:c="2"/><text:span text:style-name="T3">corr. </text:span>&lt;/i&gt;; <text:s text:c="23"/>sighānikā Ca, siṃghānikā NaEd â€¢ <text:s text:c="17"/><text:span text:style-name="T2">śleṣmā] </text:span><text:s text:c="2"/>CaNa; śoṣmā Ed</text:p></text:note-body></text:note></text:span><text:span text:style-name="T1"><text:s text:c="8"/></text:span><text:span text:style-name="T1"><text:note text:id="ftn1638" text:note-class="footnote"><text:note-citation>1638</text:note-citation><text:note-body><text:p text:style-name="Footnote">) 45b <text:span text:style-name="T2">raktaḥ] </text:span><text:s text:c="2"/>CaNa; rakta° Ed</text:p></text:note-body></text:note></text:span></text:p>
      <text:p text:style-name="Standard"><text:span text:style-name="T1">svedam aśru rasaś caiva medaś ca daśamaḥ smṛtaḥ||20-45|| <text:s text:c="7"/></text:span><text:span text:style-name="T1"><text:note text:id="ftn1639" text:note-class="footnote"><text:note-citation>1639</text:note-citation><text:note-body><text:p text:style-name="Footnote">) 45c <text:span text:style-name="T2">rasaś] </text:span><text:s text:c="2"/>CaEd; rasaṃś Na</text:p></text:note-body></text:note></text:span><text:span text:style-name="T1"><text:s text:c="8"/></text:span><text:span text:style-name="T1"><text:note text:id="ftn1640" text:note-class="footnote"><text:note-citation>1640</text:note-citation><text:note-body><text:p text:style-name="Footnote">) 45d <text:span text:style-name="T2">medaś] </text:span><text:s text:c="2"/>CaNa; medaṃ Ed</text:p></text:note-body></text:note></text:span></text:p>
      <text:p text:style-name="Standard"><text:span text:style-name="T1">daśa āpaguṇāś cānyā kīrtayiṣyāmi tān śṛṇu| <text:s text:c="7"/></text:span><text:span text:style-name="T1"><text:note text:id="ftn1641" text:note-class="footnote"><text:note-citation>1641</text:note-citation><text:note-body><text:p text:style-name="Footnote">) 46a <text:span text:style-name="T2">daśa āpa°] </text:span><text:s text:c="2"/>CaNa; daśaś cāpa° Ed â€¢ <text:s text:c="16"/><text:span text:style-name="T2">cānyā] </text:span><text:s text:c="2"/>NaEd; cānye Ca</text:p></text:note-body></text:note></text:span><text:span text:style-name="T1"><text:s text:c="8"/></text:span><text:span text:style-name="T1"><text:note text:id="ftn1642" text:note-class="footnote"><text:note-citation>1642</text:note-citation><text:note-body><text:p text:style-name="Footnote">) 46b <text:span text:style-name="T2">tān] </text:span><text:s text:c="2"/>Ed; tāṃ CaNa</text:p></text:note-body></text:note></text:span></text:p>
      <text:p text:style-name="Standard"><text:span text:style-name="T1">aṅgyaśaityaṃ rasakledo dravatvaṃ snehasaumyatā||20-46|| <text:s text:c="7"/></text:span><text:span text:style-name="T1"><text:note text:id="ftn1643" text:note-class="footnote"><text:note-citation>1643</text:note-citation><text:note-body><text:p text:style-name="Footnote">) 46c <text:span text:style-name="T2">aṅgyaśaityaṃ] </text:span><text:s text:c="2"/>CaNa; agnyaśaitya° Ed</text:p></text:note-body></text:note></text:span></text:p>
      <text:p text:style-name="Standard"><text:span text:style-name="T1">jihvāviṣpandinī caiva bhaumān daśaguṇāñ śṛṇu| <text:s text:c="7"/></text:span><text:span text:style-name="T1"><text:note text:id="ftn1644" text:note-class="footnote"><text:note-citation>1644</text:note-citation><text:note-body><text:p text:style-name="Footnote">) 47a <text:span text:style-name="T2">°viṣpandinī] </text:span><text:s text:c="2"/>Na; °viṣÃ—Ã—nī Ca; <text:s text:c="24"/>°niṣpandinī Ed</text:p></text:note-body></text:note></text:span><text:span text:style-name="T1"><text:s text:c="8"/></text:span><text:span text:style-name="T1"><text:note text:id="ftn1645" text:note-class="footnote"><text:note-citation>1645</text:note-citation><text:note-body><text:p text:style-name="Footnote">) 47b <text:span text:style-name="T2">bhaumān daśaguṇāñ śṛṇu] </text:span><text:s text:c="2"/>Ed; <text:s text:c="24"/>bhaumānyaśravaṇādhamaḥ CaNa</text:p></text:note-body></text:note></text:span></text:p>
      <text:p text:style-name="Standard"><text:span text:style-name="T1">āpaś ca bījyajābhūmis tasyā gandhaguṇaḥ smṛtaḥ||20-47|| <text:s text:c="7"/></text:span><text:span text:style-name="T1"><text:note text:id="ftn1646" text:note-class="footnote"><text:note-citation>1646</text:note-citation><text:note-body><text:p text:style-name="Footnote">) 47c <text:span text:style-name="T2">āpaś ca bījya°] </text:span><text:s text:c="2"/>Ed; <text:s text:c="23"/>āpaś cāpījya° CaNa</text:p></text:note-body></text:note></text:span><text:span text:style-name="T1"><text:s/></text:span></text:p>
      <text:p text:style-name="Standard"><text:span text:style-name="T1">caturāpaguṇān gṛhya bhūmer gandhaguṇaḥ smṛtaḥ| <text:s text:c="7"/></text:span><text:span text:style-name="T1"><text:note text:id="ftn1647" text:note-class="footnote"><text:note-citation>1647</text:note-citation><text:note-body><text:p text:style-name="Footnote">) 48a <text:span text:style-name="T2">°guṇān] </text:span><text:s text:c="2"/>CaEd; °guṇā Na</text:p></text:note-body></text:note></text:span></text:p>
      <text:p text:style-name="Standard"><text:span text:style-name="T1">śabdaḥ sparśaś ca rūpaṃ ca raso gandhaś ca pañcamaḥ||20-48|| <text:s text:c="7"/></text:span><text:span text:style-name="T1"><text:note text:id="ftn1648" text:note-class="footnote"><text:note-citation>1648</text:note-citation><text:note-body><text:p text:style-name="Footnote">) 48c <text:span text:style-name="T2">rūpaṃ] </text:span><text:s text:c="2"/>CaNa; rūpaś Ed</text:p></text:note-body></text:note></text:span><text:span text:style-name="T1"><text:s text:c="8"/></text:span><text:span text:style-name="T1"><text:note text:id="ftn1649" text:note-class="footnote"><text:note-citation>1649</text:note-citation><text:note-body><text:p text:style-name="Footnote">) 48d <text:span text:style-name="T2">pañcamaḥ] </text:span><text:s text:c="2"/>CaNa; pañcama Ed</text:p></text:note-body></text:note></text:span><text:span text:style-name="T1"><text:s/>bhūmiḥ </text:span></text:p>
      <text:p text:style-name="Standard"><text:span text:style-name="T1">āpaḥpūrvaguṇāḥ proktā bhūmer gandhaguṇaṃ śṛṇu| <text:s text:c="7"/></text:span><text:span text:style-name="T1"><text:note text:id="ftn1650" text:note-class="footnote"><text:note-citation>1650</text:note-citation><text:note-body><text:p text:style-name="Footnote">) 49a <text:span text:style-name="T2">āpaḥ°] </text:span><text:s text:c="2"/>Ca; āpa° Ed â€¢ <text:s text:c="16"/><text:span text:style-name="T2">proktā] </text:span><text:s text:c="2"/>Ca; prokto Ed</text:p></text:note-body></text:note></text:span><text:span text:style-name="T1"><text:s text:c="8"/></text:span><text:span text:style-name="T1"><text:note text:id="ftn1651" text:note-class="footnote"><text:note-citation>1651</text:note-citation><text:note-body><text:p text:style-name="Footnote">) 49b <text:span text:style-name="T2">bhūme°] </text:span><text:s text:c="2"/>Ca; bhūmi° Ed â€¢ <text:s text:c="16"/><text:span text:style-name="T2">śṛṇu] </text:span><text:s text:c="2"/>Ca; smṛta Ed</text:p></text:note-body></text:note></text:span></text:p>
      <text:p text:style-name="Standard"><text:span text:style-name="T1">iṣṭāniṣtadvayor gandhaḥ surabhir durabhis tathā||20-49|| <text:s text:c="7"/></text:span><text:span text:style-name="T1"><text:note text:id="ftn1652" text:note-class="footnote"><text:note-citation>1652</text:note-citation><text:note-body><text:p text:style-name="Footnote">) 49c <text:span text:style-name="T2">dvayor gandhaḥ] </text:span><text:s text:c="2"/>Ed; dvayoÃ—Ã— Ca</text:p></text:note-body></text:note></text:span></text:p>
      <text:p text:style-name="Standard"><text:soft-page-break/><text:span text:style-name="T1">karpūraḥ kasturīkaṃ ca candanāgarum eva ca| <text:s text:c="7"/></text:span><text:span text:style-name="T1"><text:note text:id="ftn1653" text:note-class="footnote"><text:note-citation>1653</text:note-citation><text:note-body><text:p text:style-name="Footnote">) 50a <text:span text:style-name="T2">kasturīkaṃ] </text:span><text:s text:c="2"/>Ca; kastūrīkaś Ed(&lt;i&gt;unmetrical&lt;/i&gt;)</text:p></text:note-body></text:note></text:span><text:span text:style-name="T1"><text:s text:c="8"/></text:span><text:span text:style-name="T1"><text:note text:id="ftn1654" text:note-class="footnote"><text:note-citation>1654</text:note-citation><text:note-body><text:p text:style-name="Footnote">) 50b <text:span text:style-name="T2">°garu°] </text:span><text:s text:c="2"/>Ca; °guru° Ed</text:p></text:note-body></text:note></text:span></text:p>
      <text:p text:style-name="Standard"><text:span text:style-name="T1">kuṅkumādisugandhāni ghrāṇam iṣṭaṃ prakīrtitam||20-50|| <text:s text:c="7"/></text:span><text:span text:style-name="T1"><text:note text:id="ftn1655" text:note-class="footnote"><text:note-citation>1655</text:note-citation><text:note-body><text:p text:style-name="Footnote">) 50d <text:span text:style-name="T2">°kīrtitam] </text:span><text:s text:c="2"/>Ca; °kīrtitaḥ Ed</text:p></text:note-body></text:note></text:span></text:p>
      <text:p text:style-name="Standard"><text:span text:style-name="T1">viṅmūtrasvedagandhāni vaktragandhaṃ ca duḥsaham| <text:s text:c="7"/></text:span><text:span text:style-name="T1"><text:note text:id="ftn1656" text:note-class="footnote"><text:note-citation>1656</text:note-citation><text:note-body><text:p text:style-name="Footnote">) 51b <text:span text:style-name="T2">°gandhaṃ] </text:span><text:s text:c="2"/>Ca; °gandhaś Ed</text:p></text:note-body></text:note></text:span></text:p>
      <text:p text:style-name="Standard"><text:span text:style-name="T1">jīrṇasphoṭitagandhāni aniṣṭānīti kīrtitam||20-51|| <text:s text:c="7"/></text:span><text:span text:style-name="T1"><text:note text:id="ftn1657" text:note-class="footnote"><text:note-citation>1657</text:note-citation><text:note-body><text:p text:style-name="Footnote">) 51c <text:span text:style-name="T2">°sphoṭita°] </text:span><text:s text:c="2"/>Ca; °sphoṭaka° Ed</text:p></text:note-body></text:note></text:span></text:p>
      <text:p text:style-name="Standard"><text:span text:style-name="T1">bhūmer dhātu daśa tv anyān kathayiṣyāmi tac chṛṇu| <text:s text:c="7"/></text:span><text:span text:style-name="T1"><text:note text:id="ftn1658" text:note-class="footnote"><text:note-citation>1658</text:note-citation><text:note-body><text:p text:style-name="Footnote">) 52a <text:span text:style-name="T2">bhūmer] </text:span><text:s text:c="2"/>Ca; bhūme Ed â€¢ <text:s text:c="16"/><text:span text:style-name="T2">tv anyān] </text:span><text:s text:c="2"/>Ca; tv anyā Ed</text:p></text:note-body></text:note></text:span><text:span text:style-name="T1"><text:s text:c="8"/></text:span><text:span text:style-name="T1"><text:note text:id="ftn1659" text:note-class="footnote"><text:note-citation>1659</text:note-citation><text:note-body><text:p text:style-name="Footnote">) 52b <text:span text:style-name="T2">tac chṛṇu] </text:span><text:s text:c="2"/>Ed; taÃ—ṇu Ca</text:p></text:note-body></text:note></text:span></text:p>
      <text:p text:style-name="Standard"><text:span text:style-name="T1">tvacaṃ māṃsaṃ ca medaṃ ca snāyu majjā sirā tathā||20-52|| <text:s text:c="7"/></text:span><text:span text:style-name="T1"><text:note text:id="ftn1660" text:note-class="footnote"><text:note-citation>1660</text:note-citation><text:note-body><text:p text:style-name="Footnote">) 52c <text:span text:style-name="T2">tvacaṃ māṃsaṃ ca medaṃ ca] </text:span><text:s text:c="2"/>Ca; tvacā māṃsaś ca medaś ca Ed</text:p></text:note-body></text:note></text:span><text:span text:style-name="T1"><text:s text:c="8"/></text:span><text:span text:style-name="T1"><text:note text:id="ftn1661" text:note-class="footnote"><text:note-citation>1661</text:note-citation><text:note-body><text:p text:style-name="Footnote">) 52d <text:span text:style-name="T2">snāyu] </text:span><text:s text:c="2"/>Ed; śnāyuṃ Ca â€¢ <text:s text:c="16"/><text:span text:style-name="T2">sirā] </text:span><text:s text:c="2"/><text:span text:style-name="T3">eme. </text:span>&lt;/i&gt;; <text:s/>śirās Ca; śiras Ed</text:p></text:note-body></text:note></text:span></text:p>
      <text:p text:style-name="Standard"><text:span text:style-name="T1">nakhadantaruhāś caiva keśaś ca daśamas tathā| <text:s text:c="7"/></text:span><text:span text:style-name="T1"><text:note text:id="ftn1662" text:note-class="footnote"><text:note-citation>1662</text:note-citation><text:note-body><text:p text:style-name="Footnote">) 53b <text:span text:style-name="T2">keśa°] </text:span><text:s text:c="2"/>Ca; keśā° Ed</text:p></text:note-body></text:note></text:span></text:p>
      <text:p text:style-name="Standard"><text:span text:style-name="T1">daśa tv anyān pravakṣyāmi śṛṇu bhūmiguṇān dvija||20-53|| <text:s text:c="7"/></text:span><text:span text:style-name="T1"><text:note text:id="ftn1663" text:note-class="footnote"><text:note-citation>1663</text:note-citation><text:note-body><text:p text:style-name="Footnote">) 53c <text:span text:style-name="T2">tv anyān] </text:span><text:s text:c="2"/>Ed; tv anyām Ca</text:p></text:note-body></text:note></text:span></text:p>
      <text:p text:style-name="Standard"><text:span text:style-name="T1">bhūmeḥ sthairyaṃ rajastvañca kāṭhinyaṃ prasavātmakam| <text:s text:c="7"/></text:span><text:span text:style-name="T1"><text:note text:id="ftn1664" text:note-class="footnote"><text:note-citation>1664</text:note-citation><text:note-body><text:p text:style-name="Footnote">) 54a <text:span text:style-name="T2">rajastvañca] </text:span><text:s text:c="2"/>Ca; rajatvaś ca Ed</text:p></text:note-body></text:note></text:span><text:span text:style-name="T1"><text:s text:c="8"/></text:span><text:span text:style-name="T1"><text:note text:id="ftn1665" text:note-class="footnote"><text:note-citation>1665</text:note-citation><text:note-body><text:p text:style-name="Footnote">) 54b <text:span text:style-name="T2">kāṭhinyaṃ] </text:span><text:s text:c="2"/>Ca; kaṭhinyaṃ Ed</text:p></text:note-body></text:note></text:span></text:p>
      <text:p text:style-name="Standard"><text:span text:style-name="T1">gandho guruś ca śaktiś ca nīhārasthāpanākṛtiḥ||20-54||</text:span></text:p>
      <text:p text:style-name="Standard"><text:span text:style-name="T1">guṇaṃ dhātuviśeṣaś ca utpattiś ca dvijottama| <text:s text:c="7"/></text:span><text:span text:style-name="T1"><text:note text:id="ftn1666" text:note-class="footnote"><text:note-citation>1666</text:note-citation><text:note-body><text:p text:style-name="Footnote">) 55a <text:span text:style-name="T2">guṇaṃ dhātu°] </text:span><text:s text:c="2"/>Ed; guṇandhātu° Ca</text:p></text:note-body></text:note></text:span></text:p>
      <text:p text:style-name="Standard"><text:span text:style-name="T1">yathā śrutaṃ mayā pūrvaṃ kīrtitaṃ nikhilena tu||20-55||</text:span></text:p>
      <text:p text:style-name="Standard"><text:span text:style-name="T1">vaikārikam ahaṃkāraṃ sattvodriktāt tu sāttvikaḥ| <text:s text:c="7"/></text:span><text:span text:style-name="T1"><text:note text:id="ftn1667" text:note-class="footnote"><text:note-citation>1667</text:note-citation><text:note-body><text:p text:style-name="Footnote">) 56f <text:span text:style-name="T2">sattvodriktāt tu] </text:span><text:s text:c="2"/><text:span text:style-name="T3">corr. </text:span>&lt;/i&gt;; <text:s text:c="32"/>sattvodṛktāt tu Ca, sattvonuktānu Ed</text:p></text:note-body></text:note></text:span><text:span text:style-name="T1"><text:s/>buddhīndriyāṇi </text:span></text:p>
      <text:p text:style-name="Standard"><text:span text:style-name="T1">śrotraṃ tvak cakṣuṣī jihvā nāsikā caiva pañcamī||20-56||</text:span></text:p>
      <text:p text:style-name="Standard"><text:span text:style-name="T1">buddhīndriyāṇi pañcaiva kīrtitāni dvijottama| karmendriyāṇi tanmātrāṇi ca </text:span></text:p>
      <text:p text:style-name="Standard"><text:span text:style-name="T1">hastapādas tathā pāyur upastho vāk ca pañcamaḥ||20-57|| <text:s text:c="7"/></text:span><text:span text:style-name="T1"><text:note text:id="ftn1668" text:note-class="footnote"><text:note-citation>1668</text:note-citation><text:note-body><text:p text:style-name="Footnote">) 57c <text:span text:style-name="T2">pāyu°] </text:span><text:s text:c="2"/>Ca; snāyu° Ed</text:p></text:note-body></text:note></text:span><text:span text:style-name="T1"><text:s text:c="8"/></text:span><text:span text:style-name="T1"><text:note text:id="ftn1669" text:note-class="footnote"><text:note-citation>1669</text:note-citation><text:note-body><text:p text:style-name="Footnote">) 57d <text:span text:style-name="T2">°pastho vāk ca] </text:span><text:s text:c="2"/>Ed; °pastho vāÃ— Ca â€¢ <text:s text:c="16"/><text:span text:style-name="T2">pañcamaḥ] </text:span><text:s text:c="2"/>Ca; pañcamam Ed</text:p></text:note-body></text:note></text:span></text:p>
      <text:p text:style-name="Standard"><text:span text:style-name="T1">śrotreṇa gṛhyate śabdo vividhas tu dvijottama|</text:span></text:p>
      <text:p text:style-name="Standard"><text:span text:style-name="T1">veṇuvīṇāsvanānāṃ ca tantrīśabdam anekadhā||20-58||</text:span></text:p>
      <text:p text:style-name="Standard"><text:span text:style-name="T1">muraja saunda paṇavabherīpaṭahanisvanam| <text:s text:c="7"/></text:span><text:span text:style-name="T1"><text:note text:id="ftn1670" text:note-class="footnote"><text:note-citation>1670</text:note-citation><text:note-body><text:p text:style-name="Footnote">) 59a <text:span text:style-name="T2">muraja] </text:span><text:s text:c="2"/>Ed; murava Ca â€¢ <text:s text:c="16"/><text:span text:style-name="T2">saunda] </text:span><text:s text:c="2"/>Ed; maunda Ca</text:p></text:note-body></text:note></text:span></text:p>
      <text:p text:style-name="Standard"><text:span text:style-name="T1">śaṅkhakāhalaśabdaṃ ca śabdaṃ ḍiṇḍimagomukham||20-59||</text:span></text:p>
      <text:p text:style-name="Standard"><text:span text:style-name="T1">kāṃsikāhalamiśraṃ ca gītāni vividhāni ca| <text:s text:c="7"/></text:span><text:span text:style-name="T1"><text:note text:id="ftn1671" text:note-class="footnote"><text:note-citation>1671</text:note-citation><text:note-body><text:p text:style-name="Footnote">) 60a <text:span text:style-name="T2">°kāhala°] </text:span><text:s text:c="2"/>Ed; °kātāla° Ca</text:p></text:note-body></text:note></text:span></text:p>
      <text:p text:style-name="Standard"><text:span text:style-name="T1">tvacayā gṛhyate sparśaḥ sukhaduḥkhasamanvitaḥ||20-60|| <text:s text:c="7"/></text:span><text:span text:style-name="T1"><text:note text:id="ftn1672" text:note-class="footnote"><text:note-citation>1672</text:note-citation><text:note-body><text:p text:style-name="Footnote">) 60c <text:span text:style-name="T2">gṛhyate] </text:span><text:s text:c="2"/>Ed; gṛhyaÃ— Ca</text:p></text:note-body></text:note></text:span></text:p>
      <text:p text:style-name="Standard"><text:span text:style-name="T1">mṛdusūkṣmasukhaṃ sparśaḥ vastraśayyāsanādayaḥ| <text:s text:c="7"/></text:span><text:span text:style-name="T1"><text:note text:id="ftn1673" text:note-class="footnote"><text:note-citation>1673</text:note-citation><text:note-body><text:p text:style-name="Footnote">) 61a <text:span text:style-name="T2">°sukhaṃ] </text:span><text:s text:c="2"/>Ed; °sukha° Ca(&lt;i&gt;unmetrical&lt;/i&gt;)</text:p></text:note-body></text:note></text:span></text:p>
      <text:p text:style-name="Standard"><text:span text:style-name="T1">tīkṣṇaśastrajalaṃ śaitya uṣṇataptakṣatekṣaraḥ||20-61|| <text:s text:c="7"/></text:span><text:span text:style-name="T1"><text:note text:id="ftn1674" text:note-class="footnote"><text:note-citation>1674</text:note-citation><text:note-body><text:p text:style-name="Footnote">) 61c <text:span text:style-name="T2">śaitya] </text:span><text:s text:c="2"/>Ed; śaitye Ca</text:p></text:note-body></text:note></text:span></text:p>
      <text:p text:style-name="Standard"><text:span text:style-name="T1">evamādīny anekāni jñeyānīṣṭaṃ dvijottama|</text:span></text:p>
      <text:p text:style-name="Standard"><text:span text:style-name="T1">cakṣuṣā gṛhyate rūpaṃ sahasrāṇi śatāni ca||20-62||</text:span></text:p>
      <text:p text:style-name="Standard"><text:span text:style-name="T1">devarūpavikārāṇi nakṣatragrahatārakāḥ|</text:span></text:p>
      <text:p text:style-name="Standard"><text:span text:style-name="T1">mānuṣānāṃ vikārāṇi grāmaṃ nagarapattanam||20-63||</text:span></text:p>
      <text:p text:style-name="Standard"><text:span text:style-name="T1">vṛkṣagulmalatānāṃ ca paśupakṣiśarīsṛpāṃ|</text:span></text:p>
      <text:p text:style-name="Standard"><text:span text:style-name="T1">kṛmikīṭapataṅgānāṃ jalajānām anekadhā||20-64||</text:span></text:p>
      <text:p text:style-name="Standard"><text:soft-page-break/><text:span text:style-name="T1">śailadāravaromāṇi rūpāṇi vividhāni ca| <text:s text:c="7"/></text:span><text:span text:style-name="T1"><text:note text:id="ftn1675" text:note-class="footnote"><text:note-citation>1675</text:note-citation><text:note-body><text:p text:style-name="Footnote">) 65a <text:span text:style-name="T2">°romāṇi] </text:span><text:s text:c="2"/>Ed; °homāni Ca</text:p></text:note-body></text:note></text:span></text:p>
      <text:p text:style-name="Standard"><text:span text:style-name="T1">dhātudravyavikārāṇi rūpāṇi dvijasattama||20-65|| <text:s text:c="7"/></text:span><text:span text:style-name="T1"><text:note text:id="ftn1676" text:note-class="footnote"><text:note-citation>1676</text:note-citation><text:note-body><text:p text:style-name="Footnote">) 65d <text:span text:style-name="T2">dvijasattama] </text:span><text:s text:c="2"/>Ed; dvijasaÃ—Ã— Ca</text:p></text:note-body></text:note></text:span></text:p>
      <text:p text:style-name="Standard"><text:span text:style-name="T1">jihvayā gṛhyate svādo hṛdyāhṛdyo dvijottama| <text:s text:c="7"/></text:span><text:span text:style-name="T1"><text:note text:id="ftn1677" text:note-class="footnote"><text:note-citation>1677</text:note-citation><text:note-body><text:p text:style-name="Footnote">) 66a <text:span text:style-name="T2">jihvayā] </text:span><text:s text:c="2"/>Ed; Ã—Ã—yā Ca</text:p></text:note-body></text:note></text:span></text:p>
      <text:p text:style-name="Standard"><text:span text:style-name="T1">phalamūlāni śākāni kandāni piśitāni ca||20-66||</text:span></text:p>
      <text:p text:style-name="Standard"><text:span text:style-name="T1">pakvāpakva viśeṣāṇi dadhikṣīraghṛtāni ca|</text:span></text:p>
      <text:p text:style-name="Standard"><text:span text:style-name="T1">vrīhyoṣadhirasānāṃ ca miśrāmiśram anekadhā||20-67|| <text:s text:c="7"/></text:span><text:span text:style-name="T1"><text:note text:id="ftn1678" text:note-class="footnote"><text:note-citation>1678</text:note-citation><text:note-body><text:p text:style-name="Footnote">) 67c <text:span text:style-name="T2">°ṣadhi°] </text:span><text:s text:c="2"/>Ed; °ṣadha° Ca</text:p></text:note-body></text:note></text:span></text:p>
      <text:p text:style-name="Standard"><text:span text:style-name="T1">ṣaṭkarmapratibhedena rasabhedaśata smṛtam| <text:s text:c="7"/></text:span><text:span text:style-name="T1"><text:note text:id="ftn1679" text:note-class="footnote"><text:note-citation>1679</text:note-citation><text:note-body><text:p text:style-name="Footnote">) 68b <text:span text:style-name="T2">°śataṃ] </text:span><text:s text:c="2"/>Ca; °śata Ed</text:p></text:note-body></text:note></text:span></text:p>
      <text:p text:style-name="Standard"><text:span text:style-name="T1">ghrāṇena gṛhyate gandha iṣṭāniṣṭo dvijarṣabhaḥ||20-68|| <text:s text:c="7"/></text:span><text:span text:style-name="T1"><text:note text:id="ftn1680" text:note-class="footnote"><text:note-citation>1680</text:note-citation><text:note-body><text:p text:style-name="Footnote">) 68cd <text:span text:style-name="T2">gṛhyate gandha iṣṭā°] </text:span><text:s text:c="2"/>Ed; gṛhyate gaÃ—Ã—ṣṭā° Ca</text:p></text:note-body></text:note></text:span><text:span text:style-name="T1"><text:s text:c="8"/></text:span><text:span text:style-name="T1"><text:note text:id="ftn1681" text:note-class="footnote"><text:note-citation>1681</text:note-citation><text:note-body><text:p text:style-name="Footnote">) 68d <text:span text:style-name="T2">°niṣṭo] </text:span><text:s text:c="2"/>Ca; °niṣṭā Ed</text:p></text:note-body></text:note></text:span></text:p>
      <text:p text:style-name="Standard"><text:span text:style-name="T1">guḍājyaṃ guggulur bhaṣmacandanāgarukaṃ tathā| <text:s text:c="7"/></text:span><text:span text:style-name="T1"><text:note text:id="ftn1682" text:note-class="footnote"><text:note-citation>1682</text:note-citation><text:note-body><text:p text:style-name="Footnote">) 69a <text:span text:style-name="T2">guḍājyaṃ guggulur] </text:span><text:s text:c="2"/>Ca; guḍājyaguggulu Ed</text:p></text:note-body></text:note></text:span><text:span text:style-name="T1"><text:s text:c="8"/></text:span><text:span text:style-name="T1"><text:note text:id="ftn1683" text:note-class="footnote"><text:note-citation>1683</text:note-citation><text:note-body><text:p text:style-name="Footnote">) 69b <text:span text:style-name="T2">°garukaṃ] </text:span><text:s text:c="2"/>Ca; °gurukas Ed</text:p></text:note-body></text:note></text:span></text:p>
      <text:p text:style-name="Standard"><text:span text:style-name="T1">kastūrikuṅkumādīnām iṣṭo gandho manoharaḥ||20-69|| <text:s text:c="7"/></text:span><text:span text:style-name="T1"><text:note text:id="ftn1684" text:note-class="footnote"><text:note-citation>1684</text:note-citation><text:note-body><text:p text:style-name="Footnote">) 69d <text:span text:style-name="T2">gandho] </text:span><text:s text:c="2"/>Ca; gandha Ed</text:p></text:note-body></text:note></text:span></text:p>
      <text:p text:style-name="Standard"><text:span text:style-name="T1">vraṇamūtrapurīṣāṇāṃ māṃsaparyuṣitāni ca| <text:s text:c="7"/></text:span><text:span text:style-name="T1"><text:note text:id="ftn1685" text:note-class="footnote"><text:note-citation>1685</text:note-citation><text:note-body><text:p text:style-name="Footnote">) 70b <text:span text:style-name="T2">māṃsa°] </text:span><text:s text:c="2"/>Ed; māsa° Ca</text:p></text:note-body></text:note></text:span></text:p>
      <text:p text:style-name="Standard"><text:span text:style-name="T1">vātakarmādidurgandha aniṣṭaḥ samudāhṛtaḥ||20-70|| hastakarma </text:span></text:p>
      <text:p text:style-name="Standard"><text:span text:style-name="T1">hastena kurute karma vividhāni dvijottama| <text:s text:c="7"/></text:span><text:span text:style-name="T1"><text:note text:id="ftn1686" text:note-class="footnote"><text:note-citation>1686</text:note-citation><text:note-body><text:p text:style-name="Footnote">) 71a <text:span text:style-name="T2">hastena] </text:span><text:s text:c="2"/>Ca; hastābhyāṃ Ed</text:p></text:note-body></text:note></text:span></text:p>
      <text:p text:style-name="Standard"><text:span text:style-name="T1">mohendraṃ vāruṇaṃ caiva vāyavyāgneyam eva ca||20-71|| <text:s text:c="7"/></text:span><text:span text:style-name="T1"><text:note text:id="ftn1687" text:note-class="footnote"><text:note-citation>1687</text:note-citation><text:note-body><text:p text:style-name="Footnote">) 71c <text:span text:style-name="T2">mohendraṃ vāruṇaṃ] </text:span><text:s text:c="2"/><text:span text:style-name="T3">corr. </text:span>&lt;/i&gt;; Ã—Ã—ndram vāruṇañ Ca, mohendravāruṇaṃ Ed </text:p></text:note-body></text:note></text:span></text:p>
      <text:p text:style-name="Standard"><text:span text:style-name="T1">āgneyapavanādīni kāṃsyo lohas trapus tathā| <text:s text:c="7"/></text:span><text:span text:style-name="T1"><text:note text:id="ftn1688" text:note-class="footnote"><text:note-citation>1688</text:note-citation><text:note-body><text:p text:style-name="Footnote">) 72a <text:span text:style-name="T2">°pavanā°] </text:span><text:s text:c="2"/>Ed; °pacanā° Ca</text:p></text:note-body></text:note></text:span></text:p>
      <text:p text:style-name="Standard"><text:span text:style-name="T1">agnikarmāṇy anekāni yajñahomakriyās tathā||20-72||</text:span></text:p>
      <text:p text:style-name="Standard"><text:span text:style-name="T1">sūryavyajanavātena mukhavātena vai tathā|</text:span></text:p>
      <text:p text:style-name="Standard"><text:span text:style-name="T1">camaracarmavātena vātayantraṃ ca vāyavam||20-73||</text:span></text:p>
      <text:p text:style-name="Standard"><text:span text:style-name="T1">vāruṇaṃ toyakarmāṇi kurute vividhāni ca| <text:s text:c="7"/></text:span><text:span text:style-name="T1"><text:note text:id="ftn1689" text:note-class="footnote"><text:note-citation>1689</text:note-citation><text:note-body><text:p text:style-name="Footnote">) 74b <text:span text:style-name="T2">kurute] </text:span><text:s text:c="2"/>Ed; kuruÃ— Ca</text:p></text:note-body></text:note></text:span></text:p>
      <text:p text:style-name="Standard"><text:span text:style-name="T1">rasoparasakarmāṇi tasya poṣaṇakarma ca||20-74||</text:span></text:p>
      <text:p text:style-name="Standard"><text:span text:style-name="T1">snānācamanakarmāṇi vastraśaucādayas tathā|</text:span></text:p>
      <text:p text:style-name="Standard"><text:span text:style-name="T1">kāyaśaucaṃ ca kurute tṛṣānāśanam eva ca||20-75|| <text:s text:c="7"/></text:span><text:span text:style-name="T1"><text:note text:id="ftn1690" text:note-class="footnote"><text:note-citation>1690</text:note-citation><text:note-body><text:p text:style-name="Footnote">) 75d <text:span text:style-name="T2">tṛṣā°] </text:span><text:s text:c="2"/>Ed; tṛṣa° Ca</text:p></text:note-body></text:note></text:span></text:p>
      <text:p text:style-name="Standard"><text:span text:style-name="T1">navamāni hy anekāni vāruṇaṃ karma ucyate|</text:span></text:p>
      <text:p text:style-name="Standard"><text:span text:style-name="T1">māhendraṃ pārthivaṃ karma anekāni dvijottama||20-76||</text:span></text:p>
      <text:p text:style-name="Standard"><text:span text:style-name="T1">kulālakarmabhūkarma karma pāṣāṇam eva ca| <text:s text:c="7"/></text:span><text:span text:style-name="T1"><text:note text:id="ftn1691" text:note-class="footnote"><text:note-citation>1691</text:note-citation><text:note-body><text:p text:style-name="Footnote">) 77a <text:span text:style-name="T2">kulālakarma°] </text:span><text:s text:c="2"/>Ed; kulaÃ—Ã—rmma° Ca</text:p></text:note-body></text:note></text:span><text:span text:style-name="T1"><text:s text:c="8"/></text:span><text:span text:style-name="T1"><text:note text:id="ftn1692" text:note-class="footnote"><text:note-citation>1692</text:note-citation><text:note-body><text:p text:style-name="Footnote">) 77b <text:span text:style-name="T2">karma] </text:span><text:s text:c="2"/>Ca; karmaṃ Ed</text:p></text:note-body></text:note></text:span></text:p>
      <text:p text:style-name="Standard"><text:span text:style-name="T1">dārudantimaśṛṅgādi karma pārthivam ucyate||20-77||</text:span></text:p>
      <text:p text:style-name="Standard"><text:span text:style-name="T1">catuṣkarma samāsena hastataḥ parikīrtitam| pādakarma </text:span></text:p>
      <text:p text:style-name="Standard"><text:span text:style-name="T1">pādābhyāṃ gamanaṃ karma diśaś ca vidiśas tathā||20-78|| <text:s text:c="7"/></text:span><text:span text:style-name="T1"><text:note text:id="ftn1693" text:note-class="footnote"><text:note-citation>1693</text:note-citation><text:note-body><text:p text:style-name="Footnote">) 78d <text:span text:style-name="T2">diśaś ca vidiśas] </text:span><text:s text:c="2"/>Ca; diśañ ca vidiśan Ed</text:p></text:note-body></text:note></text:span></text:p>
      <text:p text:style-name="Standard"><text:span text:style-name="T1">nimnonnatasame deśe śilāsaṃkaṭakoṭare|</text:span></text:p>
      <text:p text:style-name="Standard"><text:span text:style-name="T1">toyakardamasaṃghāte bahukaṇṭakasaṃkule||20-79|| <text:s text:c="7"/></text:span><text:span text:style-name="T1"><text:note text:id="ftn1694" text:note-class="footnote"><text:note-citation>1694</text:note-citation><text:note-body><text:p text:style-name="Footnote">) 79d <text:span text:style-name="T2">bahukaṇṭaka°] </text:span><text:s text:c="2"/>Ed; bahuÃ—Ã—ka° Ca â€¢ <text:s text:c="16"/><text:span text:style-name="T2">°kule] </text:span><text:s text:c="2"/>Ca; °yute Ed</text:p></text:note-body></text:note></text:span><text:span text:style-name="T1"><text:s/>pāyukarma </text:span></text:p>
      <text:p text:style-name="Standard"><text:span text:style-name="T1">pāyukarma visargaṃ tu kaṭhinadravapicchilam| <text:s text:c="7"/></text:span><text:span text:style-name="T1"><text:note text:id="ftn1695" text:note-class="footnote"><text:note-citation>1695</text:note-citation><text:note-body><text:p text:style-name="Footnote">) 80a <text:span text:style-name="T2">pāyu°] </text:span><text:s text:c="2"/>Ca; pāpa° Ed</text:p></text:note-body></text:note></text:span></text:p>
      <text:p text:style-name="Standard"><text:soft-page-break/><text:span text:style-name="T1">saraktaphenilādīni pāyuśakti pramuñcate||20-80|| <text:s text:c="7"/></text:span><text:span text:style-name="T1"><text:note text:id="ftn1696" text:note-class="footnote"><text:note-citation>1696</text:note-citation><text:note-body><text:p text:style-name="Footnote">) 80d <text:span text:style-name="T2">pāyuśakti] </text:span><text:s text:c="2"/>Ed; <text:s/>pāyucchakti Ca â€¢ <text:s text:c="16"/><text:span text:style-name="T2">°muñcati] </text:span><text:s text:c="2"/>Ca; °muñcate Ed</text:p></text:note-body></text:note></text:span></text:p>
      <text:p text:style-name="Standard"><text:span text:style-name="T1">upasthakarma ānandaṃ karoti jananaṃ prajā| <text:s text:c="7"/></text:span><text:span text:style-name="T1"><text:note text:id="ftn1697" text:note-class="footnote"><text:note-citation>1697</text:note-citation><text:note-body><text:p text:style-name="Footnote">) 81a <text:span text:style-name="T2">ānandaṃ] </text:span><text:s text:c="2"/>Ca; ānanda Ed</text:p></text:note-body></text:note></text:span></text:p>
      <text:p text:style-name="Standard"><text:span text:style-name="T1">strīpuṃnapuṃsakaṃ caiva upasthaṃ kurute dvija||20-81|| vākkarma </text:span></text:p>
      <text:p text:style-name="Standard"><text:span text:style-name="T1">vācā tu kurute karma navadhā dvijapuṅgava|</text:span></text:p>
      <text:p text:style-name="Standard"><text:span text:style-name="T1">stutinindā praśaṃsā ca ākrośaḥ priya eva saḥ||20-82|| <text:s text:c="7"/></text:span><text:span text:style-name="T1"><text:note text:id="ftn1698" text:note-class="footnote"><text:note-citation>1698</text:note-citation><text:note-body><text:p text:style-name="Footnote">) 82d <text:span text:style-name="T2">ākrośaḥ] </text:span><text:s text:c="2"/>Ed; Ã—krośaḥ Ca</text:p></text:note-body></text:note></text:span></text:p>
      <text:p text:style-name="Standard"><text:span text:style-name="T1">praśno 'nujñā tathākhyānam āśīś ca vidhayo nava| <text:s text:c="7"/></text:span><text:span text:style-name="T1"><text:note text:id="ftn1699" text:note-class="footnote"><text:note-citation>1699</text:note-citation><text:note-body><text:p text:style-name="Footnote">) 83b <text:span text:style-name="T2">cā vidhayo nava] </text:span><text:s text:c="2"/><text:span text:style-name="T3">eme. </text:span>&lt;/i&gt;; ca vidhayo naya Ca, cāvidhiyo nayaḥ Ed</text:p></text:note-body></text:note></text:span></text:p>
      <text:p text:style-name="Standard"><text:span text:style-name="T1">etā navavidhā vāṇī kīrtito me dvijottama||20-83|| manas </text:span></text:p>
      <text:p text:style-name="Standard"><text:span text:style-name="T1">adhunā kathayiṣyāmi manaso nava vai guṇān|</text:span></text:p>
      <text:p text:style-name="Standard"><text:span text:style-name="T1">calopapattiḥ sthairaṃ ca visargakalpanākṣamā||20-84|| <text:s text:c="7"/></text:span><text:span text:style-name="T1"><text:note text:id="ftn1700" text:note-class="footnote"><text:note-citation>1700</text:note-citation><text:note-body><text:p text:style-name="Footnote">) 84d <text:span text:style-name="T2">visarga°] </text:span><text:s text:c="2"/>Ed; visarge Ca â€¢ <text:s text:c="16"/><text:span text:style-name="T2">°kṣamā] </text:span><text:s text:c="2"/>Ca; °samā Ed</text:p></text:note-body></text:note></text:span></text:p>
      <text:p text:style-name="Standard"><text:span text:style-name="T1">sad asac cāśutā caiva manaso nava vai guṇāḥ| <text:s text:c="7"/></text:span><text:span text:style-name="T1"><text:note text:id="ftn1701" text:note-class="footnote"><text:note-citation>1701</text:note-citation><text:note-body><text:p text:style-name="Footnote">) 85a <text:span text:style-name="T2">cāśutā] </text:span><text:s text:c="2"/>Ed; cāśutāñ Ca</text:p></text:note-body></text:note></text:span><text:span text:style-name="T1"><text:s text:c="8"/></text:span><text:span text:style-name="T1"><text:note text:id="ftn1702" text:note-class="footnote"><text:note-citation>1702</text:note-citation><text:note-body><text:p text:style-name="Footnote">85 Å = MBh 12.247.9 $ </text:p></text:note-body></text:note></text:span><text:span text:style-name="T1"><text:s/></text:span></text:p>
      <text:p text:style-name="Standard"><text:span text:style-name="T1">iṣṭāniṣṭavikalpaś ca vyavasāyaḥ samādhitā||20-85|| <text:s text:c="7"/></text:span><text:span text:style-name="T1"><text:note text:id="ftn1703" text:note-class="footnote"><text:note-citation>1703</text:note-citation><text:note-body><text:p text:style-name="Footnote">) 85c <text:span text:style-name="T2">iṣṭā°] </text:span><text:s text:c="2"/>Ed; Ã—ṣṭā° Ca</text:p></text:note-body></text:note></text:span><text:span text:style-name="T1"><text:s text:c="8"/></text:span><text:span text:style-name="T1"><text:note text:id="ftn1704" text:note-class="footnote"><text:note-citation>1704</text:note-citation><text:note-body><text:p text:style-name="Footnote">) 85d <text:span text:style-name="T2">samādhitā] </text:span><text:s text:c="3"/>Ca; samādhinā Ed</text:p></text:note-body></text:note></text:span><text:span text:style-name="T1"><text:s text:c="8"/></text:span><text:span text:style-name="T1"><text:note text:id="ftn1705" text:note-class="footnote"><text:note-citation>1705</text:note-citation><text:note-body><text:p text:style-name="Footnote">85cd Å = MBh 12.247.10ab $</text:p></text:note-body></text:note></text:span><text:span text:style-name="T1"><text:s/></text:span></text:p>
      <text:p text:style-name="Standard"><text:span text:style-name="T1">manaso dvividhaṃ rūpaṃ manaś conmana eva ca| <text:s text:c="7"/></text:span><text:span text:style-name="T1"><text:note text:id="ftn1706" text:note-class="footnote"><text:note-citation>1706</text:note-citation><text:note-body><text:p text:style-name="Footnote">) 86b <text:span text:style-name="T2">conmana] </text:span><text:s text:c="2"/>Ed; cotmana Ca</text:p></text:note-body></text:note></text:span></text:p>
      <text:p text:style-name="Standard"><text:span text:style-name="T1">manas tv indriyabhāvatve unmanastvam atīndriya||20-86|| <text:s text:c="7"/></text:span><text:span text:style-name="T1"><text:note text:id="ftn1707" text:note-class="footnote"><text:note-citation>1707</text:note-citation><text:note-body><text:p text:style-name="Footnote">) 86d <text:span text:style-name="T2">°tīndriye] </text:span><text:s text:c="2"/><text:span text:style-name="T3">eme. </text:span>&lt;/i&gt;; °nīndriye Ca, °tīndriya Ed</text:p></text:note-body></text:note></text:span></text:p>
      <text:p text:style-name="Standard"><text:span text:style-name="T1">nigṛhītā visṛṣtaṃ ca bandhamokṣau tu sādhanam| <text:s text:c="7"/></text:span><text:span text:style-name="T1"><text:note text:id="ftn1708" text:note-class="footnote"><text:note-citation>1708</text:note-citation><text:note-body><text:p text:style-name="Footnote">) 87ab <text:span text:style-name="T3">omitted in </text:span>Ed</text:p></text:note-body></text:note></text:span></text:p>
      <text:p text:style-name="Standard"><text:span text:style-name="T1">nigṛhītendriyagrāmaḥ svargamokṣau tu sādhanam||20-87||</text:span></text:p>
      <text:p text:style-name="Standard"><text:span text:style-name="T1">visṛṣṭe indriyagrāme duḥkhasaṃsārasādhanam| <text:s text:c="7"/></text:span><text:span text:style-name="T1"><text:note text:id="ftn1709" text:note-class="footnote"><text:note-citation>1709</text:note-citation><text:note-body><text:p text:style-name="Footnote">) 88b <text:span text:style-name="T2">duḥkha°] </text:span><text:s text:c="2"/><text:span text:style-name="T3">corr. </text:span>&lt;/i&gt;; Ã—kha° Ca, duḥkhaṃ Ed</text:p></text:note-body></text:note></text:span></text:p>
      <text:p text:style-name="Standard"><text:span text:style-name="T1">sakalaṃ niṣkalaṃ caiva mana eva vidur budhāḥ|</text:span></text:p>
      <text:p text:style-name="Standard"><text:span text:style-name="T1">sakalaṃ mananānātve ekatve mananiṣkalam||</text:span></text:p>
      <text:p text:style-name="Standard"><text:span text:style-name="T1">vigatarāga uvāca| </text:span></text:p>
      <text:p text:style-name="Standard"><text:span text:style-name="T1">manaḥ svavedyaṃ lokānām unmanas tu na vidyate|</text:span></text:p>
      <text:p text:style-name="Standard"><text:span text:style-name="T1">unmanaḥ kathayāsmākaṃ kīdṛśaṃ lakṣaṇaṃ bhavet||20-89||</text:span></text:p>
      <text:p text:style-name="Standard"><text:span text:style-name="T1">anarthayajña uvāca| </text:span></text:p>
      <text:p text:style-name="Standard"><text:span text:style-name="T1">unmanastvaṃ gate vipra nibodha daśalakṣaṇam| <text:s text:c="7"/></text:span><text:span text:style-name="T1"><text:note text:id="ftn1710" text:note-class="footnote"><text:note-citation>1710</text:note-citation><text:note-body><text:p text:style-name="Footnote">) 90b <text:span text:style-name="T2">nibodha] </text:span><text:s text:c="2"/>Ed; Ã—bodha Ca</text:p></text:note-body></text:note></text:span></text:p>
      <text:p text:style-name="Standard"><text:span text:style-name="T1">na śabdaṃ śṛṇute śrotraṃ śaṅkhabherīsvanād api||20-90|| <text:s text:c="7"/></text:span><text:span text:style-name="T1"><text:note text:id="ftn1711" text:note-class="footnote"><text:note-citation>1711</text:note-citation><text:note-body><text:p text:style-name="Footnote">) 90c <text:span text:style-name="T2">śrotraṃ] </text:span><text:s text:c="2"/>Ca; śrotre Ed</text:p></text:note-body></text:note></text:span></text:p>
      <text:p text:style-name="Standard"><text:span text:style-name="T1">tvacaḥ sparśaṃ na jānāti śītoṣṇam api duḥsaham|</text:span></text:p>
      <text:p text:style-name="Standard"><text:span text:style-name="T1">rūpaṃ paśyati no cakṣuḥ parvatābhyadhiko 'pi vā||20-91||</text:span></text:p>
      <text:p text:style-name="Standard"><text:span text:style-name="T1">jihvā rasaṃ na vindeta madhurāmlavato 'pi vā| <text:s text:c="7"/></text:span><text:span text:style-name="T1"><text:note text:id="ftn1712" text:note-class="footnote"><text:note-citation>1712</text:note-citation><text:note-body><text:p text:style-name="Footnote">) 92b <text:span text:style-name="T2">°mlavato] </text:span><text:s text:c="2"/>Ed; °mlavano Ca</text:p></text:note-body></text:note></text:span></text:p>
      <text:p text:style-name="Standard"><text:span text:style-name="T1">gandhaṃ jighrati na ghrāṇā tīkṣṇaṃ vāpy aśucīny api||20-92|| <text:s text:c="7"/></text:span><text:span text:style-name="T1"><text:note text:id="ftn1713" text:note-class="footnote"><text:note-citation>1713</text:note-citation><text:note-body><text:p text:style-name="Footnote">) 92c <text:span text:style-name="T2">ghrāṇā] </text:span><text:s text:c="2"/>Ca; ghrāṇo Ed</text:p></text:note-body></text:note></text:span></text:p>
      <text:p text:style-name="Standard"><text:span text:style-name="T1">unmanas tava me khyātaṃ sarvadvaitavināśanam| <text:s text:c="7"/></text:span><text:span text:style-name="T1"><text:note text:id="ftn1714" text:note-class="footnote"><text:note-citation>1714</text:note-citation><text:note-body><text:p text:style-name="Footnote">) 93a <text:span text:style-name="T2">unmanas tava me] </text:span><text:s text:c="2"/>Ed; Ã—Ã—Ã—Ã—Ã—Ã— Ca</text:p></text:note-body></text:note></text:span></text:p>
      <text:p text:style-name="Standard"><text:span text:style-name="T1">bhavapāragasuvyaktaṃ niṣkalaṃ śivam avyayam||20-93||</text:span></text:p>
      <text:p text:style-name="Standard"><text:span text:style-name="T1">sa śivaḥ sa paro brahmā sa viṣṇuḥ sa paro 'kṣaraḥ|</text:span></text:p>
      <text:p text:style-name="Standard"><text:span text:style-name="T1">sa sūkṣmaḥ sa paro haṃsaḥ so 'kṣaraḥ kṣaravarjitaḥ||20-94||</text:span></text:p>
      <text:p text:style-name="Standard"><text:span text:style-name="T1">eṣa unmana jānīhi śivaś ca dvijapuṅgava|</text:span></text:p>
      <text:p text:style-name="Standard"><text:soft-page-break/><text:span text:style-name="T1">kīrtito 'smi samāsena kim anyat paripṛcchasi||20-95|| <text:s text:c="7"/></text:span><text:span text:style-name="T1"><text:note text:id="ftn1715" text:note-class="footnote"><text:note-citation>1715</text:note-citation><text:note-body><text:p text:style-name="Footnote">) 95d <text:span text:style-name="T2">paripṛcchasi] </text:span><text:s text:c="2"/>Ed; pariÃ—Ã—Ã— Ca</text:p></text:note-body></text:note></text:span><text:span text:style-name="T1">&lt;TEXT&gt; </text:span></text:p>
      <text:p text:style-name="Standard"><text:span text:style-name="T1">||iti vṛṣasārasaṃgrahe pañcaviṃśatitattvanirṇayo nāma viṃśatimo 'dhyāyaḥ||</text:span></text:p>
      <text:p text:style-name="Standard"><text:span text:style-name="T1"><text:s text:c="8"/></text:span><text:span text:style-name="T1"><text:note text:id="ftn1716" text:note-class="footnote"><text:note-citation>1716</text:note-citation><text:note-body><text:p text:style-name="Footnote">) <text:s/>&lt;SKT&gt;Colophon: &lt;/SKT&gt; <text:s/><text:span text:style-name="T2">viṃśatimo] </text:span><text:s text:c="2"/>Ca; viṃśatitamo Ed</text:p></text:note-body></text:note></text:span></text:p>
      <text:p text:style-name="Standard"><text:span text:style-name="T1">*** 21 ***</text:span></text:p>
      <text:p text:style-name="Standard"><text:span text:style-name="T1"><text:s/>vṛṣasārasaṃgrahe kalpanirṇayo nāmaikaviṃśatimo 'dhyāyaḥ </text:span></text:p>
      <text:p text:style-name="Standard"><text:span text:style-name="T1">vigatarāga uvāca| </text:span></text:p>
      <text:p text:style-name="Standard"><text:span text:style-name="T1">aho matimatāṃ śreṣṭha aho dharmabhṛtāṃ vara| <text:s text:c="7"/></text:span><text:span text:style-name="T1"><text:note text:id="ftn1717" text:note-class="footnote"><text:note-citation>1717</text:note-citation><text:note-body><text:p text:style-name="Footnote">) 1a <text:span text:style-name="T2">matimatāṃ] </text:span><text:s text:c="2"/>CNa; matimanā Ed</text:p></text:note-body></text:note></text:span><text:span text:style-name="T1"><text:s text:c="8"/></text:span><text:span text:style-name="T1"><text:note text:id="ftn1718" text:note-class="footnote"><text:note-citation>1718</text:note-citation><text:note-body><text:p text:style-name="Footnote">) 1b <text:span text:style-name="T2">vara] </text:span><text:s text:c="2"/>CaCcNa; varaḥ CbEd</text:p></text:note-body></text:note></text:span></text:p>
      <text:p text:style-name="Standard"><text:span text:style-name="T1">aho dama śamaḥ satya aho yajña aho tapaḥ||21-1|| <text:s text:c="7"/></text:span><text:span text:style-name="T1"><text:note text:id="ftn1719" text:note-class="footnote"><text:note-citation>1719</text:note-citation><text:note-body><text:p text:style-name="Footnote">) 1c <text:span text:style-name="T2">dama śamaḥ] </text:span><text:s text:c="2"/>CaCbNa; damaḥ śamaḥ CcEd</text:p></text:note-body></text:note></text:span></text:p>
      <text:p text:style-name="Standard"><text:span text:style-name="T1">anenāmṛtavākyena vismayo me paro gataḥ|</text:span></text:p>
      <text:p text:style-name="Standard"><text:span text:style-name="T1">prīto 'smi ca tapādhārajñānādbhutarasena ca||21-2|| <text:s text:c="7"/></text:span><text:span text:style-name="T1"><text:note text:id="ftn1720" text:note-class="footnote"><text:note-citation>1720</text:note-citation><text:note-body><text:p text:style-name="Footnote">) 2c <text:span text:style-name="T2">prīto 'smi ca] </text:span><text:s text:c="2"/>CbCcNaEd; prÃ—Ã— ca Ca</text:p></text:note-body></text:note></text:span><text:span text:style-name="T1"><text:s text:c="8"/></text:span><text:span text:style-name="T1"><text:note text:id="ftn1721" text:note-class="footnote"><text:note-citation>1721</text:note-citation><text:note-body><text:p text:style-name="Footnote">) 2d <text:span text:style-name="T2">°bhuta°] </text:span><text:s text:c="2"/>CNa; °bhūta° Ed</text:p></text:note-body></text:note></text:span></text:p>
      <text:p text:style-name="Standard"><text:span text:style-name="T1">kiṃ dadāmi varaṃ brūhi dātāsmi tava cepsitam| <text:s text:c="7"/></text:span><text:span text:style-name="T1"><text:note text:id="ftn1722" text:note-class="footnote"><text:note-citation>1722</text:note-citation><text:note-body><text:p text:style-name="Footnote">) 3b <text:span text:style-name="T2">cepsitam] </text:span><text:s text:c="2"/>CaCcNaEd; cesmitam Cb</text:p></text:note-body></text:note></text:span></text:p>
      <text:p text:style-name="Standard"><text:span text:style-name="T1">etac chrutvā tatas tena pratyuvāca śubhāṃ giram||21-3|| <text:s text:c="7"/></text:span><text:span text:style-name="T1"><text:note text:id="ftn1723" text:note-class="footnote"><text:note-citation>1723</text:note-citation><text:note-body><text:p text:style-name="Footnote">) 3d <text:span text:style-name="T2">śubhāṃ giram] </text:span><text:s text:c="2"/>CNa; śubhāṅgirām Ed</text:p></text:note-body></text:note></text:span></text:p>
      <text:p text:style-name="Standard"><text:span text:style-name="T1">[anarthayajña uvāca| ]</text:span></text:p>
      <text:p text:style-name="Standard"><text:span text:style-name="T1">ko bhavān varadaśreṣṭha devadānavarākṣasāḥ| <text:s text:c="7"/></text:span><text:span text:style-name="T1"><text:note text:id="ftn1724" text:note-class="footnote"><text:note-citation>1724</text:note-citation><text:note-body><text:p text:style-name="Footnote">) 4a <text:span text:style-name="T2">bhavān] </text:span><text:s text:c="2"/>Ca&lt;corr&gt;pc&lt;/corr&gt;CbCcNaEd; bhagavān Ca&lt;corr&gt;ac&lt;/corr&gt; â€¢ <text:s text:c="16"/><text:span text:style-name="T2">varada śreṣṭha] </text:span><text:s text:c="2"/>CNa; varadaḥ śreṣṭhaḥ Ed</text:p></text:note-body></text:note></text:span><text:span text:style-name="T1"><text:s text:c="8"/></text:span><text:span text:style-name="T1"><text:note text:id="ftn1725" text:note-class="footnote"><text:note-citation>1725</text:note-citation><text:note-body><text:p text:style-name="Footnote">) 4b <text:span text:style-name="T2">°rākṣasāḥ] </text:span><text:s text:c="2"/>CNa; °rākṣasaḥ Ed</text:p></text:note-body></text:note></text:span></text:p>
      <text:p text:style-name="Standard"><text:span text:style-name="T1">athavā bhagavān viṣṇur mama jijñāsur āgataḥ||21-4||</text:span></text:p>
      <text:p text:style-name="Standard"><text:span text:style-name="T1">vyaktaṃ tvāṃ puruṣaśreṣṭha jānāmi puruṣottama| <text:s text:c="8"/></text:span><text:span text:style-name="T1"><text:note text:id="ftn1726" text:note-class="footnote"><text:note-citation>1726</text:note-citation><text:note-body><text:p text:style-name="Footnote">) 5a <text:span text:style-name="T2">vyaktaṃ tvāṃ] </text:span><text:s text:c="2"/>CaCbNa; vyaktatvaṃ CcEd â€¢ <text:s text:c="16"/><text:span text:style-name="T2">°śreṣṭha] </text:span><text:s text:c="2"/>CNa; °śreṣṭhaḥ Ed</text:p></text:note-body></text:note></text:span><text:span text:style-name="T1"><text:s text:c="9"/></text:span><text:span text:style-name="T1"><text:note text:id="ftn1727" text:note-class="footnote"><text:note-citation>1727</text:note-citation><text:note-body><text:p text:style-name="Footnote">) 5b <text:span text:style-name="T2">puruṣottama] </text:span><text:s text:c="2"/>CbNa; <text:s text:c="16"/>puÃ—Ã—ttama Ca, puruṣottaÃ— Cc, puruṣottamaḥ Ed</text:p></text:note-body></text:note></text:span></text:p>
      <text:p text:style-name="Standard"><text:span text:style-name="T1">rūpaṃ darśaya govinda yady asti tapasaḥ phalam||21-5|| <text:s text:c="7"/></text:span><text:span text:style-name="T1"><text:note text:id="ftn1728" text:note-class="footnote"><text:note-citation>1728</text:note-citation><text:note-body><text:p text:style-name="Footnote">) 5c <text:span text:style-name="T2">rūpaṃ darśaya govinda] </text:span><text:s text:c="2"/>CaCbNaEd; <text:s text:c="48"/>Ã—Ã—Ã—Ã—Ã—Ã—vinda Cc</text:p></text:note-body></text:note></text:span><text:span text:style-name="T1"><text:s/></text:span></text:p>
      <text:p text:style-name="Standard"><text:span text:style-name="T1">tatas tu puṇḍarīkākṣo darśayāmāsa svāṃ tanum|</text:span></text:p>
      <text:p text:style-name="Standard"><text:span text:style-name="T1">śaṅkhacakragadāpāṇiḥ pītāmbaradharo hariḥ||21-6||</text:span></text:p>
      <text:p text:style-name="Standard"><text:span text:style-name="T1">anarthayajñas taṃ dṛṣṭvā vismayaṃ paramaṃ gataḥ|</text:span></text:p>
      <text:p text:style-name="Standard"><text:span text:style-name="T1">praharṣam atulaṃ labdhvā aśrupūrṇākulekṣaṇaḥ||21-7|| <text:s text:c="7"/></text:span><text:span text:style-name="T1"><text:note text:id="ftn1729" text:note-class="footnote"><text:note-citation>1729</text:note-citation><text:note-body><text:p text:style-name="Footnote">) 7c <text:span text:style-name="T2">labdhvā] </text:span><text:s text:c="2"/>CaCbNaEd; labba Cc</text:p></text:note-body></text:note></text:span></text:p>
      <text:p text:style-name="Standard"><text:span text:style-name="T1">vepamānasvareṇātra uvāca ca janārdanam| <text:s text:c="7"/></text:span><text:span text:style-name="T1"><text:note text:id="ftn1730" text:note-class="footnote"><text:note-citation>1730</text:note-citation><text:note-body><text:p text:style-name="Footnote">) 8ab <text:span text:style-name="T2">vepamānasvareṇātra uvāca ca janārdanam] </text:span><text:s text:c="2"/>CbNa; <text:s text:c="16"/>vepamānaÃ—Ã—Ã—Ã—Ã—Ã—ca ca janārdanam Ca, <text:s text:c="15"/>vepamānaÃ—Ã—Ã—tra uÃ—Ã—Ã—Ã—Ã—Ã—Ã— Cc, <text:s text:c="16"/>vepamānasvareṇārta uvāca ca janārdanam Ed</text:p></text:note-body></text:note></text:span></text:p>
      <text:p text:style-name="Standard"><text:span text:style-name="T1">adya me saphalaṃ janma adya me saphalaṃ tapaḥ||21-8|| <text:s text:c="7"/></text:span><text:span text:style-name="T1"><text:note text:id="ftn1731" text:note-class="footnote"><text:note-citation>1731</text:note-citation><text:note-body><text:p text:style-name="Footnote">) 8c <text:span text:style-name="T2">adya me saphalaṃ janma] </text:span><text:s text:c="2"/>CaCbNaEd; <text:s text:c="31"/>adyaÃ—Ã—Ã—Ã—janma Cc</text:p></text:note-body></text:note></text:span><text:span text:style-name="T1"><text:s text:c="17"/></text:span><text:span text:style-name="T1"><text:note text:id="ftn1732" text:note-class="footnote"><text:note-citation>1732</text:note-citation><text:note-body><text:p text:style-name="Footnote">8cd Å cf.MBh 5.113.5ab: $ adya me saphalaá¹ƒ janma tÄritaá¹ƒ cÄdya me kulam <text:s text:c="31"/>Å and MBh <text:s/>13.14.179a: $ adya jÄto hy ahaá¹ƒ deva adya me saphalaá¹ƒ tapaá¸¥</text:p></text:note-body></text:note></text:span></text:p>
      <text:p text:style-name="P1"/>
      <text:p text:style-name="Standard"><text:span text:style-name="T1">namo namas te 'stu janādisambhave <text:s text:c="7"/></text:span><text:span text:style-name="T1"><text:note text:id="ftn1733" text:note-class="footnote"><text:note-citation>1733</text:note-citation><text:note-body><text:p text:style-name="Footnote">) 9 <text:span text:style-name="T3">omitted in </text:span>Cb</text:p></text:note-body></text:note></text:span></text:p>
      <text:p text:style-name="Standard"><text:span text:style-name="T1"><text:s text:c="2"/></text:span></text:p>
      <text:p text:style-name="Standard"><text:soft-page-break/><text:span text:style-name="T1">namo namas te 'stu ca viśvarūpiṇe| <text:s text:c="7"/></text:span><text:span text:style-name="T1"><text:note text:id="ftn1734" text:note-class="footnote"><text:note-citation>1734</text:note-citation><text:note-body><text:p text:style-name="Footnote">) 9b <text:span text:style-name="T2">namas te] </text:span><text:s text:c="2"/>CNa&lt;corr&gt;pc&lt;/corr&gt;Ed; namas tu Na&lt;corr&gt;ac&lt;/corr&gt;</text:p></text:note-body></text:note></text:span></text:p>
      <text:p text:style-name="Standard"><text:span text:style-name="T1">namo namas te 'stu janābhisambhave <text:s text:c="7"/></text:span><text:span text:style-name="T1"><text:note text:id="ftn1735" text:note-class="footnote"><text:note-citation>1735</text:note-citation><text:note-body><text:p text:style-name="Footnote">) 9c <text:span text:style-name="T3">omitted in </text:span>Na</text:p></text:note-body></text:note></text:span></text:p>
      <text:p text:style-name="Standard"><text:span text:style-name="T1"><text:s text:c="3"/></text:span></text:p>
      <text:p text:style-name="Standard"><text:span text:style-name="T1">namo namas te 'stu pitāmahodbhave||21-9||</text:span></text:p>
      <text:p text:style-name="P1"/>
      <text:p text:style-name="P1"/>
      <text:p text:style-name="Standard"><text:span text:style-name="T1">namo namas te 'stu sahasraśīrṣiṇe <text:s text:c="7"/></text:span><text:span text:style-name="T1"><text:note text:id="ftn1736" text:note-class="footnote"><text:note-citation>1736</text:note-citation><text:note-body><text:p text:style-name="Footnote">) 10a <text:span text:style-name="T3">omitted in </text:span>Cb</text:p></text:note-body></text:note></text:span><text:span text:style-name="T1"><text:s text:c="8"/></text:span><text:span text:style-name="T1"><text:note text:id="ftn1737" text:note-class="footnote"><text:note-citation>1737</text:note-citation><text:note-body><text:p text:style-name="Footnote">) 10a <text:span text:style-name="T2">°śīrṣiṇe] </text:span><text:s text:c="2"/>CaCbNaEd; °śīrṣaṇe Cc</text:p></text:note-body></text:note></text:span></text:p>
      <text:p text:style-name="Standard"><text:span text:style-name="T1"><text:s text:c="2"/></text:span></text:p>
      <text:p text:style-name="Standard"><text:span text:style-name="T1">namo namas te 'stu sahasracakṣuṣe| <text:s text:c="7"/></text:span><text:span text:style-name="T1"><text:note text:id="ftn1738" text:note-class="footnote"><text:note-citation>1738</text:note-citation><text:note-body><text:p text:style-name="Footnote">) 10b <text:span text:style-name="T3">omitted in </text:span>Cb</text:p></text:note-body></text:note></text:span></text:p>
      <text:p text:style-name="Standard"><text:span text:style-name="T1">namo namas te 'stu sahasraliṅgine <text:s text:c="7"/></text:span><text:span text:style-name="T1"><text:note text:id="ftn1739" text:note-class="footnote"><text:note-citation>1739</text:note-citation><text:note-body><text:p text:style-name="Footnote">) 10c <text:span text:style-name="T3">omitted in </text:span>Cb</text:p></text:note-body></text:note></text:span></text:p>
      <text:p text:style-name="Standard"><text:span text:style-name="T1"><text:s text:c="3"/></text:span></text:p>
      <text:p text:style-name="Standard"><text:span text:style-name="T1">namo namas te 'stu sahasravakṣase||21-10||</text:span></text:p>
      <text:p text:style-name="Standard"><text:span text:style-name="T1"><text:s text:c="8"/></text:span><text:span text:style-name="T1"><text:note text:id="ftn1740" text:note-class="footnote"><text:note-citation>1740</text:note-citation><text:note-body><text:p text:style-name="Footnote">) 10 <text:span text:style-name="T3">omitted in </text:span>Ca</text:p></text:note-body></text:note></text:span></text:p>
      <text:p text:style-name="P1"/>
      <text:p text:style-name="Standard"><text:span text:style-name="T1">namo namas te 'stu sahasramūrtaye</text:span></text:p>
      <text:p text:style-name="Standard"><text:span text:style-name="T1"><text:s text:c="2"/></text:span></text:p>
      <text:p text:style-name="Standard"><text:span text:style-name="T1">namo namas te 'stu sahasrabāhave|</text:span></text:p>
      <text:p text:style-name="Standard"><text:span text:style-name="T1">namo namas te 'stu sahasravaktriṇe <text:s text:c="7"/></text:span><text:span text:style-name="T1"><text:note text:id="ftn1741" text:note-class="footnote"><text:note-citation>1741</text:note-citation><text:note-body><text:p text:style-name="Footnote">) 11c <text:span text:style-name="T2">°vaktriṇe] </text:span><text:s text:c="2"/>CaEd; <text:s text:c="24"/>°cakriṇe CbCc, °vakriṇe Na</text:p></text:note-body></text:note></text:span></text:p>
      <text:p text:style-name="Standard"><text:span text:style-name="T1"><text:s text:c="3"/></text:span></text:p>
      <text:p text:style-name="Standard"><text:span text:style-name="T1">namo namas te 'stu sahasramāyine||21-11||</text:span></text:p>
      <text:p text:style-name="Standard"><text:span text:style-name="T1"><text:s text:c="8"/></text:span><text:span text:style-name="T1"><text:note text:id="ftn1742" text:note-class="footnote"><text:note-citation>1742</text:note-citation><text:note-body><text:p text:style-name="Footnote">) 11 <text:span text:style-name="T3">omitted in </text:span>Ca</text:p></text:note-body></text:note></text:span></text:p>
      <text:p text:style-name="P1"/>
      <text:p text:style-name="Standard"><text:span text:style-name="T1">namo namas te 'stu varāharūpiṇe <text:s text:c="7"/></text:span><text:span text:style-name="T1"><text:note text:id="ftn1743" text:note-class="footnote"><text:note-citation>1743</text:note-citation><text:note-body><text:p text:style-name="Footnote">) 12a <text:span text:style-name="T3">omitted in </text:span>Ca</text:p></text:note-body></text:note></text:span></text:p>
      <text:p text:style-name="Standard"><text:span text:style-name="T1"><text:s text:c="2"/></text:span></text:p>
      <text:p text:style-name="Standard"><text:span text:style-name="T1">namo namas te 'stu mahīsamuddhṛte|</text:span></text:p>
      <text:p text:style-name="Standard"><text:span text:style-name="T1">namo namas te 'stu ca bhūtasṛṣṭine <text:s text:c="7"/></text:span><text:span text:style-name="T1"><text:note text:id="ftn1744" text:note-class="footnote"><text:note-citation>1744</text:note-citation><text:note-body><text:p text:style-name="Footnote">) 12c <text:span text:style-name="T2">°sṛṣṭine] </text:span><text:s text:c="2"/>CbCcNaEd; °sṛÃ—Ã— Ca</text:p></text:note-body></text:note></text:span></text:p>
      <text:p text:style-name="Standard"><text:span text:style-name="T1"><text:s text:c="3"/></text:span></text:p>
      <text:p text:style-name="Standard"><text:span text:style-name="T1">namo namas te caturāśramāśraye||21-12||</text:span></text:p>
      <text:p text:style-name="Standard"><text:span text:style-name="T1"><text:s text:c="8"/></text:span><text:span text:style-name="T1"><text:note text:id="ftn1745" text:note-class="footnote"><text:note-citation>1745</text:note-citation><text:note-body><text:p text:style-name="Footnote">) 12d <text:span text:style-name="T2">namas te] </text:span><text:s text:c="2"/>CaCbNa&lt;corr&gt;pc&lt;/corr&gt;Ed; namas te stu CcNa&lt;corr&gt;ac&lt;/corr&gt; â€¢ <text:s text:c="16"/><text:span text:style-name="T2">°śraye] </text:span><text:s text:c="2"/>CaCcNaEd; °śrame Cb</text:p></text:note-body></text:note></text:span></text:p>
      <text:p text:style-name="P1"/>
      <text:p text:style-name="Standard"><text:span text:style-name="T1">namo namas te narasiṃharūpiṇe</text:span></text:p>
      <text:p text:style-name="Standard"><text:span text:style-name="T1"><text:s text:c="2"/></text:span></text:p>
      <text:p text:style-name="Standard"><text:span text:style-name="T1">namo namas te ditijoradāriṇe| <text:s text:c="7"/></text:span><text:span text:style-name="T1"><text:note text:id="ftn1746" text:note-class="footnote"><text:note-citation>1746</text:note-citation><text:note-body><text:p text:style-name="Footnote">) 13b <text:span text:style-name="T2">namo namas te ditijoradāriṇe] </text:span><text:s text:c="2"/>CEd; <text:span text:style-name="T3">omitted in </text:span>Na, <text:s text:c="24"/>namo namas te 'ditijoradāraṇe Ed</text:p></text:note-body></text:note></text:span></text:p>
      <text:p text:style-name="Standard"><text:span text:style-name="T1">namo namas te 'suracakrasūdane <text:s text:c="7"/></text:span><text:span text:style-name="T1"><text:note text:id="ftn1747" text:note-class="footnote"><text:note-citation>1747</text:note-citation><text:note-body><text:p text:style-name="Footnote">) 13c <text:span text:style-name="T2">°cakra°] </text:span><text:s text:c="2"/><text:span text:style-name="T3">conj. </text:span>&lt;/i&gt;; °śakra° CNaEd</text:p></text:note-body></text:note></text:span></text:p>
      <text:p text:style-name="Standard"><text:span text:style-name="T1"><text:s text:c="3"/></text:span></text:p>
      <text:p text:style-name="Standard"><text:span text:style-name="T1">namo namas te 'suradarpanāśane||21-13||</text:span></text:p>
      <text:p text:style-name="P1"><text:soft-page-break/></text:p>
      <text:p text:style-name="P1"/>
      <text:p text:style-name="Standard"><text:span text:style-name="T1">namo namas te ditiputradāmane <text:s text:c="7"/></text:span><text:span text:style-name="T1"><text:note text:id="ftn1748" text:note-class="footnote"><text:note-citation>1748</text:note-citation><text:note-body><text:p text:style-name="Footnote">) 14a <text:span text:style-name="T2">°dāmane] </text:span><text:s text:c="2"/>CaCbNa; °vāmane CcEd</text:p></text:note-body></text:note></text:span></text:p>
      <text:p text:style-name="Standard"><text:span text:style-name="T1"><text:s text:c="2"/></text:span></text:p>
      <text:p text:style-name="Standard"><text:span text:style-name="T1">namo namas te baliyajñasūdane|</text:span></text:p>
      <text:p text:style-name="Standard"><text:span text:style-name="T1">namo namas te 'stu ṣaḍardhavikrame <text:s text:c="7"/></text:span><text:span text:style-name="T1"><text:note text:id="ftn1749" text:note-class="footnote"><text:note-citation>1749</text:note-citation><text:note-body><text:p text:style-name="Footnote">) 14c <text:span text:style-name="T2">ṣaḍardhavikrame] </text:span><text:s text:c="2"/>CbCcNaEd; <text:s text:c="24"/>ṣaÃ—Ã—Ã—krame Ca</text:p></text:note-body></text:note></text:span></text:p>
      <text:p text:style-name="Standard"><text:span text:style-name="T1"><text:s text:c="3"/></text:span></text:p>
      <text:p text:style-name="Standard"><text:span text:style-name="T1">namo namas te tridaśārtināśane||21-14||</text:span></text:p>
      <text:p text:style-name="P1"/>
      <text:p text:style-name="P1"/>
      <text:p text:style-name="Standard"><text:span text:style-name="T1">namo namas te 'stu ananta acyute</text:span></text:p>
      <text:p text:style-name="Standard"><text:span text:style-name="T1"><text:s text:c="2"/></text:span></text:p>
      <text:p text:style-name="Standard"><text:span text:style-name="T1">namo namas te jagadartināśane| <text:s text:c="7"/></text:span><text:span text:style-name="T1"><text:note text:id="ftn1750" text:note-class="footnote"><text:note-citation>1750</text:note-citation><text:note-body><text:p text:style-name="Footnote">) 15b <text:span text:style-name="T2">jagada° ] </text:span><text:s text:c="2"/>CNa; jagadā° Ed</text:p></text:note-body></text:note></text:span></text:p>
      <text:p text:style-name="Standard"><text:span text:style-name="T1">namo namas te madhukaiṭanāśane <text:s text:c="7"/></text:span><text:span text:style-name="T1"><text:note text:id="ftn1751" text:note-class="footnote"><text:note-citation>1751</text:note-citation><text:note-body><text:p text:style-name="Footnote">) 15c <text:span text:style-name="T2">°kaiṭa°] </text:span><text:s text:c="2"/>CaCbNa; °kīṭa° CcEd</text:p></text:note-body></text:note></text:span></text:p>
      <text:p text:style-name="Standard"><text:span text:style-name="T1"><text:s text:c="3"/></text:span></text:p>
      <text:p text:style-name="Standard"><text:span text:style-name="T1">namo namas te 'stu trilokabāndhave||21-15||</text:span></text:p>
      <text:p text:style-name="P1"/>
      <text:p text:style-name="P1"/>
      <text:p text:style-name="Standard"><text:span text:style-name="T1">namo namas te tridaśābhinandane</text:span></text:p>
      <text:p text:style-name="Standard"><text:span text:style-name="T1"><text:s text:c="2"/></text:span></text:p>
      <text:p text:style-name="Standard"><text:span text:style-name="T1">namo namas te 'stu ca divyacakṣuṣe|</text:span></text:p>
      <text:p text:style-name="Standard"><text:span text:style-name="T1">namo namas te 'stu bhavāntapārage</text:span></text:p>
      <text:p text:style-name="Standard"><text:span text:style-name="T1"><text:s text:c="3"/></text:span></text:p>
      <text:p text:style-name="Standard"><text:span text:style-name="T1">namo namas te 'stu trilokapūjite||21-16||</text:span></text:p>
      <text:p text:style-name="P1"/>
      <text:p text:style-name="P1"/>
      <text:p text:style-name="Standard"><text:span text:style-name="T1">namo namas te 'stu gadāgrapāṇaye</text:span></text:p>
      <text:p text:style-name="Standard"><text:span text:style-name="T1"><text:s text:c="2"/></text:span></text:p>
      <text:p text:style-name="Standard"><text:span text:style-name="T1">namo namas te varacakrapāṇaye|</text:span></text:p>
      <text:p text:style-name="Standard"><text:span text:style-name="T1">namo namas te 'stu ca śaṅkhapāṇaye</text:span></text:p>
      <text:p text:style-name="Standard"><text:span text:style-name="T1"><text:s text:c="3"/></text:span></text:p>
      <text:p text:style-name="Standard"><text:span text:style-name="T1">namo namas te 'stu ca kambupāṇaye||21-17||</text:span></text:p>
      <text:p text:style-name="P1"/>
      <text:p text:style-name="P1"/>
      <text:p text:style-name="Standard"><text:span text:style-name="T1">namo namas te 'stu jalaughaśāyine <text:s text:c="7"/></text:span><text:span text:style-name="T1"><text:note text:id="ftn1752" text:note-class="footnote"><text:note-citation>1752</text:note-citation><text:note-body><text:p text:style-name="Footnote">) 18a <text:span text:style-name="T2">jalaugha°] </text:span><text:s text:c="2"/>CaCbEd; jalogha° CcNa</text:p></text:note-body></text:note></text:span></text:p>
      <text:p text:style-name="Standard"><text:span text:style-name="T1"><text:s text:c="2"/></text:span></text:p>
      <text:p text:style-name="Standard"><text:span text:style-name="T1">namo namas te haramardarūpiṇe| <text:s text:c="7"/></text:span><text:span text:style-name="T1"><text:note text:id="ftn1753" text:note-class="footnote"><text:note-citation>1753</text:note-citation><text:note-body><text:p text:style-name="Footnote">) 18b <text:span text:style-name="T2">namas te haramardarūpiṇe] </text:span><text:s text:c="2"/>CbNaEd; <text:s text:c="24"/>namaÃ—Ã—Ã—Ã—rddarūpiṇe Ca, <text:s text:c="23"/>Ã—Ã—Ã—Ã—Ã—Ã—Ã—marddarūpiṇe Cc</text:p></text:note-body></text:note></text:span></text:p>
      <text:p text:style-name="Standard"><text:span text:style-name="T1">namo namas te khagarājaketave <text:s text:c="7"/></text:span><text:span text:style-name="T1"><text:note text:id="ftn1754" text:note-class="footnote"><text:note-citation>1754</text:note-citation><text:note-body><text:p text:style-name="Footnote">) 18c <text:span text:style-name="T2">°ketave] </text:span><text:s text:c="2"/>CNa; °ketane Ed</text:p></text:note-body></text:note></text:span></text:p>
      <text:p text:style-name="Standard"><text:span text:style-name="T1"><text:s text:c="3"/></text:span></text:p>
      <text:p text:style-name="Standard"><text:span text:style-name="T1">namo namas te śaśisūryalocane||21-18||</text:span></text:p>
      <text:p text:style-name="P1"/>
      <text:p text:style-name="P1"/>
      <text:p text:style-name="Standard"><text:span text:style-name="T1">namo namas te uragārivāhane</text:span></text:p>
      <text:p text:style-name="Standard"><text:span text:style-name="T1"><text:s text:c="2"/></text:span></text:p>
      <text:p text:style-name="Standard"><text:soft-page-break/><text:span text:style-name="T1">namo namas te 'dbhutarūpadarśine|</text:span></text:p>
      <text:p text:style-name="Standard"><text:span text:style-name="T1">namo namas te 'yutasūryatejase <text:s text:c="7"/></text:span><text:span text:style-name="T1"><text:note text:id="ftn1755" text:note-class="footnote"><text:note-citation>1755</text:note-citation><text:note-body><text:p text:style-name="Footnote">) 19c <text:span text:style-name="T2">'yuta°] </text:span><text:s text:c="2"/>CNa; 'stu ca Ed â€¢ <text:s text:c="16"/><text:span text:style-name="T2">°tejase] </text:span><text:s text:c="2"/>CaCbNaEd; °te Cc</text:p></text:note-body></text:note></text:span></text:p>
      <text:p text:style-name="Standard"><text:span text:style-name="T1"><text:s text:c="3"/></text:span></text:p>
      <text:p text:style-name="Standard"><text:span text:style-name="T1">namo namas te 'mṛtamanthanadhruve||21-19||</text:span></text:p>
      <text:p text:style-name="P1"/>
      <text:p text:style-name="P1"/>
      <text:p text:style-name="Standard"><text:span text:style-name="T1">namo namas te 'maralokasaṃstute <text:s text:c="7"/></text:span><text:span text:style-name="T1"><text:note text:id="ftn1756" text:note-class="footnote"><text:note-citation>1756</text:note-citation><text:note-body><text:p text:style-name="Footnote">) 20a <text:span text:style-name="T2">'maralokasaṃstute] </text:span><text:s text:c="2"/>C; <text:s/>maralokavandite Na, <text:s text:c="32"/>malalokasaṃstute Ed</text:p></text:note-body></text:note></text:span></text:p>
      <text:p text:style-name="Standard"><text:span text:style-name="T1"><text:s text:c="2"/></text:span></text:p>
      <text:p text:style-name="Standard"><text:span text:style-name="T1">namo namas te jagamaṇḍapāśraye| <text:s text:c="7"/></text:span><text:span text:style-name="T1"><text:note text:id="ftn1757" text:note-class="footnote"><text:note-citation>1757</text:note-citation><text:note-body><text:p text:style-name="Footnote">) 20b <text:span text:style-name="T2">namo namas te jagamaṇḍapāśraye] </text:span><text:s text:c="2"/>CaCbEd; <text:s text:c="48"/>Ã—Ã—Ã—Ã—Ã—Ã—Ã—Ã—Ã—Ã—śraye Cc, <text:s text:c="47"/><text:span text:style-name="T3">omitted in </text:span>Na</text:p></text:note-body></text:note></text:span></text:p>
      <text:p text:style-name="Standard"><text:span text:style-name="T1">namo namas te jagadekavatsale <text:s text:c="7"/></text:span><text:span text:style-name="T1"><text:note text:id="ftn1758" text:note-class="footnote"><text:note-citation>1758</text:note-citation><text:note-body><text:p text:style-name="Footnote">) 20c <text:span text:style-name="T2">jagadeka°] </text:span><text:s text:c="3"/>CaCbNaEd; jagadeka° Cc â€¢ <text:s text:c="21"/><text:span text:style-name="T2">°vatsale] </text:span><text:s text:c="2"/>CNa; °vatsare Ed</text:p></text:note-body></text:note></text:span></text:p>
      <text:p text:style-name="Standard"><text:span text:style-name="T1"><text:s text:c="3"/></text:span></text:p>
      <text:p text:style-name="Standard"><text:span text:style-name="T1">namo namas te śivasarvade namaḥ||21-20||</text:span></text:p>
      <text:p text:style-name="Standard"><text:span text:style-name="T1"><text:s text:c="8"/></text:span><text:span text:style-name="T1"><text:note text:id="ftn1759" text:note-class="footnote"><text:note-citation>1759</text:note-citation><text:note-body><text:p text:style-name="Footnote">20d ÅCf.Bá¹›hatkÄlottara (NGMPP B 29/59) f.87a: $ <text:s text:c="16"/>jÃ±Äna 2 Å›abda 2 sÅ«ká¹£ma 2 Å›ivasarvada oá¹ƒ namaá¸¥ Å›ivÄya|</text:p></text:note-body></text:note></text:span></text:p>
      <text:p text:style-name="P1"/>
      <text:p text:style-name="Standard"><text:span text:style-name="T1">kṣamasva govinda mamāparādham <text:s text:c="7"/></text:span><text:span text:style-name="T1"><text:note text:id="ftn1760" text:note-class="footnote"><text:note-citation>1760</text:note-citation><text:note-body><text:p text:style-name="Footnote">) 21a <text:span text:style-name="T2">mamā°] </text:span><text:s text:c="2"/>CaCbNaEd; mama Cc</text:p></text:note-body></text:note></text:span></text:p>
      <text:p text:style-name="Standard"><text:span text:style-name="T1"><text:s text:c="2"/></text:span></text:p>
      <text:p text:style-name="Standard"><text:span text:style-name="T1">atīva pṛṣṭena durātmanena| <text:s text:c="7"/></text:span><text:span text:style-name="T1"><text:note text:id="ftn1761" text:note-class="footnote"><text:note-citation>1761</text:note-citation><text:note-body><text:p text:style-name="Footnote">) 21b <text:span text:style-name="T2">°tmanena] </text:span><text:s text:c="2"/>CaCcNaEd; °tmane Cb</text:p></text:note-body></text:note></text:span></text:p>
      <text:p text:style-name="Standard"><text:span text:style-name="T1">mayeda sarvaṃ kathitaṃ smayena <text:s text:c="7"/></text:span><text:span text:style-name="T1"><text:note text:id="ftn1762" text:note-class="footnote"><text:note-citation>1762</text:note-citation><text:note-body><text:p text:style-name="Footnote">) 21c <text:span text:style-name="T2">mayeda] </text:span><text:s text:c="2"/>CNa; mayedaṃ Ed(&lt;i&gt;unmetrical&lt;/i&gt;)</text:p></text:note-body></text:note></text:span></text:p>
      <text:p text:style-name="Standard"><text:span text:style-name="T1"><text:s text:c="3"/></text:span></text:p>
      <text:p text:style-name="Standard"><text:span text:style-name="T1">dayāṃ kuru tvaṃ tridaśeśvareṇa||21-21||</text:span></text:p>
      <text:p text:style-name="Standard"><text:span text:style-name="T1"><text:s text:c="8"/></text:span><text:span text:style-name="T1"><text:note text:id="ftn1763" text:note-class="footnote"><text:note-citation>1763</text:note-citation><text:note-body><text:p text:style-name="Footnote">) 21d <text:span text:style-name="T2">°śeśvareṇa] </text:span><text:s text:c="2"/>CaCcNaEd; °śaiśvareṇa Cb</text:p></text:note-body></text:note></text:span></text:p>
      <text:p text:style-name="Standard"><text:span text:style-name="T1">vaiśampāyana uvāca| </text:span></text:p>
      <text:p text:style-name="Standard"><text:span text:style-name="T1">stotreṇānena saṃtuṣṭaḥ keśavaḥ paravīrahā| <text:s text:c="7"/></text:span><text:span text:style-name="T1"><text:note text:id="ftn1764" text:note-class="footnote"><text:note-citation>1764</text:note-citation><text:note-body><text:p text:style-name="Footnote">) 22c <text:span text:style-name="T2">keśavaḥ paravīrahā] </text:span><text:s text:c="2"/>CaCbNaEd; <text:s text:c="24"/>keśavaḥ paravīrahā Cc</text:p></text:note-body></text:note></text:span></text:p>
      <text:p text:style-name="Standard"><text:span text:style-name="T1">pratyuvāca mahāseno girayā nirupaspṛhā||21-22|| <text:s text:c="7"/></text:span><text:span text:style-name="T1"><text:note text:id="ftn1765" text:note-class="footnote"><text:note-citation>1765</text:note-citation><text:note-body><text:p text:style-name="Footnote">) 22c <text:span text:style-name="T2">pratyuvāca] </text:span><text:s text:c="2"/>CaCbNaEd; pratyuvāca Ccâ€¢ <text:s text:c="16"/><text:span text:style-name="T2">mahāseno] </text:span><text:s text:c="2"/>CbCcNaEd; maÃ—Ã—Ã— Ca</text:p></text:note-body></text:note></text:span><text:span text:style-name="T1"><text:s text:c="8"/></text:span><text:span text:style-name="T1"><text:note text:id="ftn1766" text:note-class="footnote"><text:note-citation>1766</text:note-citation><text:note-body><text:p text:style-name="Footnote">) 22d <text:span text:style-name="T2">girayā] </text:span><text:s text:c="2"/>CaCbNaEd; giriyā Cc â€¢ <text:s text:c="22"/><text:span text:style-name="T2">nirupa°] </text:span><text:s text:c="2"/>CNa; nirūpa° Ed</text:p></text:note-body></text:note></text:span></text:p>
      <text:p text:style-name="Standard"><text:span text:style-name="T1">stotreṇānena me tāta tuṣṭo 'smi bhṛśam ejitaḥ| <text:s text:c="7"/></text:span><text:span text:style-name="T1"><text:note text:id="ftn1767" text:note-class="footnote"><text:note-citation>1767</text:note-citation><text:note-body><text:p text:style-name="Footnote">) 23a <text:span text:style-name="T2">me tāta] </text:span><text:s text:c="2"/>CaCcEd; mattāta Cb, saṃtāta Na</text:p></text:note-body></text:note></text:span></text:p>
      <text:p text:style-name="Standard"><text:span text:style-name="T1">durlabhāny api trailokye dadāmi varam īpsitam||21-23|| <text:s text:c="7"/></text:span><text:span text:style-name="T1"><text:note text:id="ftn1768" text:note-class="footnote"><text:note-citation>1768</text:note-citation><text:note-body><text:p text:style-name="Footnote">) 23c <text:span text:style-name="T2">trailokye] </text:span><text:s text:c="2"/>CaCbNaEd; trailokya Cc</text:p></text:note-body></text:note></text:span></text:p>
      <text:p text:style-name="P1"/>
      <text:p text:style-name="Standard"><text:span text:style-name="T1">anena māṃ stauti nirāśritena <text:s text:c="7"/></text:span><text:span text:style-name="T1"><text:note text:id="ftn1769" text:note-class="footnote"><text:note-citation>1769</text:note-citation><text:note-body><text:p text:style-name="Footnote">) 24a <text:span text:style-name="T2">stauti] </text:span><text:s text:c="2"/>CaCbNaEd; stoti Cc</text:p></text:note-body></text:note></text:span></text:p>
      <text:p text:style-name="Standard"><text:span text:style-name="T1"><text:s text:c="2"/></text:span></text:p>
      <text:p text:style-name="Standard"><text:span text:style-name="T1">tvayoktavedārthamanohareṇa|</text:span></text:p>
      <text:p text:style-name="Standard"><text:span text:style-name="T1">yāvanti tatrākṣarasaṃkhyam asti</text:span></text:p>
      <text:p text:style-name="Standard"><text:span text:style-name="T1"><text:s text:c="3"/></text:span></text:p>
      <text:p text:style-name="Standard"><text:span text:style-name="T1">tāvanti kalpān divi te vasanti||21-24||</text:span></text:p>
      <text:p text:style-name="Standard"><text:soft-page-break/><text:span text:style-name="T1"><text:s text:c="8"/></text:span><text:span text:style-name="T1"><text:note text:id="ftn1770" text:note-class="footnote"><text:note-citation>1770</text:note-citation><text:note-body><text:p text:style-name="Footnote">) 24d <text:span text:style-name="T2">kalpān] </text:span><text:s text:c="2"/>CaNa; kalpaṃ CbEd, kalpa Cc</text:p></text:note-body></text:note></text:span></text:p>
      <text:p text:style-name="P1"/>
      <text:p text:style-name="Standard"><text:span text:style-name="T1">tvaṃ cāpi me brūhi varaṃ yatheṣṭaṃ <text:s text:c="7"/></text:span><text:span text:style-name="T1"><text:note text:id="ftn1771" text:note-class="footnote"><text:note-citation>1771</text:note-citation><text:note-body><text:p text:style-name="Footnote">) 25a <text:span text:style-name="T2">tvaṃ cāpi me brūhi] </text:span><text:s text:c="2"/>CbCcNaEd; <text:s text:c="39"/>tvañcÃ—Ã—Ã—Ã—hi Ca</text:p></text:note-body></text:note></text:span></text:p>
      <text:p text:style-name="Standard"><text:span text:style-name="T1"><text:s text:c="2"/></text:span></text:p>
      <text:p text:style-name="Standard"><text:span text:style-name="T1">trailokyarājyād api nirviśaṅkam| <text:s text:c="7"/></text:span><text:span text:style-name="T1"><text:note text:id="ftn1772" text:note-class="footnote"><text:note-citation>1772</text:note-citation><text:note-body><text:p text:style-name="Footnote">) 25b <text:span text:style-name="T2">°rājyā°] </text:span><text:s text:c="2"/>CEd; °rā° Na&lt;corr&gt;ac&lt;/corr&gt;, <text:s text:c="23"/>°rājā° Na&lt;corr&gt;pc&lt;/corr&gt; â€¢ <text:s text:c="16"/><text:span text:style-name="T2">°śaṅkam] </text:span><text:s text:c="2"/>CNa; °śaṅka Ed</text:p></text:note-body></text:note></text:span></text:p>
      <text:p text:style-name="Standard"><text:span text:style-name="T1">dadāmi kiṃ saptamahīśvaratvam <text:s text:c="7"/></text:span><text:span text:style-name="T1"><text:note text:id="ftn1773" text:note-class="footnote"><text:note-citation>1773</text:note-citation><text:note-body><text:p text:style-name="Footnote">) 25c <text:span text:style-name="T2">kiṃ] </text:span><text:s text:c="2"/>CaCcNaEd; ki Cb â€¢ <text:s text:c="16"/><text:span text:style-name="T2">°tvam] </text:span><text:s text:c="2"/>CaCbNaEd; °tvaṃm Cc</text:p></text:note-body></text:note></text:span></text:p>
      <text:p text:style-name="Standard"><text:span text:style-name="T1"><text:s text:c="3"/></text:span></text:p>
      <text:p text:style-name="Standard"><text:span text:style-name="T1">athārtharāśiṃ bahukanyakāṃ vā||21-25||</text:span></text:p>
      <text:p text:style-name="Standard"><text:span text:style-name="T1"><text:s text:c="8"/></text:span><text:span text:style-name="T1"><text:note text:id="ftn1774" text:note-class="footnote"><text:note-citation>1774</text:note-citation><text:note-body><text:p text:style-name="Footnote">) 25d <text:span text:style-name="T2">athārtharāśiṃ] </text:span><text:s text:c="2"/>CaCbNa; athārtharāśi Cc, <text:s text:c="39"/>athārthaṃ rāśīṃ Ed â€¢ <text:s text:c="16"/><text:span text:style-name="T2">°kanyakāṃ vā] </text:span><text:s text:c="2"/>NaEd; °kanyakā vā CaCc, <text:s text:c="47"/>°kanyakāÃ—ā Cb</text:p></text:note-body></text:note></text:span></text:p>
      <text:p text:style-name="P1"/>
      <text:p text:style-name="Standard"><text:span text:style-name="T1">śrutvaiva divyaṃ varam acyutasya <text:s text:c="7"/></text:span><text:span text:style-name="T1"><text:note text:id="ftn1775" text:note-class="footnote"><text:note-citation>1775</text:note-citation><text:note-body><text:p text:style-name="Footnote">) 26a <text:span text:style-name="T2">śrutvaiva] </text:span><text:s text:c="2"/>Ed; <text:s text:c="24"/>anarthayajña uvāca| śrutvaiva CaCbNa, <text:s text:c="25"/>vigatarāga uvāca| śrutvaiva Cc</text:p></text:note-body></text:note></text:span></text:p>
      <text:p text:style-name="Standard"><text:span text:style-name="T1"><text:s text:c="2"/></text:span></text:p>
      <text:p text:style-name="Standard"><text:span text:style-name="T1">praṇamya pādadvayapaṅkaje tu| <text:s text:c="7"/></text:span><text:span text:style-name="T1"><text:note text:id="ftn1776" text:note-class="footnote"><text:note-citation>1776</text:note-citation><text:note-body><text:p text:style-name="Footnote">) 26b <text:span text:style-name="T2">°je tu] </text:span><text:s text:c="2"/>CaCcEd; °hetu Cb, °je nu Na</text:p></text:note-body></text:note></text:span></text:p>
      <text:p text:style-name="Standard"><text:span text:style-name="T1">vijñāya viṣṇuṃ varadaṃ vareṇyaṃ <text:s text:c="7"/></text:span><text:span text:style-name="T1"><text:note text:id="ftn1777" text:note-class="footnote"><text:note-citation>1777</text:note-citation><text:note-body><text:p text:style-name="Footnote">) 26c <text:span text:style-name="T3">omitted in </text:span>CNa</text:p></text:note-body></text:note></text:span></text:p>
      <text:p text:style-name="Standard"><text:span text:style-name="T1"><text:s text:c="3"/></text:span></text:p>
      <text:p text:style-name="Standard"><text:span text:style-name="T1">? prahṛ cetaḥ pukāncito 'to 'bravīt||21-26||</text:span></text:p>
      <text:p text:style-name="Standard"><text:span text:style-name="T1"><text:s text:c="8"/></text:span><text:span text:style-name="T1"><text:note text:id="ftn1778" text:note-class="footnote"><text:note-citation>1778</text:note-citation><text:note-body><text:p text:style-name="Footnote">) 26d <text:span text:style-name="T3">omitted in </text:span>CNa</text:p></text:note-body></text:note></text:span></text:p>
      <text:p text:style-name="Standard"><text:span text:style-name="T1">anarthayajña uvāca| <text:s text:c="8"/></text:span><text:span text:style-name="T1"><text:note text:id="ftn1779" text:note-class="footnote"><text:note-citation>1779</text:note-citation><text:note-body><text:p text:style-name="Footnote">) 27 <text:span text:style-name="T2">anarthayajña uvāca] </text:span><text:s text:c="2"/>Ed; <text:span text:style-name="T3">omitted in </text:span>CNa</text:p></text:note-body></text:note></text:span></text:p>
      <text:p text:style-name="P1"/>
      <text:p text:style-name="Standard"><text:span text:style-name="T1">na kāmaye 'nyapravaraṃ tu deva <text:s text:c="7"/></text:span><text:span text:style-name="T1"><text:note text:id="ftn1780" text:note-class="footnote"><text:note-citation>1780</text:note-citation><text:note-body><text:p text:style-name="Footnote">) 27a <text:span text:style-name="T2">'nyapravaraṃ tu] </text:span><text:s text:c="2"/>CaCcNa; <text:s text:c="33"/>nyaprabhavan tu Cb, <text:s text:c="32"/>'nyaṃ pravaraṃ tu Ed</text:p></text:note-body></text:note></text:span></text:p>
      <text:p text:style-name="Standard"><text:span text:style-name="T1"><text:s text:c="2"/></text:span></text:p>
      <text:p text:style-name="Standard"><text:span text:style-name="T1">asaṃśayaṃ bandhanasāram ekam| <text:s text:c="7"/></text:span><text:span text:style-name="T1"><text:note text:id="ftn1781" text:note-class="footnote"><text:note-citation>1781</text:note-citation><text:note-body><text:p text:style-name="Footnote">) 27b <text:span text:style-name="T2">asaṃśayaṃ] </text:span><text:s text:c="2"/>CNa; asaṃśaya Ed â€¢ <text:s text:c="15"/><text:span text:style-name="T2">°sāram ekam] </text:span><text:s text:c="2"/>CbCcNaEd; °sārameÃ— Ca</text:p></text:note-body></text:note></text:span></text:p>
      <text:p text:style-name="Standard"><text:span text:style-name="T1">vimuktabandho bhavataḥ prasādād <text:s text:c="7"/></text:span><text:span text:style-name="T1"><text:note text:id="ftn1782" text:note-class="footnote"><text:note-citation>1782</text:note-citation><text:note-body><text:p text:style-name="Footnote">) 27c <text:span text:style-name="T2">vimuktabandho] </text:span><text:s text:c="2"/>CbCcNaEd; Ã—Ã—Ã—Ã—Ã— Ca â€¢ <text:s text:c="16"/><text:span text:style-name="T2">prasādād] </text:span><text:s text:c="2"/>CNa; pramādād Ed</text:p></text:note-body></text:note></text:span></text:p>
      <text:p text:style-name="Standard"><text:span text:style-name="T1"><text:s text:c="3"/></text:span></text:p>
      <text:p text:style-name="Standard"><text:span text:style-name="T1">bhavāmi govinda rataś ca dharme||21-27||</text:span></text:p>
      <text:p text:style-name="Standard"><text:span text:style-name="T1"><text:s text:c="8"/></text:span><text:span text:style-name="T1"><text:note text:id="ftn1783" text:note-class="footnote"><text:note-citation>1783</text:note-citation><text:note-body><text:p text:style-name="Footnote">) 27d <text:span text:style-name="T2">rataś] </text:span><text:s text:c="2"/>CNa; ratañ Ed</text:p></text:note-body></text:note></text:span></text:p>
      <text:p text:style-name="Standard"><text:span text:style-name="T1">bhagavān uvāca| </text:span></text:p>
      <text:p text:style-name="P1"/>
      <text:p text:style-name="Standard"><text:span text:style-name="T1">yathaiva cittaṃ tava suprasannaṃ</text:span></text:p>
      <text:p text:style-name="Standard"><text:span text:style-name="T1"><text:s text:c="2"/></text:span></text:p>
      <text:p text:style-name="Standard"><text:span text:style-name="T1">maharṣi devair api naiva dṛṣṭam|</text:span></text:p>
      <text:p text:style-name="Standard"><text:soft-page-break/><text:span text:style-name="T1">akalmaṣaṃ duḥkhavivarjitatvam <text:s text:c="7"/></text:span><text:span text:style-name="T1"><text:note text:id="ftn1784" text:note-class="footnote"><text:note-citation>1784</text:note-citation><text:note-body><text:p text:style-name="Footnote">) 28c <text:span text:style-name="T2">akalmaṣaṃ] </text:span><text:s text:c="2"/>Ed; <text:s text:c="22"/>akalmaṣas tvaṃ CaNa(&lt;i&gt;unmetrical&lt;/i&gt;), <text:s text:c="21"/>akalmaṣatvaṃ Cb(&lt;i&gt;unmetrical&lt;/i&gt;), <text:s text:c="21"/>akalmatvaṃ Cc(&lt;i&gt;unmetrical&lt;/i&gt;) â€¢ <text:s text:c="16"/><text:span text:style-name="T2">duḥkha°] </text:span><text:s text:c="2"/>Ca&lt;corr&gt;pc&lt;/corr&gt;CbCcNaEd; <text:s text:c="32"/>duḥ° Ca&lt;corr&gt;ac&lt;/corr&gt;</text:p></text:note-body></text:note></text:span></text:p>
      <text:p text:style-name="Standard"><text:span text:style-name="T1"><text:s text:c="3"/></text:span></text:p>
      <text:p text:style-name="Standard"><text:span text:style-name="T1">bhavārṇavas tīrṇam asaṃśayena||21-28||</text:span></text:p>
      <text:p text:style-name="P1"/>
      <text:p text:style-name="P1"/>
      <text:p text:style-name="Standard"><text:span text:style-name="T1">gacchāma bho sāmprata śvetadvīpam <text:s text:c="7"/></text:span><text:span text:style-name="T1"><text:note text:id="ftn1785" text:note-class="footnote"><text:note-citation>1785</text:note-citation><text:note-body><text:p text:style-name="Footnote">) 29a <text:span text:style-name="T2">gacchāma bho] </text:span><text:s text:c="2"/>CNa; gacchāmato Ed â€¢ <text:s text:c="16"/><text:span text:style-name="T2">sāmprata] </text:span><text:s text:c="2"/>CNa; samprati Ed</text:p></text:note-body></text:note></text:span></text:p>
      <text:p text:style-name="Standard"><text:span text:style-name="T1"><text:s text:c="2"/></text:span></text:p>
      <text:p text:style-name="Standard"><text:span text:style-name="T1">agamya devair api durnirīkṣyam| <text:s text:c="7"/></text:span><text:span text:style-name="T1"><text:note text:id="ftn1786" text:note-class="footnote"><text:note-citation>1786</text:note-citation><text:note-body><text:p text:style-name="Footnote">) 29b <text:span text:style-name="T2">durnirīkṣyam] </text:span><text:s text:c="2"/>CbCcNaEd; <text:s text:c="32"/>durnirīkṣÃ— Ca</text:p></text:note-body></text:note></text:span></text:p>
      <text:p text:style-name="Standard"><text:span text:style-name="T1">madbhaktipūtaṃ manasā prayāti <text:s text:c="7"/></text:span><text:span text:style-name="T1"><text:note text:id="ftn1787" text:note-class="footnote"><text:note-citation>1787</text:note-citation><text:note-body><text:p text:style-name="Footnote">) 29c <text:span text:style-name="T2">madbhakti°] </text:span><text:s text:c="2"/>CbCcNaEd; Ã—Ã—kti Ca â€¢ <text:s text:c="15"/><text:span text:style-name="T2">°pūtaṃ] </text:span><text:s text:c="2"/>Ed; °pūta CNa</text:p></text:note-body></text:note></text:span></text:p>
      <text:p text:style-name="Standard"><text:span text:style-name="T1"><text:s text:c="3"/></text:span></text:p>
      <text:p text:style-name="Standard"><text:span text:style-name="T1">ghorārṇave naiva punaś caranti||21-29||</text:span></text:p>
      <text:p text:style-name="P1"/>
      <text:p text:style-name="Standard"><text:span text:style-name="T1">vaiśampāyana uvāca| <text:s text:c="8"/></text:span><text:span text:style-name="T1"><text:note text:id="ftn1788" text:note-class="footnote"><text:note-citation>1788</text:note-citation><text:note-body><text:p text:style-name="Footnote">) 30 <text:span text:style-name="T2">vaiśampāyana uvāca] </text:span><text:s text:c="2"/>CaEd; <text:span text:style-name="T3">omitted in </text:span>CbCcNa&lt;corr&gt;ac&lt;/corr&gt;, <text:s text:c="32"/>vaiśaṃ u Na&lt;corr&gt;pc&lt;/corr&gt;</text:p></text:note-body></text:note></text:span></text:p>
      <text:p text:style-name="Standard"><text:span text:style-name="T1">evam uktvā haris tatra kare gṛhya tapodhanam| <text:s text:c="7"/></text:span><text:span text:style-name="T1"><text:note text:id="ftn1789" text:note-class="footnote"><text:note-citation>1789</text:note-citation><text:note-body><text:p text:style-name="Footnote">) 30b <text:span text:style-name="T2">gṛhya tapodhanam] </text:span><text:s text:c="2"/>CEd; <text:s text:c="24"/>Ã—Ã—Ã—Ã—dhana Na</text:p></text:note-body></text:note></text:span></text:p>
      <text:p text:style-name="Standard"><text:span text:style-name="T1">tataḥ so 'ntarhitas tatra tenaiva saha keśavaḥ||21-30|| <text:s text:c="7"/></text:span><text:span text:style-name="T1"><text:note text:id="ftn1790" text:note-class="footnote"><text:note-citation>1790</text:note-citation><text:note-body><text:p text:style-name="Footnote">) 30c <text:span text:style-name="T2">so 'ntarhitas ta°] </text:span><text:s text:c="2"/>CaCb; <text:s text:c="32"/>so ntarhitas ta° Na, <text:s text:c="41"/>te ntarhitās ta° Cc, <text:s text:c="41"/>te karhitās ta° Ed</text:p></text:note-body></text:note></text:span><text:span text:style-name="T1"><text:s text:c="8"/></text:span><text:span text:style-name="T1"><text:note text:id="ftn1791" text:note-class="footnote"><text:note-citation>1791</text:note-citation><text:note-body><text:p text:style-name="Footnote">) 30d <text:span text:style-name="T2">keśavaḥ] </text:span><text:s text:c="2"/>CNa; keśava Ed</text:p></text:note-body></text:note></text:span></text:p>
      <text:p text:style-name="P1"/>
      <text:p text:style-name="Standard"><text:span text:style-name="T1">evaṃ hi dharmas tv adhikaprabhāvād <text:s text:c="7"/></text:span><text:span text:style-name="T1"><text:note text:id="ftn1792" text:note-class="footnote"><text:note-citation>1792</text:note-citation><text:note-body><text:p text:style-name="Footnote">) 31a <text:span text:style-name="T2">adhika°] </text:span><text:s text:c="2"/>CaCbNa; adhikaṃ CcEd</text:p></text:note-body></text:note></text:span></text:p>
      <text:p text:style-name="Standard"><text:span text:style-name="T1"><text:s text:c="2"/></text:span></text:p>
      <text:p text:style-name="Standard"><text:span text:style-name="T1">gataḥ sa lokaṃ puruṣottamasya|</text:span></text:p>
      <text:p text:style-name="Standard"><text:span text:style-name="T1">aśeṣabhūtaprabhavāvyayasya</text:span></text:p>
      <text:p text:style-name="Standard"><text:span text:style-name="T1"><text:s text:c="3"/></text:span></text:p>
      <text:p text:style-name="Standard"><text:span text:style-name="T1">sanātanaṃ śāśvatam akṣarasya||21-31||</text:span></text:p>
      <text:p text:style-name="Standard"><text:span text:style-name="T1"><text:s text:c="8"/></text:span><text:span text:style-name="T1"><text:note text:id="ftn1793" text:note-class="footnote"><text:note-citation>1793</text:note-citation><text:note-body><text:p text:style-name="Footnote">) 31d <text:span text:style-name="T2">sanātanaṃ] </text:span><text:s text:c="2"/>Ed; sanātana Ca <text:s text:c="55"/>CbCcNa â€¢ <text:s text:c="16"/><text:span text:style-name="T2">°kṣarasya] </text:span><text:s text:c="2"/>CbCcNaEd; Ã—Ã—Ã— Ca</text:p></text:note-body></text:note></text:span></text:p>
      <text:p text:style-name="P1"/>
      <text:p text:style-name="Standard"><text:span text:style-name="T1">tvam eva bhaktiṃ kuru keśavasya <text:s text:c="7"/></text:span><text:span text:style-name="T1"><text:note text:id="ftn1794" text:note-class="footnote"><text:note-citation>1794</text:note-citation><text:note-body><text:p text:style-name="Footnote">) 32a <text:span text:style-name="T2">tvam eva] </text:span><text:s text:c="2"/>CbCcNaEd; Ã—m eva Ca</text:p></text:note-body></text:note></text:span></text:p>
      <text:p text:style-name="Standard"><text:span text:style-name="T1"><text:s text:c="2"/></text:span></text:p>
      <text:p text:style-name="Standard"><text:span text:style-name="T1">janārdanasyāmitavikramasya|</text:span></text:p>
      <text:p text:style-name="Standard"><text:span text:style-name="T1">yathā hi tasyaiva dvijarṣabhasya <text:s text:c="7"/></text:span><text:span text:style-name="T1"><text:note text:id="ftn1795" text:note-class="footnote"><text:note-citation>1795</text:note-citation><text:note-body><text:p text:style-name="Footnote">) 32c <text:span text:style-name="T2">hi tasyaiva] </text:span><text:s text:c="2"/>CaCbEd; jitasyaiva Cc, <text:s text:c="24"/>hi tasyava Na</text:p></text:note-body></text:note></text:span></text:p>
      <text:p text:style-name="Standard"><text:span text:style-name="T1"><text:s text:c="3"/></text:span></text:p>
      <text:p text:style-name="Standard"><text:span text:style-name="T1">gatiṃ labhasva puruṣottamasya||21-32||</text:span></text:p>
      <text:p text:style-name="P1"/>
      <text:p text:style-name="P1"/>
      <text:p text:style-name="Standard"><text:span text:style-name="T1">kim anya bhūyaḥ kathayāmi rājan <text:s text:c="7"/></text:span><text:span text:style-name="T1"><text:note text:id="ftn1796" text:note-class="footnote"><text:note-citation>1796</text:note-citation><text:note-body><text:p text:style-name="Footnote">) 33a <text:span text:style-name="T2">kim anya bhū°] </text:span><text:s text:c="2"/>CcEd; <text:s text:c="24"/>kim anyad bhū° CaCbNa(&lt;i&gt;unmetrical&lt;/i&gt;)</text:p></text:note-body></text:note></text:span></text:p>
      <text:p text:style-name="Standard"><text:span text:style-name="T1"><text:s text:c="2"/></text:span></text:p>
      <text:p text:style-name="Standard"><text:soft-page-break/><text:span text:style-name="T1">yad asti kautūhalam anyaśeṣam|</text:span></text:p>
      <text:p text:style-name="Standard"><text:span text:style-name="T1">pṛcchasva māṃ tāta yathepsitaṃ te</text:span></text:p>
      <text:p text:style-name="Standard"><text:span text:style-name="T1"><text:s text:c="3"/></text:span></text:p>
      <text:p text:style-name="Standard"><text:span text:style-name="T1">bhaviṣyabhūtaṃ bhavato yatheṣṭam||21-33||</text:span></text:p>
      <text:p text:style-name="Standard"><text:span text:style-name="T1"><text:s text:c="8"/></text:span><text:span text:style-name="T1"><text:note text:id="ftn1797" text:note-class="footnote"><text:note-citation>1797</text:note-citation><text:note-body><text:p text:style-name="Footnote">) 33d <text:span text:style-name="T2">yatheṣṭam] </text:span><text:s text:c="2"/>CaCbNaEd; yatheṣṭa Cc</text:p></text:note-body></text:note></text:span></text:p>
      <text:p text:style-name="Standard"><text:span text:style-name="T1">janamejaya uvāca| <text:s text:c="8"/></text:span><text:span text:style-name="T1"><text:note text:id="ftn1798" text:note-class="footnote"><text:note-citation>1798</text:note-citation><text:note-body><text:p text:style-name="Footnote">) 34 <text:span text:style-name="T2">janamejaya uvāca] </text:span><text:s text:c="2"/>CNa&lt;corr&gt;pc&lt;/corr&gt;Ed; <text:span text:style-name="T3">omitted in </text:span>Na&lt;corr&gt;ac&lt;/corr&gt;</text:p></text:note-body></text:note></text:span></text:p>
      <text:p text:style-name="P1"/>
      <text:p text:style-name="Standard"><text:span text:style-name="T1">kiyanti kalpāni gatāni pūrvam <text:s text:c="7"/></text:span><text:span text:style-name="T1"><text:note text:id="ftn1799" text:note-class="footnote"><text:note-citation>1799</text:note-citation><text:note-body><text:p text:style-name="Footnote">) 34a <text:span text:style-name="T2">kiyanti] </text:span><text:s text:c="2"/>CNa; kiyanta Ed</text:p></text:note-body></text:note></text:span></text:p>
      <text:p text:style-name="Standard"><text:span text:style-name="T1"><text:s text:c="2"/></text:span></text:p>
      <text:p text:style-name="Standard"><text:span text:style-name="T1">bhaviṣyakalpāni kiyanti vipra|</text:span></text:p>
      <text:p text:style-name="Standard"><text:span text:style-name="T1">ekaikakalpaṃ kiyad indram uktam <text:s text:c="7"/></text:span><text:span text:style-name="T1"><text:note text:id="ftn1800" text:note-class="footnote"><text:note-citation>1800</text:note-citation><text:note-body><text:p text:style-name="Footnote">) 34c <text:span text:style-name="T2">°kalpaṃ] </text:span><text:s text:c="2"/>CaCcNaEd; °kalpa CbNa</text:p></text:note-body></text:note></text:span></text:p>
      <text:p text:style-name="Standard"><text:span text:style-name="T1"><text:s text:c="3"/></text:span></text:p>
      <text:p text:style-name="Standard"><text:span text:style-name="T1">pravartamānād api kīrtayasva||21-34||</text:span></text:p>
      <text:p text:style-name="P1"/>
      <text:p text:style-name="Standard"><text:span text:style-name="T1">vaiśampāyana uvāca| <text:s text:c="8"/></text:span><text:span text:style-name="T1"><text:note text:id="ftn1801" text:note-class="footnote"><text:note-citation>1801</text:note-citation><text:note-body><text:p text:style-name="Footnote">) 35 <text:span text:style-name="T2">vaiśampāyana] </text:span><text:s text:c="2"/>CaCcNaEd; <text:s text:c="40"/>veśanampāyana Cb</text:p></text:note-body></text:note></text:span></text:p>
      <text:p text:style-name="P1"/>
      <text:p text:style-name="Standard"><text:span text:style-name="T1">parārdhakalpaṃ gata pūrva rājyam</text:span></text:p>
      <text:p text:style-name="Standard"><text:span text:style-name="T1"><text:s text:c="2"/></text:span></text:p>
      <text:p text:style-name="Standard"><text:span text:style-name="T1">caturdaśaivendra narendra kalpam|</text:span></text:p>
      <text:p text:style-name="Standard"><text:span text:style-name="T1">tathaiva manvantara kalpam ekam <text:s text:c="7"/></text:span><text:span text:style-name="T1"><text:note text:id="ftn1802" text:note-class="footnote"><text:note-citation>1802</text:note-citation><text:note-body><text:p text:style-name="Footnote">) 35c <text:span text:style-name="T2">manvantarakalpam ekam] </text:span><text:s text:c="2"/>CNa&lt;corr&gt;pc&lt;/corr&gt;; <text:s text:c="23"/>manvarakalpam ekam Na&lt;corr&gt;ac&lt;/corr&gt;, <text:s text:c="23"/>manvantaram ekakalpam Ed</text:p></text:note-body></text:note></text:span></text:p>
      <text:p text:style-name="Standard"><text:span text:style-name="T1"><text:s text:c="3"/></text:span></text:p>
      <text:p text:style-name="Standard"><text:span text:style-name="T1">bhaviṣyakalpaṃ ca parārdham eva||21-35||</text:span></text:p>
      <text:p text:style-name="Standard"><text:span text:style-name="T1"><text:s text:c="8"/></text:span><text:span text:style-name="T1"><text:note text:id="ftn1803" text:note-class="footnote"><text:note-citation>1803</text:note-citation><text:note-body><text:p text:style-name="Footnote">) 35d <text:span text:style-name="T2">kalpaṃ ca parārdham eva] </text:span><text:s text:c="2"/>CbCcNaEd; <text:s text:c="25"/>kaÃ—Ã—Ã—Ã—Ã—Ã—Ã— Ca</text:p></text:note-body></text:note></text:span></text:p>
      <text:p text:style-name="P1"/>
      <text:p text:style-name="Standard"><text:span text:style-name="T1">varāhakalpaḥ prathamo babhūva <text:s text:c="7"/></text:span><text:span text:style-name="T1"><text:note text:id="ftn1804" text:note-class="footnote"><text:note-citation>1804</text:note-citation><text:note-body><text:p text:style-name="Footnote">) 36a <text:span text:style-name="T2">babhūva] </text:span><text:s text:c="2"/>CaCcNaEd; babhū Cb</text:p></text:note-body></text:note></text:span></text:p>
      <text:p text:style-name="Standard"><text:span text:style-name="T1"><text:s text:c="2"/></text:span></text:p>
      <text:p text:style-name="Standard"><text:span text:style-name="T1">gatāś ca manvantara ṣaṭ narendra| <text:s text:c="7"/></text:span><text:span text:style-name="T1"><text:note text:id="ftn1805" text:note-class="footnote"><text:note-citation>1805</text:note-citation><text:note-body><text:p text:style-name="Footnote">) 36b <text:span text:style-name="T2">manvantaraṣaṭnarendra] </text:span><text:s text:c="2"/>CaCbNa&lt;corr&gt;pc&lt;/corr&gt;; <text:s text:c="21"/>manvaraṣaṭnarendra Cc, <text:s text:c="21"/>manvantaṣaṭnarendra Na&lt;corr&gt;ac&lt;/corr&gt;, <text:s text:c="21"/>manvantaraṣaṭnarendraḥ Ed</text:p></text:note-body></text:note></text:span></text:p>
      <text:p text:style-name="Standard"><text:span text:style-name="T1">caturyugaṃ saptati ekayuktaṃ <text:s text:c="7"/></text:span><text:span text:style-name="T1"><text:note text:id="ftn1806" text:note-class="footnote"><text:note-citation>1806</text:note-citation><text:note-body><text:p text:style-name="Footnote">) 36c <text:span text:style-name="T2">°yugaṃ] </text:span><text:s text:c="2"/>CNa; °yuga° Ed â€¢ <text:s text:c="21"/><text:span text:style-name="T2">ekayuktaṃ] </text:span><text:s text:c="2"/>CaCcNaEd; ekamuktaṃ Cb</text:p></text:note-body></text:note></text:span></text:p>
      <text:p text:style-name="Standard"><text:span text:style-name="T1"><text:s text:c="3"/></text:span></text:p>
      <text:p text:style-name="Standard"><text:span text:style-name="T1">manvantarā saṃkhyam udāharanti||21-36||</text:span></text:p>
      <text:p text:style-name="P1"/>
      <text:p text:style-name="P1"/>
      <text:p text:style-name="Standard"><text:span text:style-name="T1">manvantarāṇāṃ ca caturdaśaiva <text:s text:c="7"/></text:span><text:span text:style-name="T1"><text:note text:id="ftn1807" text:note-class="footnote"><text:note-citation>1807</text:note-citation><text:note-body><text:p text:style-name="Footnote">) 37 <text:span text:style-name="T3">omitted in </text:span>Ed</text:p></text:note-body></text:note></text:span><text:span text:style-name="T1"><text:s text:c="8"/></text:span><text:span text:style-name="T1"><text:note text:id="ftn1808" text:note-class="footnote"><text:note-citation>1808</text:note-citation><text:note-body><text:p text:style-name="Footnote">) 37a <text:span text:style-name="T2">ca] </text:span><text:s text:c="2"/>CaCbNaEd; tu Cc</text:p></text:note-body></text:note></text:span></text:p>
      <text:p text:style-name="Standard"><text:span text:style-name="T1"><text:s text:c="2"/></text:span></text:p>
      <text:p text:style-name="Standard"><text:span text:style-name="T1">kalpasya saṃkhyā munayo vadanti|</text:span></text:p>
      <text:p text:style-name="Standard"><text:span text:style-name="T1">kalpāyutaś cāha pitāmahasya</text:span></text:p>
      <text:p text:style-name="Standard"><text:soft-page-break/><text:span text:style-name="T1"><text:s text:c="3"/></text:span></text:p>
      <text:p text:style-name="Standard"><text:span text:style-name="T1">tathā ca rātriṃ pravadanti tajjñāḥ||21-37||</text:span></text:p>
      <text:p text:style-name="P1"/>
      <text:p text:style-name="P1"/>
      <text:p text:style-name="Standard"><text:span text:style-name="T1">ṣaḍlakṣakalpena tu māsam āhus <text:s text:c="7"/></text:span><text:span text:style-name="T1"><text:note text:id="ftn1809" text:note-class="footnote"><text:note-citation>1809</text:note-citation><text:note-body><text:p text:style-name="Footnote">) 38a <text:span text:style-name="T2">lakṣakalpena tu māsam āhus] </text:span><text:s text:c="2"/>CbCcNaEd; <text:s text:c="22"/>lakṣakaÃ—Ã—Ã—Ã—Ã—m āhus Ca</text:p></text:note-body></text:note></text:span></text:p>
      <text:p text:style-name="Standard"><text:span text:style-name="T1"><text:s text:c="3"/></text:span></text:p>
      <text:p text:style-name="Standard"><text:span text:style-name="T1">taddvādaśā varṣam udāharanti||21-38||</text:span></text:p>
      <text:p text:style-name="Standard"><text:span text:style-name="T1"><text:s text:c="8"/></text:span><text:span text:style-name="T1"><text:note text:id="ftn1810" text:note-class="footnote"><text:note-citation>1810</text:note-citation><text:note-body><text:p text:style-name="Footnote">) 38b <text:span text:style-name="T2">taddvādaśā va°] </text:span><text:s text:c="2"/><text:span text:style-name="T3">corr. </text:span>&lt;/i&gt;; tadvādaśā va° CaCb, <text:s text:c="24"/>tatadvādaśā va° Cc, <text:s text:c="24"/>tadvādaśād va° Na, tvaddvādaśava° Ed</text:p></text:note-body></text:note></text:span></text:p>
      <text:p text:style-name="P1"/>
      <text:p text:style-name="Standard"><text:span text:style-name="T1">tenābdena parārdhakalpaguṇitaṃ brahmāyur ity ucyate <text:s text:c="7"/></text:span><text:span text:style-name="T1"><text:note text:id="ftn1811" text:note-class="footnote"><text:note-citation>1811</text:note-citation><text:note-body><text:p text:style-name="Footnote">) 39a <text:span text:style-name="T2">°bdena] </text:span><text:s text:c="2"/>CNa; °rdhena Ed</text:p></text:note-body></text:note></text:span></text:p>
      <text:p text:style-name="Standard"><text:span text:style-name="T1"><text:s text:c="2"/></text:span></text:p>
      <text:p text:style-name="Standard"><text:span text:style-name="T1">trailokyādhipatiḥ pradhānapuruṣo brahmāpy anityaḥ smṛtaḥ| <text:s text:c="7"/></text:span><text:span text:style-name="T1"><text:note text:id="ftn1812" text:note-class="footnote"><text:note-citation>1812</text:note-citation><text:note-body><text:p text:style-name="Footnote">) 39b <text:span text:style-name="T2">°puruṣo] </text:span><text:s text:c="2"/>CaCbNaEd; °puruṣā Cc</text:p></text:note-body></text:note></text:span><text:span text:style-name="T1"><text:s/></text:span></text:p>
      <text:p text:style-name="Standard"><text:span text:style-name="T1">śeṣaṃ bhūtacaturvidhasya niyataṃ jīvasya kiṃ śocyate</text:span></text:p>
      <text:p text:style-name="Standard"><text:span text:style-name="T1"><text:s text:c="3"/></text:span></text:p>
      <text:p text:style-name="Standard"><text:span text:style-name="T1">tasmān nāsti jagatsusāravimalaṃ muktvā śivaṃ śāśvatam||21-39||</text:span></text:p>
      <text:p text:style-name="Standard"><text:span text:style-name="T1"><text:s text:c="8"/></text:span><text:span text:style-name="T1"><text:note text:id="ftn1813" text:note-class="footnote"><text:note-citation>1813</text:note-citation><text:note-body><text:p text:style-name="Footnote">) 39d <text:span text:style-name="T2">°vimalaṃ muktvā] </text:span><text:s text:c="2"/>Cc; °viralaṃ muktvā CaCbNa, <text:s text:c="32"/>°viralamuktā Ed</text:p></text:note-body></text:note></text:span><text:span text:style-name="T1">&lt;TEXT&gt; </text:span></text:p>
      <text:p text:style-name="Standard"><text:span text:style-name="T1">||iti vṛṣasārasaṃgrahe kalpanirṇayo nāmaikaviṃśatimo 'dhyāyaḥ||</text:span></text:p>
      <text:p text:style-name="Standard"><text:span text:style-name="T1"><text:s text:c="8"/></text:span><text:span text:style-name="T1"><text:note text:id="ftn1814" text:note-class="footnote"><text:note-citation>1814</text:note-citation><text:note-body><text:p text:style-name="Footnote">) <text:s/>&lt;SKT&gt;Colophon: &lt;/SKT&gt; <text:span text:style-name="T2">°viṃśatimo] </text:span><text:s text:c="2"/>CNa; °viṃśatitamo Ed</text:p></text:note-body></text:note></text:span></text:p>
      <text:p text:style-name="Standard"><text:span text:style-name="T1">*** 22 ***</text:span></text:p>
      <text:p text:style-name="Standard"><text:span text:style-name="T1"><text:s/>22 varṇagotrāśramaḥ </text:span></text:p>
      <text:p text:style-name="Standard"><text:span text:style-name="T1">janamejaya uvāca| </text:span></text:p>
      <text:p text:style-name="Standard"><text:span text:style-name="T1">śruto 'thābjamukhād dharmasārasaṃgraham uttamam| <text:s text:c="7"/></text:span><text:span text:style-name="T1"><text:note text:id="ftn1815" text:note-class="footnote"><text:note-citation>1815</text:note-citation><text:note-body><text:p text:style-name="Footnote">Gender problem or Å›ruto = I heard.</text:p></text:note-body></text:note></text:span><text:span text:style-name="T1"><text:s text:c="8"/></text:span><text:span text:style-name="T1"><text:note text:id="ftn1816" text:note-class="footnote"><text:note-citation>1816</text:note-citation><text:note-body><text:p text:style-name="Footnote">) 1a <text:span text:style-name="T2">śruto 'thābjamukhād dharma°] </text:span><text:s text:c="2"/><text:span text:style-name="T3">eme. </text:span>&lt;/i&gt;; <text:s text:c="8"/>śruto vābjamukhād dharmaḥ Ca, śruto vābjamukhod dharmaḥ Cb, śruto vābjamukhā dharmaḥ Cc, <text:s text:c="8"/>śruto cābjamukhād dharmaḥ Na&lt;ms&gt;L&lt;/ms&gt;, śruto cābdamukhā dharmaḥ Nb, śrutvā vābjamukhād dharmaḥ Nc, <text:s text:c="23"/>śruto vā tvanmukhād dharmaḥ Ed</text:p></text:note-body></text:note></text:span><text:span text:style-name="T1"><text:s text:c="8"/></text:span><text:span text:style-name="T1"><text:note text:id="ftn1817" text:note-class="footnote"><text:note-citation>1817</text:note-citation><text:note-body><text:p text:style-name="Footnote">1ÅTestimonia for this chapter: ff. 232r--234v, ff. 233v--235r, ff. 314r--317r, <text:s text:c="15"/>ff. 39r--41v, ff. 241v--243v, ff. 247v--250r; <text:s text:c="15"/>C = + + $</text:p></text:note-body></text:note></text:span></text:p>
      <text:p text:style-name="Standard"><text:span text:style-name="T1">madhuraślakṣṇavāṇībhiḥ samyagvedārthasaṃyutam||22-1|| <text:s text:c="7"/></text:span><text:span text:style-name="T1"><text:note text:id="ftn1818" text:note-class="footnote"><text:note-citation>1818</text:note-citation><text:note-body><text:p text:style-name="Footnote">) 1c <text:span text:style-name="T2">°ślakṣṇavāṇī°] </text:span><text:s text:c="2"/>CbCcNaNbNc; <text:s text:c="22"/>ślakṣṇaṇī° Ca, °ślakṣyavānī° &lt;ms&gt;L&lt;/ms&gt;, °ślakṣṇāvāṇī° Ed</text:p></text:note-body></text:note></text:span></text:p>
      <text:p text:style-name="Standard"><text:span text:style-name="T1">nyāyayuktaṃ mahāsāraṃ guhyajñānam anuttaram| <text:s text:c="7"/></text:span><text:span text:style-name="T1"><text:note text:id="ftn1819" text:note-class="footnote"><text:note-citation>1819</text:note-citation><text:note-body><text:p text:style-name="Footnote">) 2a <text:span text:style-name="T2">nyāyayuktaṃ mahāsāraṃ] </text:span><text:s text:c="2"/>CaCcNbNcEd; nyāyam uktaṃ mahat sāraṃ Cb, <text:s text:c="39"/>nyāyayuktaṃ mahat sāraṃ Na&lt;ms&gt;L&lt;/ms&gt;</text:p></text:note-body></text:note></text:span><text:span text:style-name="T1"><text:s text:c="8"/></text:span><text:span text:style-name="T1"><text:note text:id="ftn1820" text:note-class="footnote"><text:note-citation>1820</text:note-citation><text:note-body><text:p text:style-name="Footnote">) 2b <text:span text:style-name="T2">guhya°] </text:span><text:s text:c="2"/>CNaNbNc&lt;ms&gt;L&lt;/ms&gt;; guhyaṃ Ed â€¢ <text:s text:c="16"/><text:span text:style-name="T2">°nuttaram] </text:span><text:s text:c="2"/>CaNaNb&lt;ms&gt;L&lt;/ms&gt;; °nuttamam CbCcNc, °nantaram Ed</text:p></text:note-body></text:note></text:span></text:p>
      <text:p text:style-name="Standard"><text:span text:style-name="T1">tṛpto 'smīhāmṛtaṃ pītvā janmamṛtyurujāpaham||22-2|| <text:s text:c="7"/></text:span><text:span text:style-name="T1"><text:note text:id="ftn1821" text:note-class="footnote"><text:note-citation>1821</text:note-citation><text:note-body><text:p text:style-name="Footnote">) 2cd <text:span text:style-name="T2">pītvā janma°] </text:span><text:s text:c="2"/>CbCcNaNbNc&lt;ms&gt;L&lt;/ms&gt;Ed; pīÃ—Ã—nma Ca</text:p></text:note-body></text:note></text:span><text:span text:style-name="T1"><text:s text:c="8"/></text:span><text:span text:style-name="T1"><text:note text:id="ftn1822" text:note-class="footnote"><text:note-citation>1822</text:note-citation><text:note-body><text:p text:style-name="Footnote">) 2d <text:s/><text:span text:style-name="T2">°rujā°] </text:span><text:s text:c="2"/>CaCcNaNbNc&lt;ms&gt;L&lt;/ms&gt;Ed; °mujā° Cb</text:p></text:note-body></text:note></text:span></text:p>
      <text:p text:style-name="Standard"><text:soft-page-break/><text:span text:style-name="T1">praśnam ekānya pṛcchāmi nāmahetuṃ tapodhana| <text:s text:c="7"/></text:span><text:span text:style-name="T1"><text:note text:id="ftn1823" text:note-class="footnote"><text:note-citation>1823</text:note-citation><text:note-body><text:p text:style-name="Footnote">) 3a <text:span text:style-name="T2">praśna°] </text:span><text:s text:c="2"/>CNaNc&lt;ms&gt;L&lt;/ms&gt;Ed; prasta° Nb â€¢ <text:s text:c="16"/><text:span text:style-name="T2">°kānya] </text:span><text:s text:c="2"/>CNbNc; °kānyat Na(&lt;i&gt;unmetrical&lt;/i&gt;), <text:s text:c="35"/>°kāṃnyat &lt;ms&gt;L&lt;/ms&gt;(&lt;i&gt;unmetrical&lt;/i&gt;), °konya Ed</text:p></text:note-body></text:note></text:span><text:span text:style-name="T1"><text:s text:c="8"/></text:span><text:span text:style-name="T1"><text:note text:id="ftn1824" text:note-class="footnote"><text:note-citation>1824</text:note-citation><text:note-body><text:p text:style-name="Footnote">) 3b <text:span text:style-name="T2">nāma°] </text:span><text:s text:c="2"/>CNaNb&lt;ms&gt;L&lt;/ms&gt;Ed; nāya° Nc â€¢ <text:s text:c="16"/><text:span text:style-name="T2">°hetuṃ] </text:span><text:s text:c="2"/>CaCbNa&lt;ms&gt;L&lt;/ms&gt;; °hetu CcNbNcEd â€¢ <text:s text:c="16"/><text:span text:style-name="T2">°dhana] </text:span><text:s text:c="2"/>CNbNcEd; °dhanam Na&lt;ms&gt;L&lt;/ms&gt;</text:p></text:note-body></text:note></text:span></text:p>
      <text:p text:style-name="Standard"><text:span text:style-name="T1">varṇagotrāśramaṃ tasmāc chrotum icchāmi te punaḥ||22-3|| <text:s text:c="7"/></text:span><text:span text:style-name="T1"><text:note text:id="ftn1825" text:note-class="footnote"><text:note-citation>1825</text:note-citation><text:note-body><text:p text:style-name="Footnote">) 3c <text:span text:style-name="T2">varṇa°] </text:span><text:s text:c="2"/>CNaNbNcB&lt;ms&gt;L&lt;/ms&gt;; varṇaṃ Ed</text:p></text:note-body></text:note></text:span></text:p>
      <text:p text:style-name="Standard"><text:span text:style-name="T1">vaiśampāyana uvāca| <text:s text:c="8"/></text:span><text:span text:style-name="T1"><text:note text:id="ftn1826" text:note-class="footnote"><text:note-citation>1826</text:note-citation><text:note-body><text:p text:style-name="Footnote">) 4 <text:span text:style-name="T2">uvāca] </text:span><text:s text:c="2"/>CNaNb&lt;ms&gt;L&lt;/ms&gt;Ed; Ã—Ã—Ã— Nc</text:p></text:note-body></text:note></text:span></text:p>
      <text:p text:style-name="Standard"><text:span text:style-name="T1">śṛṇu rājann avahito yogendrasya mahātmanaḥ| <text:s text:c="7"/></text:span><text:span text:style-name="T1"><text:note text:id="ftn1827" text:note-class="footnote"><text:note-citation>1827</text:note-citation><text:note-body><text:p text:style-name="Footnote">) 4a <text:span text:style-name="T2">rājann a°] </text:span><text:s text:c="2"/>CbCcNaNc&lt;ms&gt;L&lt;/ms&gt;Ed; rājan a° CaNb</text:p></text:note-body></text:note></text:span><text:span text:style-name="T1"><text:s text:c="8"/></text:span><text:span text:style-name="T1"><text:note text:id="ftn1828" text:note-class="footnote"><text:note-citation>1828</text:note-citation><text:note-body><text:p text:style-name="Footnote">) 4ab <text:span text:style-name="T2">°vahito yogendrasya] </text:span><text:s text:c="2"/>CNa&lt;corr&gt;pc&lt;/corr&gt;NbNcEd; °vahito yogendra Na&lt;corr&gt;ac&lt;/corr&gt;, <text:s text:c="48"/>°hito yogandrasya &lt;ms&gt;L&lt;/ms&gt;</text:p></text:note-body></text:note></text:span></text:p>
      <text:p text:style-name="Standard"><text:span text:style-name="T1">āśramaṃ varṇajātīnāṃ vakṣyāmy eva narādhipa||22-4|| <text:s text:c="7"/></text:span><text:span text:style-name="T1"><text:note text:id="ftn1829" text:note-class="footnote"><text:note-citation>1829</text:note-citation><text:note-body><text:p text:style-name="Footnote">) 4d <text:span text:style-name="T2">vakṣyāmy eva] </text:span><text:s text:c="2"/>CaCcNaNbEd; vakṣyām eva CbNc&lt;ms&gt;L&lt;/ms&gt; â€¢ <text:s text:c="16"/><text:span text:style-name="T2">°pa] </text:span><text:s text:c="2"/>CNaNbNc&lt;ms&gt;L&lt;/ms&gt;; °paḥ Ed</text:p></text:note-body></text:note></text:span></text:p>
      <text:p text:style-name="Standard"><text:span text:style-name="T1">himavaddakṣiṇe pārśve mṛgendraśikhare nṛpa| <text:s text:c="7"/></text:span><text:span text:style-name="T1"><text:note text:id="ftn1830" text:note-class="footnote"><text:note-citation>1830</text:note-citation><text:note-body><text:p text:style-name="Footnote">) 5b <text:span text:style-name="T2">mṛgendra°] </text:span><text:s text:c="2"/>CbCcNaNbNc&lt;ms&gt;L&lt;/ms&gt;Ed; mṛÃ—ndra° Ca â€¢ <text:s text:c="16"/><text:span text:style-name="T2">nṛpa] </text:span><text:s text:c="2"/>CNaNb; nṛpaḥ Nc&lt;ms&gt;L&lt;/ms&gt;Ed</text:p></text:note-body></text:note></text:span><text:span text:style-name="T1"><text:s text:c="8"/></text:span><text:span text:style-name="T1"><text:note text:id="ftn1831" text:note-class="footnote"><text:note-citation>1831</text:note-citation><text:note-body><text:p text:style-name="Footnote">for himvaddaká¹£iá¹‡apÄrÅ›ve metri causa; <text:s text:c="16"/>4196.jpg lower line 1: himavaddaká¹£iá¹‡e pÄrÅ›ve vará¹£o bhÄratasaá¹ƒjÃ±itaá¸¥; which text is this?</text:p></text:note-body></text:note></text:span></text:p>
      <text:p text:style-name="Standard"><text:span text:style-name="T1">mahendrapathagā nāma nadītīre narādhipa||22-5|| <text:s text:c="7"/></text:span><text:span text:style-name="T1"><text:note text:id="ftn1832" text:note-class="footnote"><text:note-citation>1832</text:note-citation><text:note-body><text:p text:style-name="Footnote">) 5c <text:span text:style-name="T2">mahendra°] </text:span><text:s text:c="2"/>CNaNcEd; mṛgendra° Nb, mahindra° &lt;ms&gt;L&lt;/ms&gt;</text:p></text:note-body></text:note></text:span><text:span text:style-name="T1"><text:s text:c="8"/></text:span><text:span text:style-name="T1"><text:note text:id="ftn1833" text:note-class="footnote"><text:note-citation>1833</text:note-citation><text:note-body><text:p text:style-name="Footnote">) 5d <text:span text:style-name="T2">°pa] </text:span><text:s text:c="2"/>CNaNbNc&lt;ms&gt;L&lt;/ms&gt;; °paḥ Ed</text:p></text:note-body></text:note></text:span></text:p>
      <text:p text:style-name="Standard"><text:span text:style-name="T1">tatrāśramapadaṃ tasya puline sumanorame| <text:s text:c="7"/></text:span><text:span text:style-name="T1"><text:note text:id="ftn1834" text:note-class="footnote"><text:note-citation>1834</text:note-citation><text:note-body><text:p text:style-name="Footnote">) 6b <text:span text:style-name="T2">puline su°] </text:span><text:s text:c="2"/>CaCbNa; pulineṣu CcNbNcEd, puline pu° &lt;ms&gt;L&lt;/ms&gt;</text:p></text:note-body></text:note></text:span></text:p>
      <text:p text:style-name="Standard"><text:span text:style-name="T1">vasati sma mahābhāgas tattvapāraganispṛhaḥ||22-6|| <text:s text:c="7"/></text:span><text:span text:style-name="T1"><text:note text:id="ftn1835" text:note-class="footnote"><text:note-citation>1835</text:note-citation><text:note-body><text:p text:style-name="Footnote">) 6c <text:span text:style-name="T2">vasati] </text:span><text:s text:c="2"/>CNaNbNcEd; vasanti &lt;ms&gt;L&lt;/ms&gt;</text:p></text:note-body></text:note></text:span><text:span text:style-name="T1"><text:s text:c="8"/></text:span><text:span text:style-name="T1"><text:note text:id="ftn1836" text:note-class="footnote"><text:note-citation>1836</text:note-citation><text:note-body><text:p text:style-name="Footnote">) 6d <text:span text:style-name="T2">°pāraga°] </text:span><text:s text:c="2"/>CaCcNaNbNc&lt;ms&gt;L&lt;/ms&gt;Ed; °pāra° Cb â€¢ <text:s text:c="16"/><text:span text:style-name="T2">°spṛhaḥ] </text:span><text:s text:c="2"/>CNaNbNc&lt;ms&gt;L&lt;/ms&gt;; °spṛhāḥ Ed</text:p></text:note-body></text:note></text:span></text:p>
      <text:p text:style-name="Standard"><text:span text:style-name="T1">śīlaśaucasamācāro jitadvandvo jitaśramaḥ|</text:span></text:p>
      <text:p text:style-name="Standard"><text:span text:style-name="T1">jitamānabhayakrodho jitasarvaparigrahaḥ||22-7|| <text:s text:c="7"/></text:span><text:span text:style-name="T1"><text:note text:id="ftn1837" text:note-class="footnote"><text:note-citation>1837</text:note-citation><text:note-body><text:p text:style-name="Footnote">) 7d <text:span text:style-name="T2">jita°] </text:span><text:s text:c="2"/>CaCcNaNbNc&lt;ms&gt;L&lt;/ms&gt;Ed; jija° Cb</text:p></text:note-body></text:note></text:span></text:p>
      <text:p text:style-name="Standard"><text:span text:style-name="T1">somavaṃśaprasūtās te kṣatriyā dvijatāṃ gatāḥ| <text:s text:c="7"/></text:span><text:span text:style-name="T1"><text:note text:id="ftn1838" text:note-class="footnote"><text:note-citation>1838</text:note-citation><text:note-body><text:p text:style-name="Footnote">) 8a <text:span text:style-name="T2">soma°] </text:span><text:s text:c="2"/>CNaNbNcEd; soya° &lt;ms&gt;L&lt;/ms&gt; â€¢ <text:s text:c="16"/><text:span text:style-name="T2">prasūtās te] </text:span><text:s text:c="2"/>CbCcNbNcEd; praÃ—Ã—Ã— Ca, prasūtas te Na&lt;ms&gt;L&lt;/ms&gt;</text:p></text:note-body></text:note></text:span><text:span text:style-name="T1"><text:s text:c="8"/></text:span><text:span text:style-name="T1"><text:note text:id="ftn1839" text:note-class="footnote"><text:note-citation>1839</text:note-citation><text:note-body><text:p text:style-name="Footnote">) 8b <text:span text:style-name="T2">kṣatriyā] </text:span><text:s text:c="2"/>CNb; kṣatriyo NaNc&lt;ms&gt;L&lt;/ms&gt;Ed â€¢ <text:s text:c="16"/><text:span text:style-name="T2">gatāḥ] </text:span><text:s text:c="2"/>CNbEd; gataḥ NaNc&lt;ms&gt;L&lt;/ms&gt;</text:p></text:note-body></text:note></text:span><text:span text:style-name="T1"><text:s/></text:span></text:p>
      <text:p text:style-name="Standard"><text:span text:style-name="T1">tapasā vinayācārair viṣṇunā dvijakalpitāḥ||22-8|| <text:s text:c="7"/></text:span><text:span text:style-name="T1"><text:note text:id="ftn1840" text:note-class="footnote"><text:note-citation>1840</text:note-citation><text:note-body><text:p text:style-name="Footnote">) 8c <text:span text:style-name="T2">°cārair vi°] </text:span><text:s text:c="2"/>CaCbNaNbNc&lt;ms&gt;L&lt;/ms&gt;Ed; °cārai vi° Cc</text:p></text:note-body></text:note></text:span><text:span text:style-name="T1"><text:s text:c="8"/></text:span><text:span text:style-name="T1"><text:note text:id="ftn1841" text:note-class="footnote"><text:note-citation>1841</text:note-citation><text:note-body><text:p text:style-name="Footnote">) 8d <text:span text:style-name="T2">dvijakalpitāḥ] </text:span><text:s text:c="2"/>Ed; dvijaḥ kalpitaḥ CNc(&lt;i&gt;unmetrical&lt;/i&gt;), <text:s text:c="47"/>dvijakalpitaḥ NaNb&lt;ms&gt;L&lt;/ms&gt;</text:p></text:note-body></text:note></text:span></text:p>
      <text:p text:style-name="Standard"><text:span text:style-name="T1">ajitā nāma tat pūrvaṃ kāmakrodhajitena tu| <text:s text:c="7"/></text:span><text:span text:style-name="T1"><text:note text:id="ftn1842" text:note-class="footnote"><text:note-citation>1842</text:note-citation><text:note-body><text:p text:style-name="Footnote">) 9a <text:span text:style-name="T2">pūrvaṃ] </text:span><text:s text:c="2"/>CNbNcEd; pūrva Na&lt;ms&gt;L&lt;/ms&gt;</text:p></text:note-body></text:note></text:span></text:p>
      <text:p text:style-name="Standard"><text:span text:style-name="T1">saṃkalpas tasya rājendra kathayiṣyāmi tac chṛṇu||22-9|| <text:s text:c="7"/></text:span><text:span text:style-name="T1"><text:note text:id="ftn1843" text:note-class="footnote"><text:note-citation>1843</text:note-citation><text:note-body><text:p text:style-name="Footnote">) 9c <text:span text:style-name="T2">saṃkalpas ta] </text:span><text:s text:c="2"/>CNaNbNcEd; saṃkalpa ta &lt;ms&gt;L&lt;/ms&gt;</text:p></text:note-body></text:note></text:span></text:p>
      <text:p text:style-name="Standard"><text:span text:style-name="T1">adhyātmanagarasphītaḥ adhibhūtajanākulaḥ| <text:s text:c="7"/></text:span><text:span text:style-name="T1"><text:note text:id="ftn1844" text:note-class="footnote"><text:note-citation>1844</text:note-citation><text:note-body><text:p text:style-name="Footnote">) 10ab <text:span text:style-name="T2">°sphītaḥ adhi°] </text:span><text:s text:c="2"/>CbCcNaNbNc&lt;ms&gt;L&lt;/ms&gt;Ed; °sphītaradhi° Ca</text:p></text:note-body></text:note></text:span></text:p>
      <text:p text:style-name="Standard"><text:soft-page-break/><text:span text:style-name="T1">adhidaivatasāṃnidhyaṃ daśāyatana pañca ca||22-10|| <text:s text:c="7"/></text:span><text:span text:style-name="T1"><text:note text:id="ftn1845" text:note-class="footnote"><text:note-citation>1845</text:note-citation><text:note-body><text:p text:style-name="Footnote">) 10c <text:span text:style-name="T2">°sāṃnidhyaṃ] </text:span><text:s text:c="2"/>CaEd; sānaidhyaṃ CbCcNaNb&lt;ms&gt;L&lt;/ms&gt;, sānnaidhyaṃ Nc</text:p></text:note-body></text:note></text:span><text:span text:style-name="T1"><text:s text:c="8"/></text:span><text:span text:style-name="T1"><text:note text:id="ftn1846" text:note-class="footnote"><text:note-citation>1846</text:note-citation><text:note-body><text:p text:style-name="Footnote">) 10d <text:span text:style-name="T2">daśā°] </text:span><text:s text:c="2"/>CNaNbNc&lt;ms&gt;L&lt;/ms&gt;; deśā° Ed</text:p></text:note-body></text:note></text:span><text:span text:style-name="T1"><text:s text:c="8"/></text:span><text:span text:style-name="T1"><text:note text:id="ftn1847" text:note-class="footnote"><text:note-citation>1847</text:note-citation><text:note-body><text:p text:style-name="Footnote">10 ÅCf.4.72: $ caturÄyatanaá¹ƒ vipra kathayiá¹£yÄmi tac chá¹›á¹‡u| <text:s text:c="32"/>karuá¹‡Ämuditopeká¹£ÄmaitrÄ« cÄyÄtanaá¹ƒ smá¹›tam||</text:p></text:note-body></text:note></text:span></text:p>
      <text:p text:style-name="Standard"><text:span text:style-name="T1">daśayajñavrataṃ cīrṇaṃ daśakāmaparājitaḥ| <text:s text:c="7"/></text:span><text:span text:style-name="T1"><text:note text:id="ftn1848" text:note-class="footnote"><text:note-citation>1848</text:note-citation><text:note-body><text:p text:style-name="Footnote">) 11a <text:span text:style-name="T2">daśayajñavrataṃ cīrṇaṃ] </text:span><text:s text:c="2"/>NaNbNc&lt;ms&gt;L&lt;/ms&gt;; daśayajñaṃ Ã—Ã—ñ cīrṇan Ca, <text:s text:c="24"/>daśayajñavratacīrṇan CbCc, daśayajñaṃ vrataṃ cīrṇa° Ed</text:p></text:note-body></text:note></text:span><text:span text:style-name="T1"><text:s text:c="8"/></text:span><text:span text:style-name="T1"><text:note text:id="ftn1849" text:note-class="footnote"><text:note-citation>1849</text:note-citation><text:note-body><text:p text:style-name="Footnote">) 11b <text:span text:style-name="T2">°parājitaḥ] </text:span><text:s text:c="2"/>CaCcNaNbNc&lt;ms&gt;L&lt;/ms&gt;Ed; °paparājitaḥ Cb</text:p></text:note-body></text:note></text:span></text:p>
      <text:p text:style-name="Standard"><text:span text:style-name="T1">niyamān daśa saṃśritya daśa vāyava ṛtvijaḥ||22-11|| <text:s text:c="7"/></text:span><text:span text:style-name="T1"><text:note text:id="ftn1850" text:note-class="footnote"><text:note-citation>1850</text:note-citation><text:note-body><text:p text:style-name="Footnote">) 11c <text:span text:style-name="T2">niyamān daśa] </text:span><text:s text:c="2"/>CNaNbNcEd; nimāyā daśa &lt;ms&gt;L&lt;/ms&gt;&lt;corr&gt;ac&lt;/corr&gt;, niyamā daśa &lt;ms&gt;L&lt;/ms&gt;&lt;corr&gt;pc&lt;/corr&gt;</text:p></text:note-body></text:note></text:span><text:span text:style-name="T1"><text:s text:c="8"/></text:span><text:span text:style-name="T1"><text:note text:id="ftn1851" text:note-class="footnote"><text:note-citation>1851</text:note-citation><text:note-body><text:p text:style-name="Footnote">11d Åcf.11.17ab: $ dhÄraá¹‡Ädhvaryuvat ká¹›tvÄ prÄá¹‡ÄyÄmaÅ› ca á¹›tvijaá¸¥</text:p></text:note-body></text:note></text:span></text:p>
      <text:p text:style-name="Standard"><text:span text:style-name="T1">daśākṣareṇa mantreṇa daśadharmakriyāpadaḥ| <text:s text:c="7"/></text:span><text:span text:style-name="T1"><text:note text:id="ftn1852" text:note-class="footnote"><text:note-citation>1852</text:note-citation><text:note-body><text:p text:style-name="Footnote">) 12b <text:span text:style-name="T2">°dharmakriyāpadaḥ] </text:span><text:s text:c="2"/>CaCbNaNbNc&lt;ms&gt;L&lt;/ms&gt;Ed; °dharmaḥ kripadaḥ Cc</text:p></text:note-body></text:note></text:span></text:p>
      <text:p text:style-name="Standard"><text:span text:style-name="T1">daśasaṃyamadīptāgnau jihvātejodaśendriyaḥ||22-12|| <text:s text:c="7"/></text:span><text:span text:style-name="T1"><text:note text:id="ftn1853" text:note-class="footnote"><text:note-citation>1853</text:note-citation><text:note-body><text:p text:style-name="Footnote">) 12c <text:span text:style-name="T2">°saṃyama°] </text:span><text:s text:c="2"/>CNaNbNcEd; °saṃśaya° &lt;ms&gt;L&lt;/ms&gt; â€¢ <text:s text:c="16"/><text:span text:style-name="T2">°dīptā°] </text:span><text:s text:c="2"/>CNaNc&lt;ms&gt;L&lt;/ms&gt;; °dīpto Nb, °dīpā° Ed</text:p></text:note-body></text:note></text:span><text:span text:style-name="T1"><text:s text:c="8"/></text:span><text:span text:style-name="T1"><text:note text:id="ftn1854" text:note-class="footnote"><text:note-citation>1854</text:note-citation><text:note-body><text:p text:style-name="Footnote">) 12d <text:span text:style-name="T2">°daśe°] </text:span><text:s text:c="2"/>CNaNb&lt;ms&gt;L&lt;/ms&gt;; °jite° NcEd</text:p></text:note-body></text:note></text:span></text:p>
      <text:p text:style-name="Standard"><text:span text:style-name="T1">daśayogāsanāsīno daśadhyānaparāyaṇaḥ| <text:s text:c="7"/></text:span><text:span text:style-name="T1"><text:note text:id="ftn1855" text:note-class="footnote"><text:note-citation>1855</text:note-citation><text:note-body><text:p text:style-name="Footnote">) 13a <text:span text:style-name="T2">°sanāsīno] </text:span><text:s text:c="2"/>CNaNbNc&lt;ms&gt;L&lt;/ms&gt;; samāsīnā Ed</text:p></text:note-body></text:note></text:span><text:span text:style-name="T1"><text:s text:c="8"/></text:span><text:span text:style-name="T1"><text:note text:id="ftn1856" text:note-class="footnote"><text:note-citation>1856</text:note-citation><text:note-body><text:p text:style-name="Footnote">) 13b <text:span text:style-name="T2">°yaṇaḥ] </text:span><text:s text:c="2"/>CNbNcEd; °yaṇāḥ Na&lt;ms&gt;L&lt;/ms&gt;</text:p></text:note-body></text:note></text:span></text:p>
      <text:p text:style-name="Standard"><text:span text:style-name="T1">buddhir vedī mano yūpaḥ somapāno 'mṛtākṣaraḥ||22-13|| <text:s text:c="7"/></text:span><text:span text:style-name="T1"><text:note text:id="ftn1857" text:note-class="footnote"><text:note-citation>1857</text:note-citation><text:note-body><text:p text:style-name="Footnote">) 13c <text:span text:style-name="T2">buddhir vedī] </text:span><text:s text:c="2"/>CNaNb&lt;ms&gt;L&lt;/ms&gt;; buddhi vedī Nc, buddhir vedi Ed</text:p></text:note-body></text:note></text:span><text:span text:style-name="T1"><text:s text:c="8"/></text:span><text:span text:style-name="T1"><text:note text:id="ftn1858" text:note-class="footnote"><text:note-citation>1858</text:note-citation><text:note-body><text:p text:style-name="Footnote">) 13d <text:span text:style-name="T2">°pāno 'mṛtākṣaraḥ] </text:span><text:s text:c="2"/>CbNaNbNc&lt;ms&gt;L&lt;/ms&gt;; Ã—Ã—Ã—Ã—Ã—Ã— Ca, <text:s text:c="46"/>°pānamṛtākṣaraḥ Cc, °dānamṛtākṣaraḥ Ed</text:p></text:note-body></text:note></text:span></text:p>
      <text:p text:style-name="Standard"><text:span text:style-name="T1">dakṣiṇābhaya bhūtebhyaḥ paśubandha svayaṃkṛtaḥ| <text:s text:c="7"/></text:span><text:span text:style-name="T1"><text:note text:id="ftn1859" text:note-class="footnote"><text:note-citation>1859</text:note-citation><text:note-body><text:p text:style-name="Footnote">) 14a <text:span text:style-name="T2">°bhaya] </text:span><text:s text:c="2"/>CNaNbNc&lt;ms&gt;L&lt;/ms&gt;; °gnaya Ed</text:p></text:note-body></text:note></text:span></text:p>
      <text:p text:style-name="Standard"><text:span text:style-name="T1">vinārthaṃ yajñam iṣṭvā tu kālaṃ ca kṣapayaty asau| <text:s text:c="7"/></text:span><text:span text:style-name="T1"><text:note text:id="ftn1860" text:note-class="footnote"><text:note-citation>1860</text:note-citation><text:note-body><text:p text:style-name="Footnote">) 14a <text:span text:style-name="T2">°rthaṃ] </text:span><text:s text:c="2"/>CaCbEd; °rtha° CcNaNbNc&lt;ms&gt;L&lt;/ms&gt;</text:p></text:note-body></text:note></text:span><text:span text:style-name="T1"><text:s text:c="8"/></text:span><text:span text:style-name="T1"><text:note text:id="ftn1861" text:note-class="footnote"><text:note-citation>1861</text:note-citation><text:note-body><text:p text:style-name="Footnote">) 14b <text:span text:style-name="T2">kālaṃ] </text:span><text:s text:c="2"/>CNaNbNc&lt;ms&gt;L&lt;/ms&gt;; kālāñ Ed â€¢ <text:s text:c="16"/><text:span text:style-name="T2">kṣapayaty asau] </text:span><text:s text:c="2"/>CNaNc&lt;ms&gt;L&lt;/ms&gt;; <text:s text:c="23"/>kṣapayaty asau Nb, kṣapayaty asauḥ Ed</text:p></text:note-body></text:note></text:span></text:p>
      <text:p text:style-name="Standard"><text:span text:style-name="T1">anarthayajñaṃ taṃ prāhur munayas tattvadarśinaḥ|| <text:s text:c="7"/></text:span><text:span text:style-name="T1"><text:note text:id="ftn1862" text:note-class="footnote"><text:note-citation>1862</text:note-citation><text:note-body><text:p text:style-name="Footnote">) 14cd <text:span text:style-name="T2">°yajñaṃ taṃ prāhur munayas ta°] </text:span><text:s text:c="2"/>CaCbNbNcEd; <text:s text:c="15"/>°yajña taṃ prāhu munayas ta° Cc, °yajñan taṃ prāhur munaya ta° Na, <text:s text:c="15"/>°yajñaṃ prāhur munaya ta° &lt;ms&gt;L&lt;/ms&gt;</text:p></text:note-body></text:note></text:span></text:p>
      <text:p text:style-name="Standard"><text:span text:style-name="T1">janamejaya uvāca| </text:span></text:p>
      <text:p text:style-name="Standard"><text:span text:style-name="T1">daśayajñam ahaṃ śrotum dehi māṃ dvijasattama| <text:s text:c="7"/></text:span><text:span text:style-name="T1"><text:note text:id="ftn1863" text:note-class="footnote"><text:note-citation>1863</text:note-citation><text:note-body><text:p text:style-name="Footnote">) 15a <text:span text:style-name="T2">°yajñam ahaṃ] </text:span><text:s text:c="2"/>CNaNbNc&lt;ms&gt;L&lt;/ms&gt;&lt;corr&gt;pc&lt;/corr&gt;; °yajñam idaṃ Ed</text:p></text:note-body></text:note></text:span><text:span text:style-name="T1"><text:s text:c="8"/></text:span><text:span text:style-name="T1"><text:note text:id="ftn1864" text:note-class="footnote"><text:note-citation>1864</text:note-citation><text:note-body><text:p text:style-name="Footnote">) 15b <text:span text:style-name="T2">māṃ] </text:span><text:s text:c="2"/>CaCbNaNbNc&lt;ms&gt;L&lt;/ms&gt;Ed; mā Cc â€¢ <text:s text:c="16"/><text:span text:style-name="T2">°ttama] </text:span><text:s text:c="2"/>CNbNcEd; °ttamaḥ Na&lt;ms&gt;L&lt;/ms&gt;</text:p></text:note-body></text:note></text:span></text:p>
      <text:p text:style-name="Standard"><text:span text:style-name="T1">daśakāmadaśadhyānaṃ daśayogadaśākṣaram||22-15|| <text:s text:c="7"/></text:span><text:span text:style-name="T1"><text:note text:id="ftn1865" text:note-class="footnote"><text:note-citation>1865</text:note-citation><text:note-body><text:p text:style-name="Footnote">) 15c <text:span text:style-name="T2">°daśadhyānaṃ] </text:span><text:s text:c="2"/>CaCbNaNbNc; °daśadhyāna° CcEd, °datadhyānan &lt;ms&gt;L&lt;/ms&gt;</text:p></text:note-body></text:note></text:span><text:span text:style-name="T1"><text:s text:c="8"/></text:span><text:span text:style-name="T1"><text:note text:id="ftn1866" text:note-class="footnote"><text:note-citation>1866</text:note-citation><text:note-body><text:p text:style-name="Footnote">) 15d <text:span text:style-name="T2">°kṣaram] </text:span><text:s text:c="2"/>CbNbNc; °kṣaraÃ— Ca, °kṣaraḥ CcNa&lt;ms&gt;L&lt;/ms&gt;Ed</text:p></text:note-body></text:note></text:span></text:p>
      <text:p text:style-name="Standard"><text:span text:style-name="T1">vaiśampāyana uvāca| <text:s text:c="8"/></text:span><text:span text:style-name="T1"><text:note text:id="ftn1867" text:note-class="footnote"><text:note-citation>1867</text:note-citation><text:note-body><text:p text:style-name="Footnote">) 16 <text:span text:style-name="T2">vaiśampāyana uvāca] </text:span><text:s text:c="2"/>CbCcNaNbNc&lt;ms&gt;L&lt;/ms&gt;Ed; Ã—Ã—Ã—Ã—Ã—Ã—vāca Ca</text:p></text:note-body></text:note></text:span></text:p>
      <text:p text:style-name="Standard"><text:soft-page-break/><text:span text:style-name="T1">brahmadevapitṛyajño yajño bhūtātitheś ca ha| <text:s text:c="7"/></text:span><text:span text:style-name="T1"><text:note text:id="ftn1868" text:note-class="footnote"><text:note-citation>1868</text:note-citation><text:note-body><text:p text:style-name="Footnote">) 16a <text:span text:style-name="T2">°deva°] </text:span><text:s text:c="2"/>CaCcNaNbNc&lt;ms&gt;L&lt;/ms&gt;Ed; °daiva° Cb â€¢ <text:s text:c="16"/><text:span text:style-name="T2">°yajño] </text:span><text:s text:c="2"/>CaCbNaNbEd; °yojño Nc, °yajña Cc&lt;ms&gt;L&lt;/ms&gt;</text:p></text:note-body></text:note></text:span><text:span text:style-name="T1"><text:s text:c="8"/></text:span><text:span text:style-name="T1"><text:note text:id="ftn1869" text:note-class="footnote"><text:note-citation>1869</text:note-citation><text:note-body><text:p text:style-name="Footnote">) 16b <text:span text:style-name="T2">yajño] </text:span><text:s text:c="2"/>CaCbNa&lt;ms&gt;L&lt;/ms&gt;; yajña° CcNbNcEd â€¢ <text:s text:c="16"/><text:span text:style-name="T2">°titheś ca ha] </text:span><text:s text:c="2"/>Cb; °tithiś ca ha CaCcNaNbNc&lt;ms&gt;L&lt;/ms&gt;, °tithiñ ca yaḥ Ed</text:p></text:note-body></text:note></text:span><text:span text:style-name="T1"><text:s text:c="8"/></text:span><text:span text:style-name="T1"><text:note text:id="ftn1870" text:note-class="footnote"><text:note-citation>1870</text:note-citation><text:note-body><text:p text:style-name="Footnote">16b Åcf.ÅšatapathabrÄhmana 11.5.6: $ aharaharbhÅ«tebhyo baliá¹ƒ haret tathaitam bhÅ«tayajÃ±aá¹ƒ <text:s text:c="15"/>ÅGaruá¸apurÄá¹‡a 1.50.71cd: $ bhÅ«tayajÃ±aá¸¥ sa vai jÃ±eyo bhÅ«tebhyo yastvayaá¹ƒ baliá¸¥</text:p></text:note-body></text:note></text:span><text:span text:style-name="T1"><text:s/></text:span></text:p>
      <text:p text:style-name="Standard"><text:span text:style-name="T1">japo yogas tapo dhyānaṃ svādhyāyaś ca daśa smṛtaḥ||22-16|| <text:s text:c="7"/></text:span><text:span text:style-name="T1"><text:note text:id="ftn1871" text:note-class="footnote"><text:note-citation>1871</text:note-citation><text:note-body><text:p text:style-name="Footnote">) 16c <text:span text:style-name="T2">yogas tapo dhyānaṃ] </text:span><text:s text:c="2"/>CNbNcEd; yogaÃ—Ã—dhānaṃ Na, <text:s text:c="47"/>yoga pānaṃ &lt;ms&gt;L&lt;/ms&gt;</text:p></text:note-body></text:note></text:span><text:span text:style-name="T1"><text:s text:c="8"/></text:span><text:span text:style-name="T1"><text:note text:id="ftn1872" text:note-class="footnote"><text:note-citation>1872</text:note-citation><text:note-body><text:p text:style-name="Footnote">) 16d <text:span text:style-name="T2">svādhyāyaś ca] </text:span><text:s text:c="2"/>CNbNcEd; sādhyāyaś ca Na, <text:s text:c="48"/>sādhutapaś ca &lt;ms&gt;L&lt;/ms&gt;</text:p></text:note-body></text:note></text:span><text:span text:style-name="T1"><text:s text:c="8"/></text:span><text:span text:style-name="T1"><text:note text:id="ftn1873" text:note-class="footnote"><text:note-citation>1873</text:note-citation><text:note-body><text:p text:style-name="Footnote">The missing bit is broken off in . seems to copy here directly.</text:p></text:note-body></text:note></text:span><text:span text:style-name="T1"><text:s/></text:span></text:p>
      <text:p text:style-name="Standard"><text:span text:style-name="T1">patnīputrapaśubhṛtyadhanadhānyayaśaḥśriyaḥ| <text:s text:c="7"/></text:span><text:span text:style-name="T1"><text:note text:id="ftn1874" text:note-class="footnote"><text:note-citation>1874</text:note-citation><text:note-body><text:p text:style-name="Footnote">) 17a <text:span text:style-name="T2">°yaśaḥ°] </text:span><text:s text:c="2"/>CaCbNaNbNc&lt;ms&gt;L&lt;/ms&gt;; °yaśa° CcEd</text:p></text:note-body></text:note></text:span></text:p>
      <text:p text:style-name="Standard"><text:span text:style-name="T1">māna bhoga daśa rājan daśakāma udāhṛtaḥ||22-17|| <text:s text:c="7"/></text:span><text:span text:style-name="T1"><text:note text:id="ftn1875" text:note-class="footnote"><text:note-citation>1875</text:note-citation><text:note-body><text:p text:style-name="Footnote">) 17c <text:span text:style-name="T2">°bhoga] </text:span><text:s text:c="2"/>CNaNbNc&lt;ms&gt;L&lt;/ms&gt;; °bhogaṃ Ed</text:p></text:note-body></text:note></text:span><text:span text:style-name="T1"><text:s text:c="8"/></text:span><text:span text:style-name="T1"><text:note text:id="ftn1876" text:note-class="footnote"><text:note-citation>1876</text:note-citation><text:note-body><text:p text:style-name="Footnote">) 17d <text:span text:style-name="T2">°hṛtaḥ] </text:span><text:s text:c="2"/>CaCcNaNbNc&lt;ms&gt;L&lt;/ms&gt;Ed; °hṛtam Cb</text:p></text:note-body></text:note></text:span></text:p>
      <text:p text:style-name="Standard"><text:span text:style-name="T1">mānaso yaugapadyaś ca saṃkṣiptaś ca viśāmpate| <text:s text:c="7"/></text:span><text:span text:style-name="T1"><text:note text:id="ftn1877" text:note-class="footnote"><text:note-citation>1877</text:note-citation><text:note-body><text:p text:style-name="Standard">) 18a <text:span text:style-name="T2">yaugapadyaś ca] </text:span><text:s text:c="2"/><text:span text:style-name="T3">corr. </text:span>&lt;/i&gt;; yaugapadyañ ca CaCbNb, <text:s text:c="23"/>yogapadyaṃ ca CcNaNc&lt;ms&gt;L&lt;/ms&gt;, yogapadyaś ca Ed</text:p><text:p text:style-name="Footnote"><text:s text:c="17"/><text:span text:style-name="T2">°kṣiptaś ca] </text:span><text:s text:c="2"/>Ed; °ksiptaṃ ca CNaNbNc&lt;ms&gt;L&lt;/ms&gt;</text:p></text:note-body></text:note></text:span><text:span text:style-name="T1"><text:s text:c="9"/></text:span><text:span text:style-name="T1"><text:note text:id="ftn1878" text:note-class="footnote"><text:note-citation>1878</text:note-citation><text:note-body><text:p text:style-name="Footnote">18 Åcf.&lt;DhP&gt;DharmaputrikÄ&lt;/DhP&gt; 1.56: $ saá¹ƒká¹£iptÄ prathamÄ jÃ±eyÄ viÅ›ÄlÄ samanantaram|| <text:s text:c="39"/>tato dvikaraá¹‡Ä« ceti trividho yoga ucyate|</text:p></text:note-body></text:note></text:span></text:p>
      <text:p text:style-name="Standard"><text:span text:style-name="T1">viśālā nāma yogaś ca tato dvikaraṇaḥ smṛtaḥ||22-18|| <text:s text:c="7"/></text:span><text:span text:style-name="T1"><text:note text:id="ftn1879" text:note-class="footnote"><text:note-citation>1879</text:note-citation><text:note-body><text:p text:style-name="Footnote">) 18c <text:span text:style-name="T2">viśālā nāma yogaś ca] </text:span><text:s text:c="2"/>Ed; viÃ—Ã—Ã—Ã— yogañ ca Ca, <text:s text:c="40"/>viśālā nāma yogaṃ ca CbCcNaNbNc&lt;ms&gt;L&lt;/ms&gt;</text:p></text:note-body></text:note></text:span><text:span text:style-name="T1"><text:s text:c="8"/></text:span><text:span text:style-name="T1"><text:note text:id="ftn1880" text:note-class="footnote"><text:note-citation>1880</text:note-citation><text:note-body><text:p text:style-name="Footnote">) 18d <text:span text:style-name="T2">dvikaraṇaḥ] </text:span><text:s text:c="2"/>CaCbNa&lt;ms&gt;L&lt;/ms&gt;; vikaraṇaḥ CcEd, dvikaraṇī Nb, dvikaraṇa Nc</text:p></text:note-body></text:note></text:span></text:p>
      <text:p text:style-name="Standard"><text:span text:style-name="T1">raviḥ somo hutāśaś ca sphaṭikāmbaram eva ca| <text:s text:c="7"/></text:span><text:span text:style-name="T1"><text:note text:id="ftn1881" text:note-class="footnote"><text:note-citation>1881</text:note-citation><text:note-body><text:p text:style-name="Footnote">) 19a <text:span text:style-name="T2">raviḥ] </text:span><text:s text:c="2"/>Ca; ravi° CbCcNaNbNc&lt;ms&gt;L&lt;/ms&gt;Ed</text:p></text:note-body></text:note></text:span><text:span text:style-name="T1"><text:s text:c="8"/></text:span><text:span text:style-name="T1"><text:note text:id="ftn1882" text:note-class="footnote"><text:note-citation>1882</text:note-citation><text:note-body><text:p text:style-name="Footnote">) 19b <text:span text:style-name="T2">sphaṭikāmbara°] </text:span><text:s text:c="2"/>CNbNcEd; sphaṭikāṃÃ—ra° Na, sphaṭikāṃsata° &lt;ms&gt;L&lt;/ms&gt;</text:p></text:note-body></text:note></text:span></text:p>
      <text:p text:style-name="Standard"><text:span text:style-name="T1">daśayogāsanāsīno nityam eva tapodhanaḥ||22-19|| <text:s text:c="7"/></text:span><text:span text:style-name="T1"><text:note text:id="ftn1883" text:note-class="footnote"><text:note-citation>1883</text:note-citation><text:note-body><text:p text:style-name="Footnote">) 19c <text:span text:style-name="T2">daśayogāsanāsīno] </text:span><text:s text:c="2"/>CaCcNaNbNc; daśayogasamāsīno Cb, <text:s text:c="38"/>devayogāsatāsīno &lt;ms&gt;L&lt;/ms&gt;, daśayogāsanāsīnau Ed</text:p></text:note-body></text:note></text:span><text:span text:style-name="T1"><text:s text:c="8"/></text:span><text:span text:style-name="T1"><text:note text:id="ftn1884" text:note-class="footnote"><text:note-citation>1884</text:note-citation><text:note-body><text:p text:style-name="Footnote">) <text:s/>19d <text:span text:style-name="T2">°dhanaḥ] </text:span><text:s text:c="2"/>CaCbNa&lt;ms&gt;L&lt;/ms&gt;; °dhana CcNbNcEd</text:p></text:note-body></text:note></text:span></text:p>
      <text:p text:style-name="Standard"><text:span text:style-name="T1">anirodhamanāḥ sūkṣmaṃ dhyāyed yogaḥ sa mānasaḥ| <text:s text:c="7"/></text:span><text:span text:style-name="T1"><text:note text:id="ftn1885" text:note-class="footnote"><text:note-citation>1885</text:note-citation><text:note-body><text:p text:style-name="Footnote">) 20a <text:span text:style-name="T2">anirodha°] </text:span><text:s text:c="2"/>CNaNbNc&lt;ms&gt;L&lt;/ms&gt;; anilādha° Ed â€¢ <text:s text:c="16"/><text:span text:style-name="T2">°manāḥ] </text:span><text:s text:c="2"/>CNaNc&lt;ms&gt;L&lt;/ms&gt;Ed; °manā Nb</text:p></text:note-body></text:note></text:span><text:span text:style-name="T1"><text:s text:c="8"/></text:span><text:span text:style-name="T1"><text:note text:id="ftn1886" text:note-class="footnote"><text:note-citation>1886</text:note-citation><text:note-body><text:p text:style-name="Footnote">) 20b <text:span text:style-name="T2">dhyāyed yo°] </text:span><text:s text:c="2"/>CaCbNaNbNc&lt;ms&gt;L&lt;/ms&gt;; dhyāyo° Cc, dhyānaṃ yo° Ed</text:p></text:note-body></text:note></text:span><text:span text:style-name="T1"><text:s text:c="8"/></text:span><text:span text:style-name="T1"><text:note text:id="ftn1887" text:note-class="footnote"><text:note-citation>1887</text:note-citation><text:note-body><text:p text:style-name="Footnote">20ab Åcf.&lt;DhP&gt;DharmaputrikÄ&lt;/DhP&gt; 1.54: $ aká¹›tvÄ prÄá¹‡asaá¹ƒrodhaá¹ƒ manasaikena kevalam| <text:s text:c="31"/>dhyÄyeta paramaá¹ƒ sÅ«ká¹£maá¹ƒ sa yogo mÄnasaá¸¥ smá¹›taá¸¥||</text:p></text:note-body></text:note></text:span></text:p>
      <text:p text:style-name="Standard"><text:span text:style-name="T1">prāṇāyāmair mano ruddhvā yaugapadyaḥ sa ucyate||22-20|| <text:s text:c="7"/></text:span><text:span text:style-name="T1"><text:note text:id="ftn1888" text:note-class="footnote"><text:note-citation>1888</text:note-citation><text:note-body><text:p text:style-name="Footnote">) 20c <text:span text:style-name="T2">°yāmair ma°] </text:span><text:s text:c="2"/>CaNaNbNc&lt;corr&gt;pc&lt;/corr&gt;&lt;ms&gt;L&lt;/ms&gt;Ed; <text:s text:c="32"/>°yāmai ma° Cb, °yāmai mma° Cc, °yāmer ma° Nc&lt;corr&gt;ac&lt;/corr&gt; â€¢ <text:s text:c="16"/><text:span text:style-name="T2">ruddhvā] </text:span><text:s text:c="2"/>CNaNbNc&lt;ms&gt;L&lt;/ms&gt;; ruddhā Ed</text:p></text:note-body></text:note></text:span><text:span text:style-name="T1"><text:s text:c="8"/></text:span><text:span text:style-name="T1"><text:note text:id="ftn1889" text:note-class="footnote"><text:note-citation>1889</text:note-citation><text:note-body><text:p text:style-name="Footnote">) 20d <text:span text:style-name="T2">yauga°] </text:span><text:s text:c="2"/>CaCbNaNc&lt;corr&gt;pc&lt;/corr&gt;&lt;ms&gt;L&lt;/ms&gt;; yoga° CcNbNc&lt;corr&gt;ac&lt;/corr&gt;Ed</text:p></text:note-body></text:note></text:span><text:span text:style-name="T1"><text:s text:c="8"/></text:span><text:span text:style-name="T1"><text:note text:id="ftn1890" text:note-class="footnote"><text:note-citation>1890</text:note-citation><text:note-body><text:p text:style-name="Footnote">20cd Åcf.&lt;DhP&gt;DharmaputrikÄ&lt;/DhP&gt; 1.55:$ saá¹ƒyamya manasÄ prÄá¹‡aá¹ƒ prÄá¹‡ÄyÄmair manas tathÄ| <text:s text:c="39"/>evaá¹ƒ dhyÄyet paraá¹ƒ sÅ«ká¹£maá¹ƒ yaugapadyaá¸¥ sa ucyate||</text:p></text:note-body></text:note></text:span></text:p>
      <text:p text:style-name="Standard"><text:soft-page-break/><text:span text:style-name="T1">brahmādistambaparyantaṃ sarvaṃ sthāvarajaṅgamam| <text:s text:c="7"/></text:span><text:span text:style-name="T1"><text:note text:id="ftn1891" text:note-class="footnote"><text:note-citation>1891</text:note-citation><text:note-body><text:p text:style-name="Footnote">) 21a <text:span text:style-name="T2">°stamba°] </text:span><text:s text:c="2"/>CNaNcEd; <text:span text:style-name="T3">omitted in </text:span>Nb, °staṃbha° &lt;ms&gt;L&lt;/ms&gt; â€¢ <text:s text:c="16"/><text:span text:style-name="T2">°paryantaṃ] </text:span><text:s text:c="2"/>CbCcNa&lt;ms&gt;L&lt;/ms&gt;; °dviyaÃ—° Ca, <text:span text:style-name="T3">omitted in </text:span>Nb, °paryanta° NcEd</text:p></text:note-body></text:note></text:span><text:span text:style-name="T1"><text:s text:c="8"/></text:span><text:span text:style-name="T1"><text:note text:id="ftn1892" text:note-class="footnote"><text:note-citation>1892</text:note-citation><text:note-body><text:p text:style-name="Footnote">) 21b <text:span text:style-name="T2">sarvaṃ] </text:span><text:s text:c="2"/>CbNa; Ã—Ã— Ca, sarva° CcNc&lt;ms&gt;L&lt;/ms&gt;Ed, <text:span text:style-name="T3">omitted in </text:span>Nb</text:p></text:note-body></text:note></text:span><text:span text:style-name="T1"><text:s text:c="8"/></text:span><text:span text:style-name="T1"><text:note text:id="ftn1893" text:note-class="footnote"><text:note-citation>1893</text:note-citation><text:note-body><text:p text:style-name="Footnote">21ab Å&lt;DhP&gt;DharmaputrikÄ&lt;/DhP&gt; 1.57cd: $ brahmÄdistambhaparyantÄá¸¥ sarve sthÄvarajaá¹…gamÄá¸¥</text:p></text:note-body></text:note></text:span></text:p>
      <text:p text:style-name="Standard"><text:span text:style-name="T1">pralīyamānaṃ dhyāyeta kramāt sūkṣmaṃ vicintayet||22-21|| <text:s text:c="7"/></text:span><text:span text:style-name="T1"><text:note text:id="ftn1894" text:note-class="footnote"><text:note-citation>1894</text:note-citation><text:note-body><text:p text:style-name="Footnote">) 21 <text:span text:style-name="T3">omitted in </text:span>Nb</text:p></text:note-body></text:note></text:span><text:span text:style-name="T1"><text:s text:c="8"/></text:span><text:span text:style-name="T1"><text:note text:id="ftn1895" text:note-class="footnote"><text:note-citation>1895</text:note-citation><text:note-body><text:p text:style-name="Footnote">) 21c <text:span text:style-name="T2">pralīya°] </text:span><text:s text:c="2"/>CNaNcEd; <text:span text:style-name="T3">omitted in </text:span>Nb, praṇīya° &lt;ms&gt;L&lt;/ms&gt;</text:p></text:note-body></text:note></text:span><text:span text:style-name="T1"><text:s text:c="8"/></text:span><text:span text:style-name="T1"><text:note text:id="ftn1896" text:note-class="footnote"><text:note-citation>1896</text:note-citation><text:note-body><text:p text:style-name="Footnote">) 21d <text:span text:style-name="T2">kramāt sū°] </text:span><text:s text:c="2"/>CaCbNaNc&lt;ms&gt;L&lt;/ms&gt;Ed; kramā sū° Cc, <text:span text:style-name="T3">omitted in </text:span>Nb</text:p></text:note-body></text:note></text:span><text:span text:style-name="T1"><text:s text:c="8"/></text:span><text:span text:style-name="T1"><text:note text:id="ftn1897" text:note-class="footnote"><text:note-citation>1897</text:note-citation><text:note-body><text:p text:style-name="Footnote">21cd Å&lt;DhP&gt;DharmaputrikÄ&lt;/DhP&gt; 1.59ab: $ pralÄ«yamÄnan dhyÄyeta kramÄc chÅ«nyaá¹ƒ bhavej jagat</text:p></text:note-body></text:note></text:span></text:p>
      <text:p text:style-name="Standard"><text:span text:style-name="T1">saṃkṣipta eṣa ākhyāto viśālāṃ chṛṇu tattvataḥ| <text:s text:c="7"/></text:span><text:span text:style-name="T1"><text:note text:id="ftn1898" text:note-class="footnote"><text:note-citation>1898</text:note-citation><text:note-body><text:p text:style-name="Footnote">) 22a <text:span text:style-name="T2">saṃkṣipta] </text:span><text:s text:c="2"/>CNaNcEd; <text:span text:style-name="T3">omitted in </text:span>Nb, saṃkṣiptaḥ &lt;ms&gt;L&lt;/ms&gt; â€¢ <text:s text:c="16"/><text:span text:style-name="T2">eṣa] </text:span><text:s text:c="2"/>CNaNc&lt;ms&gt;L&lt;/ms&gt;; <text:span text:style-name="T3">omitted in </text:span>Nb, eva Ed â€¢ <text:s text:c="16"/><text:span text:style-name="T2">ākhyāto] </text:span><text:s text:c="2"/>CbNc; ākhyātaḥ CaCcNa&lt;ms&gt;L&lt;/ms&gt;Ed, <text:span text:style-name="T3">omitted in </text:span>Nb</text:p></text:note-body></text:note></text:span><text:span text:style-name="T1"><text:s text:c="8"/></text:span><text:span text:style-name="T1"><text:note text:id="ftn1899" text:note-class="footnote"><text:note-citation>1899</text:note-citation><text:note-body><text:p text:style-name="Footnote">22ab Åcf.&lt;DhP&gt;DharmaputrikÄ&lt;/DhP&gt; 1.60ab: $ eá¹£a yogavidhaá¸¥ proktaá¸¥ saá¹ƒká¹£ipto nÄma nÄmataá¸¥</text:p></text:note-body></text:note></text:span></text:p>
      <text:p text:style-name="Standard"><text:span text:style-name="T1">brahmādisūkṣmaparyantaṃ cintayīta vicakṣaṇaḥ||22-22|| <text:s text:c="7"/></text:span><text:span text:style-name="T1"><text:note text:id="ftn1900" text:note-class="footnote"><text:note-citation>1900</text:note-citation><text:note-body><text:p text:style-name="Footnote">) 22 <text:span text:style-name="T3">omitted in </text:span>Nb</text:p></text:note-body></text:note></text:span><text:span text:style-name="T1"><text:s text:c="8"/></text:span><text:span text:style-name="T1"><text:note text:id="ftn1901" text:note-class="footnote"><text:note-citation>1901</text:note-citation><text:note-body><text:p text:style-name="Footnote">) 22c <text:span text:style-name="T2">°sūkṣma°] </text:span><text:s text:c="2"/>CNcEd; °staṃba° Na, <text:span text:style-name="T3">omitted in </text:span>Nb, tava &lt;ms&gt;L&lt;/ms&gt; â€¢ <text:s text:c="16"/><text:span text:style-name="T2">°paryantaṃ] </text:span><text:s text:c="2"/>CNa&lt;ms&gt;L&lt;/ms&gt;; <text:span text:style-name="T3">omitted in </text:span>Nb, °paryanta NcEd</text:p></text:note-body></text:note></text:span><text:span text:style-name="T1"><text:s text:c="8"/></text:span><text:span text:style-name="T1"><text:note text:id="ftn1902" text:note-class="footnote"><text:note-citation>1902</text:note-citation><text:note-body><text:p text:style-name="Footnote">) 22d <text:span text:style-name="T2">cintayīta] </text:span><text:s text:c="2"/>CaCb&lt;corr&gt;pc&lt;/corr&gt;CcNaNc&lt;ms&gt;L&lt;/ms&gt;Ed; <text:span text:style-name="T3">omitted in </text:span>Nb, ciyīta Cb&lt;corr&gt;ac&lt;/corr&gt;</text:p></text:note-body></text:note></text:span></text:p>
      <text:p text:style-name="Standard"><text:span text:style-name="T1">saṃkṣiptāṃ ca viśālāṃ ca cintayīta parasparam| <text:s text:c="7"/></text:span><text:span text:style-name="T1"><text:note text:id="ftn1903" text:note-class="footnote"><text:note-citation>1903</text:note-citation><text:note-body><text:p text:style-name="Footnote">) 23a <text:span text:style-name="T2">saṃkṣiptāṃ] </text:span><text:s text:c="2"/>CbNc; saṃkṣiptā Ca&lt;corr&gt;pc&lt;/corr&gt;CcNa&lt;ms&gt;L&lt;/ms&gt;Ed, <text:span text:style-name="T3">omitted in </text:span>Ca&lt;corr&gt;ac&lt;/corr&gt;Nb â€¢ <text:s text:c="16"/><text:span text:style-name="T2">viśālāṃ] </text:span><text:s text:c="2"/>Ca&lt;corr&gt;pc&lt;/corr&gt;CbNc; <text:span text:style-name="T3">omitted in </text:span>Ca&lt;corr&gt;ac&lt;/corr&gt;, viśālā CcNa&lt;ms&gt;L&lt;/ms&gt;Ed, <text:span text:style-name="T3">omitted in </text:span>Nb</text:p></text:note-body></text:note></text:span></text:p>
      <text:p text:style-name="Standard"><text:span text:style-name="T1">eṣā dvikaraṇī nāma yogasya vidhir ucyate||22-23|| <text:s text:c="7"/></text:span><text:span text:style-name="T1"><text:note text:id="ftn1904" text:note-class="footnote"><text:note-citation>1904</text:note-citation><text:note-body><text:p text:style-name="Footnote">) 23 <text:span text:style-name="T3">omitted in </text:span>Nb</text:p></text:note-body></text:note></text:span><text:span text:style-name="T1"><text:s text:c="8"/></text:span><text:span text:style-name="T1"><text:note text:id="ftn1905" text:note-class="footnote"><text:note-citation>1905</text:note-citation><text:note-body><text:p text:style-name="Footnote">) 23c <text:span text:style-name="T2">dvi°] </text:span><text:s text:c="2"/>CaCbNaNc&lt;ms&gt;L&lt;/ms&gt;; vi° CcEd, <text:span text:style-name="T3">omitted in </text:span>Nb</text:p></text:note-body></text:note></text:span><text:span text:style-name="T1"><text:s text:c="8"/></text:span><text:span text:style-name="T1"><text:note text:id="ftn1906" text:note-class="footnote"><text:note-citation>1906</text:note-citation><text:note-body><text:p text:style-name="Footnote">23 Å&lt;DhP&gt;DharmaputrikÄ&lt;/DhP&gt; 1.62cd--63ab: $ etau saá¹ƒhÄravargau dvau pÄramparyeá¹‡a cintayet|| <text:s text:c="54"/>eá¹£Ä dvikaraá¹‡Ä« nÄma yogasya vidhir iá¹£yate|</text:p></text:note-body></text:note></text:span></text:p>
      <text:p text:style-name="Standard"><text:span text:style-name="T1">dehamadhye hṛdi jñeyaṃ hṛdimadhye tu paṅkajam| <text:s text:c="7"/></text:span><text:span text:style-name="T1"><text:note text:id="ftn1907" text:note-class="footnote"><text:note-citation>1907</text:note-citation><text:note-body><text:p text:style-name="Footnote">) 24a <text:span text:style-name="T2">jñeyaṃ] </text:span><text:s text:c="2"/>CaCbNaEdNc; jñeya Cc&lt;ms&gt;L&lt;/ms&gt;, jñe Nb&lt;corr&gt;ac&lt;/corr&gt;; jñeÃ— Nb&lt;corr&gt;pc&lt;/corr&gt;</text:p></text:note-body></text:note></text:span><text:span text:style-name="T1"><text:s text:c="8"/></text:span><text:span text:style-name="T1"><text:note text:id="ftn1908" text:note-class="footnote"><text:note-citation>1908</text:note-citation><text:note-body><text:p text:style-name="Footnote">) 24b <text:span text:style-name="T2">tu paṅkajam] </text:span><text:s text:c="2"/>CbCcNaNbNc&lt;ms&gt;L&lt;/ms&gt;Ed; tu paÃ—Ã— Ca</text:p></text:note-body></text:note></text:span><text:span text:style-name="T1"><text:s text:c="8"/></text:span><text:span text:style-name="T1"><text:note text:id="ftn1909" text:note-class="footnote"><text:note-citation>1909</text:note-citation><text:note-body><text:p text:style-name="Footnote">há¹›di as nominative...</text:p></text:note-body></text:note></text:span></text:p>
      <text:p text:style-name="Standard"><text:span text:style-name="T1">paṅkajasya ca madhye tu karṇikāṃ viddhi gopate||22-24|| <text:s text:c="7"/></text:span><text:span text:style-name="T1"><text:note text:id="ftn1910" text:note-class="footnote"><text:note-citation>1910</text:note-citation><text:note-body><text:p text:style-name="Footnote">) 24c <text:span text:style-name="T2">paṅkajasya ca] </text:span><text:s text:c="2"/>CbCcNaNcEd; Ã—ṅkajasya ca Ca, <text:s text:c="55"/>kaṅkasya tu Nb, pankajaṃsya ca &lt;ms&gt;L&lt;/ms&gt;</text:p></text:note-body></text:note></text:span><text:span text:style-name="T1"><text:s text:c="8"/></text:span><text:span text:style-name="T1"><text:note text:id="ftn1911" text:note-class="footnote"><text:note-citation>1911</text:note-citation><text:note-body><text:p text:style-name="Footnote">) 24d <text:span text:style-name="T2">karṇikāṃ viddhi gopate] </text:span><text:s text:c="2"/>CaCbNaNbNc&lt;ms&gt;L&lt;/ms&gt;; karṇiddhiddhi gopate Cc, <text:s text:c="63"/>karṇikāṃ ca viṃśāpate Ed</text:p></text:note-body></text:note></text:span><text:span text:style-name="T1"><text:s text:c="8"/></text:span><text:span text:style-name="T1"><text:note text:id="ftn1912" text:note-class="footnote"><text:note-citation>1912</text:note-citation><text:note-body><text:p text:style-name="Footnote">gopate is slightly odd for `king'.</text:p></text:note-body></text:note></text:span><text:span text:style-name="T1"><text:s text:c="55"/></text:span></text:p>
      <text:p text:style-name="Standard"><text:span text:style-name="T1">karṇikāyās tu madhye tu pañcabinduṃ vidur budhāḥ| <text:s text:c="7"/></text:span><text:span text:style-name="T1"><text:note text:id="ftn1913" text:note-class="footnote"><text:note-citation>1913</text:note-citation><text:note-body><text:p text:style-name="Footnote">) 25b <text:span text:style-name="T2">°binduṃ] </text:span><text:s text:c="2"/>CaNc; °bindu CbCcNaNb&lt;ms&gt;L&lt;/ms&gt;Ed</text:p></text:note-body></text:note></text:span></text:p>
      <text:p text:style-name="Standard"><text:span text:style-name="T1">ravisomaśikhāṃ caiva sphaṭikāmbaram eva ca||22-25|| <text:s text:c="7"/></text:span><text:span text:style-name="T1"><text:note text:id="ftn1914" text:note-class="footnote"><text:note-citation>1914</text:note-citation><text:note-body><text:p text:style-name="Footnote">) 25c <text:span text:style-name="T2">°śikhāṃ] </text:span><text:s text:c="2"/>CaNa&lt;ms&gt;L&lt;/ms&gt;; °śikhā CbCcNbNcEd</text:p></text:note-body></text:note></text:span><text:span text:style-name="T1"><text:s text:c="8"/></text:span><text:span text:style-name="T1"><text:note text:id="ftn1915" text:note-class="footnote"><text:note-citation>1915</text:note-citation><text:note-body><text:p text:style-name="Footnote">) 25d <text:span text:style-name="T2">sphaṭi°] </text:span><text:s text:c="2"/>CaCcNaNbNc&lt;ms&gt;L&lt;/ms&gt;Ed; sphāṭi° Cb</text:p></text:note-body></text:note></text:span><text:span text:style-name="T1"><text:note text:id="ftn1916" text:note-class="footnote"><text:note-citation>1916</text:note-citation><text:note-body><text:p text:style-name="Footnote">25cd Åcf.&lt;DhP&gt;DharmaputrikÄ&lt;/DhP&gt; 4.5cd: $ sÅ«ryacandraprakÄ­Å›ÄrcisphÄá¹­ikÄmbarasannibhÄá¸¥</text:p></text:note-body></text:note></text:span></text:p>
      <text:p text:style-name="Standard"><text:span text:style-name="T1">ravimaṇḍalamadhye tu bhāvayec candramaṇḍalam| <text:s text:c="7"/></text:span><text:span text:style-name="T1"><text:note text:id="ftn1917" text:note-class="footnote"><text:note-citation>1917</text:note-citation><text:note-body><text:p text:style-name="Footnote">) 26b <text:span text:style-name="T2">bhāvayec candramaṇḍalam] </text:span><text:s text:c="2"/>CaCbNaNbNc&lt;ms&gt;L&lt;/ms&gt;Ed; bhāvaye candramaṇḍalaḥ Cc</text:p></text:note-body></text:note></text:span></text:p>
      <text:p text:style-name="Standard"><text:soft-page-break/><text:span text:style-name="T1">tasya madhye śikhāṃ dhyāyen nirdhūmajvalanaprabhām||22-26|| <text:s text:c="7"/></text:span><text:span text:style-name="T1"><text:note text:id="ftn1918" text:note-class="footnote"><text:note-citation>1918</text:note-citation><text:note-body><text:p text:style-name="Footnote">) 26c <text:span text:style-name="T2">°śikhāṃ] </text:span><text:s text:c="2"/>CaCbNaNbNc&lt;ms&gt;L&lt;/ms&gt;; °śikhā CcEd</text:p></text:note-body></text:note></text:span></text:p>
      <text:p text:style-name="Standard"><text:span text:style-name="T1">agnimadhye maṇiṃ dhyāyec chuddhadhārājalaprabham| <text:s text:c="7"/></text:span><text:span text:style-name="T1"><text:note text:id="ftn1919" text:note-class="footnote"><text:note-citation>1919</text:note-citation><text:note-body><text:p text:style-name="Footnote">) 27ab <text:span text:style-name="T2">maṇiṃ dhyāyec chuddha°] </text:span><text:s text:c="2"/>CbNaNbNc&lt;ms&gt;L&lt;/ms&gt;Ed; Ã—Ã—Ã—Ã—Ã—Ã— Ca, <text:s text:c="48"/>maniṃ dhyāyec chuddha° Cc</text:p></text:note-body></text:note></text:span><text:span text:style-name="T1"><text:s text:c="8"/></text:span><text:span text:style-name="T1"><text:note text:id="ftn1920" text:note-class="footnote"><text:note-citation>1920</text:note-citation><text:note-body><text:p text:style-name="Footnote">) 27b <text:span text:style-name="T2">°dhārā°] </text:span><text:s text:c="2"/>CaCbNaNbNc&lt;ms&gt;L&lt;/ms&gt;; °dhāra° CcEd â€¢ <text:s text:c="17"/><text:span text:style-name="T2">°prabham] </text:span><text:s text:c="2"/>CcNaNbNc&lt;ms&gt;L&lt;/ms&gt;Ed; °prabhām CaCb</text:p></text:note-body></text:note></text:span></text:p>
      <text:p text:style-name="Standard"><text:span text:style-name="T1">tasya madhye 'mbaraṃ dhyāyet susūkṣmaṃ śivam avyayam||22-27|| <text:s text:c="7"/></text:span><text:span text:style-name="T1"><text:note text:id="ftn1921" text:note-class="footnote"><text:note-citation>1921</text:note-citation><text:note-body><text:p text:style-name="Standard">) 27c <text:span text:style-name="T2">'mbaraṃ] </text:span><text:s text:c="2"/>CaCbNaNbNc; 'mbara Cc, baraṃ &lt;ms&gt;L&lt;/ms&gt;, 'kṣaraṃ Ed</text:p><text:p text:style-name="Footnote"><text:s text:c="13"/>27d <text:span text:style-name="T2">susūkṣmaṃ] </text:span><text:s text:c="2"/>CcNaNc&lt;ms&gt;L&lt;/ms&gt;; sūkṣmaṃ Ca, susūkṣma° Cb, <text:s text:c="40"/>svasūkṣma° Nb, sasūkṣmaṃ Ed</text:p></text:note-body></text:note></text:span></text:p>
      <text:p text:style-name="Standard"><text:span text:style-name="T1">daśayogam idaṃ rājan kathitaṃ ca mayā tava|</text:span></text:p>
      <text:p text:style-name="Standard"><text:span text:style-name="T1">daśadhyānaṃ samāsena kīrtitaṃ śṛṇu tad yathā||22-28|| <text:s text:c="7"/></text:span><text:span text:style-name="T1"><text:note text:id="ftn1922" text:note-class="footnote"><text:note-citation>1922</text:note-citation><text:note-body><text:p text:style-name="Footnote">) 28c <text:span text:style-name="T2">°dhyānaṃ] </text:span><text:s text:c="2"/>CNaNc; °dhyāna Nb&lt;ms&gt;L&lt;/ms&gt;Ed</text:p></text:note-body></text:note></text:span></text:p>
      <text:p text:style-name="Standard"><text:span text:style-name="T1">ghoṣaṇī piṅgalā caiva vaidyutī candramālinī| <text:s text:c="7"/></text:span><text:span text:style-name="T1"><text:note text:id="ftn1923" text:note-class="footnote"><text:note-citation>1923</text:note-citation><text:note-body><text:p text:style-name="Footnote">) 29a <text:span text:style-name="T2">ghoṣaṇī] </text:span><text:s text:c="2"/>CNaNbNc&lt;ms&gt;L&lt;/ms&gt;; ghoṣaṇā Ed</text:p></text:note-body></text:note></text:span><text:span text:style-name="T1"><text:s text:c="8"/></text:span><text:span text:style-name="T1"><text:note text:id="ftn1924" text:note-class="footnote"><text:note-citation>1924</text:note-citation><text:note-body><text:p text:style-name="Footnote">) 29b <text:span text:style-name="T2">vaidyutī] </text:span><text:s text:c="2"/>CaCbNaNbNc&lt;ms&gt;L&lt;/ms&gt;Ed; vidyuta Cc, vidyutī Ed</text:p></text:note-body></text:note></text:span></text:p>
      <text:p text:style-name="Standard"><text:span text:style-name="T1">candrā mano'nugā caiva sukṛtā ca tathāparā||22-29|| <text:s text:c="7"/></text:span><text:span text:style-name="T1"><text:note text:id="ftn1925" text:note-class="footnote"><text:note-citation>1925</text:note-citation><text:note-body><text:p text:style-name="Footnote">) 29c <text:span text:style-name="T2">candrā mano'nugā] </text:span><text:s text:c="2"/>CbNaNbNc&lt;ms&gt;L&lt;/ms&gt;; <text:s text:c="32"/>candrā manānugā Ca, candramanonugā Cc, candro mano'nugā Ed</text:p></text:note-body></text:note></text:span><text:span text:style-name="T1"><text:s text:c="8"/></text:span><text:span text:style-name="T1"><text:note text:id="ftn1926" text:note-class="footnote"><text:note-citation>1926</text:note-citation><text:note-body><text:p text:style-name="Footnote">) 29d <text:span text:style-name="T2">sukṛtā ca tathāparā] </text:span><text:s text:c="2"/>CaCcNaNc&lt;ms&gt;L&lt;/ms&gt;; sukṛtā tathāparā Cb, <text:span text:style-name="T3">omitted in </text:span>Nb, <text:s text:c="63"/>sukṛtā ca tathāpara Ed</text:p></text:note-body></text:note></text:span></text:p>
      <text:p text:style-name="Standard"><text:span text:style-name="T1">saumyā nirañjanā caiva nirālambā ca kīrtitā| <text:s text:c="7"/></text:span><text:span text:style-name="T1"><text:note text:id="ftn1927" text:note-class="footnote"><text:note-citation>1927</text:note-citation><text:note-body><text:p text:style-name="Footnote">) 30a <text:span text:style-name="T2">saumyā nirañjanā caiva] </text:span><text:s text:c="2"/>CbCcNa&lt;ms&gt;L&lt;/ms&gt;Ed; saumyā nirañjanā Ã—Ã— Ca, <text:span text:style-name="T3">omitted in </text:span>Nb, <text:s text:c="63"/>saumyā ṇirañjanā caiva Nc</text:p></text:note-body></text:note></text:span><text:span text:style-name="T1"><text:s text:c="8"/></text:span><text:span text:style-name="T1"><text:note text:id="ftn1928" text:note-class="footnote"><text:note-citation>1928</text:note-citation><text:note-body><text:p text:style-name="Footnote">) 30b <text:span text:style-name="T2">kīrtitā] </text:span><text:s text:c="2"/>CNaNbNcEd; kīrtitāḥ &lt;ms&gt;L&lt;/ms&gt;</text:p></text:note-body></text:note></text:span></text:p>
      <text:p text:style-name="Standard"><text:span text:style-name="T1">supiṣitvāṅgulau śrotre dhvanim ākarṇayen naraḥ||22-30|| <text:s text:c="7"/></text:span><text:span text:style-name="T1"><text:note text:id="ftn1929" text:note-class="footnote"><text:note-citation>1929</text:note-citation><text:note-body><text:p text:style-name="Footnote">) 30c <text:span text:style-name="T2">supiṣitvāṅgulau] </text:span><text:s text:c="2"/>CaCbNaNbNc; suÃ—iṣicāṅgulau Cc, <text:s text:c="46"/>supithitvāṅgulau &lt;ms&gt;L&lt;/ms&gt;, suśiṣi cāṅgulau Ed</text:p></text:note-body></text:note></text:span><text:span text:style-name="T1"><text:s text:c="8"/></text:span><text:span text:style-name="T1"><text:note text:id="ftn1930" text:note-class="footnote"><text:note-citation>1930</text:note-citation><text:note-body><text:p text:style-name="Footnote">) 30d <text:span text:style-name="T2">°karṇaye°] </text:span><text:s text:c="2"/>Nb; °karṣaye° CNaNcEd, °karṣaya° &lt;ms&gt;L&lt;/ms&gt;</text:p></text:note-body></text:note></text:span></text:p>
      <text:p text:style-name="Standard"><text:span text:style-name="T1">tat tad akṣaram ākarṇya amṛtatvāya kalpyate| <text:s text:c="7"/></text:span><text:span text:style-name="T1"><text:note text:id="ftn1931" text:note-class="footnote"><text:note-citation>1931</text:note-citation><text:note-body><text:p text:style-name="Footnote">) 31a <text:span text:style-name="T2">°karṇya] </text:span><text:s text:c="2"/>CNbNc&lt;ms&gt;L&lt;/ms&gt;Ed; °kaṇṇya Na</text:p></text:note-body></text:note></text:span></text:p>
      <text:p text:style-name="Standard"><text:span text:style-name="T1">piṅgalāṃ tu śikhādhūmāṃ dhyāyen nityam atandritaḥ||22-31|| <text:s text:c="7"/></text:span><text:span text:style-name="T1"><text:note text:id="ftn1932" text:note-class="footnote"><text:note-citation>1932</text:note-citation><text:note-body><text:p text:style-name="Footnote">) 31c <text:span text:style-name="T2">piṅgalāṃ tu śikhādhūmāṃ] </text:span><text:s text:c="2"/>CaCbNb&lt;ms&gt;L&lt;/ms&gt;; piṅgalā tu śikhādhūmaṃ CcEd, <text:s text:c="39"/>piṅgalāṃn tu śikhādhūmāṃ Na, piṅgalān tu śikhādhūmā Nc</text:p></text:note-body></text:note></text:span><text:span text:style-name="T1"><text:s text:c="8"/></text:span><text:span text:style-name="T1"><text:note text:id="ftn1933" text:note-class="footnote"><text:note-citation>1933</text:note-citation><text:note-body><text:p text:style-name="Footnote">) 31d <text:span text:style-name="T2">°tandritaḥ] </text:span><text:s text:c="2"/>CNaNbNcEd; °tendritaḥ &lt;ms&gt;L&lt;/ms&gt;</text:p></text:note-body></text:note></text:span><text:span text:style-name="T1"><text:s text:c="8"/></text:span><text:span text:style-name="T1"><text:note text:id="ftn1934" text:note-class="footnote"><text:note-citation>1934</text:note-citation><text:note-body><text:p text:style-name="Footnote">Stem forms? Å›ikhÄm adhÅ«mÄá¹ƒ ?</text:p></text:note-body></text:note></text:span></text:p>
      <text:p text:style-name="Standard"><text:span text:style-name="T1">vimuktaḥ sarvapāpebhyo nirdvandvapadam āpnuyāt| <text:s text:c="7"/></text:span><text:span text:style-name="T1"><text:note text:id="ftn1935" text:note-class="footnote"><text:note-citation>1935</text:note-citation><text:note-body><text:p text:style-name="Footnote">) 32a <text:span text:style-name="T2">vimuktaḥ] </text:span><text:s text:c="2"/>CaCbNaNbNc&lt;ms&gt;L&lt;/ms&gt;Ed; vimukta Cc</text:p></text:note-body></text:note></text:span><text:span text:style-name="T1"><text:s text:c="8"/></text:span><text:span text:style-name="T1"><text:note text:id="ftn1936" text:note-class="footnote"><text:note-citation>1936</text:note-citation><text:note-body><text:p text:style-name="Footnote">) 32b <text:span text:style-name="T2">nirdvandva°] </text:span><text:s text:c="2"/>CNc; nidvanda° NaNb&lt;ms&gt;L&lt;/ms&gt;, nirdvanda° Ed</text:p></text:note-body></text:note></text:span></text:p>
      <text:p text:style-name="Standard"><text:span text:style-name="T1">vaidyutī tu niśāmadhye lakṣate 'jam anāmayam||22-32|| <text:s text:c="7"/></text:span><text:span text:style-name="T1"><text:note text:id="ftn1937" text:note-class="footnote"><text:note-citation>1937</text:note-citation><text:note-body><text:p text:style-name="Footnote">) 32c <text:span text:style-name="T2">vaidyutī tu] </text:span><text:s text:c="2"/>CNaNbNcEd; vaidyutīnta &lt;ms&gt;L&lt;/ms&gt;</text:p></text:note-body></text:note></text:span><text:span text:style-name="T1"><text:s text:c="8"/></text:span><text:span text:style-name="T1"><text:note text:id="ftn1938" text:note-class="footnote"><text:note-citation>1938</text:note-citation><text:note-body><text:p text:style-name="Footnote">) 32d <text:span text:style-name="T2">lakṣate 'jam a°] </text:span><text:s text:c="2"/>CcEd; lakṣye teja a° CaCb, lakṣyateja a° NaNb&lt;ms&gt;L&lt;/ms&gt;, <text:s text:c="80"/>lakṣateja a° Nc</text:p></text:note-body></text:note></text:span><text:span text:style-name="T1"><text:s text:c="8"/></text:span><text:span text:style-name="T1"><text:note text:id="ftn1939" text:note-class="footnote"><text:note-citation>1939</text:note-citation><text:note-body><text:p text:style-name="Footnote">OR: laká¹£yateja aÂ°: the visible energy??</text:p></text:note-body></text:note></text:span></text:p>
      <text:p text:style-name="Standard"><text:soft-page-break/><text:span text:style-name="T1">pañcamāsasadābhyāsād divyacakṣur bhaven naraḥ| <text:s text:c="7"/></text:span><text:span text:style-name="T1"><text:note text:id="ftn1940" text:note-class="footnote"><text:note-citation>1940</text:note-citation><text:note-body><text:p text:style-name="Footnote">) 33a <text:span text:style-name="T2">pañcamāsasadā°] </text:span><text:s text:c="2"/>CbNaNb&lt;ms&gt;L&lt;/ms&gt;; paÃ—Ã—sasadā° Ca, pañcamāsassadā° Cc, <text:s text:c="54"/>pañcamāsasamā° Ed, pañcamāsaṃ sadā° Nc</text:p></text:note-body></text:note></text:span><text:span text:style-name="T1"><text:s text:c="8"/></text:span><text:span text:style-name="T1"><text:note text:id="ftn1941" text:note-class="footnote"><text:note-citation>1941</text:note-citation><text:note-body><text:p text:style-name="Footnote">) 33ab <text:span text:style-name="T2">°sād di] </text:span><text:s text:c="2"/>CNaNb&lt;ms&gt;L&lt;/ms&gt;Ed; °sā di° Nc</text:p></text:note-body></text:note></text:span><text:span text:style-name="T1"><text:s text:c="8"/></text:span><text:span text:style-name="T1"><text:note text:id="ftn1942" text:note-class="footnote"><text:note-citation>1942</text:note-citation><text:note-body><text:p text:style-name="Footnote">) 33b <text:span text:style-name="T2">°kṣur bhaven na°] </text:span><text:s text:c="2"/>CaCbNaEd; °kṣur bhave na° Cc, <text:s text:c="39"/>°kṣu bhaven na° Nb&lt;ms&gt;L&lt;/ms&gt;, °rkṣu bhaven na Nc</text:p></text:note-body></text:note></text:span></text:p>
      <text:p text:style-name="Standard"><text:span text:style-name="T1">bindumālāṃ tataḥ paśyet tarucchāyāsamāśritām||22-33|| <text:s text:c="7"/></text:span><text:span text:style-name="T1"><text:note text:id="ftn1943" text:note-class="footnote"><text:note-citation>1943</text:note-citation><text:note-body><text:p text:style-name="Footnote">) 33c <text:span text:style-name="T2">tataḥ paśyet] </text:span><text:s text:c="2"/>CNaNbNc&lt;ms&gt;L&lt;/ms&gt;; tu yaḥ paśyen Ed</text:p></text:note-body></text:note></text:span><text:span text:style-name="T1"><text:s text:c="8"/></text:span><text:span text:style-name="T1"><text:note text:id="ftn1944" text:note-class="footnote"><text:note-citation>1944</text:note-citation><text:note-body><text:p text:style-name="Footnote">) 33d <text:span text:style-name="T2">tarucchāyā°] </text:span><text:s text:c="2"/>CNaNbNc&lt;ms&gt;L&lt;/ms&gt;; naracchāyāṃ Ed â€¢ <text:s text:c="16"/><text:span text:style-name="T2">°śritām] </text:span><text:s text:c="2"/>CNb; °śritāḥ Na&lt;ms&gt;L&lt;/ms&gt;, °śritam NcEd</text:p></text:note-body></text:note></text:span></text:p>
      <text:p text:style-name="Standard"><text:span text:style-name="T1">jātyasphaṭikasaṃkāśaṃ dṛṣṭvā mucyati bandhanaiḥ| <text:s text:c="7"/></text:span><text:span text:style-name="T1"><text:note text:id="ftn1945" text:note-class="footnote"><text:note-citation>1945</text:note-citation><text:note-body><text:p text:style-name="Footnote">) 34a <text:span text:style-name="T2">°kasaṃkāśaṃ] </text:span><text:s text:c="2"/>CNaNbNc&lt;ms&gt;L&lt;/ms&gt;&lt;corr&gt;pc&lt;/corr&gt;Ed; °saṃkakāśaṃ &lt;ms&gt;L&lt;/ms&gt;&lt;corr&gt;pc&lt;/corr&gt;</text:p></text:note-body></text:note></text:span><text:span text:style-name="T1"><text:s text:c="8"/></text:span><text:span text:style-name="T1"><text:note text:id="ftn1946" text:note-class="footnote"><text:note-citation>1946</text:note-citation><text:note-body><text:p text:style-name="Footnote">) 34b <text:span text:style-name="T2">bandhanaiḥ] </text:span><text:s text:c="2"/>CaNaNc; bandhavaiḥ Cb, bandhanāt CcNbEd, <text:s text:c="79"/>vaṃcanaiḥ &lt;ms&gt;L&lt;/ms&gt;</text:p></text:note-body></text:note></text:span></text:p>
      <text:p text:style-name="Standard"><text:span text:style-name="T1">dhyāyen mano'nugā nāma pakṣmīr āpīḍya locane||22-34|| <text:s text:c="7"/></text:span><text:span text:style-name="T1"><text:note text:id="ftn1947" text:note-class="footnote"><text:note-citation>1947</text:note-citation><text:note-body><text:p text:style-name="Footnote">) 34d <text:span text:style-name="T2">pakṣmī°] </text:span><text:s text:c="2"/>CNa&lt;ms&gt;L&lt;/ms&gt;; yakṣmī Nb, yakṣmo° Nc, pakṣī° Ed â€¢ <text:s text:c="16"/><text:span text:style-name="T2">locane] </text:span><text:s text:c="2"/>CaCbNa&lt;ms&gt;L&lt;/ms&gt;; locanaḥ Nb, locanaiḥ CcEd, locanai Nc</text:p></text:note-body></text:note></text:span></text:p>
      <text:p text:style-name="Standard"><text:span text:style-name="T1">śvetapītāruṇaṃ binduṃ dṛṣṭvā bhūyo na jāyate|</text:span></text:p>
      <text:p text:style-name="Standard"><text:span text:style-name="T1">mano'nugādi ṣaṭ tv ete dhyānam uktaṃ mayā tava||22-35|| <text:s text:c="7"/></text:span><text:span text:style-name="T1"><text:note text:id="ftn1948" text:note-class="footnote"><text:note-citation>1948</text:note-citation><text:note-body><text:p text:style-name="Footnote">) 35c <text:span text:style-name="T2">°ṣaṭ tv ete] </text:span><text:s text:c="2"/>CaNaNbNc&lt;ms&gt;L&lt;/ms&gt;; °ṣaṭ tv etā Cb, °ṣaṭkena CcEd</text:p></text:note-body></text:note></text:span><text:span text:style-name="T1"><text:s text:c="8"/></text:span><text:span text:style-name="T1"><text:note text:id="ftn1949" text:note-class="footnote"><text:note-citation>1949</text:note-citation><text:note-body><text:p text:style-name="Footnote">) 35d <text:span text:style-name="T2">°ktaṃ mayā tava] </text:span><text:s text:c="2"/>CcNaNc&lt;ms&gt;L&lt;/ms&gt;Ed; kaÃ—Ã— tava Ca, °ktaṃ samāsataḥ Cb, <text:s text:c="79"/>°kta mayā tava Nb</text:p></text:note-body></text:note></text:span><text:span text:style-name="T1"><text:s/>paramāṇuḥ </text:span></text:p>
      <text:p text:style-name="Standard"><text:span text:style-name="T1">adhunānyat pravakṣyāmi paramāṇu caturvidham|</text:span></text:p>
      <text:p text:style-name="Standard"><text:span text:style-name="T1">pārthivādicaturbhūtair yair vyāptaṃ nikhilaṃ jagat||22-36||</text:span></text:p>
      <text:p text:style-name="Standard"><text:span text:style-name="T1">lakṣaṇaṃ tasya rājendra śṛṇu vakṣyāmi sāmpratam|</text:span></text:p>
      <text:p text:style-name="Standard"><text:span text:style-name="T1">pārthivordhagatiḥ ! sūkṣmaḥ paramāṇur narādhipa||22-37||</text:span></text:p>
      <text:p text:style-name="Standard"><text:span text:style-name="T1">pratyakṣadarśanaṃ dhyānaṃ lakṣayan niyataḥ śuciḥ|</text:span></text:p>
      <text:p text:style-name="Standard"><text:span text:style-name="T1">mucyate sarvapāpebhyo rāhunā candramā yathā||22-38||</text:span></text:p>
      <text:p text:style-name="Standard"><text:span text:style-name="T1">tena yo 'bhyasate nityaṃ sa yogī bhuvaneśvara|</text:span></text:p>
      <text:p text:style-name="Standard"><text:span text:style-name="T1">adhogati mahārāja paramāṇu jalodbhuvaḥ||22-39||</text:span></text:p>
      <text:p text:style-name="Standard"><text:span text:style-name="T1">abhyased yad idaṃ rājan sarvapātakanāśanam|</text:span></text:p>
      <text:p text:style-name="Standard"><text:span text:style-name="T1">āgneyaparamāṇuś ca tiryagūrdhagatiḥ ! smṛtāḥ||22-40||</text:span></text:p>
      <text:p text:style-name="Standard"><text:span text:style-name="T1">ya idaṃ dhyāyate nityam uttamāṃ gatim āpnuyāt|</text:span></text:p>
      <text:p text:style-name="Standard"><text:span text:style-name="T1">vāyavyaṃ paramāṇuś ca adhordhvatiryag āsmṛtā||22-41||</text:span></text:p>
      <text:p text:style-name="Standard"><text:span text:style-name="T1">na sa muhyati taṃ dṛṣṭvā vāyusambhava bhūpate|</text:span></text:p>
      <text:p text:style-name="Standard"><text:span text:style-name="T1">catvāra ete rājendra paramāṇur nirīkṣate||22-42||</text:span></text:p>
      <text:p text:style-name="Standard"><text:span text:style-name="T1">tena sarvamakhairiṣṭaṃ tena taptaṃ taptaṃ tathā|</text:span></text:p>
      <text:p text:style-name="Standard"><text:span text:style-name="T1">tena dattā mahī kṛtsnā saptasāgarasaṃvṛtā||22-43||</text:span></text:p>
      <text:p text:style-name="Standard"><text:span text:style-name="T1">sarvatīrthābhiṣekaś ca sarvavratakriyā tathā|</text:span></text:p>
      <text:p text:style-name="Standard"><text:span text:style-name="T1">anenaiva vidhānena daśadhyānaṃ narādhipa|</text:span></text:p>
      <text:p text:style-name="Standard"><text:span text:style-name="T1">kurute avyavacchinnaṃ sarvakāmaphalapradam|| daśākṣaramantraḥ </text:span></text:p>
      <text:p text:style-name="Standard"><text:span text:style-name="T1">daśākṣaramahārāja yogīndrasya mahātmanaḥ|</text:span></text:p>
      <text:p text:style-name="Standard"><text:span text:style-name="T1">kathayāmi samāsena śṛṇuṣvāvahito bhava||22-45||</text:span></text:p>
      <text:p text:style-name="Standard"><text:span text:style-name="T1">praṇavādisvarā trīṇi dīrghabindusamāyutam|</text:span></text:p>
      <text:p text:style-name="Standard"><text:span text:style-name="T1">pañca pañca cavarge tu vāyubījam adhasthitam||22-46||</text:span></text:p>
      <text:p text:style-name="Standard"><text:span text:style-name="T1">trayodaśasvarāyuktaṃ pañcama parikīrtitam|</text:span></text:p>
      <text:p text:style-name="Standard"><text:span text:style-name="T1">pañcaviṃśatimaḥ ṣaṣṭha akṣaraḥ parikīrtitaḥ||22-47||</text:span></text:p>
      <text:p text:style-name="Standard"><text:span text:style-name="T1">yādṛśaṃ pañcamaḥ proktaṃ saptame ca prayojayet|</text:span></text:p>
      <text:p text:style-name="Standard"><text:span text:style-name="T1">akārasvarasaṃyuktaṃ sarvapātakanāśanam||22-48||</text:span></text:p>
      <text:p text:style-name="Standard"><text:span text:style-name="T1">prathamaṃ pañcame varge tṛtīyasvarayojitam|</text:span></text:p>
      <text:p text:style-name="Standard"><text:span text:style-name="T1">uktare kārasaṃyuktaṃ navamaṃ parikīrtitam||22-49||</text:span></text:p>
      <text:p text:style-name="Standard"><text:soft-page-break/><text:span text:style-name="T1">daśamaḥ punar oṃkāraḥ mantraśreṣṭho daśākṣaraḥ|</text:span></text:p>
      <text:p text:style-name="Standard"><text:span text:style-name="T1">japato dhyāyate vāpi pārthivādi krameṇa tu||22-50||</text:span></text:p>
      <text:p text:style-name="Standard"><text:span text:style-name="T1">mucyate so 'pi saṃsāre saṃśayo nāsti bhūpate|</text:span></text:p>
      <text:p text:style-name="Standard"><text:span text:style-name="T1">ācāramūlo dharmas tu dharmamūlo janārdanaḥ|</text:span></text:p>
      <text:p text:style-name="Standard"><text:span text:style-name="T1">tena sarvajagad vyāptaṃ trailokyaṃ sa carācaraṃ||</text:span></text:p>
      <text:p text:style-name="P1"/>
      <text:p text:style-name="Standard"><text:span text:style-name="T1">ācārāl labhatīha āyur atulam aiśvaryavittaṃ tathā</text:span></text:p>
      <text:p text:style-name="Standard"><text:span text:style-name="T1"><text:s text:c="2"/></text:span></text:p>
      <text:p text:style-name="Standard"><text:span text:style-name="T1">ācārāt sutam īpsitaṃ ca labhate śrīkīrtiprajñāyaśaḥ|</text:span></text:p>
      <text:p text:style-name="Standard"><text:span text:style-name="T1">ācārāl labhate ca lakṣmim atulaṃ khyātiṃ tathaivottamam</text:span></text:p>
      <text:p text:style-name="Standard"><text:span text:style-name="T1"><text:s text:c="3"/></text:span></text:p>
      <text:p text:style-name="Standard"><text:span text:style-name="T1">ācārād iha mantradharmaparamaṃ prāpnoti niḥsaṃśayam||22-52||</text:span></text:p>
      <text:p text:style-name="P1"/>
      <text:p text:style-name="Standard"><text:span text:style-name="T1">janamejaya uvāca| </text:span></text:p>
      <text:p text:style-name="P1"/>
      <text:p text:style-name="Standard"><text:span text:style-name="T1">ācārāt prabhavānusaṅgakathitaṃ suśliṣṭadharmākaram</text:span></text:p>
      <text:p text:style-name="Standard"><text:span text:style-name="T1"><text:s text:c="2"/></text:span></text:p>
      <text:p text:style-name="Standard"><text:span text:style-name="T1">ācārāt katidhāṅga kīrtaya punas tṛptir na me jāyate|</text:span></text:p>
      <text:p text:style-name="Standard"><text:span text:style-name="T1">sarvajñaḥ tvam ahaṃ śṛṇomi varadaṃ kiñcin na me śāśvaram</text:span></text:p>
      <text:p text:style-name="Standard"><text:span text:style-name="T1"><text:s text:c="3"/></text:span></text:p>
      <text:p text:style-name="Standard"><text:span text:style-name="T1">tan me kīrtaya dharmasāraśubhadam ācāramūlāśrayam||22-53||</text:span></text:p>
      <text:p text:style-name="P1"/>
      <text:p text:style-name="Standard"><text:span text:style-name="T1">vaiśampāyana uvāca| </text:span></text:p>
      <text:p text:style-name="P1"/>
      <text:p text:style-name="Standard"><text:span text:style-name="T1">nityaṃ namraśirodvijātiguruṣu śuśrūṣaṇaṃ daivatam</text:span></text:p>
      <text:p text:style-name="Standard"><text:span text:style-name="T1"><text:s text:c="2"/></text:span></text:p>
      <text:p text:style-name="Standard"><text:span text:style-name="T1">tiṣṭhenācamanena cāśanakaraṃ vāmāsthimānādaram|</text:span></text:p>
      <text:p text:style-name="Standard"><text:span text:style-name="T1">sūryāgniśaśibandhur āryapurataḥ kuryān na cāvaśyakam</text:span></text:p>
      <text:p text:style-name="Standard"><text:span text:style-name="T1"><text:s text:c="3"/></text:span></text:p>
      <text:p text:style-name="Standard"><text:span text:style-name="T1">śasye bhasmani govrajedvijajalaṃ kuryān na cārkaṃ naraḥ||22-54||</text:span></text:p>
      <text:p text:style-name="P1"/>
      <text:p text:style-name="P1"/>
      <text:p text:style-name="Standard"><text:span text:style-name="T1">pādenāgnijalaṃ spṛśen na ca guruṃ pādena pādaṃ tathā</text:span></text:p>
      <text:p text:style-name="Standard"><text:span text:style-name="T1"><text:s text:c="2"/></text:span></text:p>
      <text:p text:style-name="Standard"><text:span text:style-name="T1">śaucaṃ kārya jalādinā ca niyataṃ nādho jalaṃ kārayet|</text:span></text:p>
      <text:p text:style-name="Standard"><text:span text:style-name="T1">kuryān nityabhivādanaṃ dvijaguror mātāpitṛr daivatam</text:span></text:p>
      <text:p text:style-name="Standard"><text:span text:style-name="T1"><text:s text:c="3"/></text:span></text:p>
      <text:p text:style-name="Standard"><text:span text:style-name="T1">etācāravidhiḥ samāsaniyamas tubhyaṃ mayā kīrtitam||22-55||</text:span></text:p>
      <text:p text:style-name="P1"/>
      <text:p text:style-name="Standard"><text:span text:style-name="T1">janamejaya uvāca| </text:span></text:p>
      <text:p text:style-name="P1"/>
      <text:p text:style-name="Standard"><text:span text:style-name="T1">strīṇāṃ kiṃ priyam asti tad vada vibho saṃsārasārastriyām</text:span></text:p>
      <text:p text:style-name="Standard"><text:span text:style-name="T1"><text:s text:c="2"/></text:span></text:p>
      <text:p text:style-name="Standard"><text:span text:style-name="T1">kiṃ sadbhāva na vedmi tasya viṣaye kiṃ dveṣya kiṃ tātpriyam|</text:span></text:p>
      <text:p text:style-name="Standard"><text:span text:style-name="T1">paśyāmi na ca tasya garbhakalayā prāpnoti niḥsaṃśayam</text:span></text:p>
      <text:p text:style-name="Standard"><text:span text:style-name="T1"><text:s text:c="3"/></text:span></text:p>
      <text:p text:style-name="Standard"><text:span text:style-name="T1">māyājālasahasragāpi yuvatī kurvanti bhartā priyam||22-56||</text:span></text:p>
      <text:p text:style-name="P1"/>
      <text:p text:style-name="Standard"><text:span text:style-name="T1">vaiśampāyana uvāca| </text:span></text:p>
      <text:p text:style-name="P1"/>
      <text:p text:style-name="Standard"><text:span text:style-name="T1">rājan kiṃ priyam asti arthaparataḥ paśyāmi nānyan nṛpe</text:span></text:p>
      <text:p text:style-name="Standard"><text:span text:style-name="T1"><text:s text:c="2"/></text:span></text:p>
      <text:p text:style-name="Standard"><text:soft-page-break/><text:span text:style-name="T1">putrārthaikaprayojanaṃ yuvatayaḥ svāyambhuvoktāmaraiḥ|</text:span></text:p>
      <text:p text:style-name="Standard"><text:span text:style-name="T1">kāntā nityakalā pravartanakarī dharmasakhāyā satī</text:span></text:p>
      <text:p text:style-name="Standard"><text:span text:style-name="T1"><text:s text:c="3"/></text:span></text:p>
      <text:p text:style-name="Standard"><text:span text:style-name="T1">māyā vāpi karoti sadya manujātyaktānya vā sevate||22-57||</text:span></text:p>
      <text:p text:style-name="P1"/>
      <text:p text:style-name="P1"/>
      <text:p text:style-name="Standard"><text:span text:style-name="T1">strīsaṅgaṃ parivarjayen narapate āyāsadaṃ duḥkhadam</text:span></text:p>
      <text:p text:style-name="Standard"><text:span text:style-name="T1"><text:s text:c="2"/></text:span></text:p>
      <text:p text:style-name="Standard"><text:span text:style-name="T1">mṛtyudvārabhayākaraṃ viṣagṛham āpat sughorālayam|</text:span></text:p>
      <text:p text:style-name="Standard"><text:span text:style-name="T1">agnir mārutamattavāraṇasama tasyānugāmī sadā</text:span></text:p>
      <text:p text:style-name="Standard"><text:span text:style-name="T1"><text:s text:c="2"/></text:span></text:p>
      <text:p text:style-name="Standard"><text:span text:style-name="T1">strīhetor hatarāvaṇastridaśapa indro 'pi visthāpitaḥ|</text:span></text:p>
      <text:p text:style-name="Standard"><text:span text:style-name="T1"><text:s text:c="2"/></text:span></text:p>
      <text:p text:style-name="Standard"><text:span text:style-name="T1">strīhetor api candramāstribhuvane dhiktāṃ gataś cāmaro|</text:span></text:p>
      <text:p text:style-name="Standard"><text:span text:style-name="T1"><text:s text:c="3"/></text:span></text:p>
      <text:p text:style-name="Standard"><text:span text:style-name="T1">daṇḍakṣo hatarāṣṭrapaurasahitaḥ kiṃ bhūya vakṣyāmy aham||22-58||</text:span></text:p>
      <text:p text:style-name="P1"/>
      <text:p text:style-name="Standard"><text:span text:style-name="T1">janamejaya uvāca| </text:span></text:p>
      <text:p text:style-name="P1"/>
      <text:p text:style-name="Standard"><text:span text:style-name="T1">vipro kīdṛśalakṣaṇaṃ bhavati bho kīdṛg muniś cocyate</text:span></text:p>
      <text:p text:style-name="Standard"><text:span text:style-name="T1"><text:s text:c="2"/></text:span></text:p>
      <text:p text:style-name="Standard"><text:span text:style-name="T1">kenārthena bhaveta bhikṣu bhagavan nighnanti ko vā dvija|</text:span></text:p>
      <text:p text:style-name="Standard"><text:span text:style-name="T1">kenārthena bhaved dvijendra bhagavān jñeyaḥ parivrājakaḥ</text:span></text:p>
      <text:p text:style-name="Standard"><text:span text:style-name="T1"><text:s text:c="3"/></text:span></text:p>
      <text:p text:style-name="Standard"><text:span text:style-name="T1">! jñeyāḥ kim ṛṣayaś ca lakṣaṇamuner icchāmi jñātuṃ punaḥ||22-59||</text:span></text:p>
      <text:p text:style-name="P1"/>
      <text:p text:style-name="Standard"><text:span text:style-name="T1">vaiśampāyana uvāca| </text:span></text:p>
      <text:p text:style-name="P1"/>
      <text:p text:style-name="Standard"><text:span text:style-name="T1">satyaṃ śaucam ahiṃsatā damaśamau bhūtānukampī sadā</text:span></text:p>
      <text:p text:style-name="Standard"><text:span text:style-name="T1"><text:s text:c="2"/></text:span></text:p>
      <text:p text:style-name="Standard"><text:span text:style-name="T1">ātmā rāmajito svadharmanirataḥ sattvastha nityaṃ manaḥ|</text:span></text:p>
      <text:p text:style-name="Standard"><text:span text:style-name="T1">kāmakrodhayamasvadāranirataḥ saṃtyajya lobhaḥ śanaiḥ</text:span></text:p>
      <text:p text:style-name="Standard"><text:span text:style-name="T1"><text:s text:c="3"/></text:span></text:p>
      <text:p text:style-name="Standard"><text:span text:style-name="T1">evaṃ yaḥ kurute dvijātisuvaraḥ śūdro 'pi yaḥ saṃyamī||22-60||</text:span></text:p>
      <text:p text:style-name="P1"/>
      <text:p text:style-name="P1"/>
      <text:p text:style-name="Standard"><text:span text:style-name="T1">tasmāc chadmakavarjitaḥ sa bhagavān saṃsārabhībhidyakaḥ</text:span></text:p>
      <text:p text:style-name="Standard"><text:span text:style-name="T1"><text:s text:c="2"/></text:span></text:p>
      <text:p text:style-name="Standard"><text:span text:style-name="T1">yat tat sthānaparaṃ vrajanti puruṣāḥ tasmāt parivrājakaḥ|</text:span></text:p>
      <text:p text:style-name="Standard"><text:span text:style-name="T1">granthi dārasutaṃ dhanaṃś ca virati nirgranthika socyate</text:span></text:p>
      <text:p text:style-name="Standard"><text:span text:style-name="T1"><text:s text:c="3"/></text:span></text:p>
      <text:p text:style-name="Standard"><text:span text:style-name="T1">ramyante ṛṣirāśrame dhṛtimanas tasmād ṛṣiḥ socyate||22-61||</text:span></text:p>
      <text:p text:style-name="P1"/>
      <text:p text:style-name="P1"/>
      <text:p text:style-name="Standard"><text:span text:style-name="T1">kāyavāṅmanadaṇḍatatparataras te daṇḍikarūcyate</text:span></text:p>
      <text:p text:style-name="Standard"><text:span text:style-name="T1"><text:s text:c="2"/></text:span></text:p>
      <text:p text:style-name="Standard"><text:span text:style-name="T1">saddharmaśravaṇaṃ vadanti śravaṇaḥ saddharmabrahmākṣaraḥ|</text:span></text:p>
      <text:p text:style-name="Standard"><text:span text:style-name="T1">pāśaprakṣipataṃ paśutvasakalaṃ pāśūpatās te smṛtāḥ</text:span></text:p>
      <text:p text:style-name="Standard"><text:span text:style-name="T1"><text:s text:c="3"/></text:span></text:p>
      <text:p text:style-name="Standard"><text:span text:style-name="T1">vipre pāśupatādibhikṣusakalaṃ pṛṣṭo 'smy ahaṃ lakṣaṇam||22-62||</text:span></text:p>
      <text:p text:style-name="P1"/>
      <text:p text:style-name="P1"/>
      <text:p text:style-name="Standard"><text:soft-page-break/><text:span text:style-name="T1">sarvaṃ tat kathito 'si lakṣaṇa mayā sandhiśvanirnāśanam</text:span></text:p>
      <text:p text:style-name="Standard"><text:span text:style-name="T1"><text:s text:c="2"/></text:span></text:p>
      <text:p text:style-name="Standard"><text:span text:style-name="T1">prajñāsaṃgrahaśītavardhanaparaṃ saṃsāranirmūlanam|</text:span></text:p>
      <text:p text:style-name="Standard"><text:span text:style-name="T1"><text:s/></text:span></text:p>
      <text:p text:style-name="Standard"><text:span text:style-name="T1"><text:s text:c="3"/></text:span></text:p>
      <text:p text:style-name="Standard"><text:span text:style-name="T1">etaj jñānaparaṃ prabodham atulaṃ nityaṃ śivaṃ dhāryate||22-63||</text:span></text:p>
      <text:p text:style-name="Standard"><text:span text:style-name="T1">&lt;TEXT&gt; </text:span></text:p>
      <text:p text:style-name="Standard"><text:span text:style-name="T1">||iti vṛṣasārasaṃgrahe dvāviṃśatitamo 'dhyāyaḥ||</text:span></text:p>
      <text:p text:style-name="P1"/>
      <text:p text:style-name="Standard"><text:span text:style-name="T1">*** 23 ***</text:span></text:p>
      <text:p text:style-name="Standard"><text:span text:style-name="T1"><text:s/>23 nidrotpattiḥ </text:span></text:p>
      <text:p text:style-name="Standard"><text:span text:style-name="T1">janamejaya uvāca| </text:span></text:p>
      <text:p text:style-name="Standard"><text:span text:style-name="T1">devānāṃ dānavānāṃ ca uttarāraṇim eva ca| <text:s text:c="7"/></text:span><text:span text:style-name="T1"><text:note text:id="ftn1950" text:note-class="footnote"><text:note-citation>1950</text:note-citation><text:note-body><text:p text:style-name="Footnote">) 1ab <text:span text:style-name="T2">dānavānāṃ ca uttarāraṇim eva] </text:span><text:s text:c="2"/>NaEd; <text:s text:c="30"/>dāÃ—Ã—Ã—Ã—Ã—Ã—Ã—ṇim eva Ca</text:p></text:note-body></text:note></text:span></text:p>
      <text:p text:style-name="Standard"><text:span text:style-name="T1">vidviṣanti ca te 'nyonyaṃ kāraṇaṃ tasya kīrtaya||23-1|| <text:s text:c="7"/></text:span><text:span text:style-name="T1"><text:note text:id="ftn1951" text:note-class="footnote"><text:note-citation>1951</text:note-citation><text:note-body><text:p text:style-name="Footnote">) 1d <text:span text:style-name="T2">tasya] </text:span><text:s text:c="2"/>CaEd; tasya Na</text:p></text:note-body></text:note></text:span></text:p>
      <text:p text:style-name="Standard"><text:span text:style-name="T1">vaiśampāyana uvāca| </text:span></text:p>
      <text:p text:style-name="Standard"><text:span text:style-name="T1">pāpapuṇyasvabhāvābhyāṃ devadaityasya bhūpate|</text:span></text:p>
      <text:p text:style-name="Standard"><text:span text:style-name="T1">dharmapakṣasmṛto devo dānavo 'dharmapakṣataḥ||23-2|| <text:s text:c="7"/></text:span><text:span text:style-name="T1"><text:note text:id="ftn1952" text:note-class="footnote"><text:note-citation>1952</text:note-citation><text:note-body><text:p text:style-name="Footnote">) 2c <text:span text:style-name="T2">dharmapakṣa°] </text:span><text:s text:c="2"/>Na; dharme pakṣaḥ Ca, <text:s text:c="41"/>dharmapakṣaḥ Ed â€¢ <text:s text:c="16"/><text:span text:style-name="T2">devo] </text:span><text:s text:c="2"/>CaNa; devā Ed</text:p></text:note-body></text:note></text:span><text:span text:style-name="T1"><text:s text:c="8"/></text:span><text:span text:style-name="T1"><text:note text:id="ftn1953" text:note-class="footnote"><text:note-citation>1953</text:note-citation><text:note-body><text:p text:style-name="Footnote">) 2d <text:span text:style-name="T2">'dharma°] </text:span><text:s text:c="2"/>Ed; darppa° Ca, darpa° Na</text:p></text:note-body></text:note></text:span></text:p>
      <text:p text:style-name="Standard"><text:span text:style-name="T1">hetunā tena rājendra anyonyaṃ vidviṣanti te|</text:span></text:p>
      <text:p text:style-name="Standard"><text:span text:style-name="T1">devadveṣṭāsurāḥ sarve vibudhāś cāsuradviṣaḥ||23-3|| <text:s text:c="7"/></text:span><text:span text:style-name="T1"><text:note text:id="ftn1954" text:note-class="footnote"><text:note-citation>1954</text:note-citation><text:note-body><text:p text:style-name="Footnote">) 3c <text:span text:style-name="T2">devadveṣṭāsurāḥ sarve] </text:span><text:s text:c="2"/><text:span text:style-name="T3">eme. </text:span>&lt;/i&gt;; <text:s text:c="21"/>devadveṣṭāsuraḥ sarveNaEd, <text:s text:c="22"/>devadveṣṭāsuras Ã—Ã— Ca</text:p></text:note-body></text:note></text:span><text:span text:style-name="T1"><text:s text:c="8"/></text:span><text:span text:style-name="T1"><text:note text:id="ftn1955" text:note-class="footnote"><text:note-citation>1955</text:note-citation><text:note-body><text:p text:style-name="Footnote">) 3d <text:span text:style-name="T2">vibudhāś] </text:span><text:s text:c="2"/>NaEd; Ã—Ã—dhāś Ca</text:p></text:note-body></text:note></text:span></text:p>
      <text:p text:style-name="P1"/>
      <text:p text:style-name="Standard"><text:span text:style-name="T1">dharmādharmavipakṣatāṃ śṛṇu parāṃ bhūtānukampodayām <text:s text:c="7"/></text:span><text:span text:style-name="T1"><text:note text:id="ftn1956" text:note-class="footnote"><text:note-citation>1956</text:note-citation><text:note-body><text:p text:style-name="Footnote">) 4a <text:span text:style-name="T2">°vipakṣatāṃ] </text:span><text:s text:c="2"/>Ed; °vivakṣatāṃ CaNa â€¢ <text:s text:c="16"/><text:span text:style-name="T2">°kampodayām] </text:span><text:s text:c="2"/>CaNa; °kampādayām Ed</text:p></text:note-body></text:note></text:span></text:p>
      <text:p text:style-name="Standard"><text:span text:style-name="T1"><text:s text:c="2"/></text:span></text:p>
      <text:p text:style-name="Standard"><text:span text:style-name="T1">satyaṃ śaucam ahiṃsatā damaśamo nirmānam īrṣyāruṣā| <text:s text:c="7"/></text:span><text:span text:style-name="T1"><text:note text:id="ftn1957" text:note-class="footnote"><text:note-citation>1957</text:note-citation><text:note-body><text:p text:style-name="Footnote">) 4b <text:span text:style-name="T2">īrṣā°] </text:span><text:s text:c="2"/>CaNa; īrṣyā° Ed</text:p></text:note-body></text:note></text:span></text:p>
      <text:p text:style-name="Standard"><text:span text:style-name="T1">tṛṣṇālobharatasya kāmaviṣayaḥ sarvendriyāṇāṃ jayaḥ</text:span></text:p>
      <text:p text:style-name="Standard"><text:span text:style-name="T1"><text:s text:c="3"/></text:span></text:p>
      <text:p text:style-name="Standard"><text:span text:style-name="T1">ādhyātmeṣu ratiḥ prasannamanaso nirdvandvasarvālayaḥ||23-4||</text:span></text:p>
      <text:p text:style-name="Standard"><text:span text:style-name="T1"><text:s text:c="8"/></text:span><text:span text:style-name="T1"><text:note text:id="ftn1958" text:note-class="footnote"><text:note-citation>1958</text:note-citation><text:note-body><text:p text:style-name="Footnote">) 4d <text:span text:style-name="T2">prasannamanaso nirdvandva°] </text:span><text:s text:c="2"/>NaEd; <text:s text:c="24"/>prasannaÃ—Ã—Ã—Ã—Ã— Ca</text:p></text:note-body></text:note></text:span></text:p>
      <text:p text:style-name="P1"/>
      <text:p text:style-name="Standard"><text:span text:style-name="T1">pāpopekṣaṇaśaśvapuṇyamudito dīneṣu kāruṇyatā <text:s text:c="7"/></text:span><text:span text:style-name="T1"><text:note text:id="ftn1959" text:note-class="footnote"><text:note-citation>1959</text:note-citation><text:note-body><text:p text:style-name="Footnote">) 5a <text:span text:style-name="T2">pāpo°] </text:span><text:s text:c="2"/>CaNa; pāpā° Ed â€¢ <text:s text:c="15"/><text:span text:style-name="T2">°śaśva°] </text:span><text:s text:c="2"/>CaNa; °śaśca° Ed</text:p></text:note-body></text:note></text:span></text:p>
      <text:p text:style-name="Standard"><text:span text:style-name="T1"><text:s text:c="2"/></text:span></text:p>
      <text:p text:style-name="Standard"><text:span text:style-name="T1">dānaṃ śīladhṛtikṣamājapatapaḥ svādhyāyamaune ratiḥ|</text:span></text:p>
      <text:p text:style-name="Standard"><text:span text:style-name="T1">yogābhyāsaratir divaukasagaṇe jñāne ca sāṃkhye tathā <text:s text:c="7"/></text:span><text:span text:style-name="T1"><text:note text:id="ftn1960" text:note-class="footnote"><text:note-citation>1960</text:note-citation><text:note-body><text:p text:style-name="Footnote">) 5c <text:span text:style-name="T2">yogābhyāsaratir divaukasa°] </text:span><text:s text:c="2"/>Ca; <text:s text:c="23"/>yogābhyāsaratidivaukasa° Na(&lt;i&gt;unmetrical&lt;/i&gt;), <text:s text:c="17"/>yogabhyāsaratidivaikasa° Ed(&lt;i&gt;unmetrical&lt;/i&gt;)</text:p></text:note-body></text:note></text:span></text:p>
      <text:p text:style-name="Standard"><text:span text:style-name="T1"><text:s text:c="3"/></text:span></text:p>
      <text:p text:style-name="Standard"><text:span text:style-name="T1">akrodhārjavatejayajñam abhayaṃ saṃtoṣa adrohatā||23-5||</text:span></text:p>
      <text:p text:style-name="Standard"><text:span text:style-name="T1"><text:s text:c="8"/></text:span><text:span text:style-name="T1"><text:note text:id="ftn1961" text:note-class="footnote"><text:note-citation>1961</text:note-citation><text:note-body><text:p text:style-name="Footnote">) 5d <text:span text:style-name="T2">°bhayaṃ] </text:span><text:s text:c="2"/>Ed; °bhayas Ca, °bhayaḥ Na</text:p></text:note-body></text:note></text:span></text:p>
      <text:p text:style-name="P1"><text:soft-page-break/></text:p>
      <text:p text:style-name="Standard"><text:span text:style-name="T1">tyāgo mārdavahrīr acāpalaratir nyāsābhimāno grahāt <text:s text:c="7"/></text:span><text:span text:style-name="T1"><text:note text:id="ftn1962" text:note-class="footnote"><text:note-citation>1962</text:note-citation><text:note-body><text:p text:style-name="Footnote">) 6a <text:span text:style-name="T2">°hrīr acāpalaratinyāsā°] </text:span><text:s text:c="2"/>NaEd; <text:s text:c="23"/>hrīÃ—Ã—Ã—Ã—ratir nyāsā° Ca</text:p></text:note-body></text:note></text:span></text:p>
      <text:p text:style-name="Standard"><text:span text:style-name="T1"><text:s text:c="2"/></text:span></text:p>
      <text:p text:style-name="Standard"><text:span text:style-name="T1">maitrībhāvasadārapaiśunamatir brāhmaṇyaśraddhānvitaḥ| <text:s text:c="7"/></text:span><text:span text:style-name="T1"><text:note text:id="ftn1963" text:note-class="footnote"><text:note-citation>1963</text:note-citation><text:note-body><text:p text:style-name="Footnote">) 6b <text:span text:style-name="T2">°nvitaḥ] </text:span><text:s text:c="2"/>Na; °nvitā CaEd</text:p></text:note-body></text:note></text:span></text:p>
      <text:p text:style-name="Standard"><text:span text:style-name="T1">etācāra sadā narendra vibudhāḥ saṃkṣepataḥ kīrtitāḥ <text:s text:c="7"/></text:span><text:span text:style-name="T1"><text:note text:id="ftn1964" text:note-class="footnote"><text:note-citation>1964</text:note-citation><text:note-body><text:p text:style-name="Footnote">) 6c <text:span text:style-name="T2">kīrtitāḥ] </text:span><text:s text:c="2"/>CaNa; kīrtitaḥ Ed</text:p></text:note-body></text:note></text:span></text:p>
      <text:p text:style-name="Standard"><text:span text:style-name="T1"><text:s text:c="3"/></text:span></text:p>
      <text:p text:style-name="Standard"><text:span text:style-name="T1">daityānāṃ śṛṇu kīrtaye svavahito 'sambhāvya teṣāṃ nijam||23-6||</text:span></text:p>
      <text:p text:style-name="Standard"><text:span text:style-name="T1"><text:s text:c="8"/></text:span><text:span text:style-name="T1"><text:note text:id="ftn1965" text:note-class="footnote"><text:note-citation>1965</text:note-citation><text:note-body><text:p text:style-name="Footnote">) 6d <text:span text:style-name="T2">daityānāṃ] </text:span><text:s text:c="2"/>NaEd; daityānā Ca â€¢ <text:s text:c="16"/><text:span text:style-name="T2">kīrtaye] </text:span><text:s text:c="2"/>CaEd; kīrtaya Na â€¢ <text:s text:c="16"/><text:span text:style-name="T2">svavahito] </text:span><text:s text:c="2"/>Ca; svavahisaṃ Na, <text:s text:c="40"/>tv avahito Ed â€¢ <text:s text:c="16"/><text:span text:style-name="T2">nijam] </text:span><text:s text:c="2"/>CaEd; nijaḥ Na</text:p></text:note-body></text:note></text:span></text:p>
      <text:p text:style-name="P1"/>
      <text:p text:style-name="Standard"><text:span text:style-name="T1">daityāḥ pāparatisvabhāvacapalā nirlajjadarpālasāḥ <text:s text:c="7"/></text:span><text:span text:style-name="T1"><text:note text:id="ftn1966" text:note-class="footnote"><text:note-citation>1966</text:note-citation><text:note-body><text:p text:style-name="Footnote">) 7a <text:span text:style-name="T2">daityāḥ] </text:span><text:s text:c="2"/>Ca; daityā NaEd</text:p></text:note-body></text:note></text:span></text:p>
      <text:p text:style-name="Standard"><text:span text:style-name="T1"><text:s text:c="2"/></text:span></text:p>
      <text:p text:style-name="Standard"><text:span text:style-name="T1">kāmakrodhavaśāḥ suduṣṭamanasas tṛṣṇādhikā nirdayāḥ| <text:s text:c="7"/></text:span><text:span text:style-name="T1"><text:note text:id="ftn1967" text:note-class="footnote"><text:note-citation>1967</text:note-citation><text:note-body><text:p text:style-name="Footnote">) 7b <text:span text:style-name="T2">kāmakrodhavaśāḥ] </text:span><text:s text:c="2"/>NaEd; *Ã—Ã—Ã—Ã—śās Ca</text:p></text:note-body></text:note></text:span></text:p>
      <text:p text:style-name="Standard"><text:span text:style-name="T1">śaucācāravivarjitā gurugirānnānitya kuryuḥ kriyāḥ</text:span></text:p>
      <text:p text:style-name="Standard"><text:span text:style-name="T1"><text:s text:c="3"/></text:span></text:p>
      <text:p text:style-name="Standard"><text:span text:style-name="T1">jīvākarṣaṇajīvanaḥ pratidinaṃ mohāndharāgānvitāḥ||23-7||</text:span></text:p>
      <text:p text:style-name="Standard"><text:span text:style-name="T1"><text:s text:c="8"/></text:span><text:span text:style-name="T1"><text:note text:id="ftn1968" text:note-class="footnote"><text:note-citation>1968</text:note-citation><text:note-body><text:p text:style-name="Footnote">) 7d <text:span text:style-name="T2">jīvākarṣaṇa°] </text:span><text:s text:c="2"/>CaNa; naivākarṣaṇa° Ed</text:p></text:note-body></text:note></text:span></text:p>
      <text:p text:style-name="P1"/>
      <text:p text:style-name="Standard"><text:span text:style-name="T1">nidrā nitya divā prasaktam aśuciḥ sūryodaye supyate</text:span></text:p>
      <text:p text:style-name="Standard"><text:span text:style-name="T1"><text:s text:c="2"/></text:span></text:p>
      <text:p text:style-name="Standard"><text:span text:style-name="T1">āśāpāśaśatair nibaddhahṛdayo hṛtvā parasvaṃ punaḥ| <text:s text:c="7"/></text:span><text:span text:style-name="T1"><text:note text:id="ftn1969" text:note-class="footnote"><text:note-citation>1969</text:note-citation><text:note-body><text:p text:style-name="Footnote">) 8b <text:span text:style-name="T2">hṛtvā parasvaṃ punaḥ] </text:span><text:s text:c="2"/>NaEd; <text:s text:c="32"/>hṛÃ—Ã—Ã—Ã—Ã—naḥ Ca</text:p></text:note-body></text:note></text:span></text:p>
      <text:p text:style-name="Standard"><text:span text:style-name="T1">mātsaryāt parapākabhedanirato mūlasya duṣpūratā <text:s text:c="7"/></text:span><text:span text:style-name="T1"><text:note text:id="ftn1970" text:note-class="footnote"><text:note-citation>1970</text:note-citation><text:note-body><text:p text:style-name="Footnote">) 8c <text:span text:style-name="T2">mātsaryā] </text:span><text:s text:c="2"/>CaNa; māṃsaryā° Ed</text:p></text:note-body></text:note></text:span></text:p>
      <text:p text:style-name="Standard"><text:span text:style-name="T1"><text:s text:c="3"/></text:span></text:p>
      <text:p text:style-name="Standard"><text:span text:style-name="T1">! nāstīkatvaparāṅganāsvabhirata utkocakāmaḥ sadā||23-8||</text:span></text:p>
      <text:p text:style-name="Standard"><text:span text:style-name="T1"><text:s text:c="8"/></text:span><text:span text:style-name="T1"><text:note text:id="ftn1971" text:note-class="footnote"><text:note-citation>1971</text:note-citation><text:note-body><text:p text:style-name="Footnote">) 8d <text:span text:style-name="T2">°parāṅganāsvabhirata] </text:span><text:s text:c="2"/>Ca; <text:s text:c="31"/>°parāṅganās tv abhirata Na, <text:s text:c="31"/>°parāṅganāpy abhirato Ed â€¢ <text:s text:c="16"/><text:span text:style-name="T2">utkoca°] </text:span><text:s text:c="2"/>CaNa; uktā ca Ed</text:p></text:note-body></text:note></text:span></text:p>
      <text:p text:style-name="P1"/>
      <text:p text:style-name="Standard"><text:span text:style-name="T1">devabrāhmaṇa vidviṣanti satataṃ lobhāc ca kāryakriyā</text:span></text:p>
      <text:p text:style-name="Standard"><text:span text:style-name="T1"><text:s text:c="2"/></text:span></text:p>
      <text:p text:style-name="Standard"><text:span text:style-name="T1">dharmaṃ dūṣayate ca mūḍhamanasā āryaṃ ca tīrthaṃ tathā|</text:span></text:p>
      <text:p text:style-name="Standard"><text:span text:style-name="T1">hantavyāny ahatāś ca manyabahavo visphūrjitam adruvan <text:s text:c="7"/></text:span><text:span text:style-name="T1"><text:note text:id="ftn1972" text:note-class="footnote"><text:note-citation>1972</text:note-citation><text:note-body><text:p text:style-name="Footnote">) 9c <text:span text:style-name="T2">°hatāś] </text:span><text:s text:c="2"/>Ca; °hatāṃś Na, °hatāṃ Ed â€¢ <text:s text:c="16"/><text:span text:style-name="T2">manya°] </text:span><text:s text:c="2"/>CaNa; yanya Ed â€¢ <text:s text:c="16"/><text:span text:style-name="T2">visphūrjitam adruvan] </text:span><text:s text:c="2"/>Na; <text:s text:c="39"/>visphurjjite nakravat Ed, <text:s text:c="40"/>viÃ—Ã—Ã—Ã—druvan Ca</text:p></text:note-body></text:note></text:span></text:p>
      <text:p text:style-name="Standard"><text:span text:style-name="T1"><text:s text:c="3"/></text:span></text:p>
      <text:p text:style-name="Standard"><text:span text:style-name="T1">daityānāṃ kathitaṃ ca cihna katicit sadbhāvataḥ kīrtitam||23-9||</text:span></text:p>
      <text:p text:style-name="Standard"><text:span text:style-name="T1"><text:s text:c="8"/></text:span><text:span text:style-name="T1"><text:note text:id="ftn1973" text:note-class="footnote"><text:note-citation>1973</text:note-citation><text:note-body><text:p text:style-name="Footnote">) 9d <text:span text:style-name="T2">kathitaṃ] </text:span><text:s text:c="2"/>CaNa; kathitaś Ed</text:p></text:note-body></text:note></text:span></text:p>
      <text:p text:style-name="P1"/>
      <text:p text:style-name="Standard"><text:span text:style-name="T1">martyeṣv eva narendra mānuṣam abhūd devāsurāṇāṃ nṛpaḥ</text:span></text:p>
      <text:p text:style-name="Standard"><text:span text:style-name="T1"><text:s text:c="2"/></text:span></text:p>
      <text:p text:style-name="Standard"><text:soft-page-break/><text:span text:style-name="T1">yo yaṃ proktaḥ svabhāvatām ubhayato mānuṣyaloke tathā| <text:s text:c="7"/></text:span><text:span text:style-name="T1"><text:note text:id="ftn1974" text:note-class="footnote"><text:note-citation>1974</text:note-citation><text:note-body><text:p text:style-name="Footnote">) 10b <text:span text:style-name="T2">°loke] </text:span><text:s text:c="2"/>CaNa; °lokan Ed</text:p></text:note-body></text:note></text:span></text:p>
      <text:p text:style-name="Standard"><text:span text:style-name="T1">yan me pṛcchitavān narendra kathitaṃ yat tvaṃ purā gopitam <text:s text:c="7"/></text:span><text:span text:style-name="T1"><text:note text:id="ftn1975" text:note-class="footnote"><text:note-citation>1975</text:note-citation><text:note-body><text:p text:style-name="Footnote">) 10c <text:span text:style-name="T2">pṛcchitavān] </text:span><text:s text:c="2"/>NaEd; pṛcchitavā Ca</text:p></text:note-body></text:note></text:span></text:p>
      <text:p text:style-name="Standard"><text:span text:style-name="T1"><text:s text:c="3"/></text:span></text:p>
      <text:p text:style-name="Standard"><text:span text:style-name="T1">vidveṣobhayakāraṇaṃ narapate kiṃ bhūya vakṣyāmy aham||23-10||</text:span></text:p>
      <text:p text:style-name="Standard"><text:span text:style-name="T1"><text:s text:c="8"/></text:span><text:span text:style-name="T1"><text:note text:id="ftn1976" text:note-class="footnote"><text:note-citation>1976</text:note-citation><text:note-body><text:p text:style-name="Footnote">) 10d <text:span text:style-name="T2">vidveṣobhayakāraṇaṃ narapate kiṃ] </text:span><text:s text:c="2"/>NaEd; <text:s text:c="32"/>vidveṣobhayaÃ—Ã—Ã—Ã—Ã—pate ki Ca</text:p></text:note-body></text:note></text:span></text:p>
      <text:p text:style-name="Standard"><text:span text:style-name="T1">janamejaya uvāca| </text:span></text:p>
      <text:p text:style-name="Standard"><text:span text:style-name="T1">asti kautūhalaṃ cānyaṃ pṛcchāmi tvāṃ dvijottama| <text:s text:c="7"/></text:span><text:span text:style-name="T1"><text:note text:id="ftn1977" text:note-class="footnote"><text:note-citation>1977</text:note-citation><text:note-body><text:p text:style-name="Footnote">) 11a <text:span text:style-name="T2">kautūhalaṃ] </text:span><text:s text:c="2"/>CaNa; kautuhalaṃś Ed</text:p></text:note-body></text:note></text:span></text:p>
      <text:p text:style-name="Standard"><text:span text:style-name="T1">kathaṃ nidrā samutpannā sarvabhūtavimohanī||23-11|| <text:s text:c="7"/></text:span><text:span text:style-name="T1"><text:note text:id="ftn1978" text:note-class="footnote"><text:note-citation>1978</text:note-citation><text:note-body><text:p text:style-name="Footnote">) 11d <text:span text:style-name="T2">°mohanī] </text:span><text:s text:c="2"/>Ca&lt;corr&gt;pc&lt;/corr&gt;NaEd; °mohinī Ca&lt;corr&gt;ac&lt;/corr&gt;</text:p></text:note-body></text:note></text:span></text:p>
      <text:p text:style-name="Standard"><text:span text:style-name="T1">rātrau prajāyate kasmād divā kasmān na jāyate|</text:span></text:p>
      <text:p text:style-name="Standard"><text:span text:style-name="T1">kasmāc ca kurute jantor nidrā netrapramīlanam| <text:s text:c="7"/></text:span><text:span text:style-name="T1"><text:note text:id="ftn1979" text:note-class="footnote"><text:note-citation>1979</text:note-citation><text:note-body><text:p text:style-name="Footnote">) 12c <text:span text:style-name="T2">jantor] </text:span><text:s text:c="2"/>CaNa; janto Ed</text:p></text:note-body></text:note></text:span></text:p>
      <text:p text:style-name="Standard"><text:span text:style-name="T1">etan me saṃśayaṃ chindhi sarvajño 'si dvijottama|| <text:s text:c="7"/></text:span><text:span text:style-name="T1"><text:note text:id="ftn1980" text:note-class="footnote"><text:note-citation>1980</text:note-citation><text:note-body><text:p text:style-name="Footnote">) 12f <text:span text:style-name="T2">sarvajño 'si] </text:span><text:s text:c="2"/>NaEd; Ã—Ã—Ã—Ã— Ca</text:p></text:note-body></text:note></text:span></text:p>
      <text:p text:style-name="Standard"><text:span text:style-name="T1">vaiśampāyana uvāca| </text:span></text:p>
      <text:p text:style-name="Standard"><text:span text:style-name="T1">devī hy eṣā mahābhāgā nidrā netrāśrayā nṛṇām| <text:s text:c="7"/></text:span><text:span text:style-name="T1"><text:note text:id="ftn1981" text:note-class="footnote"><text:note-citation>1981</text:note-citation><text:note-body><text:p text:style-name="Footnote">) 13b <text:span text:style-name="T2">°śrayā] </text:span><text:s text:c="2"/>CaNa; °śrayo Ed</text:p></text:note-body></text:note></text:span></text:p>
      <text:p text:style-name="Standard"><text:span text:style-name="T1">tasyā vaśaṃ gataṃ sarvaṃ jagatsthāvarajaṅgamam||23-13||</text:span></text:p>
      <text:p text:style-name="Standard"><text:span text:style-name="T1">sadevadānavagaṇā gandharvoragarākṣasāḥ| <text:s text:c="7"/></text:span><text:span text:style-name="T1"><text:note text:id="ftn1982" text:note-class="footnote"><text:note-citation>1982</text:note-citation><text:note-body><text:p text:style-name="Footnote">) 14a <text:span text:style-name="T2">°dānava°] </text:span><text:s text:c="2"/>CaEd; °dānavā° Na</text:p></text:note-body></text:note></text:span></text:p>
      <text:p text:style-name="Standard"><text:span text:style-name="T1">yakṣabhūtapiśācāś ca paśupakṣisarīsṛpāḥ||23-14|| <text:s text:c="7"/></text:span><text:span text:style-name="T1"><text:note text:id="ftn1983" text:note-class="footnote"><text:note-citation>1983</text:note-citation><text:note-body><text:p text:style-name="Footnote">) 14d <text:span text:style-name="T2">°sarīsṛpāḥ] </text:span><text:s text:c="2"/>CaNa; °śarīsṛpaḥ Ed</text:p></text:note-body></text:note></text:span></text:p>
      <text:p text:style-name="Standard"><text:span text:style-name="T1">guhyakāś ca mṛgā nāgā kiṃnarā jalajoragāḥ| <text:s text:c="7"/></text:span><text:span text:style-name="T1"><text:note text:id="ftn1984" text:note-class="footnote"><text:note-citation>1984</text:note-citation><text:note-body><text:p text:style-name="Footnote">) 15a <text:span text:style-name="T2">guhyakāś ca] </text:span><text:s text:c="2"/><text:span text:style-name="T3">eme. </text:span>&lt;/i&gt;; <text:s text:c="32"/>guhyakaś ca Ed, <text:s text:c="32"/>guhyavastra° CaNa â€¢ <text:s text:c="16"/><text:span text:style-name="T2">nāgāḥ] </text:span><text:s text:c="2"/>CaNa; nāgā Ed</text:p></text:note-body></text:note></text:span><text:span text:style-name="T1"><text:s text:c="8"/></text:span><text:span text:style-name="T1"><text:note text:id="ftn1985" text:note-class="footnote"><text:note-citation>1985</text:note-citation><text:note-body><text:p text:style-name="Footnote">) 15b <text:span text:style-name="T2">kiṃnarā jalajoragāḥ] </text:span><text:s text:c="2"/><text:span text:style-name="T3">eme. </text:span>&lt;/i&gt;; <text:s text:c="23"/>kiṃnarā jalajā nagāḥ NaEd; <text:s text:c="23"/>kinnaÃ—Ã—Ã—Ã—Ã—gāḥ Ca</text:p></text:note-body></text:note></text:span></text:p>
      <text:p text:style-name="Standard"><text:span text:style-name="T1">nidrāvaśagatāḥ sarve pāpmanā tv abhilaṅghitāḥ||23-15||</text:span></text:p>
      <text:p text:style-name="Standard"><text:span text:style-name="T1">devadānavakarmānte tasminn amṛtasambhave| <text:s text:c="7"/></text:span><text:span text:style-name="T1"><text:note text:id="ftn1986" text:note-class="footnote"><text:note-citation>1986</text:note-citation><text:note-body><text:p text:style-name="Footnote">) 16a <text:span text:style-name="T2">°karmānte] </text:span><text:s text:c="2"/>CaNa; °karmāt te Ed</text:p></text:note-body></text:note></text:span><text:span text:style-name="T1"><text:s text:c="8"/></text:span><text:span text:style-name="T1"><text:note text:id="ftn1987" text:note-class="footnote"><text:note-citation>1987</text:note-citation><text:note-body><text:p text:style-name="Footnote">) 16b <text:span text:style-name="T2">°mṛta°] </text:span><text:s text:c="2"/>CaNa; °nṛta° Ed</text:p></text:note-body></text:note></text:span></text:p>
      <text:p text:style-name="Standard"><text:span text:style-name="T1">mandarotthāpane viṣṇur devāsurasamāgame||23-16|| <text:s text:c="7"/></text:span><text:span text:style-name="T1"><text:note text:id="ftn1988" text:note-class="footnote"><text:note-citation>1988</text:note-citation><text:note-body><text:p text:style-name="Footnote">) 16c <text:span text:style-name="T2">°tthāpane] </text:span><text:s text:c="2"/>Ed; °tpādane CaNa</text:p></text:note-body></text:note></text:span></text:p>
      <text:p text:style-name="Standard"><text:span text:style-name="T1">jāyate vigrahe tv eṣā kṛte hy amṛtamanthane|</text:span></text:p>
      <text:p text:style-name="Standard"><text:span text:style-name="T1">rajas tamaś cāsuraṃ vai sattvaṃ devakṛtaiḥ śubhaiḥ||23-17||</text:span></text:p>
      <text:p text:style-name="Standard"><text:span text:style-name="T1">tataḥ sattvamayī devī rajas tamanivāsinī| <text:s text:c="7"/></text:span><text:span text:style-name="T1"><text:note text:id="ftn1989" text:note-class="footnote"><text:note-citation>1989</text:note-citation><text:note-body><text:p text:style-name="Footnote">) 18ab <text:span text:style-name="T2">sattvamayī devī rajas tamasi vāsinī] </text:span><text:s text:c="2"/>Na; <text:s text:c="22"/>sattvamayī deÃ—Ã—Ã—Ã—masi vāsinī Ca, <text:s text:c="22"/>sattvamayī devī rajas tamanivāsinī Ed</text:p></text:note-body></text:note></text:span></text:p>
      <text:p text:style-name="Standard"><text:span text:style-name="T1">krodhajā vai sthitā madhye devadānavapakṣayoḥ||23-18||</text:span></text:p>
      <text:p text:style-name="Standard"><text:span text:style-name="T1">tām adbhutamayīṃ dṛṣṭvā vismitā devadānavāḥ| <text:s text:c="7"/></text:span><text:span text:style-name="T1"><text:note text:id="ftn1990" text:note-class="footnote"><text:note-citation>1990</text:note-citation><text:note-body><text:p text:style-name="Footnote">) 19a <text:span text:style-name="T2">°bhuta°] </text:span><text:s text:c="2"/>CaNa; °bhūta° Ed</text:p></text:note-body></text:note></text:span></text:p>
      <text:p text:style-name="Standard"><text:span text:style-name="T1">tasyāḥ prabhāvābhihatā dudruvas te diśo daśa||23-19|| <text:s text:c="7"/></text:span><text:span text:style-name="T1"><text:note text:id="ftn1991" text:note-class="footnote"><text:note-citation>1991</text:note-citation><text:note-body><text:p text:style-name="Footnote">) 19d <text:span text:style-name="T2">daśa] </text:span><text:s text:c="2"/>CaNa; daśaḥ Ed</text:p></text:note-body></text:note></text:span></text:p>
      <text:p text:style-name="Standard"><text:span text:style-name="T1">tatra pītāmbaradharo viṣṇur ekas tu tiṣṭhati| <text:s text:c="7"/></text:span><text:span text:style-name="T1"><text:note text:id="ftn1992" text:note-class="footnote"><text:note-citation>1992</text:note-citation><text:note-body><text:p text:style-name="Footnote">) 20a <text:span text:style-name="T2">pītā°] </text:span><text:s text:c="2"/>CaNa; pitā° Ed</text:p></text:note-body></text:note></text:span></text:p>
      <text:p text:style-name="Standard"><text:soft-page-break/><text:span text:style-name="T1">sābhigatvā viśālākṣī nārāyaṇam athābravīt||23-20|| <text:s text:c="7"/></text:span><text:span text:style-name="T1"><text:note text:id="ftn1993" text:note-class="footnote"><text:note-citation>1993</text:note-citation><text:note-body><text:p text:style-name="Footnote">) 20c <text:span text:style-name="T2">sābhi°] </text:span><text:s text:c="2"/>Ca;Na sobhi° Ed</text:p></text:note-body></text:note></text:span><text:span text:style-name="T1"><text:s text:c="8"/></text:span><text:span text:style-name="T1"><text:note text:id="ftn1994" text:note-class="footnote"><text:note-citation>1994</text:note-citation><text:note-body><text:p text:style-name="Footnote">) 20d <text:span text:style-name="T2">°bravīt] </text:span><text:s text:c="2"/>NaEd; °braÃ— Ca</text:p></text:note-body></text:note></text:span></text:p>
      <text:p text:style-name="Standard"><text:span text:style-name="T1">devadānavanāthas tvaṃ tvayi sarvaṃ pratiṣṭhitam| <text:s text:c="7"/></text:span><text:span text:style-name="T1"><text:note text:id="ftn1995" text:note-class="footnote"><text:note-citation>1995</text:note-citation><text:note-body><text:p text:style-name="Footnote">) 21a <text:span text:style-name="T2">deva°] </text:span><text:s text:c="2"/>NaEd; Ã—Ã— Ca</text:p></text:note-body></text:note></text:span><text:span text:style-name="T1"><text:s text:c="8"/></text:span><text:span text:style-name="T1"><text:note text:id="ftn1996" text:note-class="footnote"><text:note-citation>1996</text:note-citation><text:note-body><text:p text:style-name="Footnote">) 21b <text:span text:style-name="T2">sarvaṃ] </text:span><text:s text:c="2"/>CaNa; sarva° Ed</text:p></text:note-body></text:note></text:span></text:p>
      <text:p text:style-name="Standard"><text:span text:style-name="T1">dehi deva mamāvāsaṃ yatrāhaṃ nivase sukham||23-21||</text:span></text:p>
      <text:p text:style-name="Standard"><text:span text:style-name="T1">tato nārāyaṇas tuṣṭas tāṃ devīṃ pratyabhāṣata|</text:span></text:p>
      <text:p text:style-name="Standard"><text:span text:style-name="T1">śarīre mama vastavyaṃ viṣṇur enām athābravīt||23-22|| <text:s text:c="7"/></text:span><text:span text:style-name="T1"><text:note text:id="ftn1997" text:note-class="footnote"><text:note-citation>1997</text:note-citation><text:note-body><text:p text:style-name="Footnote">) 22c <text:span text:style-name="T2">vastavyaṃ] </text:span><text:s text:c="2"/>Ed; vāstavyam CaNa</text:p></text:note-body></text:note></text:span></text:p>
      <text:p text:style-name="Standard"><text:span text:style-name="T1">tatas tāṃ vaiṣṇavaṃ tejaḥ pāpmanā samatiṣṭhata| <text:s text:c="7"/></text:span><text:span text:style-name="T1"><text:note text:id="ftn1998" text:note-class="footnote"><text:note-citation>1998</text:note-citation><text:note-body><text:p text:style-name="Footnote">) 23a <text:span text:style-name="T2">vaiṣṇavaṃ] </text:span><text:s text:c="2"/>CaNa; viṣṇuvat Ed</text:p></text:note-body></text:note></text:span></text:p>
      <text:p text:style-name="Standard"><text:span text:style-name="T1">tataḥ śete sa vaikuṇṭhaḥ pāpmanā tv abhilaṅghitaḥ||23-23|| <text:s text:c="7"/></text:span><text:span text:style-name="T1"><text:note text:id="ftn1999" text:note-class="footnote"><text:note-citation>1999</text:note-citation><text:note-body><text:p text:style-name="Footnote">) 23d <text:span text:style-name="T2">pāpmanā tv abhilaṅghitaḥ] </text:span><text:s text:c="2"/>Na; <text:s text:c="31"/>pāpmanā tv abhilaṅghitāḥ Ed, <text:s text:c="31"/>pāpmaÃ—Ã—Ã—Ã—ghitaḥ Ca</text:p></text:note-body></text:note></text:span></text:p>
      <text:p text:style-name="Standard"><text:span text:style-name="T1">tasmin śayāne vitrastā devāsuragaṇās tathā| <text:s text:c="7"/></text:span><text:span text:style-name="T1"><text:note text:id="ftn2000" text:note-class="footnote"><text:note-citation>2000</text:note-citation><text:note-body><text:p text:style-name="Footnote">) 24a <text:span text:style-name="T2">tasmin] </text:span><text:s text:c="2"/>CaEd; tasmi Na</text:p></text:note-body></text:note></text:span></text:p>
      <text:p text:style-name="Standard"><text:span text:style-name="T1">ūcus te paramodvignāḥ śayānaṃ viṣṇum acyutam||23-24||</text:span></text:p>
      <text:p text:style-name="Standard"><text:span text:style-name="T1">trātāraṃ nābhigacchāma uttiṣṭhottiṣṭha keśava|</text:span></text:p>
      <text:p text:style-name="Standard"><text:span text:style-name="T1">tataḥ śaṅkhagadāpāṇir uttiṣṭhata mahābhujaḥ||23-25||</text:span></text:p>
      <text:p text:style-name="Standard"><text:span text:style-name="T1">utthitaś ca viśālākṣaḥ pāpmanā tasya pṛṣṭhataḥ| <text:s text:c="7"/></text:span><text:span text:style-name="T1"><text:note text:id="ftn2001" text:note-class="footnote"><text:note-citation>2001</text:note-citation><text:note-body><text:p text:style-name="Footnote">) 26a <text:span text:style-name="T2">utthita°] </text:span><text:s text:c="2"/>CaNa; uttiṣṭha° Ed â€¢ <text:s text:c="16"/><text:span text:style-name="T2">viśālākṣaḥ] </text:span><text:s text:c="2"/>CaNa; viśālākṣiḥ Ed</text:p></text:note-body></text:note></text:span></text:p>
      <text:p text:style-name="Standard"><text:span text:style-name="T1">tataḥ sā vigrahavatī sthitā nārāyaṇālaye||23-26|| <text:s text:c="7"/></text:span><text:span text:style-name="T1"><text:note text:id="ftn2002" text:note-class="footnote"><text:note-citation>2002</text:note-citation><text:note-body><text:p text:style-name="Footnote">) 26c <text:span text:style-name="T2">tataḥ sā vigrahavatī] </text:span><text:s text:c="2"/>NaEd; <text:s text:c="23"/>tataÃ—Ã—Ã—Ã—vatī Ca</text:p></text:note-body></text:note></text:span></text:p>
      <text:p text:style-name="Standard"><text:span text:style-name="T1">viṣṇur devāsuragaṇān idaṃ vacanam abravīt| <text:s text:c="7"/></text:span><text:span text:style-name="T1"><text:note text:id="ftn2003" text:note-class="footnote"><text:note-citation>2003</text:note-citation><text:note-body><text:p text:style-name="Footnote">) 27a <text:span text:style-name="T2">viṣṇur] </text:span><text:s text:c="2"/>CaEd; viṣṇu Na â€¢ <text:s text:c="15"/><text:span text:style-name="T2">°gaṇān] </text:span><text:s text:c="2"/>CaEd; °gaṇā Na</text:p></text:note-body></text:note></text:span></text:p>
      <text:p text:style-name="Standard"><text:span text:style-name="T1">asmākaṃ vai śarīreṣu iyaṃ pāpmā viniḥsṛtā||23-27|| <text:s text:c="7"/></text:span><text:span text:style-name="T1"><text:note text:id="ftn2004" text:note-class="footnote"><text:note-citation>2004</text:note-citation><text:note-body><text:p text:style-name="Footnote">) 27d <text:span text:style-name="T2">viniḥsṛtā] </text:span><text:s text:c="2"/><text:span text:style-name="T3">eme. </text:span>&lt;/i&gt;; vinisṛtā CaNaEd(&lt;i&gt;unmetrical&lt;/i&gt;)</text:p></text:note-body></text:note></text:span></text:p>
      <text:p text:style-name="Standard"><text:span text:style-name="T1">eṣābhisattvārasatā satyena bhaginī mama| <text:s text:c="7"/></text:span><text:span text:style-name="T1"><text:note text:id="ftn2005" text:note-class="footnote"><text:note-citation>2005</text:note-citation><text:note-body><text:p text:style-name="Footnote">) 28a <text:span text:style-name="T2">eṣābhisattvārasatā] </text:span><text:s text:c="2"/>Ca; <text:s text:c="23"/>eṣātisatvānasatā Na, <text:s text:c="23"/>eṣātisattvāmasatī Ed</text:p></text:note-body></text:note></text:span></text:p>
      <text:p text:style-name="Standard"><text:span text:style-name="T1">viśrutāṃ triṣu lokeṣu tāṃ pūjayatha māṃ yathā||23-28|| <text:s text:c="7"/></text:span><text:span text:style-name="T1"><text:note text:id="ftn2006" text:note-class="footnote"><text:note-citation>2006</text:note-citation><text:note-body><text:p text:style-name="Footnote">) 28c <text:span text:style-name="T2">°śrutāṃ] </text:span><text:s text:c="2"/>Ca; °śrutā Na, °śruto Ed</text:p></text:note-body></text:note></text:span></text:p>
      <text:p text:style-name="Standard"><text:span text:style-name="T1">tato devāsuragaṇāḥ saptalokāḥ samānuṣāḥ| <text:s text:c="7"/></text:span><text:span text:style-name="T1"><text:note text:id="ftn2007" text:note-class="footnote"><text:note-citation>2007</text:note-citation><text:note-body><text:p text:style-name="Footnote">) 29b <text:span text:style-name="T2">°lokāḥ samānuṣāḥ] </text:span><text:s text:c="2"/>NaEd; °loÃ—Ã—Ã—nuṣāḥ Ca</text:p></text:note-body></text:note></text:span></text:p>
      <text:p text:style-name="Standard"><text:span text:style-name="T1">vibhaktā vaiṣṇavī pāpmā teṣu sarveṣu devatā||23-29||</text:span></text:p>
      <text:p text:style-name="Standard"><text:span text:style-name="T1">parvateṣv atha vṛkṣeṣu sāgareṣu saritsu ca|</text:span></text:p>
      <text:p text:style-name="Standard"><text:span text:style-name="T1">tato nidrāvaśagataṃ jagatsthāvarajaṅgamam||23-30||</text:span></text:p>
      <text:p text:style-name="Standard"><text:span text:style-name="T1">eṣotpattiś ca nidrāyā yathā vasati tac chṛṇu|</text:span></text:p>
      <text:p text:style-name="Standard"><text:span text:style-name="T1">trīṇi sthānāni yasyā vai śarīreṣu śarīriṇām||23-31||</text:span></text:p>
      <text:p text:style-name="Standard"><text:span text:style-name="T1">śleṣmapittānilasthāne trīṇi pakṣāṇi vāsinaḥ| <text:s text:c="7"/></text:span><text:span text:style-name="T1"><text:note text:id="ftn2008" text:note-class="footnote"><text:note-citation>2008</text:note-citation><text:note-body><text:p text:style-name="Footnote">) 32ab <text:span text:style-name="T2">°nilasthāne trīṇi] </text:span><text:s text:c="2"/>Ed; °nilasthāna trīṇi Na, <text:s text:c="40"/>niÃ—Ã—Ã—Ã—ṇi Ca</text:p></text:note-body></text:note></text:span><text:span text:style-name="T1"><text:s text:c="8"/></text:span><text:span text:style-name="T1"><text:note text:id="ftn2009" text:note-class="footnote"><text:note-citation>2009</text:note-citation><text:note-body><text:p text:style-name="Footnote">) 32b <text:span text:style-name="T2">pakṣāṇi] </text:span><text:s text:c="2"/>Ca; pakṣā ni° NaEd</text:p></text:note-body></text:note></text:span></text:p>
      <text:p text:style-name="Standard"><text:span text:style-name="T1">tamaḥ śleṣmāśrayā nidrā rajonidrā tu vātikā||23-32|| <text:s text:c="7"/></text:span><text:span text:style-name="T1"><text:note text:id="ftn2010" text:note-class="footnote"><text:note-citation>2010</text:note-citation><text:note-body><text:p text:style-name="Footnote">) 32c <text:span text:style-name="T2">tamaḥ] </text:span><text:s text:c="2"/>CaNa; tama° Ed</text:p></text:note-body></text:note></text:span><text:span text:style-name="T1"><text:s text:c="8"/></text:span><text:span text:style-name="T1"><text:note text:id="ftn2011" text:note-class="footnote"><text:note-citation>2011</text:note-citation><text:note-body><text:p text:style-name="Footnote">) 32d <text:span text:style-name="T2">nidrā tu] </text:span><text:s text:c="2"/>CaNa; nidrāti° Ed</text:p></text:note-body></text:note></text:span></text:p>
      <text:p text:style-name="Standard"><text:span text:style-name="T1">pittāśrayāṃ smṛtāṃ nidrāṃ sāttvikāṃ viddhi bhūpate| <text:s text:c="7"/></text:span><text:span text:style-name="T1"><text:note text:id="ftn2012" text:note-class="footnote"><text:note-citation>2012</text:note-citation><text:note-body><text:p text:style-name="Footnote">) 33a <text:span text:style-name="T2">smṛtāṃ] </text:span><text:s text:c="2"/>CaEd; smṛtā Na</text:p></text:note-body></text:note></text:span></text:p>
      <text:p text:style-name="Standard"><text:span text:style-name="T1">ādityaprabhavaṃ tejas tasmin sattvaṃ pratiṣṭhati||23-33|| <text:s text:c="7"/></text:span><text:span text:style-name="T1"><text:note text:id="ftn2013" text:note-class="footnote"><text:note-citation>2013</text:note-citation><text:note-body><text:p text:style-name="Footnote">) 33d <text:span text:style-name="T2">sattvaṃ pratiṣṭhati] </text:span><text:s text:c="2"/>CaNa; sarva pratiṣṭhitaṃ Ed</text:p></text:note-body></text:note></text:span></text:p>
      <text:p text:style-name="Standard"><text:span text:style-name="T1">nidrā divā na bhavati tasmāt sattvaguṇātmikā|</text:span></text:p>
      <text:p text:style-name="Standard"><text:soft-page-break/><text:span text:style-name="T1">yasmāt somodbhavā nidrā tamāṃsi ca rajāṃsi ca||23-34|| <text:s text:c="7"/></text:span><text:span text:style-name="T1"><text:note text:id="ftn2014" text:note-class="footnote"><text:note-citation>2014</text:note-citation><text:note-body><text:p text:style-name="Footnote">) 34c <text:span text:style-name="T2">yasmā°] </text:span><text:s text:c="2"/>CaNa; tasmā° Ed</text:p></text:note-body></text:note></text:span><text:span text:style-name="T1"><text:s text:c="8"/></text:span><text:span text:style-name="T1"><text:note text:id="ftn2015" text:note-class="footnote"><text:note-citation>2015</text:note-citation><text:note-body><text:p text:style-name="Footnote">) 34d <text:span text:style-name="T2">tamāṃsi ca rajāṃsi ca] </text:span><text:s text:c="2"/>NaEd; <text:s text:c="23"/>tamāṃsi ca raÃ—Ã—Ã— Ca</text:p></text:note-body></text:note></text:span></text:p>
      <text:p text:style-name="Standard"><text:span text:style-name="T1">tasmād rātrau bhaven nidrā tāmasī harajātmikā| <text:s text:c="7"/></text:span><text:span text:style-name="T1"><text:note text:id="ftn2016" text:note-class="footnote"><text:note-citation>2016</text:note-citation><text:note-body><text:p text:style-name="Footnote">) 35a <text:span text:style-name="T2">bhaven] </text:span><text:s text:c="2"/>CaEd; bhavan Na</text:p></text:note-body></text:note></text:span></text:p>
      <text:p text:style-name="Standard"><text:span text:style-name="T1">yadā hi sarvāṅgagatau śrotāṃsi pratipadyate||23-35|| <text:s text:c="7"/></text:span><text:span text:style-name="T1"><text:note text:id="ftn2017" text:note-class="footnote"><text:note-citation>2017</text:note-citation><text:note-body><text:p text:style-name="Footnote">) 35c <text:span text:style-name="T2">sarvā°] </text:span><text:s text:c="2"/>NaEd; satvā° Ca</text:p></text:note-body></text:note></text:span></text:p>
      <text:p text:style-name="Standard"><text:span text:style-name="T1">rajas tamaś ca niyatas tadā nidrā pravartate| <text:s text:c="7"/></text:span><text:span text:style-name="T1"><text:note text:id="ftn2018" text:note-class="footnote"><text:note-citation>2018</text:note-citation><text:note-body><text:p text:style-name="Footnote">) 36a <text:span text:style-name="T2">niyatas] </text:span><text:s text:c="2"/>CaNa; niyataṃs Ed</text:p></text:note-body></text:note></text:span></text:p>
      <text:p text:style-name="Standard"><text:span text:style-name="T1">tamasy ūrdhvagataśroto hy akṣipakṣmāsamāśritā||23-36|| <text:s text:c="7"/></text:span><text:span text:style-name="T1"><text:note text:id="ftn2019" text:note-class="footnote"><text:note-citation>2019</text:note-citation><text:note-body><text:p text:style-name="Footnote">) 36c <text:span text:style-name="T2">°gataśroto] </text:span><text:s text:c="2"/>CaNa; °gate śrotro Ed</text:p></text:note-body></text:note></text:span><text:span text:style-name="T1"><text:s text:c="8"/></text:span><text:span text:style-name="T1"><text:note text:id="ftn2020" text:note-class="footnote"><text:note-citation>2020</text:note-citation><text:note-body><text:p text:style-name="Footnote">) 36d <text:span text:style-name="T2">hy akṣi°] </text:span><text:s text:c="2"/>CaNa; hy ākṣi° Ed</text:p></text:note-body></text:note></text:span></text:p>
      <text:p text:style-name="Standard"><text:span text:style-name="T1">tamaḥ pravartate jantos tatas tv akṣnor nimīlanam| <text:s text:c="7"/></text:span><text:span text:style-name="T1"><text:note text:id="ftn2021" text:note-class="footnote"><text:note-citation>2021</text:note-citation><text:note-body><text:p text:style-name="Footnote">) 37ab <text:span text:style-name="T2">jantos tata°] </text:span><text:s text:c="2"/>CaNa; janto tama° Ed</text:p></text:note-body></text:note></text:span><text:span text:style-name="T1"><text:s text:c="8"/></text:span><text:span text:style-name="T1"><text:note text:id="ftn2022" text:note-class="footnote"><text:note-citation>2022</text:note-citation><text:note-body><text:p text:style-name="Footnote">) 37b <text:span text:style-name="T2">tv akṣṇor ni°] </text:span><text:s text:c="2"/>Ca; tv akṣṇo ni° NaEd</text:p></text:note-body></text:note></text:span></text:p>
      <text:p text:style-name="Standard"><text:span text:style-name="T1">nāsākṣikarṇaśrotāṃsi prayujyante kaphena tu||23-37|| <text:s text:c="7"/></text:span><text:span text:style-name="T1"><text:note text:id="ftn2023" text:note-class="footnote"><text:note-citation>2023</text:note-citation><text:note-body><text:p text:style-name="Footnote">) 37c <text:span text:style-name="T2">°śrotāṃsi] </text:span><text:s text:c="2"/>NaEd; śrotāÃ— Ca</text:p></text:note-body></text:note></text:span><text:span text:style-name="T1"><text:s text:c="8"/></text:span><text:span text:style-name="T1"><text:note text:id="ftn2024" text:note-class="footnote"><text:note-citation>2024</text:note-citation><text:note-body><text:p text:style-name="Footnote">) 37d <text:span text:style-name="T2">prayujyante kaphena] </text:span><text:s text:c="2"/>NaEd; Ã—Ã—Ã—Ã—Ã—phena Ca</text:p></text:note-body></text:note></text:span></text:p>
      <text:p text:style-name="Standard"><text:span text:style-name="T1">hṛdayaṃ muhyate cāpi tamasā cāvṛtaṃ manaḥ|</text:span></text:p>
      <text:p text:style-name="Standard"><text:span text:style-name="T1">sparśaṃ na vedayaty eva na śṛṇoti na paśyati||23-38||</text:span></text:p>
      <text:p text:style-name="Standard"><text:span text:style-name="T1">nocchvāsayati nāsābhyāṃ vivṛtākṣimukho naraḥ| <text:s text:c="7"/></text:span><text:span text:style-name="T1"><text:note text:id="ftn2025" text:note-class="footnote"><text:note-citation>2025</text:note-citation><text:note-body><text:p text:style-name="Footnote">) 39b <text:span text:style-name="T2">°mukho naraḥ] </text:span><text:s text:c="2"/>CaNa; °mukhena ca Ed</text:p></text:note-body></text:note></text:span></text:p>
      <text:p text:style-name="Standard"><text:span text:style-name="T1">eṣā nṛṇām antakarī nidrā vai tāmasī smṛtā||23-39|| <text:s text:c="7"/></text:span><text:span text:style-name="T1"><text:note text:id="ftn2026" text:note-class="footnote"><text:note-citation>2026</text:note-citation><text:note-body><text:p text:style-name="Footnote">) 39c <text:span text:style-name="T2">°ntakarī] </text:span><text:s text:c="2"/>NaEd; °nakarī Ca</text:p></text:note-body></text:note></text:span></text:p>
      <text:p text:style-name="Standard"><text:span text:style-name="T1">akarmaṇy apravṛttiś ca mṛtavat svapate kṣitau|</text:span></text:p>
      <text:p text:style-name="Standard"><text:span text:style-name="T1">nidrotpattiṃ vikāraṃ ca kathito 'smi narādhipa| <text:s text:c="7"/></text:span><text:span text:style-name="T1"><text:note text:id="ftn2027" text:note-class="footnote"><text:note-citation>2027</text:note-citation><text:note-body><text:p text:style-name="Footnote">) 40a <text:span text:style-name="T2">°tpattiṃ vikāraṃ ca] </text:span><text:s text:c="2"/>Na; <text:s text:c="21"/>°tpattiṃ vikāraś ca Ed, <text:s text:c="22"/>°tpattiÃ—Ã—Ã—Ã— Ca</text:p></text:note-body></text:note></text:span></text:p>
      <text:p text:style-name="Standard"><text:span text:style-name="T1">tasmān nidrāṃ na seveta tamomohapravardhanīm|| <text:s text:c="7"/></text:span><text:span text:style-name="T1"><text:note text:id="ftn2028" text:note-class="footnote"><text:note-citation>2028</text:note-citation><text:note-body><text:p text:style-name="Footnote">) 40d <text:span text:style-name="T2">°vardhanīm] </text:span><text:s text:c="2"/>Ca; °vardhanī NaEd</text:p></text:note-body></text:note></text:span><text:span text:style-name="T1">&lt;TEXT&gt; </text:span></text:p>
      <text:p text:style-name="Standard"><text:span text:style-name="T1">||iti vṛṣasārasaṃgrahe nidrotpattis trayoviṃśatimo 'dhyāyaḥ||</text:span></text:p>
      <text:p text:style-name="Standard"><text:span text:style-name="T1"><text:s text:c="8"/></text:span><text:span text:style-name="T1"><text:note text:id="ftn2029" text:note-class="footnote"><text:note-citation>2029</text:note-citation><text:note-body><text:p text:style-name="Footnote">) <text:s/>&lt;SKT&gt;Colophon: &lt;/SKT&gt; <text:s/><text:span text:style-name="T2">°viṃśatimo] </text:span><text:s text:c="2"/>CaNa; °viṃśatitamo Ed</text:p></text:note-body></text:note></text:span></text:p>
      <text:p text:style-name="Standard"><text:span text:style-name="T1">*** 24 ***</text:span></text:p>
      <text:p text:style-name="Standard"><text:span text:style-name="T1"><text:s/>24 śāstravarṇanam </text:span></text:p>
      <text:p text:style-name="Standard"><text:span text:style-name="T1">janamejaya uvāca| </text:span></text:p>
      <text:p text:style-name="Standard"><text:span text:style-name="T1">devānāṃ dānavānāṃ ca vaiṣamyāni śrutāni me| <text:s text:c="7"/></text:span><text:span text:style-name="T1"><text:note text:id="ftn2030" text:note-class="footnote"><text:note-citation>2030</text:note-citation><text:note-body><text:p text:style-name="Footnote">) 1b <text:span text:style-name="T2">vaiṣamyāni] </text:span><text:s text:c="2"/><text:span text:style-name="T3">eme. </text:span>&lt;/i&gt;; <text:s/>vaiśamyāni CaEd â€¢ <text:s text:c="16"/><text:span text:style-name="T2">me] </text:span><text:s text:c="2"/>Ca; vai Ed</text:p></text:note-body></text:note></text:span></text:p>
      <text:p text:style-name="Standard"><text:span text:style-name="T1">nidrāsambhavam āścaryaṃ tvatprasādena veditam||24-1|| <text:s text:c="7"/></text:span><text:span text:style-name="T1"><text:note text:id="ftn2031" text:note-class="footnote"><text:note-citation>2031</text:note-citation><text:note-body><text:p text:style-name="Footnote">) 1d <text:span text:style-name="T2">tvatprasādena veditam] </text:span><text:s text:c="2"/>Ed; tvatpra* tam Ca</text:p></text:note-body></text:note></text:span></text:p>
      <text:p text:style-name="Standard"><text:span text:style-name="T1">trailokyavistarāyāmaṃ śrotum icchāmi bho dvija| <text:s text:c="7"/></text:span><text:span text:style-name="T1"><text:note text:id="ftn2032" text:note-class="footnote"><text:note-citation>2032</text:note-citation><text:note-body><text:p text:style-name="Footnote">) 2a <text:span text:style-name="T2">°lokya°] </text:span><text:s text:c="2"/>Ca; °lokyā° Ed</text:p></text:note-body></text:note></text:span><text:span text:style-name="T1"><text:s text:c="8"/></text:span><text:span text:style-name="T1"><text:note text:id="ftn2033" text:note-class="footnote"><text:note-citation>2033</text:note-citation><text:note-body><text:p text:style-name="Footnote">) 2b <text:span text:style-name="T2">bho] </text:span><text:s text:c="2"/>Ca; vai Ed</text:p></text:note-body></text:note></text:span></text:p>
      <text:p text:style-name="Standard"><text:span text:style-name="T1">kasmiṃścin narake jñeyaṃ pātālaṃ ca dvijottama||24-2|| <text:s text:c="7"/></text:span><text:span text:style-name="T1"><text:note text:id="ftn2034" text:note-class="footnote"><text:note-citation>2034</text:note-citation><text:note-body><text:p text:style-name="Footnote">) 2c <text:span text:style-name="T2">kasmiṃścin narake] </text:span><text:s text:c="2"/>Ca; kasmiścin narakaṃ Ed</text:p></text:note-body></text:note></text:span></text:p>
      <text:p text:style-name="Standard"><text:span text:style-name="T1">saptadvīpaṃ samicchāmi saptasāgaram eva ca|</text:span></text:p>
      <text:p text:style-name="Standard"><text:span text:style-name="T1">merumūrdhaṃ ca viprendra devālayaṃ nibodha mām||24-3|| <text:s text:c="7"/></text:span><text:span text:style-name="T1"><text:note text:id="ftn2035" text:note-class="footnote"><text:note-citation>2035</text:note-citation><text:note-body><text:p text:style-name="Footnote">) 3c <text:span text:style-name="T2">°mūrdhaṃ] </text:span><text:s text:c="2"/>Ca; °mūrdhaś Ed</text:p></text:note-body></text:note></text:span><text:span text:style-name="T1"><text:s text:c="8"/></text:span><text:span text:style-name="T1"><text:note text:id="ftn2036" text:note-class="footnote"><text:note-citation>2036</text:note-citation><text:note-body><text:p text:style-name="Footnote">) 3d <text:span text:style-name="T2">devālayaṃ] </text:span><text:s text:c="2"/><text:span text:style-name="T3">corr. </text:span>&lt;/i&gt;; devālaya CaEd</text:p></text:note-body></text:note></text:span></text:p>
      <text:p text:style-name="Standard"><text:span text:style-name="T1">vaiśampāyana uvāca| </text:span></text:p>
      <text:p text:style-name="Standard"><text:span text:style-name="T1">śṛṇu saṃkṣepato rājan trailokyāyāmavistaram| <text:s text:c="7"/></text:span><text:span text:style-name="T1"><text:note text:id="ftn2037" text:note-class="footnote"><text:note-citation>2037</text:note-citation><text:note-body><text:p text:style-name="Footnote">) 4b <text:span text:style-name="T2">°vistaram] </text:span><text:s text:c="2"/>Ed; Ã—Ã—Ã— Ca</text:p></text:note-body></text:note></text:span></text:p>
      <text:p text:style-name="Standard"><text:soft-page-break/><text:span text:style-name="T1">kālāgniḥ prathamo jñeyaḥ sarvādhastān nareśvara||24-4||</text:span></text:p>
      <text:p text:style-name="Standard"><text:span text:style-name="T1">tasyopari nṛpaśreṣtha jñeyā narakakoṭayaḥ|</text:span></text:p>
      <text:p text:style-name="Standard"><text:span text:style-name="T1">rauravādi avīcyantaṃ yātanāsthānam ucyate||24-5||</text:span></text:p>
      <text:p text:style-name="Standard"><text:span text:style-name="T1">upariṣṭāt tu vijñeyāḥ pātālāḥ sapta eva tu| sapta pātālāḥ </text:span></text:p>
      <text:p text:style-name="Standard"><text:span text:style-name="T1">ābhāsatālaḥ prathamaḥ svatālaś ca tataḥ param||24-6|| <text:s text:c="7"/></text:span><text:span text:style-name="T1"><text:note text:id="ftn2038" text:note-class="footnote"><text:note-citation>2038</text:note-citation><text:note-body><text:p text:style-name="Footnote">) 6d <text:span text:style-name="T2">svatālaś] </text:span><text:s text:c="2"/>Ed; svalālañ Ca&lt;corr&gt;ac&lt;/corr&gt;, svatālañ Ca&lt;corr&gt;pc&lt;/corr&gt;</text:p></text:note-body></text:note></text:span></text:p>
      <text:p text:style-name="Standard"><text:span text:style-name="T1">śītalaś ca gabhastiś ca śarkaraś ca śilātalam| <text:s text:c="7"/></text:span><text:span text:style-name="T1"><text:note text:id="ftn2039" text:note-class="footnote"><text:note-citation>2039</text:note-citation><text:note-body><text:p text:style-name="Footnote">) 7b <text:span text:style-name="T2">śarkaraś ca śilātalam] </text:span><text:s text:c="2"/><text:span text:style-name="T3">eme. </text:span>&lt;/i&gt;; Ã—Ã—Ã—Ã—Ã—lātalam Ca, <text:s text:c="40"/>śarkaraś ca śilāvṛtam Ed</text:p></text:note-body></text:note></text:span></text:p>
      <text:p text:style-name="Standard"><text:span text:style-name="T1">saptamaṃ tu mahātālaṃ śeṣanāgakṛtālayaḥ||24-7|| <text:s text:c="7"/></text:span><text:span text:style-name="T1"><text:note text:id="ftn2040" text:note-class="footnote"><text:note-citation>2040</text:note-citation><text:note-body><text:p text:style-name="Footnote">) 7c <text:span text:style-name="T2">saptamaṃ] </text:span><text:s text:c="2"/>Ca; saptamas Ed</text:p></text:note-body></text:note></text:span></text:p>
      <text:p text:style-name="Standard"><text:span text:style-name="T1">baliś ca daityarājendro rākṣasaś ca viśaṃkhaṇaḥ| <text:s text:c="7"/></text:span><text:span text:style-name="T1"><text:note text:id="ftn2041" text:note-class="footnote"><text:note-citation>2041</text:note-citation><text:note-body><text:p text:style-name="Footnote">) 8b <text:span text:style-name="T2">viśaṃkhaṇaḥ] </text:span><text:s text:c="2"/>Ed; visaṃśanaḥ Ca</text:p></text:note-body></text:note></text:span></text:p>
      <text:p text:style-name="Standard"><text:span text:style-name="T1">ity evam ādayas sarve nāgadānavarākṣasāḥ||24-8|| sapta dvīpāḥ </text:span></text:p>
      <text:p text:style-name="Standard"><text:span text:style-name="T1">sapta dvīpās tato jñeyāḥ saptasāgarasaṃvṛtāḥ|</text:span></text:p>
      <text:p text:style-name="Standard"><text:span text:style-name="T1">priyavratasya putro 'bhūd daśarājaparākramaḥ||24-9|| <text:s text:c="8"/></text:span><text:span text:style-name="T1"><text:note text:id="ftn2042" text:note-class="footnote"><text:note-citation>2042</text:note-citation><text:note-body><text:p text:style-name="Footnote">) 9 <text:span text:style-name="T3">omitted in </text:span>Ed</text:p></text:note-body></text:note></text:span></text:p>
      <text:p text:style-name="Standard"><text:span text:style-name="T1">agninvraścāgnivā <text:s text:c="8"/>dhātithir vasuḥ| <text:s text:c="7"/></text:span><text:span text:style-name="T1"><text:note text:id="ftn2043" text:note-class="footnote"><text:note-citation>2043</text:note-citation><text:note-body><text:p text:style-name="Footnote">) 10ab <text:span text:style-name="T3">omitted in </text:span>Ed</text:p></text:note-body></text:note></text:span></text:p>
      <text:p text:style-name="Standard"><text:span text:style-name="T1">jyotismān dyutimān havyaḥ savanaḥ patra eva ca||24-10||</text:span></text:p>
      <text:p text:style-name="Standard"><text:span text:style-name="T1">agnibāhuś ca medhā ca patraś caiva trayo janāḥ|</text:span></text:p>
      <text:p text:style-name="Standard"><text:span text:style-name="T1">saṃsārabhayabhītena mokṣamārgasamāśritāḥ||24-11|| <text:s text:c="7"/></text:span><text:span text:style-name="T1"><text:note text:id="ftn2044" text:note-class="footnote"><text:note-citation>2044</text:note-citation><text:note-body><text:p text:style-name="Footnote">) 11d <text:span text:style-name="T2">°mārga°] </text:span><text:s text:c="2"/>Ed; °mārgaṃ Ca</text:p></text:note-body></text:note></text:span></text:p>
      <text:p text:style-name="Standard"><text:span text:style-name="T1">agnindhaṃ prathamadvīpe abhyaṣiñcan priyavrataḥ| <text:s text:c="7"/></text:span><text:span text:style-name="T1"><text:note text:id="ftn2045" text:note-class="footnote"><text:note-citation>2045</text:note-citation><text:note-body><text:p text:style-name="Footnote">) 12a <text:span text:style-name="T2">agnindhaṃ] </text:span><text:s text:c="2"/>Ed; agnindhraṃ Ca â€¢ <text:s text:c="16"/><text:span text:style-name="T2">prathama°] </text:span><text:s text:c="2"/>Ed; prathamaṃ Ca</text:p></text:note-body></text:note></text:span><text:span text:style-name="T1"><text:s text:c="8"/></text:span><text:span text:style-name="T1"><text:note text:id="ftn2046" text:note-class="footnote"><text:note-citation>2046</text:note-citation><text:note-body><text:p text:style-name="Footnote">) 12b <text:span text:style-name="T2">abhyaṣiñcan] </text:span><text:s text:c="2"/>Ca; abhyaṣiñcata Ed</text:p></text:note-body></text:note></text:span></text:p>
      <text:p text:style-name="Standard"><text:span text:style-name="T1">plakṣadvīpeśvaraṃ cakre nāmnā medhātithiṃ tathā||24-12||</text:span></text:p>
      <text:p text:style-name="Standard"><text:span text:style-name="T1">vasuṃ ca śālālī dvīpe abhiṣikto mahīpatiḥ| <text:s text:c="7"/></text:span><text:span text:style-name="T1"><text:note text:id="ftn2047" text:note-class="footnote"><text:note-citation>2047</text:note-citation><text:note-body><text:p text:style-name="Footnote">) 13a <text:span text:style-name="T2">vasuṃ ca śālālī] </text:span><text:s text:c="2"/>Ed; Ã—Ã—Ã—Ã—Ã—Ã— Ca</text:p></text:note-body></text:note></text:span></text:p>
      <text:p text:style-name="Standard"><text:span text:style-name="T1">jyotismantaṃ kuśadvīpe rājānam abhiṣecayet||24-13||</text:span></text:p>
      <text:p text:style-name="Standard"><text:span text:style-name="T1">krauñcadvīpeśvaraṃ cakre dyutimantaṃ nareśvara| <text:s text:c="7"/></text:span><text:span text:style-name="T1"><text:note text:id="ftn2048" text:note-class="footnote"><text:note-citation>2048</text:note-citation><text:note-body><text:p text:style-name="Footnote">) 14b <text:span text:style-name="T2">nareśvara] </text:span><text:s text:c="2"/>Ca; nareśvaraḥ Ed</text:p></text:note-body></text:note></text:span></text:p>
      <text:p text:style-name="Standard"><text:span text:style-name="T1">śākadvīpeśvaraṃ havyaṃ puṣkare savana smṛtaḥ||24-14||</text:span></text:p>
      <text:p text:style-name="Standard"><text:span text:style-name="T1">madhye puṣkaradvīpasya parvato mānasottaraḥ|</text:span></text:p>
      <text:p text:style-name="Standard"><text:span text:style-name="T1">lokapālāḥ sthitās tatra caturbhiś caturo diśaḥ||24-15|| <text:s text:c="7"/></text:span><text:span text:style-name="T1"><text:note text:id="ftn2049" text:note-class="footnote"><text:note-citation>2049</text:note-citation><text:note-body><text:p text:style-name="Footnote">) 15d <text:span text:style-name="T2">caturo diśaḥ] </text:span><text:s text:c="2"/>Ed; Ã—Ã—Ã—Ã—Ã— Ca</text:p></text:note-body></text:note></text:span></text:p>
      <text:p text:style-name="Standard"><text:span text:style-name="T1">mahāvītaḥ smṛto varṣo dhātakī ca narādhipa| <text:s text:c="7"/></text:span><text:span text:style-name="T1"><text:note text:id="ftn2050" text:note-class="footnote"><text:note-citation>2050</text:note-citation><text:note-body><text:p text:style-name="Footnote">) 16a <text:span text:style-name="T2">mahāvītaḥ] </text:span><text:s text:c="2"/>Ca; mahānītaḥ Ed</text:p></text:note-body></text:note></text:span></text:p>
      <text:p text:style-name="Standard"><text:span text:style-name="T1">tasya bāhyaḥ samudro 'bhūt svādūdaka iti smṛtaḥ|</text:span></text:p>
      <text:p text:style-name="Standard"><text:span text:style-name="T1">catuṣaṣṭi smṛto loko yojanānāṃ narādhipa|| <text:s text:c="7"/></text:span><text:span text:style-name="T1"><text:note text:id="ftn2051" text:note-class="footnote"><text:note-citation>2051</text:note-citation><text:note-body><text:p text:style-name="Footnote">) 16 <text:span text:style-name="T3">omitted in </text:span>Ed</text:p></text:note-body></text:note></text:span></text:p>
      <text:p text:style-name="Standard"><text:span text:style-name="T1">puṣkaradvīpam antaś ca kṣīrodo nāma sāgaraḥ||</text:span></text:p>
      <text:p text:style-name="Standard"><text:span text:style-name="T1">dvātriṃśallakṣavistāraḥ śākadvīpavahavṛṇaḥ| <text:s text:c="7"/></text:span><text:span text:style-name="T1"><text:note text:id="ftn2052" text:note-class="footnote"><text:note-citation>2052</text:note-citation><text:note-body><text:p text:style-name="Footnote">) 17a <text:span text:style-name="T2">°vistāraḥ] </text:span><text:s text:c="2"/>Ca; °vistāraiḥ Ed</text:p></text:note-body></text:note></text:span><text:span text:style-name="T1"><text:s text:c="8"/></text:span><text:span text:style-name="T1"><text:note text:id="ftn2053" text:note-class="footnote"><text:note-citation>2053</text:note-citation><text:note-body><text:p text:style-name="Footnote">) 17b <text:span text:style-name="T2">°vṛṇaḥ] </text:span><text:s text:c="2"/>Ca; °vṛṇe Ed</text:p></text:note-body></text:note></text:span></text:p>
      <text:p text:style-name="Standard"><text:span text:style-name="T1">jaladaś ca kumāraś ca sukumāramaṇīcakaḥ|| <text:s text:c="7"/></text:span><text:span text:style-name="T1"><text:note text:id="ftn2054" text:note-class="footnote"><text:note-citation>2054</text:note-citation><text:note-body><text:p text:style-name="Footnote">) 17cd <text:span text:style-name="T2">kumāraś ca sukumāramaṇīcakaḥ] </text:span><text:s text:c="2"/>Ed; <text:s text:c="26"/>kumā*Ã—Ã—Ã—Ã—**ṇīcakaḥ Ca</text:p></text:note-body></text:note></text:span></text:p>
      <text:p text:style-name="Standard"><text:span text:style-name="T1">kusumottaramodaś ca saptamaṃ ca mahādrumam|| <text:s text:c="7"/></text:span><text:span text:style-name="T1"><text:note text:id="ftn2055" text:note-class="footnote"><text:note-citation>2055</text:note-citation><text:note-body><text:p text:style-name="Footnote">) 18d <text:span text:style-name="T2">saptamaṃ] </text:span><text:s text:c="2"/>Ca; saptamaś Ed</text:p></text:note-body></text:note></text:span></text:p>
      <text:p text:style-name="Standard"><text:span text:style-name="T1">havyaputrāḥ smṛtāḥ sapta varṣanāma tathā smṛtaḥ|</text:span></text:p>
      <text:p text:style-name="Standard"><text:soft-page-break/><text:span text:style-name="T1">dvīpāntaṃ dadhimaṇḍādi kṣīrodārdhaṃ vinirdiśet|| <text:s text:c="7"/></text:span><text:span text:style-name="T1"><text:note text:id="ftn2056" text:note-class="footnote"><text:note-citation>2056</text:note-citation><text:note-body><text:p text:style-name="Footnote">) 18d <text:span text:style-name="T2">vinirdiśet] </text:span><text:s text:c="2"/>Ca; nirdiśet Ed</text:p></text:note-body></text:note></text:span></text:p>
      <text:p text:style-name="Standard"><text:span text:style-name="T1">krauñcadvīpasamudrānte sapta varṣās tu te smṛtāḥ| <text:s text:c="7"/></text:span><text:span text:style-name="T1"><text:note text:id="ftn2057" text:note-class="footnote"><text:note-citation>2057</text:note-citation><text:note-body><text:p text:style-name="Footnote">) 19a <text:span text:style-name="T2">°dvīpa°] </text:span><text:s text:c="2"/>Ca; °dvīpe Ed</text:p></text:note-body></text:note></text:span><text:span text:style-name="T1"><text:s text:c="8"/></text:span><text:span text:style-name="T1"><text:note text:id="ftn2058" text:note-class="footnote"><text:note-citation>2058</text:note-citation><text:note-body><text:p text:style-name="Footnote">) 19b <text:span text:style-name="T2">varṣās] </text:span><text:s text:c="2"/>Ca; varṣan Ed</text:p></text:note-body></text:note></text:span></text:p>
      <text:p text:style-name="Standard"><text:span text:style-name="T1">kuśalomnonugaś coṣṇaḥ yavanaś cāndhakārakaḥ||24-19|| <text:s text:c="7"/></text:span><text:span text:style-name="T1"><text:note text:id="ftn2059" text:note-class="footnote"><text:note-citation>2059</text:note-citation><text:note-body><text:p text:style-name="Footnote">) 19c <text:span text:style-name="T2">kuśalomnonugaś coṣṇaḥ] </text:span><text:s text:c="2"/>Ed; <text:s text:c="15"/>kuśalo manonugaś coṣṇaḥ Ca</text:p></text:note-body></text:note></text:span><text:span text:style-name="T1"><text:s text:c="8"/></text:span><text:span text:style-name="T1"><text:note text:id="ftn2060" text:note-class="footnote"><text:note-citation>2060</text:note-citation><text:note-body><text:p text:style-name="Footnote">) 19d <text:span text:style-name="T2">yavanaś cāndhakārakaḥ] </text:span><text:s text:c="2"/>Ed; <text:s text:c="16"/>yāvanaś cā*Ã—Ã—Ã— Ca</text:p></text:note-body></text:note></text:span></text:p>
      <text:p text:style-name="Standard"><text:span text:style-name="T1">muniś ca dundubhiś caiva sutādyutimatas tu vai| <text:s text:c="7"/></text:span><text:span text:style-name="T1"><text:note text:id="ftn2061" text:note-class="footnote"><text:note-citation>2061</text:note-citation><text:note-body><text:p text:style-name="Footnote">) 20b <text:span text:style-name="T2">sutādyutimatas] </text:span><text:s text:c="2"/>Ca; sutadyutimanas Ed</text:p></text:note-body></text:note></text:span></text:p>
      <text:p text:style-name="Standard"><text:span text:style-name="T1">dadhyardhe dhṛtamaṇḍodaḥ kuśadvīpaḥ samāvṛtaḥ||24-20||</text:span></text:p>
      <text:p text:style-name="Standard"><text:span text:style-name="T1">tatrāpi saptavarṣaṃ ca nāmataḥ śṛṇu bhārata| <text:s text:c="7"/></text:span><text:span text:style-name="T1"><text:note text:id="ftn2062" text:note-class="footnote"><text:note-citation>2062</text:note-citation><text:note-body><text:p text:style-name="Footnote">) 21a <text:span text:style-name="T2">°varṣe] </text:span><text:s text:c="2"/>Ca; °varṣaṃ Ed</text:p></text:note-body></text:note></text:span></text:p>
      <text:p text:style-name="Standard"><text:span text:style-name="T1">udbhimāndheṇumāś caiva svairannālambano dhṛtiḥ||24-21|| <text:s text:c="7"/></text:span><text:span text:style-name="T1"><text:note text:id="ftn2063" text:note-class="footnote"><text:note-citation>2063</text:note-citation><text:note-body><text:p text:style-name="Footnote">) 21c <text:span text:style-name="T2">°ṇumāś] </text:span><text:s text:c="2"/>Ca; °nusāś Ed</text:p></text:note-body></text:note></text:span><text:span text:style-name="T1"><text:s text:c="8"/></text:span><text:span text:style-name="T1"><text:note text:id="ftn2064" text:note-class="footnote"><text:note-citation>2064</text:note-citation><text:note-body><text:p text:style-name="Footnote">) 21d <text:span text:style-name="T2">svaira°] </text:span><text:s text:c="2"/>Ca; svairā° Ed</text:p></text:note-body></text:note></text:span></text:p>
      <text:p text:style-name="Standard"><text:span text:style-name="T1">ṣaṣṭaḥ prabhākaraś caiva kapilaḥ saptamaḥ smṛtaḥ|</text:span></text:p>
      <text:p text:style-name="Standard"><text:span text:style-name="T1">ghṛtamaṇḍotadardhena tasyāntemadirodadhiḥ||24-22|| <text:s text:c="7"/></text:span><text:span text:style-name="T1"><text:note text:id="ftn2065" text:note-class="footnote"><text:note-citation>2065</text:note-citation><text:note-body><text:p text:style-name="Footnote">) 22c <text:span text:style-name="T2">°tadardhena] </text:span><text:s text:c="2"/>Ca; °tardhena Ed</text:p></text:note-body></text:note></text:span><text:span text:style-name="T1"><text:s text:c="8"/></text:span><text:span text:style-name="T1"><text:note text:id="ftn2066" text:note-class="footnote"><text:note-citation>2066</text:note-citation><text:note-body><text:p text:style-name="Footnote">) 22d <text:span text:style-name="T2">tasyāntemadiro°] </text:span><text:s text:c="2"/>Ed; <text:s text:c="23"/>taÃ—Ã—Ã—diro° Ca</text:p></text:note-body></text:note></text:span></text:p>
      <text:p text:style-name="Standard"><text:span text:style-name="T1">samantāc chālmalīdvīpo varṣāḥ saptaiva kīrtitāḥ| <text:s text:c="7"/></text:span><text:span text:style-name="T1"><text:note text:id="ftn2067" text:note-class="footnote"><text:note-citation>2067</text:note-citation><text:note-body><text:p text:style-name="Footnote">) 23b <text:span text:style-name="T2">varṣāḥ] </text:span><text:s text:c="2"/>Ed; varṣoḥ Ca</text:p></text:note-body></text:note></text:span></text:p>
      <text:p text:style-name="Standard"><text:span text:style-name="T1">śvetaś ca haritaś caiva jīmūto rohitas tathā||24-23|| <text:s text:c="7"/></text:span><text:span text:style-name="T1"><text:note text:id="ftn2068" text:note-class="footnote"><text:note-citation>2068</text:note-citation><text:note-body><text:p text:style-name="Footnote">) 23d <text:span text:style-name="T2">rohitas] </text:span><text:s text:c="2"/>Ca; lohitas Ed</text:p></text:note-body></text:note></text:span></text:p>
      <text:p text:style-name="Standard"><text:span text:style-name="T1">vaidyuto mānasaś caiva suprabhaḥ saptamaḥ smṛtaḥ|</text:span></text:p>
      <text:p text:style-name="Standard"><text:span text:style-name="T1">madirodadhito 'rdhena jñeyas tvikṣurasodadhiḥ||24-24|| <text:s text:c="7"/></text:span><text:span text:style-name="T1"><text:note text:id="ftn2069" text:note-class="footnote"><text:note-citation>2069</text:note-citation><text:note-body><text:p text:style-name="Footnote">) 24c <text:span text:style-name="T2">dadhito] </text:span><text:s text:c="2"/>Ca; °dadhino Ed</text:p></text:note-body></text:note></text:span><text:span text:style-name="T1"><text:s text:c="8"/></text:span><text:span text:style-name="T1"><text:note text:id="ftn2070" text:note-class="footnote"><text:note-citation>2070</text:note-citation><text:note-body><text:p text:style-name="Footnote">) 24d <text:span text:style-name="T2">jñeyas] </text:span><text:s text:c="2"/>Ca; jñeya Ed</text:p></text:note-body></text:note></text:span></text:p>
      <text:p text:style-name="Standard"><text:span text:style-name="T1">plakṣadvīpo vṛtas tena saptavarṣasamanvitaḥ|</text:span></text:p>
      <text:p text:style-name="Standard"><text:span text:style-name="T1">śāntaś ca śiśiraś caiva sukhadānanda eva ca||24-25|| <text:s text:c="7"/></text:span><text:span text:style-name="T1"><text:note text:id="ftn2071" text:note-class="footnote"><text:note-citation>2071</text:note-citation><text:note-body><text:p text:style-name="Footnote">) 25c <text:span text:style-name="T2">śāntaś ca śiśiraś] </text:span><text:s text:c="2"/>Ed; Ã—Ã—Ã—Ã—Ã—raś Ca</text:p></text:note-body></text:note></text:span></text:p>
      <text:p text:style-name="Standard"><text:span text:style-name="T1">śivakṣemo dhruvaś caiva saptamedhātitheḥ sutāḥ| <text:s text:c="7"/></text:span><text:span text:style-name="T1"><text:note text:id="ftn2072" text:note-class="footnote"><text:note-citation>2072</text:note-citation><text:note-body><text:p text:style-name="Footnote">) 26a <text:span text:style-name="T2">śiva°] </text:span><text:s text:c="2"/>Ca; śivaśiva° Ed</text:p></text:note-body></text:note></text:span></text:p>
      <text:p text:style-name="Standard"><text:span text:style-name="T1">lavaṇodas tu tasyānte jambūdvīpasamāvṛtaḥ||24-26|| <text:s text:c="7"/></text:span><text:span text:style-name="T1"><text:note text:id="ftn2073" text:note-class="footnote"><text:note-citation>2073</text:note-citation><text:note-body><text:p text:style-name="Footnote">) 26c <text:span text:style-name="T2">°das tu tasyānte] </text:span><text:s text:c="2"/>Ca; °dadhisyānte Ed</text:p></text:note-body></text:note></text:span><text:span text:style-name="T1"><text:s text:c="8"/></text:span><text:span text:style-name="T1"><text:note text:id="ftn2074" text:note-class="footnote"><text:note-citation>2074</text:note-citation><text:note-body><text:p text:style-name="Footnote">) 26d <text:span text:style-name="T2">°dvīpa°] </text:span><text:s text:c="2"/>Ca; °dvīpā° Ed</text:p></text:note-body></text:note></text:span></text:p>
      <text:p text:style-name="Standard"><text:span text:style-name="T1">lakṣayojanavistāra upadvīpasamanvitaḥ| <text:s text:c="7"/></text:span><text:span text:style-name="T1"><text:note text:id="ftn2075" text:note-class="footnote"><text:note-citation>2075</text:note-citation><text:note-body><text:p text:style-name="Footnote">) 27a <text:span text:style-name="T2">°vistāra] </text:span><text:s text:c="2"/>Ca; °vistāro Ed</text:p></text:note-body></text:note></text:span><text:span text:style-name="T1"><text:s text:c="8"/></text:span><text:span text:style-name="T1"><text:note text:id="ftn2076" text:note-class="footnote"><text:note-citation>2076</text:note-citation><text:note-body><text:p text:style-name="Footnote">) 27b <text:span text:style-name="T2">°dvīpa°] </text:span><text:s text:c="2"/>Ca; °dvipa° Ed</text:p></text:note-body></text:note></text:span></text:p>
      <text:p text:style-name="Standard"><text:span text:style-name="T1">aṅgadvīpo yavadvīpo malayadvīpa eva ca||24-27||</text:span></text:p>
      <text:p text:style-name="Standard"><text:span text:style-name="T1">śaṅkhadvīpakamudvīpo varāhadvīpa eva ca|</text:span></text:p>
      <text:p text:style-name="Standard"><text:span text:style-name="T1">siṃhabarhiṇadvīpaṃ ca padmacakras tathaiva ca||24-28||</text:span></text:p>
      <text:p text:style-name="Standard"><text:span text:style-name="T1">vajraratnākaradvīpo haṃsakaḥ kumudas tathā|</text:span></text:p>
      <text:p text:style-name="Standard"><text:span text:style-name="T1">lāṅgalo vṛṣadvīpaś ca dvīpo bhadrākaras tathā||24-29||</text:span></text:p>
      <text:p text:style-name="Standard"><text:span text:style-name="T1">candradvīpaś ca sindhuś ca nandanadvīpa eva ca|</text:span></text:p>
      <text:p text:style-name="Standard"><text:span text:style-name="T1">upadvīpasahasrāṇi evamādīni kīrtitam||24-30||</text:span></text:p>
      <text:p text:style-name="Standard"><text:span text:style-name="T1">agnīndho navavarṣeṣu navaputrān abhiṣiñcayat|</text:span></text:p>
      <text:p text:style-name="Standard"><text:span text:style-name="T1">nābhiḥ kiṃpuruṣaś caiva harivarṣa ilāvṛtaḥ||24-31||</text:span></text:p>
      <text:p text:style-name="Standard"><text:span text:style-name="T1">atrāpi navabhedo 'bhūd bhāratātmajasambhavaḥ|</text:span></text:p>
      <text:p text:style-name="Standard"><text:span text:style-name="T1">indradvīpakaśeruś ca tāmravarṇo gabhastimān||24-32||</text:span></text:p>
      <text:p text:style-name="Standard"><text:span text:style-name="T1">nāgadvīpas tathā saumyo gandharvaś cātha vāruṇaḥ|</text:span></text:p>
      <text:p text:style-name="Standard"><text:span text:style-name="T1">ayaṃ ca navamo dvīpaḥ kumārīdvīpasaṃjñitaḥ||24-33||</text:span></text:p>
      <text:p text:style-name="Standard"><text:soft-page-break/><text:span text:style-name="T1">dakṣiṇe hemakūṭasya varṣaḥ kiṃpuruṣaḥ smṛtaḥ|</text:span></text:p>
      <text:p text:style-name="Standard"><text:span text:style-name="T1">niṣadho dakṣiṇapārśve harivarṣa iti smṛtaḥ||24-34||</text:span></text:p>
      <text:p text:style-name="Standard"><text:span text:style-name="T1">merumūle tu rājendra jñeyo varṣa ilāvṛtaḥ|</text:span></text:p>
      <text:p text:style-name="Standard"><text:span text:style-name="T1">uttaraṇeṇa (uttareṇa?) tu nīlasya varṣa ramyaka ucyate||24-35||</text:span></text:p>
      <text:p text:style-name="Standard"><text:span text:style-name="T1">śveta-uttarato jñeyo varṣaramyahiraṇmayaḥ|</text:span></text:p>
      <text:p text:style-name="Standard"><text:span text:style-name="T1">tasya uttarato jñeyas triśṛṅgavaraparvataḥ||24-36||</text:span></text:p>
      <text:p text:style-name="Standard"><text:span text:style-name="T1">tasya cottarapārśve tu varṣaḥ kuruvale smṛtaḥ|</text:span></text:p>
      <text:p text:style-name="Standard"><text:span text:style-name="T1">pūrvaṃ bhadrāśvato jñeyaḥ ketumālas tu paścime||24-37||</text:span></text:p>
      <text:p text:style-name="Standard"><text:span text:style-name="T1">himaṃvān hemakūṭaś ca niṣadho nīla eva ca|</text:span></text:p>
      <text:p text:style-name="Standard"><text:span text:style-name="T1">śvetaś ca śṛṅgavantaś ca ṣaḍ ete varṣaparvatāḥ||24-38||</text:span></text:p>
      <text:p text:style-name="Standard"><text:span text:style-name="T1">aśītinavatīlakṣaḥ - varṣaparvatam āyatam|</text:span></text:p>
      <text:p text:style-name="Standard"><text:span text:style-name="T1">himavān hemakūṭaś ca niṣadhaś ceti dakṣiṇa||24-39||</text:span></text:p>
      <text:p text:style-name="Standard"><text:span text:style-name="T1">śvetaś caivatriśṛṅgaś ca nīlaś caiva tathottare|</text:span></text:p>
      <text:p text:style-name="Standard"><text:span text:style-name="T1">niṣadho nīlamadhye tu meruḥ śailamanoramaḥ||24-40||</text:span></text:p>
      <text:p text:style-name="Standard"><text:span text:style-name="T1">praviṣṭaṣoḍaśādhas tāṃ caturāśītim ucchṛtaḥ|</text:span></text:p>
      <text:p text:style-name="Standard"><text:span text:style-name="T1">yojanānāṃ sahasrāṇi dvātriṃśad ūrdha ! vistṛtaḥ||24-41||</text:span></text:p>
      <text:p text:style-name="Standard"><text:span text:style-name="T1">brahmāmanovatī nāma pureva satimadhyame|</text:span></text:p>
      <text:p text:style-name="Standard"><text:span text:style-name="T1">devarājo 'marāvatyām agnis tejovatī pure||24-42||</text:span></text:p>
      <text:p text:style-name="Standard"><text:span text:style-name="T1">yamaḥ saṃyamanī nāma nityaṃ vasati bhūpate|</text:span></text:p>
      <text:p text:style-name="Standard"><text:span text:style-name="T1">naiṛtir vasati nityaṃ ramye śuddhavatī pure||24-43||</text:span></text:p>
      <text:p text:style-name="Standard"><text:span text:style-name="T1">varuṇo bhogavatyāṃ tu vāyor gandhavatī purī|</text:span></text:p>
      <text:p text:style-name="Standard"><text:span text:style-name="T1">mahodayāpurī ramyā somasyālayaraṃ smṛtam||24-44||</text:span></text:p>
      <text:p text:style-name="Standard"><text:span text:style-name="T1">yaśovatī purī ramyānnityam āste triśūlinaḥ|</text:span></text:p>
      <text:p text:style-name="Standard"><text:span text:style-name="T1">tatragaṅgā catuḥbhinnā nipatantī mahītale||24-45||</text:span></text:p>
      <text:p text:style-name="Standard"><text:span text:style-name="T1">uttare paścime caiva pūrvadakṣiṇatas tathā|</text:span></text:p>
      <text:p text:style-name="Standard"><text:span text:style-name="T1">pūrvaṃ gaṅgā sravatyāccālakānandā ca dakṣiṇe||24-46||</text:span></text:p>
      <text:p text:style-name="Standard"><text:span text:style-name="T1">śītā paścimagā gaṅgā bhadrasomā tathottare|</text:span></text:p>
      <text:p text:style-name="Standard"><text:span text:style-name="T1">ṣaṣṭiyojanasāhasraṃ nirālambā nipatya ca||24-47||</text:span></text:p>
      <text:p text:style-name="Standard"><text:span text:style-name="T1">bhadrāśvaṃ plāvayitvā tu vanāny upavanāni ca|</text:span></text:p>
      <text:p text:style-name="Standard"><text:span text:style-name="T1">droṇasthalī girīṇāṃ ca atikramyārṇavaṃ gatā||24-48||</text:span></text:p>
      <text:p text:style-name="Standard"><text:span text:style-name="T1">tathaivālakanandā ca gatāśailenanimnagā|</text:span></text:p>
      <text:p text:style-name="Standard"><text:span text:style-name="T1">gaṅgā bhāratavarṣaṃ ca praviṣṭālavaṇo dadhim||24-49||</text:span></text:p>
      <text:p text:style-name="Standard"><text:span text:style-name="T1">plāvayitvā sthalīn sarvān mānuṣākaluṣāpahā|</text:span></text:p>
      <text:p text:style-name="Standard"><text:span text:style-name="T1">paścimena gatāgaṅgā sītānāmā ca bhārataḥ||24-50||</text:span></text:p>
      <text:p text:style-name="Standard"><text:span text:style-name="T1">plāvayet ketumālāṃ ca kṣetraśaivavanasthalīm|</text:span></text:p>
      <text:p text:style-name="Standard"><text:span text:style-name="T1">atikramyārṇavagatā sthalīdroṇī ca nimnagā||24-51||</text:span></text:p>
      <text:p text:style-name="Standard"><text:span text:style-name="T1">bhadrasomanadīty evaṃ plāvayitvottaraṃ kurun|</text:span></text:p>
      <text:p text:style-name="Standard"><text:span text:style-name="T1">sthalī prasravaṇadroṇīm atikramyārṇavaṃ gatā||24-52||</text:span></text:p>
      <text:p text:style-name="Standard"><text:span text:style-name="T1">mero vai dakṣiṇe pārśve jambūvṛkṣaḥ sanātanaḥ|</text:span></text:p>
      <text:p text:style-name="Standard"><text:span text:style-name="T1">tena nāmāṅkito rājan jambūdvīpa iti śrutam||24-53||</text:span></text:p>
      <text:p text:style-name="Standard"><text:span text:style-name="T1">koṭīṣoḍaśabhiś caiva ayutāni trayodaśa|</text:span></text:p>
      <text:p text:style-name="Standard"><text:span text:style-name="T1">adhordhayāma rājendra kṣityāvaraṇam antataḥ||24-54||</text:span></text:p>
      <text:p text:style-name="Standard"><text:span text:style-name="T1">navalakṣādhikaṃ rājan pañcakoṭī mahī smṛtā|</text:span></text:p>
      <text:p text:style-name="Standard"><text:span text:style-name="T1">yojanānāṃ tu vijñeyaḥ pṛthivyāyām avistarāt||24-55||</text:span></text:p>
      <text:p text:style-name="Standard"><text:span text:style-name="T1">svādūdakasya ca bahir lokāloko mahāgiriḥ|</text:span></text:p>
      <text:p text:style-name="Standard"><text:span text:style-name="T1">kañcanidviguṇābhūmi tasmād giribahi smṛtaḥ||24-56||</text:span></text:p>
      <text:p text:style-name="Standard"><text:span text:style-name="T1">tasmād bāhyaḥ samudro bhūd garbhādeti samudrarāṭ|</text:span></text:p>
      <text:p text:style-name="Standard"><text:span text:style-name="T1">aṣṭāviṃśatikaṃ lakṣaṃ śatalakṣāṇi vistaram||24-57||</text:span></text:p>
      <text:p text:style-name="Standard"><text:span text:style-name="T1">etad bhūrlokavistāro hy ata ūrdhvabhuvaḥ smṛtaḥ|</text:span></text:p>
      <text:p text:style-name="Standard"><text:span text:style-name="T1">svarlokāsyapareṇaiva maharlokam ataḥ param||24-58||</text:span></text:p>
      <text:p text:style-name="Standard"><text:span text:style-name="T1">janalokas tapaḥ satyaṃ kramaśaḥ parikīrtitam|</text:span></text:p>
      <text:p text:style-name="Standard"><text:span text:style-name="T1">brahmalokaḥ smṛtaḥ satyaṃ viṣṇulokam ataḥ param||24-59||</text:span></text:p>
      <text:p text:style-name="Standard"><text:soft-page-break/><text:span text:style-name="T1">tasmāt pareṇa bodhavyaṃ divyadhyānapuraṃ mahat|</text:span></text:p>
      <text:p text:style-name="Standard"><text:span text:style-name="T1">sahasrabhaumaprāsādaṃ vaidūryamaṇitoraṇam||24-60||</text:span></text:p>
      <text:p text:style-name="Standard"><text:span text:style-name="T1">nānāratnavicitrāṇi nānābhūtagaṇākulam|</text:span></text:p>
      <text:p text:style-name="Standard"><text:span text:style-name="T1">sarvakāmasamṛddhāni pūrṇaṃ tatra manoharaiḥ||24-61||</text:span></text:p>
      <text:p text:style-name="Standard"><text:span text:style-name="T1">tatra siṃhādane divye sarvaratnavibhūṣite|</text:span></text:p>
      <text:p text:style-name="Standard"><text:span text:style-name="T1">tatrāste bhagavān rudraḥ somāṅkitajaṭādharaḥ||24-62||</text:span></text:p>
      <text:p text:style-name="Standard"><text:span text:style-name="T1">tryakṣatribhuvanaśreṣṭas triśūlī tridaśādhipaḥ|</text:span></text:p>
      <text:p text:style-name="Standard"><text:span text:style-name="T1">devyā saha mahābhāgo gaṇaiś ca parivāritaḥ||24-63||</text:span></text:p>
      <text:p text:style-name="Standard"><text:span text:style-name="T1">skandanandipurogaś ca gaṇakoṭiśatākulaḥ|</text:span></text:p>
      <text:p text:style-name="Standard"><text:span text:style-name="T1">anekarudrakanyābhirūpiṇībhir alaṅkitaḥ||24-64|| <text:s text:c="7"/></text:span><text:span text:style-name="T1"><text:note text:id="ftn2077" text:note-class="footnote"><text:note-citation>2077</text:note-citation><text:note-body><text:p text:style-name="Footnote">) 64c <text:span text:style-name="T2">°kanyābhi°] </text:span><text:s text:c="2"/><text:span text:style-name="T3">corr. </text:span>&lt;/i&gt;; °kanyabhi° Ed</text:p></text:note-body></text:note></text:span></text:p>
      <text:p text:style-name="Standard"><text:span text:style-name="T1">tatra puṇyanadī sapta sarvapāpāpanodanī|</text:span></text:p>
      <text:p text:style-name="Standard"><text:span text:style-name="T1">suvarṇavālukādivyā ratnapāṣāṇaśobhitā||24-65||</text:span></text:p>
      <text:p text:style-name="Standard"><text:span text:style-name="T1">pāvanī ca vareṇyā ca varārhāvaradā varā|</text:span></text:p>
      <text:p text:style-name="Standard"><text:span text:style-name="T1">vareśāvarabhadrā ca suprasannā jalāśivā||24-66||</text:span></text:p>
      <text:p text:style-name="Standard"><text:span text:style-name="T1">anekakusumārāmā ratnapuṣpaphaladrumāḥ|</text:span></text:p>
      <text:p text:style-name="Standard"><text:span text:style-name="T1">anekaratnaprākārā yojanāyutam ucchritāḥ||24-67||</text:span></text:p>
      <text:p text:style-name="Standard"><text:span text:style-name="T1">ahiṃsāsatyaniratāḥ kāmakrodhavivarjitāḥ|</text:span></text:p>
      <text:p text:style-name="Standard"><text:span text:style-name="T1">dhyānayogaratānityaṃ tatra modanti te narāḥ||24-68|| </text:span></text:p>
      <text:p text:style-name="Standard"><text:span text:style-name="T1">tatra gomātaras sarvā nivasanti yatavratāḥ|</text:span></text:p>
      <text:p text:style-name="Standard"><text:span text:style-name="T1">golokaḥ śivalokaś ca eka eva vidhīyate||24-69||</text:span></text:p>
      <text:p text:style-name="Standard"><text:span text:style-name="T1">tasmād ūrdhaṃ paraṃ jñeyaṃ sthānatrayam anuttamam|</text:span></text:p>
      <text:p text:style-name="Standard"><text:span text:style-name="T1">kandagaurī maheśānaṃ nityaśuddhaṃ paraṃ śivam||24-70||</text:span></text:p>
      <text:p text:style-name="Standard"><text:span text:style-name="T1">dinakṛt koṭisaṅkāsam anopamyaṃ sanātanam|</text:span></text:p>
      <text:p text:style-name="Standard"><text:span text:style-name="T1">ādityāda ! śivāntaś ca dvistheṇordhvakramaiḥ mṛstaḥ (smṛtaḥ)||24-71||</text:span></text:p>
      <text:p text:style-name="P1"/>
      <text:p text:style-name="Standard"><text:span text:style-name="T1">abhyantare tat kathito 'dya sāraṃ <text:s text:c="7"/></text:span><text:span text:style-name="T1"><text:note text:id="ftn2078" text:note-class="footnote"><text:note-citation>2078</text:note-citation><text:note-body><text:p text:style-name="Footnote">) 72a <text:span text:style-name="T2">abhyantare tat ka°] </text:span><text:s text:c="2"/>Ca; atyantaretka° Ed</text:p></text:note-body></text:note></text:span></text:p>
      <text:p text:style-name="Standard"><text:span text:style-name="T1"><text:s text:c="2"/></text:span></text:p>
      <text:p text:style-name="Standard"><text:span text:style-name="T1">kim anya rājan kathayāmi sāram|</text:span></text:p>
      <text:p text:style-name="Standard"><text:span text:style-name="T1">jñānārṇavaṃ kīrtita dharmasāram <text:s text:c="7"/></text:span><text:span text:style-name="T1"><text:note text:id="ftn2079" text:note-class="footnote"><text:note-citation>2079</text:note-citation><text:note-body><text:p text:style-name="Footnote">) 72c <text:span text:style-name="T2">jñānārṇavaṃ kīrtita dharmasāram] </text:span><text:s text:c="2"/>Ed; <text:s text:c="15"/>jñānārṇṇaṅkīrtiÃ—Ã—Ã—Ã—Ã— Ca</text:p></text:note-body></text:note></text:span></text:p>
      <text:p text:style-name="Standard"><text:span text:style-name="T1"><text:s text:c="3"/></text:span></text:p>
      <text:p text:style-name="Standard"><text:span text:style-name="T1">purāṇavedopaniṣatsusāram||24-72||</text:span></text:p>
      <text:p text:style-name="P1"/>
      <text:p text:style-name="P1"/>
      <text:p text:style-name="Standard"><text:span text:style-name="T1">yathā hi rājā parivāramadhye <text:s text:c="7"/></text:span><text:span text:style-name="T1"><text:note text:id="ftn2080" text:note-class="footnote"><text:note-citation>2080</text:note-citation><text:note-body><text:p text:style-name="Footnote">) 73a <text:span text:style-name="T2">°vāra°] </text:span><text:s text:c="2"/>Ca; °cāra° Ed</text:p></text:note-body></text:note></text:span></text:p>
      <text:p text:style-name="Standard"><text:span text:style-name="T1"><text:s text:c="2"/></text:span></text:p>
      <text:p text:style-name="Standard"><text:span text:style-name="T1">yathāntavartī bahivartin eva| <text:s text:c="7"/></text:span><text:span text:style-name="T1"><text:note text:id="ftn2081" text:note-class="footnote"><text:note-citation>2081</text:note-citation><text:note-body><text:p text:style-name="Footnote">) 73b <text:span text:style-name="T2">yathāntava°] </text:span><text:s text:c="2"/>Ed; yathāntarvva Ca â€¢ <text:s text:c="16"/><text:span text:style-name="T2">°vartin eva] </text:span><text:s text:c="2"/>Ed; varttineva Ca</text:p></text:note-body></text:note></text:span></text:p>
      <text:p text:style-name="Standard"><text:span text:style-name="T1">bhuñjanti bhogān satatāntavartī <text:s text:c="7"/></text:span><text:span text:style-name="T1"><text:note text:id="ftn2082" text:note-class="footnote"><text:note-citation>2082</text:note-citation><text:note-body><text:p text:style-name="Footnote">) 73c <text:span text:style-name="T2">bhuñjanti bhogān] </text:span><text:s text:c="2"/>Ed; bhuñja Ã—Ã—Ã— Ca</text:p></text:note-body></text:note></text:span></text:p>
      <text:p text:style-name="Standard"><text:span text:style-name="T1"><text:s text:c="3"/></text:span></text:p>
      <text:p text:style-name="Standard"><text:span text:style-name="T1">kleśādhikaṃ nitya bahiḥsthitānām||24-73||</text:span></text:p>
      <text:p text:style-name="P1"/>
      <text:p text:style-name="P1"/>
      <text:p text:style-name="Standard"><text:span text:style-name="T1">yathaiva rājā kariṇo ntardantam <text:s text:c="7"/></text:span><text:span text:style-name="T1"><text:note text:id="ftn2083" text:note-class="footnote"><text:note-citation>2083</text:note-citation><text:note-body><text:p text:style-name="Footnote">) 74a <text:span text:style-name="T2">kariṇo ntardantam] </text:span><text:s text:c="2"/>Ca; kariṇāntadantadattam Ed</text:p></text:note-body></text:note></text:span></text:p>
      <text:p text:style-name="Standard"><text:span text:style-name="T1"><text:s text:c="2"/></text:span></text:p>
      <text:p text:style-name="Standard"><text:soft-page-break/><text:span text:style-name="T1">bhuñjanti bhogān satataṃ narendra| <text:s text:c="7"/></text:span><text:span text:style-name="T1"><text:note text:id="ftn2084" text:note-class="footnote"><text:note-citation>2084</text:note-citation><text:note-body><text:p text:style-name="Footnote">) 74b <text:span text:style-name="T2">bhuñjanti] </text:span><text:s text:c="2"/>Ed; bhujanti Ca</text:p></text:note-body></text:note></text:span></text:p>
      <text:p text:style-name="Standard"><text:span text:style-name="T1">yudhyeta rājā bahirdantabhogair <text:s text:c="7"/></text:span><text:span text:style-name="T1"><text:note text:id="ftn2085" text:note-class="footnote"><text:note-citation>2085</text:note-citation><text:note-body><text:p text:style-name="Footnote">) 74c <text:span text:style-name="T2">bahirdantabhogair] </text:span><text:s text:c="2"/>Ca; bahidattabhogair Ed</text:p></text:note-body></text:note></text:span></text:p>
      <text:p text:style-name="Standard"><text:span text:style-name="T1"><text:s text:c="3"/></text:span></text:p>
      <text:p text:style-name="Standard"><text:span text:style-name="T1">yadantare paśya samānajātam||24-74||</text:span></text:p>
      <text:p text:style-name="Standard"><text:span text:style-name="T1"><text:s text:c="8"/></text:span><text:span text:style-name="T1"><text:note text:id="ftn2086" text:note-class="footnote"><text:note-citation>2086</text:note-citation><text:note-body><text:p text:style-name="Footnote">) 74d <text:span text:style-name="T2">yadantare paśya samānajātam] </text:span><text:s text:c="2"/>Ed; yadantare Ã—Ã—Ã—Ã—najātam Ca</text:p></text:note-body></text:note></text:span></text:p>
      <text:p text:style-name="P1"/>
      <text:p text:style-name="Standard"><text:span text:style-name="T1">na dānatulyaṃ tv abhayapradasya</text:span></text:p>
      <text:p text:style-name="Standard"><text:span text:style-name="T1"><text:s text:c="2"/></text:span></text:p>
      <text:p text:style-name="Standard"><text:span text:style-name="T1">na yajñatulyaṃ jita-indriyasya|</text:span></text:p>
      <text:p text:style-name="Standard"><text:span text:style-name="T1">na cārthatulyaṃ jitakāminaś ca <text:s text:c="7"/></text:span><text:span text:style-name="T1"><text:note text:id="ftn2087" text:note-class="footnote"><text:note-citation>2087</text:note-citation><text:note-body><text:p text:style-name="Footnote">) 75c <text:span text:style-name="T2">°kāminaś ca] </text:span><text:s text:c="2"/>Ed; kāminaÃ—Ã— Ca</text:p></text:note-body></text:note></text:span></text:p>
      <text:p text:style-name="Standard"><text:span text:style-name="T1"><text:s text:c="3"/></text:span></text:p>
      <text:p text:style-name="Standard"><text:span text:style-name="T1">na dharmatulyaṃ damakāmitasya||24-75||</text:span></text:p>
      <text:p text:style-name="Standard"><text:span text:style-name="T1"><text:s text:c="8"/></text:span><text:span text:style-name="T1"><text:note text:id="ftn2088" text:note-class="footnote"><text:note-citation>2088</text:note-citation><text:note-body><text:p text:style-name="Footnote">) 75d <text:span text:style-name="T2">na dharmatulyaṃ] </text:span><text:s text:c="2"/>Ed; Ã—Ã—Ã—Ã—Ã— Ca â€¢ <text:s text:c="16"/><text:span text:style-name="T2">kāmitasya] </text:span><text:s text:c="2"/>Ca; kāminasya Ed</text:p></text:note-body></text:note></text:span><text:span text:style-name="T1"><text:s/></text:span></text:p>
      <text:p text:style-name="P1"/>
      <text:p text:style-name="Standard"><text:span text:style-name="T1">bahvantaraṃ naiva hi dharmayoś ca</text:span></text:p>
      <text:p text:style-name="Standard"><text:span text:style-name="T1"><text:s text:c="2"/></text:span></text:p>
      <text:p text:style-name="Standard"><text:span text:style-name="T1">kleśādhikaṃ bāhyaphalālpasāram|</text:span></text:p>
      <text:p text:style-name="Standard"><text:span text:style-name="T1">yad atra dharmaṃ phalanaiṣṭhikasya</text:span></text:p>
      <text:p text:style-name="Standard"><text:span text:style-name="T1"><text:s text:c="3"/></text:span></text:p>
      <text:p text:style-name="Standard"><text:span text:style-name="T1">na tulyakoṭī śatayājināpi||24-76||</text:span></text:p>
      <text:p text:style-name="P1"/>
      <text:p text:style-name="P1"/>
      <text:p text:style-name="Standard"><text:span text:style-name="T1">etat pavitraṃ paramaṃ sadharmam</text:span></text:p>
      <text:p text:style-name="Standard"><text:span text:style-name="T1"><text:s text:c="2"/></text:span></text:p>
      <text:p text:style-name="Standard"><text:span text:style-name="T1">purā yathoktaṃ parameśvareṇa|</text:span></text:p>
      <text:p text:style-name="Standard"><text:span text:style-name="T1">mayāpi tulyaṃ kathitaṃ yathāvat</text:span></text:p>
      <text:p text:style-name="Standard"><text:span text:style-name="T1"><text:s text:c="3"/></text:span></text:p>
      <text:p text:style-name="Standard"><text:span text:style-name="T1">purāṇavedopaniṣatsusāram||24-77||</text:span></text:p>
      <text:p text:style-name="P1"/>
      <text:p text:style-name="P1"/>
      <text:p text:style-name="Standard"><text:span text:style-name="T1">sadojasaubhāgyam atīva medhā</text:span></text:p>
      <text:p text:style-name="Standard"><text:span text:style-name="T1"><text:s text:c="2"/></text:span></text:p>
      <text:p text:style-name="Standard"><text:span text:style-name="T1">nirutsukaḥ saumyam anuttamaṃ ca|</text:span></text:p>
      <text:p text:style-name="Standard"><text:span text:style-name="T1">suputrapautraṃ na vichinnagotram</text:span></text:p>
      <text:p text:style-name="Standard"><text:span text:style-name="T1"><text:s text:c="3"/></text:span></text:p>
      <text:p text:style-name="Standard"><text:span text:style-name="T1">bhavanti vidyādharalokapūjyam||24-78||</text:span></text:p>
      <text:p text:style-name="P1"/>
      <text:p text:style-name="P1"/>
      <text:p text:style-name="Standard"><text:span text:style-name="T1">yaśaśriyaṃ kīrtir atīva tejo</text:span></text:p>
      <text:p text:style-name="Standard"><text:span text:style-name="T1"><text:s text:c="2"/></text:span></text:p>
      <text:p text:style-name="Standard"><text:span text:style-name="T1">janapriyo dhānyadhanāyuvṛddhiḥ|</text:span></text:p>
      <text:p text:style-name="Standard"><text:span text:style-name="T1">prabodhaprajñārujadharmavṛddhim</text:span></text:p>
      <text:p text:style-name="Standard"><text:span text:style-name="T1"><text:s text:c="3"/></text:span></text:p>
      <text:p text:style-name="Standard"><text:span text:style-name="T1">bhavanti te śāstrasadābhiyogī||24-79||</text:span></text:p>
      <text:p text:style-name="P1"/>
      <text:p text:style-name="P1"/>
      <text:p text:style-name="Standard"><text:soft-page-break/><text:span text:style-name="T1">yaśasvinī āryasuvarṇaśṛṅgī</text:span></text:p>
      <text:p text:style-name="Standard"><text:span text:style-name="T1"><text:s text:c="2"/></text:span></text:p>
      <text:p text:style-name="Standard"><text:span text:style-name="T1">vedāntavipradvijagāyaneṣu|</text:span></text:p>
      <text:p text:style-name="Standard"><text:span text:style-name="T1">dattvā phalaṃ tīrtham anuttameṣu</text:span></text:p>
      <text:p text:style-name="Standard"><text:span text:style-name="T1"><text:s text:c="3"/></text:span></text:p>
      <text:p text:style-name="Standard"><text:span text:style-name="T1">śṛṇvanti ye tasya bhavet sapuṇyam||24-80||</text:span></text:p>
      <text:p text:style-name="P1"/>
      <text:p text:style-name="P1"/>
      <text:p text:style-name="Standard"><text:span text:style-name="T1">daśādhikaṃ vā ca catuś ca puṇyam</text:span></text:p>
      <text:p text:style-name="Standard"><text:span text:style-name="T1"><text:s text:c="2"/></text:span></text:p>
      <text:p text:style-name="Standard"><text:span text:style-name="T1">śatādhikaṃ yaḥ paṭhitaprabhāte|</text:span></text:p>
      <text:p text:style-name="Standard"><text:span text:style-name="T1">sahasraśaḥ pustakṛtasya puṇyam</text:span></text:p>
      <text:p text:style-name="Standard"><text:span text:style-name="T1"><text:s text:c="3"/></text:span></text:p>
      <text:p text:style-name="Standard"><text:span text:style-name="T1">paro 'bhyaste kīrtaya te yutāni||24-81||</text:span></text:p>
      <text:p text:style-name="P1"/>
      <text:p text:style-name="P1"/>
      <text:p text:style-name="Standard"><text:span text:style-name="T1">adhītya yasyoragataṃ suśāstram</text:span></text:p>
      <text:p text:style-name="Standard"><text:span text:style-name="T1"><text:s text:c="2"/></text:span></text:p>
      <text:p text:style-name="Standard"><text:span text:style-name="T1">samastamadhyāyam anukramena|</text:span></text:p>
      <text:p text:style-name="Standard"><text:span text:style-name="T1">daśāyutāṅgo dadatuś ca puṇyam</text:span></text:p>
      <text:p text:style-name="Standard"><text:span text:style-name="T1"><text:s text:c="3"/></text:span></text:p>
      <text:p text:style-name="Standard"><text:span text:style-name="T1">labhaty asaṃdigdhayathādinaikaṃ||24-82||</text:span></text:p>
      <text:p text:style-name="P1"/>
      <text:p text:style-name="P1"/>
      <text:p text:style-name="Standard"><text:span text:style-name="T1">yenedaṃ śāstrasāram avikalamanasā yo 'bhyaseta prayatnāt <text:s text:c="7"/></text:span><text:span text:style-name="T1"><text:note text:id="ftn2089" text:note-class="footnote"><text:note-citation>2089</text:note-citation><text:note-body><text:p text:style-name="Footnote">) 83a <text:span text:style-name="T2">bhyaseta pra°] </text:span><text:s text:c="2"/>Ed; bhyaset tatpra° Ca</text:p></text:note-body></text:note></text:span></text:p>
      <text:p text:style-name="Standard"><text:span text:style-name="T1"><text:s text:c="2"/></text:span></text:p>
      <text:p text:style-name="Standard"><text:span text:style-name="T1">vyakto 'sau siddhayogī bhavati ca niyataṃ yas tu cittaprasannaḥ| <text:s text:c="7"/></text:span><text:span text:style-name="T1"><text:note text:id="ftn2090" text:note-class="footnote"><text:note-citation>2090</text:note-citation><text:note-body><text:p text:style-name="Footnote">) 83b <text:span text:style-name="T2">sau] </text:span><text:s text:c="2"/>Ed; so Ca</text:p></text:note-body></text:note></text:span></text:p>
      <text:p text:style-name="Standard"><text:span text:style-name="T1">pitryaṃ yo gītapūrvaṃ pratidinaśataśo urddhi yante ca sarve <text:s text:c="7"/></text:span><text:span text:style-name="T1"><text:note text:id="ftn2091" text:note-class="footnote"><text:note-citation>2091</text:note-citation><text:note-body><text:p text:style-name="Footnote">) 83c <text:span text:style-name="T2">pitryaṃ yo gītapūrvaṃ] </text:span><text:s text:c="2"/>Ca; nitya yo dhītayota pūrvvaṃ Ed â€¢ <text:s text:c="16"/><text:span text:style-name="T2">°dinaśataśo urddhi yante ca sarve] </text:span><text:s text:c="2"/>Ed; dinaÃ—Ã—Ã—Ã—Ã—Ã—Ã—Ã—Ã—Ã— Ca</text:p></text:note-body></text:note></text:span></text:p>
      <text:p text:style-name="Standard"><text:span text:style-name="T1"><text:s text:c="3"/></text:span></text:p>
      <text:p text:style-name="Standard"><text:span text:style-name="T1">ātmānaṃ nirvikalpaṃ śivapadam asamaṃ prāpnuvantīha sarve||24-83||</text:span></text:p>
      <text:p text:style-name="Standard"><text:span text:style-name="T1">&lt;TEXT&gt; </text:span></text:p>
      <text:p text:style-name="Standard"><text:span text:style-name="T1">||iti vṛṣasārasaṃgrahe śāstravarṇanā nāma caturviṃśatitamo 'dhyāyaḥ||</text:span></text:p>
      <text:p text:style-name="Standard"><text:span text:style-name="T1"><text:s text:c="8"/></text:span><text:span text:style-name="T1"><text:note text:id="ftn2092" text:note-class="footnote"><text:note-citation>2092</text:note-citation><text:note-body><text:p text:style-name="Footnote">) <text:s/>&lt;SKT&gt;Colophon:&lt;/SKT&gt; <text:s/><text:span text:style-name="T2">°varṇanā] </text:span><text:s text:c="2"/>Ca; °varṇano Ed â€¢ <text:s text:c="19"/><text:span text:style-name="T2">dhyāyaḥ] </text:span><text:s text:c="2"/>Ed; dhyāyaḥ samāptaḥ Ca</text:p></text:note-body></text:note></text:span><text:span text:style-name="T1">&lt;TEXT&gt; </text:span></text:p>
      <text:p text:style-name="Standard"><text:span text:style-name="T1">||vṛṣasārasaṃgrahaḥ samāpta iti||</text:span></text:p>
      <text:p text:style-name="Standard"><text:span text:style-name="T1"><text:s text:c="8"/></text:span><text:span text:style-name="T1"><text:note text:id="ftn2093" text:note-class="footnote"><text:note-citation>2093</text:note-citation><text:note-body><text:p text:style-name="Footnote">) <text:s/><text:span text:style-name="T2">vṛṣasārasaṃgrahaḥ samāpta iti] </text:span><text:s text:c="2"/>Ca; <text:span text:style-name="T3">omitted in </text:span>Ed</text:p></text:note-body></text:no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0" style:font-name="Liberation Serif" fo:font-family="'Liberation Serif'" style:font-family-generic="roman" style:font-pitch="variable" fo:font-size="12pt" style:letter-kerning="true" style:font-name-asian="Lohit Devanagari" style:font-family-asian="'Lohit Devanagari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style:language-complex="en" style:country-complex="GB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Lohit Devanagari" style:font-family-asian="'Lohit Devanagari'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15%"/>
      <style:text-properties style:font-name-asian="Lohit Devanagari" style:font-family-asian="'Lohit Devanagari'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/>
      <style:text-properties fo:font-size="12pt" fo:font-style="italic" style:font-name-asian="Lohit Devanagari" style:font-family-asian="'Lohit Devanagari'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Lohit Devanagari" style:font-family-asian="'Lohit Devanagari'" style:font-family-generic-asian="system" style:font-pitch-asian="variable"/>
    </style:style>
    <style:style style:name="Footnote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aba Kiss</meta:initial-creator>
    <meta:creation-date>2020-04-28T15:14:00</meta:creation-date>
    <meta:document-statistic meta:table-count="0" meta:image-count="0" meta:object-count="0" meta:page-count="132" meta:paragraph-count="5935" meta:word-count="39662" meta:character-count="317016" meta:non-whitespace-character-count="244687"/>
    <meta:generator>LibreOffice/6.0.7.3$Linux_X86_64 LibreOffice_project/00m0$Build-3</meta:generator>
  </office:meta>
</office:document-meta>
</file>